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613cm"/>
    </style:style>
    <style:style style:name="co2" style:family="table-column">
      <style:table-column-properties fo:break-before="auto" style:column-width="2.875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Feuille1" table:style-name="ta1">
        <table:table-column table:style-name="co1" table:default-cell-style-name="ce1"/>
        <table:table-column table:style-name="co2" table:number-columns-repeated="1023" table:default-cell-style-name="ce1"/>
        <table:table-row table:style-name="ro1">
          <table:table-cell table:style-name="Default" office:value-type="string">
            <text:p>Mesure effectuée le 31/03/2014 à 15:07</text:p>
          </table:table-cell>
          <table:table-cell table:number-columns-repeated="1023"/>
        </table:table-row>
        <table:table-row table:style-name="ro2">
          <table:table-cell table:style-name="Default" office:value-type="string">
            <text:p>exl 116</text:p>
          </table:table-cell>
          <table:table-cell table:number-columns-repeated="1023"/>
        </table:table-row>
        <table:table-row table:style-name="ro1">
          <table:table-cell table:style-name="Default" office:value-type="string">
            <text:p>Vitesse 0.1mm/s</text:p>
          </table:table-cell>
          <table:table-cell table:number-columns-repeated="1023"/>
        </table:table-row>
        <table:table-row table:style-name="ro1">
          <table:table-cell table:style-name="Default" office:value-type="string">
            <text:p>Section 0.9mm2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office:value-type="string">
            <text:p>gain force</text:p>
          </table:table-cell>
          <table:table-cell office:value-type="string">
            <text:p>gain longi</text:p>
          </table:table-cell>
          <table:table-cell office:value-type="string">
            <text:p>fact <text:s/>J longi</text:p>
          </table:table-cell>
          <table:table-cell office:value-type="string">
            <text:p>gain J trans</text:p>
          </table:table-cell>
          <table:table-cell office:value-type="string">
            <text:p>fact <text:s/>J trans <text:s/></text:p>
          </table:table-cell>
          <table:table-cell office:value-type="string">
            <text:p>section mm² </text:p>
          </table:table-cell>
          <table:table-cell table:number-columns-repeated="1018"/>
        </table:table-row>
        <table:table-row table:style-name="ro1">
          <table:table-cell office:value-type="float" office:value="0.011">
            <text:p>0,011</text:p>
          </table:table-cell>
          <table:table-cell office:value-type="float" office:value="0.1">
            <text:p>0,1</text:p>
          </table:table-cell>
          <table:table-cell office:value-type="float" office:value="2.09">
            <text:p>2,09</text:p>
          </table:table-cell>
          <table:table-cell office:value-type="float" office:value="0.1">
            <text:p>0,1</text:p>
          </table:table-cell>
          <table:table-cell office:value-type="float" office:value="2.09">
            <text:p>2,09</text:p>
          </table:table-cell>
          <table:table-cell office:value-type="float" office:value="0.9">
            <text:p>0,9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contrainte MPa <text:s/></text:p>
          </table:table-cell>
          <table:table-cell office:value-type="string">
            <text:p>def longi</text:p>
          </table:table-cell>
          <table:table-cell office:value-type="string">
            <text:p>def trans </text:p>
          </table:table-cell>
          <table:table-cell office:value-type="string">
            <text:p>Force en kN</text:p>
          </table:table-cell>
          <table:table-cell office:value-type="string">
            <text:p>Position</text:p>
          </table:table-cell>
          <table:table-cell table:number-columns-repeated="1019"/>
        </table:table-row>
        <table:table-row table:style-name="ro1">
          <table:table-cell office:value-type="float" office:value="27.06743">
            <text:p>27,06743</text:p>
          </table:table-cell>
          <table:table-cell office:value-type="float" office:value="-0.003235">
            <text:p>-0,003235</text:p>
          </table:table-cell>
          <table:table-cell office:value-type="float" office:value="-0.0032">
            <text:p>-0,0032</text:p>
          </table:table-cell>
          <table:table-cell office:value-type="float" office:value="0.024361">
            <text:p>0,024361</text:p>
          </table:table-cell>
          <table:table-cell office:value-type="float" office:value="-0.002647">
            <text:p>-0,002647</text:p>
          </table:table-cell>
          <table:table-cell table:number-columns-repeated="1019"/>
        </table:table-row>
        <table:table-row table:style-name="ro1">
          <table:table-cell office:value-type="float" office:value="27.06743">
            <text:p>27,06743</text:p>
          </table:table-cell>
          <table:table-cell office:value-type="float" office:value="-0.003235">
            <text:p>-0,003235</text:p>
          </table:table-cell>
          <table:table-cell office:value-type="float" office:value="-0.0032">
            <text:p>-0,0032</text:p>
          </table:table-cell>
          <table:table-cell office:value-type="float" office:value="0.024361">
            <text:p>0,024361</text:p>
          </table:table-cell>
          <table:table-cell office:value-type="float" office:value="-0.002647">
            <text:p>-0,002647</text:p>
          </table:table-cell>
          <table:table-cell table:number-columns-repeated="1019"/>
        </table:table-row>
        <table:table-row table:style-name="ro1">
          <table:table-cell office:value-type="float" office:value="27.06743">
            <text:p>27,06743</text:p>
          </table:table-cell>
          <table:table-cell office:value-type="float" office:value="-0.003232">
            <text:p>-0,003232</text:p>
          </table:table-cell>
          <table:table-cell office:value-type="float" office:value="-0.003203">
            <text:p>-0,003203</text:p>
          </table:table-cell>
          <table:table-cell office:value-type="float" office:value="0.024361">
            <text:p>0,024361</text:p>
          </table:table-cell>
          <table:table-cell office:value-type="float" office:value="-0.002647">
            <text:p>-0,002647</text:p>
          </table:table-cell>
          <table:table-cell table:number-columns-repeated="1019"/>
        </table:table-row>
        <table:table-row table:style-name="ro1">
          <table:table-cell office:value-type="float" office:value="27.06743">
            <text:p>27,06743</text:p>
          </table:table-cell>
          <table:table-cell office:value-type="float" office:value="-0.003232">
            <text:p>-0,003232</text:p>
          </table:table-cell>
          <table:table-cell office:value-type="float" office:value="-0.003203">
            <text:p>-0,003203</text:p>
          </table:table-cell>
          <table:table-cell office:value-type="float" office:value="0.024361">
            <text:p>0,024361</text:p>
          </table:table-cell>
          <table:table-cell office:value-type="float" office:value="-0.002647">
            <text:p>-0,002647</text:p>
          </table:table-cell>
          <table:table-cell table:number-columns-repeated="1019"/>
        </table:table-row>
        <table:table-row table:style-name="ro1">
          <table:table-cell office:value-type="float" office:value="25.679358">
            <text:p>25,679358</text:p>
          </table:table-cell>
          <table:table-cell office:value-type="float" office:value="-0.003237">
            <text:p>-0,003237</text:p>
          </table:table-cell>
          <table:table-cell office:value-type="float" office:value="-0.003202">
            <text:p>-0,003202</text:p>
          </table:table-cell>
          <table:table-cell office:value-type="float" office:value="0.023111">
            <text:p>0,023111</text:p>
          </table:table-cell>
          <table:table-cell office:value-type="float" office:value="-0.002647">
            <text:p>-0,002647</text:p>
          </table:table-cell>
          <table:table-cell table:number-columns-repeated="1019"/>
        </table:table-row>
        <table:table-row table:style-name="ro1">
          <table:table-cell office:value-type="float" office:value="25.679358">
            <text:p>25,679358</text:p>
          </table:table-cell>
          <table:table-cell office:value-type="float" office:value="-0.003236">
            <text:p>-0,003236</text:p>
          </table:table-cell>
          <table:table-cell office:value-type="float" office:value="-0.003202">
            <text:p>-0,003202</text:p>
          </table:table-cell>
          <table:table-cell office:value-type="float" office:value="0.023111">
            <text:p>0,023111</text:p>
          </table:table-cell>
          <table:table-cell office:value-type="float" office:value="-0.002647">
            <text:p>-0,002647</text:p>
          </table:table-cell>
          <table:table-cell table:number-columns-repeated="1019"/>
        </table:table-row>
        <table:table-row table:style-name="ro1">
          <table:table-cell office:value-type="float" office:value="27.761467">
            <text:p>27,761467</text:p>
          </table:table-cell>
          <table:table-cell office:value-type="float" office:value="-0.003235">
            <text:p>-0,003235</text:p>
          </table:table-cell>
          <table:table-cell office:value-type="float" office:value="-0.003202">
            <text:p>-0,003202</text:p>
          </table:table-cell>
          <table:table-cell office:value-type="float" office:value="0.024985">
            <text:p>0,024985</text:p>
          </table:table-cell>
          <table:table-cell office:value-type="float" office:value="-0.002647">
            <text:p>-0,002647</text:p>
          </table:table-cell>
          <table:table-cell table:number-columns-repeated="1019"/>
        </table:table-row>
        <table:table-row table:style-name="ro1">
          <table:table-cell office:value-type="float" office:value="27.761467">
            <text:p>27,761467</text:p>
          </table:table-cell>
          <table:table-cell office:value-type="float" office:value="-0.003236">
            <text:p>-0,003236</text:p>
          </table:table-cell>
          <table:table-cell office:value-type="float" office:value="-0.003202">
            <text:p>-0,003202</text:p>
          </table:table-cell>
          <table:table-cell office:value-type="float" office:value="0.024985">
            <text:p>0,024985</text:p>
          </table:table-cell>
          <table:table-cell office:value-type="float" office:value="-0.002647">
            <text:p>-0,002647</text:p>
          </table:table-cell>
          <table:table-cell table:number-columns-repeated="1019"/>
        </table:table-row>
        <table:table-row table:style-name="ro1">
          <table:table-cell office:value-type="float" office:value="27.06743">
            <text:p>27,06743</text:p>
          </table:table-cell>
          <table:table-cell office:value-type="float" office:value="-0.003236">
            <text:p>-0,003236</text:p>
          </table:table-cell>
          <table:table-cell office:value-type="float" office:value="-0.003198">
            <text:p>-0,003198</text:p>
          </table:table-cell>
          <table:table-cell office:value-type="float" office:value="0.024361">
            <text:p>0,024361</text:p>
          </table:table-cell>
          <table:table-cell office:value-type="float" office:value="-0.002647">
            <text:p>-0,002647</text:p>
          </table:table-cell>
          <table:table-cell table:number-columns-repeated="1019"/>
        </table:table-row>
        <table:table-row table:style-name="ro1">
          <table:table-cell office:value-type="float" office:value="27.06743">
            <text:p>27,06743</text:p>
          </table:table-cell>
          <table:table-cell office:value-type="float" office:value="-0.003235">
            <text:p>-0,003235</text:p>
          </table:table-cell>
          <table:table-cell office:value-type="float" office:value="-0.0032">
            <text:p>-0,0032</text:p>
          </table:table-cell>
          <table:table-cell office:value-type="float" office:value="0.024361">
            <text:p>0,024361</text:p>
          </table:table-cell>
          <table:table-cell office:value-type="float" office:value="-0.002647">
            <text:p>-0,002647</text:p>
          </table:table-cell>
          <table:table-cell table:number-columns-repeated="1019"/>
        </table:table-row>
        <table:table-row table:style-name="ro1">
          <table:table-cell office:value-type="float" office:value="27.761467">
            <text:p>27,761467</text:p>
          </table:table-cell>
          <table:table-cell office:value-type="float" office:value="-0.003235">
            <text:p>-0,003235</text:p>
          </table:table-cell>
          <table:table-cell office:value-type="float" office:value="-0.003202">
            <text:p>-0,003202</text:p>
          </table:table-cell>
          <table:table-cell office:value-type="float" office:value="0.024985">
            <text:p>0,024985</text:p>
          </table:table-cell>
          <table:table-cell office:value-type="float" office:value="-0.002647">
            <text:p>-0,002647</text:p>
          </table:table-cell>
          <table:table-cell table:number-columns-repeated="1019"/>
        </table:table-row>
        <table:table-row table:style-name="ro1">
          <table:table-cell office:value-type="float" office:value="27.761467">
            <text:p>27,761467</text:p>
          </table:table-cell>
          <table:table-cell office:value-type="float" office:value="-0.003235">
            <text:p>-0,003235</text:p>
          </table:table-cell>
          <table:table-cell office:value-type="float" office:value="-0.003201">
            <text:p>-0,003201</text:p>
          </table:table-cell>
          <table:table-cell office:value-type="float" office:value="0.024985">
            <text:p>0,024985</text:p>
          </table:table-cell>
          <table:table-cell office:value-type="float" office:value="-0.002647">
            <text:p>-0,002647</text:p>
          </table:table-cell>
          <table:table-cell table:number-columns-repeated="1019"/>
        </table:table-row>
        <table:table-row table:style-name="ro1">
          <table:table-cell office:value-type="float" office:value="28.455505">
            <text:p>28,455505</text:p>
          </table:table-cell>
          <table:table-cell office:value-type="float" office:value="-0.003235">
            <text:p>-0,003235</text:p>
          </table:table-cell>
          <table:table-cell office:value-type="float" office:value="-0.003201">
            <text:p>-0,003201</text:p>
          </table:table-cell>
          <table:table-cell office:value-type="float" office:value="0.02561">
            <text:p>0,02561</text:p>
          </table:table-cell>
          <table:table-cell office:value-type="float" office:value="-0.002647">
            <text:p>-0,002647</text:p>
          </table:table-cell>
          <table:table-cell table:number-columns-repeated="1019"/>
        </table:table-row>
        <table:table-row table:style-name="ro1">
          <table:table-cell office:value-type="float" office:value="28.455505">
            <text:p>28,455505</text:p>
          </table:table-cell>
          <table:table-cell office:value-type="float" office:value="-0.003236">
            <text:p>-0,003236</text:p>
          </table:table-cell>
          <table:table-cell office:value-type="float" office:value="-0.003201">
            <text:p>-0,003201</text:p>
          </table:table-cell>
          <table:table-cell office:value-type="float" office:value="0.02561">
            <text:p>0,02561</text:p>
          </table:table-cell>
          <table:table-cell office:value-type="float" office:value="-0.002647">
            <text:p>-0,002647</text:p>
          </table:table-cell>
          <table:table-cell table:number-columns-repeated="1019"/>
        </table:table-row>
        <table:table-row table:style-name="ro1">
          <table:table-cell office:value-type="float" office:value="26.373394">
            <text:p>26,373394</text:p>
          </table:table-cell>
          <table:table-cell office:value-type="float" office:value="-0.003236">
            <text:p>-0,003236</text:p>
          </table:table-cell>
          <table:table-cell office:value-type="float" office:value="-0.003201">
            <text:p>-0,003201</text:p>
          </table:table-cell>
          <table:table-cell office:value-type="float" office:value="0.023736">
            <text:p>0,023736</text:p>
          </table:table-cell>
          <table:table-cell office:value-type="float" office:value="-0.002647">
            <text:p>-0,002647</text:p>
          </table:table-cell>
          <table:table-cell table:number-columns-repeated="1019"/>
        </table:table-row>
        <table:table-row table:style-name="ro1">
          <table:table-cell office:value-type="float" office:value="26.373394">
            <text:p>26,373394</text:p>
          </table:table-cell>
          <table:table-cell office:value-type="float" office:value="-0.003233">
            <text:p>-0,003233</text:p>
          </table:table-cell>
          <table:table-cell office:value-type="float" office:value="-0.003201">
            <text:p>-0,003201</text:p>
          </table:table-cell>
          <table:table-cell office:value-type="float" office:value="0.023736">
            <text:p>0,023736</text:p>
          </table:table-cell>
          <table:table-cell office:value-type="float" office:value="-0.002647">
            <text:p>-0,002647</text:p>
          </table:table-cell>
          <table:table-cell table:number-columns-repeated="1019"/>
        </table:table-row>
        <table:table-row table:style-name="ro1">
          <table:table-cell office:value-type="float" office:value="27.761467">
            <text:p>27,761467</text:p>
          </table:table-cell>
          <table:table-cell office:value-type="float" office:value="-0.003235">
            <text:p>-0,003235</text:p>
          </table:table-cell>
          <table:table-cell office:value-type="float" office:value="-0.0032">
            <text:p>-0,0032</text:p>
          </table:table-cell>
          <table:table-cell office:value-type="float" office:value="0.024985">
            <text:p>0,024985</text:p>
          </table:table-cell>
          <table:table-cell office:value-type="float" office:value="-0.002647">
            <text:p>-0,002647</text:p>
          </table:table-cell>
          <table:table-cell table:number-columns-repeated="1019"/>
        </table:table-row>
        <table:table-row table:style-name="ro1">
          <table:table-cell office:value-type="float" office:value="27.761467">
            <text:p>27,761467</text:p>
          </table:table-cell>
          <table:table-cell office:value-type="float" office:value="-0.003235">
            <text:p>-0,003235</text:p>
          </table:table-cell>
          <table:table-cell office:value-type="float" office:value="-0.0032">
            <text:p>-0,0032</text:p>
          </table:table-cell>
          <table:table-cell office:value-type="float" office:value="0.024985">
            <text:p>0,024985</text:p>
          </table:table-cell>
          <table:table-cell office:value-type="float" office:value="-0.002647">
            <text:p>-0,002647</text:p>
          </table:table-cell>
          <table:table-cell table:number-columns-repeated="1019"/>
        </table:table-row>
        <table:table-row table:style-name="ro1">
          <table:table-cell office:value-type="float" office:value="27.761467">
            <text:p>27,761467</text:p>
          </table:table-cell>
          <table:table-cell office:value-type="float" office:value="-0.003237">
            <text:p>-0,003237</text:p>
          </table:table-cell>
          <table:table-cell office:value-type="float" office:value="-0.003201">
            <text:p>-0,003201</text:p>
          </table:table-cell>
          <table:table-cell office:value-type="float" office:value="0.024985">
            <text:p>0,024985</text:p>
          </table:table-cell>
          <table:table-cell office:value-type="float" office:value="-0.002647">
            <text:p>-0,002647</text:p>
          </table:table-cell>
          <table:table-cell table:number-columns-repeated="1019"/>
        </table:table-row>
        <table:table-row table:style-name="ro1">
          <table:table-cell office:value-type="float" office:value="27.761467">
            <text:p>27,761467</text:p>
          </table:table-cell>
          <table:table-cell office:value-type="float" office:value="-0.003235">
            <text:p>-0,003235</text:p>
          </table:table-cell>
          <table:table-cell office:value-type="float" office:value="-0.003202">
            <text:p>-0,003202</text:p>
          </table:table-cell>
          <table:table-cell office:value-type="float" office:value="0.024985">
            <text:p>0,024985</text:p>
          </table:table-cell>
          <table:table-cell office:value-type="float" office:value="-0.002647">
            <text:p>-0,002647</text:p>
          </table:table-cell>
          <table:table-cell table:number-columns-repeated="1019"/>
        </table:table-row>
        <table:table-row table:style-name="ro1">
          <table:table-cell office:value-type="float" office:value="26.373394">
            <text:p>26,373394</text:p>
          </table:table-cell>
          <table:table-cell office:value-type="float" office:value="-0.003233">
            <text:p>-0,003233</text:p>
          </table:table-cell>
          <table:table-cell office:value-type="float" office:value="-0.003198">
            <text:p>-0,003198</text:p>
          </table:table-cell>
          <table:table-cell office:value-type="float" office:value="0.023736">
            <text:p>0,023736</text:p>
          </table:table-cell>
          <table:table-cell office:value-type="float" office:value="-0.002647">
            <text:p>-0,002647</text:p>
          </table:table-cell>
          <table:table-cell table:number-columns-repeated="1019"/>
        </table:table-row>
        <table:table-row table:style-name="ro1">
          <table:table-cell office:value-type="float" office:value="26.373394">
            <text:p>26,373394</text:p>
          </table:table-cell>
          <table:table-cell office:value-type="float" office:value="-0.003235">
            <text:p>-0,003235</text:p>
          </table:table-cell>
          <table:table-cell office:value-type="float" office:value="-0.0032">
            <text:p>-0,0032</text:p>
          </table:table-cell>
          <table:table-cell office:value-type="float" office:value="0.023736">
            <text:p>0,023736</text:p>
          </table:table-cell>
          <table:table-cell office:value-type="float" office:value="-0.002647">
            <text:p>-0,002647</text:p>
          </table:table-cell>
          <table:table-cell table:number-columns-repeated="1019"/>
        </table:table-row>
        <table:table-row table:style-name="ro1">
          <table:table-cell office:value-type="float" office:value="26.373394">
            <text:p>26,373394</text:p>
          </table:table-cell>
          <table:table-cell office:value-type="float" office:value="-0.003235">
            <text:p>-0,003235</text:p>
          </table:table-cell>
          <table:table-cell office:value-type="float" office:value="-0.003202">
            <text:p>-0,003202</text:p>
          </table:table-cell>
          <table:table-cell office:value-type="float" office:value="0.023736">
            <text:p>0,023736</text:p>
          </table:table-cell>
          <table:table-cell office:value-type="float" office:value="-0.002647">
            <text:p>-0,002647</text:p>
          </table:table-cell>
          <table:table-cell table:number-columns-repeated="1019"/>
        </table:table-row>
        <table:table-row table:style-name="ro1">
          <table:table-cell office:value-type="float" office:value="26.373394">
            <text:p>26,373394</text:p>
          </table:table-cell>
          <table:table-cell office:value-type="float" office:value="-0.003237">
            <text:p>-0,003237</text:p>
          </table:table-cell>
          <table:table-cell office:value-type="float" office:value="-0.003202">
            <text:p>-0,003202</text:p>
          </table:table-cell>
          <table:table-cell office:value-type="float" office:value="0.023736">
            <text:p>0,023736</text:p>
          </table:table-cell>
          <table:table-cell office:value-type="float" office:value="-0.002647">
            <text:p>-0,002647</text:p>
          </table:table-cell>
          <table:table-cell table:number-columns-repeated="1019"/>
        </table:table-row>
        <table:table-row table:style-name="ro1">
          <table:table-cell office:value-type="float" office:value="27.06743">
            <text:p>27,06743</text:p>
          </table:table-cell>
          <table:table-cell office:value-type="float" office:value="-0.003237">
            <text:p>-0,003237</text:p>
          </table:table-cell>
          <table:table-cell office:value-type="float" office:value="-0.003202">
            <text:p>-0,003202</text:p>
          </table:table-cell>
          <table:table-cell office:value-type="float" office:value="0.024361">
            <text:p>0,024361</text:p>
          </table:table-cell>
          <table:table-cell office:value-type="float" office:value="-0.005294">
            <text:p>-0,005294</text:p>
          </table:table-cell>
          <table:table-cell table:number-columns-repeated="1019"/>
        </table:table-row>
        <table:table-row table:style-name="ro1">
          <table:table-cell office:value-type="float" office:value="27.06743">
            <text:p>27,06743</text:p>
          </table:table-cell>
          <table:table-cell office:value-type="float" office:value="-0.003235">
            <text:p>-0,003235</text:p>
          </table:table-cell>
          <table:table-cell office:value-type="float" office:value="-0.003204">
            <text:p>-0,003204</text:p>
          </table:table-cell>
          <table:table-cell office:value-type="float" office:value="0.024361">
            <text:p>0,024361</text:p>
          </table:table-cell>
          <table:table-cell office:value-type="float" office:value="-0.005294">
            <text:p>-0,005294</text:p>
          </table:table-cell>
          <table:table-cell table:number-columns-repeated="1019"/>
        </table:table-row>
        <table:table-row table:style-name="ro1">
          <table:table-cell office:value-type="float" office:value="28.455505">
            <text:p>28,455505</text:p>
          </table:table-cell>
          <table:table-cell office:value-type="float" office:value="-0.003237">
            <text:p>-0,003237</text:p>
          </table:table-cell>
          <table:table-cell office:value-type="float" office:value="-0.003201">
            <text:p>-0,003201</text:p>
          </table:table-cell>
          <table:table-cell office:value-type="float" office:value="0.02561">
            <text:p>0,02561</text:p>
          </table:table-cell>
          <table:table-cell office:value-type="float" office:value="-0.030588">
            <text:p>-0,030588</text:p>
          </table:table-cell>
          <table:table-cell table:number-columns-repeated="1019"/>
        </table:table-row>
        <table:table-row table:style-name="ro1">
          <table:table-cell office:value-type="float" office:value="28.455505">
            <text:p>28,455505</text:p>
          </table:table-cell>
          <table:table-cell office:value-type="float" office:value="-0.003236">
            <text:p>-0,003236</text:p>
          </table:table-cell>
          <table:table-cell office:value-type="float" office:value="-0.0032">
            <text:p>-0,0032</text:p>
          </table:table-cell>
          <table:table-cell office:value-type="float" office:value="0.02561">
            <text:p>0,02561</text:p>
          </table:table-cell>
          <table:table-cell office:value-type="float" office:value="-0.030588">
            <text:p>-0,030588</text:p>
          </table:table-cell>
          <table:table-cell table:number-columns-repeated="1019"/>
        </table:table-row>
        <table:table-row table:style-name="ro1">
          <table:table-cell office:value-type="float" office:value="30.537615">
            <text:p>30,537615</text:p>
          </table:table-cell>
          <table:table-cell office:value-type="float" office:value="-0.003236">
            <text:p>-0,003236</text:p>
          </table:table-cell>
          <table:table-cell office:value-type="float" office:value="-0.003201">
            <text:p>-0,003201</text:p>
          </table:table-cell>
          <table:table-cell office:value-type="float" office:value="0.027484">
            <text:p>0,027484</text:p>
          </table:table-cell>
          <table:table-cell office:value-type="float" office:value="-0.051471">
            <text:p>-0,051471</text:p>
          </table:table-cell>
          <table:table-cell table:number-columns-repeated="1019"/>
        </table:table-row>
        <table:table-row table:style-name="ro1">
          <table:table-cell office:value-type="float" office:value="30.537615">
            <text:p>30,537615</text:p>
          </table:table-cell>
          <table:table-cell office:value-type="float" office:value="-0.003233">
            <text:p>-0,003233</text:p>
          </table:table-cell>
          <table:table-cell office:value-type="float" office:value="-0.003202">
            <text:p>-0,003202</text:p>
          </table:table-cell>
          <table:table-cell office:value-type="float" office:value="0.027484">
            <text:p>0,027484</text:p>
          </table:table-cell>
          <table:table-cell office:value-type="float" office:value="-0.051471">
            <text:p>-0,051471</text:p>
          </table:table-cell>
          <table:table-cell table:number-columns-repeated="1019"/>
        </table:table-row>
        <table:table-row table:style-name="ro1">
          <table:table-cell office:value-type="float" office:value="29.843578">
            <text:p>29,843578</text:p>
          </table:table-cell>
          <table:table-cell office:value-type="float" office:value="-0.003235">
            <text:p>-0,003235</text:p>
          </table:table-cell>
          <table:table-cell office:value-type="float" office:value="-0.003201">
            <text:p>-0,003201</text:p>
          </table:table-cell>
          <table:table-cell office:value-type="float" office:value="0.026859">
            <text:p>0,026859</text:p>
          </table:table-cell>
          <table:table-cell office:value-type="float" office:value="-0.072059">
            <text:p>-0,072059</text:p>
          </table:table-cell>
          <table:table-cell table:number-columns-repeated="1019"/>
        </table:table-row>
        <table:table-row table:style-name="ro1">
          <table:table-cell office:value-type="float" office:value="29.843578">
            <text:p>29,843578</text:p>
          </table:table-cell>
          <table:table-cell office:value-type="float" office:value="-0.003235">
            <text:p>-0,003235</text:p>
          </table:table-cell>
          <table:table-cell office:value-type="float" office:value="-0.003201">
            <text:p>-0,003201</text:p>
          </table:table-cell>
          <table:table-cell office:value-type="float" office:value="0.026859">
            <text:p>0,026859</text:p>
          </table:table-cell>
          <table:table-cell office:value-type="float" office:value="-0.090882">
            <text:p>-0,090882</text:p>
          </table:table-cell>
          <table:table-cell table:number-columns-repeated="1019"/>
        </table:table-row>
        <table:table-row table:style-name="ro1">
          <table:table-cell office:value-type="float" office:value="31.925688">
            <text:p>31,925688</text:p>
          </table:table-cell>
          <table:table-cell office:value-type="float" office:value="-0.003237">
            <text:p>-0,003237</text:p>
          </table:table-cell>
          <table:table-cell office:value-type="float" office:value="-0.003202">
            <text:p>-0,003202</text:p>
          </table:table-cell>
          <table:table-cell office:value-type="float" office:value="0.028733">
            <text:p>0,028733</text:p>
          </table:table-cell>
          <table:table-cell office:value-type="float" office:value="-0.090882">
            <text:p>-0,090882</text:p>
          </table:table-cell>
          <table:table-cell table:number-columns-repeated="1019"/>
        </table:table-row>
        <table:table-row table:style-name="ro1">
          <table:table-cell office:value-type="float" office:value="31.925688">
            <text:p>31,925688</text:p>
          </table:table-cell>
          <table:table-cell office:value-type="float" office:value="-0.003236">
            <text:p>-0,003236</text:p>
          </table:table-cell>
          <table:table-cell office:value-type="float" office:value="-0.003202">
            <text:p>-0,003202</text:p>
          </table:table-cell>
          <table:table-cell office:value-type="float" office:value="0.028733">
            <text:p>0,028733</text:p>
          </table:table-cell>
          <table:table-cell office:value-type="float" office:value="-0.110588">
            <text:p>-0,110588</text:p>
          </table:table-cell>
          <table:table-cell table:number-columns-repeated="1019"/>
        </table:table-row>
        <table:table-row table:style-name="ro1">
          <table:table-cell office:value-type="float" office:value="34.007797">
            <text:p>34,007797</text:p>
          </table:table-cell>
          <table:table-cell office:value-type="float" office:value="-0.003237">
            <text:p>-0,003237</text:p>
          </table:table-cell>
          <table:table-cell office:value-type="float" office:value="-0.0032">
            <text:p>-0,0032</text:p>
          </table:table-cell>
          <table:table-cell office:value-type="float" office:value="0.030607">
            <text:p>0,030607</text:p>
          </table:table-cell>
          <table:table-cell office:value-type="float" office:value="-0.110588">
            <text:p>-0,110588</text:p>
          </table:table-cell>
          <table:table-cell table:number-columns-repeated="1019"/>
        </table:table-row>
        <table:table-row table:style-name="ro1">
          <table:table-cell office:value-type="float" office:value="34.701836">
            <text:p>34,701836</text:p>
          </table:table-cell>
          <table:table-cell office:value-type="float" office:value="-0.003237">
            <text:p>-0,003237</text:p>
          </table:table-cell>
          <table:table-cell office:value-type="float" office:value="-0.003203">
            <text:p>-0,003203</text:p>
          </table:table-cell>
          <table:table-cell office:value-type="float" office:value="0.031232">
            <text:p>0,031232</text:p>
          </table:table-cell>
          <table:table-cell office:value-type="float" office:value="-0.13">
            <text:p>-0,13</text:p>
          </table:table-cell>
          <table:table-cell table:number-columns-repeated="1019"/>
        </table:table-row>
        <table:table-row table:style-name="ro1">
          <table:table-cell office:value-type="float" office:value="34.701836">
            <text:p>34,701836</text:p>
          </table:table-cell>
          <table:table-cell office:value-type="float" office:value="-0.003235">
            <text:p>-0,003235</text:p>
          </table:table-cell>
          <table:table-cell office:value-type="float" office:value="-0.003203">
            <text:p>-0,003203</text:p>
          </table:table-cell>
          <table:table-cell office:value-type="float" office:value="0.031232">
            <text:p>0,031232</text:p>
          </table:table-cell>
          <table:table-cell office:value-type="float" office:value="-0.13">
            <text:p>-0,13</text:p>
          </table:table-cell>
          <table:table-cell table:number-columns-repeated="1019"/>
        </table:table-row>
        <table:table-row table:style-name="ro1">
          <table:table-cell office:value-type="float" office:value="35.39587">
            <text:p>35,39587</text:p>
          </table:table-cell>
          <table:table-cell office:value-type="float" office:value="-0.003235">
            <text:p>-0,003235</text:p>
          </table:table-cell>
          <table:table-cell office:value-type="float" office:value="-0.003203">
            <text:p>-0,003203</text:p>
          </table:table-cell>
          <table:table-cell office:value-type="float" office:value="0.031856">
            <text:p>0,031856</text:p>
          </table:table-cell>
          <table:table-cell office:value-type="float" office:value="-0.149412">
            <text:p>-0,149412</text:p>
          </table:table-cell>
          <table:table-cell table:number-columns-repeated="1019"/>
        </table:table-row>
        <table:table-row table:style-name="ro1">
          <table:table-cell office:value-type="float" office:value="35.39587">
            <text:p>35,39587</text:p>
          </table:table-cell>
          <table:table-cell office:value-type="float" office:value="-0.003236">
            <text:p>-0,003236</text:p>
          </table:table-cell>
          <table:table-cell office:value-type="float" office:value="-0.003201">
            <text:p>-0,003201</text:p>
          </table:table-cell>
          <table:table-cell office:value-type="float" office:value="0.031856">
            <text:p>0,031856</text:p>
          </table:table-cell>
          <table:table-cell office:value-type="float" office:value="-0.149412">
            <text:p>-0,149412</text:p>
          </table:table-cell>
          <table:table-cell table:number-columns-repeated="1019"/>
        </table:table-row>
        <table:table-row table:style-name="ro1">
          <table:table-cell office:value-type="float" office:value="37.477982">
            <text:p>37,477982</text:p>
          </table:table-cell>
          <table:table-cell office:value-type="float" office:value="-0.003233">
            <text:p>-0,003233</text:p>
          </table:table-cell>
          <table:table-cell office:value-type="float" office:value="-0.003201">
            <text:p>-0,003201</text:p>
          </table:table-cell>
          <table:table-cell office:value-type="float" office:value="0.03373">
            <text:p>0,03373</text:p>
          </table:table-cell>
          <table:table-cell office:value-type="float" office:value="-0.168529">
            <text:p>-0,168529</text:p>
          </table:table-cell>
          <table:table-cell table:number-columns-repeated="1019"/>
        </table:table-row>
        <table:table-row table:style-name="ro1">
          <table:table-cell office:value-type="float" office:value="37.477982">
            <text:p>37,477982</text:p>
          </table:table-cell>
          <table:table-cell office:value-type="float" office:value="-0.003236">
            <text:p>-0,003236</text:p>
          </table:table-cell>
          <table:table-cell office:value-type="float" office:value="-0.003203">
            <text:p>-0,003203</text:p>
          </table:table-cell>
          <table:table-cell office:value-type="float" office:value="0.03373">
            <text:p>0,03373</text:p>
          </table:table-cell>
          <table:table-cell office:value-type="float" office:value="-0.168529">
            <text:p>-0,168529</text:p>
          </table:table-cell>
          <table:table-cell table:number-columns-repeated="1019"/>
        </table:table-row>
        <table:table-row table:style-name="ro1">
          <table:table-cell office:value-type="float" office:value="38.17202">
            <text:p>38,17202</text:p>
          </table:table-cell>
          <table:table-cell office:value-type="float" office:value="-0.003235">
            <text:p>-0,003235</text:p>
          </table:table-cell>
          <table:table-cell office:value-type="float" office:value="-0.003201">
            <text:p>-0,003201</text:p>
          </table:table-cell>
          <table:table-cell office:value-type="float" office:value="0.034355">
            <text:p>0,034355</text:p>
          </table:table-cell>
          <table:table-cell office:value-type="float" office:value="-0.187647">
            <text:p>-0,187647</text:p>
          </table:table-cell>
          <table:table-cell table:number-columns-repeated="1019"/>
        </table:table-row>
        <table:table-row table:style-name="ro1">
          <table:table-cell office:value-type="float" office:value="38.17202">
            <text:p>38,17202</text:p>
          </table:table-cell>
          <table:table-cell office:value-type="float" office:value="-0.003233">
            <text:p>-0,003233</text:p>
          </table:table-cell>
          <table:table-cell office:value-type="float" office:value="-0.0032">
            <text:p>-0,0032</text:p>
          </table:table-cell>
          <table:table-cell office:value-type="float" office:value="0.034355">
            <text:p>0,034355</text:p>
          </table:table-cell>
          <table:table-cell office:value-type="float" office:value="-0.187647">
            <text:p>-0,187647</text:p>
          </table:table-cell>
          <table:table-cell table:number-columns-repeated="1019"/>
        </table:table-row>
        <table:table-row table:style-name="ro1">
          <table:table-cell office:value-type="float" office:value="39.560093">
            <text:p>39,560093</text:p>
          </table:table-cell>
          <table:table-cell office:value-type="float" office:value="-0.003233">
            <text:p>-0,003233</text:p>
          </table:table-cell>
          <table:table-cell office:value-type="float" office:value="-0.003202">
            <text:p>-0,003202</text:p>
          </table:table-cell>
          <table:table-cell office:value-type="float" office:value="0.035604">
            <text:p>0,035604</text:p>
          </table:table-cell>
          <table:table-cell office:value-type="float" office:value="-0.206765">
            <text:p>-0,206765</text:p>
          </table:table-cell>
          <table:table-cell table:number-columns-repeated="1019"/>
        </table:table-row>
        <table:table-row table:style-name="ro1">
          <table:table-cell office:value-type="float" office:value="39.560093">
            <text:p>39,560093</text:p>
          </table:table-cell>
          <table:table-cell office:value-type="float" office:value="-0.003237">
            <text:p>-0,003237</text:p>
          </table:table-cell>
          <table:table-cell office:value-type="float" office:value="-0.003201">
            <text:p>-0,003201</text:p>
          </table:table-cell>
          <table:table-cell office:value-type="float" office:value="0.035604">
            <text:p>0,035604</text:p>
          </table:table-cell>
          <table:table-cell office:value-type="float" office:value="-0.206765">
            <text:p>-0,206765</text:p>
          </table:table-cell>
          <table:table-cell table:number-columns-repeated="1019"/>
        </table:table-row>
        <table:table-row table:style-name="ro1">
          <table:table-cell office:value-type="float" office:value="41.6422">
            <text:p>41,6422</text:p>
          </table:table-cell>
          <table:table-cell office:value-type="float" office:value="-0.003237">
            <text:p>-0,003237</text:p>
          </table:table-cell>
          <table:table-cell office:value-type="float" office:value="-0.003202">
            <text:p>-0,003202</text:p>
          </table:table-cell>
          <table:table-cell office:value-type="float" office:value="0.037478">
            <text:p>0,037478</text:p>
          </table:table-cell>
          <table:table-cell office:value-type="float" office:value="-0.225588">
            <text:p>-0,225588</text:p>
          </table:table-cell>
          <table:table-cell table:number-columns-repeated="1019"/>
        </table:table-row>
        <table:table-row table:style-name="ro1">
          <table:table-cell office:value-type="float" office:value="41.6422">
            <text:p>41,6422</text:p>
          </table:table-cell>
          <table:table-cell office:value-type="float" office:value="-0.003237">
            <text:p>-0,003237</text:p>
          </table:table-cell>
          <table:table-cell office:value-type="float" office:value="-0.0032">
            <text:p>-0,0032</text:p>
          </table:table-cell>
          <table:table-cell office:value-type="float" office:value="0.037478">
            <text:p>0,037478</text:p>
          </table:table-cell>
          <table:table-cell office:value-type="float" office:value="-0.225588">
            <text:p>-0,225588</text:p>
          </table:table-cell>
          <table:table-cell table:number-columns-repeated="1019"/>
        </table:table-row>
        <table:table-row table:style-name="ro1">
          <table:table-cell office:value-type="float" office:value="40.254128">
            <text:p>40,254128</text:p>
          </table:table-cell>
          <table:table-cell office:value-type="float" office:value="-0.003233">
            <text:p>-0,003233</text:p>
          </table:table-cell>
          <table:table-cell office:value-type="float" office:value="-0.003204">
            <text:p>-0,003204</text:p>
          </table:table-cell>
          <table:table-cell office:value-type="float" office:value="0.036229">
            <text:p>0,036229</text:p>
          </table:table-cell>
          <table:table-cell office:value-type="float" office:value="-0.244706">
            <text:p>-0,244706</text:p>
          </table:table-cell>
          <table:table-cell table:number-columns-repeated="1019"/>
        </table:table-row>
        <table:table-row table:style-name="ro1">
          <table:table-cell office:value-type="float" office:value="40.254128">
            <text:p>40,254128</text:p>
          </table:table-cell>
          <table:table-cell office:value-type="float" office:value="-0.003236">
            <text:p>-0,003236</text:p>
          </table:table-cell>
          <table:table-cell office:value-type="float" office:value="-0.003203">
            <text:p>-0,003203</text:p>
          </table:table-cell>
          <table:table-cell office:value-type="float" office:value="0.036229">
            <text:p>0,036229</text:p>
          </table:table-cell>
          <table:table-cell office:value-type="float" office:value="-0.244706">
            <text:p>-0,244706</text:p>
          </table:table-cell>
          <table:table-cell table:number-columns-repeated="1019"/>
        </table:table-row>
        <table:table-row table:style-name="ro1">
          <table:table-cell office:value-type="float" office:value="42.336239">
            <text:p>42,336239</text:p>
          </table:table-cell>
          <table:table-cell office:value-type="float" office:value="-0.003235">
            <text:p>-0,003235</text:p>
          </table:table-cell>
          <table:table-cell office:value-type="float" office:value="-0.003204">
            <text:p>-0,003204</text:p>
          </table:table-cell>
          <table:table-cell office:value-type="float" office:value="0.038103">
            <text:p>0,038103</text:p>
          </table:table-cell>
          <table:table-cell office:value-type="float" office:value="-0.265">
            <text:p>-0,265</text:p>
          </table:table-cell>
          <table:table-cell table:number-columns-repeated="1019"/>
        </table:table-row>
        <table:table-row table:style-name="ro1">
          <table:table-cell office:value-type="float" office:value="42.336239">
            <text:p>42,336239</text:p>
          </table:table-cell>
          <table:table-cell office:value-type="float" office:value="-0.003233">
            <text:p>-0,003233</text:p>
          </table:table-cell>
          <table:table-cell office:value-type="float" office:value="-0.0032">
            <text:p>-0,0032</text:p>
          </table:table-cell>
          <table:table-cell office:value-type="float" office:value="0.038103">
            <text:p>0,038103</text:p>
          </table:table-cell>
          <table:table-cell office:value-type="float" office:value="-0.265">
            <text:p>-0,265</text:p>
          </table:table-cell>
          <table:table-cell table:number-columns-repeated="1019"/>
        </table:table-row>
        <table:table-row table:style-name="ro1">
          <table:table-cell office:value-type="float" office:value="40.948166">
            <text:p>40,948166</text:p>
          </table:table-cell>
          <table:table-cell office:value-type="float" office:value="-0.003235">
            <text:p>-0,003235</text:p>
          </table:table-cell>
          <table:table-cell office:value-type="float" office:value="-0.003202">
            <text:p>-0,003202</text:p>
          </table:table-cell>
          <table:table-cell office:value-type="float" office:value="0.036853">
            <text:p>0,036853</text:p>
          </table:table-cell>
          <table:table-cell office:value-type="float" office:value="-0.285294">
            <text:p>-0,285294</text:p>
          </table:table-cell>
          <table:table-cell table:number-columns-repeated="1019"/>
        </table:table-row>
        <table:table-row table:style-name="ro1">
          <table:table-cell office:value-type="float" office:value="40.948166">
            <text:p>40,948166</text:p>
          </table:table-cell>
          <table:table-cell office:value-type="float" office:value="-0.003233">
            <text:p>-0,003233</text:p>
          </table:table-cell>
          <table:table-cell office:value-type="float" office:value="-0.003203">
            <text:p>-0,003203</text:p>
          </table:table-cell>
          <table:table-cell office:value-type="float" office:value="0.036853">
            <text:p>0,036853</text:p>
          </table:table-cell>
          <table:table-cell office:value-type="float" office:value="-0.285294">
            <text:p>-0,285294</text:p>
          </table:table-cell>
          <table:table-cell table:number-columns-repeated="1019"/>
        </table:table-row>
        <table:table-row table:style-name="ro1">
          <table:table-cell office:value-type="float" office:value="43.724312">
            <text:p>43,724312</text:p>
          </table:table-cell>
          <table:table-cell office:value-type="float" office:value="-0.003237">
            <text:p>-0,003237</text:p>
          </table:table-cell>
          <table:table-cell office:value-type="float" office:value="-0.003203">
            <text:p>-0,003203</text:p>
          </table:table-cell>
          <table:table-cell office:value-type="float" office:value="0.039352">
            <text:p>0,039352</text:p>
          </table:table-cell>
          <table:table-cell office:value-type="float" office:value="-0.305588">
            <text:p>-0,305588</text:p>
          </table:table-cell>
          <table:table-cell table:number-columns-repeated="1019"/>
        </table:table-row>
        <table:table-row table:style-name="ro1">
          <table:table-cell office:value-type="float" office:value="43.724312">
            <text:p>43,724312</text:p>
          </table:table-cell>
          <table:table-cell office:value-type="float" office:value="-0.003235">
            <text:p>-0,003235</text:p>
          </table:table-cell>
          <table:table-cell office:value-type="float" office:value="-0.0032">
            <text:p>-0,0032</text:p>
          </table:table-cell>
          <table:table-cell office:value-type="float" office:value="0.039352">
            <text:p>0,039352</text:p>
          </table:table-cell>
          <table:table-cell office:value-type="float" office:value="-0.305588">
            <text:p>-0,305588</text:p>
          </table:table-cell>
          <table:table-cell table:number-columns-repeated="1019"/>
        </table:table-row>
        <table:table-row table:style-name="ro1">
          <table:table-cell office:value-type="float" office:value="46.500458">
            <text:p>46,500458</text:p>
          </table:table-cell>
          <table:table-cell office:value-type="float" office:value="-0.003236">
            <text:p>-0,003236</text:p>
          </table:table-cell>
          <table:table-cell office:value-type="float" office:value="-0.003202">
            <text:p>-0,003202</text:p>
          </table:table-cell>
          <table:table-cell office:value-type="float" office:value="0.04185">
            <text:p>0,04185</text:p>
          </table:table-cell>
          <table:table-cell office:value-type="float" office:value="-0.325294">
            <text:p>-0,325294</text:p>
          </table:table-cell>
          <table:table-cell table:number-columns-repeated="1019"/>
        </table:table-row>
        <table:table-row table:style-name="ro1">
          <table:table-cell office:value-type="float" office:value="46.500458">
            <text:p>46,500458</text:p>
          </table:table-cell>
          <table:table-cell office:value-type="float" office:value="-0.003235">
            <text:p>-0,003235</text:p>
          </table:table-cell>
          <table:table-cell office:value-type="float" office:value="-0.003202">
            <text:p>-0,003202</text:p>
          </table:table-cell>
          <table:table-cell office:value-type="float" office:value="0.04185">
            <text:p>0,04185</text:p>
          </table:table-cell>
          <table:table-cell office:value-type="float" office:value="-0.325294">
            <text:p>-0,325294</text:p>
          </table:table-cell>
          <table:table-cell table:number-columns-repeated="1019"/>
        </table:table-row>
        <table:table-row table:style-name="ro1">
          <table:table-cell office:value-type="float" office:value="47.194496">
            <text:p>47,194496</text:p>
          </table:table-cell>
          <table:table-cell office:value-type="float" office:value="-0.003236">
            <text:p>-0,003236</text:p>
          </table:table-cell>
          <table:table-cell office:value-type="float" office:value="-0.003201">
            <text:p>-0,003201</text:p>
          </table:table-cell>
          <table:table-cell office:value-type="float" office:value="0.042475">
            <text:p>0,042475</text:p>
          </table:table-cell>
          <table:table-cell office:value-type="float" office:value="-0.345294">
            <text:p>-0,345294</text:p>
          </table:table-cell>
          <table:table-cell table:number-columns-repeated="1019"/>
        </table:table-row>
        <table:table-row table:style-name="ro1">
          <table:table-cell office:value-type="float" office:value="47.194496">
            <text:p>47,194496</text:p>
          </table:table-cell>
          <table:table-cell office:value-type="float" office:value="-0.003237">
            <text:p>-0,003237</text:p>
          </table:table-cell>
          <table:table-cell office:value-type="float" office:value="-0.0032">
            <text:p>-0,0032</text:p>
          </table:table-cell>
          <table:table-cell office:value-type="float" office:value="0.042475">
            <text:p>0,042475</text:p>
          </table:table-cell>
          <table:table-cell office:value-type="float" office:value="-0.345294">
            <text:p>-0,345294</text:p>
          </table:table-cell>
          <table:table-cell table:number-columns-repeated="1019"/>
        </table:table-row>
        <table:table-row table:style-name="ro1">
          <table:table-cell office:value-type="float" office:value="48.582569">
            <text:p>48,582569</text:p>
          </table:table-cell>
          <table:table-cell office:value-type="float" office:value="-0.003235">
            <text:p>-0,003235</text:p>
          </table:table-cell>
          <table:table-cell office:value-type="float" office:value="-0.003201">
            <text:p>-0,003201</text:p>
          </table:table-cell>
          <table:table-cell office:value-type="float" office:value="0.043724">
            <text:p>0,043724</text:p>
          </table:table-cell>
          <table:table-cell office:value-type="float" office:value="-0.364412">
            <text:p>-0,364412</text:p>
          </table:table-cell>
          <table:table-cell table:number-columns-repeated="1019"/>
        </table:table-row>
        <table:table-row table:style-name="ro1">
          <table:table-cell office:value-type="float" office:value="48.582569">
            <text:p>48,582569</text:p>
          </table:table-cell>
          <table:table-cell office:value-type="float" office:value="-0.003233">
            <text:p>-0,003233</text:p>
          </table:table-cell>
          <table:table-cell office:value-type="float" office:value="-0.003202">
            <text:p>-0,003202</text:p>
          </table:table-cell>
          <table:table-cell office:value-type="float" office:value="0.043724">
            <text:p>0,043724</text:p>
          </table:table-cell>
          <table:table-cell office:value-type="float" office:value="-0.364412">
            <text:p>-0,364412</text:p>
          </table:table-cell>
          <table:table-cell table:number-columns-repeated="1019"/>
        </table:table-row>
        <table:table-row table:style-name="ro1">
          <table:table-cell office:value-type="float" office:value="49.276604">
            <text:p>49,276604</text:p>
          </table:table-cell>
          <table:table-cell office:value-type="float" office:value="-0.003233">
            <text:p>-0,003233</text:p>
          </table:table-cell>
          <table:table-cell office:value-type="float" office:value="-0.003202">
            <text:p>-0,003202</text:p>
          </table:table-cell>
          <table:table-cell office:value-type="float" office:value="0.044349">
            <text:p>0,044349</text:p>
          </table:table-cell>
          <table:table-cell office:value-type="float" office:value="-0.385294">
            <text:p>-0,385294</text:p>
          </table:table-cell>
          <table:table-cell table:number-columns-repeated="1019"/>
        </table:table-row>
        <table:table-row table:style-name="ro1">
          <table:table-cell office:value-type="float" office:value="49.276604">
            <text:p>49,276604</text:p>
          </table:table-cell>
          <table:table-cell office:value-type="float" office:value="-0.003235">
            <text:p>-0,003235</text:p>
          </table:table-cell>
          <table:table-cell office:value-type="float" office:value="-0.0032">
            <text:p>-0,0032</text:p>
          </table:table-cell>
          <table:table-cell office:value-type="float" office:value="0.044349">
            <text:p>0,044349</text:p>
          </table:table-cell>
          <table:table-cell office:value-type="float" office:value="-0.385294">
            <text:p>-0,385294</text:p>
          </table:table-cell>
          <table:table-cell table:number-columns-repeated="1019"/>
        </table:table-row>
        <table:table-row table:style-name="ro1">
          <table:table-cell office:value-type="float" office:value="49.970642">
            <text:p>49,970642</text:p>
          </table:table-cell>
          <table:table-cell office:value-type="float" office:value="-0.003235">
            <text:p>-0,003235</text:p>
          </table:table-cell>
          <table:table-cell office:value-type="float" office:value="-0.003202">
            <text:p>-0,003202</text:p>
          </table:table-cell>
          <table:table-cell office:value-type="float" office:value="0.044974">
            <text:p>0,044974</text:p>
          </table:table-cell>
          <table:table-cell office:value-type="float" office:value="-0.405">
            <text:p>-0,405</text:p>
          </table:table-cell>
          <table:table-cell table:number-columns-repeated="1019"/>
        </table:table-row>
        <table:table-row table:style-name="ro1">
          <table:table-cell office:value-type="float" office:value="49.970642">
            <text:p>49,970642</text:p>
          </table:table-cell>
          <table:table-cell office:value-type="float" office:value="-0.003235">
            <text:p>-0,003235</text:p>
          </table:table-cell>
          <table:table-cell office:value-type="float" office:value="-0.003202">
            <text:p>-0,003202</text:p>
          </table:table-cell>
          <table:table-cell office:value-type="float" office:value="0.044974">
            <text:p>0,044974</text:p>
          </table:table-cell>
          <table:table-cell office:value-type="float" office:value="-0.405">
            <text:p>-0,405</text:p>
          </table:table-cell>
          <table:table-cell table:number-columns-repeated="1019"/>
        </table:table-row>
        <table:table-row table:style-name="ro1">
          <table:table-cell office:value-type="float" office:value="50.66468">
            <text:p>50,66468</text:p>
          </table:table-cell>
          <table:table-cell office:value-type="float" office:value="-0.003236">
            <text:p>-0,003236</text:p>
          </table:table-cell>
          <table:table-cell office:value-type="float" office:value="-0.003201">
            <text:p>-0,003201</text:p>
          </table:table-cell>
          <table:table-cell office:value-type="float" office:value="0.045598">
            <text:p>0,045598</text:p>
          </table:table-cell>
          <table:table-cell office:value-type="float" office:value="-0.425">
            <text:p>-0,425</text:p>
          </table:table-cell>
          <table:table-cell table:number-columns-repeated="1019"/>
        </table:table-row>
        <table:table-row table:style-name="ro1">
          <table:table-cell office:value-type="float" office:value="50.66468">
            <text:p>50,66468</text:p>
          </table:table-cell>
          <table:table-cell office:value-type="float" office:value="-0.003237">
            <text:p>-0,003237</text:p>
          </table:table-cell>
          <table:table-cell office:value-type="float" office:value="-0.003201">
            <text:p>-0,003201</text:p>
          </table:table-cell>
          <table:table-cell office:value-type="float" office:value="0.045598">
            <text:p>0,045598</text:p>
          </table:table-cell>
          <table:table-cell office:value-type="float" office:value="-0.425">
            <text:p>-0,425</text:p>
          </table:table-cell>
          <table:table-cell table:number-columns-repeated="1019"/>
        </table:table-row>
        <table:table-row table:style-name="ro1">
          <table:table-cell office:value-type="float" office:value="51.358715">
            <text:p>51,358715</text:p>
          </table:table-cell>
          <table:table-cell office:value-type="float" office:value="-0.003237">
            <text:p>-0,003237</text:p>
          </table:table-cell>
          <table:table-cell office:value-type="float" office:value="-0.003201">
            <text:p>-0,003201</text:p>
          </table:table-cell>
          <table:table-cell office:value-type="float" office:value="0.046223">
            <text:p>0,046223</text:p>
          </table:table-cell>
          <table:table-cell office:value-type="float" office:value="-0.445">
            <text:p>-0,445</text:p>
          </table:table-cell>
          <table:table-cell table:number-columns-repeated="1019"/>
        </table:table-row>
        <table:table-row table:style-name="ro1">
          <table:table-cell office:value-type="float" office:value="51.358715">
            <text:p>51,358715</text:p>
          </table:table-cell>
          <table:table-cell office:value-type="float" office:value="-0.003236">
            <text:p>-0,003236</text:p>
          </table:table-cell>
          <table:table-cell office:value-type="float" office:value="-0.003202">
            <text:p>-0,003202</text:p>
          </table:table-cell>
          <table:table-cell office:value-type="float" office:value="0.046223">
            <text:p>0,046223</text:p>
          </table:table-cell>
          <table:table-cell office:value-type="float" office:value="-0.445">
            <text:p>-0,445</text:p>
          </table:table-cell>
          <table:table-cell table:number-columns-repeated="1019"/>
        </table:table-row>
        <table:table-row table:style-name="ro1">
          <table:table-cell office:value-type="float" office:value="52.746788">
            <text:p>52,746788</text:p>
          </table:table-cell>
          <table:table-cell office:value-type="float" office:value="-0.003236">
            <text:p>-0,003236</text:p>
          </table:table-cell>
          <table:table-cell office:value-type="float" office:value="-0.003202">
            <text:p>-0,003202</text:p>
          </table:table-cell>
          <table:table-cell office:value-type="float" office:value="0.047472">
            <text:p>0,047472</text:p>
          </table:table-cell>
          <table:table-cell office:value-type="float" office:value="-0.465">
            <text:p>-0,465</text:p>
          </table:table-cell>
          <table:table-cell table:number-columns-repeated="1019"/>
        </table:table-row>
        <table:table-row table:style-name="ro1">
          <table:table-cell office:value-type="float" office:value="52.746788">
            <text:p>52,746788</text:p>
          </table:table-cell>
          <table:table-cell office:value-type="float" office:value="-0.003235">
            <text:p>-0,003235</text:p>
          </table:table-cell>
          <table:table-cell office:value-type="float" office:value="-0.003202">
            <text:p>-0,003202</text:p>
          </table:table-cell>
          <table:table-cell office:value-type="float" office:value="0.047472">
            <text:p>0,047472</text:p>
          </table:table-cell>
          <table:table-cell office:value-type="float" office:value="-0.465">
            <text:p>-0,465</text:p>
          </table:table-cell>
          <table:table-cell table:number-columns-repeated="1019"/>
        </table:table-row>
        <table:table-row table:style-name="ro1">
          <table:table-cell office:value-type="float" office:value="54.134861">
            <text:p>54,134861</text:p>
          </table:table-cell>
          <table:table-cell office:value-type="float" office:value="-0.003236">
            <text:p>-0,003236</text:p>
          </table:table-cell>
          <table:table-cell office:value-type="float" office:value="-0.003202">
            <text:p>-0,003202</text:p>
          </table:table-cell>
          <table:table-cell office:value-type="float" office:value="0.048721">
            <text:p>0,048721</text:p>
          </table:table-cell>
          <table:table-cell office:value-type="float" office:value="-0.485294">
            <text:p>-0,485294</text:p>
          </table:table-cell>
          <table:table-cell table:number-columns-repeated="1019"/>
        </table:table-row>
        <table:table-row table:style-name="ro1">
          <table:table-cell office:value-type="float" office:value="54.134861">
            <text:p>54,134861</text:p>
          </table:table-cell>
          <table:table-cell office:value-type="float" office:value="-0.003235">
            <text:p>-0,003235</text:p>
          </table:table-cell>
          <table:table-cell office:value-type="float" office:value="-0.003202">
            <text:p>-0,003202</text:p>
          </table:table-cell>
          <table:table-cell office:value-type="float" office:value="0.048721">
            <text:p>0,048721</text:p>
          </table:table-cell>
          <table:table-cell office:value-type="float" office:value="-0.485294">
            <text:p>-0,485294</text:p>
          </table:table-cell>
          <table:table-cell table:number-columns-repeated="1019"/>
        </table:table-row>
        <table:table-row table:style-name="ro1">
          <table:table-cell office:value-type="float" office:value="54.134861">
            <text:p>54,134861</text:p>
          </table:table-cell>
          <table:table-cell office:value-type="float" office:value="-0.003235">
            <text:p>-0,003235</text:p>
          </table:table-cell>
          <table:table-cell office:value-type="float" office:value="-0.003204">
            <text:p>-0,003204</text:p>
          </table:table-cell>
          <table:table-cell office:value-type="float" office:value="0.048721">
            <text:p>0,048721</text:p>
          </table:table-cell>
          <table:table-cell office:value-type="float" office:value="-0.505294">
            <text:p>-0,505294</text:p>
          </table:table-cell>
          <table:table-cell table:number-columns-repeated="1019"/>
        </table:table-row>
        <table:table-row table:style-name="ro1">
          <table:table-cell office:value-type="float" office:value="54.134861">
            <text:p>54,134861</text:p>
          </table:table-cell>
          <table:table-cell office:value-type="float" office:value="-0.003233">
            <text:p>-0,003233</text:p>
          </table:table-cell>
          <table:table-cell office:value-type="float" office:value="-0.003203">
            <text:p>-0,003203</text:p>
          </table:table-cell>
          <table:table-cell office:value-type="float" office:value="0.048721">
            <text:p>0,048721</text:p>
          </table:table-cell>
          <table:table-cell office:value-type="float" office:value="-0.505294">
            <text:p>-0,505294</text:p>
          </table:table-cell>
          <table:table-cell table:number-columns-repeated="1019"/>
        </table:table-row>
        <table:table-row table:style-name="ro1">
          <table:table-cell office:value-type="float" office:value="56.911011">
            <text:p>56,911011</text:p>
          </table:table-cell>
          <table:table-cell office:value-type="float" office:value="-0.003235">
            <text:p>-0,003235</text:p>
          </table:table-cell>
          <table:table-cell office:value-type="float" office:value="-0.0032">
            <text:p>-0,0032</text:p>
          </table:table-cell>
          <table:table-cell office:value-type="float" office:value="0.05122">
            <text:p>0,05122</text:p>
          </table:table-cell>
          <table:table-cell office:value-type="float" office:value="-0.525">
            <text:p>-0,525</text:p>
          </table:table-cell>
          <table:table-cell table:number-columns-repeated="1019"/>
        </table:table-row>
        <table:table-row table:style-name="ro1">
          <table:table-cell office:value-type="float" office:value="56.911011">
            <text:p>56,911011</text:p>
          </table:table-cell>
          <table:table-cell office:value-type="float" office:value="-0.003235">
            <text:p>-0,003235</text:p>
          </table:table-cell>
          <table:table-cell office:value-type="float" office:value="-0.003202">
            <text:p>-0,003202</text:p>
          </table:table-cell>
          <table:table-cell office:value-type="float" office:value="0.05122">
            <text:p>0,05122</text:p>
          </table:table-cell>
          <table:table-cell office:value-type="float" office:value="-0.525">
            <text:p>-0,525</text:p>
          </table:table-cell>
          <table:table-cell table:number-columns-repeated="1019"/>
        </table:table-row>
        <table:table-row table:style-name="ro1">
          <table:table-cell office:value-type="float" office:value="56.216972">
            <text:p>56,216972</text:p>
          </table:table-cell>
          <table:table-cell office:value-type="float" office:value="-0.003236">
            <text:p>-0,003236</text:p>
          </table:table-cell>
          <table:table-cell office:value-type="float" office:value="-0.003202">
            <text:p>-0,003202</text:p>
          </table:table-cell>
          <table:table-cell office:value-type="float" office:value="0.050595">
            <text:p>0,050595</text:p>
          </table:table-cell>
          <table:table-cell office:value-type="float" office:value="-0.544706">
            <text:p>-0,544706</text:p>
          </table:table-cell>
          <table:table-cell table:number-columns-repeated="1019"/>
        </table:table-row>
        <table:table-row table:style-name="ro1">
          <table:table-cell office:value-type="float" office:value="56.216972">
            <text:p>56,216972</text:p>
          </table:table-cell>
          <table:table-cell office:value-type="float" office:value="-0.003237">
            <text:p>-0,003237</text:p>
          </table:table-cell>
          <table:table-cell office:value-type="float" office:value="-0.003201">
            <text:p>-0,003201</text:p>
          </table:table-cell>
          <table:table-cell office:value-type="float" office:value="0.050595">
            <text:p>0,050595</text:p>
          </table:table-cell>
          <table:table-cell office:value-type="float" office:value="-0.544706">
            <text:p>-0,544706</text:p>
          </table:table-cell>
          <table:table-cell table:number-columns-repeated="1019"/>
        </table:table-row>
        <table:table-row table:style-name="ro1">
          <table:table-cell office:value-type="float" office:value="58.993118">
            <text:p>58,993118</text:p>
          </table:table-cell>
          <table:table-cell office:value-type="float" office:value="-0.003235">
            <text:p>-0,003235</text:p>
          </table:table-cell>
          <table:table-cell office:value-type="float" office:value="-0.003203">
            <text:p>-0,003203</text:p>
          </table:table-cell>
          <table:table-cell office:value-type="float" office:value="0.053094">
            <text:p>0,053094</text:p>
          </table:table-cell>
          <table:table-cell office:value-type="float" office:value="-0.565">
            <text:p>-0,565</text:p>
          </table:table-cell>
          <table:table-cell table:number-columns-repeated="1019"/>
        </table:table-row>
        <table:table-row table:style-name="ro1">
          <table:table-cell office:value-type="float" office:value="58.993118">
            <text:p>58,993118</text:p>
          </table:table-cell>
          <table:table-cell office:value-type="float" office:value="-0.003236">
            <text:p>-0,003236</text:p>
          </table:table-cell>
          <table:table-cell office:value-type="float" office:value="-0.003201">
            <text:p>-0,003201</text:p>
          </table:table-cell>
          <table:table-cell office:value-type="float" office:value="0.053094">
            <text:p>0,053094</text:p>
          </table:table-cell>
          <table:table-cell office:value-type="float" office:value="-0.565">
            <text:p>-0,565</text:p>
          </table:table-cell>
          <table:table-cell table:number-columns-repeated="1019"/>
        </table:table-row>
        <table:table-row table:style-name="ro1">
          <table:table-cell office:value-type="float" office:value="60.381191">
            <text:p>60,381191</text:p>
          </table:table-cell>
          <table:table-cell office:value-type="float" office:value="-0.003235">
            <text:p>-0,003235</text:p>
          </table:table-cell>
          <table:table-cell office:value-type="float" office:value="-0.003202">
            <text:p>-0,003202</text:p>
          </table:table-cell>
          <table:table-cell office:value-type="float" office:value="0.054343">
            <text:p>0,054343</text:p>
          </table:table-cell>
          <table:table-cell office:value-type="float" office:value="-0.585">
            <text:p>-0,585</text:p>
          </table:table-cell>
          <table:table-cell table:number-columns-repeated="1019"/>
        </table:table-row>
        <table:table-row table:style-name="ro1">
          <table:table-cell office:value-type="float" office:value="60.381191">
            <text:p>60,381191</text:p>
          </table:table-cell>
          <table:table-cell office:value-type="float" office:value="-0.003233">
            <text:p>-0,003233</text:p>
          </table:table-cell>
          <table:table-cell office:value-type="float" office:value="-0.003204">
            <text:p>-0,003204</text:p>
          </table:table-cell>
          <table:table-cell office:value-type="float" office:value="0.054343">
            <text:p>0,054343</text:p>
          </table:table-cell>
          <table:table-cell office:value-type="float" office:value="-0.585">
            <text:p>-0,585</text:p>
          </table:table-cell>
          <table:table-cell table:number-columns-repeated="1019"/>
        </table:table-row>
        <table:table-row table:style-name="ro1">
          <table:table-cell office:value-type="float" office:value="61.07523">
            <text:p>61,07523</text:p>
          </table:table-cell>
          <table:table-cell office:value-type="float" office:value="-0.003236">
            <text:p>-0,003236</text:p>
          </table:table-cell>
          <table:table-cell office:value-type="float" office:value="-0.003201">
            <text:p>-0,003201</text:p>
          </table:table-cell>
          <table:table-cell office:value-type="float" office:value="0.054968">
            <text:p>0,054968</text:p>
          </table:table-cell>
          <table:table-cell office:value-type="float" office:value="-0.605">
            <text:p>-0,605</text:p>
          </table:table-cell>
          <table:table-cell table:number-columns-repeated="1019"/>
        </table:table-row>
        <table:table-row table:style-name="ro1">
          <table:table-cell office:value-type="float" office:value="61.07523">
            <text:p>61,07523</text:p>
          </table:table-cell>
          <table:table-cell office:value-type="float" office:value="-0.003235">
            <text:p>-0,003235</text:p>
          </table:table-cell>
          <table:table-cell office:value-type="float" office:value="-0.003202">
            <text:p>-0,003202</text:p>
          </table:table-cell>
          <table:table-cell office:value-type="float" office:value="0.054968">
            <text:p>0,054968</text:p>
          </table:table-cell>
          <table:table-cell office:value-type="float" office:value="-0.605">
            <text:p>-0,605</text:p>
          </table:table-cell>
          <table:table-cell table:number-columns-repeated="1019"/>
        </table:table-row>
        <table:table-row table:style-name="ro1">
          <table:table-cell office:value-type="float" office:value="61.769264">
            <text:p>61,769264</text:p>
          </table:table-cell>
          <table:table-cell office:value-type="float" office:value="-0.003235">
            <text:p>-0,003235</text:p>
          </table:table-cell>
          <table:table-cell office:value-type="float" office:value="-0.003201">
            <text:p>-0,003201</text:p>
          </table:table-cell>
          <table:table-cell office:value-type="float" office:value="0.055592">
            <text:p>0,055592</text:p>
          </table:table-cell>
          <table:table-cell office:value-type="float" office:value="-0.625294">
            <text:p>-0,625294</text:p>
          </table:table-cell>
          <table:table-cell table:number-columns-repeated="1019"/>
        </table:table-row>
        <table:table-row table:style-name="ro1">
          <table:table-cell office:value-type="float" office:value="61.769264">
            <text:p>61,769264</text:p>
          </table:table-cell>
          <table:table-cell office:value-type="float" office:value="-0.003233">
            <text:p>-0,003233</text:p>
          </table:table-cell>
          <table:table-cell office:value-type="float" office:value="-0.003201">
            <text:p>-0,003201</text:p>
          </table:table-cell>
          <table:table-cell office:value-type="float" office:value="0.055592">
            <text:p>0,055592</text:p>
          </table:table-cell>
          <table:table-cell office:value-type="float" office:value="-0.625294">
            <text:p>-0,625294</text:p>
          </table:table-cell>
          <table:table-cell table:number-columns-repeated="1019"/>
        </table:table-row>
        <table:table-row table:style-name="ro1">
          <table:table-cell office:value-type="float" office:value="60.381191">
            <text:p>60,381191</text:p>
          </table:table-cell>
          <table:table-cell office:value-type="float" office:value="-0.003237">
            <text:p>-0,003237</text:p>
          </table:table-cell>
          <table:table-cell office:value-type="float" office:value="-0.003203">
            <text:p>-0,003203</text:p>
          </table:table-cell>
          <table:table-cell office:value-type="float" office:value="0.054343">
            <text:p>0,054343</text:p>
          </table:table-cell>
          <table:table-cell office:value-type="float" office:value="-0.645">
            <text:p>-0,645</text:p>
          </table:table-cell>
          <table:table-cell table:number-columns-repeated="1019"/>
        </table:table-row>
        <table:table-row table:style-name="ro1">
          <table:table-cell office:value-type="float" office:value="60.381191">
            <text:p>60,381191</text:p>
          </table:table-cell>
          <table:table-cell office:value-type="float" office:value="-0.003235">
            <text:p>-0,003235</text:p>
          </table:table-cell>
          <table:table-cell office:value-type="float" office:value="-0.003201">
            <text:p>-0,003201</text:p>
          </table:table-cell>
          <table:table-cell office:value-type="float" office:value="0.054343">
            <text:p>0,054343</text:p>
          </table:table-cell>
          <table:table-cell office:value-type="float" office:value="-0.645">
            <text:p>-0,645</text:p>
          </table:table-cell>
          <table:table-cell table:number-columns-repeated="1019"/>
        </table:table-row>
        <table:table-row table:style-name="ro1">
          <table:table-cell office:value-type="float" office:value="60.381191">
            <text:p>60,381191</text:p>
          </table:table-cell>
          <table:table-cell office:value-type="float" office:value="-0.003235">
            <text:p>-0,003235</text:p>
          </table:table-cell>
          <table:table-cell office:value-type="float" office:value="-0.003198">
            <text:p>-0,003198</text:p>
          </table:table-cell>
          <table:table-cell office:value-type="float" office:value="0.054343">
            <text:p>0,054343</text:p>
          </table:table-cell>
          <table:table-cell office:value-type="float" office:value="-0.665">
            <text:p>-0,665</text:p>
          </table:table-cell>
          <table:table-cell table:number-columns-repeated="1019"/>
        </table:table-row>
        <table:table-row table:style-name="ro1">
          <table:table-cell office:value-type="float" office:value="60.381191">
            <text:p>60,381191</text:p>
          </table:table-cell>
          <table:table-cell office:value-type="float" office:value="-0.003235">
            <text:p>-0,003235</text:p>
          </table:table-cell>
          <table:table-cell office:value-type="float" office:value="-0.0032">
            <text:p>-0,0032</text:p>
          </table:table-cell>
          <table:table-cell office:value-type="float" office:value="0.054343">
            <text:p>0,054343</text:p>
          </table:table-cell>
          <table:table-cell office:value-type="float" office:value="-0.665">
            <text:p>-0,665</text:p>
          </table:table-cell>
          <table:table-cell table:number-columns-repeated="1019"/>
        </table:table-row>
        <table:table-row table:style-name="ro1">
          <table:table-cell office:value-type="float" office:value="61.769264">
            <text:p>61,769264</text:p>
          </table:table-cell>
          <table:table-cell office:value-type="float" office:value="-0.003233">
            <text:p>-0,003233</text:p>
          </table:table-cell>
          <table:table-cell office:value-type="float" office:value="-0.0032">
            <text:p>-0,0032</text:p>
          </table:table-cell>
          <table:table-cell office:value-type="float" office:value="0.055592">
            <text:p>0,055592</text:p>
          </table:table-cell>
          <table:table-cell office:value-type="float" office:value="-0.685">
            <text:p>-0,685</text:p>
          </table:table-cell>
          <table:table-cell table:number-columns-repeated="1019"/>
        </table:table-row>
        <table:table-row table:style-name="ro1">
          <table:table-cell office:value-type="float" office:value="61.769264">
            <text:p>61,769264</text:p>
          </table:table-cell>
          <table:table-cell office:value-type="float" office:value="-0.003236">
            <text:p>-0,003236</text:p>
          </table:table-cell>
          <table:table-cell office:value-type="float" office:value="-0.0032">
            <text:p>-0,0032</text:p>
          </table:table-cell>
          <table:table-cell office:value-type="float" office:value="0.055592">
            <text:p>0,055592</text:p>
          </table:table-cell>
          <table:table-cell office:value-type="float" office:value="-0.685">
            <text:p>-0,685</text:p>
          </table:table-cell>
          <table:table-cell table:number-columns-repeated="1019"/>
        </table:table-row>
        <table:table-row table:style-name="ro1">
          <table:table-cell office:value-type="float" office:value="62.463303">
            <text:p>62,463303</text:p>
          </table:table-cell>
          <table:table-cell office:value-type="float" office:value="-0.003235">
            <text:p>-0,003235</text:p>
          </table:table-cell>
          <table:table-cell office:value-type="float" office:value="-0.003198">
            <text:p>-0,003198</text:p>
          </table:table-cell>
          <table:table-cell office:value-type="float" office:value="0.056217">
            <text:p>0,056217</text:p>
          </table:table-cell>
          <table:table-cell office:value-type="float" office:value="-0.704706">
            <text:p>-0,704706</text:p>
          </table:table-cell>
          <table:table-cell table:number-columns-repeated="1019"/>
        </table:table-row>
        <table:table-row table:style-name="ro1">
          <table:table-cell office:value-type="float" office:value="62.463303">
            <text:p>62,463303</text:p>
          </table:table-cell>
          <table:table-cell office:value-type="float" office:value="-0.003235">
            <text:p>-0,003235</text:p>
          </table:table-cell>
          <table:table-cell office:value-type="float" office:value="-0.003203">
            <text:p>-0,003203</text:p>
          </table:table-cell>
          <table:table-cell office:value-type="float" office:value="0.056217">
            <text:p>0,056217</text:p>
          </table:table-cell>
          <table:table-cell office:value-type="float" office:value="-0.704706">
            <text:p>-0,704706</text:p>
          </table:table-cell>
          <table:table-cell table:number-columns-repeated="1019"/>
        </table:table-row>
        <table:table-row table:style-name="ro1">
          <table:table-cell office:value-type="float" office:value="61.769264">
            <text:p>61,769264</text:p>
          </table:table-cell>
          <table:table-cell office:value-type="float" office:value="-0.003235">
            <text:p>-0,003235</text:p>
          </table:table-cell>
          <table:table-cell office:value-type="float" office:value="-0.003203">
            <text:p>-0,003203</text:p>
          </table:table-cell>
          <table:table-cell office:value-type="float" office:value="0.055592">
            <text:p>0,055592</text:p>
          </table:table-cell>
          <table:table-cell office:value-type="float" office:value="-0.724412">
            <text:p>-0,724412</text:p>
          </table:table-cell>
          <table:table-cell table:number-columns-repeated="1019"/>
        </table:table-row>
        <table:table-row table:style-name="ro1">
          <table:table-cell office:value-type="float" office:value="61.769264">
            <text:p>61,769264</text:p>
          </table:table-cell>
          <table:table-cell office:value-type="float" office:value="-0.003235">
            <text:p>-0,003235</text:p>
          </table:table-cell>
          <table:table-cell office:value-type="float" office:value="-0.0032">
            <text:p>-0,0032</text:p>
          </table:table-cell>
          <table:table-cell office:value-type="float" office:value="0.055592">
            <text:p>0,055592</text:p>
          </table:table-cell>
          <table:table-cell office:value-type="float" office:value="-0.724412">
            <text:p>-0,724412</text:p>
          </table:table-cell>
          <table:table-cell table:number-columns-repeated="1019"/>
        </table:table-row>
        <table:table-row table:style-name="ro1">
          <table:table-cell office:value-type="float" office:value="63.157341">
            <text:p>63,157341</text:p>
          </table:table-cell>
          <table:table-cell office:value-type="float" office:value="-0.003235">
            <text:p>-0,003235</text:p>
          </table:table-cell>
          <table:table-cell office:value-type="float" office:value="-0.0032">
            <text:p>-0,0032</text:p>
          </table:table-cell>
          <table:table-cell office:value-type="float" office:value="0.056842">
            <text:p>0,056842</text:p>
          </table:table-cell>
          <table:table-cell office:value-type="float" office:value="-0.745">
            <text:p>-0,745</text:p>
          </table:table-cell>
          <table:table-cell table:number-columns-repeated="1019"/>
        </table:table-row>
        <table:table-row table:style-name="ro1">
          <table:table-cell office:value-type="float" office:value="63.157341">
            <text:p>63,157341</text:p>
          </table:table-cell>
          <table:table-cell office:value-type="float" office:value="-0.003236">
            <text:p>-0,003236</text:p>
          </table:table-cell>
          <table:table-cell office:value-type="float" office:value="-0.003202">
            <text:p>-0,003202</text:p>
          </table:table-cell>
          <table:table-cell office:value-type="float" office:value="0.056842">
            <text:p>0,056842</text:p>
          </table:table-cell>
          <table:table-cell office:value-type="float" office:value="-0.745">
            <text:p>-0,745</text:p>
          </table:table-cell>
          <table:table-cell table:number-columns-repeated="1019"/>
        </table:table-row>
        <table:table-row table:style-name="ro1">
          <table:table-cell office:value-type="float" office:value="64.54541">
            <text:p>64,54541</text:p>
          </table:table-cell>
          <table:table-cell office:value-type="float" office:value="-0.003236">
            <text:p>-0,003236</text:p>
          </table:table-cell>
          <table:table-cell office:value-type="float" office:value="-0.003201">
            <text:p>-0,003201</text:p>
          </table:table-cell>
          <table:table-cell office:value-type="float" office:value="0.058091">
            <text:p>0,058091</text:p>
          </table:table-cell>
          <table:table-cell office:value-type="float" office:value="-0.764706">
            <text:p>-0,764706</text:p>
          </table:table-cell>
          <table:table-cell table:number-columns-repeated="1019"/>
        </table:table-row>
        <table:table-row table:style-name="ro1">
          <table:table-cell office:value-type="float" office:value="64.54541">
            <text:p>64,54541</text:p>
          </table:table-cell>
          <table:table-cell office:value-type="float" office:value="-0.003235">
            <text:p>-0,003235</text:p>
          </table:table-cell>
          <table:table-cell office:value-type="float" office:value="-0.003201">
            <text:p>-0,003201</text:p>
          </table:table-cell>
          <table:table-cell office:value-type="float" office:value="0.058091">
            <text:p>0,058091</text:p>
          </table:table-cell>
          <table:table-cell office:value-type="float" office:value="-0.764706">
            <text:p>-0,764706</text:p>
          </table:table-cell>
          <table:table-cell table:number-columns-repeated="1019"/>
        </table:table-row>
        <table:table-row table:style-name="ro1">
          <table:table-cell office:value-type="float" office:value="64.54541">
            <text:p>64,54541</text:p>
          </table:table-cell>
          <table:table-cell office:value-type="float" office:value="-0.003235">
            <text:p>-0,003235</text:p>
          </table:table-cell>
          <table:table-cell office:value-type="float" office:value="-0.003203">
            <text:p>-0,003203</text:p>
          </table:table-cell>
          <table:table-cell office:value-type="float" office:value="0.058091">
            <text:p>0,058091</text:p>
          </table:table-cell>
          <table:table-cell office:value-type="float" office:value="-0.784706">
            <text:p>-0,784706</text:p>
          </table:table-cell>
          <table:table-cell table:number-columns-repeated="1019"/>
        </table:table-row>
        <table:table-row table:style-name="ro1">
          <table:table-cell office:value-type="float" office:value="64.54541">
            <text:p>64,54541</text:p>
          </table:table-cell>
          <table:table-cell office:value-type="float" office:value="-0.003233">
            <text:p>-0,003233</text:p>
          </table:table-cell>
          <table:table-cell office:value-type="float" office:value="-0.003202">
            <text:p>-0,003202</text:p>
          </table:table-cell>
          <table:table-cell office:value-type="float" office:value="0.058091">
            <text:p>0,058091</text:p>
          </table:table-cell>
          <table:table-cell office:value-type="float" office:value="-0.784706">
            <text:p>-0,784706</text:p>
          </table:table-cell>
          <table:table-cell table:number-columns-repeated="1019"/>
        </table:table-row>
        <table:table-row table:style-name="ro1">
          <table:table-cell office:value-type="float" office:value="68.015594">
            <text:p>68,015594</text:p>
          </table:table-cell>
          <table:table-cell office:value-type="float" office:value="-0.003235">
            <text:p>-0,003235</text:p>
          </table:table-cell>
          <table:table-cell office:value-type="float" office:value="-0.0032">
            <text:p>-0,0032</text:p>
          </table:table-cell>
          <table:table-cell office:value-type="float" office:value="0.061214">
            <text:p>0,061214</text:p>
          </table:table-cell>
          <table:table-cell office:value-type="float" office:value="-0.805">
            <text:p>-0,805</text:p>
          </table:table-cell>
          <table:table-cell table:number-columns-repeated="1019"/>
        </table:table-row>
        <table:table-row table:style-name="ro1">
          <table:table-cell office:value-type="float" office:value="68.015594">
            <text:p>68,015594</text:p>
          </table:table-cell>
          <table:table-cell office:value-type="float" office:value="-0.003235">
            <text:p>-0,003235</text:p>
          </table:table-cell>
          <table:table-cell office:value-type="float" office:value="-0.003201">
            <text:p>-0,003201</text:p>
          </table:table-cell>
          <table:table-cell office:value-type="float" office:value="0.061214">
            <text:p>0,061214</text:p>
          </table:table-cell>
          <table:table-cell office:value-type="float" office:value="-0.805">
            <text:p>-0,805</text:p>
          </table:table-cell>
          <table:table-cell table:number-columns-repeated="1019"/>
        </table:table-row>
        <table:table-row table:style-name="ro1">
          <table:table-cell office:value-type="float" office:value="65.239449">
            <text:p>65,239449</text:p>
          </table:table-cell>
          <table:table-cell office:value-type="float" office:value="-0.003235">
            <text:p>-0,003235</text:p>
          </table:table-cell>
          <table:table-cell office:value-type="float" office:value="-0.003198">
            <text:p>-0,003198</text:p>
          </table:table-cell>
          <table:table-cell office:value-type="float" office:value="0.058716">
            <text:p>0,058716</text:p>
          </table:table-cell>
          <table:table-cell office:value-type="float" office:value="-0.825294">
            <text:p>-0,825294</text:p>
          </table:table-cell>
          <table:table-cell table:number-columns-repeated="1019"/>
        </table:table-row>
        <table:table-row table:style-name="ro1">
          <table:table-cell office:value-type="float" office:value="65.239449">
            <text:p>65,239449</text:p>
          </table:table-cell>
          <table:table-cell office:value-type="float" office:value="-0.003236">
            <text:p>-0,003236</text:p>
          </table:table-cell>
          <table:table-cell office:value-type="float" office:value="-0.003201">
            <text:p>-0,003201</text:p>
          </table:table-cell>
          <table:table-cell office:value-type="float" office:value="0.058716">
            <text:p>0,058716</text:p>
          </table:table-cell>
          <table:table-cell office:value-type="float" office:value="-0.825294">
            <text:p>-0,825294</text:p>
          </table:table-cell>
          <table:table-cell table:number-columns-repeated="1019"/>
        </table:table-row>
        <table:table-row table:style-name="ro1">
          <table:table-cell office:value-type="float" office:value="64.54541">
            <text:p>64,54541</text:p>
          </table:table-cell>
          <table:table-cell office:value-type="float" office:value="-0.003236">
            <text:p>-0,003236</text:p>
          </table:table-cell>
          <table:table-cell office:value-type="float" office:value="-0.003202">
            <text:p>-0,003202</text:p>
          </table:table-cell>
          <table:table-cell office:value-type="float" office:value="0.058091">
            <text:p>0,058091</text:p>
          </table:table-cell>
          <table:table-cell office:value-type="float" office:value="-0.844412">
            <text:p>-0,844412</text:p>
          </table:table-cell>
          <table:table-cell table:number-columns-repeated="1019"/>
        </table:table-row>
        <table:table-row table:style-name="ro1">
          <table:table-cell office:value-type="float" office:value="64.54541">
            <text:p>64,54541</text:p>
          </table:table-cell>
          <table:table-cell office:value-type="float" office:value="-0.003237">
            <text:p>-0,003237</text:p>
          </table:table-cell>
          <table:table-cell office:value-type="float" office:value="-0.003203">
            <text:p>-0,003203</text:p>
          </table:table-cell>
          <table:table-cell office:value-type="float" office:value="0.058091">
            <text:p>0,058091</text:p>
          </table:table-cell>
          <table:table-cell office:value-type="float" office:value="-0.844412">
            <text:p>-0,844412</text:p>
          </table:table-cell>
          <table:table-cell table:number-columns-repeated="1019"/>
        </table:table-row>
        <table:table-row table:style-name="ro1">
          <table:table-cell office:value-type="float" office:value="68.015594">
            <text:p>68,015594</text:p>
          </table:table-cell>
          <table:table-cell office:value-type="float" office:value="-0.003236">
            <text:p>-0,003236</text:p>
          </table:table-cell>
          <table:table-cell office:value-type="float" office:value="-0.003201">
            <text:p>-0,003201</text:p>
          </table:table-cell>
          <table:table-cell office:value-type="float" office:value="0.061214">
            <text:p>0,061214</text:p>
          </table:table-cell>
          <table:table-cell office:value-type="float" office:value="-0.864706">
            <text:p>-0,864706</text:p>
          </table:table-cell>
          <table:table-cell table:number-columns-repeated="1019"/>
        </table:table-row>
        <table:table-row table:style-name="ro1">
          <table:table-cell office:value-type="float" office:value="68.015594">
            <text:p>68,015594</text:p>
          </table:table-cell>
          <table:table-cell office:value-type="float" office:value="-0.003235">
            <text:p>-0,003235</text:p>
          </table:table-cell>
          <table:table-cell office:value-type="float" office:value="-0.0032">
            <text:p>-0,0032</text:p>
          </table:table-cell>
          <table:table-cell office:value-type="float" office:value="0.061214">
            <text:p>0,061214</text:p>
          </table:table-cell>
          <table:table-cell office:value-type="float" office:value="-0.864706">
            <text:p>-0,864706</text:p>
          </table:table-cell>
          <table:table-cell table:number-columns-repeated="1019"/>
        </table:table-row>
        <table:table-row table:style-name="ro1">
          <table:table-cell office:value-type="float" office:value="69.403671">
            <text:p>69,403671</text:p>
          </table:table-cell>
          <table:table-cell office:value-type="float" office:value="-0.003236">
            <text:p>-0,003236</text:p>
          </table:table-cell>
          <table:table-cell office:value-type="float" office:value="-0.003202">
            <text:p>-0,003202</text:p>
          </table:table-cell>
          <table:table-cell office:value-type="float" office:value="0.062463">
            <text:p>0,062463</text:p>
          </table:table-cell>
          <table:table-cell office:value-type="float" office:value="-0.884706">
            <text:p>-0,884706</text:p>
          </table:table-cell>
          <table:table-cell table:number-columns-repeated="1019"/>
        </table:table-row>
        <table:table-row table:style-name="ro1">
          <table:table-cell office:value-type="float" office:value="69.403671">
            <text:p>69,403671</text:p>
          </table:table-cell>
          <table:table-cell office:value-type="float" office:value="-0.003235">
            <text:p>-0,003235</text:p>
          </table:table-cell>
          <table:table-cell office:value-type="float" office:value="-0.0032">
            <text:p>-0,0032</text:p>
          </table:table-cell>
          <table:table-cell office:value-type="float" office:value="0.062463">
            <text:p>0,062463</text:p>
          </table:table-cell>
          <table:table-cell office:value-type="float" office:value="-0.884706">
            <text:p>-0,884706</text:p>
          </table:table-cell>
          <table:table-cell table:number-columns-repeated="1019"/>
        </table:table-row>
        <table:table-row table:style-name="ro1">
          <table:table-cell office:value-type="float" office:value="70.09771">
            <text:p>70,09771</text:p>
          </table:table-cell>
          <table:table-cell office:value-type="float" office:value="-0.003235">
            <text:p>-0,003235</text:p>
          </table:table-cell>
          <table:table-cell office:value-type="float" office:value="-0.003202">
            <text:p>-0,003202</text:p>
          </table:table-cell>
          <table:table-cell office:value-type="float" office:value="0.063088">
            <text:p>0,063088</text:p>
          </table:table-cell>
          <table:table-cell office:value-type="float" office:value="-0.904706">
            <text:p>-0,904706</text:p>
          </table:table-cell>
          <table:table-cell table:number-columns-repeated="1019"/>
        </table:table-row>
        <table:table-row table:style-name="ro1">
          <table:table-cell office:value-type="float" office:value="70.09771">
            <text:p>70,09771</text:p>
          </table:table-cell>
          <table:table-cell office:value-type="float" office:value="-0.003236">
            <text:p>-0,003236</text:p>
          </table:table-cell>
          <table:table-cell office:value-type="float" office:value="-0.003201">
            <text:p>-0,003201</text:p>
          </table:table-cell>
          <table:table-cell office:value-type="float" office:value="0.063088">
            <text:p>0,063088</text:p>
          </table:table-cell>
          <table:table-cell office:value-type="float" office:value="-0.904706">
            <text:p>-0,904706</text:p>
          </table:table-cell>
          <table:table-cell table:number-columns-repeated="1019"/>
        </table:table-row>
        <table:table-row table:style-name="ro1">
          <table:table-cell office:value-type="float" office:value="70.79174">
            <text:p>70,79174</text:p>
          </table:table-cell>
          <table:table-cell office:value-type="float" office:value="-0.003236">
            <text:p>-0,003236</text:p>
          </table:table-cell>
          <table:table-cell office:value-type="float" office:value="-0.0032">
            <text:p>-0,0032</text:p>
          </table:table-cell>
          <table:table-cell office:value-type="float" office:value="0.063713">
            <text:p>0,063713</text:p>
          </table:table-cell>
          <table:table-cell office:value-type="float" office:value="-0.924706">
            <text:p>-0,924706</text:p>
          </table:table-cell>
          <table:table-cell table:number-columns-repeated="1019"/>
        </table:table-row>
        <table:table-row table:style-name="ro1">
          <table:table-cell office:value-type="float" office:value="70.79174">
            <text:p>70,79174</text:p>
          </table:table-cell>
          <table:table-cell office:value-type="float" office:value="-0.003237">
            <text:p>-0,003237</text:p>
          </table:table-cell>
          <table:table-cell office:value-type="float" office:value="-0.003203">
            <text:p>-0,003203</text:p>
          </table:table-cell>
          <table:table-cell office:value-type="float" office:value="0.063713">
            <text:p>0,063713</text:p>
          </table:table-cell>
          <table:table-cell office:value-type="float" office:value="-0.924706">
            <text:p>-0,924706</text:p>
          </table:table-cell>
          <table:table-cell table:number-columns-repeated="1019"/>
        </table:table-row>
        <table:table-row table:style-name="ro1">
          <table:table-cell office:value-type="float" office:value="72.179817">
            <text:p>72,179817</text:p>
          </table:table-cell>
          <table:table-cell office:value-type="float" office:value="-0.003237">
            <text:p>-0,003237</text:p>
          </table:table-cell>
          <table:table-cell office:value-type="float" office:value="-0.003203">
            <text:p>-0,003203</text:p>
          </table:table-cell>
          <table:table-cell office:value-type="float" office:value="0.064962">
            <text:p>0,064962</text:p>
          </table:table-cell>
          <table:table-cell office:value-type="float" office:value="-0.944412">
            <text:p>-0,944412</text:p>
          </table:table-cell>
          <table:table-cell table:number-columns-repeated="1019"/>
        </table:table-row>
        <table:table-row table:style-name="ro1">
          <table:table-cell office:value-type="float" office:value="72.179817">
            <text:p>72,179817</text:p>
          </table:table-cell>
          <table:table-cell office:value-type="float" office:value="-0.003233">
            <text:p>-0,003233</text:p>
          </table:table-cell>
          <table:table-cell office:value-type="float" office:value="-0.0032">
            <text:p>-0,0032</text:p>
          </table:table-cell>
          <table:table-cell office:value-type="float" office:value="0.064962">
            <text:p>0,064962</text:p>
          </table:table-cell>
          <table:table-cell office:value-type="float" office:value="-0.944412">
            <text:p>-0,944412</text:p>
          </table:table-cell>
          <table:table-cell table:number-columns-repeated="1019"/>
        </table:table-row>
        <table:table-row table:style-name="ro1">
          <table:table-cell office:value-type="float" office:value="72.873856">
            <text:p>72,873856</text:p>
          </table:table-cell>
          <table:table-cell office:value-type="float" office:value="-0.003233">
            <text:p>-0,003233</text:p>
          </table:table-cell>
          <table:table-cell office:value-type="float" office:value="-0.0032">
            <text:p>-0,0032</text:p>
          </table:table-cell>
          <table:table-cell office:value-type="float" office:value="0.065586">
            <text:p>0,065586</text:p>
          </table:table-cell>
          <table:table-cell office:value-type="float" office:value="-0.964706">
            <text:p>-0,964706</text:p>
          </table:table-cell>
          <table:table-cell table:number-columns-repeated="1019"/>
        </table:table-row>
        <table:table-row table:style-name="ro1">
          <table:table-cell office:value-type="float" office:value="72.873856">
            <text:p>72,873856</text:p>
          </table:table-cell>
          <table:table-cell office:value-type="float" office:value="-0.003235">
            <text:p>-0,003235</text:p>
          </table:table-cell>
          <table:table-cell office:value-type="float" office:value="-0.0032">
            <text:p>-0,0032</text:p>
          </table:table-cell>
          <table:table-cell office:value-type="float" office:value="0.065586">
            <text:p>0,065586</text:p>
          </table:table-cell>
          <table:table-cell office:value-type="float" office:value="-0.964706">
            <text:p>-0,964706</text:p>
          </table:table-cell>
          <table:table-cell table:number-columns-repeated="1019"/>
        </table:table-row>
        <table:table-row table:style-name="ro1">
          <table:table-cell office:value-type="float" office:value="74.261925">
            <text:p>74,261925</text:p>
          </table:table-cell>
          <table:table-cell office:value-type="float" office:value="-0.003235">
            <text:p>-0,003235</text:p>
          </table:table-cell>
          <table:table-cell office:value-type="float" office:value="-0.0032">
            <text:p>-0,0032</text:p>
          </table:table-cell>
          <table:table-cell office:value-type="float" office:value="0.066836">
            <text:p>0,066836</text:p>
          </table:table-cell>
          <table:table-cell office:value-type="float" office:value="-0.982647">
            <text:p>-0,982647</text:p>
          </table:table-cell>
          <table:table-cell table:number-columns-repeated="1019"/>
        </table:table-row>
        <table:table-row table:style-name="ro1">
          <table:table-cell office:value-type="float" office:value="74.261925">
            <text:p>74,261925</text:p>
          </table:table-cell>
          <table:table-cell office:value-type="float" office:value="-0.003236">
            <text:p>-0,003236</text:p>
          </table:table-cell>
          <table:table-cell office:value-type="float" office:value="-0.003201">
            <text:p>-0,003201</text:p>
          </table:table-cell>
          <table:table-cell office:value-type="float" office:value="0.066836">
            <text:p>0,066836</text:p>
          </table:table-cell>
          <table:table-cell office:value-type="float" office:value="-0.982647">
            <text:p>-0,982647</text:p>
          </table:table-cell>
          <table:table-cell table:number-columns-repeated="1019"/>
        </table:table-row>
        <table:table-row table:style-name="ro1">
          <table:table-cell office:value-type="float" office:value="75.650002">
            <text:p>75,650002</text:p>
          </table:table-cell>
          <table:table-cell office:value-type="float" office:value="-0.003236">
            <text:p>-0,003236</text:p>
          </table:table-cell>
          <table:table-cell office:value-type="float" office:value="-0.003202">
            <text:p>-0,003202</text:p>
          </table:table-cell>
          <table:table-cell office:value-type="float" office:value="0.068085">
            <text:p>0,068085</text:p>
          </table:table-cell>
          <table:table-cell office:value-type="float" office:value="-1.002353">
            <text:p>-1,002353</text:p>
          </table:table-cell>
          <table:table-cell table:number-columns-repeated="1019"/>
        </table:table-row>
        <table:table-row table:style-name="ro1">
          <table:table-cell office:value-type="float" office:value="75.650002">
            <text:p>75,650002</text:p>
          </table:table-cell>
          <table:table-cell office:value-type="float" office:value="-0.003235">
            <text:p>-0,003235</text:p>
          </table:table-cell>
          <table:table-cell office:value-type="float" office:value="-0.003202">
            <text:p>-0,003202</text:p>
          </table:table-cell>
          <table:table-cell office:value-type="float" office:value="0.068085">
            <text:p>0,068085</text:p>
          </table:table-cell>
          <table:table-cell office:value-type="float" office:value="-1.020882">
            <text:p>-1,020882</text:p>
          </table:table-cell>
          <table:table-cell table:number-columns-repeated="1019"/>
        </table:table-row>
        <table:table-row table:style-name="ro1">
          <table:table-cell office:value-type="float" office:value="76.34404">
            <text:p>76,34404</text:p>
          </table:table-cell>
          <table:table-cell office:value-type="float" office:value="-0.003235">
            <text:p>-0,003235</text:p>
          </table:table-cell>
          <table:table-cell office:value-type="float" office:value="-0.0032">
            <text:p>-0,0032</text:p>
          </table:table-cell>
          <table:table-cell office:value-type="float" office:value="0.06871">
            <text:p>0,06871</text:p>
          </table:table-cell>
          <table:table-cell office:value-type="float" office:value="-1.020882">
            <text:p>-1,020882</text:p>
          </table:table-cell>
          <table:table-cell table:number-columns-repeated="1019"/>
        </table:table-row>
        <table:table-row table:style-name="ro1">
          <table:table-cell office:value-type="float" office:value="76.34404">
            <text:p>76,34404</text:p>
          </table:table-cell>
          <table:table-cell office:value-type="float" office:value="-0.003235">
            <text:p>-0,003235</text:p>
          </table:table-cell>
          <table:table-cell office:value-type="float" office:value="-0.003201">
            <text:p>-0,003201</text:p>
          </table:table-cell>
          <table:table-cell office:value-type="float" office:value="0.06871">
            <text:p>0,06871</text:p>
          </table:table-cell>
          <table:table-cell office:value-type="float" office:value="-1.040294">
            <text:p>-1,040294</text:p>
          </table:table-cell>
          <table:table-cell table:number-columns-repeated="1019"/>
        </table:table-row>
        <table:table-row table:style-name="ro1">
          <table:table-cell office:value-type="float" office:value="77.732109">
            <text:p>77,732109</text:p>
          </table:table-cell>
          <table:table-cell office:value-type="float" office:value="-0.003233">
            <text:p>-0,003233</text:p>
          </table:table-cell>
          <table:table-cell office:value-type="float" office:value="-0.003203">
            <text:p>-0,003203</text:p>
          </table:table-cell>
          <table:table-cell office:value-type="float" office:value="0.069959">
            <text:p>0,069959</text:p>
          </table:table-cell>
          <table:table-cell office:value-type="float" office:value="-1.040294">
            <text:p>-1,040294</text:p>
          </table:table-cell>
          <table:table-cell table:number-columns-repeated="1019"/>
        </table:table-row>
        <table:table-row table:style-name="ro1">
          <table:table-cell office:value-type="float" office:value="79.120186">
            <text:p>79,120186</text:p>
          </table:table-cell>
          <table:table-cell office:value-type="float" office:value="-0.003235">
            <text:p>-0,003235</text:p>
          </table:table-cell>
          <table:table-cell office:value-type="float" office:value="-0.003201">
            <text:p>-0,003201</text:p>
          </table:table-cell>
          <table:table-cell office:value-type="float" office:value="0.071208">
            <text:p>0,071208</text:p>
          </table:table-cell>
          <table:table-cell office:value-type="float" office:value="-1.059118">
            <text:p>-1,059118</text:p>
          </table:table-cell>
          <table:table-cell table:number-columns-repeated="1019"/>
        </table:table-row>
        <table:table-row table:style-name="ro1">
          <table:table-cell office:value-type="float" office:value="79.120186">
            <text:p>79,120186</text:p>
          </table:table-cell>
          <table:table-cell office:value-type="float" office:value="-0.003233">
            <text:p>-0,003233</text:p>
          </table:table-cell>
          <table:table-cell office:value-type="float" office:value="-0.003202">
            <text:p>-0,003202</text:p>
          </table:table-cell>
          <table:table-cell office:value-type="float" office:value="0.071208">
            <text:p>0,071208</text:p>
          </table:table-cell>
          <table:table-cell office:value-type="float" office:value="-1.059118">
            <text:p>-1,059118</text:p>
          </table:table-cell>
          <table:table-cell table:number-columns-repeated="1019"/>
        </table:table-row>
        <table:table-row table:style-name="ro1">
          <table:table-cell office:value-type="float" office:value="79.814217">
            <text:p>79,814217</text:p>
          </table:table-cell>
          <table:table-cell office:value-type="float" office:value="-0.003233">
            <text:p>-0,003233</text:p>
          </table:table-cell>
          <table:table-cell office:value-type="float" office:value="-0.003202">
            <text:p>-0,003202</text:p>
          </table:table-cell>
          <table:table-cell office:value-type="float" office:value="0.071833">
            <text:p>0,071833</text:p>
          </table:table-cell>
          <table:table-cell office:value-type="float" office:value="-1.078235">
            <text:p>-1,078235</text:p>
          </table:table-cell>
          <table:table-cell table:number-columns-repeated="1019"/>
        </table:table-row>
        <table:table-row table:style-name="ro1">
          <table:table-cell office:value-type="float" office:value="79.814217">
            <text:p>79,814217</text:p>
          </table:table-cell>
          <table:table-cell office:value-type="float" office:value="-0.003235">
            <text:p>-0,003235</text:p>
          </table:table-cell>
          <table:table-cell office:value-type="float" office:value="-0.003202">
            <text:p>-0,003202</text:p>
          </table:table-cell>
          <table:table-cell office:value-type="float" office:value="0.071833">
            <text:p>0,071833</text:p>
          </table:table-cell>
          <table:table-cell office:value-type="float" office:value="-1.078235">
            <text:p>-1,078235</text:p>
          </table:table-cell>
          <table:table-cell table:number-columns-repeated="1019"/>
        </table:table-row>
        <table:table-row table:style-name="ro1">
          <table:table-cell office:value-type="float" office:value="80.508255">
            <text:p>80,508255</text:p>
          </table:table-cell>
          <table:table-cell office:value-type="float" office:value="-0.003235">
            <text:p>-0,003235</text:p>
          </table:table-cell>
          <table:table-cell office:value-type="float" office:value="-0.003202">
            <text:p>-0,003202</text:p>
          </table:table-cell>
          <table:table-cell office:value-type="float" office:value="0.072457">
            <text:p>0,072457</text:p>
          </table:table-cell>
          <table:table-cell office:value-type="float" office:value="-1.097059">
            <text:p>-1,097059</text:p>
          </table:table-cell>
          <table:table-cell table:number-columns-repeated="1019"/>
        </table:table-row>
        <table:table-row table:style-name="ro1">
          <table:table-cell office:value-type="float" office:value="80.508255">
            <text:p>80,508255</text:p>
          </table:table-cell>
          <table:table-cell office:value-type="float" office:value="-0.003235">
            <text:p>-0,003235</text:p>
          </table:table-cell>
          <table:table-cell office:value-type="float" office:value="-0.003201">
            <text:p>-0,003201</text:p>
          </table:table-cell>
          <table:table-cell office:value-type="float" office:value="0.072457">
            <text:p>0,072457</text:p>
          </table:table-cell>
          <table:table-cell office:value-type="float" office:value="-1.097059">
            <text:p>-1,097059</text:p>
          </table:table-cell>
          <table:table-cell table:number-columns-repeated="1019"/>
        </table:table-row>
        <table:table-row table:style-name="ro1">
          <table:table-cell office:value-type="float" office:value="82.59037">
            <text:p>82,59037</text:p>
          </table:table-cell>
          <table:table-cell office:value-type="float" office:value="-0.003235">
            <text:p>-0,003235</text:p>
          </table:table-cell>
          <table:table-cell office:value-type="float" office:value="-0.003201">
            <text:p>-0,003201</text:p>
          </table:table-cell>
          <table:table-cell office:value-type="float" office:value="0.074331">
            <text:p>0,074331</text:p>
          </table:table-cell>
          <table:table-cell office:value-type="float" office:value="-1.116471">
            <text:p>-1,116471</text:p>
          </table:table-cell>
          <table:table-cell table:number-columns-repeated="1019"/>
        </table:table-row>
        <table:table-row table:style-name="ro1">
          <table:table-cell office:value-type="float" office:value="82.59037">
            <text:p>82,59037</text:p>
          </table:table-cell>
          <table:table-cell office:value-type="float" office:value="-0.003235">
            <text:p>-0,003235</text:p>
          </table:table-cell>
          <table:table-cell office:value-type="float" office:value="-0.003203">
            <text:p>-0,003203</text:p>
          </table:table-cell>
          <table:table-cell office:value-type="float" office:value="0.074331">
            <text:p>0,074331</text:p>
          </table:table-cell>
          <table:table-cell office:value-type="float" office:value="-1.116471">
            <text:p>-1,116471</text:p>
          </table:table-cell>
          <table:table-cell table:number-columns-repeated="1019"/>
        </table:table-row>
        <table:table-row table:style-name="ro1">
          <table:table-cell office:value-type="float" office:value="83.284401">
            <text:p>83,284401</text:p>
          </table:table-cell>
          <table:table-cell office:value-type="float" office:value="-0.003235">
            <text:p>-0,003235</text:p>
          </table:table-cell>
          <table:table-cell office:value-type="float" office:value="-0.003201">
            <text:p>-0,003201</text:p>
          </table:table-cell>
          <table:table-cell office:value-type="float" office:value="0.074956">
            <text:p>0,074956</text:p>
          </table:table-cell>
          <table:table-cell office:value-type="float" office:value="-1.136176">
            <text:p>-1,136176</text:p>
          </table:table-cell>
          <table:table-cell table:number-columns-repeated="1019"/>
        </table:table-row>
        <table:table-row table:style-name="ro1">
          <table:table-cell office:value-type="float" office:value="83.284401">
            <text:p>83,284401</text:p>
          </table:table-cell>
          <table:table-cell office:value-type="float" office:value="-0.003235">
            <text:p>-0,003235</text:p>
          </table:table-cell>
          <table:table-cell office:value-type="float" office:value="-0.003201">
            <text:p>-0,003201</text:p>
          </table:table-cell>
          <table:table-cell office:value-type="float" office:value="0.074956">
            <text:p>0,074956</text:p>
          </table:table-cell>
          <table:table-cell office:value-type="float" office:value="-1.136176">
            <text:p>-1,136176</text:p>
          </table:table-cell>
          <table:table-cell table:number-columns-repeated="1019"/>
        </table:table-row>
        <table:table-row table:style-name="ro1">
          <table:table-cell office:value-type="float" office:value="86.754585">
            <text:p>86,754585</text:p>
          </table:table-cell>
          <table:table-cell office:value-type="float" office:value="-0.003237">
            <text:p>-0,003237</text:p>
          </table:table-cell>
          <table:table-cell office:value-type="float" office:value="-0.003202">
            <text:p>-0,003202</text:p>
          </table:table-cell>
          <table:table-cell office:value-type="float" office:value="0.078079">
            <text:p>0,078079</text:p>
          </table:table-cell>
          <table:table-cell office:value-type="float" office:value="-1.155294">
            <text:p>-1,155294</text:p>
          </table:table-cell>
          <table:table-cell table:number-columns-repeated="1019"/>
        </table:table-row>
        <table:table-row table:style-name="ro1">
          <table:table-cell office:value-type="float" office:value="86.754585">
            <text:p>86,754585</text:p>
          </table:table-cell>
          <table:table-cell office:value-type="float" office:value="-0.003236">
            <text:p>-0,003236</text:p>
          </table:table-cell>
          <table:table-cell office:value-type="float" office:value="-0.003201">
            <text:p>-0,003201</text:p>
          </table:table-cell>
          <table:table-cell office:value-type="float" office:value="0.078079">
            <text:p>0,078079</text:p>
          </table:table-cell>
          <table:table-cell office:value-type="float" office:value="-1.155294">
            <text:p>-1,155294</text:p>
          </table:table-cell>
          <table:table-cell table:number-columns-repeated="1019"/>
        </table:table-row>
        <table:table-row table:style-name="ro1">
          <table:table-cell office:value-type="float" office:value="86.060547">
            <text:p>86,060547</text:p>
          </table:table-cell>
          <table:table-cell office:value-type="float" office:value="-0.003236">
            <text:p>-0,003236</text:p>
          </table:table-cell>
          <table:table-cell office:value-type="float" office:value="-0.003201">
            <text:p>-0,003201</text:p>
          </table:table-cell>
          <table:table-cell office:value-type="float" office:value="0.077454">
            <text:p>0,077454</text:p>
          </table:table-cell>
          <table:table-cell office:value-type="float" office:value="-1.174706">
            <text:p>-1,174706</text:p>
          </table:table-cell>
          <table:table-cell table:number-columns-repeated="1019"/>
        </table:table-row>
        <table:table-row table:style-name="ro1">
          <table:table-cell office:value-type="float" office:value="86.060547">
            <text:p>86,060547</text:p>
          </table:table-cell>
          <table:table-cell office:value-type="float" office:value="-0.003233">
            <text:p>-0,003233</text:p>
          </table:table-cell>
          <table:table-cell office:value-type="float" office:value="-0.003202">
            <text:p>-0,003202</text:p>
          </table:table-cell>
          <table:table-cell office:value-type="float" office:value="0.077454">
            <text:p>0,077454</text:p>
          </table:table-cell>
          <table:table-cell office:value-type="float" office:value="-1.174706">
            <text:p>-1,174706</text:p>
          </table:table-cell>
          <table:table-cell table:number-columns-repeated="1019"/>
        </table:table-row>
        <table:table-row table:style-name="ro1">
          <table:table-cell office:value-type="float" office:value="88.8367">
            <text:p>88,8367</text:p>
          </table:table-cell>
          <table:table-cell office:value-type="float" office:value="-0.003236">
            <text:p>-0,003236</text:p>
          </table:table-cell>
          <table:table-cell office:value-type="float" office:value="-0.003203">
            <text:p>-0,003203</text:p>
          </table:table-cell>
          <table:table-cell office:value-type="float" office:value="0.079953">
            <text:p>0,079953</text:p>
          </table:table-cell>
          <table:table-cell office:value-type="float" office:value="-1.194412">
            <text:p>-1,194412</text:p>
          </table:table-cell>
          <table:table-cell table:number-columns-repeated="1019"/>
        </table:table-row>
        <table:table-row table:style-name="ro1">
          <table:table-cell office:value-type="float" office:value="88.8367">
            <text:p>88,8367</text:p>
          </table:table-cell>
          <table:table-cell office:value-type="float" office:value="-0.003236">
            <text:p>-0,003236</text:p>
          </table:table-cell>
          <table:table-cell office:value-type="float" office:value="-0.003202">
            <text:p>-0,003202</text:p>
          </table:table-cell>
          <table:table-cell office:value-type="float" office:value="0.079953">
            <text:p>0,079953</text:p>
          </table:table-cell>
          <table:table-cell office:value-type="float" office:value="-1.194412">
            <text:p>-1,194412</text:p>
          </table:table-cell>
          <table:table-cell table:number-columns-repeated="1019"/>
        </table:table-row>
        <table:table-row table:style-name="ro1">
          <table:table-cell office:value-type="float" office:value="90.22477">
            <text:p>90,22477</text:p>
          </table:table-cell>
          <table:table-cell office:value-type="float" office:value="-0.003235">
            <text:p>-0,003235</text:p>
          </table:table-cell>
          <table:table-cell office:value-type="float" office:value="-0.003201">
            <text:p>-0,003201</text:p>
          </table:table-cell>
          <table:table-cell office:value-type="float" office:value="0.081202">
            <text:p>0,081202</text:p>
          </table:table-cell>
          <table:table-cell office:value-type="float" office:value="-1.214412">
            <text:p>-1,214412</text:p>
          </table:table-cell>
          <table:table-cell table:number-columns-repeated="1019"/>
        </table:table-row>
        <table:table-row table:style-name="ro1">
          <table:table-cell office:value-type="float" office:value="90.22477">
            <text:p>90,22477</text:p>
          </table:table-cell>
          <table:table-cell office:value-type="float" office:value="-0.003237">
            <text:p>-0,003237</text:p>
          </table:table-cell>
          <table:table-cell office:value-type="float" office:value="-0.0032">
            <text:p>-0,0032</text:p>
          </table:table-cell>
          <table:table-cell office:value-type="float" office:value="0.081202">
            <text:p>0,081202</text:p>
          </table:table-cell>
          <table:table-cell office:value-type="float" office:value="-1.214412">
            <text:p>-1,214412</text:p>
          </table:table-cell>
          <table:table-cell table:number-columns-repeated="1019"/>
        </table:table-row>
        <table:table-row table:style-name="ro1">
          <table:table-cell office:value-type="float" office:value="91.612846">
            <text:p>91,612846</text:p>
          </table:table-cell>
          <table:table-cell office:value-type="float" office:value="-0.003235">
            <text:p>-0,003235</text:p>
          </table:table-cell>
          <table:table-cell office:value-type="float" office:value="-0.003202">
            <text:p>-0,003202</text:p>
          </table:table-cell>
          <table:table-cell office:value-type="float" office:value="0.082452">
            <text:p>0,082452</text:p>
          </table:table-cell>
          <table:table-cell office:value-type="float" office:value="-1.234706">
            <text:p>-1,234706</text:p>
          </table:table-cell>
          <table:table-cell table:number-columns-repeated="1019"/>
        </table:table-row>
        <table:table-row table:style-name="ro1">
          <table:table-cell office:value-type="float" office:value="91.612846">
            <text:p>91,612846</text:p>
          </table:table-cell>
          <table:table-cell office:value-type="float" office:value="-0.003236">
            <text:p>-0,003236</text:p>
          </table:table-cell>
          <table:table-cell office:value-type="float" office:value="-0.003201">
            <text:p>-0,003201</text:p>
          </table:table-cell>
          <table:table-cell office:value-type="float" office:value="0.082452">
            <text:p>0,082452</text:p>
          </table:table-cell>
          <table:table-cell office:value-type="float" office:value="-1.234706">
            <text:p>-1,234706</text:p>
          </table:table-cell>
          <table:table-cell table:number-columns-repeated="1019"/>
        </table:table-row>
        <table:table-row table:style-name="ro1">
          <table:table-cell office:value-type="float" office:value="90.22477">
            <text:p>90,22477</text:p>
          </table:table-cell>
          <table:table-cell office:value-type="float" office:value="-0.003237">
            <text:p>-0,003237</text:p>
          </table:table-cell>
          <table:table-cell office:value-type="float" office:value="-0.003203">
            <text:p>-0,003203</text:p>
          </table:table-cell>
          <table:table-cell office:value-type="float" office:value="0.081202">
            <text:p>0,081202</text:p>
          </table:table-cell>
          <table:table-cell office:value-type="float" office:value="-1.254706">
            <text:p>-1,254706</text:p>
          </table:table-cell>
          <table:table-cell table:number-columns-repeated="1019"/>
        </table:table-row>
        <table:table-row table:style-name="ro1">
          <table:table-cell office:value-type="float" office:value="90.22477">
            <text:p>90,22477</text:p>
          </table:table-cell>
          <table:table-cell office:value-type="float" office:value="-0.003235">
            <text:p>-0,003235</text:p>
          </table:table-cell>
          <table:table-cell office:value-type="float" office:value="-0.0032">
            <text:p>-0,0032</text:p>
          </table:table-cell>
          <table:table-cell office:value-type="float" office:value="0.081202">
            <text:p>0,081202</text:p>
          </table:table-cell>
          <table:table-cell office:value-type="float" office:value="-1.254706">
            <text:p>-1,254706</text:p>
          </table:table-cell>
          <table:table-cell table:number-columns-repeated="1019"/>
        </table:table-row>
        <table:table-row table:style-name="ro1">
          <table:table-cell office:value-type="float" office:value="90.918808">
            <text:p>90,918808</text:p>
          </table:table-cell>
          <table:table-cell office:value-type="float" office:value="-0.003235">
            <text:p>-0,003235</text:p>
          </table:table-cell>
          <table:table-cell office:value-type="float" office:value="-0.003202">
            <text:p>-0,003202</text:p>
          </table:table-cell>
          <table:table-cell office:value-type="float" office:value="0.081827">
            <text:p>0,081827</text:p>
          </table:table-cell>
          <table:table-cell office:value-type="float" office:value="-1.274412">
            <text:p>-1,274412</text:p>
          </table:table-cell>
          <table:table-cell table:number-columns-repeated="1019"/>
        </table:table-row>
        <table:table-row table:style-name="ro1">
          <table:table-cell office:value-type="float" office:value="90.918808">
            <text:p>90,918808</text:p>
          </table:table-cell>
          <table:table-cell office:value-type="float" office:value="-0.003236">
            <text:p>-0,003236</text:p>
          </table:table-cell>
          <table:table-cell office:value-type="float" office:value="-0.003203">
            <text:p>-0,003203</text:p>
          </table:table-cell>
          <table:table-cell office:value-type="float" office:value="0.081827">
            <text:p>0,081827</text:p>
          </table:table-cell>
          <table:table-cell office:value-type="float" office:value="-1.274412">
            <text:p>-1,274412</text:p>
          </table:table-cell>
          <table:table-cell table:number-columns-repeated="1019"/>
        </table:table-row>
        <table:table-row table:style-name="ro1">
          <table:table-cell office:value-type="float" office:value="93.694954">
            <text:p>93,694954</text:p>
          </table:table-cell>
          <table:table-cell office:value-type="float" office:value="-0.003233">
            <text:p>-0,003233</text:p>
          </table:table-cell>
          <table:table-cell office:value-type="float" office:value="-0.0032">
            <text:p>-0,0032</text:p>
          </table:table-cell>
          <table:table-cell office:value-type="float" office:value="0.084325">
            <text:p>0,084325</text:p>
          </table:table-cell>
          <table:table-cell office:value-type="float" office:value="-1.294706">
            <text:p>-1,294706</text:p>
          </table:table-cell>
          <table:table-cell table:number-columns-repeated="1019"/>
        </table:table-row>
        <table:table-row table:style-name="ro1">
          <table:table-cell office:value-type="float" office:value="93.694954">
            <text:p>93,694954</text:p>
          </table:table-cell>
          <table:table-cell office:value-type="float" office:value="-0.003235">
            <text:p>-0,003235</text:p>
          </table:table-cell>
          <table:table-cell office:value-type="float" office:value="-0.003201">
            <text:p>-0,003201</text:p>
          </table:table-cell>
          <table:table-cell office:value-type="float" office:value="0.084325">
            <text:p>0,084325</text:p>
          </table:table-cell>
          <table:table-cell office:value-type="float" office:value="-1.294706">
            <text:p>-1,294706</text:p>
          </table:table-cell>
          <table:table-cell table:number-columns-repeated="1019"/>
        </table:table-row>
        <table:table-row table:style-name="ro1">
          <table:table-cell office:value-type="float" office:value="96.4711">
            <text:p>96,4711</text:p>
          </table:table-cell>
          <table:table-cell office:value-type="float" office:value="-0.003233">
            <text:p>-0,003233</text:p>
          </table:table-cell>
          <table:table-cell office:value-type="float" office:value="-0.0032">
            <text:p>-0,0032</text:p>
          </table:table-cell>
          <table:table-cell office:value-type="float" office:value="0.086824">
            <text:p>0,086824</text:p>
          </table:table-cell>
          <table:table-cell office:value-type="float" office:value="-1.314118">
            <text:p>-1,314118</text:p>
          </table:table-cell>
          <table:table-cell table:number-columns-repeated="1019"/>
        </table:table-row>
        <table:table-row table:style-name="ro1">
          <table:table-cell office:value-type="float" office:value="96.4711">
            <text:p>96,4711</text:p>
          </table:table-cell>
          <table:table-cell office:value-type="float" office:value="-0.003235">
            <text:p>-0,003235</text:p>
          </table:table-cell>
          <table:table-cell office:value-type="float" office:value="-0.003204">
            <text:p>-0,003204</text:p>
          </table:table-cell>
          <table:table-cell office:value-type="float" office:value="0.086824">
            <text:p>0,086824</text:p>
          </table:table-cell>
          <table:table-cell office:value-type="float" office:value="-1.314118">
            <text:p>-1,314118</text:p>
          </table:table-cell>
          <table:table-cell table:number-columns-repeated="1019"/>
        </table:table-row>
        <table:table-row table:style-name="ro1">
          <table:table-cell office:value-type="float" office:value="97.165138">
            <text:p>97,165138</text:p>
          </table:table-cell>
          <table:table-cell office:value-type="float" office:value="-0.003237">
            <text:p>-0,003237</text:p>
          </table:table-cell>
          <table:table-cell office:value-type="float" office:value="-0.0032">
            <text:p>-0,0032</text:p>
          </table:table-cell>
          <table:table-cell office:value-type="float" office:value="0.087449">
            <text:p>0,087449</text:p>
          </table:table-cell>
          <table:table-cell office:value-type="float" office:value="-1.334706">
            <text:p>-1,334706</text:p>
          </table:table-cell>
          <table:table-cell table:number-columns-repeated="1019"/>
        </table:table-row>
        <table:table-row table:style-name="ro1">
          <table:table-cell office:value-type="float" office:value="97.165138">
            <text:p>97,165138</text:p>
          </table:table-cell>
          <table:table-cell office:value-type="float" office:value="-0.003235">
            <text:p>-0,003235</text:p>
          </table:table-cell>
          <table:table-cell office:value-type="float" office:value="-0.003201">
            <text:p>-0,003201</text:p>
          </table:table-cell>
          <table:table-cell office:value-type="float" office:value="0.087449">
            <text:p>0,087449</text:p>
          </table:table-cell>
          <table:table-cell office:value-type="float" office:value="-1.334706">
            <text:p>-1,334706</text:p>
          </table:table-cell>
          <table:table-cell table:number-columns-repeated="1019"/>
        </table:table-row>
        <table:table-row table:style-name="ro1">
          <table:table-cell office:value-type="float" office:value="99.247246">
            <text:p>99,247246</text:p>
          </table:table-cell>
          <table:table-cell office:value-type="float" office:value="-0.003236">
            <text:p>-0,003236</text:p>
          </table:table-cell>
          <table:table-cell office:value-type="float" office:value="-0.0032">
            <text:p>-0,0032</text:p>
          </table:table-cell>
          <table:table-cell office:value-type="float" office:value="0.089323">
            <text:p>0,089323</text:p>
          </table:table-cell>
          <table:table-cell office:value-type="float" office:value="-1.355">
            <text:p>-1,355</text:p>
          </table:table-cell>
          <table:table-cell table:number-columns-repeated="1019"/>
        </table:table-row>
        <table:table-row table:style-name="ro1">
          <table:table-cell office:value-type="float" office:value="99.247246">
            <text:p>99,247246</text:p>
          </table:table-cell>
          <table:table-cell office:value-type="float" office:value="-0.003236">
            <text:p>-0,003236</text:p>
          </table:table-cell>
          <table:table-cell office:value-type="float" office:value="-0.003202">
            <text:p>-0,003202</text:p>
          </table:table-cell>
          <table:table-cell office:value-type="float" office:value="0.089323">
            <text:p>0,089323</text:p>
          </table:table-cell>
          <table:table-cell office:value-type="float" office:value="-1.355">
            <text:p>-1,355</text:p>
          </table:table-cell>
          <table:table-cell table:number-columns-repeated="1019"/>
        </table:table-row>
        <table:table-row table:style-name="ro1">
          <table:table-cell office:value-type="float" office:value="98.553207">
            <text:p>98,553207</text:p>
          </table:table-cell>
          <table:table-cell office:value-type="float" office:value="-0.003235">
            <text:p>-0,003235</text:p>
          </table:table-cell>
          <table:table-cell office:value-type="float" office:value="-0.0032">
            <text:p>-0,0032</text:p>
          </table:table-cell>
          <table:table-cell office:value-type="float" office:value="0.088698">
            <text:p>0,088698</text:p>
          </table:table-cell>
          <table:table-cell office:value-type="float" office:value="-1.374706">
            <text:p>-1,374706</text:p>
          </table:table-cell>
          <table:table-cell table:number-columns-repeated="1019"/>
        </table:table-row>
        <table:table-row table:style-name="ro1">
          <table:table-cell office:value-type="float" office:value="98.553207">
            <text:p>98,553207</text:p>
          </table:table-cell>
          <table:table-cell office:value-type="float" office:value="-0.003235">
            <text:p>-0,003235</text:p>
          </table:table-cell>
          <table:table-cell office:value-type="float" office:value="-0.003203">
            <text:p>-0,003203</text:p>
          </table:table-cell>
          <table:table-cell office:value-type="float" office:value="0.088698">
            <text:p>0,088698</text:p>
          </table:table-cell>
          <table:table-cell office:value-type="float" office:value="-1.374706">
            <text:p>-1,374706</text:p>
          </table:table-cell>
          <table:table-cell table:number-columns-repeated="1019"/>
        </table:table-row>
        <table:table-row table:style-name="ro1">
          <table:table-cell office:value-type="float" office:value="102.023392">
            <text:p>102,023392</text:p>
          </table:table-cell>
          <table:table-cell office:value-type="float" office:value="-0.003235">
            <text:p>-0,003235</text:p>
          </table:table-cell>
          <table:table-cell office:value-type="float" office:value="-0.003203">
            <text:p>-0,003203</text:p>
          </table:table-cell>
          <table:table-cell office:value-type="float" office:value="0.091821">
            <text:p>0,091821</text:p>
          </table:table-cell>
          <table:table-cell office:value-type="float" office:value="-1.394118">
            <text:p>-1,394118</text:p>
          </table:table-cell>
          <table:table-cell table:number-columns-repeated="1019"/>
        </table:table-row>
        <table:table-row table:style-name="ro1">
          <table:table-cell office:value-type="float" office:value="102.023392">
            <text:p>102,023392</text:p>
          </table:table-cell>
          <table:table-cell office:value-type="float" office:value="-0.003235">
            <text:p>-0,003235</text:p>
          </table:table-cell>
          <table:table-cell office:value-type="float" office:value="-0.003201">
            <text:p>-0,003201</text:p>
          </table:table-cell>
          <table:table-cell office:value-type="float" office:value="0.091821">
            <text:p>0,091821</text:p>
          </table:table-cell>
          <table:table-cell office:value-type="float" office:value="-1.394118">
            <text:p>-1,394118</text:p>
          </table:table-cell>
          <table:table-cell table:number-columns-repeated="1019"/>
        </table:table-row>
        <table:table-row table:style-name="ro1">
          <table:table-cell office:value-type="float" office:value="103.411469">
            <text:p>103,411469</text:p>
          </table:table-cell>
          <table:table-cell office:value-type="float" office:value="-0.003235">
            <text:p>-0,003235</text:p>
          </table:table-cell>
          <table:table-cell office:value-type="float" office:value="-0.003201">
            <text:p>-0,003201</text:p>
          </table:table-cell>
          <table:table-cell office:value-type="float" office:value="0.09307">
            <text:p>0,09307</text:p>
          </table:table-cell>
          <table:table-cell office:value-type="float" office:value="-1.414118">
            <text:p>-1,414118</text:p>
          </table:table-cell>
          <table:table-cell table:number-columns-repeated="1019"/>
        </table:table-row>
        <table:table-row table:style-name="ro1">
          <table:table-cell office:value-type="float" office:value="103.411469">
            <text:p>103,411469</text:p>
          </table:table-cell>
          <table:table-cell office:value-type="float" office:value="-0.003237">
            <text:p>-0,003237</text:p>
          </table:table-cell>
          <table:table-cell office:value-type="float" office:value="-0.003201">
            <text:p>-0,003201</text:p>
          </table:table-cell>
          <table:table-cell office:value-type="float" office:value="0.09307">
            <text:p>0,09307</text:p>
          </table:table-cell>
          <table:table-cell office:value-type="float" office:value="-1.414118">
            <text:p>-1,414118</text:p>
          </table:table-cell>
          <table:table-cell table:number-columns-repeated="1019"/>
        </table:table-row>
        <table:table-row table:style-name="ro1">
          <table:table-cell office:value-type="float" office:value="103.411469">
            <text:p>103,411469</text:p>
          </table:table-cell>
          <table:table-cell office:value-type="float" office:value="-0.003233">
            <text:p>-0,003233</text:p>
          </table:table-cell>
          <table:table-cell office:value-type="float" office:value="-0.0032">
            <text:p>-0,0032</text:p>
          </table:table-cell>
          <table:table-cell office:value-type="float" office:value="0.09307">
            <text:p>0,09307</text:p>
          </table:table-cell>
          <table:table-cell office:value-type="float" office:value="-1.434706">
            <text:p>-1,434706</text:p>
          </table:table-cell>
          <table:table-cell table:number-columns-repeated="1019"/>
        </table:table-row>
        <table:table-row table:style-name="ro1">
          <table:table-cell office:value-type="float" office:value="103.411469">
            <text:p>103,411469</text:p>
          </table:table-cell>
          <table:table-cell office:value-type="float" office:value="-0.003233">
            <text:p>-0,003233</text:p>
          </table:table-cell>
          <table:table-cell office:value-type="float" office:value="-0.003201">
            <text:p>-0,003201</text:p>
          </table:table-cell>
          <table:table-cell office:value-type="float" office:value="0.09307">
            <text:p>0,09307</text:p>
          </table:table-cell>
          <table:table-cell office:value-type="float" office:value="-1.434706">
            <text:p>-1,434706</text:p>
          </table:table-cell>
          <table:table-cell table:number-columns-repeated="1019"/>
        </table:table-row>
        <table:table-row table:style-name="ro1">
          <table:table-cell office:value-type="float" office:value="104.799538">
            <text:p>104,799538</text:p>
          </table:table-cell>
          <table:table-cell office:value-type="float" office:value="-0.003238">
            <text:p>-0,003238</text:p>
          </table:table-cell>
          <table:table-cell office:value-type="float" office:value="-0.003202">
            <text:p>-0,003202</text:p>
          </table:table-cell>
          <table:table-cell office:value-type="float" office:value="0.09432">
            <text:p>0,09432</text:p>
          </table:table-cell>
          <table:table-cell office:value-type="float" office:value="-1.454412">
            <text:p>-1,454412</text:p>
          </table:table-cell>
          <table:table-cell table:number-columns-repeated="1019"/>
        </table:table-row>
        <table:table-row table:style-name="ro1">
          <table:table-cell office:value-type="float" office:value="104.799538">
            <text:p>104,799538</text:p>
          </table:table-cell>
          <table:table-cell office:value-type="float" office:value="-0.003236">
            <text:p>-0,003236</text:p>
          </table:table-cell>
          <table:table-cell office:value-type="float" office:value="-0.003202">
            <text:p>-0,003202</text:p>
          </table:table-cell>
          <table:table-cell office:value-type="float" office:value="0.09432">
            <text:p>0,09432</text:p>
          </table:table-cell>
          <table:table-cell office:value-type="float" office:value="-1.454412">
            <text:p>-1,454412</text:p>
          </table:table-cell>
          <table:table-cell table:number-columns-repeated="1019"/>
        </table:table-row>
        <table:table-row table:style-name="ro1">
          <table:table-cell office:value-type="float" office:value="107.575691">
            <text:p>107,575691</text:p>
          </table:table-cell>
          <table:table-cell office:value-type="float" office:value="-0.003236">
            <text:p>-0,003236</text:p>
          </table:table-cell>
          <table:table-cell office:value-type="float" office:value="-0.003202">
            <text:p>-0,003202</text:p>
          </table:table-cell>
          <table:table-cell office:value-type="float" office:value="0.096818">
            <text:p>0,096818</text:p>
          </table:table-cell>
          <table:table-cell office:value-type="float" office:value="-1.474412">
            <text:p>-1,474412</text:p>
          </table:table-cell>
          <table:table-cell table:number-columns-repeated="1019"/>
        </table:table-row>
        <table:table-row table:style-name="ro1">
          <table:table-cell office:value-type="float" office:value="107.575691">
            <text:p>107,575691</text:p>
          </table:table-cell>
          <table:table-cell office:value-type="float" office:value="-0.003235">
            <text:p>-0,003235</text:p>
          </table:table-cell>
          <table:table-cell office:value-type="float" office:value="-0.003202">
            <text:p>-0,003202</text:p>
          </table:table-cell>
          <table:table-cell office:value-type="float" office:value="0.096818">
            <text:p>0,096818</text:p>
          </table:table-cell>
          <table:table-cell office:value-type="float" office:value="-1.474412">
            <text:p>-1,474412</text:p>
          </table:table-cell>
          <table:table-cell table:number-columns-repeated="1019"/>
        </table:table-row>
        <table:table-row table:style-name="ro1">
          <table:table-cell office:value-type="float" office:value="108.96376">
            <text:p>108,96376</text:p>
          </table:table-cell>
          <table:table-cell office:value-type="float" office:value="-0.003237">
            <text:p>-0,003237</text:p>
          </table:table-cell>
          <table:table-cell office:value-type="float" office:value="-0.003201">
            <text:p>-0,003201</text:p>
          </table:table-cell>
          <table:table-cell office:value-type="float" office:value="0.098067">
            <text:p>0,098067</text:p>
          </table:table-cell>
          <table:table-cell office:value-type="float" office:value="-1.494412">
            <text:p>-1,494412</text:p>
          </table:table-cell>
          <table:table-cell table:number-columns-repeated="1019"/>
        </table:table-row>
        <table:table-row table:style-name="ro1">
          <table:table-cell office:value-type="float" office:value="108.96376">
            <text:p>108,96376</text:p>
          </table:table-cell>
          <table:table-cell office:value-type="float" office:value="-0.003235">
            <text:p>-0,003235</text:p>
          </table:table-cell>
          <table:table-cell office:value-type="float" office:value="-0.0032">
            <text:p>-0,0032</text:p>
          </table:table-cell>
          <table:table-cell office:value-type="float" office:value="0.098067">
            <text:p>0,098067</text:p>
          </table:table-cell>
          <table:table-cell office:value-type="float" office:value="-1.494412">
            <text:p>-1,494412</text:p>
          </table:table-cell>
          <table:table-cell table:number-columns-repeated="1019"/>
        </table:table-row>
        <table:table-row table:style-name="ro1">
          <table:table-cell office:value-type="float" office:value="108.269722">
            <text:p>108,269722</text:p>
          </table:table-cell>
          <table:table-cell office:value-type="float" office:value="-0.003236">
            <text:p>-0,003236</text:p>
          </table:table-cell>
          <table:table-cell office:value-type="float" office:value="-0.003202">
            <text:p>-0,003202</text:p>
          </table:table-cell>
          <table:table-cell office:value-type="float" office:value="0.097443">
            <text:p>0,097443</text:p>
          </table:table-cell>
          <table:table-cell office:value-type="float" office:value="-1.514118">
            <text:p>-1,514118</text:p>
          </table:table-cell>
          <table:table-cell table:number-columns-repeated="1019"/>
        </table:table-row>
        <table:table-row table:style-name="ro1">
          <table:table-cell office:value-type="float" office:value="108.269722">
            <text:p>108,269722</text:p>
          </table:table-cell>
          <table:table-cell office:value-type="float" office:value="-0.003233">
            <text:p>-0,003233</text:p>
          </table:table-cell>
          <table:table-cell office:value-type="float" office:value="-0.003201">
            <text:p>-0,003201</text:p>
          </table:table-cell>
          <table:table-cell office:value-type="float" office:value="0.097443">
            <text:p>0,097443</text:p>
          </table:table-cell>
          <table:table-cell office:value-type="float" office:value="-1.514118">
            <text:p>-1,514118</text:p>
          </table:table-cell>
          <table:table-cell table:number-columns-repeated="1019"/>
        </table:table-row>
        <table:table-row table:style-name="ro1">
          <table:table-cell office:value-type="float" office:value="110.351837">
            <text:p>110,351837</text:p>
          </table:table-cell>
          <table:table-cell office:value-type="float" office:value="-0.003236">
            <text:p>-0,003236</text:p>
          </table:table-cell>
          <table:table-cell office:value-type="float" office:value="-0.003202">
            <text:p>-0,003202</text:p>
          </table:table-cell>
          <table:table-cell office:value-type="float" office:value="0.099317">
            <text:p>0,099317</text:p>
          </table:table-cell>
          <table:table-cell office:value-type="float" office:value="-1.534412">
            <text:p>-1,534412</text:p>
          </table:table-cell>
          <table:table-cell table:number-columns-repeated="1019"/>
        </table:table-row>
        <table:table-row table:style-name="ro1">
          <table:table-cell office:value-type="float" office:value="110.351837">
            <text:p>110,351837</text:p>
          </table:table-cell>
          <table:table-cell office:value-type="float" office:value="-0.003237">
            <text:p>-0,003237</text:p>
          </table:table-cell>
          <table:table-cell office:value-type="float" office:value="-0.0032">
            <text:p>-0,0032</text:p>
          </table:table-cell>
          <table:table-cell office:value-type="float" office:value="0.099317">
            <text:p>0,099317</text:p>
          </table:table-cell>
          <table:table-cell office:value-type="float" office:value="-1.534412">
            <text:p>-1,534412</text:p>
          </table:table-cell>
          <table:table-cell table:number-columns-repeated="1019"/>
        </table:table-row>
        <table:table-row table:style-name="ro1">
          <table:table-cell office:value-type="float" office:value="111.739906">
            <text:p>111,739906</text:p>
          </table:table-cell>
          <table:table-cell office:value-type="float" office:value="-0.003235">
            <text:p>-0,003235</text:p>
          </table:table-cell>
          <table:table-cell office:value-type="float" office:value="-0.003203">
            <text:p>-0,003203</text:p>
          </table:table-cell>
          <table:table-cell office:value-type="float" office:value="0.100566">
            <text:p>0,100566</text:p>
          </table:table-cell>
          <table:table-cell office:value-type="float" office:value="-1.554118">
            <text:p>-1,554118</text:p>
          </table:table-cell>
          <table:table-cell table:number-columns-repeated="1019"/>
        </table:table-row>
        <table:table-row table:style-name="ro1">
          <table:table-cell office:value-type="float" office:value="111.739906">
            <text:p>111,739906</text:p>
          </table:table-cell>
          <table:table-cell office:value-type="float" office:value="-0.003236">
            <text:p>-0,003236</text:p>
          </table:table-cell>
          <table:table-cell office:value-type="float" office:value="-0.003202">
            <text:p>-0,003202</text:p>
          </table:table-cell>
          <table:table-cell office:value-type="float" office:value="0.100566">
            <text:p>0,100566</text:p>
          </table:table-cell>
          <table:table-cell office:value-type="float" office:value="-1.554118">
            <text:p>-1,554118</text:p>
          </table:table-cell>
          <table:table-cell table:number-columns-repeated="1019"/>
        </table:table-row>
        <table:table-row table:style-name="ro1">
          <table:table-cell office:value-type="float" office:value="113.127983">
            <text:p>113,127983</text:p>
          </table:table-cell>
          <table:table-cell office:value-type="float" office:value="-0.003235">
            <text:p>-0,003235</text:p>
          </table:table-cell>
          <table:table-cell office:value-type="float" office:value="-0.003202">
            <text:p>-0,003202</text:p>
          </table:table-cell>
          <table:table-cell office:value-type="float" office:value="0.101815">
            <text:p>0,101815</text:p>
          </table:table-cell>
          <table:table-cell office:value-type="float" office:value="-1.574706">
            <text:p>-1,574706</text:p>
          </table:table-cell>
          <table:table-cell table:number-columns-repeated="1019"/>
        </table:table-row>
        <table:table-row table:style-name="ro1">
          <table:table-cell office:value-type="float" office:value="113.127983">
            <text:p>113,127983</text:p>
          </table:table-cell>
          <table:table-cell office:value-type="float" office:value="-0.003235">
            <text:p>-0,003235</text:p>
          </table:table-cell>
          <table:table-cell office:value-type="float" office:value="-0.003202">
            <text:p>-0,003202</text:p>
          </table:table-cell>
          <table:table-cell office:value-type="float" office:value="0.101815">
            <text:p>0,101815</text:p>
          </table:table-cell>
          <table:table-cell office:value-type="float" office:value="-1.574706">
            <text:p>-1,574706</text:p>
          </table:table-cell>
          <table:table-cell table:number-columns-repeated="1019"/>
        </table:table-row>
        <table:table-row table:style-name="ro1">
          <table:table-cell office:value-type="float" office:value="115.210091">
            <text:p>115,210091</text:p>
          </table:table-cell>
          <table:table-cell office:value-type="float" office:value="-0.003237">
            <text:p>-0,003237</text:p>
          </table:table-cell>
          <table:table-cell office:value-type="float" office:value="-0.003204">
            <text:p>-0,003204</text:p>
          </table:table-cell>
          <table:table-cell office:value-type="float" office:value="0.103689">
            <text:p>0,103689</text:p>
          </table:table-cell>
          <table:table-cell office:value-type="float" office:value="-1.593824">
            <text:p>-1,593824</text:p>
          </table:table-cell>
          <table:table-cell table:number-columns-repeated="1019"/>
        </table:table-row>
        <table:table-row table:style-name="ro1">
          <table:table-cell office:value-type="float" office:value="115.210091">
            <text:p>115,210091</text:p>
          </table:table-cell>
          <table:table-cell office:value-type="float" office:value="-0.003237">
            <text:p>-0,003237</text:p>
          </table:table-cell>
          <table:table-cell office:value-type="float" office:value="-0.0032">
            <text:p>-0,0032</text:p>
          </table:table-cell>
          <table:table-cell office:value-type="float" office:value="0.103689">
            <text:p>0,103689</text:p>
          </table:table-cell>
          <table:table-cell office:value-type="float" office:value="-1.593824">
            <text:p>-1,593824</text:p>
          </table:table-cell>
          <table:table-cell table:number-columns-repeated="1019"/>
        </table:table-row>
        <table:table-row table:style-name="ro1">
          <table:table-cell office:value-type="float" office:value="115.210091">
            <text:p>115,210091</text:p>
          </table:table-cell>
          <table:table-cell office:value-type="float" office:value="-0.003235">
            <text:p>-0,003235</text:p>
          </table:table-cell>
          <table:table-cell office:value-type="float" office:value="-0.003202">
            <text:p>-0,003202</text:p>
          </table:table-cell>
          <table:table-cell office:value-type="float" office:value="0.103689">
            <text:p>0,103689</text:p>
          </table:table-cell>
          <table:table-cell office:value-type="float" office:value="-1.614412">
            <text:p>-1,614412</text:p>
          </table:table-cell>
          <table:table-cell table:number-columns-repeated="1019"/>
        </table:table-row>
        <table:table-row table:style-name="ro1">
          <table:table-cell office:value-type="float" office:value="115.210091">
            <text:p>115,210091</text:p>
          </table:table-cell>
          <table:table-cell office:value-type="float" office:value="-0.003235">
            <text:p>-0,003235</text:p>
          </table:table-cell>
          <table:table-cell office:value-type="float" office:value="-0.003202">
            <text:p>-0,003202</text:p>
          </table:table-cell>
          <table:table-cell office:value-type="float" office:value="0.103689">
            <text:p>0,103689</text:p>
          </table:table-cell>
          <table:table-cell office:value-type="float" office:value="-1.614412">
            <text:p>-1,614412</text:p>
          </table:table-cell>
          <table:table-cell table:number-columns-repeated="1019"/>
        </table:table-row>
        <table:table-row table:style-name="ro1">
          <table:table-cell office:value-type="float" office:value="117.986237">
            <text:p>117,986237</text:p>
          </table:table-cell>
          <table:table-cell office:value-type="float" office:value="-0.003235">
            <text:p>-0,003235</text:p>
          </table:table-cell>
          <table:table-cell office:value-type="float" office:value="-0.003201">
            <text:p>-0,003201</text:p>
          </table:table-cell>
          <table:table-cell office:value-type="float" office:value="0.106188">
            <text:p>0,106188</text:p>
          </table:table-cell>
          <table:table-cell office:value-type="float" office:value="-1.634412">
            <text:p>-1,634412</text:p>
          </table:table-cell>
          <table:table-cell table:number-columns-repeated="1019"/>
        </table:table-row>
        <table:table-row table:style-name="ro1">
          <table:table-cell office:value-type="float" office:value="117.986237">
            <text:p>117,986237</text:p>
          </table:table-cell>
          <table:table-cell office:value-type="float" office:value="-0.003236">
            <text:p>-0,003236</text:p>
          </table:table-cell>
          <table:table-cell office:value-type="float" office:value="-0.003201">
            <text:p>-0,003201</text:p>
          </table:table-cell>
          <table:table-cell office:value-type="float" office:value="0.106188">
            <text:p>0,106188</text:p>
          </table:table-cell>
          <table:table-cell office:value-type="float" office:value="-1.634412">
            <text:p>-1,634412</text:p>
          </table:table-cell>
          <table:table-cell table:number-columns-repeated="1019"/>
        </table:table-row>
        <table:table-row table:style-name="ro1">
          <table:table-cell office:value-type="float" office:value="118.680275">
            <text:p>118,680275</text:p>
          </table:table-cell>
          <table:table-cell office:value-type="float" office:value="-0.003235">
            <text:p>-0,003235</text:p>
          </table:table-cell>
          <table:table-cell office:value-type="float" office:value="-0.0032">
            <text:p>-0,0032</text:p>
          </table:table-cell>
          <table:table-cell office:value-type="float" office:value="0.106812">
            <text:p>0,106812</text:p>
          </table:table-cell>
          <table:table-cell office:value-type="float" office:value="-1.654412">
            <text:p>-1,654412</text:p>
          </table:table-cell>
          <table:table-cell table:number-columns-repeated="1019"/>
        </table:table-row>
        <table:table-row table:style-name="ro1">
          <table:table-cell office:value-type="float" office:value="118.680275">
            <text:p>118,680275</text:p>
          </table:table-cell>
          <table:table-cell office:value-type="float" office:value="-0.003232">
            <text:p>-0,003232</text:p>
          </table:table-cell>
          <table:table-cell office:value-type="float" office:value="-0.003202">
            <text:p>-0,003202</text:p>
          </table:table-cell>
          <table:table-cell office:value-type="float" office:value="0.106812">
            <text:p>0,106812</text:p>
          </table:table-cell>
          <table:table-cell office:value-type="float" office:value="-1.654412">
            <text:p>-1,654412</text:p>
          </table:table-cell>
          <table:table-cell table:number-columns-repeated="1019"/>
        </table:table-row>
        <table:table-row table:style-name="ro1">
          <table:table-cell office:value-type="float" office:value="119.374313">
            <text:p>119,374313</text:p>
          </table:table-cell>
          <table:table-cell office:value-type="float" office:value="-0.003236">
            <text:p>-0,003236</text:p>
          </table:table-cell>
          <table:table-cell office:value-type="float" office:value="-0.003197">
            <text:p>-0,003197</text:p>
          </table:table-cell>
          <table:table-cell office:value-type="float" office:value="0.107437">
            <text:p>0,107437</text:p>
          </table:table-cell>
          <table:table-cell office:value-type="float" office:value="-1.674706">
            <text:p>-1,674706</text:p>
          </table:table-cell>
          <table:table-cell table:number-columns-repeated="1019"/>
        </table:table-row>
        <table:table-row table:style-name="ro1">
          <table:table-cell office:value-type="float" office:value="119.374313">
            <text:p>119,374313</text:p>
          </table:table-cell>
          <table:table-cell office:value-type="float" office:value="-0.003237">
            <text:p>-0,003237</text:p>
          </table:table-cell>
          <table:table-cell office:value-type="float" office:value="-0.003202">
            <text:p>-0,003202</text:p>
          </table:table-cell>
          <table:table-cell office:value-type="float" office:value="0.107437">
            <text:p>0,107437</text:p>
          </table:table-cell>
          <table:table-cell office:value-type="float" office:value="-1.674706">
            <text:p>-1,674706</text:p>
          </table:table-cell>
          <table:table-cell table:number-columns-repeated="1019"/>
        </table:table-row>
        <table:table-row table:style-name="ro1">
          <table:table-cell office:value-type="float" office:value="120.762383">
            <text:p>120,762383</text:p>
          </table:table-cell>
          <table:table-cell office:value-type="float" office:value="-0.003237">
            <text:p>-0,003237</text:p>
          </table:table-cell>
          <table:table-cell office:value-type="float" office:value="-0.003202">
            <text:p>-0,003202</text:p>
          </table:table-cell>
          <table:table-cell office:value-type="float" office:value="0.108686">
            <text:p>0,108686</text:p>
          </table:table-cell>
          <table:table-cell office:value-type="float" office:value="-1.694118">
            <text:p>-1,694118</text:p>
          </table:table-cell>
          <table:table-cell table:number-columns-repeated="1019"/>
        </table:table-row>
        <table:table-row table:style-name="ro1">
          <table:table-cell office:value-type="float" office:value="120.762383">
            <text:p>120,762383</text:p>
          </table:table-cell>
          <table:table-cell office:value-type="float" office:value="-0.003235">
            <text:p>-0,003235</text:p>
          </table:table-cell>
          <table:table-cell office:value-type="float" office:value="-0.0032">
            <text:p>-0,0032</text:p>
          </table:table-cell>
          <table:table-cell office:value-type="float" office:value="0.108686">
            <text:p>0,108686</text:p>
          </table:table-cell>
          <table:table-cell office:value-type="float" office:value="-1.694118">
            <text:p>-1,694118</text:p>
          </table:table-cell>
          <table:table-cell table:number-columns-repeated="1019"/>
        </table:table-row>
        <table:table-row table:style-name="ro1">
          <table:table-cell office:value-type="float" office:value="124.232567">
            <text:p>124,232567</text:p>
          </table:table-cell>
          <table:table-cell office:value-type="float" office:value="-0.003235">
            <text:p>-0,003235</text:p>
          </table:table-cell>
          <table:table-cell office:value-type="float" office:value="-0.0032">
            <text:p>-0,0032</text:p>
          </table:table-cell>
          <table:table-cell office:value-type="float" office:value="0.111809">
            <text:p>0,111809</text:p>
          </table:table-cell>
          <table:table-cell office:value-type="float" office:value="-1.714412">
            <text:p>-1,714412</text:p>
          </table:table-cell>
          <table:table-cell table:number-columns-repeated="1019"/>
        </table:table-row>
        <table:table-row table:style-name="ro1">
          <table:table-cell office:value-type="float" office:value="124.232567">
            <text:p>124,232567</text:p>
          </table:table-cell>
          <table:table-cell office:value-type="float" office:value="-0.003233">
            <text:p>-0,003233</text:p>
          </table:table-cell>
          <table:table-cell office:value-type="float" office:value="-0.003201">
            <text:p>-0,003201</text:p>
          </table:table-cell>
          <table:table-cell office:value-type="float" office:value="0.111809">
            <text:p>0,111809</text:p>
          </table:table-cell>
          <table:table-cell office:value-type="float" office:value="-1.714412">
            <text:p>-1,714412</text:p>
          </table:table-cell>
          <table:table-cell table:number-columns-repeated="1019"/>
        </table:table-row>
        <table:table-row table:style-name="ro1">
          <table:table-cell office:value-type="float" office:value="124.926605">
            <text:p>124,926605</text:p>
          </table:table-cell>
          <table:table-cell office:value-type="float" office:value="-0.003236">
            <text:p>-0,003236</text:p>
          </table:table-cell>
          <table:table-cell office:value-type="float" office:value="-0.003202">
            <text:p>-0,003202</text:p>
          </table:table-cell>
          <table:table-cell office:value-type="float" office:value="0.112434">
            <text:p>0,112434</text:p>
          </table:table-cell>
          <table:table-cell office:value-type="float" office:value="-1.734706">
            <text:p>-1,734706</text:p>
          </table:table-cell>
          <table:table-cell table:number-columns-repeated="1019"/>
        </table:table-row>
        <table:table-row table:style-name="ro1">
          <table:table-cell office:value-type="float" office:value="124.926605">
            <text:p>124,926605</text:p>
          </table:table-cell>
          <table:table-cell office:value-type="float" office:value="-0.003235">
            <text:p>-0,003235</text:p>
          </table:table-cell>
          <table:table-cell office:value-type="float" office:value="-0.0032">
            <text:p>-0,0032</text:p>
          </table:table-cell>
          <table:table-cell office:value-type="float" office:value="0.112434">
            <text:p>0,112434</text:p>
          </table:table-cell>
          <table:table-cell office:value-type="float" office:value="-1.734706">
            <text:p>-1,734706</text:p>
          </table:table-cell>
          <table:table-cell table:number-columns-repeated="1019"/>
        </table:table-row>
        <table:table-row table:style-name="ro1">
          <table:table-cell office:value-type="float" office:value="124.926605">
            <text:p>124,926605</text:p>
          </table:table-cell>
          <table:table-cell office:value-type="float" office:value="-0.003238">
            <text:p>-0,003238</text:p>
          </table:table-cell>
          <table:table-cell office:value-type="float" office:value="-0.003201">
            <text:p>-0,003201</text:p>
          </table:table-cell>
          <table:table-cell office:value-type="float" office:value="0.112434">
            <text:p>0,112434</text:p>
          </table:table-cell>
          <table:table-cell office:value-type="float" office:value="-1.754118">
            <text:p>-1,754118</text:p>
          </table:table-cell>
          <table:table-cell table:number-columns-repeated="1019"/>
        </table:table-row>
        <table:table-row table:style-name="ro1">
          <table:table-cell office:value-type="float" office:value="124.926605">
            <text:p>124,926605</text:p>
          </table:table-cell>
          <table:table-cell office:value-type="float" office:value="-0.003236">
            <text:p>-0,003236</text:p>
          </table:table-cell>
          <table:table-cell office:value-type="float" office:value="-0.003202">
            <text:p>-0,003202</text:p>
          </table:table-cell>
          <table:table-cell office:value-type="float" office:value="0.112434">
            <text:p>0,112434</text:p>
          </table:table-cell>
          <table:table-cell office:value-type="float" office:value="-1.754118">
            <text:p>-1,754118</text:p>
          </table:table-cell>
          <table:table-cell table:number-columns-repeated="1019"/>
        </table:table-row>
        <table:table-row table:style-name="ro1">
          <table:table-cell office:value-type="float" office:value="127.008713">
            <text:p>127,008713</text:p>
          </table:table-cell>
          <table:table-cell office:value-type="float" office:value="-0.003236">
            <text:p>-0,003236</text:p>
          </table:table-cell>
          <table:table-cell office:value-type="float" office:value="-0.003202">
            <text:p>-0,003202</text:p>
          </table:table-cell>
          <table:table-cell office:value-type="float" office:value="0.114308">
            <text:p>0,114308</text:p>
          </table:table-cell>
          <table:table-cell office:value-type="float" office:value="-1.774706">
            <text:p>-1,774706</text:p>
          </table:table-cell>
          <table:table-cell table:number-columns-repeated="1019"/>
        </table:table-row>
        <table:table-row table:style-name="ro1">
          <table:table-cell office:value-type="float" office:value="127.008713">
            <text:p>127,008713</text:p>
          </table:table-cell>
          <table:table-cell office:value-type="float" office:value="-0.003236">
            <text:p>-0,003236</text:p>
          </table:table-cell>
          <table:table-cell office:value-type="float" office:value="-0.003201">
            <text:p>-0,003201</text:p>
          </table:table-cell>
          <table:table-cell office:value-type="float" office:value="0.114308">
            <text:p>0,114308</text:p>
          </table:table-cell>
          <table:table-cell office:value-type="float" office:value="-1.774706">
            <text:p>-1,774706</text:p>
          </table:table-cell>
          <table:table-cell table:number-columns-repeated="1019"/>
        </table:table-row>
        <table:table-row table:style-name="ro1">
          <table:table-cell office:value-type="float" office:value="127.008713">
            <text:p>127,008713</text:p>
          </table:table-cell>
          <table:table-cell office:value-type="float" office:value="-0.003236">
            <text:p>-0,003236</text:p>
          </table:table-cell>
          <table:table-cell office:value-type="float" office:value="-0.003201">
            <text:p>-0,003201</text:p>
          </table:table-cell>
          <table:table-cell office:value-type="float" office:value="0.114308">
            <text:p>0,114308</text:p>
          </table:table-cell>
          <table:table-cell office:value-type="float" office:value="-1.774706">
            <text:p>-1,774706</text:p>
          </table:table-cell>
          <table:table-cell table:number-columns-repeated="1019"/>
        </table:table-row>
        <table:table-row table:style-name="ro1">
          <table:table-cell office:value-type="float" office:value="127.008713">
            <text:p>127,008713</text:p>
          </table:table-cell>
          <table:table-cell office:value-type="float" office:value="-0.003236">
            <text:p>-0,003236</text:p>
          </table:table-cell>
          <table:table-cell office:value-type="float" office:value="-0.003201">
            <text:p>-0,003201</text:p>
          </table:table-cell>
          <table:table-cell office:value-type="float" office:value="0.114308">
            <text:p>0,114308</text:p>
          </table:table-cell>
          <table:table-cell office:value-type="float" office:value="-1.804118">
            <text:p>-1,804118</text:p>
          </table:table-cell>
          <table:table-cell table:number-columns-repeated="1019"/>
        </table:table-row>
        <table:table-row table:style-name="ro1">
          <table:table-cell office:value-type="float" office:value="129.784866">
            <text:p>129,784866</text:p>
          </table:table-cell>
          <table:table-cell office:value-type="float" office:value="-0.003236">
            <text:p>-0,003236</text:p>
          </table:table-cell>
          <table:table-cell office:value-type="float" office:value="-0.003202">
            <text:p>-0,003202</text:p>
          </table:table-cell>
          <table:table-cell office:value-type="float" office:value="0.116806">
            <text:p>0,116806</text:p>
          </table:table-cell>
          <table:table-cell office:value-type="float" office:value="-1.816765">
            <text:p>-1,816765</text:p>
          </table:table-cell>
          <table:table-cell table:number-columns-repeated="1019"/>
        </table:table-row>
        <table:table-row table:style-name="ro1">
          <table:table-cell office:value-type="float" office:value="129.784866">
            <text:p>129,784866</text:p>
          </table:table-cell>
          <table:table-cell office:value-type="float" office:value="-0.003236">
            <text:p>-0,003236</text:p>
          </table:table-cell>
          <table:table-cell office:value-type="float" office:value="-0.003202">
            <text:p>-0,003202</text:p>
          </table:table-cell>
          <table:table-cell office:value-type="float" office:value="0.116806">
            <text:p>0,116806</text:p>
          </table:table-cell>
          <table:table-cell office:value-type="float" office:value="-1.816765">
            <text:p>-1,816765</text:p>
          </table:table-cell>
          <table:table-cell table:number-columns-repeated="1019"/>
        </table:table-row>
        <table:table-row table:style-name="ro1">
          <table:table-cell office:value-type="float" office:value="129.09082">
            <text:p>129,09082</text:p>
          </table:table-cell>
          <table:table-cell office:value-type="float" office:value="-0.003236">
            <text:p>-0,003236</text:p>
          </table:table-cell>
          <table:table-cell office:value-type="float" office:value="-0.003202">
            <text:p>-0,003202</text:p>
          </table:table-cell>
          <table:table-cell office:value-type="float" office:value="0.116182">
            <text:p>0,116182</text:p>
          </table:table-cell>
          <table:table-cell office:value-type="float" office:value="-1.836177">
            <text:p>-1,836177</text:p>
          </table:table-cell>
          <table:table-cell table:number-columns-repeated="1019"/>
        </table:table-row>
        <table:table-row table:style-name="ro1">
          <table:table-cell office:value-type="float" office:value="129.09082">
            <text:p>129,09082</text:p>
          </table:table-cell>
          <table:table-cell office:value-type="float" office:value="-0.003235">
            <text:p>-0,003235</text:p>
          </table:table-cell>
          <table:table-cell office:value-type="float" office:value="-0.003201">
            <text:p>-0,003201</text:p>
          </table:table-cell>
          <table:table-cell office:value-type="float" office:value="0.116182">
            <text:p>0,116182</text:p>
          </table:table-cell>
          <table:table-cell office:value-type="float" office:value="-1.836177">
            <text:p>-1,836177</text:p>
          </table:table-cell>
          <table:table-cell table:number-columns-repeated="1019"/>
        </table:table-row>
        <table:table-row table:style-name="ro1">
          <table:table-cell office:value-type="float" office:value="131.172943">
            <text:p>131,172943</text:p>
          </table:table-cell>
          <table:table-cell office:value-type="float" office:value="-0.003238">
            <text:p>-0,003238</text:p>
          </table:table-cell>
          <table:table-cell office:value-type="float" office:value="-0.003203">
            <text:p>-0,003203</text:p>
          </table:table-cell>
          <table:table-cell office:value-type="float" office:value="0.118056">
            <text:p>0,118056</text:p>
          </table:table-cell>
          <table:table-cell office:value-type="float" office:value="-1.855">
            <text:p>-1,855</text:p>
          </table:table-cell>
          <table:table-cell table:number-columns-repeated="1019"/>
        </table:table-row>
        <table:table-row table:style-name="ro1">
          <table:table-cell office:value-type="float" office:value="131.172943">
            <text:p>131,172943</text:p>
          </table:table-cell>
          <table:table-cell office:value-type="float" office:value="-0.003236">
            <text:p>-0,003236</text:p>
          </table:table-cell>
          <table:table-cell office:value-type="float" office:value="-0.003202">
            <text:p>-0,003202</text:p>
          </table:table-cell>
          <table:table-cell office:value-type="float" office:value="0.118056">
            <text:p>0,118056</text:p>
          </table:table-cell>
          <table:table-cell office:value-type="float" office:value="-1.855">
            <text:p>-1,855</text:p>
          </table:table-cell>
          <table:table-cell table:number-columns-repeated="1019"/>
        </table:table-row>
        <table:table-row table:style-name="ro1">
          <table:table-cell office:value-type="float" office:value="132.561005">
            <text:p>132,561005</text:p>
          </table:table-cell>
          <table:table-cell office:value-type="float" office:value="-0.003236">
            <text:p>-0,003236</text:p>
          </table:table-cell>
          <table:table-cell office:value-type="float" office:value="-0.003202">
            <text:p>-0,003202</text:p>
          </table:table-cell>
          <table:table-cell office:value-type="float" office:value="0.119305">
            <text:p>0,119305</text:p>
          </table:table-cell>
          <table:table-cell office:value-type="float" office:value="-1.874706">
            <text:p>-1,874706</text:p>
          </table:table-cell>
          <table:table-cell table:number-columns-repeated="1019"/>
        </table:table-row>
        <table:table-row table:style-name="ro1">
          <table:table-cell office:value-type="float" office:value="132.561005">
            <text:p>132,561005</text:p>
          </table:table-cell>
          <table:table-cell office:value-type="float" office:value="-0.003235">
            <text:p>-0,003235</text:p>
          </table:table-cell>
          <table:table-cell office:value-type="float" office:value="-0.003201">
            <text:p>-0,003201</text:p>
          </table:table-cell>
          <table:table-cell office:value-type="float" office:value="0.119305">
            <text:p>0,119305</text:p>
          </table:table-cell>
          <table:table-cell office:value-type="float" office:value="-1.874706">
            <text:p>-1,874706</text:p>
          </table:table-cell>
          <table:table-cell table:number-columns-repeated="1019"/>
        </table:table-row>
        <table:table-row table:style-name="ro1">
          <table:table-cell office:value-type="float" office:value="133.949081">
            <text:p>133,949081</text:p>
          </table:table-cell>
          <table:table-cell office:value-type="float" office:value="-0.003236">
            <text:p>-0,003236</text:p>
          </table:table-cell>
          <table:table-cell office:value-type="float" office:value="-0.003201">
            <text:p>-0,003201</text:p>
          </table:table-cell>
          <table:table-cell office:value-type="float" office:value="0.120554">
            <text:p>0,120554</text:p>
          </table:table-cell>
          <table:table-cell office:value-type="float" office:value="-1.894412">
            <text:p>-1,894412</text:p>
          </table:table-cell>
          <table:table-cell table:number-columns-repeated="1019"/>
        </table:table-row>
        <table:table-row table:style-name="ro1">
          <table:table-cell office:value-type="float" office:value="133.949081">
            <text:p>133,949081</text:p>
          </table:table-cell>
          <table:table-cell office:value-type="float" office:value="-0.003237">
            <text:p>-0,003237</text:p>
          </table:table-cell>
          <table:table-cell office:value-type="float" office:value="-0.0032">
            <text:p>-0,0032</text:p>
          </table:table-cell>
          <table:table-cell office:value-type="float" office:value="0.120554">
            <text:p>0,120554</text:p>
          </table:table-cell>
          <table:table-cell office:value-type="float" office:value="-1.894412">
            <text:p>-1,894412</text:p>
          </table:table-cell>
          <table:table-cell table:number-columns-repeated="1019"/>
        </table:table-row>
        <table:table-row table:style-name="ro1">
          <table:table-cell office:value-type="float" office:value="136.725235">
            <text:p>136,725235</text:p>
          </table:table-cell>
          <table:table-cell office:value-type="float" office:value="-0.003236">
            <text:p>-0,003236</text:p>
          </table:table-cell>
          <table:table-cell office:value-type="float" office:value="-0.003202">
            <text:p>-0,003202</text:p>
          </table:table-cell>
          <table:table-cell office:value-type="float" office:value="0.123053">
            <text:p>0,123053</text:p>
          </table:table-cell>
          <table:table-cell office:value-type="float" office:value="-1.914118">
            <text:p>-1,914118</text:p>
          </table:table-cell>
          <table:table-cell table:number-columns-repeated="1019"/>
        </table:table-row>
        <table:table-row table:style-name="ro1">
          <table:table-cell office:value-type="float" office:value="136.725235">
            <text:p>136,725235</text:p>
          </table:table-cell>
          <table:table-cell office:value-type="float" office:value="-0.003235">
            <text:p>-0,003235</text:p>
          </table:table-cell>
          <table:table-cell office:value-type="float" office:value="-0.003201">
            <text:p>-0,003201</text:p>
          </table:table-cell>
          <table:table-cell office:value-type="float" office:value="0.123053">
            <text:p>0,123053</text:p>
          </table:table-cell>
          <table:table-cell office:value-type="float" office:value="-1.914118">
            <text:p>-1,914118</text:p>
          </table:table-cell>
          <table:table-cell table:number-columns-repeated="1019"/>
        </table:table-row>
        <table:table-row table:style-name="ro1">
          <table:table-cell office:value-type="float" office:value="136.725235">
            <text:p>136,725235</text:p>
          </table:table-cell>
          <table:table-cell office:value-type="float" office:value="-0.003235">
            <text:p>-0,003235</text:p>
          </table:table-cell>
          <table:table-cell office:value-type="float" office:value="-0.003204">
            <text:p>-0,003204</text:p>
          </table:table-cell>
          <table:table-cell office:value-type="float" office:value="0.123053">
            <text:p>0,123053</text:p>
          </table:table-cell>
          <table:table-cell office:value-type="float" office:value="-1.934118">
            <text:p>-1,934118</text:p>
          </table:table-cell>
          <table:table-cell table:number-columns-repeated="1019"/>
        </table:table-row>
        <table:table-row table:style-name="ro1">
          <table:table-cell office:value-type="float" office:value="136.725235">
            <text:p>136,725235</text:p>
          </table:table-cell>
          <table:table-cell office:value-type="float" office:value="-0.003235">
            <text:p>-0,003235</text:p>
          </table:table-cell>
          <table:table-cell office:value-type="float" office:value="-0.003202">
            <text:p>-0,003202</text:p>
          </table:table-cell>
          <table:table-cell office:value-type="float" office:value="0.123053">
            <text:p>0,123053</text:p>
          </table:table-cell>
          <table:table-cell office:value-type="float" office:value="-1.934118">
            <text:p>-1,934118</text:p>
          </table:table-cell>
          <table:table-cell table:number-columns-repeated="1019"/>
        </table:table-row>
        <table:table-row table:style-name="ro1">
          <table:table-cell office:value-type="float" office:value="138.807343">
            <text:p>138,807343</text:p>
          </table:table-cell>
          <table:table-cell office:value-type="float" office:value="-0.003235">
            <text:p>-0,003235</text:p>
          </table:table-cell>
          <table:table-cell office:value-type="float" office:value="-0.003201">
            <text:p>-0,003201</text:p>
          </table:table-cell>
          <table:table-cell office:value-type="float" office:value="0.124927">
            <text:p>0,124927</text:p>
          </table:table-cell>
          <table:table-cell office:value-type="float" office:value="-1.954706">
            <text:p>-1,954706</text:p>
          </table:table-cell>
          <table:table-cell table:number-columns-repeated="1019"/>
        </table:table-row>
        <table:table-row table:style-name="ro1">
          <table:table-cell office:value-type="float" office:value="138.807343">
            <text:p>138,807343</text:p>
          </table:table-cell>
          <table:table-cell office:value-type="float" office:value="-0.003235">
            <text:p>-0,003235</text:p>
          </table:table-cell>
          <table:table-cell office:value-type="float" office:value="-0.003201">
            <text:p>-0,003201</text:p>
          </table:table-cell>
          <table:table-cell office:value-type="float" office:value="0.124927">
            <text:p>0,124927</text:p>
          </table:table-cell>
          <table:table-cell office:value-type="float" office:value="-1.954706">
            <text:p>-1,954706</text:p>
          </table:table-cell>
          <table:table-cell table:number-columns-repeated="1019"/>
        </table:table-row>
        <table:table-row table:style-name="ro1">
          <table:table-cell office:value-type="float" office:value="138.113297">
            <text:p>138,113297</text:p>
          </table:table-cell>
          <table:table-cell office:value-type="float" office:value="-0.003235">
            <text:p>-0,003235</text:p>
          </table:table-cell>
          <table:table-cell office:value-type="float" office:value="-0.003201">
            <text:p>-0,003201</text:p>
          </table:table-cell>
          <table:table-cell office:value-type="float" office:value="0.124302">
            <text:p>0,124302</text:p>
          </table:table-cell>
          <table:table-cell office:value-type="float" office:value="-1.974118">
            <text:p>-1,974118</text:p>
          </table:table-cell>
          <table:table-cell table:number-columns-repeated="1019"/>
        </table:table-row>
        <table:table-row table:style-name="ro1">
          <table:table-cell office:value-type="float" office:value="138.113297">
            <text:p>138,113297</text:p>
          </table:table-cell>
          <table:table-cell office:value-type="float" office:value="-0.003233">
            <text:p>-0,003233</text:p>
          </table:table-cell>
          <table:table-cell office:value-type="float" office:value="-0.003203">
            <text:p>-0,003203</text:p>
          </table:table-cell>
          <table:table-cell office:value-type="float" office:value="0.124302">
            <text:p>0,124302</text:p>
          </table:table-cell>
          <table:table-cell office:value-type="float" office:value="-1.974118">
            <text:p>-1,974118</text:p>
          </table:table-cell>
          <table:table-cell table:number-columns-repeated="1019"/>
        </table:table-row>
        <table:table-row table:style-name="ro1">
          <table:table-cell office:value-type="float" office:value="140.195419">
            <text:p>140,195419</text:p>
          </table:table-cell>
          <table:table-cell office:value-type="float" office:value="-0.003233">
            <text:p>-0,003233</text:p>
          </table:table-cell>
          <table:table-cell office:value-type="float" office:value="-0.003203">
            <text:p>-0,003203</text:p>
          </table:table-cell>
          <table:table-cell office:value-type="float" office:value="0.126176">
            <text:p>0,126176</text:p>
          </table:table-cell>
          <table:table-cell office:value-type="float" office:value="-1.994412">
            <text:p>-1,994412</text:p>
          </table:table-cell>
          <table:table-cell table:number-columns-repeated="1019"/>
        </table:table-row>
        <table:table-row table:style-name="ro1">
          <table:table-cell office:value-type="float" office:value="140.195419">
            <text:p>140,195419</text:p>
          </table:table-cell>
          <table:table-cell office:value-type="float" office:value="-0.003237">
            <text:p>-0,003237</text:p>
          </table:table-cell>
          <table:table-cell office:value-type="float" office:value="-0.003201">
            <text:p>-0,003201</text:p>
          </table:table-cell>
          <table:table-cell office:value-type="float" office:value="0.126176">
            <text:p>0,126176</text:p>
          </table:table-cell>
          <table:table-cell office:value-type="float" office:value="-1.994412">
            <text:p>-1,994412</text:p>
          </table:table-cell>
          <table:table-cell table:number-columns-repeated="1019"/>
        </table:table-row>
        <table:table-row table:style-name="ro1">
          <table:table-cell office:value-type="float" office:value="141.583481">
            <text:p>141,583481</text:p>
          </table:table-cell>
          <table:table-cell office:value-type="float" office:value="-0.003235">
            <text:p>-0,003235</text:p>
          </table:table-cell>
          <table:table-cell office:value-type="float" office:value="-0.0032">
            <text:p>-0,0032</text:p>
          </table:table-cell>
          <table:table-cell office:value-type="float" office:value="0.127425">
            <text:p>0,127425</text:p>
          </table:table-cell>
          <table:table-cell office:value-type="float" office:value="-2.014412">
            <text:p>-2,014412</text:p>
          </table:table-cell>
          <table:table-cell table:number-columns-repeated="1019"/>
        </table:table-row>
        <table:table-row table:style-name="ro1">
          <table:table-cell office:value-type="float" office:value="141.583481">
            <text:p>141,583481</text:p>
          </table:table-cell>
          <table:table-cell office:value-type="float" office:value="-0.003237">
            <text:p>-0,003237</text:p>
          </table:table-cell>
          <table:table-cell office:value-type="float" office:value="-0.003202">
            <text:p>-0,003202</text:p>
          </table:table-cell>
          <table:table-cell office:value-type="float" office:value="0.127425">
            <text:p>0,127425</text:p>
          </table:table-cell>
          <table:table-cell office:value-type="float" office:value="-2.014412">
            <text:p>-2,014412</text:p>
          </table:table-cell>
          <table:table-cell table:number-columns-repeated="1019"/>
        </table:table-row>
        <table:table-row table:style-name="ro1">
          <table:table-cell office:value-type="float" office:value="143.665604">
            <text:p>143,665604</text:p>
          </table:table-cell>
          <table:table-cell office:value-type="float" office:value="-0.003235">
            <text:p>-0,003235</text:p>
          </table:table-cell>
          <table:table-cell office:value-type="float" office:value="-0.003202">
            <text:p>-0,003202</text:p>
          </table:table-cell>
          <table:table-cell office:value-type="float" office:value="0.129299">
            <text:p>0,129299</text:p>
          </table:table-cell>
          <table:table-cell office:value-type="float" office:value="-2.034118">
            <text:p>-2,034118</text:p>
          </table:table-cell>
          <table:table-cell table:number-columns-repeated="1019"/>
        </table:table-row>
        <table:table-row table:style-name="ro1">
          <table:table-cell office:value-type="float" office:value="143.665604">
            <text:p>143,665604</text:p>
          </table:table-cell>
          <table:table-cell office:value-type="float" office:value="-0.003236">
            <text:p>-0,003236</text:p>
          </table:table-cell>
          <table:table-cell office:value-type="float" office:value="-0.003201">
            <text:p>-0,003201</text:p>
          </table:table-cell>
          <table:table-cell office:value-type="float" office:value="0.129299">
            <text:p>0,129299</text:p>
          </table:table-cell>
          <table:table-cell office:value-type="float" office:value="-2.034118">
            <text:p>-2,034118</text:p>
          </table:table-cell>
          <table:table-cell table:number-columns-repeated="1019"/>
        </table:table-row>
        <table:table-row table:style-name="ro1">
          <table:table-cell office:value-type="float" office:value="145.747711">
            <text:p>145,747711</text:p>
          </table:table-cell>
          <table:table-cell office:value-type="float" office:value="-0.003235">
            <text:p>-0,003235</text:p>
          </table:table-cell>
          <table:table-cell office:value-type="float" office:value="-0.003203">
            <text:p>-0,003203</text:p>
          </table:table-cell>
          <table:table-cell office:value-type="float" office:value="0.131173">
            <text:p>0,131173</text:p>
          </table:table-cell>
          <table:table-cell office:value-type="float" office:value="-2.053823">
            <text:p>-2,053823</text:p>
          </table:table-cell>
          <table:table-cell table:number-columns-repeated="1019"/>
        </table:table-row>
        <table:table-row table:style-name="ro1">
          <table:table-cell office:value-type="float" office:value="145.747711">
            <text:p>145,747711</text:p>
          </table:table-cell>
          <table:table-cell office:value-type="float" office:value="-0.003236">
            <text:p>-0,003236</text:p>
          </table:table-cell>
          <table:table-cell office:value-type="float" office:value="-0.003201">
            <text:p>-0,003201</text:p>
          </table:table-cell>
          <table:table-cell office:value-type="float" office:value="0.131173">
            <text:p>0,131173</text:p>
          </table:table-cell>
          <table:table-cell office:value-type="float" office:value="-2.053823">
            <text:p>-2,053823</text:p>
          </table:table-cell>
          <table:table-cell table:number-columns-repeated="1019"/>
        </table:table-row>
        <table:table-row table:style-name="ro1">
          <table:table-cell office:value-type="float" office:value="147.135773">
            <text:p>147,135773</text:p>
          </table:table-cell>
          <table:table-cell office:value-type="float" office:value="-0.003235">
            <text:p>-0,003235</text:p>
          </table:table-cell>
          <table:table-cell office:value-type="float" office:value="-0.003202">
            <text:p>-0,003202</text:p>
          </table:table-cell>
          <table:table-cell office:value-type="float" office:value="0.132422">
            <text:p>0,132422</text:p>
          </table:table-cell>
          <table:table-cell office:value-type="float" office:value="-2.077647">
            <text:p>-2,077647</text:p>
          </table:table-cell>
          <table:table-cell table:number-columns-repeated="1019"/>
        </table:table-row>
        <table:table-row table:style-name="ro1">
          <table:table-cell office:value-type="float" office:value="147.135773">
            <text:p>147,135773</text:p>
          </table:table-cell>
          <table:table-cell office:value-type="float" office:value="-0.003235">
            <text:p>-0,003235</text:p>
          </table:table-cell>
          <table:table-cell office:value-type="float" office:value="-0.003202">
            <text:p>-0,003202</text:p>
          </table:table-cell>
          <table:table-cell office:value-type="float" office:value="0.132422">
            <text:p>0,132422</text:p>
          </table:table-cell>
          <table:table-cell office:value-type="float" office:value="-2.077647">
            <text:p>-2,077647</text:p>
          </table:table-cell>
          <table:table-cell table:number-columns-repeated="1019"/>
        </table:table-row>
        <table:table-row table:style-name="ro1">
          <table:table-cell office:value-type="float" office:value="147.135773">
            <text:p>147,135773</text:p>
          </table:table-cell>
          <table:table-cell office:value-type="float" office:value="-0.003236">
            <text:p>-0,003236</text:p>
          </table:table-cell>
          <table:table-cell office:value-type="float" office:value="-0.003203">
            <text:p>-0,003203</text:p>
          </table:table-cell>
          <table:table-cell office:value-type="float" office:value="0.132422">
            <text:p>0,132422</text:p>
          </table:table-cell>
          <table:table-cell office:value-type="float" office:value="-2.094118">
            <text:p>-2,094118</text:p>
          </table:table-cell>
          <table:table-cell table:number-columns-repeated="1019"/>
        </table:table-row>
        <table:table-row table:style-name="ro1">
          <table:table-cell office:value-type="float" office:value="147.135773">
            <text:p>147,135773</text:p>
          </table:table-cell>
          <table:table-cell office:value-type="float" office:value="-0.003235">
            <text:p>-0,003235</text:p>
          </table:table-cell>
          <table:table-cell office:value-type="float" office:value="-0.003201">
            <text:p>-0,003201</text:p>
          </table:table-cell>
          <table:table-cell office:value-type="float" office:value="0.132422">
            <text:p>0,132422</text:p>
          </table:table-cell>
          <table:table-cell office:value-type="float" office:value="-2.094118">
            <text:p>-2,094118</text:p>
          </table:table-cell>
          <table:table-cell table:number-columns-repeated="1019"/>
        </table:table-row>
        <table:table-row table:style-name="ro1">
          <table:table-cell office:value-type="float" office:value="147.829819">
            <text:p>147,829819</text:p>
          </table:table-cell>
          <table:table-cell office:value-type="float" office:value="-0.003237">
            <text:p>-0,003237</text:p>
          </table:table-cell>
          <table:table-cell office:value-type="float" office:value="-0.003202">
            <text:p>-0,003202</text:p>
          </table:table-cell>
          <table:table-cell office:value-type="float" office:value="0.133047">
            <text:p>0,133047</text:p>
          </table:table-cell>
          <table:table-cell office:value-type="float" office:value="-2.113823">
            <text:p>-2,113823</text:p>
          </table:table-cell>
          <table:table-cell table:number-columns-repeated="1019"/>
        </table:table-row>
        <table:table-row table:style-name="ro1">
          <table:table-cell office:value-type="float" office:value="147.829819">
            <text:p>147,829819</text:p>
          </table:table-cell>
          <table:table-cell office:value-type="float" office:value="-0.003235">
            <text:p>-0,003235</text:p>
          </table:table-cell>
          <table:table-cell office:value-type="float" office:value="-0.003202">
            <text:p>-0,003202</text:p>
          </table:table-cell>
          <table:table-cell office:value-type="float" office:value="0.133047">
            <text:p>0,133047</text:p>
          </table:table-cell>
          <table:table-cell office:value-type="float" office:value="-2.113823">
            <text:p>-2,113823</text:p>
          </table:table-cell>
          <table:table-cell table:number-columns-repeated="1019"/>
        </table:table-row>
        <table:table-row table:style-name="ro1">
          <table:table-cell office:value-type="float" office:value="149.911926">
            <text:p>149,911926</text:p>
          </table:table-cell>
          <table:table-cell office:value-type="float" office:value="-0.003236">
            <text:p>-0,003236</text:p>
          </table:table-cell>
          <table:table-cell office:value-type="float" office:value="-0.003201">
            <text:p>-0,003201</text:p>
          </table:table-cell>
          <table:table-cell office:value-type="float" office:value="0.134921">
            <text:p>0,134921</text:p>
          </table:table-cell>
          <table:table-cell office:value-type="float" office:value="-2.134412">
            <text:p>-2,134412</text:p>
          </table:table-cell>
          <table:table-cell table:number-columns-repeated="1019"/>
        </table:table-row>
        <table:table-row table:style-name="ro1">
          <table:table-cell office:value-type="float" office:value="149.911926">
            <text:p>149,911926</text:p>
          </table:table-cell>
          <table:table-cell office:value-type="float" office:value="-0.003235">
            <text:p>-0,003235</text:p>
          </table:table-cell>
          <table:table-cell office:value-type="float" office:value="-0.003201">
            <text:p>-0,003201</text:p>
          </table:table-cell>
          <table:table-cell office:value-type="float" office:value="0.134921">
            <text:p>0,134921</text:p>
          </table:table-cell>
          <table:table-cell office:value-type="float" office:value="-2.134412">
            <text:p>-2,134412</text:p>
          </table:table-cell>
          <table:table-cell table:number-columns-repeated="1019"/>
        </table:table-row>
        <table:table-row table:style-name="ro1">
          <table:table-cell office:value-type="float" office:value="149.911926">
            <text:p>149,911926</text:p>
          </table:table-cell>
          <table:table-cell office:value-type="float" office:value="-0.003235">
            <text:p>-0,003235</text:p>
          </table:table-cell>
          <table:table-cell office:value-type="float" office:value="-0.003201">
            <text:p>-0,003201</text:p>
          </table:table-cell>
          <table:table-cell office:value-type="float" office:value="0.134921">
            <text:p>0,134921</text:p>
          </table:table-cell>
          <table:table-cell office:value-type="float" office:value="-2.154118">
            <text:p>-2,154118</text:p>
          </table:table-cell>
          <table:table-cell table:number-columns-repeated="1019"/>
        </table:table-row>
        <table:table-row table:style-name="ro1">
          <table:table-cell office:value-type="float" office:value="149.911926">
            <text:p>149,911926</text:p>
          </table:table-cell>
          <table:table-cell office:value-type="float" office:value="-0.003236">
            <text:p>-0,003236</text:p>
          </table:table-cell>
          <table:table-cell office:value-type="float" office:value="-0.003204">
            <text:p>-0,003204</text:p>
          </table:table-cell>
          <table:table-cell office:value-type="float" office:value="0.134921">
            <text:p>0,134921</text:p>
          </table:table-cell>
          <table:table-cell office:value-type="float" office:value="-2.154118">
            <text:p>-2,154118</text:p>
          </table:table-cell>
          <table:table-cell table:number-columns-repeated="1019"/>
        </table:table-row>
        <table:table-row table:style-name="ro1">
          <table:table-cell office:value-type="float" office:value="152.68808">
            <text:p>152,68808</text:p>
          </table:table-cell>
          <table:table-cell office:value-type="float" office:value="-0.003235">
            <text:p>-0,003235</text:p>
          </table:table-cell>
          <table:table-cell office:value-type="float" office:value="-0.003202">
            <text:p>-0,003202</text:p>
          </table:table-cell>
          <table:table-cell office:value-type="float" office:value="0.137419">
            <text:p>0,137419</text:p>
          </table:table-cell>
          <table:table-cell office:value-type="float" office:value="-2.173235">
            <text:p>-2,173235</text:p>
          </table:table-cell>
          <table:table-cell table:number-columns-repeated="1019"/>
        </table:table-row>
        <table:table-row table:style-name="ro1">
          <table:table-cell office:value-type="float" office:value="152.68808">
            <text:p>152,68808</text:p>
          </table:table-cell>
          <table:table-cell office:value-type="float" office:value="-0.003236">
            <text:p>-0,003236</text:p>
          </table:table-cell>
          <table:table-cell office:value-type="float" office:value="-0.003203">
            <text:p>-0,003203</text:p>
          </table:table-cell>
          <table:table-cell office:value-type="float" office:value="0.137419">
            <text:p>0,137419</text:p>
          </table:table-cell>
          <table:table-cell office:value-type="float" office:value="-2.173235">
            <text:p>-2,173235</text:p>
          </table:table-cell>
          <table:table-cell table:number-columns-repeated="1019"/>
        </table:table-row>
        <table:table-row table:style-name="ro1">
          <table:table-cell office:value-type="float" office:value="154.770187">
            <text:p>154,770187</text:p>
          </table:table-cell>
          <table:table-cell office:value-type="float" office:value="-0.003233">
            <text:p>-0,003233</text:p>
          </table:table-cell>
          <table:table-cell office:value-type="float" office:value="-0.003203">
            <text:p>-0,003203</text:p>
          </table:table-cell>
          <table:table-cell office:value-type="float" office:value="0.139293">
            <text:p>0,139293</text:p>
          </table:table-cell>
          <table:table-cell office:value-type="float" office:value="-2.194412">
            <text:p>-2,194412</text:p>
          </table:table-cell>
          <table:table-cell table:number-columns-repeated="1019"/>
        </table:table-row>
        <table:table-row table:style-name="ro1">
          <table:table-cell office:value-type="float" office:value="154.770187">
            <text:p>154,770187</text:p>
          </table:table-cell>
          <table:table-cell office:value-type="float" office:value="-0.003236">
            <text:p>-0,003236</text:p>
          </table:table-cell>
          <table:table-cell office:value-type="float" office:value="-0.003201">
            <text:p>-0,003201</text:p>
          </table:table-cell>
          <table:table-cell office:value-type="float" office:value="0.139293">
            <text:p>0,139293</text:p>
          </table:table-cell>
          <table:table-cell office:value-type="float" office:value="-2.194412">
            <text:p>-2,194412</text:p>
          </table:table-cell>
          <table:table-cell table:number-columns-repeated="1019"/>
        </table:table-row>
        <table:table-row table:style-name="ro1">
          <table:table-cell office:value-type="float" office:value="155.464218">
            <text:p>155,464218</text:p>
          </table:table-cell>
          <table:table-cell office:value-type="float" office:value="-0.003236">
            <text:p>-0,003236</text:p>
          </table:table-cell>
          <table:table-cell office:value-type="float" office:value="-0.003201">
            <text:p>-0,003201</text:p>
          </table:table-cell>
          <table:table-cell office:value-type="float" office:value="0.139918">
            <text:p>0,139918</text:p>
          </table:table-cell>
          <table:table-cell office:value-type="float" office:value="-2.213529">
            <text:p>-2,213529</text:p>
          </table:table-cell>
          <table:table-cell table:number-columns-repeated="1019"/>
        </table:table-row>
        <table:table-row table:style-name="ro1">
          <table:table-cell office:value-type="float" office:value="155.464218">
            <text:p>155,464218</text:p>
          </table:table-cell>
          <table:table-cell office:value-type="float" office:value="-0.003236">
            <text:p>-0,003236</text:p>
          </table:table-cell>
          <table:table-cell office:value-type="float" office:value="-0.003201">
            <text:p>-0,003201</text:p>
          </table:table-cell>
          <table:table-cell office:value-type="float" office:value="0.139918">
            <text:p>0,139918</text:p>
          </table:table-cell>
          <table:table-cell office:value-type="float" office:value="-2.213529">
            <text:p>-2,213529</text:p>
          </table:table-cell>
          <table:table-cell table:number-columns-repeated="1019"/>
        </table:table-row>
        <table:table-row table:style-name="ro1">
          <table:table-cell office:value-type="float" office:value="156.852295">
            <text:p>156,852295</text:p>
          </table:table-cell>
          <table:table-cell office:value-type="float" office:value="-0.003236">
            <text:p>-0,003236</text:p>
          </table:table-cell>
          <table:table-cell office:value-type="float" office:value="-0.003203">
            <text:p>-0,003203</text:p>
          </table:table-cell>
          <table:table-cell office:value-type="float" office:value="0.141167">
            <text:p>0,141167</text:p>
          </table:table-cell>
          <table:table-cell office:value-type="float" office:value="-2.232941">
            <text:p>-2,232941</text:p>
          </table:table-cell>
          <table:table-cell table:number-columns-repeated="1019"/>
        </table:table-row>
        <table:table-row table:style-name="ro1">
          <table:table-cell office:value-type="float" office:value="156.852295">
            <text:p>156,852295</text:p>
          </table:table-cell>
          <table:table-cell office:value-type="float" office:value="-0.003235">
            <text:p>-0,003235</text:p>
          </table:table-cell>
          <table:table-cell office:value-type="float" office:value="-0.0032">
            <text:p>-0,0032</text:p>
          </table:table-cell>
          <table:table-cell office:value-type="float" office:value="0.141167">
            <text:p>0,141167</text:p>
          </table:table-cell>
          <table:table-cell office:value-type="float" office:value="-2.232941">
            <text:p>-2,232941</text:p>
          </table:table-cell>
          <table:table-cell table:number-columns-repeated="1019"/>
        </table:table-row>
        <table:table-row table:style-name="ro1">
          <table:table-cell office:value-type="float" office:value="156.852295">
            <text:p>156,852295</text:p>
          </table:table-cell>
          <table:table-cell office:value-type="float" office:value="-0.003236">
            <text:p>-0,003236</text:p>
          </table:table-cell>
          <table:table-cell office:value-type="float" office:value="-0.003202">
            <text:p>-0,003202</text:p>
          </table:table-cell>
          <table:table-cell office:value-type="float" office:value="0.141167">
            <text:p>0,141167</text:p>
          </table:table-cell>
          <table:table-cell office:value-type="float" office:value="-2.252941">
            <text:p>-2,252941</text:p>
          </table:table-cell>
          <table:table-cell table:number-columns-repeated="1019"/>
        </table:table-row>
        <table:table-row table:style-name="ro1">
          <table:table-cell office:value-type="float" office:value="156.852295">
            <text:p>156,852295</text:p>
          </table:table-cell>
          <table:table-cell office:value-type="float" office:value="-0.003236">
            <text:p>-0,003236</text:p>
          </table:table-cell>
          <table:table-cell office:value-type="float" office:value="-0.003201">
            <text:p>-0,003201</text:p>
          </table:table-cell>
          <table:table-cell office:value-type="float" office:value="0.141167">
            <text:p>0,141167</text:p>
          </table:table-cell>
          <table:table-cell office:value-type="float" office:value="-2.252941">
            <text:p>-2,252941</text:p>
          </table:table-cell>
          <table:table-cell table:number-columns-repeated="1019"/>
        </table:table-row>
        <table:table-row table:style-name="ro1">
          <table:table-cell office:value-type="float" office:value="158.934402">
            <text:p>158,934402</text:p>
          </table:table-cell>
          <table:table-cell office:value-type="float" office:value="-0.003233">
            <text:p>-0,003233</text:p>
          </table:table-cell>
          <table:table-cell office:value-type="float" office:value="-0.003203">
            <text:p>-0,003203</text:p>
          </table:table-cell>
          <table:table-cell office:value-type="float" office:value="0.143041">
            <text:p>0,143041</text:p>
          </table:table-cell>
          <table:table-cell office:value-type="float" office:value="-2.272647">
            <text:p>-2,272647</text:p>
          </table:table-cell>
          <table:table-cell table:number-columns-repeated="1019"/>
        </table:table-row>
        <table:table-row table:style-name="ro1">
          <table:table-cell office:value-type="float" office:value="158.934402">
            <text:p>158,934402</text:p>
          </table:table-cell>
          <table:table-cell office:value-type="float" office:value="-0.003233">
            <text:p>-0,003233</text:p>
          </table:table-cell>
          <table:table-cell office:value-type="float" office:value="-0.003202">
            <text:p>-0,003202</text:p>
          </table:table-cell>
          <table:table-cell office:value-type="float" office:value="0.143041">
            <text:p>0,143041</text:p>
          </table:table-cell>
          <table:table-cell office:value-type="float" office:value="-2.272647">
            <text:p>-2,272647</text:p>
          </table:table-cell>
          <table:table-cell table:number-columns-repeated="1019"/>
        </table:table-row>
        <table:table-row table:style-name="ro1">
          <table:table-cell office:value-type="float" office:value="159.628433">
            <text:p>159,628433</text:p>
          </table:table-cell>
          <table:table-cell office:value-type="float" office:value="-0.003233">
            <text:p>-0,003233</text:p>
          </table:table-cell>
          <table:table-cell office:value-type="float" office:value="-0.003203">
            <text:p>-0,003203</text:p>
          </table:table-cell>
          <table:table-cell office:value-type="float" office:value="0.143666">
            <text:p>0,143666</text:p>
          </table:table-cell>
          <table:table-cell office:value-type="float" office:value="-2.293235">
            <text:p>-2,293235</text:p>
          </table:table-cell>
          <table:table-cell table:number-columns-repeated="1019"/>
        </table:table-row>
        <table:table-row table:style-name="ro1">
          <table:table-cell office:value-type="float" office:value="159.628433">
            <text:p>159,628433</text:p>
          </table:table-cell>
          <table:table-cell office:value-type="float" office:value="-0.003235">
            <text:p>-0,003235</text:p>
          </table:table-cell>
          <table:table-cell office:value-type="float" office:value="-0.003201">
            <text:p>-0,003201</text:p>
          </table:table-cell>
          <table:table-cell office:value-type="float" office:value="0.143666">
            <text:p>0,143666</text:p>
          </table:table-cell>
          <table:table-cell office:value-type="float" office:value="-2.293235">
            <text:p>-2,293235</text:p>
          </table:table-cell>
          <table:table-cell table:number-columns-repeated="1019"/>
        </table:table-row>
        <table:table-row table:style-name="ro1">
          <table:table-cell office:value-type="float" office:value="161.01651">
            <text:p>161,01651</text:p>
          </table:table-cell>
          <table:table-cell office:value-type="float" office:value="-0.003233">
            <text:p>-0,003233</text:p>
          </table:table-cell>
          <table:table-cell office:value-type="float" office:value="-0.0032">
            <text:p>-0,0032</text:p>
          </table:table-cell>
          <table:table-cell office:value-type="float" office:value="0.144915">
            <text:p>0,144915</text:p>
          </table:table-cell>
          <table:table-cell office:value-type="float" office:value="-2.312941">
            <text:p>-2,312941</text:p>
          </table:table-cell>
          <table:table-cell table:number-columns-repeated="1019"/>
        </table:table-row>
        <table:table-row table:style-name="ro1">
          <table:table-cell office:value-type="float" office:value="161.01651">
            <text:p>161,01651</text:p>
          </table:table-cell>
          <table:table-cell office:value-type="float" office:value="-0.003236">
            <text:p>-0,003236</text:p>
          </table:table-cell>
          <table:table-cell office:value-type="float" office:value="-0.0032">
            <text:p>-0,0032</text:p>
          </table:table-cell>
          <table:table-cell office:value-type="float" office:value="0.144915">
            <text:p>0,144915</text:p>
          </table:table-cell>
          <table:table-cell office:value-type="float" office:value="-2.312941">
            <text:p>-2,312941</text:p>
          </table:table-cell>
          <table:table-cell table:number-columns-repeated="1019"/>
        </table:table-row>
        <table:table-row table:style-name="ro1">
          <table:table-cell office:value-type="float" office:value="161.01651">
            <text:p>161,01651</text:p>
          </table:table-cell>
          <table:table-cell office:value-type="float" office:value="-0.003236">
            <text:p>-0,003236</text:p>
          </table:table-cell>
          <table:table-cell office:value-type="float" office:value="-0.0032">
            <text:p>-0,0032</text:p>
          </table:table-cell>
          <table:table-cell office:value-type="float" office:value="0.144915">
            <text:p>0,144915</text:p>
          </table:table-cell>
          <table:table-cell office:value-type="float" office:value="-2.334706">
            <text:p>-2,334706</text:p>
          </table:table-cell>
          <table:table-cell table:number-columns-repeated="1019"/>
        </table:table-row>
        <table:table-row table:style-name="ro1">
          <table:table-cell office:value-type="float" office:value="161.01651">
            <text:p>161,01651</text:p>
          </table:table-cell>
          <table:table-cell office:value-type="float" office:value="-0.003235">
            <text:p>-0,003235</text:p>
          </table:table-cell>
          <table:table-cell office:value-type="float" office:value="-0.003203">
            <text:p>-0,003203</text:p>
          </table:table-cell>
          <table:table-cell office:value-type="float" office:value="0.144915">
            <text:p>0,144915</text:p>
          </table:table-cell>
          <table:table-cell office:value-type="float" office:value="-2.334706">
            <text:p>-2,334706</text:p>
          </table:table-cell>
          <table:table-cell table:number-columns-repeated="1019"/>
        </table:table-row>
        <table:table-row table:style-name="ro1">
          <table:table-cell office:value-type="float" office:value="163.792664">
            <text:p>163,792664</text:p>
          </table:table-cell>
          <table:table-cell office:value-type="float" office:value="-0.003236">
            <text:p>-0,003236</text:p>
          </table:table-cell>
          <table:table-cell office:value-type="float" office:value="-0.003202">
            <text:p>-0,003202</text:p>
          </table:table-cell>
          <table:table-cell office:value-type="float" office:value="0.147413">
            <text:p>0,147413</text:p>
          </table:table-cell>
          <table:table-cell office:value-type="float" office:value="-2.35147">
            <text:p>-2,35147</text:p>
          </table:table-cell>
          <table:table-cell table:number-columns-repeated="1019"/>
        </table:table-row>
        <table:table-row table:style-name="ro1">
          <table:table-cell office:value-type="float" office:value="163.792664">
            <text:p>163,792664</text:p>
          </table:table-cell>
          <table:table-cell office:value-type="float" office:value="-0.003236">
            <text:p>-0,003236</text:p>
          </table:table-cell>
          <table:table-cell office:value-type="float" office:value="-0.003201">
            <text:p>-0,003201</text:p>
          </table:table-cell>
          <table:table-cell office:value-type="float" office:value="0.147413">
            <text:p>0,147413</text:p>
          </table:table-cell>
          <table:table-cell office:value-type="float" office:value="-2.370294">
            <text:p>-2,370294</text:p>
          </table:table-cell>
          <table:table-cell table:number-columns-repeated="1019"/>
        </table:table-row>
        <table:table-row table:style-name="ro1">
          <table:table-cell office:value-type="float" office:value="163.098618">
            <text:p>163,098618</text:p>
          </table:table-cell>
          <table:table-cell office:value-type="float" office:value="-0.003233">
            <text:p>-0,003233</text:p>
          </table:table-cell>
          <table:table-cell office:value-type="float" office:value="-0.003202">
            <text:p>-0,003202</text:p>
          </table:table-cell>
          <table:table-cell office:value-type="float" office:value="0.146789">
            <text:p>0,146789</text:p>
          </table:table-cell>
          <table:table-cell office:value-type="float" office:value="-2.370294">
            <text:p>-2,370294</text:p>
          </table:table-cell>
          <table:table-cell table:number-columns-repeated="1019"/>
        </table:table-row>
        <table:table-row table:style-name="ro1">
          <table:table-cell office:value-type="float" office:value="163.098618">
            <text:p>163,098618</text:p>
          </table:table-cell>
          <table:table-cell office:value-type="float" office:value="-0.003235">
            <text:p>-0,003235</text:p>
          </table:table-cell>
          <table:table-cell office:value-type="float" office:value="-0.003201">
            <text:p>-0,003201</text:p>
          </table:table-cell>
          <table:table-cell office:value-type="float" office:value="0.146789">
            <text:p>0,146789</text:p>
          </table:table-cell>
          <table:table-cell office:value-type="float" office:value="-2.389706">
            <text:p>-2,389706</text:p>
          </table:table-cell>
          <table:table-cell table:number-columns-repeated="1019"/>
        </table:table-row>
        <table:table-row table:style-name="ro1">
          <table:table-cell office:value-type="float" office:value="163.098618">
            <text:p>163,098618</text:p>
          </table:table-cell>
          <table:table-cell office:value-type="float" office:value="-0.003236">
            <text:p>-0,003236</text:p>
          </table:table-cell>
          <table:table-cell office:value-type="float" office:value="-0.003205">
            <text:p>-0,003205</text:p>
          </table:table-cell>
          <table:table-cell office:value-type="float" office:value="0.146789">
            <text:p>0,146789</text:p>
          </table:table-cell>
          <table:table-cell office:value-type="float" office:value="-2.389706">
            <text:p>-2,389706</text:p>
          </table:table-cell>
          <table:table-cell table:number-columns-repeated="1019"/>
        </table:table-row>
        <table:table-row table:style-name="ro1">
          <table:table-cell office:value-type="float" office:value="166.568802">
            <text:p>166,568802</text:p>
          </table:table-cell>
          <table:table-cell office:value-type="float" office:value="-0.003235">
            <text:p>-0,003235</text:p>
          </table:table-cell>
          <table:table-cell office:value-type="float" office:value="-0.003202">
            <text:p>-0,003202</text:p>
          </table:table-cell>
          <table:table-cell office:value-type="float" office:value="0.149912">
            <text:p>0,149912</text:p>
          </table:table-cell>
          <table:table-cell office:value-type="float" office:value="-2.40853">
            <text:p>-2,40853</text:p>
          </table:table-cell>
          <table:table-cell table:number-columns-repeated="1019"/>
        </table:table-row>
        <table:table-row table:style-name="ro1">
          <table:table-cell office:value-type="float" office:value="166.568802">
            <text:p>166,568802</text:p>
          </table:table-cell>
          <table:table-cell office:value-type="float" office:value="-0.003236">
            <text:p>-0,003236</text:p>
          </table:table-cell>
          <table:table-cell office:value-type="float" office:value="-0.003201">
            <text:p>-0,003201</text:p>
          </table:table-cell>
          <table:table-cell office:value-type="float" office:value="0.149912">
            <text:p>0,149912</text:p>
          </table:table-cell>
          <table:table-cell office:value-type="float" office:value="-2.40853">
            <text:p>-2,40853</text:p>
          </table:table-cell>
          <table:table-cell table:number-columns-repeated="1019"/>
        </table:table-row>
        <table:table-row table:style-name="ro1">
          <table:table-cell office:value-type="float" office:value="167.262848">
            <text:p>167,262848</text:p>
          </table:table-cell>
          <table:table-cell office:value-type="float" office:value="-0.003235">
            <text:p>-0,003235</text:p>
          </table:table-cell>
          <table:table-cell office:value-type="float" office:value="-0.003201">
            <text:p>-0,003201</text:p>
          </table:table-cell>
          <table:table-cell office:value-type="float" office:value="0.150537">
            <text:p>0,150537</text:p>
          </table:table-cell>
          <table:table-cell office:value-type="float" office:value="-2.427941">
            <text:p>-2,427941</text:p>
          </table:table-cell>
          <table:table-cell table:number-columns-repeated="1019"/>
        </table:table-row>
        <table:table-row table:style-name="ro1">
          <table:table-cell office:value-type="float" office:value="167.262848">
            <text:p>167,262848</text:p>
          </table:table-cell>
          <table:table-cell office:value-type="float" office:value="-0.003236">
            <text:p>-0,003236</text:p>
          </table:table-cell>
          <table:table-cell office:value-type="float" office:value="-0.003203">
            <text:p>-0,003203</text:p>
          </table:table-cell>
          <table:table-cell office:value-type="float" office:value="0.150537">
            <text:p>0,150537</text:p>
          </table:table-cell>
          <table:table-cell office:value-type="float" office:value="-2.427941">
            <text:p>-2,427941</text:p>
          </table:table-cell>
          <table:table-cell table:number-columns-repeated="1019"/>
        </table:table-row>
        <table:table-row table:style-name="ro1">
          <table:table-cell office:value-type="float" office:value="168.650925">
            <text:p>168,650925</text:p>
          </table:table-cell>
          <table:table-cell office:value-type="float" office:value="-0.003236">
            <text:p>-0,003236</text:p>
          </table:table-cell>
          <table:table-cell office:value-type="float" office:value="-0.003203">
            <text:p>-0,003203</text:p>
          </table:table-cell>
          <table:table-cell office:value-type="float" office:value="0.151786">
            <text:p>0,151786</text:p>
          </table:table-cell>
          <table:table-cell office:value-type="float" office:value="-2.447059">
            <text:p>-2,447059</text:p>
          </table:table-cell>
          <table:table-cell table:number-columns-repeated="1019"/>
        </table:table-row>
        <table:table-row table:style-name="ro1">
          <table:table-cell office:value-type="float" office:value="168.650925">
            <text:p>168,650925</text:p>
          </table:table-cell>
          <table:table-cell office:value-type="float" office:value="-0.003237">
            <text:p>-0,003237</text:p>
          </table:table-cell>
          <table:table-cell office:value-type="float" office:value="-0.003202">
            <text:p>-0,003202</text:p>
          </table:table-cell>
          <table:table-cell office:value-type="float" office:value="0.151786">
            <text:p>0,151786</text:p>
          </table:table-cell>
          <table:table-cell office:value-type="float" office:value="-2.447059">
            <text:p>-2,447059</text:p>
          </table:table-cell>
          <table:table-cell table:number-columns-repeated="1019"/>
        </table:table-row>
        <table:table-row table:style-name="ro1">
          <table:table-cell office:value-type="float" office:value="169.344955">
            <text:p>169,344955</text:p>
          </table:table-cell>
          <table:table-cell office:value-type="float" office:value="-0.003237">
            <text:p>-0,003237</text:p>
          </table:table-cell>
          <table:table-cell office:value-type="float" office:value="-0.003203">
            <text:p>-0,003203</text:p>
          </table:table-cell>
          <table:table-cell office:value-type="float" office:value="0.15241">
            <text:p>0,15241</text:p>
          </table:table-cell>
          <table:table-cell office:value-type="float" office:value="-2.466177">
            <text:p>-2,466177</text:p>
          </table:table-cell>
          <table:table-cell table:number-columns-repeated="1019"/>
        </table:table-row>
        <table:table-row table:style-name="ro1">
          <table:table-cell office:value-type="float" office:value="169.344955">
            <text:p>169,344955</text:p>
          </table:table-cell>
          <table:table-cell office:value-type="float" office:value="-0.003235">
            <text:p>-0,003235</text:p>
          </table:table-cell>
          <table:table-cell office:value-type="float" office:value="-0.003202">
            <text:p>-0,003202</text:p>
          </table:table-cell>
          <table:table-cell office:value-type="float" office:value="0.15241">
            <text:p>0,15241</text:p>
          </table:table-cell>
          <table:table-cell office:value-type="float" office:value="-2.466177">
            <text:p>-2,466177</text:p>
          </table:table-cell>
          <table:table-cell table:number-columns-repeated="1019"/>
        </table:table-row>
        <table:table-row table:style-name="ro1">
          <table:table-cell office:value-type="float" office:value="170.038986">
            <text:p>170,038986</text:p>
          </table:table-cell>
          <table:table-cell office:value-type="float" office:value="-0.003236">
            <text:p>-0,003236</text:p>
          </table:table-cell>
          <table:table-cell office:value-type="float" office:value="-0.003202">
            <text:p>-0,003202</text:p>
          </table:table-cell>
          <table:table-cell office:value-type="float" office:value="0.153035">
            <text:p>0,153035</text:p>
          </table:table-cell>
          <table:table-cell office:value-type="float" office:value="-2.485588">
            <text:p>-2,485588</text:p>
          </table:table-cell>
          <table:table-cell table:number-columns-repeated="1019"/>
        </table:table-row>
        <table:table-row table:style-name="ro1">
          <table:table-cell office:value-type="float" office:value="170.038986">
            <text:p>170,038986</text:p>
          </table:table-cell>
          <table:table-cell office:value-type="float" office:value="-0.003237">
            <text:p>-0,003237</text:p>
          </table:table-cell>
          <table:table-cell office:value-type="float" office:value="-0.003201">
            <text:p>-0,003201</text:p>
          </table:table-cell>
          <table:table-cell office:value-type="float" office:value="0.153035">
            <text:p>0,153035</text:p>
          </table:table-cell>
          <table:table-cell office:value-type="float" office:value="-2.485588">
            <text:p>-2,485588</text:p>
          </table:table-cell>
          <table:table-cell table:number-columns-repeated="1019"/>
        </table:table-row>
        <table:table-row table:style-name="ro1">
          <table:table-cell office:value-type="float" office:value="171.427063">
            <text:p>171,427063</text:p>
          </table:table-cell>
          <table:table-cell office:value-type="float" office:value="-0.003236">
            <text:p>-0,003236</text:p>
          </table:table-cell>
          <table:table-cell office:value-type="float" office:value="-0.003201">
            <text:p>-0,003201</text:p>
          </table:table-cell>
          <table:table-cell office:value-type="float" office:value="0.154284">
            <text:p>0,154284</text:p>
          </table:table-cell>
          <table:table-cell office:value-type="float" office:value="-2.504706">
            <text:p>-2,504706</text:p>
          </table:table-cell>
          <table:table-cell table:number-columns-repeated="1019"/>
        </table:table-row>
        <table:table-row table:style-name="ro1">
          <table:table-cell office:value-type="float" office:value="171.427063">
            <text:p>171,427063</text:p>
          </table:table-cell>
          <table:table-cell office:value-type="float" office:value="-0.003236">
            <text:p>-0,003236</text:p>
          </table:table-cell>
          <table:table-cell office:value-type="float" office:value="-0.0032">
            <text:p>-0,0032</text:p>
          </table:table-cell>
          <table:table-cell office:value-type="float" office:value="0.154284">
            <text:p>0,154284</text:p>
          </table:table-cell>
          <table:table-cell office:value-type="float" office:value="-2.504706">
            <text:p>-2,504706</text:p>
          </table:table-cell>
          <table:table-cell table:number-columns-repeated="1019"/>
        </table:table-row>
        <table:table-row table:style-name="ro1">
          <table:table-cell office:value-type="float" office:value="172.81514">
            <text:p>172,81514</text:p>
          </table:table-cell>
          <table:table-cell office:value-type="float" office:value="-0.003235">
            <text:p>-0,003235</text:p>
          </table:table-cell>
          <table:table-cell office:value-type="float" office:value="-0.003202">
            <text:p>-0,003202</text:p>
          </table:table-cell>
          <table:table-cell office:value-type="float" office:value="0.155534">
            <text:p>0,155534</text:p>
          </table:table-cell>
          <table:table-cell office:value-type="float" office:value="-2.52353">
            <text:p>-2,52353</text:p>
          </table:table-cell>
          <table:table-cell table:number-columns-repeated="1019"/>
        </table:table-row>
        <table:table-row table:style-name="ro1">
          <table:table-cell office:value-type="float" office:value="172.81514">
            <text:p>172,81514</text:p>
          </table:table-cell>
          <table:table-cell office:value-type="float" office:value="-0.003237">
            <text:p>-0,003237</text:p>
          </table:table-cell>
          <table:table-cell office:value-type="float" office:value="-0.003201">
            <text:p>-0,003201</text:p>
          </table:table-cell>
          <table:table-cell office:value-type="float" office:value="0.155534">
            <text:p>0,155534</text:p>
          </table:table-cell>
          <table:table-cell office:value-type="float" office:value="-2.52353">
            <text:p>-2,52353</text:p>
          </table:table-cell>
          <table:table-cell table:number-columns-repeated="1019"/>
        </table:table-row>
        <table:table-row table:style-name="ro1">
          <table:table-cell office:value-type="float" office:value="175.591278">
            <text:p>175,591278</text:p>
          </table:table-cell>
          <table:table-cell office:value-type="float" office:value="-0.003236">
            <text:p>-0,003236</text:p>
          </table:table-cell>
          <table:table-cell office:value-type="float" office:value="-0.003201">
            <text:p>-0,003201</text:p>
          </table:table-cell>
          <table:table-cell office:value-type="float" office:value="0.158032">
            <text:p>0,158032</text:p>
          </table:table-cell>
          <table:table-cell office:value-type="float" office:value="-2.543235">
            <text:p>-2,543235</text:p>
          </table:table-cell>
          <table:table-cell table:number-columns-repeated="1019"/>
        </table:table-row>
        <table:table-row table:style-name="ro1">
          <table:table-cell office:value-type="float" office:value="175.591278">
            <text:p>175,591278</text:p>
          </table:table-cell>
          <table:table-cell office:value-type="float" office:value="-0.003236">
            <text:p>-0,003236</text:p>
          </table:table-cell>
          <table:table-cell office:value-type="float" office:value="-0.003201">
            <text:p>-0,003201</text:p>
          </table:table-cell>
          <table:table-cell office:value-type="float" office:value="0.158032">
            <text:p>0,158032</text:p>
          </table:table-cell>
          <table:table-cell office:value-type="float" office:value="-2.543235">
            <text:p>-2,543235</text:p>
          </table:table-cell>
          <table:table-cell table:number-columns-repeated="1019"/>
        </table:table-row>
        <table:table-row table:style-name="ro1">
          <table:table-cell office:value-type="float" office:value="175.591278">
            <text:p>175,591278</text:p>
          </table:table-cell>
          <table:table-cell office:value-type="float" office:value="-0.003236">
            <text:p>-0,003236</text:p>
          </table:table-cell>
          <table:table-cell office:value-type="float" office:value="-0.003201">
            <text:p>-0,003201</text:p>
          </table:table-cell>
          <table:table-cell office:value-type="float" office:value="0.158032">
            <text:p>0,158032</text:p>
          </table:table-cell>
          <table:table-cell office:value-type="float" office:value="-2.563529">
            <text:p>-2,563529</text:p>
          </table:table-cell>
          <table:table-cell table:number-columns-repeated="1019"/>
        </table:table-row>
        <table:table-row table:style-name="ro1">
          <table:table-cell office:value-type="float" office:value="175.591278">
            <text:p>175,591278</text:p>
          </table:table-cell>
          <table:table-cell office:value-type="float" office:value="-0.003236">
            <text:p>-0,003236</text:p>
          </table:table-cell>
          <table:table-cell office:value-type="float" office:value="-0.003202">
            <text:p>-0,003202</text:p>
          </table:table-cell>
          <table:table-cell office:value-type="float" office:value="0.158032">
            <text:p>0,158032</text:p>
          </table:table-cell>
          <table:table-cell office:value-type="float" office:value="-2.563529">
            <text:p>-2,563529</text:p>
          </table:table-cell>
          <table:table-cell table:number-columns-repeated="1019"/>
        </table:table-row>
        <table:table-row table:style-name="ro1">
          <table:table-cell office:value-type="float" office:value="177.673401">
            <text:p>177,673401</text:p>
          </table:table-cell>
          <table:table-cell office:value-type="float" office:value="-0.003236">
            <text:p>-0,003236</text:p>
          </table:table-cell>
          <table:table-cell office:value-type="float" office:value="-0.003202">
            <text:p>-0,003202</text:p>
          </table:table-cell>
          <table:table-cell office:value-type="float" office:value="0.159906">
            <text:p>0,159906</text:p>
          </table:table-cell>
          <table:table-cell office:value-type="float" office:value="-2.582941">
            <text:p>-2,582941</text:p>
          </table:table-cell>
          <table:table-cell table:number-columns-repeated="1019"/>
        </table:table-row>
        <table:table-row table:style-name="ro1">
          <table:table-cell office:value-type="float" office:value="177.673401">
            <text:p>177,673401</text:p>
          </table:table-cell>
          <table:table-cell office:value-type="float" office:value="-0.003235">
            <text:p>-0,003235</text:p>
          </table:table-cell>
          <table:table-cell office:value-type="float" office:value="-0.003201">
            <text:p>-0,003201</text:p>
          </table:table-cell>
          <table:table-cell office:value-type="float" office:value="0.159906">
            <text:p>0,159906</text:p>
          </table:table-cell>
          <table:table-cell office:value-type="float" office:value="-2.582941">
            <text:p>-2,582941</text:p>
          </table:table-cell>
          <table:table-cell table:number-columns-repeated="1019"/>
        </table:table-row>
        <table:table-row table:style-name="ro1">
          <table:table-cell office:value-type="float" office:value="179.061462">
            <text:p>179,061462</text:p>
          </table:table-cell>
          <table:table-cell office:value-type="float" office:value="-0.003235">
            <text:p>-0,003235</text:p>
          </table:table-cell>
          <table:table-cell office:value-type="float" office:value="-0.0032">
            <text:p>-0,0032</text:p>
          </table:table-cell>
          <table:table-cell office:value-type="float" office:value="0.161155">
            <text:p>0,161155</text:p>
          </table:table-cell>
          <table:table-cell office:value-type="float" office:value="-2.602647">
            <text:p>-2,602647</text:p>
          </table:table-cell>
          <table:table-cell table:number-columns-repeated="1019"/>
        </table:table-row>
        <table:table-row table:style-name="ro1">
          <table:table-cell office:value-type="float" office:value="179.061462">
            <text:p>179,061462</text:p>
          </table:table-cell>
          <table:table-cell office:value-type="float" office:value="-0.003236">
            <text:p>-0,003236</text:p>
          </table:table-cell>
          <table:table-cell office:value-type="float" office:value="-0.0032">
            <text:p>-0,0032</text:p>
          </table:table-cell>
          <table:table-cell office:value-type="float" office:value="0.161155">
            <text:p>0,161155</text:p>
          </table:table-cell>
          <table:table-cell office:value-type="float" office:value="-2.602647">
            <text:p>-2,602647</text:p>
          </table:table-cell>
          <table:table-cell table:number-columns-repeated="1019"/>
        </table:table-row>
        <table:table-row table:style-name="ro1">
          <table:table-cell office:value-type="float" office:value="179.755508">
            <text:p>179,755508</text:p>
          </table:table-cell>
          <table:table-cell office:value-type="float" office:value="-0.003236">
            <text:p>-0,003236</text:p>
          </table:table-cell>
          <table:table-cell office:value-type="float" office:value="-0.003202">
            <text:p>-0,003202</text:p>
          </table:table-cell>
          <table:table-cell office:value-type="float" office:value="0.16178">
            <text:p>0,16178</text:p>
          </table:table-cell>
          <table:table-cell office:value-type="float" office:value="-2.622353">
            <text:p>-2,622353</text:p>
          </table:table-cell>
          <table:table-cell table:number-columns-repeated="1019"/>
        </table:table-row>
        <table:table-row table:style-name="ro1">
          <table:table-cell office:value-type="float" office:value="179.755508">
            <text:p>179,755508</text:p>
          </table:table-cell>
          <table:table-cell office:value-type="float" office:value="-0.003238">
            <text:p>-0,003238</text:p>
          </table:table-cell>
          <table:table-cell office:value-type="float" office:value="-0.003202">
            <text:p>-0,003202</text:p>
          </table:table-cell>
          <table:table-cell office:value-type="float" office:value="0.16178">
            <text:p>0,16178</text:p>
          </table:table-cell>
          <table:table-cell office:value-type="float" office:value="-2.640294">
            <text:p>-2,640294</text:p>
          </table:table-cell>
          <table:table-cell table:number-columns-repeated="1019"/>
        </table:table-row>
        <table:table-row table:style-name="ro1">
          <table:table-cell office:value-type="float" office:value="183.225693">
            <text:p>183,225693</text:p>
          </table:table-cell>
          <table:table-cell office:value-type="float" office:value="-0.003233">
            <text:p>-0,003233</text:p>
          </table:table-cell>
          <table:table-cell office:value-type="float" office:value="-0.003201">
            <text:p>-0,003201</text:p>
          </table:table-cell>
          <table:table-cell office:value-type="float" office:value="0.164903">
            <text:p>0,164903</text:p>
          </table:table-cell>
          <table:table-cell office:value-type="float" office:value="-2.640294">
            <text:p>-2,640294</text:p>
          </table:table-cell>
          <table:table-cell table:number-columns-repeated="1019"/>
        </table:table-row>
        <table:table-row table:style-name="ro1">
          <table:table-cell office:value-type="float" office:value="183.225693">
            <text:p>183,225693</text:p>
          </table:table-cell>
          <table:table-cell office:value-type="float" office:value="-0.003236">
            <text:p>-0,003236</text:p>
          </table:table-cell>
          <table:table-cell office:value-type="float" office:value="-0.0032">
            <text:p>-0,0032</text:p>
          </table:table-cell>
          <table:table-cell office:value-type="float" office:value="0.164903">
            <text:p>0,164903</text:p>
          </table:table-cell>
          <table:table-cell office:value-type="float" office:value="-2.66">
            <text:p>-2,66</text:p>
          </table:table-cell>
          <table:table-cell table:number-columns-repeated="1019"/>
        </table:table-row>
        <table:table-row table:style-name="ro1">
          <table:table-cell office:value-type="float" office:value="181.837616">
            <text:p>181,837616</text:p>
          </table:table-cell>
          <table:table-cell office:value-type="float" office:value="-0.003236">
            <text:p>-0,003236</text:p>
          </table:table-cell>
          <table:table-cell office:value-type="float" office:value="-0.0032">
            <text:p>-0,0032</text:p>
          </table:table-cell>
          <table:table-cell office:value-type="float" office:value="0.163654">
            <text:p>0,163654</text:p>
          </table:table-cell>
          <table:table-cell office:value-type="float" office:value="-2.66">
            <text:p>-2,66</text:p>
          </table:table-cell>
          <table:table-cell table:number-columns-repeated="1019"/>
        </table:table-row>
        <table:table-row table:style-name="ro1">
          <table:table-cell office:value-type="float" office:value="181.837616">
            <text:p>181,837616</text:p>
          </table:table-cell>
          <table:table-cell office:value-type="float" office:value="-0.003233">
            <text:p>-0,003233</text:p>
          </table:table-cell>
          <table:table-cell office:value-type="float" office:value="-0.003201">
            <text:p>-0,003201</text:p>
          </table:table-cell>
          <table:table-cell office:value-type="float" office:value="0.163654">
            <text:p>0,163654</text:p>
          </table:table-cell>
          <table:table-cell office:value-type="float" office:value="-2.679118">
            <text:p>-2,679118</text:p>
          </table:table-cell>
          <table:table-cell table:number-columns-repeated="1019"/>
        </table:table-row>
        <table:table-row table:style-name="ro1">
          <table:table-cell office:value-type="float" office:value="181.837616">
            <text:p>181,837616</text:p>
          </table:table-cell>
          <table:table-cell office:value-type="float" office:value="-0.003235">
            <text:p>-0,003235</text:p>
          </table:table-cell>
          <table:table-cell office:value-type="float" office:value="-0.003202">
            <text:p>-0,003202</text:p>
          </table:table-cell>
          <table:table-cell office:value-type="float" office:value="0.163654">
            <text:p>0,163654</text:p>
          </table:table-cell>
          <table:table-cell office:value-type="float" office:value="-2.679118">
            <text:p>-2,679118</text:p>
          </table:table-cell>
          <table:table-cell table:number-columns-repeated="1019"/>
        </table:table-row>
        <table:table-row table:style-name="ro1">
          <table:table-cell office:value-type="float" office:value="183.225693">
            <text:p>183,225693</text:p>
          </table:table-cell>
          <table:table-cell office:value-type="float" office:value="-0.003237">
            <text:p>-0,003237</text:p>
          </table:table-cell>
          <table:table-cell office:value-type="float" office:value="-0.003201">
            <text:p>-0,003201</text:p>
          </table:table-cell>
          <table:table-cell office:value-type="float" office:value="0.164903">
            <text:p>0,164903</text:p>
          </table:table-cell>
          <table:table-cell office:value-type="float" office:value="-2.697941">
            <text:p>-2,697941</text:p>
          </table:table-cell>
          <table:table-cell table:number-columns-repeated="1019"/>
        </table:table-row>
        <table:table-row table:style-name="ro1">
          <table:table-cell office:value-type="float" office:value="183.225693">
            <text:p>183,225693</text:p>
          </table:table-cell>
          <table:table-cell office:value-type="float" office:value="-0.003233">
            <text:p>-0,003233</text:p>
          </table:table-cell>
          <table:table-cell office:value-type="float" office:value="-0.0032">
            <text:p>-0,0032</text:p>
          </table:table-cell>
          <table:table-cell office:value-type="float" office:value="0.164903">
            <text:p>0,164903</text:p>
          </table:table-cell>
          <table:table-cell office:value-type="float" office:value="-2.697941">
            <text:p>-2,697941</text:p>
          </table:table-cell>
          <table:table-cell table:number-columns-repeated="1019"/>
        </table:table-row>
        <table:table-row table:style-name="ro1">
          <table:table-cell office:value-type="float" office:value="183.919724">
            <text:p>183,919724</text:p>
          </table:table-cell>
          <table:table-cell office:value-type="float" office:value="-0.003233">
            <text:p>-0,003233</text:p>
          </table:table-cell>
          <table:table-cell office:value-type="float" office:value="-0.003201">
            <text:p>-0,003201</text:p>
          </table:table-cell>
          <table:table-cell office:value-type="float" office:value="0.165528">
            <text:p>0,165528</text:p>
          </table:table-cell>
          <table:table-cell office:value-type="float" office:value="-2.717059">
            <text:p>-2,717059</text:p>
          </table:table-cell>
          <table:table-cell table:number-columns-repeated="1019"/>
        </table:table-row>
        <table:table-row table:style-name="ro1">
          <table:table-cell office:value-type="float" office:value="183.919724">
            <text:p>183,919724</text:p>
          </table:table-cell>
          <table:table-cell office:value-type="float" office:value="-0.003233">
            <text:p>-0,003233</text:p>
          </table:table-cell>
          <table:table-cell office:value-type="float" office:value="-0.003201">
            <text:p>-0,003201</text:p>
          </table:table-cell>
          <table:table-cell office:value-type="float" office:value="0.165528">
            <text:p>0,165528</text:p>
          </table:table-cell>
          <table:table-cell office:value-type="float" office:value="-2.717059">
            <text:p>-2,717059</text:p>
          </table:table-cell>
          <table:table-cell table:number-columns-repeated="1019"/>
        </table:table-row>
        <table:table-row table:style-name="ro1">
          <table:table-cell office:value-type="float" office:value="186.001831">
            <text:p>186,001831</text:p>
          </table:table-cell>
          <table:table-cell office:value-type="float" office:value="-0.003236">
            <text:p>-0,003236</text:p>
          </table:table-cell>
          <table:table-cell office:value-type="float" office:value="-0.0032">
            <text:p>-0,0032</text:p>
          </table:table-cell>
          <table:table-cell office:value-type="float" office:value="0.167402">
            <text:p>0,167402</text:p>
          </table:table-cell>
          <table:table-cell office:value-type="float" office:value="-2.735882">
            <text:p>-2,735882</text:p>
          </table:table-cell>
          <table:table-cell table:number-columns-repeated="1019"/>
        </table:table-row>
        <table:table-row table:style-name="ro1">
          <table:table-cell office:value-type="float" office:value="186.001831">
            <text:p>186,001831</text:p>
          </table:table-cell>
          <table:table-cell office:value-type="float" office:value="-0.003235">
            <text:p>-0,003235</text:p>
          </table:table-cell>
          <table:table-cell office:value-type="float" office:value="-0.003201">
            <text:p>-0,003201</text:p>
          </table:table-cell>
          <table:table-cell office:value-type="float" office:value="0.167402">
            <text:p>0,167402</text:p>
          </table:table-cell>
          <table:table-cell office:value-type="float" office:value="-2.735882">
            <text:p>-2,735882</text:p>
          </table:table-cell>
          <table:table-cell table:number-columns-repeated="1019"/>
        </table:table-row>
        <table:table-row table:style-name="ro1">
          <table:table-cell office:value-type="float" office:value="186.695877">
            <text:p>186,695877</text:p>
          </table:table-cell>
          <table:table-cell office:value-type="float" office:value="-0.003235">
            <text:p>-0,003235</text:p>
          </table:table-cell>
          <table:table-cell office:value-type="float" office:value="-0.003201">
            <text:p>-0,003201</text:p>
          </table:table-cell>
          <table:table-cell office:value-type="float" office:value="0.168026">
            <text:p>0,168026</text:p>
          </table:table-cell>
          <table:table-cell office:value-type="float" office:value="-2.755">
            <text:p>-2,755</text:p>
          </table:table-cell>
          <table:table-cell table:number-columns-repeated="1019"/>
        </table:table-row>
        <table:table-row table:style-name="ro1">
          <table:table-cell office:value-type="float" office:value="186.695877">
            <text:p>186,695877</text:p>
          </table:table-cell>
          <table:table-cell office:value-type="float" office:value="-0.003236">
            <text:p>-0,003236</text:p>
          </table:table-cell>
          <table:table-cell office:value-type="float" office:value="-0.003201">
            <text:p>-0,003201</text:p>
          </table:table-cell>
          <table:table-cell office:value-type="float" office:value="0.168026">
            <text:p>0,168026</text:p>
          </table:table-cell>
          <table:table-cell office:value-type="float" office:value="-2.755">
            <text:p>-2,755</text:p>
          </table:table-cell>
          <table:table-cell table:number-columns-repeated="1019"/>
        </table:table-row>
        <table:table-row table:style-name="ro1">
          <table:table-cell office:value-type="float" office:value="188.083939">
            <text:p>188,083939</text:p>
          </table:table-cell>
          <table:table-cell office:value-type="float" office:value="-0.003237">
            <text:p>-0,003237</text:p>
          </table:table-cell>
          <table:table-cell office:value-type="float" office:value="-0.0032">
            <text:p>-0,0032</text:p>
          </table:table-cell>
          <table:table-cell office:value-type="float" office:value="0.169276">
            <text:p>0,169276</text:p>
          </table:table-cell>
          <table:table-cell office:value-type="float" office:value="-2.774118">
            <text:p>-2,774118</text:p>
          </table:table-cell>
          <table:table-cell table:number-columns-repeated="1019"/>
        </table:table-row>
        <table:table-row table:style-name="ro1">
          <table:table-cell office:value-type="float" office:value="188.083939">
            <text:p>188,083939</text:p>
          </table:table-cell>
          <table:table-cell office:value-type="float" office:value="-0.003235">
            <text:p>-0,003235</text:p>
          </table:table-cell>
          <table:table-cell office:value-type="float" office:value="-0.003201">
            <text:p>-0,003201</text:p>
          </table:table-cell>
          <table:table-cell office:value-type="float" office:value="0.169276">
            <text:p>0,169276</text:p>
          </table:table-cell>
          <table:table-cell office:value-type="float" office:value="-2.774118">
            <text:p>-2,774118</text:p>
          </table:table-cell>
          <table:table-cell table:number-columns-repeated="1019"/>
        </table:table-row>
        <table:table-row table:style-name="ro1">
          <table:table-cell office:value-type="float" office:value="189.472015">
            <text:p>189,472015</text:p>
          </table:table-cell>
          <table:table-cell office:value-type="float" office:value="-0.003236">
            <text:p>-0,003236</text:p>
          </table:table-cell>
          <table:table-cell office:value-type="float" office:value="-0.003203">
            <text:p>-0,003203</text:p>
          </table:table-cell>
          <table:table-cell office:value-type="float" office:value="0.170525">
            <text:p>0,170525</text:p>
          </table:table-cell>
          <table:table-cell office:value-type="float" office:value="-2.79353">
            <text:p>-2,79353</text:p>
          </table:table-cell>
          <table:table-cell table:number-columns-repeated="1019"/>
        </table:table-row>
        <table:table-row table:style-name="ro1">
          <table:table-cell office:value-type="float" office:value="189.472015">
            <text:p>189,472015</text:p>
          </table:table-cell>
          <table:table-cell office:value-type="float" office:value="-0.003236">
            <text:p>-0,003236</text:p>
          </table:table-cell>
          <table:table-cell office:value-type="float" office:value="-0.003201">
            <text:p>-0,003201</text:p>
          </table:table-cell>
          <table:table-cell office:value-type="float" office:value="0.170525">
            <text:p>0,170525</text:p>
          </table:table-cell>
          <table:table-cell office:value-type="float" office:value="-2.79353">
            <text:p>-2,79353</text:p>
          </table:table-cell>
          <table:table-cell table:number-columns-repeated="1019"/>
        </table:table-row>
        <table:table-row table:style-name="ro1">
          <table:table-cell office:value-type="float" office:value="189.472015">
            <text:p>189,472015</text:p>
          </table:table-cell>
          <table:table-cell office:value-type="float" office:value="-0.003235">
            <text:p>-0,003235</text:p>
          </table:table-cell>
          <table:table-cell office:value-type="float" office:value="-0.003203">
            <text:p>-0,003203</text:p>
          </table:table-cell>
          <table:table-cell office:value-type="float" office:value="0.170525">
            <text:p>0,170525</text:p>
          </table:table-cell>
          <table:table-cell office:value-type="float" office:value="-2.812647">
            <text:p>-2,812647</text:p>
          </table:table-cell>
          <table:table-cell table:number-columns-repeated="1019"/>
        </table:table-row>
        <table:table-row table:style-name="ro1">
          <table:table-cell office:value-type="float" office:value="189.472015">
            <text:p>189,472015</text:p>
          </table:table-cell>
          <table:table-cell office:value-type="float" office:value="-0.003236">
            <text:p>-0,003236</text:p>
          </table:table-cell>
          <table:table-cell office:value-type="float" office:value="-0.003202">
            <text:p>-0,003202</text:p>
          </table:table-cell>
          <table:table-cell office:value-type="float" office:value="0.170525">
            <text:p>0,170525</text:p>
          </table:table-cell>
          <table:table-cell office:value-type="float" office:value="-2.812647">
            <text:p>-2,812647</text:p>
          </table:table-cell>
          <table:table-cell table:number-columns-repeated="1019"/>
        </table:table-row>
        <table:table-row table:style-name="ro1">
          <table:table-cell office:value-type="float" office:value="191.554123">
            <text:p>191,554123</text:p>
          </table:table-cell>
          <table:table-cell office:value-type="float" office:value="-0.003236">
            <text:p>-0,003236</text:p>
          </table:table-cell>
          <table:table-cell office:value-type="float" office:value="-0.003202">
            <text:p>-0,003202</text:p>
          </table:table-cell>
          <table:table-cell office:value-type="float" office:value="0.172399">
            <text:p>0,172399</text:p>
          </table:table-cell>
          <table:table-cell office:value-type="float" office:value="-2.833529">
            <text:p>-2,833529</text:p>
          </table:table-cell>
          <table:table-cell table:number-columns-repeated="1019"/>
        </table:table-row>
        <table:table-row table:style-name="ro1">
          <table:table-cell office:value-type="float" office:value="191.554123">
            <text:p>191,554123</text:p>
          </table:table-cell>
          <table:table-cell office:value-type="float" office:value="-0.003235">
            <text:p>-0,003235</text:p>
          </table:table-cell>
          <table:table-cell office:value-type="float" office:value="-0.0032">
            <text:p>-0,0032</text:p>
          </table:table-cell>
          <table:table-cell office:value-type="float" office:value="0.172399">
            <text:p>0,172399</text:p>
          </table:table-cell>
          <table:table-cell office:value-type="float" office:value="-2.833529">
            <text:p>-2,833529</text:p>
          </table:table-cell>
          <table:table-cell table:number-columns-repeated="1019"/>
        </table:table-row>
        <table:table-row table:style-name="ro1">
          <table:table-cell office:value-type="float" office:value="193.636246">
            <text:p>193,636246</text:p>
          </table:table-cell>
          <table:table-cell office:value-type="float" office:value="-0.003235">
            <text:p>-0,003235</text:p>
          </table:table-cell>
          <table:table-cell office:value-type="float" office:value="-0.003202">
            <text:p>-0,003202</text:p>
          </table:table-cell>
          <table:table-cell office:value-type="float" office:value="0.174273">
            <text:p>0,174273</text:p>
          </table:table-cell>
          <table:table-cell office:value-type="float" office:value="-2.852941">
            <text:p>-2,852941</text:p>
          </table:table-cell>
          <table:table-cell table:number-columns-repeated="1019"/>
        </table:table-row>
        <table:table-row table:style-name="ro1">
          <table:table-cell office:value-type="float" office:value="193.636246">
            <text:p>193,636246</text:p>
          </table:table-cell>
          <table:table-cell office:value-type="float" office:value="-0.003235">
            <text:p>-0,003235</text:p>
          </table:table-cell>
          <table:table-cell office:value-type="float" office:value="-0.003203">
            <text:p>-0,003203</text:p>
          </table:table-cell>
          <table:table-cell office:value-type="float" office:value="0.174273">
            <text:p>0,174273</text:p>
          </table:table-cell>
          <table:table-cell office:value-type="float" office:value="-2.852941">
            <text:p>-2,852941</text:p>
          </table:table-cell>
          <table:table-cell table:number-columns-repeated="1019"/>
        </table:table-row>
        <table:table-row table:style-name="ro1">
          <table:table-cell office:value-type="float" office:value="194.330276">
            <text:p>194,330276</text:p>
          </table:table-cell>
          <table:table-cell office:value-type="float" office:value="-0.003236">
            <text:p>-0,003236</text:p>
          </table:table-cell>
          <table:table-cell office:value-type="float" office:value="-0.003203">
            <text:p>-0,003203</text:p>
          </table:table-cell>
          <table:table-cell office:value-type="float" office:value="0.174897">
            <text:p>0,174897</text:p>
          </table:table-cell>
          <table:table-cell office:value-type="float" office:value="-2.873235">
            <text:p>-2,873235</text:p>
          </table:table-cell>
          <table:table-cell table:number-columns-repeated="1019"/>
        </table:table-row>
        <table:table-row table:style-name="ro1">
          <table:table-cell office:value-type="float" office:value="194.330276">
            <text:p>194,330276</text:p>
          </table:table-cell>
          <table:table-cell office:value-type="float" office:value="-0.003235">
            <text:p>-0,003235</text:p>
          </table:table-cell>
          <table:table-cell office:value-type="float" office:value="-0.0032">
            <text:p>-0,0032</text:p>
          </table:table-cell>
          <table:table-cell office:value-type="float" office:value="0.174897">
            <text:p>0,174897</text:p>
          </table:table-cell>
          <table:table-cell office:value-type="float" office:value="-2.873235">
            <text:p>-2,873235</text:p>
          </table:table-cell>
          <table:table-cell table:number-columns-repeated="1019"/>
        </table:table-row>
        <table:table-row table:style-name="ro1">
          <table:table-cell office:value-type="float" office:value="195.024307">
            <text:p>195,024307</text:p>
          </table:table-cell>
          <table:table-cell office:value-type="float" office:value="-0.003235">
            <text:p>-0,003235</text:p>
          </table:table-cell>
          <table:table-cell office:value-type="float" office:value="-0.003202">
            <text:p>-0,003202</text:p>
          </table:table-cell>
          <table:table-cell office:value-type="float" office:value="0.175522">
            <text:p>0,175522</text:p>
          </table:table-cell>
          <table:table-cell office:value-type="float" office:value="-2.892941">
            <text:p>-2,892941</text:p>
          </table:table-cell>
          <table:table-cell table:number-columns-repeated="1019"/>
        </table:table-row>
        <table:table-row table:style-name="ro1">
          <table:table-cell office:value-type="float" office:value="195.024307">
            <text:p>195,024307</text:p>
          </table:table-cell>
          <table:table-cell office:value-type="float" office:value="-0.003237">
            <text:p>-0,003237</text:p>
          </table:table-cell>
          <table:table-cell office:value-type="float" office:value="-0.003202">
            <text:p>-0,003202</text:p>
          </table:table-cell>
          <table:table-cell office:value-type="float" office:value="0.175522">
            <text:p>0,175522</text:p>
          </table:table-cell>
          <table:table-cell office:value-type="float" office:value="-2.892941">
            <text:p>-2,892941</text:p>
          </table:table-cell>
          <table:table-cell table:number-columns-repeated="1019"/>
        </table:table-row>
        <table:table-row table:style-name="ro1">
          <table:table-cell office:value-type="float" office:value="195.718353">
            <text:p>195,718353</text:p>
          </table:table-cell>
          <table:table-cell office:value-type="float" office:value="-0.003235">
            <text:p>-0,003235</text:p>
          </table:table-cell>
          <table:table-cell office:value-type="float" office:value="-0.0032">
            <text:p>-0,0032</text:p>
          </table:table-cell>
          <table:table-cell office:value-type="float" office:value="0.176147">
            <text:p>0,176147</text:p>
          </table:table-cell>
          <table:table-cell office:value-type="float" office:value="-2.912353">
            <text:p>-2,912353</text:p>
          </table:table-cell>
          <table:table-cell table:number-columns-repeated="1019"/>
        </table:table-row>
        <table:table-row table:style-name="ro1">
          <table:table-cell office:value-type="float" office:value="195.718353">
            <text:p>195,718353</text:p>
          </table:table-cell>
          <table:table-cell office:value-type="float" office:value="-0.003236">
            <text:p>-0,003236</text:p>
          </table:table-cell>
          <table:table-cell office:value-type="float" office:value="-0.003202">
            <text:p>-0,003202</text:p>
          </table:table-cell>
          <table:table-cell office:value-type="float" office:value="0.176147">
            <text:p>0,176147</text:p>
          </table:table-cell>
          <table:table-cell office:value-type="float" office:value="-2.912353">
            <text:p>-2,912353</text:p>
          </table:table-cell>
          <table:table-cell table:number-columns-repeated="1019"/>
        </table:table-row>
        <table:table-row table:style-name="ro1">
          <table:table-cell office:value-type="float" office:value="197.800461">
            <text:p>197,800461</text:p>
          </table:table-cell>
          <table:table-cell office:value-type="float" office:value="-0.003235">
            <text:p>-0,003235</text:p>
          </table:table-cell>
          <table:table-cell office:value-type="float" office:value="-0.003201">
            <text:p>-0,003201</text:p>
          </table:table-cell>
          <table:table-cell office:value-type="float" office:value="0.17802">
            <text:p>0,17802</text:p>
          </table:table-cell>
          <table:table-cell office:value-type="float" office:value="-2.932647">
            <text:p>-2,932647</text:p>
          </table:table-cell>
          <table:table-cell table:number-columns-repeated="1019"/>
        </table:table-row>
        <table:table-row table:style-name="ro1">
          <table:table-cell office:value-type="float" office:value="197.800461">
            <text:p>197,800461</text:p>
          </table:table-cell>
          <table:table-cell office:value-type="float" office:value="-0.003235">
            <text:p>-0,003235</text:p>
          </table:table-cell>
          <table:table-cell office:value-type="float" office:value="-0.003202">
            <text:p>-0,003202</text:p>
          </table:table-cell>
          <table:table-cell office:value-type="float" office:value="0.17802">
            <text:p>0,17802</text:p>
          </table:table-cell>
          <table:table-cell office:value-type="float" office:value="-2.932647">
            <text:p>-2,932647</text:p>
          </table:table-cell>
          <table:table-cell table:number-columns-repeated="1019"/>
        </table:table-row>
        <table:table-row table:style-name="ro1">
          <table:table-cell office:value-type="float" office:value="198.494492">
            <text:p>198,494492</text:p>
          </table:table-cell>
          <table:table-cell office:value-type="float" office:value="-0.003235">
            <text:p>-0,003235</text:p>
          </table:table-cell>
          <table:table-cell office:value-type="float" office:value="-0.0032">
            <text:p>-0,0032</text:p>
          </table:table-cell>
          <table:table-cell office:value-type="float" office:value="0.178645">
            <text:p>0,178645</text:p>
          </table:table-cell>
          <table:table-cell office:value-type="float" office:value="-2.952353">
            <text:p>-2,952353</text:p>
          </table:table-cell>
          <table:table-cell table:number-columns-repeated="1019"/>
        </table:table-row>
        <table:table-row table:style-name="ro1">
          <table:table-cell office:value-type="float" office:value="198.494492">
            <text:p>198,494492</text:p>
          </table:table-cell>
          <table:table-cell office:value-type="float" office:value="-0.003235">
            <text:p>-0,003235</text:p>
          </table:table-cell>
          <table:table-cell office:value-type="float" office:value="-0.003201">
            <text:p>-0,003201</text:p>
          </table:table-cell>
          <table:table-cell office:value-type="float" office:value="0.178645">
            <text:p>0,178645</text:p>
          </table:table-cell>
          <table:table-cell office:value-type="float" office:value="-2.952353">
            <text:p>-2,952353</text:p>
          </table:table-cell>
          <table:table-cell table:number-columns-repeated="1019"/>
        </table:table-row>
        <table:table-row table:style-name="ro1">
          <table:table-cell office:value-type="float" office:value="199.882568">
            <text:p>199,882568</text:p>
          </table:table-cell>
          <table:table-cell office:value-type="float" office:value="-0.003236">
            <text:p>-0,003236</text:p>
          </table:table-cell>
          <table:table-cell office:value-type="float" office:value="-0.003204">
            <text:p>-0,003204</text:p>
          </table:table-cell>
          <table:table-cell office:value-type="float" office:value="0.179894">
            <text:p>0,179894</text:p>
          </table:table-cell>
          <table:table-cell office:value-type="float" office:value="-2.971471">
            <text:p>-2,971471</text:p>
          </table:table-cell>
          <table:table-cell table:number-columns-repeated="1019"/>
        </table:table-row>
        <table:table-row table:style-name="ro1">
          <table:table-cell office:value-type="float" office:value="199.882568">
            <text:p>199,882568</text:p>
          </table:table-cell>
          <table:table-cell office:value-type="float" office:value="-0.003235">
            <text:p>-0,003235</text:p>
          </table:table-cell>
          <table:table-cell office:value-type="float" office:value="-0.0032">
            <text:p>-0,0032</text:p>
          </table:table-cell>
          <table:table-cell office:value-type="float" office:value="0.179894">
            <text:p>0,179894</text:p>
          </table:table-cell>
          <table:table-cell office:value-type="float" office:value="-2.971471">
            <text:p>-2,971471</text:p>
          </table:table-cell>
          <table:table-cell table:number-columns-repeated="1019"/>
        </table:table-row>
        <table:table-row table:style-name="ro1">
          <table:table-cell office:value-type="float" office:value="201.270645">
            <text:p>201,270645</text:p>
          </table:table-cell>
          <table:table-cell office:value-type="float" office:value="-0.003235">
            <text:p>-0,003235</text:p>
          </table:table-cell>
          <table:table-cell office:value-type="float" office:value="-0.0032">
            <text:p>-0,0032</text:p>
          </table:table-cell>
          <table:table-cell office:value-type="float" office:value="0.181144">
            <text:p>0,181144</text:p>
          </table:table-cell>
          <table:table-cell office:value-type="float" office:value="-2.990882">
            <text:p>-2,990882</text:p>
          </table:table-cell>
          <table:table-cell table:number-columns-repeated="1019"/>
        </table:table-row>
        <table:table-row table:style-name="ro1">
          <table:table-cell office:value-type="float" office:value="201.270645">
            <text:p>201,270645</text:p>
          </table:table-cell>
          <table:table-cell office:value-type="float" office:value="-0.003235">
            <text:p>-0,003235</text:p>
          </table:table-cell>
          <table:table-cell office:value-type="float" office:value="-0.0032">
            <text:p>-0,0032</text:p>
          </table:table-cell>
          <table:table-cell office:value-type="float" office:value="0.181144">
            <text:p>0,181144</text:p>
          </table:table-cell>
          <table:table-cell office:value-type="float" office:value="-3.01">
            <text:p>-3,01</text:p>
          </table:table-cell>
          <table:table-cell table:number-columns-repeated="1019"/>
        </table:table-row>
        <table:table-row table:style-name="ro1">
          <table:table-cell office:value-type="float" office:value="201.964676">
            <text:p>201,964676</text:p>
          </table:table-cell>
          <table:table-cell office:value-type="float" office:value="-0.003235">
            <text:p>-0,003235</text:p>
          </table:table-cell>
          <table:table-cell office:value-type="float" office:value="-0.003201">
            <text:p>-0,003201</text:p>
          </table:table-cell>
          <table:table-cell office:value-type="float" office:value="0.181768">
            <text:p>0,181768</text:p>
          </table:table-cell>
          <table:table-cell office:value-type="float" office:value="-3.01">
            <text:p>-3,01</text:p>
          </table:table-cell>
          <table:table-cell table:number-columns-repeated="1019"/>
        </table:table-row>
        <table:table-row table:style-name="ro1">
          <table:table-cell office:value-type="float" office:value="201.964676">
            <text:p>201,964676</text:p>
          </table:table-cell>
          <table:table-cell office:value-type="float" office:value="-0.003236">
            <text:p>-0,003236</text:p>
          </table:table-cell>
          <table:table-cell office:value-type="float" office:value="-0.003201">
            <text:p>-0,003201</text:p>
          </table:table-cell>
          <table:table-cell office:value-type="float" office:value="0.181768">
            <text:p>0,181768</text:p>
          </table:table-cell>
          <table:table-cell office:value-type="float" office:value="-3.029118">
            <text:p>-3,029118</text:p>
          </table:table-cell>
          <table:table-cell table:number-columns-repeated="1019"/>
        </table:table-row>
        <table:table-row table:style-name="ro1">
          <table:table-cell office:value-type="float" office:value="203.352753">
            <text:p>203,352753</text:p>
          </table:table-cell>
          <table:table-cell office:value-type="float" office:value="-0.003236">
            <text:p>-0,003236</text:p>
          </table:table-cell>
          <table:table-cell office:value-type="float" office:value="-0.003201">
            <text:p>-0,003201</text:p>
          </table:table-cell>
          <table:table-cell office:value-type="float" office:value="0.183017">
            <text:p>0,183017</text:p>
          </table:table-cell>
          <table:table-cell office:value-type="float" office:value="-3.029118">
            <text:p>-3,029118</text:p>
          </table:table-cell>
          <table:table-cell table:number-columns-repeated="1019"/>
        </table:table-row>
        <table:table-row table:style-name="ro1">
          <table:table-cell office:value-type="float" office:value="203.352753">
            <text:p>203,352753</text:p>
          </table:table-cell>
          <table:table-cell office:value-type="float" office:value="-0.003236">
            <text:p>-0,003236</text:p>
          </table:table-cell>
          <table:table-cell office:value-type="float" office:value="-0.003201">
            <text:p>-0,003201</text:p>
          </table:table-cell>
          <table:table-cell office:value-type="float" office:value="0.183017">
            <text:p>0,183017</text:p>
          </table:table-cell>
          <table:table-cell office:value-type="float" office:value="-3.048529">
            <text:p>-3,048529</text:p>
          </table:table-cell>
          <table:table-cell table:number-columns-repeated="1019"/>
        </table:table-row>
        <table:table-row table:style-name="ro1">
          <table:table-cell office:value-type="float" office:value="202.658722">
            <text:p>202,658722</text:p>
          </table:table-cell>
          <table:table-cell office:value-type="float" office:value="-0.003235">
            <text:p>-0,003235</text:p>
          </table:table-cell>
          <table:table-cell office:value-type="float" office:value="-0.003201">
            <text:p>-0,003201</text:p>
          </table:table-cell>
          <table:table-cell office:value-type="float" office:value="0.182393">
            <text:p>0,182393</text:p>
          </table:table-cell>
          <table:table-cell office:value-type="float" office:value="-3.048529">
            <text:p>-3,048529</text:p>
          </table:table-cell>
          <table:table-cell table:number-columns-repeated="1019"/>
        </table:table-row>
        <table:table-row table:style-name="ro1">
          <table:table-cell office:value-type="float" office:value="204.046783">
            <text:p>204,046783</text:p>
          </table:table-cell>
          <table:table-cell office:value-type="float" office:value="-0.003233">
            <text:p>-0,003233</text:p>
          </table:table-cell>
          <table:table-cell office:value-type="float" office:value="-0.003201">
            <text:p>-0,003201</text:p>
          </table:table-cell>
          <table:table-cell office:value-type="float" office:value="0.183642">
            <text:p>0,183642</text:p>
          </table:table-cell>
          <table:table-cell office:value-type="float" office:value="-3.067059">
            <text:p>-3,067059</text:p>
          </table:table-cell>
          <table:table-cell table:number-columns-repeated="1019"/>
        </table:table-row>
        <table:table-row table:style-name="ro1">
          <table:table-cell office:value-type="float" office:value="204.046783">
            <text:p>204,046783</text:p>
          </table:table-cell>
          <table:table-cell office:value-type="float" office:value="-0.003236">
            <text:p>-0,003236</text:p>
          </table:table-cell>
          <table:table-cell office:value-type="float" office:value="-0.0032">
            <text:p>-0,0032</text:p>
          </table:table-cell>
          <table:table-cell office:value-type="float" office:value="0.183642">
            <text:p>0,183642</text:p>
          </table:table-cell>
          <table:table-cell office:value-type="float" office:value="-3.067059">
            <text:p>-3,067059</text:p>
          </table:table-cell>
          <table:table-cell table:number-columns-repeated="1019"/>
        </table:table-row>
        <table:table-row table:style-name="ro1">
          <table:table-cell office:value-type="float" office:value="206.128906">
            <text:p>206,128906</text:p>
          </table:table-cell>
          <table:table-cell office:value-type="float" office:value="-0.003235">
            <text:p>-0,003235</text:p>
          </table:table-cell>
          <table:table-cell office:value-type="float" office:value="-0.003202">
            <text:p>-0,003202</text:p>
          </table:table-cell>
          <table:table-cell office:value-type="float" office:value="0.185516">
            <text:p>0,185516</text:p>
          </table:table-cell>
          <table:table-cell office:value-type="float" office:value="-3.086471">
            <text:p>-3,086471</text:p>
          </table:table-cell>
          <table:table-cell table:number-columns-repeated="1019"/>
        </table:table-row>
        <table:table-row table:style-name="ro1">
          <table:table-cell office:value-type="float" office:value="206.128906">
            <text:p>206,128906</text:p>
          </table:table-cell>
          <table:table-cell office:value-type="float" office:value="-0.003235">
            <text:p>-0,003235</text:p>
          </table:table-cell>
          <table:table-cell office:value-type="float" office:value="-0.003202">
            <text:p>-0,003202</text:p>
          </table:table-cell>
          <table:table-cell office:value-type="float" office:value="0.185516">
            <text:p>0,185516</text:p>
          </table:table-cell>
          <table:table-cell office:value-type="float" office:value="-3.086471">
            <text:p>-3,086471</text:p>
          </table:table-cell>
          <table:table-cell table:number-columns-repeated="1019"/>
        </table:table-row>
        <table:table-row table:style-name="ro1">
          <table:table-cell office:value-type="float" office:value="206.128906">
            <text:p>206,128906</text:p>
          </table:table-cell>
          <table:table-cell office:value-type="float" office:value="-0.003233">
            <text:p>-0,003233</text:p>
          </table:table-cell>
          <table:table-cell office:value-type="float" office:value="-0.003201">
            <text:p>-0,003201</text:p>
          </table:table-cell>
          <table:table-cell office:value-type="float" office:value="0.185516">
            <text:p>0,185516</text:p>
          </table:table-cell>
          <table:table-cell office:value-type="float" office:value="-3.105294">
            <text:p>-3,105294</text:p>
          </table:table-cell>
          <table:table-cell table:number-columns-repeated="1019"/>
        </table:table-row>
        <table:table-row table:style-name="ro1">
          <table:table-cell office:value-type="float" office:value="206.128906">
            <text:p>206,128906</text:p>
          </table:table-cell>
          <table:table-cell office:value-type="float" office:value="-0.003236">
            <text:p>-0,003236</text:p>
          </table:table-cell>
          <table:table-cell office:value-type="float" office:value="-0.003203">
            <text:p>-0,003203</text:p>
          </table:table-cell>
          <table:table-cell office:value-type="float" office:value="0.185516">
            <text:p>0,185516</text:p>
          </table:table-cell>
          <table:table-cell office:value-type="float" office:value="-3.105294">
            <text:p>-3,105294</text:p>
          </table:table-cell>
          <table:table-cell table:number-columns-repeated="1019"/>
        </table:table-row>
        <table:table-row table:style-name="ro1">
          <table:table-cell office:value-type="float" office:value="207.516968">
            <text:p>207,516968</text:p>
          </table:table-cell>
          <table:table-cell office:value-type="float" office:value="-0.003237">
            <text:p>-0,003237</text:p>
          </table:table-cell>
          <table:table-cell office:value-type="float" office:value="-0.0032">
            <text:p>-0,0032</text:p>
          </table:table-cell>
          <table:table-cell office:value-type="float" office:value="0.186765">
            <text:p>0,186765</text:p>
          </table:table-cell>
          <table:table-cell office:value-type="float" office:value="-3.124706">
            <text:p>-3,124706</text:p>
          </table:table-cell>
          <table:table-cell table:number-columns-repeated="1019"/>
        </table:table-row>
        <table:table-row table:style-name="ro1">
          <table:table-cell office:value-type="float" office:value="207.516968">
            <text:p>207,516968</text:p>
          </table:table-cell>
          <table:table-cell office:value-type="float" office:value="-0.003235">
            <text:p>-0,003235</text:p>
          </table:table-cell>
          <table:table-cell office:value-type="float" office:value="-0.0032">
            <text:p>-0,0032</text:p>
          </table:table-cell>
          <table:table-cell office:value-type="float" office:value="0.186765">
            <text:p>0,186765</text:p>
          </table:table-cell>
          <table:table-cell office:value-type="float" office:value="-3.124706">
            <text:p>-3,124706</text:p>
          </table:table-cell>
          <table:table-cell table:number-columns-repeated="1019"/>
        </table:table-row>
        <table:table-row table:style-name="ro1">
          <table:table-cell office:value-type="float" office:value="209.599075">
            <text:p>209,599075</text:p>
          </table:table-cell>
          <table:table-cell office:value-type="float" office:value="-0.003236">
            <text:p>-0,003236</text:p>
          </table:table-cell>
          <table:table-cell office:value-type="float" office:value="-0.003201">
            <text:p>-0,003201</text:p>
          </table:table-cell>
          <table:table-cell office:value-type="float" office:value="0.188639">
            <text:p>0,188639</text:p>
          </table:table-cell>
          <table:table-cell office:value-type="float" office:value="-3.144118">
            <text:p>-3,144118</text:p>
          </table:table-cell>
          <table:table-cell table:number-columns-repeated="1019"/>
        </table:table-row>
        <table:table-row table:style-name="ro1">
          <table:table-cell office:value-type="float" office:value="209.599075">
            <text:p>209,599075</text:p>
          </table:table-cell>
          <table:table-cell office:value-type="float" office:value="-0.003236">
            <text:p>-0,003236</text:p>
          </table:table-cell>
          <table:table-cell office:value-type="float" office:value="-0.0032">
            <text:p>-0,0032</text:p>
          </table:table-cell>
          <table:table-cell office:value-type="float" office:value="0.188639">
            <text:p>0,188639</text:p>
          </table:table-cell>
          <table:table-cell office:value-type="float" office:value="-3.144118">
            <text:p>-3,144118</text:p>
          </table:table-cell>
          <table:table-cell table:number-columns-repeated="1019"/>
        </table:table-row>
        <table:table-row table:style-name="ro1">
          <table:table-cell office:value-type="float" office:value="208.905045">
            <text:p>208,905045</text:p>
          </table:table-cell>
          <table:table-cell office:value-type="float" office:value="-0.003236">
            <text:p>-0,003236</text:p>
          </table:table-cell>
          <table:table-cell office:value-type="float" office:value="-0.0032">
            <text:p>-0,0032</text:p>
          </table:table-cell>
          <table:table-cell office:value-type="float" office:value="0.188015">
            <text:p>0,188015</text:p>
          </table:table-cell>
          <table:table-cell office:value-type="float" office:value="-3.162941">
            <text:p>-3,162941</text:p>
          </table:table-cell>
          <table:table-cell table:number-columns-repeated="1019"/>
        </table:table-row>
        <table:table-row table:style-name="ro1">
          <table:table-cell office:value-type="float" office:value="208.905045">
            <text:p>208,905045</text:p>
          </table:table-cell>
          <table:table-cell office:value-type="float" office:value="-0.003235">
            <text:p>-0,003235</text:p>
          </table:table-cell>
          <table:table-cell office:value-type="float" office:value="-0.0032">
            <text:p>-0,0032</text:p>
          </table:table-cell>
          <table:table-cell office:value-type="float" office:value="0.188015">
            <text:p>0,188015</text:p>
          </table:table-cell>
          <table:table-cell office:value-type="float" office:value="-3.162941">
            <text:p>-3,162941</text:p>
          </table:table-cell>
          <table:table-cell table:number-columns-repeated="1019"/>
        </table:table-row>
        <table:table-row table:style-name="ro1">
          <table:table-cell office:value-type="float" office:value="210.293121">
            <text:p>210,293121</text:p>
          </table:table-cell>
          <table:table-cell office:value-type="float" office:value="-0.003235">
            <text:p>-0,003235</text:p>
          </table:table-cell>
          <table:table-cell office:value-type="float" office:value="-0.0032">
            <text:p>-0,0032</text:p>
          </table:table-cell>
          <table:table-cell office:value-type="float" office:value="0.189264">
            <text:p>0,189264</text:p>
          </table:table-cell>
          <table:table-cell office:value-type="float" office:value="-3.182353">
            <text:p>-3,182353</text:p>
          </table:table-cell>
          <table:table-cell table:number-columns-repeated="1019"/>
        </table:table-row>
        <table:table-row table:style-name="ro1">
          <table:table-cell office:value-type="float" office:value="210.293121">
            <text:p>210,293121</text:p>
          </table:table-cell>
          <table:table-cell office:value-type="float" office:value="-0.003236">
            <text:p>-0,003236</text:p>
          </table:table-cell>
          <table:table-cell office:value-type="float" office:value="-0.003202">
            <text:p>-0,003202</text:p>
          </table:table-cell>
          <table:table-cell office:value-type="float" office:value="0.189264">
            <text:p>0,189264</text:p>
          </table:table-cell>
          <table:table-cell office:value-type="float" office:value="-3.182353">
            <text:p>-3,182353</text:p>
          </table:table-cell>
          <table:table-cell table:number-columns-repeated="1019"/>
        </table:table-row>
        <table:table-row table:style-name="ro1">
          <table:table-cell office:value-type="float" office:value="210.987152">
            <text:p>210,987152</text:p>
          </table:table-cell>
          <table:table-cell office:value-type="float" office:value="-0.003236">
            <text:p>-0,003236</text:p>
          </table:table-cell>
          <table:table-cell office:value-type="float" office:value="-0.003202">
            <text:p>-0,003202</text:p>
          </table:table-cell>
          <table:table-cell office:value-type="float" office:value="0.189888">
            <text:p>0,189888</text:p>
          </table:table-cell>
          <table:table-cell office:value-type="float" office:value="-3.202647">
            <text:p>-3,202647</text:p>
          </table:table-cell>
          <table:table-cell table:number-columns-repeated="1019"/>
        </table:table-row>
        <table:table-row table:style-name="ro1">
          <table:table-cell office:value-type="float" office:value="210.987152">
            <text:p>210,987152</text:p>
          </table:table-cell>
          <table:table-cell office:value-type="float" office:value="-0.003236">
            <text:p>-0,003236</text:p>
          </table:table-cell>
          <table:table-cell office:value-type="float" office:value="-0.003201">
            <text:p>-0,003201</text:p>
          </table:table-cell>
          <table:table-cell office:value-type="float" office:value="0.189888">
            <text:p>0,189888</text:p>
          </table:table-cell>
          <table:table-cell office:value-type="float" office:value="-3.202647">
            <text:p>-3,202647</text:p>
          </table:table-cell>
          <table:table-cell table:number-columns-repeated="1019"/>
        </table:table-row>
        <table:table-row table:style-name="ro1">
          <table:table-cell office:value-type="float" office:value="214.457336">
            <text:p>214,457336</text:p>
          </table:table-cell>
          <table:table-cell office:value-type="float" office:value="-0.003236">
            <text:p>-0,003236</text:p>
          </table:table-cell>
          <table:table-cell office:value-type="float" office:value="-0.003201">
            <text:p>-0,003201</text:p>
          </table:table-cell>
          <table:table-cell office:value-type="float" office:value="0.193012">
            <text:p>0,193012</text:p>
          </table:table-cell>
          <table:table-cell office:value-type="float" office:value="-3.223235">
            <text:p>-3,223235</text:p>
          </table:table-cell>
          <table:table-cell table:number-columns-repeated="1019"/>
        </table:table-row>
        <table:table-row table:style-name="ro1">
          <table:table-cell office:value-type="float" office:value="214.457336">
            <text:p>214,457336</text:p>
          </table:table-cell>
          <table:table-cell office:value-type="float" office:value="-0.003235">
            <text:p>-0,003235</text:p>
          </table:table-cell>
          <table:table-cell office:value-type="float" office:value="-0.003198">
            <text:p>-0,003198</text:p>
          </table:table-cell>
          <table:table-cell office:value-type="float" office:value="0.193012">
            <text:p>0,193012</text:p>
          </table:table-cell>
          <table:table-cell office:value-type="float" office:value="-3.223235">
            <text:p>-3,223235</text:p>
          </table:table-cell>
          <table:table-cell table:number-columns-repeated="1019"/>
        </table:table-row>
        <table:table-row table:style-name="ro1">
          <table:table-cell office:value-type="float" office:value="214.457336">
            <text:p>214,457336</text:p>
          </table:table-cell>
          <table:table-cell office:value-type="float" office:value="-0.003235">
            <text:p>-0,003235</text:p>
          </table:table-cell>
          <table:table-cell office:value-type="float" office:value="-0.003198">
            <text:p>-0,003198</text:p>
          </table:table-cell>
          <table:table-cell office:value-type="float" office:value="0.193012">
            <text:p>0,193012</text:p>
          </table:table-cell>
          <table:table-cell office:value-type="float" office:value="-3.242647">
            <text:p>-3,242647</text:p>
          </table:table-cell>
          <table:table-cell table:number-columns-repeated="1019"/>
        </table:table-row>
        <table:table-row table:style-name="ro1">
          <table:table-cell office:value-type="float" office:value="214.457336">
            <text:p>214,457336</text:p>
          </table:table-cell>
          <table:table-cell office:value-type="float" office:value="-0.003236">
            <text:p>-0,003236</text:p>
          </table:table-cell>
          <table:table-cell office:value-type="float" office:value="-0.003202">
            <text:p>-0,003202</text:p>
          </table:table-cell>
          <table:table-cell office:value-type="float" office:value="0.193012">
            <text:p>0,193012</text:p>
          </table:table-cell>
          <table:table-cell office:value-type="float" office:value="-3.242647">
            <text:p>-3,242647</text:p>
          </table:table-cell>
          <table:table-cell table:number-columns-repeated="1019"/>
        </table:table-row>
        <table:table-row table:style-name="ro1">
          <table:table-cell office:value-type="float" office:value="215.151382">
            <text:p>215,151382</text:p>
          </table:table-cell>
          <table:table-cell office:value-type="float" office:value="-0.003235">
            <text:p>-0,003235</text:p>
          </table:table-cell>
          <table:table-cell office:value-type="float" office:value="-0.0032">
            <text:p>-0,0032</text:p>
          </table:table-cell>
          <table:table-cell office:value-type="float" office:value="0.193636">
            <text:p>0,193636</text:p>
          </table:table-cell>
          <table:table-cell office:value-type="float" office:value="-3.262059">
            <text:p>-3,262059</text:p>
          </table:table-cell>
          <table:table-cell table:number-columns-repeated="1019"/>
        </table:table-row>
        <table:table-row table:style-name="ro1">
          <table:table-cell office:value-type="float" office:value="215.151382">
            <text:p>215,151382</text:p>
          </table:table-cell>
          <table:table-cell office:value-type="float" office:value="-0.003236">
            <text:p>-0,003236</text:p>
          </table:table-cell>
          <table:table-cell office:value-type="float" office:value="-0.003203">
            <text:p>-0,003203</text:p>
          </table:table-cell>
          <table:table-cell office:value-type="float" office:value="0.193636">
            <text:p>0,193636</text:p>
          </table:table-cell>
          <table:table-cell office:value-type="float" office:value="-3.262059">
            <text:p>-3,262059</text:p>
          </table:table-cell>
          <table:table-cell table:number-columns-repeated="1019"/>
        </table:table-row>
        <table:table-row table:style-name="ro1">
          <table:table-cell office:value-type="float" office:value="215.845413">
            <text:p>215,845413</text:p>
          </table:table-cell>
          <table:table-cell office:value-type="float" office:value="-0.003235">
            <text:p>-0,003235</text:p>
          </table:table-cell>
          <table:table-cell office:value-type="float" office:value="-0.0032">
            <text:p>-0,0032</text:p>
          </table:table-cell>
          <table:table-cell office:value-type="float" office:value="0.194261">
            <text:p>0,194261</text:p>
          </table:table-cell>
          <table:table-cell office:value-type="float" office:value="-3.281177">
            <text:p>-3,281177</text:p>
          </table:table-cell>
          <table:table-cell table:number-columns-repeated="1019"/>
        </table:table-row>
        <table:table-row table:style-name="ro1">
          <table:table-cell office:value-type="float" office:value="215.845413">
            <text:p>215,845413</text:p>
          </table:table-cell>
          <table:table-cell office:value-type="float" office:value="-0.003235">
            <text:p>-0,003235</text:p>
          </table:table-cell>
          <table:table-cell office:value-type="float" office:value="-0.003202">
            <text:p>-0,003202</text:p>
          </table:table-cell>
          <table:table-cell office:value-type="float" office:value="0.194261">
            <text:p>0,194261</text:p>
          </table:table-cell>
          <table:table-cell office:value-type="float" office:value="-3.281177">
            <text:p>-3,281177</text:p>
          </table:table-cell>
          <table:table-cell table:number-columns-repeated="1019"/>
        </table:table-row>
        <table:table-row table:style-name="ro1">
          <table:table-cell office:value-type="float" office:value="216.539444">
            <text:p>216,539444</text:p>
          </table:table-cell>
          <table:table-cell office:value-type="float" office:value="-0.003235">
            <text:p>-0,003235</text:p>
          </table:table-cell>
          <table:table-cell office:value-type="float" office:value="-0.003202">
            <text:p>-0,003202</text:p>
          </table:table-cell>
          <table:table-cell office:value-type="float" office:value="0.194886">
            <text:p>0,194886</text:p>
          </table:table-cell>
          <table:table-cell office:value-type="float" office:value="-3.300882">
            <text:p>-3,300882</text:p>
          </table:table-cell>
          <table:table-cell table:number-columns-repeated="1019"/>
        </table:table-row>
        <table:table-row table:style-name="ro1">
          <table:table-cell office:value-type="float" office:value="216.539444">
            <text:p>216,539444</text:p>
          </table:table-cell>
          <table:table-cell office:value-type="float" office:value="-0.003236">
            <text:p>-0,003236</text:p>
          </table:table-cell>
          <table:table-cell office:value-type="float" office:value="-0.003201">
            <text:p>-0,003201</text:p>
          </table:table-cell>
          <table:table-cell office:value-type="float" office:value="0.194886">
            <text:p>0,194886</text:p>
          </table:table-cell>
          <table:table-cell office:value-type="float" office:value="-3.319706">
            <text:p>-3,319706</text:p>
          </table:table-cell>
          <table:table-cell table:number-columns-repeated="1019"/>
        </table:table-row>
        <table:table-row table:style-name="ro1">
          <table:table-cell office:value-type="float" office:value="218.621567">
            <text:p>218,621567</text:p>
          </table:table-cell>
          <table:table-cell office:value-type="float" office:value="-0.003236">
            <text:p>-0,003236</text:p>
          </table:table-cell>
          <table:table-cell office:value-type="float" office:value="-0.003201">
            <text:p>-0,003201</text:p>
          </table:table-cell>
          <table:table-cell office:value-type="float" office:value="0.196759">
            <text:p>0,196759</text:p>
          </table:table-cell>
          <table:table-cell office:value-type="float" office:value="-3.319706">
            <text:p>-3,319706</text:p>
          </table:table-cell>
          <table:table-cell table:number-columns-repeated="1019"/>
        </table:table-row>
        <table:table-row table:style-name="ro1">
          <table:table-cell office:value-type="float" office:value="218.621567">
            <text:p>218,621567</text:p>
          </table:table-cell>
          <table:table-cell office:value-type="float" office:value="-0.003235">
            <text:p>-0,003235</text:p>
          </table:table-cell>
          <table:table-cell office:value-type="float" office:value="-0.003201">
            <text:p>-0,003201</text:p>
          </table:table-cell>
          <table:table-cell office:value-type="float" office:value="0.196759">
            <text:p>0,196759</text:p>
          </table:table-cell>
          <table:table-cell office:value-type="float" office:value="-3.338824">
            <text:p>-3,338824</text:p>
          </table:table-cell>
          <table:table-cell table:number-columns-repeated="1019"/>
        </table:table-row>
        <table:table-row table:style-name="ro1">
          <table:table-cell office:value-type="float" office:value="218.621567">
            <text:p>218,621567</text:p>
          </table:table-cell>
          <table:table-cell office:value-type="float" office:value="-0.003235">
            <text:p>-0,003235</text:p>
          </table:table-cell>
          <table:table-cell office:value-type="float" office:value="-0.003201">
            <text:p>-0,003201</text:p>
          </table:table-cell>
          <table:table-cell office:value-type="float" office:value="0.196759">
            <text:p>0,196759</text:p>
          </table:table-cell>
          <table:table-cell office:value-type="float" office:value="-3.338824">
            <text:p>-3,338824</text:p>
          </table:table-cell>
          <table:table-cell table:number-columns-repeated="1019"/>
        </table:table-row>
        <table:table-row table:style-name="ro1">
          <table:table-cell office:value-type="float" office:value="221.397705">
            <text:p>221,397705</text:p>
          </table:table-cell>
          <table:table-cell office:value-type="float" office:value="-0.003235">
            <text:p>-0,003235</text:p>
          </table:table-cell>
          <table:table-cell office:value-type="float" office:value="-0.003202">
            <text:p>-0,003202</text:p>
          </table:table-cell>
          <table:table-cell office:value-type="float" office:value="0.199258">
            <text:p>0,199258</text:p>
          </table:table-cell>
          <table:table-cell office:value-type="float" office:value="-3.357941">
            <text:p>-3,357941</text:p>
          </table:table-cell>
          <table:table-cell table:number-columns-repeated="1019"/>
        </table:table-row>
        <table:table-row table:style-name="ro1">
          <table:table-cell office:value-type="float" office:value="221.397705">
            <text:p>221,397705</text:p>
          </table:table-cell>
          <table:table-cell office:value-type="float" office:value="-0.003235">
            <text:p>-0,003235</text:p>
          </table:table-cell>
          <table:table-cell office:value-type="float" office:value="-0.003203">
            <text:p>-0,003203</text:p>
          </table:table-cell>
          <table:table-cell office:value-type="float" office:value="0.199258">
            <text:p>0,199258</text:p>
          </table:table-cell>
          <table:table-cell office:value-type="float" office:value="-3.357941">
            <text:p>-3,357941</text:p>
          </table:table-cell>
          <table:table-cell table:number-columns-repeated="1019"/>
        </table:table-row>
        <table:table-row table:style-name="ro1">
          <table:table-cell office:value-type="float" office:value="222.091736">
            <text:p>222,091736</text:p>
          </table:table-cell>
          <table:table-cell office:value-type="float" office:value="-0.003235">
            <text:p>-0,003235</text:p>
          </table:table-cell>
          <table:table-cell office:value-type="float" office:value="-0.003203">
            <text:p>-0,003203</text:p>
          </table:table-cell>
          <table:table-cell office:value-type="float" office:value="0.199883">
            <text:p>0,199883</text:p>
          </table:table-cell>
          <table:table-cell office:value-type="float" office:value="-3.376765">
            <text:p>-3,376765</text:p>
          </table:table-cell>
          <table:table-cell table:number-columns-repeated="1019"/>
        </table:table-row>
        <table:table-row table:style-name="ro1">
          <table:table-cell office:value-type="float" office:value="222.091736">
            <text:p>222,091736</text:p>
          </table:table-cell>
          <table:table-cell office:value-type="float" office:value="-0.003235">
            <text:p>-0,003235</text:p>
          </table:table-cell>
          <table:table-cell office:value-type="float" office:value="-0.003201">
            <text:p>-0,003201</text:p>
          </table:table-cell>
          <table:table-cell office:value-type="float" office:value="0.199883">
            <text:p>0,199883</text:p>
          </table:table-cell>
          <table:table-cell office:value-type="float" office:value="-3.376765">
            <text:p>-3,376765</text:p>
          </table:table-cell>
          <table:table-cell table:number-columns-repeated="1019"/>
        </table:table-row>
        <table:table-row table:style-name="ro1">
          <table:table-cell office:value-type="float" office:value="222.785782">
            <text:p>222,785782</text:p>
          </table:table-cell>
          <table:table-cell office:value-type="float" office:value="-0.003236">
            <text:p>-0,003236</text:p>
          </table:table-cell>
          <table:table-cell office:value-type="float" office:value="-0.0032">
            <text:p>-0,0032</text:p>
          </table:table-cell>
          <table:table-cell office:value-type="float" office:value="0.200507">
            <text:p>0,200507</text:p>
          </table:table-cell>
          <table:table-cell office:value-type="float" office:value="-3.395882">
            <text:p>-3,395882</text:p>
          </table:table-cell>
          <table:table-cell table:number-columns-repeated="1019"/>
        </table:table-row>
        <table:table-row table:style-name="ro1">
          <table:table-cell office:value-type="float" office:value="222.785782">
            <text:p>222,785782</text:p>
          </table:table-cell>
          <table:table-cell office:value-type="float" office:value="-0.003236">
            <text:p>-0,003236</text:p>
          </table:table-cell>
          <table:table-cell office:value-type="float" office:value="-0.003201">
            <text:p>-0,003201</text:p>
          </table:table-cell>
          <table:table-cell office:value-type="float" office:value="0.200507">
            <text:p>0,200507</text:p>
          </table:table-cell>
          <table:table-cell office:value-type="float" office:value="-3.395882">
            <text:p>-3,395882</text:p>
          </table:table-cell>
          <table:table-cell table:number-columns-repeated="1019"/>
        </table:table-row>
        <table:table-row table:style-name="ro1">
          <table:table-cell office:value-type="float" office:value="222.091736">
            <text:p>222,091736</text:p>
          </table:table-cell>
          <table:table-cell office:value-type="float" office:value="-0.003236">
            <text:p>-0,003236</text:p>
          </table:table-cell>
          <table:table-cell office:value-type="float" office:value="-0.003204">
            <text:p>-0,003204</text:p>
          </table:table-cell>
          <table:table-cell office:value-type="float" office:value="0.199883">
            <text:p>0,199883</text:p>
          </table:table-cell>
          <table:table-cell office:value-type="float" office:value="-3.414412">
            <text:p>-3,414412</text:p>
          </table:table-cell>
          <table:table-cell table:number-columns-repeated="1019"/>
        </table:table-row>
        <table:table-row table:style-name="ro1">
          <table:table-cell office:value-type="float" office:value="222.091736">
            <text:p>222,091736</text:p>
          </table:table-cell>
          <table:table-cell office:value-type="float" office:value="-0.003236">
            <text:p>-0,003236</text:p>
          </table:table-cell>
          <table:table-cell office:value-type="float" office:value="-0.003201">
            <text:p>-0,003201</text:p>
          </table:table-cell>
          <table:table-cell office:value-type="float" office:value="0.199883">
            <text:p>0,199883</text:p>
          </table:table-cell>
          <table:table-cell office:value-type="float" office:value="-3.414412">
            <text:p>-3,414412</text:p>
          </table:table-cell>
          <table:table-cell table:number-columns-repeated="1019"/>
        </table:table-row>
        <table:table-row table:style-name="ro1">
          <table:table-cell office:value-type="float" office:value="223.479813">
            <text:p>223,479813</text:p>
          </table:table-cell>
          <table:table-cell office:value-type="float" office:value="-0.003233">
            <text:p>-0,003233</text:p>
          </table:table-cell>
          <table:table-cell office:value-type="float" office:value="-0.003198">
            <text:p>-0,003198</text:p>
          </table:table-cell>
          <table:table-cell office:value-type="float" office:value="0.201132">
            <text:p>0,201132</text:p>
          </table:table-cell>
          <table:table-cell office:value-type="float" office:value="-3.433824">
            <text:p>-3,433824</text:p>
          </table:table-cell>
          <table:table-cell table:number-columns-repeated="1019"/>
        </table:table-row>
        <table:table-row table:style-name="ro1">
          <table:table-cell office:value-type="float" office:value="223.479813">
            <text:p>223,479813</text:p>
          </table:table-cell>
          <table:table-cell office:value-type="float" office:value="-0.003235">
            <text:p>-0,003235</text:p>
          </table:table-cell>
          <table:table-cell office:value-type="float" office:value="-0.003201">
            <text:p>-0,003201</text:p>
          </table:table-cell>
          <table:table-cell office:value-type="float" office:value="0.201132">
            <text:p>0,201132</text:p>
          </table:table-cell>
          <table:table-cell office:value-type="float" office:value="-3.433824">
            <text:p>-3,433824</text:p>
          </table:table-cell>
          <table:table-cell table:number-columns-repeated="1019"/>
        </table:table-row>
        <table:table-row table:style-name="ro1">
          <table:table-cell office:value-type="float" office:value="224.867889">
            <text:p>224,867889</text:p>
          </table:table-cell>
          <table:table-cell office:value-type="float" office:value="-0.003235">
            <text:p>-0,003235</text:p>
          </table:table-cell>
          <table:table-cell office:value-type="float" office:value="-0.003201">
            <text:p>-0,003201</text:p>
          </table:table-cell>
          <table:table-cell office:value-type="float" office:value="0.202381">
            <text:p>0,202381</text:p>
          </table:table-cell>
          <table:table-cell office:value-type="float" office:value="-3.453235">
            <text:p>-3,453235</text:p>
          </table:table-cell>
          <table:table-cell table:number-columns-repeated="1019"/>
        </table:table-row>
        <table:table-row table:style-name="ro1">
          <table:table-cell office:value-type="float" office:value="224.867889">
            <text:p>224,867889</text:p>
          </table:table-cell>
          <table:table-cell office:value-type="float" office:value="-0.003235">
            <text:p>-0,003235</text:p>
          </table:table-cell>
          <table:table-cell office:value-type="float" office:value="-0.003203">
            <text:p>-0,003203</text:p>
          </table:table-cell>
          <table:table-cell office:value-type="float" office:value="0.202381">
            <text:p>0,202381</text:p>
          </table:table-cell>
          <table:table-cell office:value-type="float" office:value="-3.453235">
            <text:p>-3,453235</text:p>
          </table:table-cell>
          <table:table-cell table:number-columns-repeated="1019"/>
        </table:table-row>
        <table:table-row table:style-name="ro1">
          <table:table-cell office:value-type="float" office:value="226.949997">
            <text:p>226,949997</text:p>
          </table:table-cell>
          <table:table-cell office:value-type="float" office:value="-0.003236">
            <text:p>-0,003236</text:p>
          </table:table-cell>
          <table:table-cell office:value-type="float" office:value="-0.0032">
            <text:p>-0,0032</text:p>
          </table:table-cell>
          <table:table-cell office:value-type="float" office:value="0.204255">
            <text:p>0,204255</text:p>
          </table:table-cell>
          <table:table-cell office:value-type="float" office:value="-3.472647">
            <text:p>-3,472647</text:p>
          </table:table-cell>
          <table:table-cell table:number-columns-repeated="1019"/>
        </table:table-row>
        <table:table-row table:style-name="ro1">
          <table:table-cell office:value-type="float" office:value="226.949997">
            <text:p>226,949997</text:p>
          </table:table-cell>
          <table:table-cell office:value-type="float" office:value="-0.003235">
            <text:p>-0,003235</text:p>
          </table:table-cell>
          <table:table-cell office:value-type="float" office:value="-0.003201">
            <text:p>-0,003201</text:p>
          </table:table-cell>
          <table:table-cell office:value-type="float" office:value="0.204255">
            <text:p>0,204255</text:p>
          </table:table-cell>
          <table:table-cell office:value-type="float" office:value="-3.472647">
            <text:p>-3,472647</text:p>
          </table:table-cell>
          <table:table-cell table:number-columns-repeated="1019"/>
        </table:table-row>
        <table:table-row table:style-name="ro1">
          <table:table-cell office:value-type="float" office:value="226.255966">
            <text:p>226,255966</text:p>
          </table:table-cell>
          <table:table-cell office:value-type="float" office:value="-0.003232">
            <text:p>-0,003232</text:p>
          </table:table-cell>
          <table:table-cell office:value-type="float" office:value="-0.003201">
            <text:p>-0,003201</text:p>
          </table:table-cell>
          <table:table-cell office:value-type="float" office:value="0.20363">
            <text:p>0,20363</text:p>
          </table:table-cell>
          <table:table-cell office:value-type="float" office:value="-3.492353">
            <text:p>-3,492353</text:p>
          </table:table-cell>
          <table:table-cell table:number-columns-repeated="1019"/>
        </table:table-row>
        <table:table-row table:style-name="ro1">
          <table:table-cell office:value-type="float" office:value="226.255966">
            <text:p>226,255966</text:p>
          </table:table-cell>
          <table:table-cell office:value-type="float" office:value="-0.003235">
            <text:p>-0,003235</text:p>
          </table:table-cell>
          <table:table-cell office:value-type="float" office:value="-0.003201">
            <text:p>-0,003201</text:p>
          </table:table-cell>
          <table:table-cell office:value-type="float" office:value="0.20363">
            <text:p>0,20363</text:p>
          </table:table-cell>
          <table:table-cell office:value-type="float" office:value="-3.492353">
            <text:p>-3,492353</text:p>
          </table:table-cell>
          <table:table-cell table:number-columns-repeated="1019"/>
        </table:table-row>
        <table:table-row table:style-name="ro1">
          <table:table-cell office:value-type="float" office:value="229.032104">
            <text:p>229,032104</text:p>
          </table:table-cell>
          <table:table-cell office:value-type="float" office:value="-0.003235">
            <text:p>-0,003235</text:p>
          </table:table-cell>
          <table:table-cell office:value-type="float" office:value="-0.003203">
            <text:p>-0,003203</text:p>
          </table:table-cell>
          <table:table-cell office:value-type="float" office:value="0.206129">
            <text:p>0,206129</text:p>
          </table:table-cell>
          <table:table-cell office:value-type="float" office:value="-3.512647">
            <text:p>-3,512647</text:p>
          </table:table-cell>
          <table:table-cell table:number-columns-repeated="1019"/>
        </table:table-row>
        <table:table-row table:style-name="ro1">
          <table:table-cell office:value-type="float" office:value="229.032104">
            <text:p>229,032104</text:p>
          </table:table-cell>
          <table:table-cell office:value-type="float" office:value="-0.003236">
            <text:p>-0,003236</text:p>
          </table:table-cell>
          <table:table-cell office:value-type="float" office:value="-0.003203">
            <text:p>-0,003203</text:p>
          </table:table-cell>
          <table:table-cell office:value-type="float" office:value="0.206129">
            <text:p>0,206129</text:p>
          </table:table-cell>
          <table:table-cell office:value-type="float" office:value="-3.512647">
            <text:p>-3,512647</text:p>
          </table:table-cell>
          <table:table-cell table:number-columns-repeated="1019"/>
        </table:table-row>
        <table:table-row table:style-name="ro1">
          <table:table-cell office:value-type="float" office:value="229.032104">
            <text:p>229,032104</text:p>
          </table:table-cell>
          <table:table-cell office:value-type="float" office:value="-0.003237">
            <text:p>-0,003237</text:p>
          </table:table-cell>
          <table:table-cell office:value-type="float" office:value="-0.0032">
            <text:p>-0,0032</text:p>
          </table:table-cell>
          <table:table-cell office:value-type="float" office:value="0.206129">
            <text:p>0,206129</text:p>
          </table:table-cell>
          <table:table-cell office:value-type="float" office:value="-3.532059">
            <text:p>-3,532059</text:p>
          </table:table-cell>
          <table:table-cell table:number-columns-repeated="1019"/>
        </table:table-row>
        <table:table-row table:style-name="ro1">
          <table:table-cell office:value-type="float" office:value="229.032104">
            <text:p>229,032104</text:p>
          </table:table-cell>
          <table:table-cell office:value-type="float" office:value="-0.003235">
            <text:p>-0,003235</text:p>
          </table:table-cell>
          <table:table-cell office:value-type="float" office:value="-0.003202">
            <text:p>-0,003202</text:p>
          </table:table-cell>
          <table:table-cell office:value-type="float" office:value="0.206129">
            <text:p>0,206129</text:p>
          </table:table-cell>
          <table:table-cell office:value-type="float" office:value="-3.532059">
            <text:p>-3,532059</text:p>
          </table:table-cell>
          <table:table-cell table:number-columns-repeated="1019"/>
        </table:table-row>
        <table:table-row table:style-name="ro1">
          <table:table-cell office:value-type="float" office:value="229.726151">
            <text:p>229,726151</text:p>
          </table:table-cell>
          <table:table-cell office:value-type="float" office:value="-0.003237">
            <text:p>-0,003237</text:p>
          </table:table-cell>
          <table:table-cell office:value-type="float" office:value="-0.003201">
            <text:p>-0,003201</text:p>
          </table:table-cell>
          <table:table-cell office:value-type="float" office:value="0.206754">
            <text:p>0,206754</text:p>
          </table:table-cell>
          <table:table-cell office:value-type="float" office:value="-3.551177">
            <text:p>-3,551177</text:p>
          </table:table-cell>
          <table:table-cell table:number-columns-repeated="1019"/>
        </table:table-row>
        <table:table-row table:style-name="ro1">
          <table:table-cell office:value-type="float" office:value="229.726151">
            <text:p>229,726151</text:p>
          </table:table-cell>
          <table:table-cell office:value-type="float" office:value="-0.003233">
            <text:p>-0,003233</text:p>
          </table:table-cell>
          <table:table-cell office:value-type="float" office:value="-0.003203">
            <text:p>-0,003203</text:p>
          </table:table-cell>
          <table:table-cell office:value-type="float" office:value="0.206754">
            <text:p>0,206754</text:p>
          </table:table-cell>
          <table:table-cell office:value-type="float" office:value="-3.551177">
            <text:p>-3,551177</text:p>
          </table:table-cell>
          <table:table-cell table:number-columns-repeated="1019"/>
        </table:table-row>
        <table:table-row table:style-name="ro1">
          <table:table-cell office:value-type="float" office:value="229.726151">
            <text:p>229,726151</text:p>
          </table:table-cell>
          <table:table-cell office:value-type="float" office:value="-0.003236">
            <text:p>-0,003236</text:p>
          </table:table-cell>
          <table:table-cell office:value-type="float" office:value="-0.003201">
            <text:p>-0,003201</text:p>
          </table:table-cell>
          <table:table-cell office:value-type="float" office:value="0.206754">
            <text:p>0,206754</text:p>
          </table:table-cell>
          <table:table-cell office:value-type="float" office:value="-3.570588">
            <text:p>-3,570588</text:p>
          </table:table-cell>
          <table:table-cell table:number-columns-repeated="1019"/>
        </table:table-row>
        <table:table-row table:style-name="ro1">
          <table:table-cell office:value-type="float" office:value="229.726151">
            <text:p>229,726151</text:p>
          </table:table-cell>
          <table:table-cell office:value-type="float" office:value="-0.003233">
            <text:p>-0,003233</text:p>
          </table:table-cell>
          <table:table-cell office:value-type="float" office:value="-0.003202">
            <text:p>-0,003202</text:p>
          </table:table-cell>
          <table:table-cell office:value-type="float" office:value="0.206754">
            <text:p>0,206754</text:p>
          </table:table-cell>
          <table:table-cell office:value-type="float" office:value="-3.589118">
            <text:p>-3,589118</text:p>
          </table:table-cell>
          <table:table-cell table:number-columns-repeated="1019"/>
        </table:table-row>
        <table:table-row table:style-name="ro1">
          <table:table-cell office:value-type="float" office:value="231.114227">
            <text:p>231,114227</text:p>
          </table:table-cell>
          <table:table-cell office:value-type="float" office:value="-0.003233">
            <text:p>-0,003233</text:p>
          </table:table-cell>
          <table:table-cell office:value-type="float" office:value="-0.003203">
            <text:p>-0,003203</text:p>
          </table:table-cell>
          <table:table-cell office:value-type="float" office:value="0.208003">
            <text:p>0,208003</text:p>
          </table:table-cell>
          <table:table-cell office:value-type="float" office:value="-3.589118">
            <text:p>-3,589118</text:p>
          </table:table-cell>
          <table:table-cell table:number-columns-repeated="1019"/>
        </table:table-row>
        <table:table-row table:style-name="ro1">
          <table:table-cell office:value-type="float" office:value="231.114227">
            <text:p>231,114227</text:p>
          </table:table-cell>
          <table:table-cell office:value-type="float" office:value="-0.003235">
            <text:p>-0,003235</text:p>
          </table:table-cell>
          <table:table-cell office:value-type="float" office:value="-0.0032">
            <text:p>-0,0032</text:p>
          </table:table-cell>
          <table:table-cell office:value-type="float" office:value="0.208003">
            <text:p>0,208003</text:p>
          </table:table-cell>
          <table:table-cell office:value-type="float" office:value="-3.608529">
            <text:p>-3,608529</text:p>
          </table:table-cell>
          <table:table-cell table:number-columns-repeated="1019"/>
        </table:table-row>
        <table:table-row table:style-name="ro1">
          <table:table-cell office:value-type="float" office:value="233.196335">
            <text:p>233,196335</text:p>
          </table:table-cell>
          <table:table-cell office:value-type="float" office:value="-0.003235">
            <text:p>-0,003235</text:p>
          </table:table-cell>
          <table:table-cell office:value-type="float" office:value="-0.003202">
            <text:p>-0,003202</text:p>
          </table:table-cell>
          <table:table-cell office:value-type="float" office:value="0.209877">
            <text:p>0,209877</text:p>
          </table:table-cell>
          <table:table-cell office:value-type="float" office:value="-3.608529">
            <text:p>-3,608529</text:p>
          </table:table-cell>
          <table:table-cell table:number-columns-repeated="1019"/>
        </table:table-row>
        <table:table-row table:style-name="ro1">
          <table:table-cell office:value-type="float" office:value="233.890366">
            <text:p>233,890366</text:p>
          </table:table-cell>
          <table:table-cell office:value-type="float" office:value="-0.003235">
            <text:p>-0,003235</text:p>
          </table:table-cell>
          <table:table-cell office:value-type="float" office:value="-0.003202">
            <text:p>-0,003202</text:p>
          </table:table-cell>
          <table:table-cell office:value-type="float" office:value="0.210501">
            <text:p>0,210501</text:p>
          </table:table-cell>
          <table:table-cell office:value-type="float" office:value="-3.627941">
            <text:p>-3,627941</text:p>
          </table:table-cell>
          <table:table-cell table:number-columns-repeated="1019"/>
        </table:table-row>
        <table:table-row table:style-name="ro1">
          <table:table-cell office:value-type="float" office:value="233.890366">
            <text:p>233,890366</text:p>
          </table:table-cell>
          <table:table-cell office:value-type="float" office:value="-0.003235">
            <text:p>-0,003235</text:p>
          </table:table-cell>
          <table:table-cell office:value-type="float" office:value="-0.003201">
            <text:p>-0,003201</text:p>
          </table:table-cell>
          <table:table-cell office:value-type="float" office:value="0.210501">
            <text:p>0,210501</text:p>
          </table:table-cell>
          <table:table-cell office:value-type="float" office:value="-3.627941">
            <text:p>-3,627941</text:p>
          </table:table-cell>
          <table:table-cell table:number-columns-repeated="1019"/>
        </table:table-row>
        <table:table-row table:style-name="ro1">
          <table:table-cell office:value-type="float" office:value="235.278442">
            <text:p>235,278442</text:p>
          </table:table-cell>
          <table:table-cell office:value-type="float" office:value="-0.003235">
            <text:p>-0,003235</text:p>
          </table:table-cell>
          <table:table-cell office:value-type="float" office:value="-0.0032">
            <text:p>-0,0032</text:p>
          </table:table-cell>
          <table:table-cell office:value-type="float" office:value="0.211751">
            <text:p>0,211751</text:p>
          </table:table-cell>
          <table:table-cell office:value-type="float" office:value="-3.647353">
            <text:p>-3,647353</text:p>
          </table:table-cell>
          <table:table-cell table:number-columns-repeated="1019"/>
        </table:table-row>
        <table:table-row table:style-name="ro1">
          <table:table-cell office:value-type="float" office:value="235.278442">
            <text:p>235,278442</text:p>
          </table:table-cell>
          <table:table-cell office:value-type="float" office:value="-0.003235">
            <text:p>-0,003235</text:p>
          </table:table-cell>
          <table:table-cell office:value-type="float" office:value="-0.0032">
            <text:p>-0,0032</text:p>
          </table:table-cell>
          <table:table-cell office:value-type="float" office:value="0.211751">
            <text:p>0,211751</text:p>
          </table:table-cell>
          <table:table-cell office:value-type="float" office:value="-3.647353">
            <text:p>-3,647353</text:p>
          </table:table-cell>
          <table:table-cell table:number-columns-repeated="1019"/>
        </table:table-row>
        <table:table-row table:style-name="ro1">
          <table:table-cell office:value-type="float" office:value="235.278442">
            <text:p>235,278442</text:p>
          </table:table-cell>
          <table:table-cell office:value-type="float" office:value="-0.003233">
            <text:p>-0,003233</text:p>
          </table:table-cell>
          <table:table-cell office:value-type="float" office:value="-0.003201">
            <text:p>-0,003201</text:p>
          </table:table-cell>
          <table:table-cell office:value-type="float" office:value="0.211751">
            <text:p>0,211751</text:p>
          </table:table-cell>
          <table:table-cell office:value-type="float" office:value="-3.666471">
            <text:p>-3,666471</text:p>
          </table:table-cell>
          <table:table-cell table:number-columns-repeated="1019"/>
        </table:table-row>
        <table:table-row table:style-name="ro1">
          <table:table-cell office:value-type="float" office:value="235.278442">
            <text:p>235,278442</text:p>
          </table:table-cell>
          <table:table-cell office:value-type="float" office:value="-0.003236">
            <text:p>-0,003236</text:p>
          </table:table-cell>
          <table:table-cell office:value-type="float" office:value="-0.0032">
            <text:p>-0,0032</text:p>
          </table:table-cell>
          <table:table-cell office:value-type="float" office:value="0.211751">
            <text:p>0,211751</text:p>
          </table:table-cell>
          <table:table-cell office:value-type="float" office:value="-3.666471">
            <text:p>-3,666471</text:p>
          </table:table-cell>
          <table:table-cell table:number-columns-repeated="1019"/>
        </table:table-row>
        <table:table-row table:style-name="ro1">
          <table:table-cell office:value-type="float" office:value="237.36055">
            <text:p>237,36055</text:p>
          </table:table-cell>
          <table:table-cell office:value-type="float" office:value="-0.003235">
            <text:p>-0,003235</text:p>
          </table:table-cell>
          <table:table-cell office:value-type="float" office:value="-0.003201">
            <text:p>-0,003201</text:p>
          </table:table-cell>
          <table:table-cell office:value-type="float" office:value="0.213624">
            <text:p>0,213624</text:p>
          </table:table-cell>
          <table:table-cell office:value-type="float" office:value="-3.685">
            <text:p>-3,685</text:p>
          </table:table-cell>
          <table:table-cell table:number-columns-repeated="1019"/>
        </table:table-row>
        <table:table-row table:style-name="ro1">
          <table:table-cell office:value-type="float" office:value="237.36055">
            <text:p>237,36055</text:p>
          </table:table-cell>
          <table:table-cell office:value-type="float" office:value="-0.003232">
            <text:p>-0,003232</text:p>
          </table:table-cell>
          <table:table-cell office:value-type="float" office:value="-0.0032">
            <text:p>-0,0032</text:p>
          </table:table-cell>
          <table:table-cell office:value-type="float" office:value="0.213624">
            <text:p>0,213624</text:p>
          </table:table-cell>
          <table:table-cell office:value-type="float" office:value="-3.685">
            <text:p>-3,685</text:p>
          </table:table-cell>
          <table:table-cell table:number-columns-repeated="1019"/>
        </table:table-row>
        <table:table-row table:style-name="ro1">
          <table:table-cell office:value-type="float" office:value="238.054581">
            <text:p>238,054581</text:p>
          </table:table-cell>
          <table:table-cell office:value-type="float" office:value="-0.003232">
            <text:p>-0,003232</text:p>
          </table:table-cell>
          <table:table-cell office:value-type="float" office:value="-0.0032">
            <text:p>-0,0032</text:p>
          </table:table-cell>
          <table:table-cell office:value-type="float" office:value="0.214249">
            <text:p>0,214249</text:p>
          </table:table-cell>
          <table:table-cell office:value-type="float" office:value="-3.704412">
            <text:p>-3,704412</text:p>
          </table:table-cell>
          <table:table-cell table:number-columns-repeated="1019"/>
        </table:table-row>
        <table:table-row table:style-name="ro1">
          <table:table-cell office:value-type="float" office:value="238.054581">
            <text:p>238,054581</text:p>
          </table:table-cell>
          <table:table-cell office:value-type="float" office:value="-0.003236">
            <text:p>-0,003236</text:p>
          </table:table-cell>
          <table:table-cell office:value-type="float" office:value="-0.0032">
            <text:p>-0,0032</text:p>
          </table:table-cell>
          <table:table-cell office:value-type="float" office:value="0.214249">
            <text:p>0,214249</text:p>
          </table:table-cell>
          <table:table-cell office:value-type="float" office:value="-3.704412">
            <text:p>-3,704412</text:p>
          </table:table-cell>
          <table:table-cell table:number-columns-repeated="1019"/>
        </table:table-row>
        <table:table-row table:style-name="ro1">
          <table:table-cell office:value-type="float" office:value="238.748627">
            <text:p>238,748627</text:p>
          </table:table-cell>
          <table:table-cell office:value-type="float" office:value="-0.003236">
            <text:p>-0,003236</text:p>
          </table:table-cell>
          <table:table-cell office:value-type="float" office:value="-0.0032">
            <text:p>-0,0032</text:p>
          </table:table-cell>
          <table:table-cell office:value-type="float" office:value="0.214874">
            <text:p>0,214874</text:p>
          </table:table-cell>
          <table:table-cell office:value-type="float" office:value="-3.723235">
            <text:p>-3,723235</text:p>
          </table:table-cell>
          <table:table-cell table:number-columns-repeated="1019"/>
        </table:table-row>
        <table:table-row table:style-name="ro1">
          <table:table-cell office:value-type="float" office:value="238.748627">
            <text:p>238,748627</text:p>
          </table:table-cell>
          <table:table-cell office:value-type="float" office:value="-0.003232">
            <text:p>-0,003232</text:p>
          </table:table-cell>
          <table:table-cell office:value-type="float" office:value="-0.003202">
            <text:p>-0,003202</text:p>
          </table:table-cell>
          <table:table-cell office:value-type="float" office:value="0.214874">
            <text:p>0,214874</text:p>
          </table:table-cell>
          <table:table-cell office:value-type="float" office:value="-3.723235">
            <text:p>-3,723235</text:p>
          </table:table-cell>
          <table:table-cell table:number-columns-repeated="1019"/>
        </table:table-row>
        <table:table-row table:style-name="ro1">
          <table:table-cell office:value-type="float" office:value="240.136703">
            <text:p>240,136703</text:p>
          </table:table-cell>
          <table:table-cell office:value-type="float" office:value="-0.003235">
            <text:p>-0,003235</text:p>
          </table:table-cell>
          <table:table-cell office:value-type="float" office:value="-0.003201">
            <text:p>-0,003201</text:p>
          </table:table-cell>
          <table:table-cell office:value-type="float" office:value="0.216123">
            <text:p>0,216123</text:p>
          </table:table-cell>
          <table:table-cell office:value-type="float" office:value="-3.742353">
            <text:p>-3,742353</text:p>
          </table:table-cell>
          <table:table-cell table:number-columns-repeated="1019"/>
        </table:table-row>
        <table:table-row table:style-name="ro1">
          <table:table-cell office:value-type="float" office:value="240.136703">
            <text:p>240,136703</text:p>
          </table:table-cell>
          <table:table-cell office:value-type="float" office:value="-0.003235">
            <text:p>-0,003235</text:p>
          </table:table-cell>
          <table:table-cell office:value-type="float" office:value="-0.003202">
            <text:p>-0,003202</text:p>
          </table:table-cell>
          <table:table-cell office:value-type="float" office:value="0.216123">
            <text:p>0,216123</text:p>
          </table:table-cell>
          <table:table-cell office:value-type="float" office:value="-3.742353">
            <text:p>-3,742353</text:p>
          </table:table-cell>
          <table:table-cell table:number-columns-repeated="1019"/>
        </table:table-row>
        <table:table-row table:style-name="ro1">
          <table:table-cell office:value-type="float" office:value="241.524765">
            <text:p>241,524765</text:p>
          </table:table-cell>
          <table:table-cell office:value-type="float" office:value="-0.003235">
            <text:p>-0,003235</text:p>
          </table:table-cell>
          <table:table-cell office:value-type="float" office:value="-0.003202">
            <text:p>-0,003202</text:p>
          </table:table-cell>
          <table:table-cell office:value-type="float" office:value="0.217372">
            <text:p>0,217372</text:p>
          </table:table-cell>
          <table:table-cell office:value-type="float" office:value="-3.762647">
            <text:p>-3,762647</text:p>
          </table:table-cell>
          <table:table-cell table:number-columns-repeated="1019"/>
        </table:table-row>
        <table:table-row table:style-name="ro1">
          <table:table-cell office:value-type="float" office:value="241.524765">
            <text:p>241,524765</text:p>
          </table:table-cell>
          <table:table-cell office:value-type="float" office:value="-0.003236">
            <text:p>-0,003236</text:p>
          </table:table-cell>
          <table:table-cell office:value-type="float" office:value="-0.003201">
            <text:p>-0,003201</text:p>
          </table:table-cell>
          <table:table-cell office:value-type="float" office:value="0.217372">
            <text:p>0,217372</text:p>
          </table:table-cell>
          <table:table-cell office:value-type="float" office:value="-3.762647">
            <text:p>-3,762647</text:p>
          </table:table-cell>
          <table:table-cell table:number-columns-repeated="1019"/>
        </table:table-row>
        <table:table-row table:style-name="ro1">
          <table:table-cell office:value-type="float" office:value="242.912842">
            <text:p>242,912842</text:p>
          </table:table-cell>
          <table:table-cell office:value-type="float" office:value="-0.003237">
            <text:p>-0,003237</text:p>
          </table:table-cell>
          <table:table-cell office:value-type="float" office:value="-0.003202">
            <text:p>-0,003202</text:p>
          </table:table-cell>
          <table:table-cell office:value-type="float" office:value="0.218622">
            <text:p>0,218622</text:p>
          </table:table-cell>
          <table:table-cell office:value-type="float" office:value="-3.782059">
            <text:p>-3,782059</text:p>
          </table:table-cell>
          <table:table-cell table:number-columns-repeated="1019"/>
        </table:table-row>
        <table:table-row table:style-name="ro1">
          <table:table-cell office:value-type="float" office:value="242.912842">
            <text:p>242,912842</text:p>
          </table:table-cell>
          <table:table-cell office:value-type="float" office:value="-0.003236">
            <text:p>-0,003236</text:p>
          </table:table-cell>
          <table:table-cell office:value-type="float" office:value="-0.0032">
            <text:p>-0,0032</text:p>
          </table:table-cell>
          <table:table-cell office:value-type="float" office:value="0.218622">
            <text:p>0,218622</text:p>
          </table:table-cell>
          <table:table-cell office:value-type="float" office:value="-3.782059">
            <text:p>-3,782059</text:p>
          </table:table-cell>
          <table:table-cell table:number-columns-repeated="1019"/>
        </table:table-row>
        <table:table-row table:style-name="ro1">
          <table:table-cell office:value-type="float" office:value="244.994949">
            <text:p>244,994949</text:p>
          </table:table-cell>
          <table:table-cell office:value-type="float" office:value="-0.003236">
            <text:p>-0,003236</text:p>
          </table:table-cell>
          <table:table-cell office:value-type="float" office:value="-0.003201">
            <text:p>-0,003201</text:p>
          </table:table-cell>
          <table:table-cell office:value-type="float" office:value="0.220495">
            <text:p>0,220495</text:p>
          </table:table-cell>
          <table:table-cell office:value-type="float" office:value="-3.802059">
            <text:p>-3,802059</text:p>
          </table:table-cell>
          <table:table-cell table:number-columns-repeated="1019"/>
        </table:table-row>
        <table:table-row table:style-name="ro1">
          <table:table-cell office:value-type="float" office:value="244.994949">
            <text:p>244,994949</text:p>
          </table:table-cell>
          <table:table-cell office:value-type="float" office:value="-0.003236">
            <text:p>-0,003236</text:p>
          </table:table-cell>
          <table:table-cell office:value-type="float" office:value="-0.003203">
            <text:p>-0,003203</text:p>
          </table:table-cell>
          <table:table-cell office:value-type="float" office:value="0.220495">
            <text:p>0,220495</text:p>
          </table:table-cell>
          <table:table-cell office:value-type="float" office:value="-3.802059">
            <text:p>-3,802059</text:p>
          </table:table-cell>
          <table:table-cell table:number-columns-repeated="1019"/>
        </table:table-row>
        <table:table-row table:style-name="ro1">
          <table:table-cell office:value-type="float" office:value="244.994949">
            <text:p>244,994949</text:p>
          </table:table-cell>
          <table:table-cell office:value-type="float" office:value="-0.003235">
            <text:p>-0,003235</text:p>
          </table:table-cell>
          <table:table-cell office:value-type="float" office:value="-0.003202">
            <text:p>-0,003202</text:p>
          </table:table-cell>
          <table:table-cell office:value-type="float" office:value="0.220495">
            <text:p>0,220495</text:p>
          </table:table-cell>
          <table:table-cell office:value-type="float" office:value="-3.821765">
            <text:p>-3,821765</text:p>
          </table:table-cell>
          <table:table-cell table:number-columns-repeated="1019"/>
        </table:table-row>
        <table:table-row table:style-name="ro1">
          <table:table-cell office:value-type="float" office:value="244.994949">
            <text:p>244,994949</text:p>
          </table:table-cell>
          <table:table-cell office:value-type="float" office:value="-0.003233">
            <text:p>-0,003233</text:p>
          </table:table-cell>
          <table:table-cell office:value-type="float" office:value="-0.0032">
            <text:p>-0,0032</text:p>
          </table:table-cell>
          <table:table-cell office:value-type="float" office:value="0.220495">
            <text:p>0,220495</text:p>
          </table:table-cell>
          <table:table-cell office:value-type="float" office:value="-3.821765">
            <text:p>-3,821765</text:p>
          </table:table-cell>
          <table:table-cell table:number-columns-repeated="1019"/>
        </table:table-row>
        <table:table-row table:style-name="ro1">
          <table:table-cell office:value-type="float" office:value="247.771103">
            <text:p>247,771103</text:p>
          </table:table-cell>
          <table:table-cell office:value-type="float" office:value="-0.003236">
            <text:p>-0,003236</text:p>
          </table:table-cell>
          <table:table-cell office:value-type="float" office:value="-0.0032">
            <text:p>-0,0032</text:p>
          </table:table-cell>
          <table:table-cell office:value-type="float" office:value="0.222994">
            <text:p>0,222994</text:p>
          </table:table-cell>
          <table:table-cell office:value-type="float" office:value="-3.84">
            <text:p>-3,84</text:p>
          </table:table-cell>
          <table:table-cell table:number-columns-repeated="1019"/>
        </table:table-row>
        <table:table-row table:style-name="ro1">
          <table:table-cell office:value-type="float" office:value="247.771103">
            <text:p>247,771103</text:p>
          </table:table-cell>
          <table:table-cell office:value-type="float" office:value="-0.003237">
            <text:p>-0,003237</text:p>
          </table:table-cell>
          <table:table-cell office:value-type="float" office:value="-0.003201">
            <text:p>-0,003201</text:p>
          </table:table-cell>
          <table:table-cell office:value-type="float" office:value="0.222994">
            <text:p>0,222994</text:p>
          </table:table-cell>
          <table:table-cell office:value-type="float" office:value="-3.859118">
            <text:p>-3,859118</text:p>
          </table:table-cell>
          <table:table-cell table:number-columns-repeated="1019"/>
        </table:table-row>
        <table:table-row table:style-name="ro1">
          <table:table-cell office:value-type="float" office:value="247.771103">
            <text:p>247,771103</text:p>
          </table:table-cell>
          <table:table-cell office:value-type="float" office:value="-0.003233">
            <text:p>-0,003233</text:p>
          </table:table-cell>
          <table:table-cell office:value-type="float" office:value="-0.003201">
            <text:p>-0,003201</text:p>
          </table:table-cell>
          <table:table-cell office:value-type="float" office:value="0.222994">
            <text:p>0,222994</text:p>
          </table:table-cell>
          <table:table-cell office:value-type="float" office:value="-3.859118">
            <text:p>-3,859118</text:p>
          </table:table-cell>
          <table:table-cell table:number-columns-repeated="1019"/>
        </table:table-row>
        <table:table-row table:style-name="ro1">
          <table:table-cell office:value-type="float" office:value="247.771103">
            <text:p>247,771103</text:p>
          </table:table-cell>
          <table:table-cell office:value-type="float" office:value="-0.003236">
            <text:p>-0,003236</text:p>
          </table:table-cell>
          <table:table-cell office:value-type="float" office:value="-0.003201">
            <text:p>-0,003201</text:p>
          </table:table-cell>
          <table:table-cell office:value-type="float" office:value="0.222994">
            <text:p>0,222994</text:p>
          </table:table-cell>
          <table:table-cell office:value-type="float" office:value="-3.878235">
            <text:p>-3,878235</text:p>
          </table:table-cell>
          <table:table-cell table:number-columns-repeated="1019"/>
        </table:table-row>
        <table:table-row table:style-name="ro1">
          <table:table-cell office:value-type="float" office:value="249.85321">
            <text:p>249,85321</text:p>
          </table:table-cell>
          <table:table-cell office:value-type="float" office:value="-0.003235">
            <text:p>-0,003235</text:p>
          </table:table-cell>
          <table:table-cell office:value-type="float" office:value="-0.0032">
            <text:p>-0,0032</text:p>
          </table:table-cell>
          <table:table-cell office:value-type="float" office:value="0.224868">
            <text:p>0,224868</text:p>
          </table:table-cell>
          <table:table-cell office:value-type="float" office:value="-3.878235">
            <text:p>-3,878235</text:p>
          </table:table-cell>
          <table:table-cell table:number-columns-repeated="1019"/>
        </table:table-row>
        <table:table-row table:style-name="ro1">
          <table:table-cell office:value-type="float" office:value="249.85321">
            <text:p>249,85321</text:p>
          </table:table-cell>
          <table:table-cell office:value-type="float" office:value="-0.003235">
            <text:p>-0,003235</text:p>
          </table:table-cell>
          <table:table-cell office:value-type="float" office:value="-0.0032">
            <text:p>-0,0032</text:p>
          </table:table-cell>
          <table:table-cell office:value-type="float" office:value="0.224868">
            <text:p>0,224868</text:p>
          </table:table-cell>
          <table:table-cell office:value-type="float" office:value="-3.897353">
            <text:p>-3,897353</text:p>
          </table:table-cell>
          <table:table-cell table:number-columns-repeated="1019"/>
        </table:table-row>
        <table:table-row table:style-name="ro1">
          <table:table-cell office:value-type="float" office:value="251.935318">
            <text:p>251,935318</text:p>
          </table:table-cell>
          <table:table-cell office:value-type="float" office:value="-0.003236">
            <text:p>-0,003236</text:p>
          </table:table-cell>
          <table:table-cell office:value-type="float" office:value="-0.003201">
            <text:p>-0,003201</text:p>
          </table:table-cell>
          <table:table-cell office:value-type="float" office:value="0.226742">
            <text:p>0,226742</text:p>
          </table:table-cell>
          <table:table-cell office:value-type="float" office:value="-3.897353">
            <text:p>-3,897353</text:p>
          </table:table-cell>
          <table:table-cell table:number-columns-repeated="1019"/>
        </table:table-row>
        <table:table-row table:style-name="ro1">
          <table:table-cell office:value-type="float" office:value="251.935318">
            <text:p>251,935318</text:p>
          </table:table-cell>
          <table:table-cell office:value-type="float" office:value="-0.003236">
            <text:p>-0,003236</text:p>
          </table:table-cell>
          <table:table-cell office:value-type="float" office:value="-0.003201">
            <text:p>-0,003201</text:p>
          </table:table-cell>
          <table:table-cell office:value-type="float" office:value="0.226742">
            <text:p>0,226742</text:p>
          </table:table-cell>
          <table:table-cell office:value-type="float" office:value="-3.916177">
            <text:p>-3,916177</text:p>
          </table:table-cell>
          <table:table-cell table:number-columns-repeated="1019"/>
        </table:table-row>
        <table:table-row table:style-name="ro1">
          <table:table-cell office:value-type="float" office:value="251.935318">
            <text:p>251,935318</text:p>
          </table:table-cell>
          <table:table-cell office:value-type="float" office:value="-0.003235">
            <text:p>-0,003235</text:p>
          </table:table-cell>
          <table:table-cell office:value-type="float" office:value="-0.003201">
            <text:p>-0,003201</text:p>
          </table:table-cell>
          <table:table-cell office:value-type="float" office:value="0.226742">
            <text:p>0,226742</text:p>
          </table:table-cell>
          <table:table-cell office:value-type="float" office:value="-3.916177">
            <text:p>-3,916177</text:p>
          </table:table-cell>
          <table:table-cell table:number-columns-repeated="1019"/>
        </table:table-row>
        <table:table-row table:style-name="ro1">
          <table:table-cell office:value-type="float" office:value="251.241287">
            <text:p>251,241287</text:p>
          </table:table-cell>
          <table:table-cell office:value-type="float" office:value="-0.003235">
            <text:p>-0,003235</text:p>
          </table:table-cell>
          <table:table-cell office:value-type="float" office:value="-0.003201">
            <text:p>-0,003201</text:p>
          </table:table-cell>
          <table:table-cell office:value-type="float" office:value="0.226117">
            <text:p>0,226117</text:p>
          </table:table-cell>
          <table:table-cell office:value-type="float" office:value="-3.935294">
            <text:p>-3,935294</text:p>
          </table:table-cell>
          <table:table-cell table:number-columns-repeated="1019"/>
        </table:table-row>
        <table:table-row table:style-name="ro1">
          <table:table-cell office:value-type="float" office:value="251.241287">
            <text:p>251,241287</text:p>
          </table:table-cell>
          <table:table-cell office:value-type="float" office:value="-0.003236">
            <text:p>-0,003236</text:p>
          </table:table-cell>
          <table:table-cell office:value-type="float" office:value="-0.003201">
            <text:p>-0,003201</text:p>
          </table:table-cell>
          <table:table-cell office:value-type="float" office:value="0.226117">
            <text:p>0,226117</text:p>
          </table:table-cell>
          <table:table-cell office:value-type="float" office:value="-3.935294">
            <text:p>-3,935294</text:p>
          </table:table-cell>
          <table:table-cell table:number-columns-repeated="1019"/>
        </table:table-row>
        <table:table-row table:style-name="ro1">
          <table:table-cell office:value-type="float" office:value="253.323395">
            <text:p>253,323395</text:p>
          </table:table-cell>
          <table:table-cell office:value-type="float" office:value="-0.003236">
            <text:p>-0,003236</text:p>
          </table:table-cell>
          <table:table-cell office:value-type="float" office:value="-0.003202">
            <text:p>-0,003202</text:p>
          </table:table-cell>
          <table:table-cell office:value-type="float" office:value="0.227991">
            <text:p>0,227991</text:p>
          </table:table-cell>
          <table:table-cell office:value-type="float" office:value="-3.954706">
            <text:p>-3,954706</text:p>
          </table:table-cell>
          <table:table-cell table:number-columns-repeated="1019"/>
        </table:table-row>
        <table:table-row table:style-name="ro1">
          <table:table-cell office:value-type="float" office:value="253.323395">
            <text:p>253,323395</text:p>
          </table:table-cell>
          <table:table-cell office:value-type="float" office:value="-0.003235">
            <text:p>-0,003235</text:p>
          </table:table-cell>
          <table:table-cell office:value-type="float" office:value="-0.003202">
            <text:p>-0,003202</text:p>
          </table:table-cell>
          <table:table-cell office:value-type="float" office:value="0.227991">
            <text:p>0,227991</text:p>
          </table:table-cell>
          <table:table-cell office:value-type="float" office:value="-3.954706">
            <text:p>-3,954706</text:p>
          </table:table-cell>
          <table:table-cell table:number-columns-repeated="1019"/>
        </table:table-row>
        <table:table-row table:style-name="ro1">
          <table:table-cell office:value-type="float" office:value="254.017426">
            <text:p>254,017426</text:p>
          </table:table-cell>
          <table:table-cell office:value-type="float" office:value="-0.003238">
            <text:p>-0,003238</text:p>
          </table:table-cell>
          <table:table-cell office:value-type="float" office:value="-0.003202">
            <text:p>-0,003202</text:p>
          </table:table-cell>
          <table:table-cell office:value-type="float" office:value="0.228616">
            <text:p>0,228616</text:p>
          </table:table-cell>
          <table:table-cell office:value-type="float" office:value="-3.974118">
            <text:p>-3,974118</text:p>
          </table:table-cell>
          <table:table-cell table:number-columns-repeated="1019"/>
        </table:table-row>
        <table:table-row table:style-name="ro1">
          <table:table-cell office:value-type="float" office:value="254.017426">
            <text:p>254,017426</text:p>
          </table:table-cell>
          <table:table-cell office:value-type="float" office:value="-0.003235">
            <text:p>-0,003235</text:p>
          </table:table-cell>
          <table:table-cell office:value-type="float" office:value="-0.003202">
            <text:p>-0,003202</text:p>
          </table:table-cell>
          <table:table-cell office:value-type="float" office:value="0.228616">
            <text:p>0,228616</text:p>
          </table:table-cell>
          <table:table-cell office:value-type="float" office:value="-3.974118">
            <text:p>-3,974118</text:p>
          </table:table-cell>
          <table:table-cell table:number-columns-repeated="1019"/>
        </table:table-row>
        <table:table-row table:style-name="ro1">
          <table:table-cell office:value-type="float" office:value="256.099548">
            <text:p>256,099548</text:p>
          </table:table-cell>
          <table:table-cell office:value-type="float" office:value="-0.003236">
            <text:p>-0,003236</text:p>
          </table:table-cell>
          <table:table-cell office:value-type="float" office:value="-0.003201">
            <text:p>-0,003201</text:p>
          </table:table-cell>
          <table:table-cell office:value-type="float" office:value="0.23049">
            <text:p>0,23049</text:p>
          </table:table-cell>
          <table:table-cell office:value-type="float" office:value="-3.992941">
            <text:p>-3,992941</text:p>
          </table:table-cell>
          <table:table-cell table:number-columns-repeated="1019"/>
        </table:table-row>
        <table:table-row table:style-name="ro1">
          <table:table-cell office:value-type="float" office:value="256.099548">
            <text:p>256,099548</text:p>
          </table:table-cell>
          <table:table-cell office:value-type="float" office:value="-0.003235">
            <text:p>-0,003235</text:p>
          </table:table-cell>
          <table:table-cell office:value-type="float" office:value="-0.003202">
            <text:p>-0,003202</text:p>
          </table:table-cell>
          <table:table-cell office:value-type="float" office:value="0.23049">
            <text:p>0,23049</text:p>
          </table:table-cell>
          <table:table-cell office:value-type="float" office:value="-3.992941">
            <text:p>-3,992941</text:p>
          </table:table-cell>
          <table:table-cell table:number-columns-repeated="1019"/>
        </table:table-row>
        <table:table-row table:style-name="ro1">
          <table:table-cell office:value-type="float" office:value="257.48761">
            <text:p>257,48761</text:p>
          </table:table-cell>
          <table:table-cell office:value-type="float" office:value="-0.003236">
            <text:p>-0,003236</text:p>
          </table:table-cell>
          <table:table-cell office:value-type="float" office:value="-0.0032">
            <text:p>-0,0032</text:p>
          </table:table-cell>
          <table:table-cell office:value-type="float" office:value="0.231739">
            <text:p>0,231739</text:p>
          </table:table-cell>
          <table:table-cell office:value-type="float" office:value="-4.012353">
            <text:p>-4,012353</text:p>
          </table:table-cell>
          <table:table-cell table:number-columns-repeated="1019"/>
        </table:table-row>
        <table:table-row table:style-name="ro1">
          <table:table-cell office:value-type="float" office:value="257.48761">
            <text:p>257,48761</text:p>
          </table:table-cell>
          <table:table-cell office:value-type="float" office:value="-0.003233">
            <text:p>-0,003233</text:p>
          </table:table-cell>
          <table:table-cell office:value-type="float" office:value="-0.003202">
            <text:p>-0,003202</text:p>
          </table:table-cell>
          <table:table-cell office:value-type="float" office:value="0.231739">
            <text:p>0,231739</text:p>
          </table:table-cell>
          <table:table-cell office:value-type="float" office:value="-4.012353">
            <text:p>-4,012353</text:p>
          </table:table-cell>
          <table:table-cell table:number-columns-repeated="1019"/>
        </table:table-row>
        <table:table-row table:style-name="ro1">
          <table:table-cell office:value-type="float" office:value="258.875702">
            <text:p>258,875702</text:p>
          </table:table-cell>
          <table:table-cell office:value-type="float" office:value="-0.003236">
            <text:p>-0,003236</text:p>
          </table:table-cell>
          <table:table-cell office:value-type="float" office:value="-0.003201">
            <text:p>-0,003201</text:p>
          </table:table-cell>
          <table:table-cell office:value-type="float" office:value="0.232988">
            <text:p>0,232988</text:p>
          </table:table-cell>
          <table:table-cell office:value-type="float" office:value="-4.032941">
            <text:p>-4,032941</text:p>
          </table:table-cell>
          <table:table-cell table:number-columns-repeated="1019"/>
        </table:table-row>
        <table:table-row table:style-name="ro1">
          <table:table-cell office:value-type="float" office:value="258.875702">
            <text:p>258,875702</text:p>
          </table:table-cell>
          <table:table-cell office:value-type="float" office:value="-0.003236">
            <text:p>-0,003236</text:p>
          </table:table-cell>
          <table:table-cell office:value-type="float" office:value="-0.003201">
            <text:p>-0,003201</text:p>
          </table:table-cell>
          <table:table-cell office:value-type="float" office:value="0.232988">
            <text:p>0,232988</text:p>
          </table:table-cell>
          <table:table-cell office:value-type="float" office:value="-4.032941">
            <text:p>-4,032941</text:p>
          </table:table-cell>
          <table:table-cell table:number-columns-repeated="1019"/>
        </table:table-row>
        <table:table-row table:style-name="ro1">
          <table:table-cell office:value-type="float" office:value="258.875702">
            <text:p>258,875702</text:p>
          </table:table-cell>
          <table:table-cell office:value-type="float" office:value="-0.003232">
            <text:p>-0,003232</text:p>
          </table:table-cell>
          <table:table-cell office:value-type="float" office:value="-0.003201">
            <text:p>-0,003201</text:p>
          </table:table-cell>
          <table:table-cell office:value-type="float" office:value="0.232988">
            <text:p>0,232988</text:p>
          </table:table-cell>
          <table:table-cell office:value-type="float" office:value="-4.052059">
            <text:p>-4,052059</text:p>
          </table:table-cell>
          <table:table-cell table:number-columns-repeated="1019"/>
        </table:table-row>
        <table:table-row table:style-name="ro1">
          <table:table-cell office:value-type="float" office:value="258.875702">
            <text:p>258,875702</text:p>
          </table:table-cell>
          <table:table-cell office:value-type="float" office:value="-0.003236">
            <text:p>-0,003236</text:p>
          </table:table-cell>
          <table:table-cell office:value-type="float" office:value="-0.003201">
            <text:p>-0,003201</text:p>
          </table:table-cell>
          <table:table-cell office:value-type="float" office:value="0.232988">
            <text:p>0,232988</text:p>
          </table:table-cell>
          <table:table-cell office:value-type="float" office:value="-4.052059">
            <text:p>-4,052059</text:p>
          </table:table-cell>
          <table:table-cell table:number-columns-repeated="1019"/>
        </table:table-row>
        <table:table-row table:style-name="ro1">
          <table:table-cell office:value-type="float" office:value="259.569733">
            <text:p>259,569733</text:p>
          </table:table-cell>
          <table:table-cell office:value-type="float" office:value="-0.003235">
            <text:p>-0,003235</text:p>
          </table:table-cell>
          <table:table-cell office:value-type="float" office:value="-0.0032">
            <text:p>-0,0032</text:p>
          </table:table-cell>
          <table:table-cell office:value-type="float" office:value="0.233613">
            <text:p>0,233613</text:p>
          </table:table-cell>
          <table:table-cell office:value-type="float" office:value="-4.072059">
            <text:p>-4,072059</text:p>
          </table:table-cell>
          <table:table-cell table:number-columns-repeated="1019"/>
        </table:table-row>
        <table:table-row table:style-name="ro1">
          <table:table-cell office:value-type="float" office:value="259.569733">
            <text:p>259,569733</text:p>
          </table:table-cell>
          <table:table-cell office:value-type="float" office:value="-0.003235">
            <text:p>-0,003235</text:p>
          </table:table-cell>
          <table:table-cell office:value-type="float" office:value="-0.003201">
            <text:p>-0,003201</text:p>
          </table:table-cell>
          <table:table-cell office:value-type="float" office:value="0.233613">
            <text:p>0,233613</text:p>
          </table:table-cell>
          <table:table-cell office:value-type="float" office:value="-4.072059">
            <text:p>-4,072059</text:p>
          </table:table-cell>
          <table:table-cell table:number-columns-repeated="1019"/>
        </table:table-row>
        <table:table-row table:style-name="ro1">
          <table:table-cell office:value-type="float" office:value="261.651825">
            <text:p>261,651825</text:p>
          </table:table-cell>
          <table:table-cell office:value-type="float" office:value="-0.003235">
            <text:p>-0,003235</text:p>
          </table:table-cell>
          <table:table-cell office:value-type="float" office:value="-0.003198">
            <text:p>-0,003198</text:p>
          </table:table-cell>
          <table:table-cell office:value-type="float" office:value="0.235487">
            <text:p>0,235487</text:p>
          </table:table-cell>
          <table:table-cell office:value-type="float" office:value="-4.092059">
            <text:p>-4,092059</text:p>
          </table:table-cell>
          <table:table-cell table:number-columns-repeated="1019"/>
        </table:table-row>
        <table:table-row table:style-name="ro1">
          <table:table-cell office:value-type="float" office:value="261.651825">
            <text:p>261,651825</text:p>
          </table:table-cell>
          <table:table-cell office:value-type="float" office:value="-0.003235">
            <text:p>-0,003235</text:p>
          </table:table-cell>
          <table:table-cell office:value-type="float" office:value="-0.0032">
            <text:p>-0,0032</text:p>
          </table:table-cell>
          <table:table-cell office:value-type="float" office:value="0.235487">
            <text:p>0,235487</text:p>
          </table:table-cell>
          <table:table-cell office:value-type="float" office:value="-4.092059">
            <text:p>-4,092059</text:p>
          </table:table-cell>
          <table:table-cell table:number-columns-repeated="1019"/>
        </table:table-row>
        <table:table-row table:style-name="ro1">
          <table:table-cell office:value-type="float" office:value="263.039917">
            <text:p>263,039917</text:p>
          </table:table-cell>
          <table:table-cell office:value-type="float" office:value="-0.003236">
            <text:p>-0,003236</text:p>
          </table:table-cell>
          <table:table-cell office:value-type="float" office:value="-0.003201">
            <text:p>-0,003201</text:p>
          </table:table-cell>
          <table:table-cell office:value-type="float" office:value="0.236736">
            <text:p>0,236736</text:p>
          </table:table-cell>
          <table:table-cell office:value-type="float" office:value="-4.112647">
            <text:p>-4,112647</text:p>
          </table:table-cell>
          <table:table-cell table:number-columns-repeated="1019"/>
        </table:table-row>
        <table:table-row table:style-name="ro1">
          <table:table-cell office:value-type="float" office:value="263.039917">
            <text:p>263,039917</text:p>
          </table:table-cell>
          <table:table-cell office:value-type="float" office:value="-0.003236">
            <text:p>-0,003236</text:p>
          </table:table-cell>
          <table:table-cell office:value-type="float" office:value="-0.003201">
            <text:p>-0,003201</text:p>
          </table:table-cell>
          <table:table-cell office:value-type="float" office:value="0.236736">
            <text:p>0,236736</text:p>
          </table:table-cell>
          <table:table-cell office:value-type="float" office:value="-4.112647">
            <text:p>-4,112647</text:p>
          </table:table-cell>
          <table:table-cell table:number-columns-repeated="1019"/>
        </table:table-row>
        <table:table-row table:style-name="ro1">
          <table:table-cell office:value-type="float" office:value="264.427979">
            <text:p>264,427979</text:p>
          </table:table-cell>
          <table:table-cell office:value-type="float" office:value="-0.003237">
            <text:p>-0,003237</text:p>
          </table:table-cell>
          <table:table-cell office:value-type="float" office:value="-0.003198">
            <text:p>-0,003198</text:p>
          </table:table-cell>
          <table:table-cell office:value-type="float" office:value="0.237985">
            <text:p>0,237985</text:p>
          </table:table-cell>
          <table:table-cell office:value-type="float" office:value="-4.131471">
            <text:p>-4,131471</text:p>
          </table:table-cell>
          <table:table-cell table:number-columns-repeated="1019"/>
        </table:table-row>
        <table:table-row table:style-name="ro1">
          <table:table-cell office:value-type="float" office:value="264.427979">
            <text:p>264,427979</text:p>
          </table:table-cell>
          <table:table-cell office:value-type="float" office:value="-0.003235">
            <text:p>-0,003235</text:p>
          </table:table-cell>
          <table:table-cell office:value-type="float" office:value="-0.003202">
            <text:p>-0,003202</text:p>
          </table:table-cell>
          <table:table-cell office:value-type="float" office:value="0.237985">
            <text:p>0,237985</text:p>
          </table:table-cell>
          <table:table-cell office:value-type="float" office:value="-4.131471">
            <text:p>-4,131471</text:p>
          </table:table-cell>
          <table:table-cell table:number-columns-repeated="1019"/>
        </table:table-row>
        <table:table-row table:style-name="ro1">
          <table:table-cell office:value-type="float" office:value="264.427979">
            <text:p>264,427979</text:p>
          </table:table-cell>
          <table:table-cell office:value-type="float" office:value="-0.003236">
            <text:p>-0,003236</text:p>
          </table:table-cell>
          <table:table-cell office:value-type="float" office:value="-0.003202">
            <text:p>-0,003202</text:p>
          </table:table-cell>
          <table:table-cell office:value-type="float" office:value="0.237985">
            <text:p>0,237985</text:p>
          </table:table-cell>
          <table:table-cell office:value-type="float" office:value="-4.151471">
            <text:p>-4,151471</text:p>
          </table:table-cell>
          <table:table-cell table:number-columns-repeated="1019"/>
        </table:table-row>
        <table:table-row table:style-name="ro1">
          <table:table-cell office:value-type="float" office:value="264.427979">
            <text:p>264,427979</text:p>
          </table:table-cell>
          <table:table-cell office:value-type="float" office:value="-0.003236">
            <text:p>-0,003236</text:p>
          </table:table-cell>
          <table:table-cell office:value-type="float" office:value="-0.003202">
            <text:p>-0,003202</text:p>
          </table:table-cell>
          <table:table-cell office:value-type="float" office:value="0.237985">
            <text:p>0,237985</text:p>
          </table:table-cell>
          <table:table-cell office:value-type="float" office:value="-4.151471">
            <text:p>-4,151471</text:p>
          </table:table-cell>
          <table:table-cell table:number-columns-repeated="1019"/>
        </table:table-row>
        <table:table-row table:style-name="ro1">
          <table:table-cell office:value-type="float" office:value="265.81604">
            <text:p>265,81604</text:p>
          </table:table-cell>
          <table:table-cell office:value-type="float" office:value="-0.003235">
            <text:p>-0,003235</text:p>
          </table:table-cell>
          <table:table-cell office:value-type="float" office:value="-0.003204">
            <text:p>-0,003204</text:p>
          </table:table-cell>
          <table:table-cell office:value-type="float" office:value="0.239234">
            <text:p>0,239234</text:p>
          </table:table-cell>
          <table:table-cell office:value-type="float" office:value="-4.171765">
            <text:p>-4,171765</text:p>
          </table:table-cell>
          <table:table-cell table:number-columns-repeated="1019"/>
        </table:table-row>
        <table:table-row table:style-name="ro1">
          <table:table-cell office:value-type="float" office:value="265.81604">
            <text:p>265,81604</text:p>
          </table:table-cell>
          <table:table-cell office:value-type="float" office:value="-0.003233">
            <text:p>-0,003233</text:p>
          </table:table-cell>
          <table:table-cell office:value-type="float" office:value="-0.0032">
            <text:p>-0,0032</text:p>
          </table:table-cell>
          <table:table-cell office:value-type="float" office:value="0.239234">
            <text:p>0,239234</text:p>
          </table:table-cell>
          <table:table-cell office:value-type="float" office:value="-4.171765">
            <text:p>-4,171765</text:p>
          </table:table-cell>
          <table:table-cell table:number-columns-repeated="1019"/>
        </table:table-row>
        <table:table-row table:style-name="ro1">
          <table:table-cell office:value-type="float" office:value="266.510101">
            <text:p>266,510101</text:p>
          </table:table-cell>
          <table:table-cell office:value-type="float" office:value="-0.003233">
            <text:p>-0,003233</text:p>
          </table:table-cell>
          <table:table-cell office:value-type="float" office:value="-0.003201">
            <text:p>-0,003201</text:p>
          </table:table-cell>
          <table:table-cell office:value-type="float" office:value="0.239859">
            <text:p>0,239859</text:p>
          </table:table-cell>
          <table:table-cell office:value-type="float" office:value="-4.191471">
            <text:p>-4,191471</text:p>
          </table:table-cell>
          <table:table-cell table:number-columns-repeated="1019"/>
        </table:table-row>
        <table:table-row table:style-name="ro1">
          <table:table-cell office:value-type="float" office:value="266.510101">
            <text:p>266,510101</text:p>
          </table:table-cell>
          <table:table-cell office:value-type="float" office:value="-0.003236">
            <text:p>-0,003236</text:p>
          </table:table-cell>
          <table:table-cell office:value-type="float" office:value="-0.003201">
            <text:p>-0,003201</text:p>
          </table:table-cell>
          <table:table-cell office:value-type="float" office:value="0.239859">
            <text:p>0,239859</text:p>
          </table:table-cell>
          <table:table-cell office:value-type="float" office:value="-4.191471">
            <text:p>-4,191471</text:p>
          </table:table-cell>
          <table:table-cell table:number-columns-repeated="1019"/>
        </table:table-row>
        <table:table-row table:style-name="ro1">
          <table:table-cell office:value-type="float" office:value="268.592194">
            <text:p>268,592194</text:p>
          </table:table-cell>
          <table:table-cell office:value-type="float" office:value="-0.003233">
            <text:p>-0,003233</text:p>
          </table:table-cell>
          <table:table-cell office:value-type="float" office:value="-0.003203">
            <text:p>-0,003203</text:p>
          </table:table-cell>
          <table:table-cell office:value-type="float" office:value="0.241733">
            <text:p>0,241733</text:p>
          </table:table-cell>
          <table:table-cell office:value-type="float" office:value="-4.210294">
            <text:p>-4,210294</text:p>
          </table:table-cell>
          <table:table-cell table:number-columns-repeated="1019"/>
        </table:table-row>
        <table:table-row table:style-name="ro1">
          <table:table-cell office:value-type="float" office:value="268.592194">
            <text:p>268,592194</text:p>
          </table:table-cell>
          <table:table-cell office:value-type="float" office:value="-0.003236">
            <text:p>-0,003236</text:p>
          </table:table-cell>
          <table:table-cell office:value-type="float" office:value="-0.003202">
            <text:p>-0,003202</text:p>
          </table:table-cell>
          <table:table-cell office:value-type="float" office:value="0.241733">
            <text:p>0,241733</text:p>
          </table:table-cell>
          <table:table-cell office:value-type="float" office:value="-4.229118">
            <text:p>-4,229118</text:p>
          </table:table-cell>
          <table:table-cell table:number-columns-repeated="1019"/>
        </table:table-row>
        <table:table-row table:style-name="ro1">
          <table:table-cell office:value-type="float" office:value="269.286224">
            <text:p>269,286224</text:p>
          </table:table-cell>
          <table:table-cell office:value-type="float" office:value="-0.003235">
            <text:p>-0,003235</text:p>
          </table:table-cell>
          <table:table-cell office:value-type="float" office:value="-0.003202">
            <text:p>-0,003202</text:p>
          </table:table-cell>
          <table:table-cell office:value-type="float" office:value="0.242358">
            <text:p>0,242358</text:p>
          </table:table-cell>
          <table:table-cell office:value-type="float" office:value="-4.229118">
            <text:p>-4,229118</text:p>
          </table:table-cell>
          <table:table-cell table:number-columns-repeated="1019"/>
        </table:table-row>
        <table:table-row table:style-name="ro1">
          <table:table-cell office:value-type="float" office:value="269.286224">
            <text:p>269,286224</text:p>
          </table:table-cell>
          <table:table-cell office:value-type="float" office:value="-0.003235">
            <text:p>-0,003235</text:p>
          </table:table-cell>
          <table:table-cell office:value-type="float" office:value="-0.003204">
            <text:p>-0,003204</text:p>
          </table:table-cell>
          <table:table-cell office:value-type="float" office:value="0.242358">
            <text:p>0,242358</text:p>
          </table:table-cell>
          <table:table-cell office:value-type="float" office:value="-4.247941">
            <text:p>-4,247941</text:p>
          </table:table-cell>
          <table:table-cell table:number-columns-repeated="1019"/>
        </table:table-row>
        <table:table-row table:style-name="ro1">
          <table:table-cell office:value-type="float" office:value="269.980286">
            <text:p>269,980286</text:p>
          </table:table-cell>
          <table:table-cell office:value-type="float" office:value="-0.003232">
            <text:p>-0,003232</text:p>
          </table:table-cell>
          <table:table-cell office:value-type="float" office:value="-0.003202">
            <text:p>-0,003202</text:p>
          </table:table-cell>
          <table:table-cell office:value-type="float" office:value="0.242982">
            <text:p>0,242982</text:p>
          </table:table-cell>
          <table:table-cell office:value-type="float" office:value="-4.247941">
            <text:p>-4,247941</text:p>
          </table:table-cell>
          <table:table-cell table:number-columns-repeated="1019"/>
        </table:table-row>
        <table:table-row table:style-name="ro1">
          <table:table-cell office:value-type="float" office:value="271.368347">
            <text:p>271,368347</text:p>
          </table:table-cell>
          <table:table-cell office:value-type="float" office:value="-0.003236">
            <text:p>-0,003236</text:p>
          </table:table-cell>
          <table:table-cell office:value-type="float" office:value="-0.003202">
            <text:p>-0,003202</text:p>
          </table:table-cell>
          <table:table-cell office:value-type="float" office:value="0.244232">
            <text:p>0,244232</text:p>
          </table:table-cell>
          <table:table-cell office:value-type="float" office:value="-4.266765">
            <text:p>-4,266765</text:p>
          </table:table-cell>
          <table:table-cell table:number-columns-repeated="1019"/>
        </table:table-row>
        <table:table-row table:style-name="ro1">
          <table:table-cell office:value-type="float" office:value="271.368347">
            <text:p>271,368347</text:p>
          </table:table-cell>
          <table:table-cell office:value-type="float" office:value="-0.003235">
            <text:p>-0,003235</text:p>
          </table:table-cell>
          <table:table-cell office:value-type="float" office:value="-0.003202">
            <text:p>-0,003202</text:p>
          </table:table-cell>
          <table:table-cell office:value-type="float" office:value="0.244232">
            <text:p>0,244232</text:p>
          </table:table-cell>
          <table:table-cell office:value-type="float" office:value="-4.266765">
            <text:p>-4,266765</text:p>
          </table:table-cell>
          <table:table-cell table:number-columns-repeated="1019"/>
        </table:table-row>
        <table:table-row table:style-name="ro1">
          <table:table-cell office:value-type="float" office:value="272.062378">
            <text:p>272,062378</text:p>
          </table:table-cell>
          <table:table-cell office:value-type="float" office:value="-0.003235">
            <text:p>-0,003235</text:p>
          </table:table-cell>
          <table:table-cell office:value-type="float" office:value="-0.0032">
            <text:p>-0,0032</text:p>
          </table:table-cell>
          <table:table-cell office:value-type="float" office:value="0.244856">
            <text:p>0,244856</text:p>
          </table:table-cell>
          <table:table-cell office:value-type="float" office:value="-4.285882">
            <text:p>-4,285882</text:p>
          </table:table-cell>
          <table:table-cell table:number-columns-repeated="1019"/>
        </table:table-row>
        <table:table-row table:style-name="ro1">
          <table:table-cell office:value-type="float" office:value="272.062378">
            <text:p>272,062378</text:p>
          </table:table-cell>
          <table:table-cell office:value-type="float" office:value="-0.003235">
            <text:p>-0,003235</text:p>
          </table:table-cell>
          <table:table-cell office:value-type="float" office:value="-0.003201">
            <text:p>-0,003201</text:p>
          </table:table-cell>
          <table:table-cell office:value-type="float" office:value="0.244856">
            <text:p>0,244856</text:p>
          </table:table-cell>
          <table:table-cell office:value-type="float" office:value="-4.285882">
            <text:p>-4,285882</text:p>
          </table:table-cell>
          <table:table-cell table:number-columns-repeated="1019"/>
        </table:table-row>
        <table:table-row table:style-name="ro1">
          <table:table-cell office:value-type="float" office:value="272.756409">
            <text:p>272,756409</text:p>
          </table:table-cell>
          <table:table-cell office:value-type="float" office:value="-0.003233">
            <text:p>-0,003233</text:p>
          </table:table-cell>
          <table:table-cell office:value-type="float" office:value="-0.003202">
            <text:p>-0,003202</text:p>
          </table:table-cell>
          <table:table-cell office:value-type="float" office:value="0.245481">
            <text:p>0,245481</text:p>
          </table:table-cell>
          <table:table-cell office:value-type="float" office:value="-4.305294">
            <text:p>-4,305294</text:p>
          </table:table-cell>
          <table:table-cell table:number-columns-repeated="1019"/>
        </table:table-row>
        <table:table-row table:style-name="ro1">
          <table:table-cell office:value-type="float" office:value="272.756409">
            <text:p>272,756409</text:p>
          </table:table-cell>
          <table:table-cell office:value-type="float" office:value="-0.003235">
            <text:p>-0,003235</text:p>
          </table:table-cell>
          <table:table-cell office:value-type="float" office:value="-0.003203">
            <text:p>-0,003203</text:p>
          </table:table-cell>
          <table:table-cell office:value-type="float" office:value="0.245481">
            <text:p>0,245481</text:p>
          </table:table-cell>
          <table:table-cell office:value-type="float" office:value="-4.305294">
            <text:p>-4,305294</text:p>
          </table:table-cell>
          <table:table-cell table:number-columns-repeated="1019"/>
        </table:table-row>
        <table:table-row table:style-name="ro1">
          <table:table-cell office:value-type="float" office:value="274.838531">
            <text:p>274,838531</text:p>
          </table:table-cell>
          <table:table-cell office:value-type="float" office:value="-0.003233">
            <text:p>-0,003233</text:p>
          </table:table-cell>
          <table:table-cell office:value-type="float" office:value="-0.003202">
            <text:p>-0,003202</text:p>
          </table:table-cell>
          <table:table-cell office:value-type="float" office:value="0.247355">
            <text:p>0,247355</text:p>
          </table:table-cell>
          <table:table-cell office:value-type="float" office:value="-4.324412">
            <text:p>-4,324412</text:p>
          </table:table-cell>
          <table:table-cell table:number-columns-repeated="1019"/>
        </table:table-row>
        <table:table-row table:style-name="ro1">
          <table:table-cell office:value-type="float" office:value="274.838531">
            <text:p>274,838531</text:p>
          </table:table-cell>
          <table:table-cell office:value-type="float" office:value="-0.003235">
            <text:p>-0,003235</text:p>
          </table:table-cell>
          <table:table-cell office:value-type="float" office:value="-0.003202">
            <text:p>-0,003202</text:p>
          </table:table-cell>
          <table:table-cell office:value-type="float" office:value="0.247355">
            <text:p>0,247355</text:p>
          </table:table-cell>
          <table:table-cell office:value-type="float" office:value="-4.324412">
            <text:p>-4,324412</text:p>
          </table:table-cell>
          <table:table-cell table:number-columns-repeated="1019"/>
        </table:table-row>
        <table:table-row table:style-name="ro1">
          <table:table-cell office:value-type="float" office:value="274.144501">
            <text:p>274,144501</text:p>
          </table:table-cell>
          <table:table-cell office:value-type="float" office:value="-0.003235">
            <text:p>-0,003235</text:p>
          </table:table-cell>
          <table:table-cell office:value-type="float" office:value="-0.003201">
            <text:p>-0,003201</text:p>
          </table:table-cell>
          <table:table-cell office:value-type="float" office:value="0.24673">
            <text:p>0,24673</text:p>
          </table:table-cell>
          <table:table-cell office:value-type="float" office:value="-4.344118">
            <text:p>-4,344118</text:p>
          </table:table-cell>
          <table:table-cell table:number-columns-repeated="1019"/>
        </table:table-row>
        <table:table-row table:style-name="ro1">
          <table:table-cell office:value-type="float" office:value="274.144501">
            <text:p>274,144501</text:p>
          </table:table-cell>
          <table:table-cell office:value-type="float" office:value="-0.003237">
            <text:p>-0,003237</text:p>
          </table:table-cell>
          <table:table-cell office:value-type="float" office:value="-0.0032">
            <text:p>-0,0032</text:p>
          </table:table-cell>
          <table:table-cell office:value-type="float" office:value="0.24673">
            <text:p>0,24673</text:p>
          </table:table-cell>
          <table:table-cell office:value-type="float" office:value="-4.344118">
            <text:p>-4,344118</text:p>
          </table:table-cell>
          <table:table-cell table:number-columns-repeated="1019"/>
        </table:table-row>
        <table:table-row table:style-name="ro1">
          <table:table-cell office:value-type="float" office:value="276.226593">
            <text:p>276,226593</text:p>
          </table:table-cell>
          <table:table-cell office:value-type="float" office:value="-0.003235">
            <text:p>-0,003235</text:p>
          </table:table-cell>
          <table:table-cell office:value-type="float" office:value="-0.003203">
            <text:p>-0,003203</text:p>
          </table:table-cell>
          <table:table-cell office:value-type="float" office:value="0.248604">
            <text:p>0,248604</text:p>
          </table:table-cell>
          <table:table-cell office:value-type="float" office:value="-4.363235">
            <text:p>-4,363235</text:p>
          </table:table-cell>
          <table:table-cell table:number-columns-repeated="1019"/>
        </table:table-row>
        <table:table-row table:style-name="ro1">
          <table:table-cell office:value-type="float" office:value="276.226593">
            <text:p>276,226593</text:p>
          </table:table-cell>
          <table:table-cell office:value-type="float" office:value="-0.003235">
            <text:p>-0,003235</text:p>
          </table:table-cell>
          <table:table-cell office:value-type="float" office:value="-0.003201">
            <text:p>-0,003201</text:p>
          </table:table-cell>
          <table:table-cell office:value-type="float" office:value="0.248604">
            <text:p>0,248604</text:p>
          </table:table-cell>
          <table:table-cell office:value-type="float" office:value="-4.363235">
            <text:p>-4,363235</text:p>
          </table:table-cell>
          <table:table-cell table:number-columns-repeated="1019"/>
        </table:table-row>
        <table:table-row table:style-name="ro1">
          <table:table-cell office:value-type="float" office:value="277.614685">
            <text:p>277,614685</text:p>
          </table:table-cell>
          <table:table-cell office:value-type="float" office:value="-0.003236">
            <text:p>-0,003236</text:p>
          </table:table-cell>
          <table:table-cell office:value-type="float" office:value="-0.003201">
            <text:p>-0,003201</text:p>
          </table:table-cell>
          <table:table-cell office:value-type="float" office:value="0.249853">
            <text:p>0,249853</text:p>
          </table:table-cell>
          <table:table-cell office:value-type="float" office:value="-4.382353">
            <text:p>-4,382353</text:p>
          </table:table-cell>
          <table:table-cell table:number-columns-repeated="1019"/>
        </table:table-row>
        <table:table-row table:style-name="ro1">
          <table:table-cell office:value-type="float" office:value="277.614685">
            <text:p>277,614685</text:p>
          </table:table-cell>
          <table:table-cell office:value-type="float" office:value="-0.003236">
            <text:p>-0,003236</text:p>
          </table:table-cell>
          <table:table-cell office:value-type="float" office:value="-0.003202">
            <text:p>-0,003202</text:p>
          </table:table-cell>
          <table:table-cell office:value-type="float" office:value="0.249853">
            <text:p>0,249853</text:p>
          </table:table-cell>
          <table:table-cell office:value-type="float" office:value="-4.382353">
            <text:p>-4,382353</text:p>
          </table:table-cell>
          <table:table-cell table:number-columns-repeated="1019"/>
        </table:table-row>
        <table:table-row table:style-name="ro1">
          <table:table-cell office:value-type="float" office:value="279.696777">
            <text:p>279,696777</text:p>
          </table:table-cell>
          <table:table-cell office:value-type="float" office:value="-0.003236">
            <text:p>-0,003236</text:p>
          </table:table-cell>
          <table:table-cell office:value-type="float" office:value="-0.003201">
            <text:p>-0,003201</text:p>
          </table:table-cell>
          <table:table-cell office:value-type="float" office:value="0.251727">
            <text:p>0,251727</text:p>
          </table:table-cell>
          <table:table-cell office:value-type="float" office:value="-4.401765">
            <text:p>-4,401765</text:p>
          </table:table-cell>
          <table:table-cell table:number-columns-repeated="1019"/>
        </table:table-row>
        <table:table-row table:style-name="ro1">
          <table:table-cell office:value-type="float" office:value="279.696777">
            <text:p>279,696777</text:p>
          </table:table-cell>
          <table:table-cell office:value-type="float" office:value="-0.003237">
            <text:p>-0,003237</text:p>
          </table:table-cell>
          <table:table-cell office:value-type="float" office:value="-0.003203">
            <text:p>-0,003203</text:p>
          </table:table-cell>
          <table:table-cell office:value-type="float" office:value="0.251727">
            <text:p>0,251727</text:p>
          </table:table-cell>
          <table:table-cell office:value-type="float" office:value="-4.401765">
            <text:p>-4,401765</text:p>
          </table:table-cell>
          <table:table-cell table:number-columns-repeated="1019"/>
        </table:table-row>
        <table:table-row table:style-name="ro1">
          <table:table-cell office:value-type="float" office:value="279.696777">
            <text:p>279,696777</text:p>
          </table:table-cell>
          <table:table-cell office:value-type="float" office:value="-0.003236">
            <text:p>-0,003236</text:p>
          </table:table-cell>
          <table:table-cell office:value-type="float" office:value="-0.003201">
            <text:p>-0,003201</text:p>
          </table:table-cell>
          <table:table-cell office:value-type="float" office:value="0.251727">
            <text:p>0,251727</text:p>
          </table:table-cell>
          <table:table-cell office:value-type="float" office:value="-4.421471">
            <text:p>-4,421471</text:p>
          </table:table-cell>
          <table:table-cell table:number-columns-repeated="1019"/>
        </table:table-row>
        <table:table-row table:style-name="ro1">
          <table:table-cell office:value-type="float" office:value="279.696777">
            <text:p>279,696777</text:p>
          </table:table-cell>
          <table:table-cell office:value-type="float" office:value="-0.003236">
            <text:p>-0,003236</text:p>
          </table:table-cell>
          <table:table-cell office:value-type="float" office:value="-0.0032">
            <text:p>-0,0032</text:p>
          </table:table-cell>
          <table:table-cell office:value-type="float" office:value="0.251727">
            <text:p>0,251727</text:p>
          </table:table-cell>
          <table:table-cell office:value-type="float" office:value="-4.421471">
            <text:p>-4,421471</text:p>
          </table:table-cell>
          <table:table-cell table:number-columns-repeated="1019"/>
        </table:table-row>
        <table:table-row table:style-name="ro1">
          <table:table-cell office:value-type="float" office:value="281.084869">
            <text:p>281,084869</text:p>
          </table:table-cell>
          <table:table-cell office:value-type="float" office:value="-0.003235">
            <text:p>-0,003235</text:p>
          </table:table-cell>
          <table:table-cell office:value-type="float" office:value="-0.003202">
            <text:p>-0,003202</text:p>
          </table:table-cell>
          <table:table-cell office:value-type="float" office:value="0.252976">
            <text:p>0,252976</text:p>
          </table:table-cell>
          <table:table-cell office:value-type="float" office:value="-4.441471">
            <text:p>-4,441471</text:p>
          </table:table-cell>
          <table:table-cell table:number-columns-repeated="1019"/>
        </table:table-row>
        <table:table-row table:style-name="ro1">
          <table:table-cell office:value-type="float" office:value="281.084869">
            <text:p>281,084869</text:p>
          </table:table-cell>
          <table:table-cell office:value-type="float" office:value="-0.003236">
            <text:p>-0,003236</text:p>
          </table:table-cell>
          <table:table-cell office:value-type="float" office:value="-0.003202">
            <text:p>-0,003202</text:p>
          </table:table-cell>
          <table:table-cell office:value-type="float" office:value="0.252976">
            <text:p>0,252976</text:p>
          </table:table-cell>
          <table:table-cell office:value-type="float" office:value="-4.441471">
            <text:p>-4,441471</text:p>
          </table:table-cell>
          <table:table-cell table:number-columns-repeated="1019"/>
        </table:table-row>
        <table:table-row table:style-name="ro1">
          <table:table-cell office:value-type="float" office:value="282.472931">
            <text:p>282,472931</text:p>
          </table:table-cell>
          <table:table-cell office:value-type="float" office:value="-0.003236">
            <text:p>-0,003236</text:p>
          </table:table-cell>
          <table:table-cell office:value-type="float" office:value="-0.003202">
            <text:p>-0,003202</text:p>
          </table:table-cell>
          <table:table-cell office:value-type="float" office:value="0.254226">
            <text:p>0,254226</text:p>
          </table:table-cell>
          <table:table-cell office:value-type="float" office:value="-4.461765">
            <text:p>-4,461765</text:p>
          </table:table-cell>
          <table:table-cell table:number-columns-repeated="1019"/>
        </table:table-row>
        <table:table-row table:style-name="ro1">
          <table:table-cell office:value-type="float" office:value="282.472931">
            <text:p>282,472931</text:p>
          </table:table-cell>
          <table:table-cell office:value-type="float" office:value="-0.003235">
            <text:p>-0,003235</text:p>
          </table:table-cell>
          <table:table-cell office:value-type="float" office:value="-0.003201">
            <text:p>-0,003201</text:p>
          </table:table-cell>
          <table:table-cell office:value-type="float" office:value="0.254226">
            <text:p>0,254226</text:p>
          </table:table-cell>
          <table:table-cell office:value-type="float" office:value="-4.461765">
            <text:p>-4,461765</text:p>
          </table:table-cell>
          <table:table-cell table:number-columns-repeated="1019"/>
        </table:table-row>
        <table:table-row table:style-name="ro1">
          <table:table-cell office:value-type="float" office:value="283.166962">
            <text:p>283,166962</text:p>
          </table:table-cell>
          <table:table-cell office:value-type="float" office:value="-0.003236">
            <text:p>-0,003236</text:p>
          </table:table-cell>
          <table:table-cell office:value-type="float" office:value="-0.003202">
            <text:p>-0,003202</text:p>
          </table:table-cell>
          <table:table-cell office:value-type="float" office:value="0.25485">
            <text:p>0,25485</text:p>
          </table:table-cell>
          <table:table-cell office:value-type="float" office:value="-4.481471">
            <text:p>-4,481471</text:p>
          </table:table-cell>
          <table:table-cell table:number-columns-repeated="1019"/>
        </table:table-row>
        <table:table-row table:style-name="ro1">
          <table:table-cell office:value-type="float" office:value="283.166962">
            <text:p>283,166962</text:p>
          </table:table-cell>
          <table:table-cell office:value-type="float" office:value="-0.003235">
            <text:p>-0,003235</text:p>
          </table:table-cell>
          <table:table-cell office:value-type="float" office:value="-0.003202">
            <text:p>-0,003202</text:p>
          </table:table-cell>
          <table:table-cell office:value-type="float" office:value="0.25485">
            <text:p>0,25485</text:p>
          </table:table-cell>
          <table:table-cell office:value-type="float" office:value="-4.481471">
            <text:p>-4,481471</text:p>
          </table:table-cell>
          <table:table-cell table:number-columns-repeated="1019"/>
        </table:table-row>
        <table:table-row table:style-name="ro1">
          <table:table-cell office:value-type="float" office:value="284.555054">
            <text:p>284,555054</text:p>
          </table:table-cell>
          <table:table-cell office:value-type="float" office:value="-0.003237">
            <text:p>-0,003237</text:p>
          </table:table-cell>
          <table:table-cell office:value-type="float" office:value="-0.003202">
            <text:p>-0,003202</text:p>
          </table:table-cell>
          <table:table-cell office:value-type="float" office:value="0.2561">
            <text:p>0,2561</text:p>
          </table:table-cell>
          <table:table-cell office:value-type="float" office:value="-4.501471">
            <text:p>-4,501471</text:p>
          </table:table-cell>
          <table:table-cell table:number-columns-repeated="1019"/>
        </table:table-row>
        <table:table-row table:style-name="ro1">
          <table:table-cell office:value-type="float" office:value="284.555054">
            <text:p>284,555054</text:p>
          </table:table-cell>
          <table:table-cell office:value-type="float" office:value="-0.003236">
            <text:p>-0,003236</text:p>
          </table:table-cell>
          <table:table-cell office:value-type="float" office:value="-0.003201">
            <text:p>-0,003201</text:p>
          </table:table-cell>
          <table:table-cell office:value-type="float" office:value="0.2561">
            <text:p>0,2561</text:p>
          </table:table-cell>
          <table:table-cell office:value-type="float" office:value="-4.501471">
            <text:p>-4,501471</text:p>
          </table:table-cell>
          <table:table-cell table:number-columns-repeated="1019"/>
        </table:table-row>
        <table:table-row table:style-name="ro1">
          <table:table-cell office:value-type="float" office:value="285.249084">
            <text:p>285,249084</text:p>
          </table:table-cell>
          <table:table-cell office:value-type="float" office:value="-0.003233">
            <text:p>-0,003233</text:p>
          </table:table-cell>
          <table:table-cell office:value-type="float" office:value="-0.003201">
            <text:p>-0,003201</text:p>
          </table:table-cell>
          <table:table-cell office:value-type="float" office:value="0.256724">
            <text:p>0,256724</text:p>
          </table:table-cell>
          <table:table-cell office:value-type="float" office:value="-4.52">
            <text:p>-4,52</text:p>
          </table:table-cell>
          <table:table-cell table:number-columns-repeated="1019"/>
        </table:table-row>
        <table:table-row table:style-name="ro1">
          <table:table-cell office:value-type="float" office:value="285.249084">
            <text:p>285,249084</text:p>
          </table:table-cell>
          <table:table-cell office:value-type="float" office:value="-0.003237">
            <text:p>-0,003237</text:p>
          </table:table-cell>
          <table:table-cell office:value-type="float" office:value="-0.003201">
            <text:p>-0,003201</text:p>
          </table:table-cell>
          <table:table-cell office:value-type="float" office:value="0.256724">
            <text:p>0,256724</text:p>
          </table:table-cell>
          <table:table-cell office:value-type="float" office:value="-4.538529">
            <text:p>-4,538529</text:p>
          </table:table-cell>
          <table:table-cell table:number-columns-repeated="1019"/>
        </table:table-row>
        <table:table-row table:style-name="ro1">
          <table:table-cell office:value-type="float" office:value="285.943115">
            <text:p>285,943115</text:p>
          </table:table-cell>
          <table:table-cell office:value-type="float" office:value="-0.003235">
            <text:p>-0,003235</text:p>
          </table:table-cell>
          <table:table-cell office:value-type="float" office:value="-0.003202">
            <text:p>-0,003202</text:p>
          </table:table-cell>
          <table:table-cell office:value-type="float" office:value="0.257349">
            <text:p>0,257349</text:p>
          </table:table-cell>
          <table:table-cell office:value-type="float" office:value="-4.538529">
            <text:p>-4,538529</text:p>
          </table:table-cell>
          <table:table-cell table:number-columns-repeated="1019"/>
        </table:table-row>
        <table:table-row table:style-name="ro1">
          <table:table-cell office:value-type="float" office:value="285.943115">
            <text:p>285,943115</text:p>
          </table:table-cell>
          <table:table-cell office:value-type="float" office:value="-0.003233">
            <text:p>-0,003233</text:p>
          </table:table-cell>
          <table:table-cell office:value-type="float" office:value="-0.0032">
            <text:p>-0,0032</text:p>
          </table:table-cell>
          <table:table-cell office:value-type="float" office:value="0.257349">
            <text:p>0,257349</text:p>
          </table:table-cell>
          <table:table-cell office:value-type="float" office:value="-4.557941">
            <text:p>-4,557941</text:p>
          </table:table-cell>
          <table:table-cell table:number-columns-repeated="1019"/>
        </table:table-row>
        <table:table-row table:style-name="ro1">
          <table:table-cell office:value-type="float" office:value="286.637146">
            <text:p>286,637146</text:p>
          </table:table-cell>
          <table:table-cell office:value-type="float" office:value="-0.003236">
            <text:p>-0,003236</text:p>
          </table:table-cell>
          <table:table-cell office:value-type="float" office:value="-0.003196">
            <text:p>-0,003196</text:p>
          </table:table-cell>
          <table:table-cell office:value-type="float" office:value="0.257973">
            <text:p>0,257973</text:p>
          </table:table-cell>
          <table:table-cell office:value-type="float" office:value="-4.557941">
            <text:p>-4,557941</text:p>
          </table:table-cell>
          <table:table-cell table:number-columns-repeated="1019"/>
        </table:table-row>
        <table:table-row table:style-name="ro1">
          <table:table-cell office:value-type="float" office:value="286.637146">
            <text:p>286,637146</text:p>
          </table:table-cell>
          <table:table-cell office:value-type="float" office:value="-0.003233">
            <text:p>-0,003233</text:p>
          </table:table-cell>
          <table:table-cell office:value-type="float" office:value="-0.003201">
            <text:p>-0,003201</text:p>
          </table:table-cell>
          <table:table-cell office:value-type="float" office:value="0.257973">
            <text:p>0,257973</text:p>
          </table:table-cell>
          <table:table-cell office:value-type="float" office:value="-4.576765">
            <text:p>-4,576765</text:p>
          </table:table-cell>
          <table:table-cell table:number-columns-repeated="1019"/>
        </table:table-row>
        <table:table-row table:style-name="ro1">
          <table:table-cell office:value-type="float" office:value="286.637146">
            <text:p>286,637146</text:p>
          </table:table-cell>
          <table:table-cell office:value-type="float" office:value="-0.003235">
            <text:p>-0,003235</text:p>
          </table:table-cell>
          <table:table-cell office:value-type="float" office:value="-0.003202">
            <text:p>-0,003202</text:p>
          </table:table-cell>
          <table:table-cell office:value-type="float" office:value="0.257973">
            <text:p>0,257973</text:p>
          </table:table-cell>
          <table:table-cell office:value-type="float" office:value="-4.576765">
            <text:p>-4,576765</text:p>
          </table:table-cell>
          <table:table-cell table:number-columns-repeated="1019"/>
        </table:table-row>
        <table:table-row table:style-name="ro1">
          <table:table-cell office:value-type="float" office:value="288.025238">
            <text:p>288,025238</text:p>
          </table:table-cell>
          <table:table-cell office:value-type="float" office:value="-0.003236">
            <text:p>-0,003236</text:p>
          </table:table-cell>
          <table:table-cell office:value-type="float" office:value="-0.003201">
            <text:p>-0,003201</text:p>
          </table:table-cell>
          <table:table-cell office:value-type="float" office:value="0.259223">
            <text:p>0,259223</text:p>
          </table:table-cell>
          <table:table-cell office:value-type="float" office:value="-4.595588">
            <text:p>-4,595588</text:p>
          </table:table-cell>
          <table:table-cell table:number-columns-repeated="1019"/>
        </table:table-row>
        <table:table-row table:style-name="ro1">
          <table:table-cell office:value-type="float" office:value="288.025238">
            <text:p>288,025238</text:p>
          </table:table-cell>
          <table:table-cell office:value-type="float" office:value="-0.003236">
            <text:p>-0,003236</text:p>
          </table:table-cell>
          <table:table-cell office:value-type="float" office:value="-0.003201">
            <text:p>-0,003201</text:p>
          </table:table-cell>
          <table:table-cell office:value-type="float" office:value="0.259223">
            <text:p>0,259223</text:p>
          </table:table-cell>
          <table:table-cell office:value-type="float" office:value="-4.595588">
            <text:p>-4,595588</text:p>
          </table:table-cell>
          <table:table-cell table:number-columns-repeated="1019"/>
        </table:table-row>
        <table:table-row table:style-name="ro1">
          <table:table-cell office:value-type="float" office:value="289.4133">
            <text:p>289,4133</text:p>
          </table:table-cell>
          <table:table-cell office:value-type="float" office:value="-0.003235">
            <text:p>-0,003235</text:p>
          </table:table-cell>
          <table:table-cell office:value-type="float" office:value="-0.0032">
            <text:p>-0,0032</text:p>
          </table:table-cell>
          <table:table-cell office:value-type="float" office:value="0.260472">
            <text:p>0,260472</text:p>
          </table:table-cell>
          <table:table-cell office:value-type="float" office:value="-4.615">
            <text:p>-4,615</text:p>
          </table:table-cell>
          <table:table-cell table:number-columns-repeated="1019"/>
        </table:table-row>
        <table:table-row table:style-name="ro1">
          <table:table-cell office:value-type="float" office:value="289.4133">
            <text:p>289,4133</text:p>
          </table:table-cell>
          <table:table-cell office:value-type="float" office:value="-0.003238">
            <text:p>-0,003238</text:p>
          </table:table-cell>
          <table:table-cell office:value-type="float" office:value="-0.003201">
            <text:p>-0,003201</text:p>
          </table:table-cell>
          <table:table-cell office:value-type="float" office:value="0.260472">
            <text:p>0,260472</text:p>
          </table:table-cell>
          <table:table-cell office:value-type="float" office:value="-4.615">
            <text:p>-4,615</text:p>
          </table:table-cell>
          <table:table-cell table:number-columns-repeated="1019"/>
        </table:table-row>
        <table:table-row table:style-name="ro1">
          <table:table-cell office:value-type="float" office:value="291.495422">
            <text:p>291,495422</text:p>
          </table:table-cell>
          <table:table-cell office:value-type="float" office:value="-0.003235">
            <text:p>-0,003235</text:p>
          </table:table-cell>
          <table:table-cell office:value-type="float" office:value="-0.003202">
            <text:p>-0,003202</text:p>
          </table:table-cell>
          <table:table-cell office:value-type="float" office:value="0.262346">
            <text:p>0,262346</text:p>
          </table:table-cell>
          <table:table-cell office:value-type="float" office:value="-4.634412">
            <text:p>-4,634412</text:p>
          </table:table-cell>
          <table:table-cell table:number-columns-repeated="1019"/>
        </table:table-row>
        <table:table-row table:style-name="ro1">
          <table:table-cell office:value-type="float" office:value="291.495422">
            <text:p>291,495422</text:p>
          </table:table-cell>
          <table:table-cell office:value-type="float" office:value="-0.003236">
            <text:p>-0,003236</text:p>
          </table:table-cell>
          <table:table-cell office:value-type="float" office:value="-0.003201">
            <text:p>-0,003201</text:p>
          </table:table-cell>
          <table:table-cell office:value-type="float" office:value="0.262346">
            <text:p>0,262346</text:p>
          </table:table-cell>
          <table:table-cell office:value-type="float" office:value="-4.634412">
            <text:p>-4,634412</text:p>
          </table:table-cell>
          <table:table-cell table:number-columns-repeated="1019"/>
        </table:table-row>
        <table:table-row table:style-name="ro1">
          <table:table-cell office:value-type="float" office:value="292.189453">
            <text:p>292,189453</text:p>
          </table:table-cell>
          <table:table-cell office:value-type="float" office:value="-0.003237">
            <text:p>-0,003237</text:p>
          </table:table-cell>
          <table:table-cell office:value-type="float" office:value="-0.003201">
            <text:p>-0,003201</text:p>
          </table:table-cell>
          <table:table-cell office:value-type="float" office:value="0.262971">
            <text:p>0,262971</text:p>
          </table:table-cell>
          <table:table-cell office:value-type="float" office:value="-4.65353">
            <text:p>-4,65353</text:p>
          </table:table-cell>
          <table:table-cell table:number-columns-repeated="1019"/>
        </table:table-row>
        <table:table-row table:style-name="ro1">
          <table:table-cell office:value-type="float" office:value="292.189453">
            <text:p>292,189453</text:p>
          </table:table-cell>
          <table:table-cell office:value-type="float" office:value="-0.003233">
            <text:p>-0,003233</text:p>
          </table:table-cell>
          <table:table-cell office:value-type="float" office:value="-0.0032">
            <text:p>-0,0032</text:p>
          </table:table-cell>
          <table:table-cell office:value-type="float" office:value="0.262971">
            <text:p>0,262971</text:p>
          </table:table-cell>
          <table:table-cell office:value-type="float" office:value="-4.65353">
            <text:p>-4,65353</text:p>
          </table:table-cell>
          <table:table-cell table:number-columns-repeated="1019"/>
        </table:table-row>
        <table:table-row table:style-name="ro1">
          <table:table-cell office:value-type="float" office:value="292.883484">
            <text:p>292,883484</text:p>
          </table:table-cell>
          <table:table-cell office:value-type="float" office:value="-0.003235">
            <text:p>-0,003235</text:p>
          </table:table-cell>
          <table:table-cell office:value-type="float" office:value="-0.003201">
            <text:p>-0,003201</text:p>
          </table:table-cell>
          <table:table-cell office:value-type="float" office:value="0.263595">
            <text:p>0,263595</text:p>
          </table:table-cell>
          <table:table-cell office:value-type="float" office:value="-4.672647">
            <text:p>-4,672647</text:p>
          </table:table-cell>
          <table:table-cell table:number-columns-repeated="1019"/>
        </table:table-row>
        <table:table-row table:style-name="ro1">
          <table:table-cell office:value-type="float" office:value="292.883484">
            <text:p>292,883484</text:p>
          </table:table-cell>
          <table:table-cell office:value-type="float" office:value="-0.003237">
            <text:p>-0,003237</text:p>
          </table:table-cell>
          <table:table-cell office:value-type="float" office:value="-0.003203">
            <text:p>-0,003203</text:p>
          </table:table-cell>
          <table:table-cell office:value-type="float" office:value="0.263595">
            <text:p>0,263595</text:p>
          </table:table-cell>
          <table:table-cell office:value-type="float" office:value="-4.672647">
            <text:p>-4,672647</text:p>
          </table:table-cell>
          <table:table-cell table:number-columns-repeated="1019"/>
        </table:table-row>
        <table:table-row table:style-name="ro1">
          <table:table-cell office:value-type="float" office:value="291.495422">
            <text:p>291,495422</text:p>
          </table:table-cell>
          <table:table-cell office:value-type="float" office:value="-0.003237">
            <text:p>-0,003237</text:p>
          </table:table-cell>
          <table:table-cell office:value-type="float" office:value="-0.003201">
            <text:p>-0,003201</text:p>
          </table:table-cell>
          <table:table-cell office:value-type="float" office:value="0.262346">
            <text:p>0,262346</text:p>
          </table:table-cell>
          <table:table-cell office:value-type="float" office:value="-4.691471">
            <text:p>-4,691471</text:p>
          </table:table-cell>
          <table:table-cell table:number-columns-repeated="1019"/>
        </table:table-row>
        <table:table-row table:style-name="ro1">
          <table:table-cell office:value-type="float" office:value="291.495422">
            <text:p>291,495422</text:p>
          </table:table-cell>
          <table:table-cell office:value-type="float" office:value="-0.003235">
            <text:p>-0,003235</text:p>
          </table:table-cell>
          <table:table-cell office:value-type="float" office:value="-0.003201">
            <text:p>-0,003201</text:p>
          </table:table-cell>
          <table:table-cell office:value-type="float" office:value="0.262346">
            <text:p>0,262346</text:p>
          </table:table-cell>
          <table:table-cell office:value-type="float" office:value="-4.691471">
            <text:p>-4,691471</text:p>
          </table:table-cell>
          <table:table-cell table:number-columns-repeated="1019"/>
        </table:table-row>
        <table:table-row table:style-name="ro1">
          <table:table-cell office:value-type="float" office:value="294.271545">
            <text:p>294,271545</text:p>
          </table:table-cell>
          <table:table-cell office:value-type="float" office:value="-0.003233">
            <text:p>-0,003233</text:p>
          </table:table-cell>
          <table:table-cell office:value-type="float" office:value="-0.003203">
            <text:p>-0,003203</text:p>
          </table:table-cell>
          <table:table-cell office:value-type="float" office:value="0.264844">
            <text:p>0,264844</text:p>
          </table:table-cell>
          <table:table-cell office:value-type="float" office:value="-4.711471">
            <text:p>-4,711471</text:p>
          </table:table-cell>
          <table:table-cell table:number-columns-repeated="1019"/>
        </table:table-row>
        <table:table-row table:style-name="ro1">
          <table:table-cell office:value-type="float" office:value="294.271545">
            <text:p>294,271545</text:p>
          </table:table-cell>
          <table:table-cell office:value-type="float" office:value="-0.003235">
            <text:p>-0,003235</text:p>
          </table:table-cell>
          <table:table-cell office:value-type="float" office:value="-0.003202">
            <text:p>-0,003202</text:p>
          </table:table-cell>
          <table:table-cell office:value-type="float" office:value="0.264844">
            <text:p>0,264844</text:p>
          </table:table-cell>
          <table:table-cell office:value-type="float" office:value="-4.711471">
            <text:p>-4,711471</text:p>
          </table:table-cell>
          <table:table-cell table:number-columns-repeated="1019"/>
        </table:table-row>
        <table:table-row table:style-name="ro1">
          <table:table-cell office:value-type="float" office:value="294.965607">
            <text:p>294,965607</text:p>
          </table:table-cell>
          <table:table-cell office:value-type="float" office:value="-0.003236">
            <text:p>-0,003236</text:p>
          </table:table-cell>
          <table:table-cell office:value-type="float" office:value="-0.0032">
            <text:p>-0,0032</text:p>
          </table:table-cell>
          <table:table-cell office:value-type="float" office:value="0.265469">
            <text:p>0,265469</text:p>
          </table:table-cell>
          <table:table-cell office:value-type="float" office:value="-4.73">
            <text:p>-4,73</text:p>
          </table:table-cell>
          <table:table-cell table:number-columns-repeated="1019"/>
        </table:table-row>
        <table:table-row table:style-name="ro1">
          <table:table-cell office:value-type="float" office:value="294.965607">
            <text:p>294,965607</text:p>
          </table:table-cell>
          <table:table-cell office:value-type="float" office:value="-0.003235">
            <text:p>-0,003235</text:p>
          </table:table-cell>
          <table:table-cell office:value-type="float" office:value="-0.003201">
            <text:p>-0,003201</text:p>
          </table:table-cell>
          <table:table-cell office:value-type="float" office:value="0.265469">
            <text:p>0,265469</text:p>
          </table:table-cell>
          <table:table-cell office:value-type="float" office:value="-4.73">
            <text:p>-4,73</text:p>
          </table:table-cell>
          <table:table-cell table:number-columns-repeated="1019"/>
        </table:table-row>
        <table:table-row table:style-name="ro1">
          <table:table-cell office:value-type="float" office:value="297.047699">
            <text:p>297,047699</text:p>
          </table:table-cell>
          <table:table-cell office:value-type="float" office:value="-0.003236">
            <text:p>-0,003236</text:p>
          </table:table-cell>
          <table:table-cell office:value-type="float" office:value="-0.0032">
            <text:p>-0,0032</text:p>
          </table:table-cell>
          <table:table-cell office:value-type="float" office:value="0.267343">
            <text:p>0,267343</text:p>
          </table:table-cell>
          <table:table-cell office:value-type="float" office:value="-4.749412">
            <text:p>-4,749412</text:p>
          </table:table-cell>
          <table:table-cell table:number-columns-repeated="1019"/>
        </table:table-row>
        <table:table-row table:style-name="ro1">
          <table:table-cell office:value-type="float" office:value="297.047699">
            <text:p>297,047699</text:p>
          </table:table-cell>
          <table:table-cell office:value-type="float" office:value="-0.003236">
            <text:p>-0,003236</text:p>
          </table:table-cell>
          <table:table-cell office:value-type="float" office:value="-0.0032">
            <text:p>-0,0032</text:p>
          </table:table-cell>
          <table:table-cell office:value-type="float" office:value="0.267343">
            <text:p>0,267343</text:p>
          </table:table-cell>
          <table:table-cell office:value-type="float" office:value="-4.768529">
            <text:p>-4,768529</text:p>
          </table:table-cell>
          <table:table-cell table:number-columns-repeated="1019"/>
        </table:table-row>
        <table:table-row table:style-name="ro1">
          <table:table-cell office:value-type="float" office:value="297.74173">
            <text:p>297,74173</text:p>
          </table:table-cell>
          <table:table-cell office:value-type="float" office:value="-0.003235">
            <text:p>-0,003235</text:p>
          </table:table-cell>
          <table:table-cell office:value-type="float" office:value="-0.003201">
            <text:p>-0,003201</text:p>
          </table:table-cell>
          <table:table-cell office:value-type="float" office:value="0.267968">
            <text:p>0,267968</text:p>
          </table:table-cell>
          <table:table-cell office:value-type="float" office:value="-4.768529">
            <text:p>-4,768529</text:p>
          </table:table-cell>
          <table:table-cell table:number-columns-repeated="1019"/>
        </table:table-row>
        <table:table-row table:style-name="ro1">
          <table:table-cell office:value-type="float" office:value="297.74173">
            <text:p>297,74173</text:p>
          </table:table-cell>
          <table:table-cell office:value-type="float" office:value="-0.003235">
            <text:p>-0,003235</text:p>
          </table:table-cell>
          <table:table-cell office:value-type="float" office:value="-0.0032">
            <text:p>-0,0032</text:p>
          </table:table-cell>
          <table:table-cell office:value-type="float" office:value="0.267968">
            <text:p>0,267968</text:p>
          </table:table-cell>
          <table:table-cell office:value-type="float" office:value="-4.787941">
            <text:p>-4,787941</text:p>
          </table:table-cell>
          <table:table-cell table:number-columns-repeated="1019"/>
        </table:table-row>
        <table:table-row table:style-name="ro1">
          <table:table-cell office:value-type="float" office:value="298.435791">
            <text:p>298,435791</text:p>
          </table:table-cell>
          <table:table-cell office:value-type="float" office:value="-0.003235">
            <text:p>-0,003235</text:p>
          </table:table-cell>
          <table:table-cell office:value-type="float" office:value="-0.003202">
            <text:p>-0,003202</text:p>
          </table:table-cell>
          <table:table-cell office:value-type="float" office:value="0.268592">
            <text:p>0,268592</text:p>
          </table:table-cell>
          <table:table-cell office:value-type="float" office:value="-4.787941">
            <text:p>-4,787941</text:p>
          </table:table-cell>
          <table:table-cell table:number-columns-repeated="1019"/>
        </table:table-row>
        <table:table-row table:style-name="ro1">
          <table:table-cell office:value-type="float" office:value="298.435791">
            <text:p>298,435791</text:p>
          </table:table-cell>
          <table:table-cell office:value-type="float" office:value="-0.003235">
            <text:p>-0,003235</text:p>
          </table:table-cell>
          <table:table-cell office:value-type="float" office:value="-0.003201">
            <text:p>-0,003201</text:p>
          </table:table-cell>
          <table:table-cell office:value-type="float" office:value="0.268592">
            <text:p>0,268592</text:p>
          </table:table-cell>
          <table:table-cell office:value-type="float" office:value="-4.807353">
            <text:p>-4,807353</text:p>
          </table:table-cell>
          <table:table-cell table:number-columns-repeated="1019"/>
        </table:table-row>
        <table:table-row table:style-name="ro1">
          <table:table-cell office:value-type="float" office:value="297.74173">
            <text:p>297,74173</text:p>
          </table:table-cell>
          <table:table-cell office:value-type="float" office:value="-0.003236">
            <text:p>-0,003236</text:p>
          </table:table-cell>
          <table:table-cell office:value-type="float" office:value="-0.003201">
            <text:p>-0,003201</text:p>
          </table:table-cell>
          <table:table-cell office:value-type="float" office:value="0.267968">
            <text:p>0,267968</text:p>
          </table:table-cell>
          <table:table-cell office:value-type="float" office:value="-4.807353">
            <text:p>-4,807353</text:p>
          </table:table-cell>
          <table:table-cell table:number-columns-repeated="1019"/>
        </table:table-row>
        <table:table-row table:style-name="ro1">
          <table:table-cell office:value-type="float" office:value="299.823853">
            <text:p>299,823853</text:p>
          </table:table-cell>
          <table:table-cell office:value-type="float" office:value="-0.003236">
            <text:p>-0,003236</text:p>
          </table:table-cell>
          <table:table-cell office:value-type="float" office:value="-0.003204">
            <text:p>-0,003204</text:p>
          </table:table-cell>
          <table:table-cell office:value-type="float" office:value="0.269841">
            <text:p>0,269841</text:p>
          </table:table-cell>
          <table:table-cell office:value-type="float" office:value="-4.825882">
            <text:p>-4,825882</text:p>
          </table:table-cell>
          <table:table-cell table:number-columns-repeated="1019"/>
        </table:table-row>
        <table:table-row table:style-name="ro1">
          <table:table-cell office:value-type="float" office:value="299.823853">
            <text:p>299,823853</text:p>
          </table:table-cell>
          <table:table-cell office:value-type="float" office:value="-0.003235">
            <text:p>-0,003235</text:p>
          </table:table-cell>
          <table:table-cell office:value-type="float" office:value="-0.003201">
            <text:p>-0,003201</text:p>
          </table:table-cell>
          <table:table-cell office:value-type="float" office:value="0.269841">
            <text:p>0,269841</text:p>
          </table:table-cell>
          <table:table-cell office:value-type="float" office:value="-4.825882">
            <text:p>-4,825882</text:p>
          </table:table-cell>
          <table:table-cell table:number-columns-repeated="1019"/>
        </table:table-row>
        <table:table-row table:style-name="ro1">
          <table:table-cell office:value-type="float" office:value="301.905975">
            <text:p>301,905975</text:p>
          </table:table-cell>
          <table:table-cell office:value-type="float" office:value="-0.003236">
            <text:p>-0,003236</text:p>
          </table:table-cell>
          <table:table-cell office:value-type="float" office:value="-0.003202">
            <text:p>-0,003202</text:p>
          </table:table-cell>
          <table:table-cell office:value-type="float" office:value="0.271715">
            <text:p>0,271715</text:p>
          </table:table-cell>
          <table:table-cell office:value-type="float" office:value="-4.845">
            <text:p>-4,845</text:p>
          </table:table-cell>
          <table:table-cell table:number-columns-repeated="1019"/>
        </table:table-row>
        <table:table-row table:style-name="ro1">
          <table:table-cell office:value-type="float" office:value="301.905975">
            <text:p>301,905975</text:p>
          </table:table-cell>
          <table:table-cell office:value-type="float" office:value="-0.003233">
            <text:p>-0,003233</text:p>
          </table:table-cell>
          <table:table-cell office:value-type="float" office:value="-0.0032">
            <text:p>-0,0032</text:p>
          </table:table-cell>
          <table:table-cell office:value-type="float" office:value="0.271715">
            <text:p>0,271715</text:p>
          </table:table-cell>
          <table:table-cell office:value-type="float" office:value="-4.845">
            <text:p>-4,845</text:p>
          </table:table-cell>
          <table:table-cell table:number-columns-repeated="1019"/>
        </table:table-row>
        <table:table-row table:style-name="ro1">
          <table:table-cell office:value-type="float" office:value="302.600006">
            <text:p>302,600006</text:p>
          </table:table-cell>
          <table:table-cell office:value-type="float" office:value="-0.003235">
            <text:p>-0,003235</text:p>
          </table:table-cell>
          <table:table-cell office:value-type="float" office:value="-0.003201">
            <text:p>-0,003201</text:p>
          </table:table-cell>
          <table:table-cell office:value-type="float" office:value="0.27234">
            <text:p>0,27234</text:p>
          </table:table-cell>
          <table:table-cell office:value-type="float" office:value="-4.864412">
            <text:p>-4,864412</text:p>
          </table:table-cell>
          <table:table-cell table:number-columns-repeated="1019"/>
        </table:table-row>
        <table:table-row table:style-name="ro1">
          <table:table-cell office:value-type="float" office:value="302.600006">
            <text:p>302,600006</text:p>
          </table:table-cell>
          <table:table-cell office:value-type="float" office:value="-0.003233">
            <text:p>-0,003233</text:p>
          </table:table-cell>
          <table:table-cell office:value-type="float" office:value="-0.003198">
            <text:p>-0,003198</text:p>
          </table:table-cell>
          <table:table-cell office:value-type="float" office:value="0.27234">
            <text:p>0,27234</text:p>
          </table:table-cell>
          <table:table-cell office:value-type="float" office:value="-4.864412">
            <text:p>-4,864412</text:p>
          </table:table-cell>
          <table:table-cell table:number-columns-repeated="1019"/>
        </table:table-row>
        <table:table-row table:style-name="ro1">
          <table:table-cell office:value-type="float" office:value="302.600006">
            <text:p>302,600006</text:p>
          </table:table-cell>
          <table:table-cell office:value-type="float" office:value="-0.003235">
            <text:p>-0,003235</text:p>
          </table:table-cell>
          <table:table-cell office:value-type="float" office:value="-0.003202">
            <text:p>-0,003202</text:p>
          </table:table-cell>
          <table:table-cell office:value-type="float" office:value="0.27234">
            <text:p>0,27234</text:p>
          </table:table-cell>
          <table:table-cell office:value-type="float" office:value="-4.883235">
            <text:p>-4,883235</text:p>
          </table:table-cell>
          <table:table-cell table:number-columns-repeated="1019"/>
        </table:table-row>
        <table:table-row table:style-name="ro1">
          <table:table-cell office:value-type="float" office:value="302.600006">
            <text:p>302,600006</text:p>
          </table:table-cell>
          <table:table-cell office:value-type="float" office:value="-0.003236">
            <text:p>-0,003236</text:p>
          </table:table-cell>
          <table:table-cell office:value-type="float" office:value="-0.003201">
            <text:p>-0,003201</text:p>
          </table:table-cell>
          <table:table-cell office:value-type="float" office:value="0.27234">
            <text:p>0,27234</text:p>
          </table:table-cell>
          <table:table-cell office:value-type="float" office:value="-4.883235">
            <text:p>-4,883235</text:p>
          </table:table-cell>
          <table:table-cell table:number-columns-repeated="1019"/>
        </table:table-row>
        <table:table-row table:style-name="ro1">
          <table:table-cell office:value-type="float" office:value="304.682098">
            <text:p>304,682098</text:p>
          </table:table-cell>
          <table:table-cell office:value-type="float" office:value="-0.003236">
            <text:p>-0,003236</text:p>
          </table:table-cell>
          <table:table-cell office:value-type="float" office:value="-0.0032">
            <text:p>-0,0032</text:p>
          </table:table-cell>
          <table:table-cell office:value-type="float" office:value="0.274214">
            <text:p>0,274214</text:p>
          </table:table-cell>
          <table:table-cell office:value-type="float" office:value="-4.902353">
            <text:p>-4,902353</text:p>
          </table:table-cell>
          <table:table-cell table:number-columns-repeated="1019"/>
        </table:table-row>
        <table:table-row table:style-name="ro1">
          <table:table-cell office:value-type="float" office:value="304.682098">
            <text:p>304,682098</text:p>
          </table:table-cell>
          <table:table-cell office:value-type="float" office:value="-0.003233">
            <text:p>-0,003233</text:p>
          </table:table-cell>
          <table:table-cell office:value-type="float" office:value="-0.003201">
            <text:p>-0,003201</text:p>
          </table:table-cell>
          <table:table-cell office:value-type="float" office:value="0.274214">
            <text:p>0,274214</text:p>
          </table:table-cell>
          <table:table-cell office:value-type="float" office:value="-4.902353">
            <text:p>-4,902353</text:p>
          </table:table-cell>
          <table:table-cell table:number-columns-repeated="1019"/>
        </table:table-row>
        <table:table-row table:style-name="ro1">
          <table:table-cell office:value-type="float" office:value="305.37616">
            <text:p>305,37616</text:p>
          </table:table-cell>
          <table:table-cell office:value-type="float" office:value="-0.003236">
            <text:p>-0,003236</text:p>
          </table:table-cell>
          <table:table-cell office:value-type="float" office:value="-0.003201">
            <text:p>-0,003201</text:p>
          </table:table-cell>
          <table:table-cell office:value-type="float" office:value="0.274839">
            <text:p>0,274839</text:p>
          </table:table-cell>
          <table:table-cell office:value-type="float" office:value="-4.921471">
            <text:p>-4,921471</text:p>
          </table:table-cell>
          <table:table-cell table:number-columns-repeated="1019"/>
        </table:table-row>
        <table:table-row table:style-name="ro1">
          <table:table-cell office:value-type="float" office:value="305.37616">
            <text:p>305,37616</text:p>
          </table:table-cell>
          <table:table-cell office:value-type="float" office:value="-0.003235">
            <text:p>-0,003235</text:p>
          </table:table-cell>
          <table:table-cell office:value-type="float" office:value="-0.0032">
            <text:p>-0,0032</text:p>
          </table:table-cell>
          <table:table-cell office:value-type="float" office:value="0.274839">
            <text:p>0,274839</text:p>
          </table:table-cell>
          <table:table-cell office:value-type="float" office:value="-4.921471">
            <text:p>-4,921471</text:p>
          </table:table-cell>
          <table:table-cell table:number-columns-repeated="1019"/>
        </table:table-row>
        <table:table-row table:style-name="ro1">
          <table:table-cell office:value-type="float" office:value="306.764221">
            <text:p>306,764221</text:p>
          </table:table-cell>
          <table:table-cell office:value-type="float" office:value="-0.003235">
            <text:p>-0,003235</text:p>
          </table:table-cell>
          <table:table-cell office:value-type="float" office:value="-0.003201">
            <text:p>-0,003201</text:p>
          </table:table-cell>
          <table:table-cell office:value-type="float" office:value="0.276088">
            <text:p>0,276088</text:p>
          </table:table-cell>
          <table:table-cell office:value-type="float" office:value="-4.941176">
            <text:p>-4,941176</text:p>
          </table:table-cell>
          <table:table-cell table:number-columns-repeated="1019"/>
        </table:table-row>
        <table:table-row table:style-name="ro1">
          <table:table-cell office:value-type="float" office:value="306.764221">
            <text:p>306,764221</text:p>
          </table:table-cell>
          <table:table-cell office:value-type="float" office:value="-0.003236">
            <text:p>-0,003236</text:p>
          </table:table-cell>
          <table:table-cell office:value-type="float" office:value="-0.003198">
            <text:p>-0,003198</text:p>
          </table:table-cell>
          <table:table-cell office:value-type="float" office:value="0.276088">
            <text:p>0,276088</text:p>
          </table:table-cell>
          <table:table-cell office:value-type="float" office:value="-4.941176">
            <text:p>-4,941176</text:p>
          </table:table-cell>
          <table:table-cell table:number-columns-repeated="1019"/>
        </table:table-row>
        <table:table-row table:style-name="ro1">
          <table:table-cell office:value-type="float" office:value="305.37616">
            <text:p>305,37616</text:p>
          </table:table-cell>
          <table:table-cell office:value-type="float" office:value="-0.003236">
            <text:p>-0,003236</text:p>
          </table:table-cell>
          <table:table-cell office:value-type="float" office:value="-0.003202">
            <text:p>-0,003202</text:p>
          </table:table-cell>
          <table:table-cell office:value-type="float" office:value="0.274839">
            <text:p>0,274839</text:p>
          </table:table-cell>
          <table:table-cell office:value-type="float" office:value="-4.959706">
            <text:p>-4,959706</text:p>
          </table:table-cell>
          <table:table-cell table:number-columns-repeated="1019"/>
        </table:table-row>
        <table:table-row table:style-name="ro1">
          <table:table-cell office:value-type="float" office:value="305.37616">
            <text:p>305,37616</text:p>
          </table:table-cell>
          <table:table-cell office:value-type="float" office:value="-0.003236">
            <text:p>-0,003236</text:p>
          </table:table-cell>
          <table:table-cell office:value-type="float" office:value="-0.003198">
            <text:p>-0,003198</text:p>
          </table:table-cell>
          <table:table-cell office:value-type="float" office:value="0.274839">
            <text:p>0,274839</text:p>
          </table:table-cell>
          <table:table-cell office:value-type="float" office:value="-4.959706">
            <text:p>-4,959706</text:p>
          </table:table-cell>
          <table:table-cell table:number-columns-repeated="1019"/>
        </table:table-row>
        <table:table-row table:style-name="ro1">
          <table:table-cell office:value-type="float" office:value="307.458252">
            <text:p>307,458252</text:p>
          </table:table-cell>
          <table:table-cell office:value-type="float" office:value="-0.003233">
            <text:p>-0,003233</text:p>
          </table:table-cell>
          <table:table-cell office:value-type="float" office:value="-0.003201">
            <text:p>-0,003201</text:p>
          </table:table-cell>
          <table:table-cell office:value-type="float" office:value="0.276712">
            <text:p>0,276712</text:p>
          </table:table-cell>
          <table:table-cell office:value-type="float" office:value="-4.979118">
            <text:p>-4,979118</text:p>
          </table:table-cell>
          <table:table-cell table:number-columns-repeated="1019"/>
        </table:table-row>
        <table:table-row table:style-name="ro1">
          <table:table-cell office:value-type="float" office:value="307.458252">
            <text:p>307,458252</text:p>
          </table:table-cell>
          <table:table-cell office:value-type="float" office:value="-0.003236">
            <text:p>-0,003236</text:p>
          </table:table-cell>
          <table:table-cell office:value-type="float" office:value="-0.003202">
            <text:p>-0,003202</text:p>
          </table:table-cell>
          <table:table-cell office:value-type="float" office:value="0.276712">
            <text:p>0,276712</text:p>
          </table:table-cell>
          <table:table-cell office:value-type="float" office:value="-4.998529">
            <text:p>-4,998529</text:p>
          </table:table-cell>
          <table:table-cell table:number-columns-repeated="1019"/>
        </table:table-row>
        <table:table-row table:style-name="ro1">
          <table:table-cell office:value-type="float" office:value="307.458252">
            <text:p>307,458252</text:p>
          </table:table-cell>
          <table:table-cell office:value-type="float" office:value="-0.003236">
            <text:p>-0,003236</text:p>
          </table:table-cell>
          <table:table-cell office:value-type="float" office:value="-0.003201">
            <text:p>-0,003201</text:p>
          </table:table-cell>
          <table:table-cell office:value-type="float" office:value="0.276712">
            <text:p>0,276712</text:p>
          </table:table-cell>
          <table:table-cell office:value-type="float" office:value="-4.998529">
            <text:p>-4,998529</text:p>
          </table:table-cell>
          <table:table-cell table:number-columns-repeated="1019"/>
        </table:table-row>
        <table:table-row table:style-name="ro1">
          <table:table-cell office:value-type="float" office:value="307.458252">
            <text:p>307,458252</text:p>
          </table:table-cell>
          <table:table-cell office:value-type="float" office:value="-0.003235">
            <text:p>-0,003235</text:p>
          </table:table-cell>
          <table:table-cell office:value-type="float" office:value="-0.003201">
            <text:p>-0,003201</text:p>
          </table:table-cell>
          <table:table-cell office:value-type="float" office:value="0.276712">
            <text:p>0,276712</text:p>
          </table:table-cell>
          <table:table-cell office:value-type="float" office:value="-5.017647">
            <text:p>-5,017647</text:p>
          </table:table-cell>
          <table:table-cell table:number-columns-repeated="1019"/>
        </table:table-row>
        <table:table-row table:style-name="ro1">
          <table:table-cell office:value-type="float" office:value="310.928436">
            <text:p>310,928436</text:p>
          </table:table-cell>
          <table:table-cell office:value-type="float" office:value="-0.003236">
            <text:p>-0,003236</text:p>
          </table:table-cell>
          <table:table-cell office:value-type="float" office:value="-0.0032">
            <text:p>-0,0032</text:p>
          </table:table-cell>
          <table:table-cell office:value-type="float" office:value="0.279836">
            <text:p>0,279836</text:p>
          </table:table-cell>
          <table:table-cell office:value-type="float" office:value="-5.017647">
            <text:p>-5,017647</text:p>
          </table:table-cell>
          <table:table-cell table:number-columns-repeated="1019"/>
        </table:table-row>
        <table:table-row table:style-name="ro1">
          <table:table-cell office:value-type="float" office:value="311.622467">
            <text:p>311,622467</text:p>
          </table:table-cell>
          <table:table-cell office:value-type="float" office:value="-0.003238">
            <text:p>-0,003238</text:p>
          </table:table-cell>
          <table:table-cell office:value-type="float" office:value="-0.003203">
            <text:p>-0,003203</text:p>
          </table:table-cell>
          <table:table-cell office:value-type="float" office:value="0.28046">
            <text:p>0,28046</text:p>
          </table:table-cell>
          <table:table-cell office:value-type="float" office:value="-5.03647">
            <text:p>-5,03647</text:p>
          </table:table-cell>
          <table:table-cell table:number-columns-repeated="1019"/>
        </table:table-row>
        <table:table-row table:style-name="ro1">
          <table:table-cell office:value-type="float" office:value="311.622467">
            <text:p>311,622467</text:p>
          </table:table-cell>
          <table:table-cell office:value-type="float" office:value="-0.003237">
            <text:p>-0,003237</text:p>
          </table:table-cell>
          <table:table-cell office:value-type="float" office:value="-0.003201">
            <text:p>-0,003201</text:p>
          </table:table-cell>
          <table:table-cell office:value-type="float" office:value="0.28046">
            <text:p>0,28046</text:p>
          </table:table-cell>
          <table:table-cell office:value-type="float" office:value="-5.03647">
            <text:p>-5,03647</text:p>
          </table:table-cell>
          <table:table-cell table:number-columns-repeated="1019"/>
        </table:table-row>
        <table:table-row table:style-name="ro1">
          <table:table-cell office:value-type="float" office:value="313.010559">
            <text:p>313,010559</text:p>
          </table:table-cell>
          <table:table-cell office:value-type="float" office:value="-0.003236">
            <text:p>-0,003236</text:p>
          </table:table-cell>
          <table:table-cell office:value-type="float" office:value="-0.0032">
            <text:p>-0,0032</text:p>
          </table:table-cell>
          <table:table-cell office:value-type="float" office:value="0.281709">
            <text:p>0,281709</text:p>
          </table:table-cell>
          <table:table-cell office:value-type="float" office:value="-5.055882">
            <text:p>-5,055882</text:p>
          </table:table-cell>
          <table:table-cell table:number-columns-repeated="1019"/>
        </table:table-row>
        <table:table-row table:style-name="ro1">
          <table:table-cell office:value-type="float" office:value="313.010559">
            <text:p>313,010559</text:p>
          </table:table-cell>
          <table:table-cell office:value-type="float" office:value="-0.003233">
            <text:p>-0,003233</text:p>
          </table:table-cell>
          <table:table-cell office:value-type="float" office:value="-0.003202">
            <text:p>-0,003202</text:p>
          </table:table-cell>
          <table:table-cell office:value-type="float" office:value="0.281709">
            <text:p>0,281709</text:p>
          </table:table-cell>
          <table:table-cell office:value-type="float" office:value="-5.055882">
            <text:p>-5,055882</text:p>
          </table:table-cell>
          <table:table-cell table:number-columns-repeated="1019"/>
        </table:table-row>
        <table:table-row table:style-name="ro1">
          <table:table-cell office:value-type="float" office:value="312.316528">
            <text:p>312,316528</text:p>
          </table:table-cell>
          <table:table-cell office:value-type="float" office:value="-0.003236">
            <text:p>-0,003236</text:p>
          </table:table-cell>
          <table:table-cell office:value-type="float" office:value="-0.003203">
            <text:p>-0,003203</text:p>
          </table:table-cell>
          <table:table-cell office:value-type="float" office:value="0.281085">
            <text:p>0,281085</text:p>
          </table:table-cell>
          <table:table-cell office:value-type="float" office:value="-5.074412">
            <text:p>-5,074412</text:p>
          </table:table-cell>
          <table:table-cell table:number-columns-repeated="1019"/>
        </table:table-row>
        <table:table-row table:style-name="ro1">
          <table:table-cell office:value-type="float" office:value="312.316528">
            <text:p>312,316528</text:p>
          </table:table-cell>
          <table:table-cell office:value-type="float" office:value="-0.003232">
            <text:p>-0,003232</text:p>
          </table:table-cell>
          <table:table-cell office:value-type="float" office:value="-0.003202">
            <text:p>-0,003202</text:p>
          </table:table-cell>
          <table:table-cell office:value-type="float" office:value="0.281085">
            <text:p>0,281085</text:p>
          </table:table-cell>
          <table:table-cell office:value-type="float" office:value="-5.074412">
            <text:p>-5,074412</text:p>
          </table:table-cell>
          <table:table-cell table:number-columns-repeated="1019"/>
        </table:table-row>
        <table:table-row table:style-name="ro1">
          <table:table-cell office:value-type="float" office:value="313.010559">
            <text:p>313,010559</text:p>
          </table:table-cell>
          <table:table-cell office:value-type="float" office:value="-0.003235">
            <text:p>-0,003235</text:p>
          </table:table-cell>
          <table:table-cell office:value-type="float" office:value="-0.003201">
            <text:p>-0,003201</text:p>
          </table:table-cell>
          <table:table-cell office:value-type="float" office:value="0.281709">
            <text:p>0,281709</text:p>
          </table:table-cell>
          <table:table-cell office:value-type="float" office:value="-5.093235">
            <text:p>-5,093235</text:p>
          </table:table-cell>
          <table:table-cell table:number-columns-repeated="1019"/>
        </table:table-row>
        <table:table-row table:style-name="ro1">
          <table:table-cell office:value-type="float" office:value="313.010559">
            <text:p>313,010559</text:p>
          </table:table-cell>
          <table:table-cell office:value-type="float" office:value="-0.003236">
            <text:p>-0,003236</text:p>
          </table:table-cell>
          <table:table-cell office:value-type="float" office:value="-0.003202">
            <text:p>-0,003202</text:p>
          </table:table-cell>
          <table:table-cell office:value-type="float" office:value="0.281709">
            <text:p>0,281709</text:p>
          </table:table-cell>
          <table:table-cell office:value-type="float" office:value="-5.093235">
            <text:p>-5,093235</text:p>
          </table:table-cell>
          <table:table-cell table:number-columns-repeated="1019"/>
        </table:table-row>
        <table:table-row table:style-name="ro1">
          <table:table-cell office:value-type="float" office:value="313.70459">
            <text:p>313,70459</text:p>
          </table:table-cell>
          <table:table-cell office:value-type="float" office:value="-0.003236">
            <text:p>-0,003236</text:p>
          </table:table-cell>
          <table:table-cell office:value-type="float" office:value="-0.003201">
            <text:p>-0,003201</text:p>
          </table:table-cell>
          <table:table-cell office:value-type="float" office:value="0.282334">
            <text:p>0,282334</text:p>
          </table:table-cell>
          <table:table-cell office:value-type="float" office:value="-5.112647">
            <text:p>-5,112647</text:p>
          </table:table-cell>
          <table:table-cell table:number-columns-repeated="1019"/>
        </table:table-row>
        <table:table-row table:style-name="ro1">
          <table:table-cell office:value-type="float" office:value="313.70459">
            <text:p>313,70459</text:p>
          </table:table-cell>
          <table:table-cell office:value-type="float" office:value="-0.003236">
            <text:p>-0,003236</text:p>
          </table:table-cell>
          <table:table-cell office:value-type="float" office:value="-0.003201">
            <text:p>-0,003201</text:p>
          </table:table-cell>
          <table:table-cell office:value-type="float" office:value="0.282334">
            <text:p>0,282334</text:p>
          </table:table-cell>
          <table:table-cell office:value-type="float" office:value="-5.112647">
            <text:p>-5,112647</text:p>
          </table:table-cell>
          <table:table-cell table:number-columns-repeated="1019"/>
        </table:table-row>
        <table:table-row table:style-name="ro1">
          <table:table-cell office:value-type="float" office:value="314.398621">
            <text:p>314,398621</text:p>
          </table:table-cell>
          <table:table-cell office:value-type="float" office:value="-0.003233">
            <text:p>-0,003233</text:p>
          </table:table-cell>
          <table:table-cell office:value-type="float" office:value="-0.003201">
            <text:p>-0,003201</text:p>
          </table:table-cell>
          <table:table-cell office:value-type="float" office:value="0.282959">
            <text:p>0,282959</text:p>
          </table:table-cell>
          <table:table-cell office:value-type="float" office:value="-5.131765">
            <text:p>-5,131765</text:p>
          </table:table-cell>
          <table:table-cell table:number-columns-repeated="1019"/>
        </table:table-row>
        <table:table-row table:style-name="ro1">
          <table:table-cell office:value-type="float" office:value="314.398621">
            <text:p>314,398621</text:p>
          </table:table-cell>
          <table:table-cell office:value-type="float" office:value="-0.003236">
            <text:p>-0,003236</text:p>
          </table:table-cell>
          <table:table-cell office:value-type="float" office:value="-0.0032">
            <text:p>-0,0032</text:p>
          </table:table-cell>
          <table:table-cell office:value-type="float" office:value="0.282959">
            <text:p>0,282959</text:p>
          </table:table-cell>
          <table:table-cell office:value-type="float" office:value="-5.131765">
            <text:p>-5,131765</text:p>
          </table:table-cell>
          <table:table-cell table:number-columns-repeated="1019"/>
        </table:table-row>
        <table:table-row table:style-name="ro1">
          <table:table-cell office:value-type="float" office:value="316.480743">
            <text:p>316,480743</text:p>
          </table:table-cell>
          <table:table-cell office:value-type="float" office:value="-0.003238">
            <text:p>-0,003238</text:p>
          </table:table-cell>
          <table:table-cell office:value-type="float" office:value="-0.003203">
            <text:p>-0,003203</text:p>
          </table:table-cell>
          <table:table-cell office:value-type="float" office:value="0.284833">
            <text:p>0,284833</text:p>
          </table:table-cell>
          <table:table-cell office:value-type="float" office:value="-5.151176">
            <text:p>-5,151176</text:p>
          </table:table-cell>
          <table:table-cell table:number-columns-repeated="1019"/>
        </table:table-row>
        <table:table-row table:style-name="ro1">
          <table:table-cell office:value-type="float" office:value="316.480743">
            <text:p>316,480743</text:p>
          </table:table-cell>
          <table:table-cell office:value-type="float" office:value="-0.003233">
            <text:p>-0,003233</text:p>
          </table:table-cell>
          <table:table-cell office:value-type="float" office:value="-0.003202">
            <text:p>-0,003202</text:p>
          </table:table-cell>
          <table:table-cell office:value-type="float" office:value="0.284833">
            <text:p>0,284833</text:p>
          </table:table-cell>
          <table:table-cell office:value-type="float" office:value="-5.151176">
            <text:p>-5,151176</text:p>
          </table:table-cell>
          <table:table-cell table:number-columns-repeated="1019"/>
        </table:table-row>
        <table:table-row table:style-name="ro1">
          <table:table-cell office:value-type="float" office:value="316.480743">
            <text:p>316,480743</text:p>
          </table:table-cell>
          <table:table-cell office:value-type="float" office:value="-0.003235">
            <text:p>-0,003235</text:p>
          </table:table-cell>
          <table:table-cell office:value-type="float" office:value="-0.003201">
            <text:p>-0,003201</text:p>
          </table:table-cell>
          <table:table-cell office:value-type="float" office:value="0.284833">
            <text:p>0,284833</text:p>
          </table:table-cell>
          <table:table-cell office:value-type="float" office:value="-5.171176">
            <text:p>-5,171176</text:p>
          </table:table-cell>
          <table:table-cell table:number-columns-repeated="1019"/>
        </table:table-row>
        <table:table-row table:style-name="ro1">
          <table:table-cell office:value-type="float" office:value="316.480743">
            <text:p>316,480743</text:p>
          </table:table-cell>
          <table:table-cell office:value-type="float" office:value="-0.003235">
            <text:p>-0,003235</text:p>
          </table:table-cell>
          <table:table-cell office:value-type="float" office:value="-0.003202">
            <text:p>-0,003202</text:p>
          </table:table-cell>
          <table:table-cell office:value-type="float" office:value="0.284833">
            <text:p>0,284833</text:p>
          </table:table-cell>
          <table:table-cell office:value-type="float" office:value="-5.171176">
            <text:p>-5,171176</text:p>
          </table:table-cell>
          <table:table-cell table:number-columns-repeated="1019"/>
        </table:table-row>
        <table:table-row table:style-name="ro1">
          <table:table-cell office:value-type="float" office:value="319.256866">
            <text:p>319,256866</text:p>
          </table:table-cell>
          <table:table-cell office:value-type="float" office:value="-0.003236">
            <text:p>-0,003236</text:p>
          </table:table-cell>
          <table:table-cell office:value-type="float" office:value="-0.003202">
            <text:p>-0,003202</text:p>
          </table:table-cell>
          <table:table-cell office:value-type="float" office:value="0.287331">
            <text:p>0,287331</text:p>
          </table:table-cell>
          <table:table-cell office:value-type="float" office:value="-5.191471">
            <text:p>-5,191471</text:p>
          </table:table-cell>
          <table:table-cell table:number-columns-repeated="1019"/>
        </table:table-row>
        <table:table-row table:style-name="ro1">
          <table:table-cell office:value-type="float" office:value="319.256866">
            <text:p>319,256866</text:p>
          </table:table-cell>
          <table:table-cell office:value-type="float" office:value="-0.003236">
            <text:p>-0,003236</text:p>
          </table:table-cell>
          <table:table-cell office:value-type="float" office:value="-0.003202">
            <text:p>-0,003202</text:p>
          </table:table-cell>
          <table:table-cell office:value-type="float" office:value="0.287331">
            <text:p>0,287331</text:p>
          </table:table-cell>
          <table:table-cell office:value-type="float" office:value="-5.191471">
            <text:p>-5,191471</text:p>
          </table:table-cell>
          <table:table-cell table:number-columns-repeated="1019"/>
        </table:table-row>
        <table:table-row table:style-name="ro1">
          <table:table-cell office:value-type="float" office:value="319.256866">
            <text:p>319,256866</text:p>
          </table:table-cell>
          <table:table-cell office:value-type="float" office:value="-0.003235">
            <text:p>-0,003235</text:p>
          </table:table-cell>
          <table:table-cell office:value-type="float" office:value="-0.003198">
            <text:p>-0,003198</text:p>
          </table:table-cell>
          <table:table-cell office:value-type="float" office:value="0.287331">
            <text:p>0,287331</text:p>
          </table:table-cell>
          <table:table-cell office:value-type="float" office:value="-5.210882">
            <text:p>-5,210882</text:p>
          </table:table-cell>
          <table:table-cell table:number-columns-repeated="1019"/>
        </table:table-row>
        <table:table-row table:style-name="ro1">
          <table:table-cell office:value-type="float" office:value="319.256866">
            <text:p>319,256866</text:p>
          </table:table-cell>
          <table:table-cell office:value-type="float" office:value="-0.003233">
            <text:p>-0,003233</text:p>
          </table:table-cell>
          <table:table-cell office:value-type="float" office:value="-0.003201">
            <text:p>-0,003201</text:p>
          </table:table-cell>
          <table:table-cell office:value-type="float" office:value="0.287331">
            <text:p>0,287331</text:p>
          </table:table-cell>
          <table:table-cell office:value-type="float" office:value="-5.210882">
            <text:p>-5,210882</text:p>
          </table:table-cell>
          <table:table-cell table:number-columns-repeated="1019"/>
        </table:table-row>
        <table:table-row table:style-name="ro1">
          <table:table-cell office:value-type="float" office:value="320.644958">
            <text:p>320,644958</text:p>
          </table:table-cell>
          <table:table-cell office:value-type="float" office:value="-0.003237">
            <text:p>-0,003237</text:p>
          </table:table-cell>
          <table:table-cell office:value-type="float" office:value="-0.003202">
            <text:p>-0,003202</text:p>
          </table:table-cell>
          <table:table-cell office:value-type="float" office:value="0.28858">
            <text:p>0,28858</text:p>
          </table:table-cell>
          <table:table-cell office:value-type="float" office:value="-5.231176">
            <text:p>-5,231176</text:p>
          </table:table-cell>
          <table:table-cell table:number-columns-repeated="1019"/>
        </table:table-row>
        <table:table-row table:style-name="ro1">
          <table:table-cell office:value-type="float" office:value="320.644958">
            <text:p>320,644958</text:p>
          </table:table-cell>
          <table:table-cell office:value-type="float" office:value="-0.003235">
            <text:p>-0,003235</text:p>
          </table:table-cell>
          <table:table-cell office:value-type="float" office:value="-0.003202">
            <text:p>-0,003202</text:p>
          </table:table-cell>
          <table:table-cell office:value-type="float" office:value="0.28858">
            <text:p>0,28858</text:p>
          </table:table-cell>
          <table:table-cell office:value-type="float" office:value="-5.231176">
            <text:p>-5,231176</text:p>
          </table:table-cell>
          <table:table-cell table:number-columns-repeated="1019"/>
        </table:table-row>
        <table:table-row table:style-name="ro1">
          <table:table-cell office:value-type="float" office:value="319.950928">
            <text:p>319,950928</text:p>
          </table:table-cell>
          <table:table-cell office:value-type="float" office:value="-0.003236">
            <text:p>-0,003236</text:p>
          </table:table-cell>
          <table:table-cell office:value-type="float" office:value="-0.0032">
            <text:p>-0,0032</text:p>
          </table:table-cell>
          <table:table-cell office:value-type="float" office:value="0.287956">
            <text:p>0,287956</text:p>
          </table:table-cell>
          <table:table-cell office:value-type="float" office:value="-5.250588">
            <text:p>-5,250588</text:p>
          </table:table-cell>
          <table:table-cell table:number-columns-repeated="1019"/>
        </table:table-row>
        <table:table-row table:style-name="ro1">
          <table:table-cell office:value-type="float" office:value="319.950928">
            <text:p>319,950928</text:p>
          </table:table-cell>
          <table:table-cell office:value-type="float" office:value="-0.003236">
            <text:p>-0,003236</text:p>
          </table:table-cell>
          <table:table-cell office:value-type="float" office:value="-0.003198">
            <text:p>-0,003198</text:p>
          </table:table-cell>
          <table:table-cell office:value-type="float" office:value="0.287956">
            <text:p>0,287956</text:p>
          </table:table-cell>
          <table:table-cell office:value-type="float" office:value="-5.250588">
            <text:p>-5,250588</text:p>
          </table:table-cell>
          <table:table-cell table:number-columns-repeated="1019"/>
        </table:table-row>
        <table:table-row table:style-name="ro1">
          <table:table-cell office:value-type="float" office:value="320.644958">
            <text:p>320,644958</text:p>
          </table:table-cell>
          <table:table-cell office:value-type="float" office:value="-0.003235">
            <text:p>-0,003235</text:p>
          </table:table-cell>
          <table:table-cell office:value-type="float" office:value="-0.003202">
            <text:p>-0,003202</text:p>
          </table:table-cell>
          <table:table-cell office:value-type="float" office:value="0.28858">
            <text:p>0,28858</text:p>
          </table:table-cell>
          <table:table-cell office:value-type="float" office:value="-5.270294">
            <text:p>-5,270294</text:p>
          </table:table-cell>
          <table:table-cell table:number-columns-repeated="1019"/>
        </table:table-row>
        <table:table-row table:style-name="ro1">
          <table:table-cell office:value-type="float" office:value="320.644958">
            <text:p>320,644958</text:p>
          </table:table-cell>
          <table:table-cell office:value-type="float" office:value="-0.003233">
            <text:p>-0,003233</text:p>
          </table:table-cell>
          <table:table-cell office:value-type="float" office:value="-0.0032">
            <text:p>-0,0032</text:p>
          </table:table-cell>
          <table:table-cell office:value-type="float" office:value="0.28858">
            <text:p>0,28858</text:p>
          </table:table-cell>
          <table:table-cell office:value-type="float" office:value="-5.270294">
            <text:p>-5,270294</text:p>
          </table:table-cell>
          <table:table-cell table:number-columns-repeated="1019"/>
        </table:table-row>
        <table:table-row table:style-name="ro1">
          <table:table-cell office:value-type="float" office:value="321.338989">
            <text:p>321,338989</text:p>
          </table:table-cell>
          <table:table-cell office:value-type="float" office:value="-0.003237">
            <text:p>-0,003237</text:p>
          </table:table-cell>
          <table:table-cell office:value-type="float" office:value="-0.003201">
            <text:p>-0,003201</text:p>
          </table:table-cell>
          <table:table-cell office:value-type="float" office:value="0.289205">
            <text:p>0,289205</text:p>
          </table:table-cell>
          <table:table-cell office:value-type="float" office:value="-5.288529">
            <text:p>-5,288529</text:p>
          </table:table-cell>
          <table:table-cell table:number-columns-repeated="1019"/>
        </table:table-row>
        <table:table-row table:style-name="ro1">
          <table:table-cell office:value-type="float" office:value="321.338989">
            <text:p>321,338989</text:p>
          </table:table-cell>
          <table:table-cell office:value-type="float" office:value="-0.003233">
            <text:p>-0,003233</text:p>
          </table:table-cell>
          <table:table-cell office:value-type="float" office:value="-0.003201">
            <text:p>-0,003201</text:p>
          </table:table-cell>
          <table:table-cell office:value-type="float" office:value="0.289205">
            <text:p>0,289205</text:p>
          </table:table-cell>
          <table:table-cell office:value-type="float" office:value="-5.308235">
            <text:p>-5,308235</text:p>
          </table:table-cell>
          <table:table-cell table:number-columns-repeated="1019"/>
        </table:table-row>
        <table:table-row table:style-name="ro1">
          <table:table-cell office:value-type="float" office:value="323.421112">
            <text:p>323,421112</text:p>
          </table:table-cell>
          <table:table-cell office:value-type="float" office:value="-0.003233">
            <text:p>-0,003233</text:p>
          </table:table-cell>
          <table:table-cell office:value-type="float" office:value="-0.003202">
            <text:p>-0,003202</text:p>
          </table:table-cell>
          <table:table-cell office:value-type="float" office:value="0.291079">
            <text:p>0,291079</text:p>
          </table:table-cell>
          <table:table-cell office:value-type="float" office:value="-5.308235">
            <text:p>-5,308235</text:p>
          </table:table-cell>
          <table:table-cell table:number-columns-repeated="1019"/>
        </table:table-row>
        <table:table-row table:style-name="ro1">
          <table:table-cell office:value-type="float" office:value="323.421112">
            <text:p>323,421112</text:p>
          </table:table-cell>
          <table:table-cell office:value-type="float" office:value="-0.003236">
            <text:p>-0,003236</text:p>
          </table:table-cell>
          <table:table-cell office:value-type="float" office:value="-0.003204">
            <text:p>-0,003204</text:p>
          </table:table-cell>
          <table:table-cell office:value-type="float" office:value="0.291079">
            <text:p>0,291079</text:p>
          </table:table-cell>
          <table:table-cell office:value-type="float" office:value="-5.327353">
            <text:p>-5,327353</text:p>
          </table:table-cell>
          <table:table-cell table:number-columns-repeated="1019"/>
        </table:table-row>
        <table:table-row table:style-name="ro1">
          <table:table-cell office:value-type="float" office:value="323.421112">
            <text:p>323,421112</text:p>
          </table:table-cell>
          <table:table-cell office:value-type="float" office:value="-0.003238">
            <text:p>-0,003238</text:p>
          </table:table-cell>
          <table:table-cell office:value-type="float" office:value="-0.003202">
            <text:p>-0,003202</text:p>
          </table:table-cell>
          <table:table-cell office:value-type="float" office:value="0.291079">
            <text:p>0,291079</text:p>
          </table:table-cell>
          <table:table-cell office:value-type="float" office:value="-5.327353">
            <text:p>-5,327353</text:p>
          </table:table-cell>
          <table:table-cell table:number-columns-repeated="1019"/>
        </table:table-row>
        <table:table-row table:style-name="ro1">
          <table:table-cell office:value-type="float" office:value="324.809174">
            <text:p>324,809174</text:p>
          </table:table-cell>
          <table:table-cell office:value-type="float" office:value="-0.003237">
            <text:p>-0,003237</text:p>
          </table:table-cell>
          <table:table-cell office:value-type="float" office:value="-0.003201">
            <text:p>-0,003201</text:p>
          </table:table-cell>
          <table:table-cell office:value-type="float" office:value="0.292328">
            <text:p>0,292328</text:p>
          </table:table-cell>
          <table:table-cell office:value-type="float" office:value="-5.346177">
            <text:p>-5,346177</text:p>
          </table:table-cell>
          <table:table-cell table:number-columns-repeated="1019"/>
        </table:table-row>
        <table:table-row table:style-name="ro1">
          <table:table-cell office:value-type="float" office:value="324.809174">
            <text:p>324,809174</text:p>
          </table:table-cell>
          <table:table-cell office:value-type="float" office:value="-0.003235">
            <text:p>-0,003235</text:p>
          </table:table-cell>
          <table:table-cell office:value-type="float" office:value="-0.003201">
            <text:p>-0,003201</text:p>
          </table:table-cell>
          <table:table-cell office:value-type="float" office:value="0.292328">
            <text:p>0,292328</text:p>
          </table:table-cell>
          <table:table-cell office:value-type="float" office:value="-5.346177">
            <text:p>-5,346177</text:p>
          </table:table-cell>
          <table:table-cell table:number-columns-repeated="1019"/>
        </table:table-row>
        <table:table-row table:style-name="ro1">
          <table:table-cell office:value-type="float" office:value="325.503204">
            <text:p>325,503204</text:p>
          </table:table-cell>
          <table:table-cell office:value-type="float" office:value="-0.003236">
            <text:p>-0,003236</text:p>
          </table:table-cell>
          <table:table-cell office:value-type="float" office:value="-0.0032">
            <text:p>-0,0032</text:p>
          </table:table-cell>
          <table:table-cell office:value-type="float" office:value="0.292953">
            <text:p>0,292953</text:p>
          </table:table-cell>
          <table:table-cell office:value-type="float" office:value="-5.365588">
            <text:p>-5,365588</text:p>
          </table:table-cell>
          <table:table-cell table:number-columns-repeated="1019"/>
        </table:table-row>
        <table:table-row table:style-name="ro1">
          <table:table-cell office:value-type="float" office:value="325.503204">
            <text:p>325,503204</text:p>
          </table:table-cell>
          <table:table-cell office:value-type="float" office:value="-0.003233">
            <text:p>-0,003233</text:p>
          </table:table-cell>
          <table:table-cell office:value-type="float" office:value="-0.003201">
            <text:p>-0,003201</text:p>
          </table:table-cell>
          <table:table-cell office:value-type="float" office:value="0.292953">
            <text:p>0,292953</text:p>
          </table:table-cell>
          <table:table-cell office:value-type="float" office:value="-5.365588">
            <text:p>-5,365588</text:p>
          </table:table-cell>
          <table:table-cell table:number-columns-repeated="1019"/>
        </table:table-row>
        <table:table-row table:style-name="ro1">
          <table:table-cell office:value-type="float" office:value="325.503204">
            <text:p>325,503204</text:p>
          </table:table-cell>
          <table:table-cell office:value-type="float" office:value="-0.003235">
            <text:p>-0,003235</text:p>
          </table:table-cell>
          <table:table-cell office:value-type="float" office:value="-0.003202">
            <text:p>-0,003202</text:p>
          </table:table-cell>
          <table:table-cell office:value-type="float" office:value="0.292953">
            <text:p>0,292953</text:p>
          </table:table-cell>
          <table:table-cell office:value-type="float" office:value="-5.384118">
            <text:p>-5,384118</text:p>
          </table:table-cell>
          <table:table-cell table:number-columns-repeated="1019"/>
        </table:table-row>
        <table:table-row table:style-name="ro1">
          <table:table-cell office:value-type="float" office:value="325.503204">
            <text:p>325,503204</text:p>
          </table:table-cell>
          <table:table-cell office:value-type="float" office:value="-0.003235">
            <text:p>-0,003235</text:p>
          </table:table-cell>
          <table:table-cell office:value-type="float" office:value="-0.003201">
            <text:p>-0,003201</text:p>
          </table:table-cell>
          <table:table-cell office:value-type="float" office:value="0.292953">
            <text:p>0,292953</text:p>
          </table:table-cell>
          <table:table-cell office:value-type="float" office:value="-5.384118">
            <text:p>-5,384118</text:p>
          </table:table-cell>
          <table:table-cell table:number-columns-repeated="1019"/>
        </table:table-row>
        <table:table-row table:style-name="ro1">
          <table:table-cell office:value-type="float" office:value="326.891296">
            <text:p>326,891296</text:p>
          </table:table-cell>
          <table:table-cell office:value-type="float" office:value="-0.003236">
            <text:p>-0,003236</text:p>
          </table:table-cell>
          <table:table-cell office:value-type="float" office:value="-0.0032">
            <text:p>-0,0032</text:p>
          </table:table-cell>
          <table:table-cell office:value-type="float" office:value="0.294202">
            <text:p>0,294202</text:p>
          </table:table-cell>
          <table:table-cell office:value-type="float" office:value="-5.403235">
            <text:p>-5,403235</text:p>
          </table:table-cell>
          <table:table-cell table:number-columns-repeated="1019"/>
        </table:table-row>
        <table:table-row table:style-name="ro1">
          <table:table-cell office:value-type="float" office:value="326.891296">
            <text:p>326,891296</text:p>
          </table:table-cell>
          <table:table-cell office:value-type="float" office:value="-0.003235">
            <text:p>-0,003235</text:p>
          </table:table-cell>
          <table:table-cell office:value-type="float" office:value="-0.003201">
            <text:p>-0,003201</text:p>
          </table:table-cell>
          <table:table-cell office:value-type="float" office:value="0.294202">
            <text:p>0,294202</text:p>
          </table:table-cell>
          <table:table-cell office:value-type="float" office:value="-5.403235">
            <text:p>-5,403235</text:p>
          </table:table-cell>
          <table:table-cell table:number-columns-repeated="1019"/>
        </table:table-row>
        <table:table-row table:style-name="ro1">
          <table:table-cell office:value-type="float" office:value="328.279358">
            <text:p>328,279358</text:p>
          </table:table-cell>
          <table:table-cell office:value-type="float" office:value="-0.003235">
            <text:p>-0,003235</text:p>
          </table:table-cell>
          <table:table-cell office:value-type="float" office:value="-0.003201">
            <text:p>-0,003201</text:p>
          </table:table-cell>
          <table:table-cell office:value-type="float" office:value="0.295451">
            <text:p>0,295451</text:p>
          </table:table-cell>
          <table:table-cell office:value-type="float" office:value="-5.422353">
            <text:p>-5,422353</text:p>
          </table:table-cell>
          <table:table-cell table:number-columns-repeated="1019"/>
        </table:table-row>
        <table:table-row table:style-name="ro1">
          <table:table-cell office:value-type="float" office:value="328.279358">
            <text:p>328,279358</text:p>
          </table:table-cell>
          <table:table-cell office:value-type="float" office:value="-0.003236">
            <text:p>-0,003236</text:p>
          </table:table-cell>
          <table:table-cell office:value-type="float" office:value="-0.003201">
            <text:p>-0,003201</text:p>
          </table:table-cell>
          <table:table-cell office:value-type="float" office:value="0.295451">
            <text:p>0,295451</text:p>
          </table:table-cell>
          <table:table-cell office:value-type="float" office:value="-5.422353">
            <text:p>-5,422353</text:p>
          </table:table-cell>
          <table:table-cell table:number-columns-repeated="1019"/>
        </table:table-row>
        <table:table-row table:style-name="ro1">
          <table:table-cell office:value-type="float" office:value="328.279358">
            <text:p>328,279358</text:p>
          </table:table-cell>
          <table:table-cell office:value-type="float" office:value="-0.003236">
            <text:p>-0,003236</text:p>
          </table:table-cell>
          <table:table-cell office:value-type="float" office:value="-0.003201">
            <text:p>-0,003201</text:p>
          </table:table-cell>
          <table:table-cell office:value-type="float" office:value="0.295451">
            <text:p>0,295451</text:p>
          </table:table-cell>
          <table:table-cell office:value-type="float" office:value="-5.441471">
            <text:p>-5,441471</text:p>
          </table:table-cell>
          <table:table-cell table:number-columns-repeated="1019"/>
        </table:table-row>
        <table:table-row table:style-name="ro1">
          <table:table-cell office:value-type="float" office:value="328.279358">
            <text:p>328,279358</text:p>
          </table:table-cell>
          <table:table-cell office:value-type="float" office:value="-0.003236">
            <text:p>-0,003236</text:p>
          </table:table-cell>
          <table:table-cell office:value-type="float" office:value="-0.003202">
            <text:p>-0,003202</text:p>
          </table:table-cell>
          <table:table-cell office:value-type="float" office:value="0.295451">
            <text:p>0,295451</text:p>
          </table:table-cell>
          <table:table-cell office:value-type="float" office:value="-5.441471">
            <text:p>-5,441471</text:p>
          </table:table-cell>
          <table:table-cell table:number-columns-repeated="1019"/>
        </table:table-row>
        <table:table-row table:style-name="ro1">
          <table:table-cell office:value-type="float" office:value="328.279358">
            <text:p>328,279358</text:p>
          </table:table-cell>
          <table:table-cell office:value-type="float" office:value="-0.003235">
            <text:p>-0,003235</text:p>
          </table:table-cell>
          <table:table-cell office:value-type="float" office:value="-0.003202">
            <text:p>-0,003202</text:p>
          </table:table-cell>
          <table:table-cell office:value-type="float" office:value="0.295451">
            <text:p>0,295451</text:p>
          </table:table-cell>
          <table:table-cell office:value-type="float" office:value="-5.460882">
            <text:p>-5,460882</text:p>
          </table:table-cell>
          <table:table-cell table:number-columns-repeated="1019"/>
        </table:table-row>
        <table:table-row table:style-name="ro1">
          <table:table-cell office:value-type="float" office:value="328.279358">
            <text:p>328,279358</text:p>
          </table:table-cell>
          <table:table-cell office:value-type="float" office:value="-0.003235">
            <text:p>-0,003235</text:p>
          </table:table-cell>
          <table:table-cell office:value-type="float" office:value="-0.003202">
            <text:p>-0,003202</text:p>
          </table:table-cell>
          <table:table-cell office:value-type="float" office:value="0.295451">
            <text:p>0,295451</text:p>
          </table:table-cell>
          <table:table-cell office:value-type="float" office:value="-5.460882">
            <text:p>-5,460882</text:p>
          </table:table-cell>
          <table:table-cell table:number-columns-repeated="1019"/>
        </table:table-row>
        <table:table-row table:style-name="ro1">
          <table:table-cell office:value-type="float" office:value="329.667419">
            <text:p>329,667419</text:p>
          </table:table-cell>
          <table:table-cell office:value-type="float" office:value="-0.003236">
            <text:p>-0,003236</text:p>
          </table:table-cell>
          <table:table-cell office:value-type="float" office:value="-0.003201">
            <text:p>-0,003201</text:p>
          </table:table-cell>
          <table:table-cell office:value-type="float" office:value="0.296701">
            <text:p>0,296701</text:p>
          </table:table-cell>
          <table:table-cell office:value-type="float" office:value="-5.480882">
            <text:p>-5,480882</text:p>
          </table:table-cell>
          <table:table-cell table:number-columns-repeated="1019"/>
        </table:table-row>
        <table:table-row table:style-name="ro1">
          <table:table-cell office:value-type="float" office:value="329.667419">
            <text:p>329,667419</text:p>
          </table:table-cell>
          <table:table-cell office:value-type="float" office:value="-0.003235">
            <text:p>-0,003235</text:p>
          </table:table-cell>
          <table:table-cell office:value-type="float" office:value="-0.003201">
            <text:p>-0,003201</text:p>
          </table:table-cell>
          <table:table-cell office:value-type="float" office:value="0.296701">
            <text:p>0,296701</text:p>
          </table:table-cell>
          <table:table-cell office:value-type="float" office:value="-5.480882">
            <text:p>-5,480882</text:p>
          </table:table-cell>
          <table:table-cell table:number-columns-repeated="1019"/>
        </table:table-row>
        <table:table-row table:style-name="ro1">
          <table:table-cell office:value-type="float" office:value="328.279358">
            <text:p>328,279358</text:p>
          </table:table-cell>
          <table:table-cell office:value-type="float" office:value="-0.003238">
            <text:p>-0,003238</text:p>
          </table:table-cell>
          <table:table-cell office:value-type="float" office:value="-0.003201">
            <text:p>-0,003201</text:p>
          </table:table-cell>
          <table:table-cell office:value-type="float" office:value="0.295451">
            <text:p>0,295451</text:p>
          </table:table-cell>
          <table:table-cell office:value-type="float" office:value="-5.499706">
            <text:p>-5,499706</text:p>
          </table:table-cell>
          <table:table-cell table:number-columns-repeated="1019"/>
        </table:table-row>
        <table:table-row table:style-name="ro1">
          <table:table-cell office:value-type="float" office:value="328.279358">
            <text:p>328,279358</text:p>
          </table:table-cell>
          <table:table-cell office:value-type="float" office:value="-0.003236">
            <text:p>-0,003236</text:p>
          </table:table-cell>
          <table:table-cell office:value-type="float" office:value="-0.0032">
            <text:p>-0,0032</text:p>
          </table:table-cell>
          <table:table-cell office:value-type="float" office:value="0.295451">
            <text:p>0,295451</text:p>
          </table:table-cell>
          <table:table-cell office:value-type="float" office:value="-5.518529">
            <text:p>-5,518529</text:p>
          </table:table-cell>
          <table:table-cell table:number-columns-repeated="1019"/>
        </table:table-row>
        <table:table-row table:style-name="ro1">
          <table:table-cell office:value-type="float" office:value="332.443573">
            <text:p>332,443573</text:p>
          </table:table-cell>
          <table:table-cell office:value-type="float" office:value="-0.003236">
            <text:p>-0,003236</text:p>
          </table:table-cell>
          <table:table-cell office:value-type="float" office:value="-0.0032">
            <text:p>-0,0032</text:p>
          </table:table-cell>
          <table:table-cell office:value-type="float" office:value="0.299199">
            <text:p>0,299199</text:p>
          </table:table-cell>
          <table:table-cell office:value-type="float" office:value="-5.518529">
            <text:p>-5,518529</text:p>
          </table:table-cell>
          <table:table-cell table:number-columns-repeated="1019"/>
        </table:table-row>
        <table:table-row table:style-name="ro1">
          <table:table-cell office:value-type="float" office:value="332.443573">
            <text:p>332,443573</text:p>
          </table:table-cell>
          <table:table-cell office:value-type="float" office:value="-0.003236">
            <text:p>-0,003236</text:p>
          </table:table-cell>
          <table:table-cell office:value-type="float" office:value="-0.003201">
            <text:p>-0,003201</text:p>
          </table:table-cell>
          <table:table-cell office:value-type="float" office:value="0.299199">
            <text:p>0,299199</text:p>
          </table:table-cell>
          <table:table-cell office:value-type="float" office:value="-5.537647">
            <text:p>-5,537647</text:p>
          </table:table-cell>
          <table:table-cell table:number-columns-repeated="1019"/>
        </table:table-row>
        <table:table-row table:style-name="ro1">
          <table:table-cell office:value-type="float" office:value="332.443573">
            <text:p>332,443573</text:p>
          </table:table-cell>
          <table:table-cell office:value-type="float" office:value="-0.003235">
            <text:p>-0,003235</text:p>
          </table:table-cell>
          <table:table-cell office:value-type="float" office:value="-0.003197">
            <text:p>-0,003197</text:p>
          </table:table-cell>
          <table:table-cell office:value-type="float" office:value="0.299199">
            <text:p>0,299199</text:p>
          </table:table-cell>
          <table:table-cell office:value-type="float" office:value="-5.537647">
            <text:p>-5,537647</text:p>
          </table:table-cell>
          <table:table-cell table:number-columns-repeated="1019"/>
        </table:table-row>
        <table:table-row table:style-name="ro1">
          <table:table-cell office:value-type="float" office:value="333.831665">
            <text:p>333,831665</text:p>
          </table:table-cell>
          <table:table-cell office:value-type="float" office:value="-0.003236">
            <text:p>-0,003236</text:p>
          </table:table-cell>
          <table:table-cell office:value-type="float" office:value="-0.003201">
            <text:p>-0,003201</text:p>
          </table:table-cell>
          <table:table-cell office:value-type="float" office:value="0.300448">
            <text:p>0,300448</text:p>
          </table:table-cell>
          <table:table-cell office:value-type="float" office:value="-5.556765">
            <text:p>-5,556765</text:p>
          </table:table-cell>
          <table:table-cell table:number-columns-repeated="1019"/>
        </table:table-row>
        <table:table-row table:style-name="ro1">
          <table:table-cell office:value-type="float" office:value="333.831665">
            <text:p>333,831665</text:p>
          </table:table-cell>
          <table:table-cell office:value-type="float" office:value="-0.003236">
            <text:p>-0,003236</text:p>
          </table:table-cell>
          <table:table-cell office:value-type="float" office:value="-0.003201">
            <text:p>-0,003201</text:p>
          </table:table-cell>
          <table:table-cell office:value-type="float" office:value="0.300448">
            <text:p>0,300448</text:p>
          </table:table-cell>
          <table:table-cell office:value-type="float" office:value="-5.556765">
            <text:p>-5,556765</text:p>
          </table:table-cell>
          <table:table-cell table:number-columns-repeated="1019"/>
        </table:table-row>
        <table:table-row table:style-name="ro1">
          <table:table-cell office:value-type="float" office:value="333.137604">
            <text:p>333,137604</text:p>
          </table:table-cell>
          <table:table-cell office:value-type="float" office:value="-0.003235">
            <text:p>-0,003235</text:p>
          </table:table-cell>
          <table:table-cell office:value-type="float" office:value="-0.003202">
            <text:p>-0,003202</text:p>
          </table:table-cell>
          <table:table-cell office:value-type="float" office:value="0.299824">
            <text:p>0,299824</text:p>
          </table:table-cell>
          <table:table-cell office:value-type="float" office:value="-5.575588">
            <text:p>-5,575588</text:p>
          </table:table-cell>
          <table:table-cell table:number-columns-repeated="1019"/>
        </table:table-row>
        <table:table-row table:style-name="ro1">
          <table:table-cell office:value-type="float" office:value="333.137604">
            <text:p>333,137604</text:p>
          </table:table-cell>
          <table:table-cell office:value-type="float" office:value="-0.003238">
            <text:p>-0,003238</text:p>
          </table:table-cell>
          <table:table-cell office:value-type="float" office:value="-0.003201">
            <text:p>-0,003201</text:p>
          </table:table-cell>
          <table:table-cell office:value-type="float" office:value="0.299824">
            <text:p>0,299824</text:p>
          </table:table-cell>
          <table:table-cell office:value-type="float" office:value="-5.575588">
            <text:p>-5,575588</text:p>
          </table:table-cell>
          <table:table-cell table:number-columns-repeated="1019"/>
        </table:table-row>
        <table:table-row table:style-name="ro1">
          <table:table-cell office:value-type="float" office:value="334.525696">
            <text:p>334,525696</text:p>
          </table:table-cell>
          <table:table-cell office:value-type="float" office:value="-0.003235">
            <text:p>-0,003235</text:p>
          </table:table-cell>
          <table:table-cell office:value-type="float" office:value="-0.003203">
            <text:p>-0,003203</text:p>
          </table:table-cell>
          <table:table-cell office:value-type="float" office:value="0.301073">
            <text:p>0,301073</text:p>
          </table:table-cell>
          <table:table-cell office:value-type="float" office:value="-5.594706">
            <text:p>-5,594706</text:p>
          </table:table-cell>
          <table:table-cell table:number-columns-repeated="1019"/>
        </table:table-row>
        <table:table-row table:style-name="ro1">
          <table:table-cell office:value-type="float" office:value="334.525696">
            <text:p>334,525696</text:p>
          </table:table-cell>
          <table:table-cell office:value-type="float" office:value="-0.003237">
            <text:p>-0,003237</text:p>
          </table:table-cell>
          <table:table-cell office:value-type="float" office:value="-0.0032">
            <text:p>-0,0032</text:p>
          </table:table-cell>
          <table:table-cell office:value-type="float" office:value="0.301073">
            <text:p>0,301073</text:p>
          </table:table-cell>
          <table:table-cell office:value-type="float" office:value="-5.594706">
            <text:p>-5,594706</text:p>
          </table:table-cell>
          <table:table-cell table:number-columns-repeated="1019"/>
        </table:table-row>
        <table:table-row table:style-name="ro1">
          <table:table-cell office:value-type="float" office:value="335.219727">
            <text:p>335,219727</text:p>
          </table:table-cell>
          <table:table-cell office:value-type="float" office:value="-0.003235">
            <text:p>-0,003235</text:p>
          </table:table-cell>
          <table:table-cell office:value-type="float" office:value="-0.003202">
            <text:p>-0,003202</text:p>
          </table:table-cell>
          <table:table-cell office:value-type="float" office:value="0.301698">
            <text:p>0,301698</text:p>
          </table:table-cell>
          <table:table-cell office:value-type="float" office:value="-5.613823">
            <text:p>-5,613823</text:p>
          </table:table-cell>
          <table:table-cell table:number-columns-repeated="1019"/>
        </table:table-row>
        <table:table-row table:style-name="ro1">
          <table:table-cell office:value-type="float" office:value="335.219727">
            <text:p>335,219727</text:p>
          </table:table-cell>
          <table:table-cell office:value-type="float" office:value="-0.003237">
            <text:p>-0,003237</text:p>
          </table:table-cell>
          <table:table-cell office:value-type="float" office:value="-0.003202">
            <text:p>-0,003202</text:p>
          </table:table-cell>
          <table:table-cell office:value-type="float" office:value="0.301698">
            <text:p>0,301698</text:p>
          </table:table-cell>
          <table:table-cell office:value-type="float" office:value="-5.613823">
            <text:p>-5,613823</text:p>
          </table:table-cell>
          <table:table-cell table:number-columns-repeated="1019"/>
        </table:table-row>
        <table:table-row table:style-name="ro1">
          <table:table-cell office:value-type="float" office:value="336.607788">
            <text:p>336,607788</text:p>
          </table:table-cell>
          <table:table-cell office:value-type="float" office:value="-0.003236">
            <text:p>-0,003236</text:p>
          </table:table-cell>
          <table:table-cell office:value-type="float" office:value="-0.003201">
            <text:p>-0,003201</text:p>
          </table:table-cell>
          <table:table-cell office:value-type="float" office:value="0.302947">
            <text:p>0,302947</text:p>
          </table:table-cell>
          <table:table-cell office:value-type="float" office:value="-5.633529">
            <text:p>-5,633529</text:p>
          </table:table-cell>
          <table:table-cell table:number-columns-repeated="1019"/>
        </table:table-row>
        <table:table-row table:style-name="ro1">
          <table:table-cell office:value-type="float" office:value="336.607788">
            <text:p>336,607788</text:p>
          </table:table-cell>
          <table:table-cell office:value-type="float" office:value="-0.003236">
            <text:p>-0,003236</text:p>
          </table:table-cell>
          <table:table-cell office:value-type="float" office:value="-0.0032">
            <text:p>-0,0032</text:p>
          </table:table-cell>
          <table:table-cell office:value-type="float" office:value="0.302947">
            <text:p>0,302947</text:p>
          </table:table-cell>
          <table:table-cell office:value-type="float" office:value="-5.633529">
            <text:p>-5,633529</text:p>
          </table:table-cell>
          <table:table-cell table:number-columns-repeated="1019"/>
        </table:table-row>
        <table:table-row table:style-name="ro1">
          <table:table-cell office:value-type="float" office:value="337.99588">
            <text:p>337,99588</text:p>
          </table:table-cell>
          <table:table-cell office:value-type="float" office:value="-0.003237">
            <text:p>-0,003237</text:p>
          </table:table-cell>
          <table:table-cell office:value-type="float" office:value="-0.003202">
            <text:p>-0,003202</text:p>
          </table:table-cell>
          <table:table-cell office:value-type="float" office:value="0.304196">
            <text:p>0,304196</text:p>
          </table:table-cell>
          <table:table-cell office:value-type="float" office:value="-5.652647">
            <text:p>-5,652647</text:p>
          </table:table-cell>
          <table:table-cell table:number-columns-repeated="1019"/>
        </table:table-row>
        <table:table-row table:style-name="ro1">
          <table:table-cell office:value-type="float" office:value="337.99588">
            <text:p>337,99588</text:p>
          </table:table-cell>
          <table:table-cell office:value-type="float" office:value="-0.003236">
            <text:p>-0,003236</text:p>
          </table:table-cell>
          <table:table-cell office:value-type="float" office:value="-0.003201">
            <text:p>-0,003201</text:p>
          </table:table-cell>
          <table:table-cell office:value-type="float" office:value="0.304196">
            <text:p>0,304196</text:p>
          </table:table-cell>
          <table:table-cell office:value-type="float" office:value="-5.652647">
            <text:p>-5,652647</text:p>
          </table:table-cell>
          <table:table-cell table:number-columns-repeated="1019"/>
        </table:table-row>
        <table:table-row table:style-name="ro1">
          <table:table-cell office:value-type="float" office:value="338.689911">
            <text:p>338,689911</text:p>
          </table:table-cell>
          <table:table-cell office:value-type="float" office:value="-0.003235">
            <text:p>-0,003235</text:p>
          </table:table-cell>
          <table:table-cell office:value-type="float" office:value="-0.003201">
            <text:p>-0,003201</text:p>
          </table:table-cell>
          <table:table-cell office:value-type="float" office:value="0.304821">
            <text:p>0,304821</text:p>
          </table:table-cell>
          <table:table-cell office:value-type="float" office:value="-5.671471">
            <text:p>-5,671471</text:p>
          </table:table-cell>
          <table:table-cell table:number-columns-repeated="1019"/>
        </table:table-row>
        <table:table-row table:style-name="ro1">
          <table:table-cell office:value-type="float" office:value="338.689911">
            <text:p>338,689911</text:p>
          </table:table-cell>
          <table:table-cell office:value-type="float" office:value="-0.003236">
            <text:p>-0,003236</text:p>
          </table:table-cell>
          <table:table-cell office:value-type="float" office:value="-0.0032">
            <text:p>-0,0032</text:p>
          </table:table-cell>
          <table:table-cell office:value-type="float" office:value="0.304821">
            <text:p>0,304821</text:p>
          </table:table-cell>
          <table:table-cell office:value-type="float" office:value="-5.671471">
            <text:p>-5,671471</text:p>
          </table:table-cell>
          <table:table-cell table:number-columns-repeated="1019"/>
        </table:table-row>
        <table:table-row table:style-name="ro1">
          <table:table-cell office:value-type="float" office:value="337.99588">
            <text:p>337,99588</text:p>
          </table:table-cell>
          <table:table-cell office:value-type="float" office:value="-0.003235">
            <text:p>-0,003235</text:p>
          </table:table-cell>
          <table:table-cell office:value-type="float" office:value="-0.003202">
            <text:p>-0,003202</text:p>
          </table:table-cell>
          <table:table-cell office:value-type="float" office:value="0.304196">
            <text:p>0,304196</text:p>
          </table:table-cell>
          <table:table-cell office:value-type="float" office:value="-5.690882">
            <text:p>-5,690882</text:p>
          </table:table-cell>
          <table:table-cell table:number-columns-repeated="1019"/>
        </table:table-row>
        <table:table-row table:style-name="ro1">
          <table:table-cell office:value-type="float" office:value="337.99588">
            <text:p>337,99588</text:p>
          </table:table-cell>
          <table:table-cell office:value-type="float" office:value="-0.003236">
            <text:p>-0,003236</text:p>
          </table:table-cell>
          <table:table-cell office:value-type="float" office:value="-0.003201">
            <text:p>-0,003201</text:p>
          </table:table-cell>
          <table:table-cell office:value-type="float" office:value="0.304196">
            <text:p>0,304196</text:p>
          </table:table-cell>
          <table:table-cell office:value-type="float" office:value="-5.690882">
            <text:p>-5,690882</text:p>
          </table:table-cell>
          <table:table-cell table:number-columns-repeated="1019"/>
        </table:table-row>
        <table:table-row table:style-name="ro1">
          <table:table-cell office:value-type="float" office:value="339.383942">
            <text:p>339,383942</text:p>
          </table:table-cell>
          <table:table-cell office:value-type="float" office:value="-0.003236">
            <text:p>-0,003236</text:p>
          </table:table-cell>
          <table:table-cell office:value-type="float" office:value="-0.003202">
            <text:p>-0,003202</text:p>
          </table:table-cell>
          <table:table-cell office:value-type="float" office:value="0.305446">
            <text:p>0,305446</text:p>
          </table:table-cell>
          <table:table-cell office:value-type="float" office:value="-5.710294">
            <text:p>-5,710294</text:p>
          </table:table-cell>
          <table:table-cell table:number-columns-repeated="1019"/>
        </table:table-row>
        <table:table-row table:style-name="ro1">
          <table:table-cell office:value-type="float" office:value="339.383942">
            <text:p>339,383942</text:p>
          </table:table-cell>
          <table:table-cell office:value-type="float" office:value="-0.003237">
            <text:p>-0,003237</text:p>
          </table:table-cell>
          <table:table-cell office:value-type="float" office:value="-0.003201">
            <text:p>-0,003201</text:p>
          </table:table-cell>
          <table:table-cell office:value-type="float" office:value="0.305446">
            <text:p>0,305446</text:p>
          </table:table-cell>
          <table:table-cell office:value-type="float" office:value="-5.710294">
            <text:p>-5,710294</text:p>
          </table:table-cell>
          <table:table-cell table:number-columns-repeated="1019"/>
        </table:table-row>
        <table:table-row table:style-name="ro1">
          <table:table-cell office:value-type="float" office:value="340.077972">
            <text:p>340,077972</text:p>
          </table:table-cell>
          <table:table-cell office:value-type="float" office:value="-0.003237">
            <text:p>-0,003237</text:p>
          </table:table-cell>
          <table:table-cell office:value-type="float" office:value="-0.003198">
            <text:p>-0,003198</text:p>
          </table:table-cell>
          <table:table-cell office:value-type="float" office:value="0.30607">
            <text:p>0,30607</text:p>
          </table:table-cell>
          <table:table-cell office:value-type="float" office:value="-5.729412">
            <text:p>-5,729412</text:p>
          </table:table-cell>
          <table:table-cell table:number-columns-repeated="1019"/>
        </table:table-row>
        <table:table-row table:style-name="ro1">
          <table:table-cell office:value-type="float" office:value="340.077972">
            <text:p>340,077972</text:p>
          </table:table-cell>
          <table:table-cell office:value-type="float" office:value="-0.003236">
            <text:p>-0,003236</text:p>
          </table:table-cell>
          <table:table-cell office:value-type="float" office:value="-0.003202">
            <text:p>-0,003202</text:p>
          </table:table-cell>
          <table:table-cell office:value-type="float" office:value="0.30607">
            <text:p>0,30607</text:p>
          </table:table-cell>
          <table:table-cell office:value-type="float" office:value="-5.729412">
            <text:p>-5,729412</text:p>
          </table:table-cell>
          <table:table-cell table:number-columns-repeated="1019"/>
        </table:table-row>
        <table:table-row table:style-name="ro1">
          <table:table-cell office:value-type="float" office:value="340.772034">
            <text:p>340,772034</text:p>
          </table:table-cell>
          <table:table-cell office:value-type="float" office:value="-0.003238">
            <text:p>-0,003238</text:p>
          </table:table-cell>
          <table:table-cell office:value-type="float" office:value="-0.003198">
            <text:p>-0,003198</text:p>
          </table:table-cell>
          <table:table-cell office:value-type="float" office:value="0.306695">
            <text:p>0,306695</text:p>
          </table:table-cell>
          <table:table-cell office:value-type="float" office:value="-5.749118">
            <text:p>-5,749118</text:p>
          </table:table-cell>
          <table:table-cell table:number-columns-repeated="1019"/>
        </table:table-row>
        <table:table-row table:style-name="ro1">
          <table:table-cell office:value-type="float" office:value="340.772034">
            <text:p>340,772034</text:p>
          </table:table-cell>
          <table:table-cell office:value-type="float" office:value="-0.003235">
            <text:p>-0,003235</text:p>
          </table:table-cell>
          <table:table-cell office:value-type="float" office:value="-0.003201">
            <text:p>-0,003201</text:p>
          </table:table-cell>
          <table:table-cell office:value-type="float" office:value="0.306695">
            <text:p>0,306695</text:p>
          </table:table-cell>
          <table:table-cell office:value-type="float" office:value="-5.767353">
            <text:p>-5,767353</text:p>
          </table:table-cell>
          <table:table-cell table:number-columns-repeated="1019"/>
        </table:table-row>
        <table:table-row table:style-name="ro1">
          <table:table-cell office:value-type="float" office:value="342.160095">
            <text:p>342,160095</text:p>
          </table:table-cell>
          <table:table-cell office:value-type="float" office:value="-0.003232">
            <text:p>-0,003232</text:p>
          </table:table-cell>
          <table:table-cell office:value-type="float" office:value="-0.003201">
            <text:p>-0,003201</text:p>
          </table:table-cell>
          <table:table-cell office:value-type="float" office:value="0.307944">
            <text:p>0,307944</text:p>
          </table:table-cell>
          <table:table-cell office:value-type="float" office:value="-5.767353">
            <text:p>-5,767353</text:p>
          </table:table-cell>
          <table:table-cell table:number-columns-repeated="1019"/>
        </table:table-row>
        <table:table-row table:style-name="ro1">
          <table:table-cell office:value-type="float" office:value="342.160095">
            <text:p>342,160095</text:p>
          </table:table-cell>
          <table:table-cell office:value-type="float" office:value="-0.003236">
            <text:p>-0,003236</text:p>
          </table:table-cell>
          <table:table-cell office:value-type="float" office:value="-0.003202">
            <text:p>-0,003202</text:p>
          </table:table-cell>
          <table:table-cell office:value-type="float" office:value="0.307944">
            <text:p>0,307944</text:p>
          </table:table-cell>
          <table:table-cell office:value-type="float" office:value="-5.787059">
            <text:p>-5,787059</text:p>
          </table:table-cell>
          <table:table-cell table:number-columns-repeated="1019"/>
        </table:table-row>
        <table:table-row table:style-name="ro1">
          <table:table-cell office:value-type="float" office:value="342.160095">
            <text:p>342,160095</text:p>
          </table:table-cell>
          <table:table-cell office:value-type="float" office:value="-0.003235">
            <text:p>-0,003235</text:p>
          </table:table-cell>
          <table:table-cell office:value-type="float" office:value="-0.003203">
            <text:p>-0,003203</text:p>
          </table:table-cell>
          <table:table-cell office:value-type="float" office:value="0.307944">
            <text:p>0,307944</text:p>
          </table:table-cell>
          <table:table-cell office:value-type="float" office:value="-5.787059">
            <text:p>-5,787059</text:p>
          </table:table-cell>
          <table:table-cell table:number-columns-repeated="1019"/>
        </table:table-row>
        <table:table-row table:style-name="ro1">
          <table:table-cell office:value-type="float" office:value="342.854126">
            <text:p>342,854126</text:p>
          </table:table-cell>
          <table:table-cell office:value-type="float" office:value="-0.003236">
            <text:p>-0,003236</text:p>
          </table:table-cell>
          <table:table-cell office:value-type="float" office:value="-0.003202">
            <text:p>-0,003202</text:p>
          </table:table-cell>
          <table:table-cell office:value-type="float" office:value="0.308569">
            <text:p>0,308569</text:p>
          </table:table-cell>
          <table:table-cell office:value-type="float" office:value="-5.806177">
            <text:p>-5,806177</text:p>
          </table:table-cell>
          <table:table-cell table:number-columns-repeated="1019"/>
        </table:table-row>
        <table:table-row table:style-name="ro1">
          <table:table-cell office:value-type="float" office:value="342.854126">
            <text:p>342,854126</text:p>
          </table:table-cell>
          <table:table-cell office:value-type="float" office:value="-0.003237">
            <text:p>-0,003237</text:p>
          </table:table-cell>
          <table:table-cell office:value-type="float" office:value="-0.003202">
            <text:p>-0,003202</text:p>
          </table:table-cell>
          <table:table-cell office:value-type="float" office:value="0.308569">
            <text:p>0,308569</text:p>
          </table:table-cell>
          <table:table-cell office:value-type="float" office:value="-5.806177">
            <text:p>-5,806177</text:p>
          </table:table-cell>
          <table:table-cell table:number-columns-repeated="1019"/>
        </table:table-row>
        <table:table-row table:style-name="ro1">
          <table:table-cell office:value-type="float" office:value="343.548157">
            <text:p>343,548157</text:p>
          </table:table-cell>
          <table:table-cell office:value-type="float" office:value="-0.003233">
            <text:p>-0,003233</text:p>
          </table:table-cell>
          <table:table-cell office:value-type="float" office:value="-0.0032">
            <text:p>-0,0032</text:p>
          </table:table-cell>
          <table:table-cell office:value-type="float" office:value="0.309193">
            <text:p>0,309193</text:p>
          </table:table-cell>
          <table:table-cell office:value-type="float" office:value="-5.825">
            <text:p>-5,825</text:p>
          </table:table-cell>
          <table:table-cell table:number-columns-repeated="1019"/>
        </table:table-row>
        <table:table-row table:style-name="ro1">
          <table:table-cell office:value-type="float" office:value="343.548157">
            <text:p>343,548157</text:p>
          </table:table-cell>
          <table:table-cell office:value-type="float" office:value="-0.003237">
            <text:p>-0,003237</text:p>
          </table:table-cell>
          <table:table-cell office:value-type="float" office:value="-0.0032">
            <text:p>-0,0032</text:p>
          </table:table-cell>
          <table:table-cell office:value-type="float" office:value="0.309193">
            <text:p>0,309193</text:p>
          </table:table-cell>
          <table:table-cell office:value-type="float" office:value="-5.825">
            <text:p>-5,825</text:p>
          </table:table-cell>
          <table:table-cell table:number-columns-repeated="1019"/>
        </table:table-row>
        <table:table-row table:style-name="ro1">
          <table:table-cell office:value-type="float" office:value="345.63028">
            <text:p>345,63028</text:p>
          </table:table-cell>
          <table:table-cell office:value-type="float" office:value="-0.003233">
            <text:p>-0,003233</text:p>
          </table:table-cell>
          <table:table-cell office:value-type="float" office:value="-0.0032">
            <text:p>-0,0032</text:p>
          </table:table-cell>
          <table:table-cell office:value-type="float" office:value="0.311067">
            <text:p>0,311067</text:p>
          </table:table-cell>
          <table:table-cell office:value-type="float" office:value="-5.844706">
            <text:p>-5,844706</text:p>
          </table:table-cell>
          <table:table-cell table:number-columns-repeated="1019"/>
        </table:table-row>
        <table:table-row table:style-name="ro1">
          <table:table-cell office:value-type="float" office:value="345.63028">
            <text:p>345,63028</text:p>
          </table:table-cell>
          <table:table-cell office:value-type="float" office:value="-0.003236">
            <text:p>-0,003236</text:p>
          </table:table-cell>
          <table:table-cell office:value-type="float" office:value="-0.003202">
            <text:p>-0,003202</text:p>
          </table:table-cell>
          <table:table-cell office:value-type="float" office:value="0.311067">
            <text:p>0,311067</text:p>
          </table:table-cell>
          <table:table-cell office:value-type="float" office:value="-5.844706">
            <text:p>-5,844706</text:p>
          </table:table-cell>
          <table:table-cell table:number-columns-repeated="1019"/>
        </table:table-row>
        <table:table-row table:style-name="ro1">
          <table:table-cell office:value-type="float" office:value="346.32431">
            <text:p>346,32431</text:p>
          </table:table-cell>
          <table:table-cell office:value-type="float" office:value="-0.003236">
            <text:p>-0,003236</text:p>
          </table:table-cell>
          <table:table-cell office:value-type="float" office:value="-0.003202">
            <text:p>-0,003202</text:p>
          </table:table-cell>
          <table:table-cell office:value-type="float" office:value="0.311692">
            <text:p>0,311692</text:p>
          </table:table-cell>
          <table:table-cell office:value-type="float" office:value="-5.862941">
            <text:p>-5,862941</text:p>
          </table:table-cell>
          <table:table-cell table:number-columns-repeated="1019"/>
        </table:table-row>
        <table:table-row table:style-name="ro1">
          <table:table-cell office:value-type="float" office:value="346.32431">
            <text:p>346,32431</text:p>
          </table:table-cell>
          <table:table-cell office:value-type="float" office:value="-0.003236">
            <text:p>-0,003236</text:p>
          </table:table-cell>
          <table:table-cell office:value-type="float" office:value="-0.003202">
            <text:p>-0,003202</text:p>
          </table:table-cell>
          <table:table-cell office:value-type="float" office:value="0.311692">
            <text:p>0,311692</text:p>
          </table:table-cell>
          <table:table-cell office:value-type="float" office:value="-5.862941">
            <text:p>-5,862941</text:p>
          </table:table-cell>
          <table:table-cell table:number-columns-repeated="1019"/>
        </table:table-row>
        <table:table-row table:style-name="ro1">
          <table:table-cell office:value-type="float" office:value="347.018341">
            <text:p>347,018341</text:p>
          </table:table-cell>
          <table:table-cell office:value-type="float" office:value="-0.003237">
            <text:p>-0,003237</text:p>
          </table:table-cell>
          <table:table-cell office:value-type="float" office:value="-0.003201">
            <text:p>-0,003201</text:p>
          </table:table-cell>
          <table:table-cell office:value-type="float" office:value="0.312317">
            <text:p>0,312317</text:p>
          </table:table-cell>
          <table:table-cell office:value-type="float" office:value="-5.882941">
            <text:p>-5,882941</text:p>
          </table:table-cell>
          <table:table-cell table:number-columns-repeated="1019"/>
        </table:table-row>
        <table:table-row table:style-name="ro1">
          <table:table-cell office:value-type="float" office:value="347.018341">
            <text:p>347,018341</text:p>
          </table:table-cell>
          <table:table-cell office:value-type="float" office:value="-0.003236">
            <text:p>-0,003236</text:p>
          </table:table-cell>
          <table:table-cell office:value-type="float" office:value="-0.003201">
            <text:p>-0,003201</text:p>
          </table:table-cell>
          <table:table-cell office:value-type="float" office:value="0.312317">
            <text:p>0,312317</text:p>
          </table:table-cell>
          <table:table-cell office:value-type="float" office:value="-5.882941">
            <text:p>-5,882941</text:p>
          </table:table-cell>
          <table:table-cell table:number-columns-repeated="1019"/>
        </table:table-row>
        <table:table-row table:style-name="ro1">
          <table:table-cell office:value-type="float" office:value="349.100464">
            <text:p>349,100464</text:p>
          </table:table-cell>
          <table:table-cell office:value-type="float" office:value="-0.003236">
            <text:p>-0,003236</text:p>
          </table:table-cell>
          <table:table-cell office:value-type="float" office:value="-0.003201">
            <text:p>-0,003201</text:p>
          </table:table-cell>
          <table:table-cell office:value-type="float" office:value="0.31419">
            <text:p>0,31419</text:p>
          </table:table-cell>
          <table:table-cell office:value-type="float" office:value="-5.902059">
            <text:p>-5,902059</text:p>
          </table:table-cell>
          <table:table-cell table:number-columns-repeated="1019"/>
        </table:table-row>
        <table:table-row table:style-name="ro1">
          <table:table-cell office:value-type="float" office:value="349.100464">
            <text:p>349,100464</text:p>
          </table:table-cell>
          <table:table-cell office:value-type="float" office:value="-0.003233">
            <text:p>-0,003233</text:p>
          </table:table-cell>
          <table:table-cell office:value-type="float" office:value="-0.003202">
            <text:p>-0,003202</text:p>
          </table:table-cell>
          <table:table-cell office:value-type="float" office:value="0.31419">
            <text:p>0,31419</text:p>
          </table:table-cell>
          <table:table-cell office:value-type="float" office:value="-5.902059">
            <text:p>-5,902059</text:p>
          </table:table-cell>
          <table:table-cell table:number-columns-repeated="1019"/>
        </table:table-row>
        <table:table-row table:style-name="ro1">
          <table:table-cell office:value-type="float" office:value="349.794495">
            <text:p>349,794495</text:p>
          </table:table-cell>
          <table:table-cell office:value-type="float" office:value="-0.003235">
            <text:p>-0,003235</text:p>
          </table:table-cell>
          <table:table-cell office:value-type="float" office:value="-0.003202">
            <text:p>-0,003202</text:p>
          </table:table-cell>
          <table:table-cell office:value-type="float" office:value="0.314815">
            <text:p>0,314815</text:p>
          </table:table-cell>
          <table:table-cell office:value-type="float" office:value="-5.920882">
            <text:p>-5,920882</text:p>
          </table:table-cell>
          <table:table-cell table:number-columns-repeated="1019"/>
        </table:table-row>
        <table:table-row table:style-name="ro1">
          <table:table-cell office:value-type="float" office:value="349.794495">
            <text:p>349,794495</text:p>
          </table:table-cell>
          <table:table-cell office:value-type="float" office:value="-0.003236">
            <text:p>-0,003236</text:p>
          </table:table-cell>
          <table:table-cell office:value-type="float" office:value="-0.003201">
            <text:p>-0,003201</text:p>
          </table:table-cell>
          <table:table-cell office:value-type="float" office:value="0.314815">
            <text:p>0,314815</text:p>
          </table:table-cell>
          <table:table-cell office:value-type="float" office:value="-5.920882">
            <text:p>-5,920882</text:p>
          </table:table-cell>
          <table:table-cell table:number-columns-repeated="1019"/>
        </table:table-row>
        <table:table-row table:style-name="ro1">
          <table:table-cell office:value-type="float" office:value="349.100464">
            <text:p>349,100464</text:p>
          </table:table-cell>
          <table:table-cell office:value-type="float" office:value="-0.003233">
            <text:p>-0,003233</text:p>
          </table:table-cell>
          <table:table-cell office:value-type="float" office:value="-0.003201">
            <text:p>-0,003201</text:p>
          </table:table-cell>
          <table:table-cell office:value-type="float" office:value="0.31419">
            <text:p>0,31419</text:p>
          </table:table-cell>
          <table:table-cell office:value-type="float" office:value="-5.940294">
            <text:p>-5,940294</text:p>
          </table:table-cell>
          <table:table-cell table:number-columns-repeated="1019"/>
        </table:table-row>
        <table:table-row table:style-name="ro1">
          <table:table-cell office:value-type="float" office:value="349.100464">
            <text:p>349,100464</text:p>
          </table:table-cell>
          <table:table-cell office:value-type="float" office:value="-0.003233">
            <text:p>-0,003233</text:p>
          </table:table-cell>
          <table:table-cell office:value-type="float" office:value="-0.0032">
            <text:p>-0,0032</text:p>
          </table:table-cell>
          <table:table-cell office:value-type="float" office:value="0.31419">
            <text:p>0,31419</text:p>
          </table:table-cell>
          <table:table-cell office:value-type="float" office:value="-5.940294">
            <text:p>-5,940294</text:p>
          </table:table-cell>
          <table:table-cell table:number-columns-repeated="1019"/>
        </table:table-row>
        <table:table-row table:style-name="ro1">
          <table:table-cell office:value-type="float" office:value="348.406433">
            <text:p>348,406433</text:p>
          </table:table-cell>
          <table:table-cell office:value-type="float" office:value="-0.003236">
            <text:p>-0,003236</text:p>
          </table:table-cell>
          <table:table-cell office:value-type="float" office:value="-0.003201">
            <text:p>-0,003201</text:p>
          </table:table-cell>
          <table:table-cell office:value-type="float" office:value="0.313566">
            <text:p>0,313566</text:p>
          </table:table-cell>
          <table:table-cell office:value-type="float" office:value="-5.960882">
            <text:p>-5,960882</text:p>
          </table:table-cell>
          <table:table-cell table:number-columns-repeated="1019"/>
        </table:table-row>
        <table:table-row table:style-name="ro1">
          <table:table-cell office:value-type="float" office:value="348.406433">
            <text:p>348,406433</text:p>
          </table:table-cell>
          <table:table-cell office:value-type="float" office:value="-0.003235">
            <text:p>-0,003235</text:p>
          </table:table-cell>
          <table:table-cell office:value-type="float" office:value="-0.003201">
            <text:p>-0,003201</text:p>
          </table:table-cell>
          <table:table-cell office:value-type="float" office:value="0.313566">
            <text:p>0,313566</text:p>
          </table:table-cell>
          <table:table-cell office:value-type="float" office:value="-5.960882">
            <text:p>-5,960882</text:p>
          </table:table-cell>
          <table:table-cell table:number-columns-repeated="1019"/>
        </table:table-row>
        <table:table-row table:style-name="ro1">
          <table:table-cell office:value-type="float" office:value="349.794495">
            <text:p>349,794495</text:p>
          </table:table-cell>
          <table:table-cell office:value-type="float" office:value="-0.003235">
            <text:p>-0,003235</text:p>
          </table:table-cell>
          <table:table-cell office:value-type="float" office:value="-0.0032">
            <text:p>-0,0032</text:p>
          </table:table-cell>
          <table:table-cell office:value-type="float" office:value="0.314815">
            <text:p>0,314815</text:p>
          </table:table-cell>
          <table:table-cell office:value-type="float" office:value="-5.980294">
            <text:p>-5,980294</text:p>
          </table:table-cell>
          <table:table-cell table:number-columns-repeated="1019"/>
        </table:table-row>
        <table:table-row table:style-name="ro1">
          <table:table-cell office:value-type="float" office:value="349.794495">
            <text:p>349,794495</text:p>
          </table:table-cell>
          <table:table-cell office:value-type="float" office:value="-0.003233">
            <text:p>-0,003233</text:p>
          </table:table-cell>
          <table:table-cell office:value-type="float" office:value="-0.003202">
            <text:p>-0,003202</text:p>
          </table:table-cell>
          <table:table-cell office:value-type="float" office:value="0.314815">
            <text:p>0,314815</text:p>
          </table:table-cell>
          <table:table-cell office:value-type="float" office:value="-5.980294">
            <text:p>-5,980294</text:p>
          </table:table-cell>
          <table:table-cell table:number-columns-repeated="1019"/>
        </table:table-row>
        <table:table-row table:style-name="ro1">
          <table:table-cell office:value-type="float" office:value="349.794495">
            <text:p>349,794495</text:p>
          </table:table-cell>
          <table:table-cell office:value-type="float" office:value="-0.003236">
            <text:p>-0,003236</text:p>
          </table:table-cell>
          <table:table-cell office:value-type="float" office:value="-0.003198">
            <text:p>-0,003198</text:p>
          </table:table-cell>
          <table:table-cell office:value-type="float" office:value="0.314815">
            <text:p>0,314815</text:p>
          </table:table-cell>
          <table:table-cell office:value-type="float" office:value="-5.999118">
            <text:p>-5,999118</text:p>
          </table:table-cell>
          <table:table-cell table:number-columns-repeated="1019"/>
        </table:table-row>
        <table:table-row table:style-name="ro1">
          <table:table-cell office:value-type="float" office:value="349.794495">
            <text:p>349,794495</text:p>
          </table:table-cell>
          <table:table-cell office:value-type="float" office:value="-0.003235">
            <text:p>-0,003235</text:p>
          </table:table-cell>
          <table:table-cell office:value-type="float" office:value="-0.003202">
            <text:p>-0,003202</text:p>
          </table:table-cell>
          <table:table-cell office:value-type="float" office:value="0.314815">
            <text:p>0,314815</text:p>
          </table:table-cell>
          <table:table-cell office:value-type="float" office:value="-6.017353">
            <text:p>-6,017353</text:p>
          </table:table-cell>
          <table:table-cell table:number-columns-repeated="1019"/>
        </table:table-row>
        <table:table-row table:style-name="ro1">
          <table:table-cell office:value-type="float" office:value="352.570648">
            <text:p>352,570648</text:p>
          </table:table-cell>
          <table:table-cell office:value-type="float" office:value="-0.003233">
            <text:p>-0,003233</text:p>
          </table:table-cell>
          <table:table-cell office:value-type="float" office:value="-0.003203">
            <text:p>-0,003203</text:p>
          </table:table-cell>
          <table:table-cell office:value-type="float" office:value="0.317314">
            <text:p>0,317314</text:p>
          </table:table-cell>
          <table:table-cell office:value-type="float" office:value="-6.017353">
            <text:p>-6,017353</text:p>
          </table:table-cell>
          <table:table-cell table:number-columns-repeated="1019"/>
        </table:table-row>
        <table:table-row table:style-name="ro1">
          <table:table-cell office:value-type="float" office:value="352.570648">
            <text:p>352,570648</text:p>
          </table:table-cell>
          <table:table-cell office:value-type="float" office:value="-0.003235">
            <text:p>-0,003235</text:p>
          </table:table-cell>
          <table:table-cell office:value-type="float" office:value="-0.003201">
            <text:p>-0,003201</text:p>
          </table:table-cell>
          <table:table-cell office:value-type="float" office:value="0.317314">
            <text:p>0,317314</text:p>
          </table:table-cell>
          <table:table-cell office:value-type="float" office:value="-6.037059">
            <text:p>-6,037059</text:p>
          </table:table-cell>
          <table:table-cell table:number-columns-repeated="1019"/>
        </table:table-row>
        <table:table-row table:style-name="ro1">
          <table:table-cell office:value-type="float" office:value="351.876617">
            <text:p>351,876617</text:p>
          </table:table-cell>
          <table:table-cell office:value-type="float" office:value="-0.003237">
            <text:p>-0,003237</text:p>
          </table:table-cell>
          <table:table-cell office:value-type="float" office:value="-0.003201">
            <text:p>-0,003201</text:p>
          </table:table-cell>
          <table:table-cell office:value-type="float" office:value="0.316689">
            <text:p>0,316689</text:p>
          </table:table-cell>
          <table:table-cell office:value-type="float" office:value="-6.037059">
            <text:p>-6,037059</text:p>
          </table:table-cell>
          <table:table-cell table:number-columns-repeated="1019"/>
        </table:table-row>
        <table:table-row table:style-name="ro1">
          <table:table-cell office:value-type="float" office:value="353.264679">
            <text:p>353,264679</text:p>
          </table:table-cell>
          <table:table-cell office:value-type="float" office:value="-0.003233">
            <text:p>-0,003233</text:p>
          </table:table-cell>
          <table:table-cell office:value-type="float" office:value="-0.003201">
            <text:p>-0,003201</text:p>
          </table:table-cell>
          <table:table-cell office:value-type="float" office:value="0.317938">
            <text:p>0,317938</text:p>
          </table:table-cell>
          <table:table-cell office:value-type="float" office:value="-6.056177">
            <text:p>-6,056177</text:p>
          </table:table-cell>
          <table:table-cell table:number-columns-repeated="1019"/>
        </table:table-row>
        <table:table-row table:style-name="ro1">
          <table:table-cell office:value-type="float" office:value="353.264679">
            <text:p>353,264679</text:p>
          </table:table-cell>
          <table:table-cell office:value-type="float" office:value="-0.003236">
            <text:p>-0,003236</text:p>
          </table:table-cell>
          <table:table-cell office:value-type="float" office:value="-0.003202">
            <text:p>-0,003202</text:p>
          </table:table-cell>
          <table:table-cell office:value-type="float" office:value="0.317938">
            <text:p>0,317938</text:p>
          </table:table-cell>
          <table:table-cell office:value-type="float" office:value="-6.056177">
            <text:p>-6,056177</text:p>
          </table:table-cell>
          <table:table-cell table:number-columns-repeated="1019"/>
        </table:table-row>
        <table:table-row table:style-name="ro1">
          <table:table-cell office:value-type="float" office:value="353.264679">
            <text:p>353,264679</text:p>
          </table:table-cell>
          <table:table-cell office:value-type="float" office:value="-0.003233">
            <text:p>-0,003233</text:p>
          </table:table-cell>
          <table:table-cell office:value-type="float" office:value="-0.003201">
            <text:p>-0,003201</text:p>
          </table:table-cell>
          <table:table-cell office:value-type="float" office:value="0.317938">
            <text:p>0,317938</text:p>
          </table:table-cell>
          <table:table-cell office:value-type="float" office:value="-6.075294">
            <text:p>-6,075294</text:p>
          </table:table-cell>
          <table:table-cell table:number-columns-repeated="1019"/>
        </table:table-row>
        <table:table-row table:style-name="ro1">
          <table:table-cell office:value-type="float" office:value="353.264679">
            <text:p>353,264679</text:p>
          </table:table-cell>
          <table:table-cell office:value-type="float" office:value="-0.003233">
            <text:p>-0,003233</text:p>
          </table:table-cell>
          <table:table-cell office:value-type="float" office:value="-0.003202">
            <text:p>-0,003202</text:p>
          </table:table-cell>
          <table:table-cell office:value-type="float" office:value="0.317938">
            <text:p>0,317938</text:p>
          </table:table-cell>
          <table:table-cell office:value-type="float" office:value="-6.075294">
            <text:p>-6,075294</text:p>
          </table:table-cell>
          <table:table-cell table:number-columns-repeated="1019"/>
        </table:table-row>
        <table:table-row table:style-name="ro1">
          <table:table-cell office:value-type="float" office:value="354.65274">
            <text:p>354,65274</text:p>
          </table:table-cell>
          <table:table-cell office:value-type="float" office:value="-0.003235">
            <text:p>-0,003235</text:p>
          </table:table-cell>
          <table:table-cell office:value-type="float" office:value="-0.003201">
            <text:p>-0,003201</text:p>
          </table:table-cell>
          <table:table-cell office:value-type="float" office:value="0.319187">
            <text:p>0,319187</text:p>
          </table:table-cell>
          <table:table-cell office:value-type="float" office:value="-6.093823">
            <text:p>-6,093823</text:p>
          </table:table-cell>
          <table:table-cell table:number-columns-repeated="1019"/>
        </table:table-row>
        <table:table-row table:style-name="ro1">
          <table:table-cell office:value-type="float" office:value="354.65274">
            <text:p>354,65274</text:p>
          </table:table-cell>
          <table:table-cell office:value-type="float" office:value="-0.003236">
            <text:p>-0,003236</text:p>
          </table:table-cell>
          <table:table-cell office:value-type="float" office:value="-0.003201">
            <text:p>-0,003201</text:p>
          </table:table-cell>
          <table:table-cell office:value-type="float" office:value="0.319187">
            <text:p>0,319187</text:p>
          </table:table-cell>
          <table:table-cell office:value-type="float" office:value="-6.093823">
            <text:p>-6,093823</text:p>
          </table:table-cell>
          <table:table-cell table:number-columns-repeated="1019"/>
        </table:table-row>
        <table:table-row table:style-name="ro1">
          <table:table-cell office:value-type="float" office:value="353.95871">
            <text:p>353,95871</text:p>
          </table:table-cell>
          <table:table-cell office:value-type="float" office:value="-0.003236">
            <text:p>-0,003236</text:p>
          </table:table-cell>
          <table:table-cell office:value-type="float" office:value="-0.003201">
            <text:p>-0,003201</text:p>
          </table:table-cell>
          <table:table-cell office:value-type="float" office:value="0.318563">
            <text:p>0,318563</text:p>
          </table:table-cell>
          <table:table-cell office:value-type="float" office:value="-6.113529">
            <text:p>-6,113529</text:p>
          </table:table-cell>
          <table:table-cell table:number-columns-repeated="1019"/>
        </table:table-row>
        <table:table-row table:style-name="ro1">
          <table:table-cell office:value-type="float" office:value="353.95871">
            <text:p>353,95871</text:p>
          </table:table-cell>
          <table:table-cell office:value-type="float" office:value="-0.003235">
            <text:p>-0,003235</text:p>
          </table:table-cell>
          <table:table-cell office:value-type="float" office:value="-0.003201">
            <text:p>-0,003201</text:p>
          </table:table-cell>
          <table:table-cell office:value-type="float" office:value="0.318563">
            <text:p>0,318563</text:p>
          </table:table-cell>
          <table:table-cell office:value-type="float" office:value="-6.113529">
            <text:p>-6,113529</text:p>
          </table:table-cell>
          <table:table-cell table:number-columns-repeated="1019"/>
        </table:table-row>
        <table:table-row table:style-name="ro1">
          <table:table-cell office:value-type="float" office:value="355.346802">
            <text:p>355,346802</text:p>
          </table:table-cell>
          <table:table-cell office:value-type="float" office:value="-0.003235">
            <text:p>-0,003235</text:p>
          </table:table-cell>
          <table:table-cell office:value-type="float" office:value="-0.003202">
            <text:p>-0,003202</text:p>
          </table:table-cell>
          <table:table-cell office:value-type="float" office:value="0.319812">
            <text:p>0,319812</text:p>
          </table:table-cell>
          <table:table-cell office:value-type="float" office:value="-6.132059">
            <text:p>-6,132059</text:p>
          </table:table-cell>
          <table:table-cell table:number-columns-repeated="1019"/>
        </table:table-row>
        <table:table-row table:style-name="ro1">
          <table:table-cell office:value-type="float" office:value="355.346802">
            <text:p>355,346802</text:p>
          </table:table-cell>
          <table:table-cell office:value-type="float" office:value="-0.003237">
            <text:p>-0,003237</text:p>
          </table:table-cell>
          <table:table-cell office:value-type="float" office:value="-0.003201">
            <text:p>-0,003201</text:p>
          </table:table-cell>
          <table:table-cell office:value-type="float" office:value="0.319812">
            <text:p>0,319812</text:p>
          </table:table-cell>
          <table:table-cell office:value-type="float" office:value="-6.132059">
            <text:p>-6,132059</text:p>
          </table:table-cell>
          <table:table-cell table:number-columns-repeated="1019"/>
        </table:table-row>
        <table:table-row table:style-name="ro1">
          <table:table-cell office:value-type="float" office:value="356.040833">
            <text:p>356,040833</text:p>
          </table:table-cell>
          <table:table-cell office:value-type="float" office:value="-0.003235">
            <text:p>-0,003235</text:p>
          </table:table-cell>
          <table:table-cell office:value-type="float" office:value="-0.0032">
            <text:p>-0,0032</text:p>
          </table:table-cell>
          <table:table-cell office:value-type="float" office:value="0.320437">
            <text:p>0,320437</text:p>
          </table:table-cell>
          <table:table-cell office:value-type="float" office:value="-6.151765">
            <text:p>-6,151765</text:p>
          </table:table-cell>
          <table:table-cell table:number-columns-repeated="1019"/>
        </table:table-row>
        <table:table-row table:style-name="ro1">
          <table:table-cell office:value-type="float" office:value="356.040833">
            <text:p>356,040833</text:p>
          </table:table-cell>
          <table:table-cell office:value-type="float" office:value="-0.003236">
            <text:p>-0,003236</text:p>
          </table:table-cell>
          <table:table-cell office:value-type="float" office:value="-0.0032">
            <text:p>-0,0032</text:p>
          </table:table-cell>
          <table:table-cell office:value-type="float" office:value="0.320437">
            <text:p>0,320437</text:p>
          </table:table-cell>
          <table:table-cell office:value-type="float" office:value="-6.151765">
            <text:p>-6,151765</text:p>
          </table:table-cell>
          <table:table-cell table:number-columns-repeated="1019"/>
        </table:table-row>
        <table:table-row table:style-name="ro1">
          <table:table-cell office:value-type="float" office:value="355.346802">
            <text:p>355,346802</text:p>
          </table:table-cell>
          <table:table-cell office:value-type="float" office:value="-0.003235">
            <text:p>-0,003235</text:p>
          </table:table-cell>
          <table:table-cell office:value-type="float" office:value="-0.0032">
            <text:p>-0,0032</text:p>
          </table:table-cell>
          <table:table-cell office:value-type="float" office:value="0.319812">
            <text:p>0,319812</text:p>
          </table:table-cell>
          <table:table-cell office:value-type="float" office:value="-6.171176">
            <text:p>-6,171176</text:p>
          </table:table-cell>
          <table:table-cell table:number-columns-repeated="1019"/>
        </table:table-row>
        <table:table-row table:style-name="ro1">
          <table:table-cell office:value-type="float" office:value="355.346802">
            <text:p>355,346802</text:p>
          </table:table-cell>
          <table:table-cell office:value-type="float" office:value="-0.003236">
            <text:p>-0,003236</text:p>
          </table:table-cell>
          <table:table-cell office:value-type="float" office:value="-0.003201">
            <text:p>-0,003201</text:p>
          </table:table-cell>
          <table:table-cell office:value-type="float" office:value="0.319812">
            <text:p>0,319812</text:p>
          </table:table-cell>
          <table:table-cell office:value-type="float" office:value="-6.171176">
            <text:p>-6,171176</text:p>
          </table:table-cell>
          <table:table-cell table:number-columns-repeated="1019"/>
        </table:table-row>
        <table:table-row table:style-name="ro1">
          <table:table-cell office:value-type="float" office:value="356.040833">
            <text:p>356,040833</text:p>
          </table:table-cell>
          <table:table-cell office:value-type="float" office:value="-0.003235">
            <text:p>-0,003235</text:p>
          </table:table-cell>
          <table:table-cell office:value-type="float" office:value="-0.003202">
            <text:p>-0,003202</text:p>
          </table:table-cell>
          <table:table-cell office:value-type="float" office:value="0.320437">
            <text:p>0,320437</text:p>
          </table:table-cell>
          <table:table-cell office:value-type="float" office:value="-6.190294">
            <text:p>-6,190294</text:p>
          </table:table-cell>
          <table:table-cell table:number-columns-repeated="1019"/>
        </table:table-row>
        <table:table-row table:style-name="ro1">
          <table:table-cell office:value-type="float" office:value="356.040833">
            <text:p>356,040833</text:p>
          </table:table-cell>
          <table:table-cell office:value-type="float" office:value="-0.003236">
            <text:p>-0,003236</text:p>
          </table:table-cell>
          <table:table-cell office:value-type="float" office:value="-0.003201">
            <text:p>-0,003201</text:p>
          </table:table-cell>
          <table:table-cell office:value-type="float" office:value="0.320437">
            <text:p>0,320437</text:p>
          </table:table-cell>
          <table:table-cell office:value-type="float" office:value="-6.190294">
            <text:p>-6,190294</text:p>
          </table:table-cell>
          <table:table-cell table:number-columns-repeated="1019"/>
        </table:table-row>
        <table:table-row table:style-name="ro1">
          <table:table-cell office:value-type="float" office:value="358.122925">
            <text:p>358,122925</text:p>
          </table:table-cell>
          <table:table-cell office:value-type="float" office:value="-0.003235">
            <text:p>-0,003235</text:p>
          </table:table-cell>
          <table:table-cell office:value-type="float" office:value="-0.003201">
            <text:p>-0,003201</text:p>
          </table:table-cell>
          <table:table-cell office:value-type="float" office:value="0.322311">
            <text:p>0,322311</text:p>
          </table:table-cell>
          <table:table-cell office:value-type="float" office:value="-6.210294">
            <text:p>-6,210294</text:p>
          </table:table-cell>
          <table:table-cell table:number-columns-repeated="1019"/>
        </table:table-row>
        <table:table-row table:style-name="ro1">
          <table:table-cell office:value-type="float" office:value="358.122925">
            <text:p>358,122925</text:p>
          </table:table-cell>
          <table:table-cell office:value-type="float" office:value="-0.003235">
            <text:p>-0,003235</text:p>
          </table:table-cell>
          <table:table-cell office:value-type="float" office:value="-0.003202">
            <text:p>-0,003202</text:p>
          </table:table-cell>
          <table:table-cell office:value-type="float" office:value="0.322311">
            <text:p>0,322311</text:p>
          </table:table-cell>
          <table:table-cell office:value-type="float" office:value="-6.210294">
            <text:p>-6,210294</text:p>
          </table:table-cell>
          <table:table-cell table:number-columns-repeated="1019"/>
        </table:table-row>
        <table:table-row table:style-name="ro1">
          <table:table-cell office:value-type="float" office:value="360.205048">
            <text:p>360,205048</text:p>
          </table:table-cell>
          <table:table-cell office:value-type="float" office:value="-0.003233">
            <text:p>-0,003233</text:p>
          </table:table-cell>
          <table:table-cell office:value-type="float" office:value="-0.0032">
            <text:p>-0,0032</text:p>
          </table:table-cell>
          <table:table-cell office:value-type="float" office:value="0.324185">
            <text:p>0,324185</text:p>
          </table:table-cell>
          <table:table-cell office:value-type="float" office:value="-6.228824">
            <text:p>-6,228824</text:p>
          </table:table-cell>
          <table:table-cell table:number-columns-repeated="1019"/>
        </table:table-row>
        <table:table-row table:style-name="ro1">
          <table:table-cell office:value-type="float" office:value="360.205048">
            <text:p>360,205048</text:p>
          </table:table-cell>
          <table:table-cell office:value-type="float" office:value="-0.003233">
            <text:p>-0,003233</text:p>
          </table:table-cell>
          <table:table-cell office:value-type="float" office:value="-0.0032">
            <text:p>-0,0032</text:p>
          </table:table-cell>
          <table:table-cell office:value-type="float" office:value="0.324185">
            <text:p>0,324185</text:p>
          </table:table-cell>
          <table:table-cell office:value-type="float" office:value="-6.247647">
            <text:p>-6,247647</text:p>
          </table:table-cell>
          <table:table-cell table:number-columns-repeated="1019"/>
        </table:table-row>
        <table:table-row table:style-name="ro1">
          <table:table-cell office:value-type="float" office:value="360.205048">
            <text:p>360,205048</text:p>
          </table:table-cell>
          <table:table-cell office:value-type="float" office:value="-0.003237">
            <text:p>-0,003237</text:p>
          </table:table-cell>
          <table:table-cell office:value-type="float" office:value="-0.003202">
            <text:p>-0,003202</text:p>
          </table:table-cell>
          <table:table-cell office:value-type="float" office:value="0.324185">
            <text:p>0,324185</text:p>
          </table:table-cell>
          <table:table-cell office:value-type="float" office:value="-6.247647">
            <text:p>-6,247647</text:p>
          </table:table-cell>
          <table:table-cell table:number-columns-repeated="1019"/>
        </table:table-row>
        <table:table-row table:style-name="ro1">
          <table:table-cell office:value-type="float" office:value="360.899078">
            <text:p>360,899078</text:p>
          </table:table-cell>
          <table:table-cell office:value-type="float" office:value="-0.003236">
            <text:p>-0,003236</text:p>
          </table:table-cell>
          <table:table-cell office:value-type="float" office:value="-0.0032">
            <text:p>-0,0032</text:p>
          </table:table-cell>
          <table:table-cell office:value-type="float" office:value="0.324809">
            <text:p>0,324809</text:p>
          </table:table-cell>
          <table:table-cell office:value-type="float" office:value="-6.26647">
            <text:p>-6,26647</text:p>
          </table:table-cell>
          <table:table-cell table:number-columns-repeated="1019"/>
        </table:table-row>
        <table:table-row table:style-name="ro1">
          <table:table-cell office:value-type="float" office:value="360.899078">
            <text:p>360,899078</text:p>
          </table:table-cell>
          <table:table-cell office:value-type="float" office:value="-0.003233">
            <text:p>-0,003233</text:p>
          </table:table-cell>
          <table:table-cell office:value-type="float" office:value="-0.003201">
            <text:p>-0,003201</text:p>
          </table:table-cell>
          <table:table-cell office:value-type="float" office:value="0.324809">
            <text:p>0,324809</text:p>
          </table:table-cell>
          <table:table-cell office:value-type="float" office:value="-6.26647">
            <text:p>-6,26647</text:p>
          </table:table-cell>
          <table:table-cell table:number-columns-repeated="1019"/>
        </table:table-row>
        <table:table-row table:style-name="ro1">
          <table:table-cell office:value-type="float" office:value="360.899078">
            <text:p>360,899078</text:p>
          </table:table-cell>
          <table:table-cell office:value-type="float" office:value="-0.003233">
            <text:p>-0,003233</text:p>
          </table:table-cell>
          <table:table-cell office:value-type="float" office:value="-0.003201">
            <text:p>-0,003201</text:p>
          </table:table-cell>
          <table:table-cell office:value-type="float" office:value="0.324809">
            <text:p>0,324809</text:p>
          </table:table-cell>
          <table:table-cell office:value-type="float" office:value="-6.285588">
            <text:p>-6,285588</text:p>
          </table:table-cell>
          <table:table-cell table:number-columns-repeated="1019"/>
        </table:table-row>
        <table:table-row table:style-name="ro1">
          <table:table-cell office:value-type="float" office:value="360.899078">
            <text:p>360,899078</text:p>
          </table:table-cell>
          <table:table-cell office:value-type="float" office:value="-0.003235">
            <text:p>-0,003235</text:p>
          </table:table-cell>
          <table:table-cell office:value-type="float" office:value="-0.003202">
            <text:p>-0,003202</text:p>
          </table:table-cell>
          <table:table-cell office:value-type="float" office:value="0.324809">
            <text:p>0,324809</text:p>
          </table:table-cell>
          <table:table-cell office:value-type="float" office:value="-6.285588">
            <text:p>-6,285588</text:p>
          </table:table-cell>
          <table:table-cell table:number-columns-repeated="1019"/>
        </table:table-row>
        <table:table-row table:style-name="ro1">
          <table:table-cell office:value-type="float" office:value="360.899078">
            <text:p>360,899078</text:p>
          </table:table-cell>
          <table:table-cell office:value-type="float" office:value="-0.003235">
            <text:p>-0,003235</text:p>
          </table:table-cell>
          <table:table-cell office:value-type="float" office:value="-0.0032">
            <text:p>-0,0032</text:p>
          </table:table-cell>
          <table:table-cell office:value-type="float" office:value="0.324809">
            <text:p>0,324809</text:p>
          </table:table-cell>
          <table:table-cell office:value-type="float" office:value="-6.305294">
            <text:p>-6,305294</text:p>
          </table:table-cell>
          <table:table-cell table:number-columns-repeated="1019"/>
        </table:table-row>
        <table:table-row table:style-name="ro1">
          <table:table-cell office:value-type="float" office:value="360.899078">
            <text:p>360,899078</text:p>
          </table:table-cell>
          <table:table-cell office:value-type="float" office:value="-0.003239">
            <text:p>-0,003239</text:p>
          </table:table-cell>
          <table:table-cell office:value-type="float" office:value="-0.003202">
            <text:p>-0,003202</text:p>
          </table:table-cell>
          <table:table-cell office:value-type="float" office:value="0.324809">
            <text:p>0,324809</text:p>
          </table:table-cell>
          <table:table-cell office:value-type="float" office:value="-6.305294">
            <text:p>-6,305294</text:p>
          </table:table-cell>
          <table:table-cell table:number-columns-repeated="1019"/>
        </table:table-row>
        <table:table-row table:style-name="ro1">
          <table:table-cell office:value-type="float" office:value="360.899078">
            <text:p>360,899078</text:p>
          </table:table-cell>
          <table:table-cell office:value-type="float" office:value="-0.003236">
            <text:p>-0,003236</text:p>
          </table:table-cell>
          <table:table-cell office:value-type="float" office:value="-0.003201">
            <text:p>-0,003201</text:p>
          </table:table-cell>
          <table:table-cell office:value-type="float" office:value="0.324809">
            <text:p>0,324809</text:p>
          </table:table-cell>
          <table:table-cell office:value-type="float" office:value="-6.324412">
            <text:p>-6,324412</text:p>
          </table:table-cell>
          <table:table-cell table:number-columns-repeated="1019"/>
        </table:table-row>
        <table:table-row table:style-name="ro1">
          <table:table-cell office:value-type="float" office:value="360.899078">
            <text:p>360,899078</text:p>
          </table:table-cell>
          <table:table-cell office:value-type="float" office:value="-0.003238">
            <text:p>-0,003238</text:p>
          </table:table-cell>
          <table:table-cell office:value-type="float" office:value="-0.003202">
            <text:p>-0,003202</text:p>
          </table:table-cell>
          <table:table-cell office:value-type="float" office:value="0.324809">
            <text:p>0,324809</text:p>
          </table:table-cell>
          <table:table-cell office:value-type="float" office:value="-6.324412">
            <text:p>-6,324412</text:p>
          </table:table-cell>
          <table:table-cell table:number-columns-repeated="1019"/>
        </table:table-row>
        <table:table-row table:style-name="ro1">
          <table:table-cell office:value-type="float" office:value="361.593109">
            <text:p>361,593109</text:p>
          </table:table-cell>
          <table:table-cell office:value-type="float" office:value="-0.003235">
            <text:p>-0,003235</text:p>
          </table:table-cell>
          <table:table-cell office:value-type="float" office:value="-0.003198">
            <text:p>-0,003198</text:p>
          </table:table-cell>
          <table:table-cell office:value-type="float" office:value="0.325434">
            <text:p>0,325434</text:p>
          </table:table-cell>
          <table:table-cell office:value-type="float" office:value="-6.343235">
            <text:p>-6,343235</text:p>
          </table:table-cell>
          <table:table-cell table:number-columns-repeated="1019"/>
        </table:table-row>
        <table:table-row table:style-name="ro1">
          <table:table-cell office:value-type="float" office:value="361.593109">
            <text:p>361,593109</text:p>
          </table:table-cell>
          <table:table-cell office:value-type="float" office:value="-0.003237">
            <text:p>-0,003237</text:p>
          </table:table-cell>
          <table:table-cell office:value-type="float" office:value="-0.003201">
            <text:p>-0,003201</text:p>
          </table:table-cell>
          <table:table-cell office:value-type="float" office:value="0.325434">
            <text:p>0,325434</text:p>
          </table:table-cell>
          <table:table-cell office:value-type="float" office:value="-6.343235">
            <text:p>-6,343235</text:p>
          </table:table-cell>
          <table:table-cell table:number-columns-repeated="1019"/>
        </table:table-row>
        <table:table-row table:style-name="ro1">
          <table:table-cell office:value-type="float" office:value="362.981201">
            <text:p>362,981201</text:p>
          </table:table-cell>
          <table:table-cell office:value-type="float" office:value="-0.003236">
            <text:p>-0,003236</text:p>
          </table:table-cell>
          <table:table-cell office:value-type="float" office:value="-0.0032">
            <text:p>-0,0032</text:p>
          </table:table-cell>
          <table:table-cell office:value-type="float" office:value="0.326683">
            <text:p>0,326683</text:p>
          </table:table-cell>
          <table:table-cell office:value-type="float" office:value="-6.362941">
            <text:p>-6,362941</text:p>
          </table:table-cell>
          <table:table-cell table:number-columns-repeated="1019"/>
        </table:table-row>
        <table:table-row table:style-name="ro1">
          <table:table-cell office:value-type="float" office:value="362.981201">
            <text:p>362,981201</text:p>
          </table:table-cell>
          <table:table-cell office:value-type="float" office:value="-0.003232">
            <text:p>-0,003232</text:p>
          </table:table-cell>
          <table:table-cell office:value-type="float" office:value="-0.003201">
            <text:p>-0,003201</text:p>
          </table:table-cell>
          <table:table-cell office:value-type="float" office:value="0.326683">
            <text:p>0,326683</text:p>
          </table:table-cell>
          <table:table-cell office:value-type="float" office:value="-6.362941">
            <text:p>-6,362941</text:p>
          </table:table-cell>
          <table:table-cell table:number-columns-repeated="1019"/>
        </table:table-row>
        <table:table-row table:style-name="ro1">
          <table:table-cell office:value-type="float" office:value="365.063293">
            <text:p>365,063293</text:p>
          </table:table-cell>
          <table:table-cell office:value-type="float" office:value="-0.003232">
            <text:p>-0,003232</text:p>
          </table:table-cell>
          <table:table-cell office:value-type="float" office:value="-0.0032">
            <text:p>-0,0032</text:p>
          </table:table-cell>
          <table:table-cell office:value-type="float" office:value="0.328557">
            <text:p>0,328557</text:p>
          </table:table-cell>
          <table:table-cell office:value-type="float" office:value="-6.381765">
            <text:p>-6,381765</text:p>
          </table:table-cell>
          <table:table-cell table:number-columns-repeated="1019"/>
        </table:table-row>
        <table:table-row table:style-name="ro1">
          <table:table-cell office:value-type="float" office:value="365.063293">
            <text:p>365,063293</text:p>
          </table:table-cell>
          <table:table-cell office:value-type="float" office:value="-0.003236">
            <text:p>-0,003236</text:p>
          </table:table-cell>
          <table:table-cell office:value-type="float" office:value="-0.003201">
            <text:p>-0,003201</text:p>
          </table:table-cell>
          <table:table-cell office:value-type="float" office:value="0.328557">
            <text:p>0,328557</text:p>
          </table:table-cell>
          <table:table-cell office:value-type="float" office:value="-6.381765">
            <text:p>-6,381765</text:p>
          </table:table-cell>
          <table:table-cell table:number-columns-repeated="1019"/>
        </table:table-row>
        <table:table-row table:style-name="ro1">
          <table:table-cell office:value-type="float" office:value="364.369263">
            <text:p>364,369263</text:p>
          </table:table-cell>
          <table:table-cell office:value-type="float" office:value="-0.003237">
            <text:p>-0,003237</text:p>
          </table:table-cell>
          <table:table-cell office:value-type="float" office:value="-0.003202">
            <text:p>-0,003202</text:p>
          </table:table-cell>
          <table:table-cell office:value-type="float" office:value="0.327932">
            <text:p>0,327932</text:p>
          </table:table-cell>
          <table:table-cell office:value-type="float" office:value="-6.400588">
            <text:p>-6,400588</text:p>
          </table:table-cell>
          <table:table-cell table:number-columns-repeated="1019"/>
        </table:table-row>
        <table:table-row table:style-name="ro1">
          <table:table-cell office:value-type="float" office:value="364.369263">
            <text:p>364,369263</text:p>
          </table:table-cell>
          <table:table-cell office:value-type="float" office:value="-0.003235">
            <text:p>-0,003235</text:p>
          </table:table-cell>
          <table:table-cell office:value-type="float" office:value="-0.003201">
            <text:p>-0,003201</text:p>
          </table:table-cell>
          <table:table-cell office:value-type="float" office:value="0.327932">
            <text:p>0,327932</text:p>
          </table:table-cell>
          <table:table-cell office:value-type="float" office:value="-6.400588">
            <text:p>-6,400588</text:p>
          </table:table-cell>
          <table:table-cell table:number-columns-repeated="1019"/>
        </table:table-row>
        <table:table-row table:style-name="ro1">
          <table:table-cell office:value-type="float" office:value="366.451385">
            <text:p>366,451385</text:p>
          </table:table-cell>
          <table:table-cell office:value-type="float" office:value="-0.003235">
            <text:p>-0,003235</text:p>
          </table:table-cell>
          <table:table-cell office:value-type="float" office:value="-0.0032">
            <text:p>-0,0032</text:p>
          </table:table-cell>
          <table:table-cell office:value-type="float" office:value="0.329806">
            <text:p>0,329806</text:p>
          </table:table-cell>
          <table:table-cell office:value-type="float" office:value="-6.420882">
            <text:p>-6,420882</text:p>
          </table:table-cell>
          <table:table-cell table:number-columns-repeated="1019"/>
        </table:table-row>
        <table:table-row table:style-name="ro1">
          <table:table-cell office:value-type="float" office:value="366.451385">
            <text:p>366,451385</text:p>
          </table:table-cell>
          <table:table-cell office:value-type="float" office:value="-0.003236">
            <text:p>-0,003236</text:p>
          </table:table-cell>
          <table:table-cell office:value-type="float" office:value="-0.0032">
            <text:p>-0,0032</text:p>
          </table:table-cell>
          <table:table-cell office:value-type="float" office:value="0.329806">
            <text:p>0,329806</text:p>
          </table:table-cell>
          <table:table-cell office:value-type="float" office:value="-6.420882">
            <text:p>-6,420882</text:p>
          </table:table-cell>
          <table:table-cell table:number-columns-repeated="1019"/>
        </table:table-row>
        <table:table-row table:style-name="ro1">
          <table:table-cell office:value-type="float" office:value="367.145416">
            <text:p>367,145416</text:p>
          </table:table-cell>
          <table:table-cell office:value-type="float" office:value="-0.003236">
            <text:p>-0,003236</text:p>
          </table:table-cell>
          <table:table-cell office:value-type="float" office:value="-0.003202">
            <text:p>-0,003202</text:p>
          </table:table-cell>
          <table:table-cell office:value-type="float" office:value="0.330431">
            <text:p>0,330431</text:p>
          </table:table-cell>
          <table:table-cell office:value-type="float" office:value="-6.44">
            <text:p>-6,44</text:p>
          </table:table-cell>
          <table:table-cell table:number-columns-repeated="1019"/>
        </table:table-row>
        <table:table-row table:style-name="ro1">
          <table:table-cell office:value-type="float" office:value="367.145416">
            <text:p>367,145416</text:p>
          </table:table-cell>
          <table:table-cell office:value-type="float" office:value="-0.003235">
            <text:p>-0,003235</text:p>
          </table:table-cell>
          <table:table-cell office:value-type="float" office:value="-0.003201">
            <text:p>-0,003201</text:p>
          </table:table-cell>
          <table:table-cell office:value-type="float" office:value="0.330431">
            <text:p>0,330431</text:p>
          </table:table-cell>
          <table:table-cell office:value-type="float" office:value="-6.44">
            <text:p>-6,44</text:p>
          </table:table-cell>
          <table:table-cell table:number-columns-repeated="1019"/>
        </table:table-row>
        <table:table-row table:style-name="ro1">
          <table:table-cell office:value-type="float" office:value="367.145416">
            <text:p>367,145416</text:p>
          </table:table-cell>
          <table:table-cell office:value-type="float" office:value="-0.003235">
            <text:p>-0,003235</text:p>
          </table:table-cell>
          <table:table-cell office:value-type="float" office:value="-0.003201">
            <text:p>-0,003201</text:p>
          </table:table-cell>
          <table:table-cell office:value-type="float" office:value="0.330431">
            <text:p>0,330431</text:p>
          </table:table-cell>
          <table:table-cell office:value-type="float" office:value="-6.459706">
            <text:p>-6,459706</text:p>
          </table:table-cell>
          <table:table-cell table:number-columns-repeated="1019"/>
        </table:table-row>
        <table:table-row table:style-name="ro1">
          <table:table-cell office:value-type="float" office:value="367.145416">
            <text:p>367,145416</text:p>
          </table:table-cell>
          <table:table-cell office:value-type="float" office:value="-0.003236">
            <text:p>-0,003236</text:p>
          </table:table-cell>
          <table:table-cell office:value-type="float" office:value="-0.003201">
            <text:p>-0,003201</text:p>
          </table:table-cell>
          <table:table-cell office:value-type="float" office:value="0.330431">
            <text:p>0,330431</text:p>
          </table:table-cell>
          <table:table-cell office:value-type="float" office:value="-6.459706">
            <text:p>-6,459706</text:p>
          </table:table-cell>
          <table:table-cell table:number-columns-repeated="1019"/>
        </table:table-row>
        <table:table-row table:style-name="ro1">
          <table:table-cell office:value-type="float" office:value="367.839447">
            <text:p>367,839447</text:p>
          </table:table-cell>
          <table:table-cell office:value-type="float" office:value="-0.003233">
            <text:p>-0,003233</text:p>
          </table:table-cell>
          <table:table-cell office:value-type="float" office:value="-0.003201">
            <text:p>-0,003201</text:p>
          </table:table-cell>
          <table:table-cell office:value-type="float" office:value="0.331055">
            <text:p>0,331055</text:p>
          </table:table-cell>
          <table:table-cell office:value-type="float" office:value="-6.478824">
            <text:p>-6,478824</text:p>
          </table:table-cell>
          <table:table-cell table:number-columns-repeated="1019"/>
        </table:table-row>
        <table:table-row table:style-name="ro1">
          <table:table-cell office:value-type="float" office:value="367.839447">
            <text:p>367,839447</text:p>
          </table:table-cell>
          <table:table-cell office:value-type="float" office:value="-0.003235">
            <text:p>-0,003235</text:p>
          </table:table-cell>
          <table:table-cell office:value-type="float" office:value="-0.003201">
            <text:p>-0,003201</text:p>
          </table:table-cell>
          <table:table-cell office:value-type="float" office:value="0.331055">
            <text:p>0,331055</text:p>
          </table:table-cell>
          <table:table-cell office:value-type="float" office:value="-6.478824">
            <text:p>-6,478824</text:p>
          </table:table-cell>
          <table:table-cell table:number-columns-repeated="1019"/>
        </table:table-row>
        <table:table-row table:style-name="ro1">
          <table:table-cell office:value-type="float" office:value="367.839447">
            <text:p>367,839447</text:p>
          </table:table-cell>
          <table:table-cell office:value-type="float" office:value="-0.003237">
            <text:p>-0,003237</text:p>
          </table:table-cell>
          <table:table-cell office:value-type="float" office:value="-0.0032">
            <text:p>-0,0032</text:p>
          </table:table-cell>
          <table:table-cell office:value-type="float" office:value="0.331055">
            <text:p>0,331055</text:p>
          </table:table-cell>
          <table:table-cell office:value-type="float" office:value="-6.498529">
            <text:p>-6,498529</text:p>
          </table:table-cell>
          <table:table-cell table:number-columns-repeated="1019"/>
        </table:table-row>
        <table:table-row table:style-name="ro1">
          <table:table-cell office:value-type="float" office:value="367.839447">
            <text:p>367,839447</text:p>
          </table:table-cell>
          <table:table-cell office:value-type="float" office:value="-0.003237">
            <text:p>-0,003237</text:p>
          </table:table-cell>
          <table:table-cell office:value-type="float" office:value="-0.003202">
            <text:p>-0,003202</text:p>
          </table:table-cell>
          <table:table-cell office:value-type="float" office:value="0.331055">
            <text:p>0,331055</text:p>
          </table:table-cell>
          <table:table-cell office:value-type="float" office:value="-6.517353">
            <text:p>-6,517353</text:p>
          </table:table-cell>
          <table:table-cell table:number-columns-repeated="1019"/>
        </table:table-row>
        <table:table-row table:style-name="ro1">
          <table:table-cell office:value-type="float" office:value="369.92157">
            <text:p>369,92157</text:p>
          </table:table-cell>
          <table:table-cell office:value-type="float" office:value="-0.003236">
            <text:p>-0,003236</text:p>
          </table:table-cell>
          <table:table-cell office:value-type="float" office:value="-0.003202">
            <text:p>-0,003202</text:p>
          </table:table-cell>
          <table:table-cell office:value-type="float" office:value="0.332929">
            <text:p>0,332929</text:p>
          </table:table-cell>
          <table:table-cell office:value-type="float" office:value="-6.517353">
            <text:p>-6,517353</text:p>
          </table:table-cell>
          <table:table-cell table:number-columns-repeated="1019"/>
        </table:table-row>
        <table:table-row table:style-name="ro1">
          <table:table-cell office:value-type="float" office:value="369.92157">
            <text:p>369,92157</text:p>
          </table:table-cell>
          <table:table-cell office:value-type="float" office:value="-0.003236">
            <text:p>-0,003236</text:p>
          </table:table-cell>
          <table:table-cell office:value-type="float" office:value="-0.003203">
            <text:p>-0,003203</text:p>
          </table:table-cell>
          <table:table-cell office:value-type="float" office:value="0.332929">
            <text:p>0,332929</text:p>
          </table:table-cell>
          <table:table-cell office:value-type="float" office:value="-6.537059">
            <text:p>-6,537059</text:p>
          </table:table-cell>
          <table:table-cell table:number-columns-repeated="1019"/>
        </table:table-row>
        <table:table-row table:style-name="ro1">
          <table:table-cell office:value-type="float" office:value="369.227509">
            <text:p>369,227509</text:p>
          </table:table-cell>
          <table:table-cell office:value-type="float" office:value="-0.003237">
            <text:p>-0,003237</text:p>
          </table:table-cell>
          <table:table-cell office:value-type="float" office:value="-0.003202">
            <text:p>-0,003202</text:p>
          </table:table-cell>
          <table:table-cell office:value-type="float" office:value="0.332305">
            <text:p>0,332305</text:p>
          </table:table-cell>
          <table:table-cell office:value-type="float" office:value="-6.537059">
            <text:p>-6,537059</text:p>
          </table:table-cell>
          <table:table-cell table:number-columns-repeated="1019"/>
        </table:table-row>
        <table:table-row table:style-name="ro1">
          <table:table-cell office:value-type="float" office:value="369.227509">
            <text:p>369,227509</text:p>
          </table:table-cell>
          <table:table-cell office:value-type="float" office:value="-0.003236">
            <text:p>-0,003236</text:p>
          </table:table-cell>
          <table:table-cell office:value-type="float" office:value="-0.003201">
            <text:p>-0,003201</text:p>
          </table:table-cell>
          <table:table-cell office:value-type="float" office:value="0.332305">
            <text:p>0,332305</text:p>
          </table:table-cell>
          <table:table-cell office:value-type="float" office:value="-6.556177">
            <text:p>-6,556177</text:p>
          </table:table-cell>
          <table:table-cell table:number-columns-repeated="1019"/>
        </table:table-row>
        <table:table-row table:style-name="ro1">
          <table:table-cell office:value-type="float" office:value="369.92157">
            <text:p>369,92157</text:p>
          </table:table-cell>
          <table:table-cell office:value-type="float" office:value="-0.003238">
            <text:p>-0,003238</text:p>
          </table:table-cell>
          <table:table-cell office:value-type="float" office:value="-0.003201">
            <text:p>-0,003201</text:p>
          </table:table-cell>
          <table:table-cell office:value-type="float" office:value="0.332929">
            <text:p>0,332929</text:p>
          </table:table-cell>
          <table:table-cell office:value-type="float" office:value="-6.556177">
            <text:p>-6,556177</text:p>
          </table:table-cell>
          <table:table-cell table:number-columns-repeated="1019"/>
        </table:table-row>
        <table:table-row table:style-name="ro1">
          <table:table-cell office:value-type="float" office:value="369.92157">
            <text:p>369,92157</text:p>
          </table:table-cell>
          <table:table-cell office:value-type="float" office:value="-0.003237">
            <text:p>-0,003237</text:p>
          </table:table-cell>
          <table:table-cell office:value-type="float" office:value="-0.003202">
            <text:p>-0,003202</text:p>
          </table:table-cell>
          <table:table-cell office:value-type="float" office:value="0.332929">
            <text:p>0,332929</text:p>
          </table:table-cell>
          <table:table-cell office:value-type="float" office:value="-6.574706">
            <text:p>-6,574706</text:p>
          </table:table-cell>
          <table:table-cell table:number-columns-repeated="1019"/>
        </table:table-row>
        <table:table-row table:style-name="ro1">
          <table:table-cell office:value-type="float" office:value="369.92157">
            <text:p>369,92157</text:p>
          </table:table-cell>
          <table:table-cell office:value-type="float" office:value="-0.003236">
            <text:p>-0,003236</text:p>
          </table:table-cell>
          <table:table-cell office:value-type="float" office:value="-0.0032">
            <text:p>-0,0032</text:p>
          </table:table-cell>
          <table:table-cell office:value-type="float" office:value="0.332929">
            <text:p>0,332929</text:p>
          </table:table-cell>
          <table:table-cell office:value-type="float" office:value="-6.574706">
            <text:p>-6,574706</text:p>
          </table:table-cell>
          <table:table-cell table:number-columns-repeated="1019"/>
        </table:table-row>
        <table:table-row table:style-name="ro1">
          <table:table-cell office:value-type="float" office:value="372.697693">
            <text:p>372,697693</text:p>
          </table:table-cell>
          <table:table-cell office:value-type="float" office:value="-0.003235">
            <text:p>-0,003235</text:p>
          </table:table-cell>
          <table:table-cell office:value-type="float" office:value="-0.003202">
            <text:p>-0,003202</text:p>
          </table:table-cell>
          <table:table-cell office:value-type="float" office:value="0.335428">
            <text:p>0,335428</text:p>
          </table:table-cell>
          <table:table-cell office:value-type="float" office:value="-6.593823">
            <text:p>-6,593823</text:p>
          </table:table-cell>
          <table:table-cell table:number-columns-repeated="1019"/>
        </table:table-row>
        <table:table-row table:style-name="ro1">
          <table:table-cell office:value-type="float" office:value="372.697693">
            <text:p>372,697693</text:p>
          </table:table-cell>
          <table:table-cell office:value-type="float" office:value="-0.003238">
            <text:p>-0,003238</text:p>
          </table:table-cell>
          <table:table-cell office:value-type="float" office:value="-0.0032">
            <text:p>-0,0032</text:p>
          </table:table-cell>
          <table:table-cell office:value-type="float" office:value="0.335428">
            <text:p>0,335428</text:p>
          </table:table-cell>
          <table:table-cell office:value-type="float" office:value="-6.593823">
            <text:p>-6,593823</text:p>
          </table:table-cell>
          <table:table-cell table:number-columns-repeated="1019"/>
        </table:table-row>
        <table:table-row table:style-name="ro1">
          <table:table-cell office:value-type="float" office:value="371.309631">
            <text:p>371,309631</text:p>
          </table:table-cell>
          <table:table-cell office:value-type="float" office:value="-0.003237">
            <text:p>-0,003237</text:p>
          </table:table-cell>
          <table:table-cell office:value-type="float" office:value="-0.003201">
            <text:p>-0,003201</text:p>
          </table:table-cell>
          <table:table-cell office:value-type="float" office:value="0.334179">
            <text:p>0,334179</text:p>
          </table:table-cell>
          <table:table-cell office:value-type="float" office:value="-6.613235">
            <text:p>-6,613235</text:p>
          </table:table-cell>
          <table:table-cell table:number-columns-repeated="1019"/>
        </table:table-row>
        <table:table-row table:style-name="ro1">
          <table:table-cell office:value-type="float" office:value="371.309631">
            <text:p>371,309631</text:p>
          </table:table-cell>
          <table:table-cell office:value-type="float" office:value="-0.003235">
            <text:p>-0,003235</text:p>
          </table:table-cell>
          <table:table-cell office:value-type="float" office:value="-0.0032">
            <text:p>-0,0032</text:p>
          </table:table-cell>
          <table:table-cell office:value-type="float" office:value="0.334179">
            <text:p>0,334179</text:p>
          </table:table-cell>
          <table:table-cell office:value-type="float" office:value="-6.613235">
            <text:p>-6,613235</text:p>
          </table:table-cell>
          <table:table-cell table:number-columns-repeated="1019"/>
        </table:table-row>
        <table:table-row table:style-name="ro1">
          <table:table-cell office:value-type="float" office:value="374.085785">
            <text:p>374,085785</text:p>
          </table:table-cell>
          <table:table-cell office:value-type="float" office:value="-0.003236">
            <text:p>-0,003236</text:p>
          </table:table-cell>
          <table:table-cell office:value-type="float" office:value="-0.003201">
            <text:p>-0,003201</text:p>
          </table:table-cell>
          <table:table-cell office:value-type="float" office:value="0.336677">
            <text:p>0,336677</text:p>
          </table:table-cell>
          <table:table-cell office:value-type="float" office:value="-6.632353">
            <text:p>-6,632353</text:p>
          </table:table-cell>
          <table:table-cell table:number-columns-repeated="1019"/>
        </table:table-row>
        <table:table-row table:style-name="ro1">
          <table:table-cell office:value-type="float" office:value="374.085785">
            <text:p>374,085785</text:p>
          </table:table-cell>
          <table:table-cell office:value-type="float" office:value="-0.003235">
            <text:p>-0,003235</text:p>
          </table:table-cell>
          <table:table-cell office:value-type="float" office:value="-0.003202">
            <text:p>-0,003202</text:p>
          </table:table-cell>
          <table:table-cell office:value-type="float" office:value="0.336677">
            <text:p>0,336677</text:p>
          </table:table-cell>
          <table:table-cell office:value-type="float" office:value="-6.632353">
            <text:p>-6,632353</text:p>
          </table:table-cell>
          <table:table-cell table:number-columns-repeated="1019"/>
        </table:table-row>
        <table:table-row table:style-name="ro1">
          <table:table-cell office:value-type="float" office:value="374.085785">
            <text:p>374,085785</text:p>
          </table:table-cell>
          <table:table-cell office:value-type="float" office:value="-0.003236">
            <text:p>-0,003236</text:p>
          </table:table-cell>
          <table:table-cell office:value-type="float" office:value="-0.003201">
            <text:p>-0,003201</text:p>
          </table:table-cell>
          <table:table-cell office:value-type="float" office:value="0.336677">
            <text:p>0,336677</text:p>
          </table:table-cell>
          <table:table-cell office:value-type="float" office:value="-6.651765">
            <text:p>-6,651765</text:p>
          </table:table-cell>
          <table:table-cell table:number-columns-repeated="1019"/>
        </table:table-row>
        <table:table-row table:style-name="ro1">
          <table:table-cell office:value-type="float" office:value="374.085785">
            <text:p>374,085785</text:p>
          </table:table-cell>
          <table:table-cell office:value-type="float" office:value="-0.003235">
            <text:p>-0,003235</text:p>
          </table:table-cell>
          <table:table-cell office:value-type="float" office:value="-0.003201">
            <text:p>-0,003201</text:p>
          </table:table-cell>
          <table:table-cell office:value-type="float" office:value="0.336677">
            <text:p>0,336677</text:p>
          </table:table-cell>
          <table:table-cell office:value-type="float" office:value="-6.651765">
            <text:p>-6,651765</text:p>
          </table:table-cell>
          <table:table-cell table:number-columns-repeated="1019"/>
        </table:table-row>
        <table:table-row table:style-name="ro1">
          <table:table-cell office:value-type="float" office:value="372.697693">
            <text:p>372,697693</text:p>
          </table:table-cell>
          <table:table-cell office:value-type="float" office:value="-0.003235">
            <text:p>-0,003235</text:p>
          </table:table-cell>
          <table:table-cell office:value-type="float" office:value="-0.0032">
            <text:p>-0,0032</text:p>
          </table:table-cell>
          <table:table-cell office:value-type="float" office:value="0.335428">
            <text:p>0,335428</text:p>
          </table:table-cell>
          <table:table-cell office:value-type="float" office:value="-6.670882">
            <text:p>-6,670882</text:p>
          </table:table-cell>
          <table:table-cell table:number-columns-repeated="1019"/>
        </table:table-row>
        <table:table-row table:style-name="ro1">
          <table:table-cell office:value-type="float" office:value="372.697693">
            <text:p>372,697693</text:p>
          </table:table-cell>
          <table:table-cell office:value-type="float" office:value="-0.003233">
            <text:p>-0,003233</text:p>
          </table:table-cell>
          <table:table-cell office:value-type="float" office:value="-0.0032">
            <text:p>-0,0032</text:p>
          </table:table-cell>
          <table:table-cell office:value-type="float" office:value="0.335428">
            <text:p>0,335428</text:p>
          </table:table-cell>
          <table:table-cell office:value-type="float" office:value="-6.670882">
            <text:p>-6,670882</text:p>
          </table:table-cell>
          <table:table-cell table:number-columns-repeated="1019"/>
        </table:table-row>
        <table:table-row table:style-name="ro1">
          <table:table-cell office:value-type="float" office:value="376.167877">
            <text:p>376,167877</text:p>
          </table:table-cell>
          <table:table-cell office:value-type="float" office:value="-0.003233">
            <text:p>-0,003233</text:p>
          </table:table-cell>
          <table:table-cell office:value-type="float" office:value="-0.003202">
            <text:p>-0,003202</text:p>
          </table:table-cell>
          <table:table-cell office:value-type="float" office:value="0.338551">
            <text:p>0,338551</text:p>
          </table:table-cell>
          <table:table-cell office:value-type="float" office:value="-6.690294">
            <text:p>-6,690294</text:p>
          </table:table-cell>
          <table:table-cell table:number-columns-repeated="1019"/>
        </table:table-row>
        <table:table-row table:style-name="ro1">
          <table:table-cell office:value-type="float" office:value="376.167877">
            <text:p>376,167877</text:p>
          </table:table-cell>
          <table:table-cell office:value-type="float" office:value="-0.003237">
            <text:p>-0,003237</text:p>
          </table:table-cell>
          <table:table-cell office:value-type="float" office:value="-0.003201">
            <text:p>-0,003201</text:p>
          </table:table-cell>
          <table:table-cell office:value-type="float" office:value="0.338551">
            <text:p>0,338551</text:p>
          </table:table-cell>
          <table:table-cell office:value-type="float" office:value="-6.690294">
            <text:p>-6,690294</text:p>
          </table:table-cell>
          <table:table-cell table:number-columns-repeated="1019"/>
        </table:table-row>
        <table:table-row table:style-name="ro1">
          <table:table-cell office:value-type="float" office:value="374.779816">
            <text:p>374,779816</text:p>
          </table:table-cell>
          <table:table-cell office:value-type="float" office:value="-0.003236">
            <text:p>-0,003236</text:p>
          </table:table-cell>
          <table:table-cell office:value-type="float" office:value="-0.0032">
            <text:p>-0,0032</text:p>
          </table:table-cell>
          <table:table-cell office:value-type="float" office:value="0.337302">
            <text:p>0,337302</text:p>
          </table:table-cell>
          <table:table-cell office:value-type="float" office:value="-6.71">
            <text:p>-6,71</text:p>
          </table:table-cell>
          <table:table-cell table:number-columns-repeated="1019"/>
        </table:table-row>
        <table:table-row table:style-name="ro1">
          <table:table-cell office:value-type="float" office:value="374.779816">
            <text:p>374,779816</text:p>
          </table:table-cell>
          <table:table-cell office:value-type="float" office:value="-0.003237">
            <text:p>-0,003237</text:p>
          </table:table-cell>
          <table:table-cell office:value-type="float" office:value="-0.003201">
            <text:p>-0,003201</text:p>
          </table:table-cell>
          <table:table-cell office:value-type="float" office:value="0.337302">
            <text:p>0,337302</text:p>
          </table:table-cell>
          <table:table-cell office:value-type="float" office:value="-6.71">
            <text:p>-6,71</text:p>
          </table:table-cell>
          <table:table-cell table:number-columns-repeated="1019"/>
        </table:table-row>
        <table:table-row table:style-name="ro1">
          <table:table-cell office:value-type="float" office:value="375.473846">
            <text:p>375,473846</text:p>
          </table:table-cell>
          <table:table-cell office:value-type="float" office:value="-0.003235">
            <text:p>-0,003235</text:p>
          </table:table-cell>
          <table:table-cell office:value-type="float" office:value="-0.003201">
            <text:p>-0,003201</text:p>
          </table:table-cell>
          <table:table-cell office:value-type="float" office:value="0.337926">
            <text:p>0,337926</text:p>
          </table:table-cell>
          <table:table-cell office:value-type="float" office:value="-6.73">
            <text:p>-6,73</text:p>
          </table:table-cell>
          <table:table-cell table:number-columns-repeated="1019"/>
        </table:table-row>
        <table:table-row table:style-name="ro1">
          <table:table-cell office:value-type="float" office:value="375.473846">
            <text:p>375,473846</text:p>
          </table:table-cell>
          <table:table-cell office:value-type="float" office:value="-0.003236">
            <text:p>-0,003236</text:p>
          </table:table-cell>
          <table:table-cell office:value-type="float" office:value="-0.003202">
            <text:p>-0,003202</text:p>
          </table:table-cell>
          <table:table-cell office:value-type="float" office:value="0.337926">
            <text:p>0,337926</text:p>
          </table:table-cell>
          <table:table-cell office:value-type="float" office:value="-6.73">
            <text:p>-6,73</text:p>
          </table:table-cell>
          <table:table-cell table:number-columns-repeated="1019"/>
        </table:table-row>
        <table:table-row table:style-name="ro1">
          <table:table-cell office:value-type="float" office:value="374.779816">
            <text:p>374,779816</text:p>
          </table:table-cell>
          <table:table-cell office:value-type="float" office:value="-0.003235">
            <text:p>-0,003235</text:p>
          </table:table-cell>
          <table:table-cell office:value-type="float" office:value="-0.0032">
            <text:p>-0,0032</text:p>
          </table:table-cell>
          <table:table-cell office:value-type="float" office:value="0.337302">
            <text:p>0,337302</text:p>
          </table:table-cell>
          <table:table-cell office:value-type="float" office:value="-6.748235">
            <text:p>-6,748235</text:p>
          </table:table-cell>
          <table:table-cell table:number-columns-repeated="1019"/>
        </table:table-row>
        <table:table-row table:style-name="ro1">
          <table:table-cell office:value-type="float" office:value="374.779816">
            <text:p>374,779816</text:p>
          </table:table-cell>
          <table:table-cell office:value-type="float" office:value="-0.003235">
            <text:p>-0,003235</text:p>
          </table:table-cell>
          <table:table-cell office:value-type="float" office:value="-0.003198">
            <text:p>-0,003198</text:p>
          </table:table-cell>
          <table:table-cell office:value-type="float" office:value="0.337302">
            <text:p>0,337302</text:p>
          </table:table-cell>
          <table:table-cell office:value-type="float" office:value="-6.767353">
            <text:p>-6,767353</text:p>
          </table:table-cell>
          <table:table-cell table:number-columns-repeated="1019"/>
        </table:table-row>
        <table:table-row table:style-name="ro1">
          <table:table-cell office:value-type="float" office:value="374.085785">
            <text:p>374,085785</text:p>
          </table:table-cell>
          <table:table-cell office:value-type="float" office:value="-0.003236">
            <text:p>-0,003236</text:p>
          </table:table-cell>
          <table:table-cell office:value-type="float" office:value="-0.003202">
            <text:p>-0,003202</text:p>
          </table:table-cell>
          <table:table-cell office:value-type="float" office:value="0.336677">
            <text:p>0,336677</text:p>
          </table:table-cell>
          <table:table-cell office:value-type="float" office:value="-6.767353">
            <text:p>-6,767353</text:p>
          </table:table-cell>
          <table:table-cell table:number-columns-repeated="1019"/>
        </table:table-row>
        <table:table-row table:style-name="ro1">
          <table:table-cell office:value-type="float" office:value="374.085785">
            <text:p>374,085785</text:p>
          </table:table-cell>
          <table:table-cell office:value-type="float" office:value="-0.003235">
            <text:p>-0,003235</text:p>
          </table:table-cell>
          <table:table-cell office:value-type="float" office:value="-0.003202">
            <text:p>-0,003202</text:p>
          </table:table-cell>
          <table:table-cell office:value-type="float" office:value="0.336677">
            <text:p>0,336677</text:p>
          </table:table-cell>
          <table:table-cell office:value-type="float" office:value="-6.785882">
            <text:p>-6,785882</text:p>
          </table:table-cell>
          <table:table-cell table:number-columns-repeated="1019"/>
        </table:table-row>
        <table:table-row table:style-name="ro1">
          <table:table-cell office:value-type="float" office:value="376.861938">
            <text:p>376,861938</text:p>
          </table:table-cell>
          <table:table-cell office:value-type="float" office:value="-0.003237">
            <text:p>-0,003237</text:p>
          </table:table-cell>
          <table:table-cell office:value-type="float" office:value="-0.003201">
            <text:p>-0,003201</text:p>
          </table:table-cell>
          <table:table-cell office:value-type="float" office:value="0.339176">
            <text:p>0,339176</text:p>
          </table:table-cell>
          <table:table-cell office:value-type="float" office:value="-6.785882">
            <text:p>-6,785882</text:p>
          </table:table-cell>
          <table:table-cell table:number-columns-repeated="1019"/>
        </table:table-row>
        <table:table-row table:style-name="ro1">
          <table:table-cell office:value-type="float" office:value="378.25">
            <text:p>378,25</text:p>
          </table:table-cell>
          <table:table-cell office:value-type="float" office:value="-0.003237">
            <text:p>-0,003237</text:p>
          </table:table-cell>
          <table:table-cell office:value-type="float" office:value="-0.003201">
            <text:p>-0,003201</text:p>
          </table:table-cell>
          <table:table-cell office:value-type="float" office:value="0.340425">
            <text:p>0,340425</text:p>
          </table:table-cell>
          <table:table-cell office:value-type="float" office:value="-6.805588">
            <text:p>-6,805588</text:p>
          </table:table-cell>
          <table:table-cell table:number-columns-repeated="1019"/>
        </table:table-row>
        <table:table-row table:style-name="ro1">
          <table:table-cell office:value-type="float" office:value="378.25">
            <text:p>378,25</text:p>
          </table:table-cell>
          <table:table-cell office:value-type="float" office:value="-0.003233">
            <text:p>-0,003233</text:p>
          </table:table-cell>
          <table:table-cell office:value-type="float" office:value="-0.003201">
            <text:p>-0,003201</text:p>
          </table:table-cell>
          <table:table-cell office:value-type="float" office:value="0.340425">
            <text:p>0,340425</text:p>
          </table:table-cell>
          <table:table-cell office:value-type="float" office:value="-6.805588">
            <text:p>-6,805588</text:p>
          </table:table-cell>
          <table:table-cell table:number-columns-repeated="1019"/>
        </table:table-row>
        <table:table-row table:style-name="ro1">
          <table:table-cell office:value-type="float" office:value="377.555969">
            <text:p>377,555969</text:p>
          </table:table-cell>
          <table:table-cell office:value-type="float" office:value="-0.003236">
            <text:p>-0,003236</text:p>
          </table:table-cell>
          <table:table-cell office:value-type="float" office:value="-0.0032">
            <text:p>-0,0032</text:p>
          </table:table-cell>
          <table:table-cell office:value-type="float" office:value="0.3398">
            <text:p>0,3398</text:p>
          </table:table-cell>
          <table:table-cell office:value-type="float" office:value="-6.825">
            <text:p>-6,825</text:p>
          </table:table-cell>
          <table:table-cell table:number-columns-repeated="1019"/>
        </table:table-row>
        <table:table-row table:style-name="ro1">
          <table:table-cell office:value-type="float" office:value="377.555969">
            <text:p>377,555969</text:p>
          </table:table-cell>
          <table:table-cell office:value-type="float" office:value="-0.003237">
            <text:p>-0,003237</text:p>
          </table:table-cell>
          <table:table-cell office:value-type="float" office:value="-0.0032">
            <text:p>-0,0032</text:p>
          </table:table-cell>
          <table:table-cell office:value-type="float" office:value="0.3398">
            <text:p>0,3398</text:p>
          </table:table-cell>
          <table:table-cell office:value-type="float" office:value="-6.825">
            <text:p>-6,825</text:p>
          </table:table-cell>
          <table:table-cell table:number-columns-repeated="1019"/>
        </table:table-row>
        <table:table-row table:style-name="ro1">
          <table:table-cell office:value-type="float" office:value="377.555969">
            <text:p>377,555969</text:p>
          </table:table-cell>
          <table:table-cell office:value-type="float" office:value="-0.003235">
            <text:p>-0,003235</text:p>
          </table:table-cell>
          <table:table-cell office:value-type="float" office:value="-0.003202">
            <text:p>-0,003202</text:p>
          </table:table-cell>
          <table:table-cell office:value-type="float" office:value="0.3398">
            <text:p>0,3398</text:p>
          </table:table-cell>
          <table:table-cell office:value-type="float" office:value="-6.843823">
            <text:p>-6,843823</text:p>
          </table:table-cell>
          <table:table-cell table:number-columns-repeated="1019"/>
        </table:table-row>
        <table:table-row table:style-name="ro1">
          <table:table-cell office:value-type="float" office:value="377.555969">
            <text:p>377,555969</text:p>
          </table:table-cell>
          <table:table-cell office:value-type="float" office:value="-0.003236">
            <text:p>-0,003236</text:p>
          </table:table-cell>
          <table:table-cell office:value-type="float" office:value="-0.0032">
            <text:p>-0,0032</text:p>
          </table:table-cell>
          <table:table-cell office:value-type="float" office:value="0.3398">
            <text:p>0,3398</text:p>
          </table:table-cell>
          <table:table-cell office:value-type="float" office:value="-6.843823">
            <text:p>-6,843823</text:p>
          </table:table-cell>
          <table:table-cell table:number-columns-repeated="1019"/>
        </table:table-row>
        <table:table-row table:style-name="ro1">
          <table:table-cell office:value-type="float" office:value="380.332123">
            <text:p>380,332123</text:p>
          </table:table-cell>
          <table:table-cell office:value-type="float" office:value="-0.003232">
            <text:p>-0,003232</text:p>
          </table:table-cell>
          <table:table-cell office:value-type="float" office:value="-0.003201">
            <text:p>-0,003201</text:p>
          </table:table-cell>
          <table:table-cell office:value-type="float" office:value="0.342299">
            <text:p>0,342299</text:p>
          </table:table-cell>
          <table:table-cell office:value-type="float" office:value="-6.862941">
            <text:p>-6,862941</text:p>
          </table:table-cell>
          <table:table-cell table:number-columns-repeated="1019"/>
        </table:table-row>
        <table:table-row table:style-name="ro1">
          <table:table-cell office:value-type="float" office:value="380.332123">
            <text:p>380,332123</text:p>
          </table:table-cell>
          <table:table-cell office:value-type="float" office:value="-0.003236">
            <text:p>-0,003236</text:p>
          </table:table-cell>
          <table:table-cell office:value-type="float" office:value="-0.003201">
            <text:p>-0,003201</text:p>
          </table:table-cell>
          <table:table-cell office:value-type="float" office:value="0.342299">
            <text:p>0,342299</text:p>
          </table:table-cell>
          <table:table-cell office:value-type="float" office:value="-6.862941">
            <text:p>-6,862941</text:p>
          </table:table-cell>
          <table:table-cell table:number-columns-repeated="1019"/>
        </table:table-row>
        <table:table-row table:style-name="ro1">
          <table:table-cell office:value-type="float" office:value="381.720184">
            <text:p>381,720184</text:p>
          </table:table-cell>
          <table:table-cell office:value-type="float" office:value="-0.003235">
            <text:p>-0,003235</text:p>
          </table:table-cell>
          <table:table-cell office:value-type="float" office:value="-0.0032">
            <text:p>-0,0032</text:p>
          </table:table-cell>
          <table:table-cell office:value-type="float" office:value="0.343548">
            <text:p>0,343548</text:p>
          </table:table-cell>
          <table:table-cell office:value-type="float" office:value="-6.882647">
            <text:p>-6,882647</text:p>
          </table:table-cell>
          <table:table-cell table:number-columns-repeated="1019"/>
        </table:table-row>
        <table:table-row table:style-name="ro1">
          <table:table-cell office:value-type="float" office:value="381.720184">
            <text:p>381,720184</text:p>
          </table:table-cell>
          <table:table-cell office:value-type="float" office:value="-0.003236">
            <text:p>-0,003236</text:p>
          </table:table-cell>
          <table:table-cell office:value-type="float" office:value="-0.003201">
            <text:p>-0,003201</text:p>
          </table:table-cell>
          <table:table-cell office:value-type="float" office:value="0.343548">
            <text:p>0,343548</text:p>
          </table:table-cell>
          <table:table-cell office:value-type="float" office:value="-6.882647">
            <text:p>-6,882647</text:p>
          </table:table-cell>
          <table:table-cell table:number-columns-repeated="1019"/>
        </table:table-row>
        <table:table-row table:style-name="ro1">
          <table:table-cell office:value-type="float" office:value="381.026154">
            <text:p>381,026154</text:p>
          </table:table-cell>
          <table:table-cell office:value-type="float" office:value="-0.003236">
            <text:p>-0,003236</text:p>
          </table:table-cell>
          <table:table-cell office:value-type="float" office:value="-0.003202">
            <text:p>-0,003202</text:p>
          </table:table-cell>
          <table:table-cell office:value-type="float" office:value="0.342924">
            <text:p>0,342924</text:p>
          </table:table-cell>
          <table:table-cell office:value-type="float" office:value="-6.901471">
            <text:p>-6,901471</text:p>
          </table:table-cell>
          <table:table-cell table:number-columns-repeated="1019"/>
        </table:table-row>
        <table:table-row table:style-name="ro1">
          <table:table-cell office:value-type="float" office:value="381.026154">
            <text:p>381,026154</text:p>
          </table:table-cell>
          <table:table-cell office:value-type="float" office:value="-0.003235">
            <text:p>-0,003235</text:p>
          </table:table-cell>
          <table:table-cell office:value-type="float" office:value="-0.0032">
            <text:p>-0,0032</text:p>
          </table:table-cell>
          <table:table-cell office:value-type="float" office:value="0.342924">
            <text:p>0,342924</text:p>
          </table:table-cell>
          <table:table-cell office:value-type="float" office:value="-6.901471">
            <text:p>-6,901471</text:p>
          </table:table-cell>
          <table:table-cell table:number-columns-repeated="1019"/>
        </table:table-row>
        <table:table-row table:style-name="ro1">
          <table:table-cell office:value-type="float" office:value="381.026154">
            <text:p>381,026154</text:p>
          </table:table-cell>
          <table:table-cell office:value-type="float" office:value="-0.003237">
            <text:p>-0,003237</text:p>
          </table:table-cell>
          <table:table-cell office:value-type="float" office:value="-0.003201">
            <text:p>-0,003201</text:p>
          </table:table-cell>
          <table:table-cell office:value-type="float" office:value="0.342924">
            <text:p>0,342924</text:p>
          </table:table-cell>
          <table:table-cell office:value-type="float" office:value="-6.920294">
            <text:p>-6,920294</text:p>
          </table:table-cell>
          <table:table-cell table:number-columns-repeated="1019"/>
        </table:table-row>
        <table:table-row table:style-name="ro1">
          <table:table-cell office:value-type="float" office:value="381.026154">
            <text:p>381,026154</text:p>
          </table:table-cell>
          <table:table-cell office:value-type="float" office:value="-0.003236">
            <text:p>-0,003236</text:p>
          </table:table-cell>
          <table:table-cell office:value-type="float" office:value="-0.003202">
            <text:p>-0,003202</text:p>
          </table:table-cell>
          <table:table-cell office:value-type="float" office:value="0.342924">
            <text:p>0,342924</text:p>
          </table:table-cell>
          <table:table-cell office:value-type="float" office:value="-6.920294">
            <text:p>-6,920294</text:p>
          </table:table-cell>
          <table:table-cell table:number-columns-repeated="1019"/>
        </table:table-row>
        <table:table-row table:style-name="ro1">
          <table:table-cell office:value-type="float" office:value="382.414215">
            <text:p>382,414215</text:p>
          </table:table-cell>
          <table:table-cell office:value-type="float" office:value="-0.003236">
            <text:p>-0,003236</text:p>
          </table:table-cell>
          <table:table-cell office:value-type="float" office:value="-0.003201">
            <text:p>-0,003201</text:p>
          </table:table-cell>
          <table:table-cell office:value-type="float" office:value="0.344173">
            <text:p>0,344173</text:p>
          </table:table-cell>
          <table:table-cell office:value-type="float" office:value="-6.94">
            <text:p>-6,94</text:p>
          </table:table-cell>
          <table:table-cell table:number-columns-repeated="1019"/>
        </table:table-row>
        <table:table-row table:style-name="ro1">
          <table:table-cell office:value-type="float" office:value="382.414215">
            <text:p>382,414215</text:p>
          </table:table-cell>
          <table:table-cell office:value-type="float" office:value="-0.003236">
            <text:p>-0,003236</text:p>
          </table:table-cell>
          <table:table-cell office:value-type="float" office:value="-0.003201">
            <text:p>-0,003201</text:p>
          </table:table-cell>
          <table:table-cell office:value-type="float" office:value="0.344173">
            <text:p>0,344173</text:p>
          </table:table-cell>
          <table:table-cell office:value-type="float" office:value="-6.94">
            <text:p>-6,94</text:p>
          </table:table-cell>
          <table:table-cell table:number-columns-repeated="1019"/>
        </table:table-row>
        <table:table-row table:style-name="ro1">
          <table:table-cell office:value-type="float" office:value="381.720184">
            <text:p>381,720184</text:p>
          </table:table-cell>
          <table:table-cell office:value-type="float" office:value="-0.003233">
            <text:p>-0,003233</text:p>
          </table:table-cell>
          <table:table-cell office:value-type="float" office:value="-0.003201">
            <text:p>-0,003201</text:p>
          </table:table-cell>
          <table:table-cell office:value-type="float" office:value="0.343548">
            <text:p>0,343548</text:p>
          </table:table-cell>
          <table:table-cell office:value-type="float" office:value="-6.959412">
            <text:p>-6,959412</text:p>
          </table:table-cell>
          <table:table-cell table:number-columns-repeated="1019"/>
        </table:table-row>
        <table:table-row table:style-name="ro1">
          <table:table-cell office:value-type="float" office:value="381.720184">
            <text:p>381,720184</text:p>
          </table:table-cell>
          <table:table-cell office:value-type="float" office:value="-0.003236">
            <text:p>-0,003236</text:p>
          </table:table-cell>
          <table:table-cell office:value-type="float" office:value="-0.003201">
            <text:p>-0,003201</text:p>
          </table:table-cell>
          <table:table-cell office:value-type="float" office:value="0.343548">
            <text:p>0,343548</text:p>
          </table:table-cell>
          <table:table-cell office:value-type="float" office:value="-6.959412">
            <text:p>-6,959412</text:p>
          </table:table-cell>
          <table:table-cell table:number-columns-repeated="1019"/>
        </table:table-row>
        <table:table-row table:style-name="ro1">
          <table:table-cell office:value-type="float" office:value="383.108246">
            <text:p>383,108246</text:p>
          </table:table-cell>
          <table:table-cell office:value-type="float" office:value="-0.003236">
            <text:p>-0,003236</text:p>
          </table:table-cell>
          <table:table-cell office:value-type="float" office:value="-0.003202">
            <text:p>-0,003202</text:p>
          </table:table-cell>
          <table:table-cell office:value-type="float" office:value="0.344797">
            <text:p>0,344797</text:p>
          </table:table-cell>
          <table:table-cell office:value-type="float" office:value="-6.978529">
            <text:p>-6,978529</text:p>
          </table:table-cell>
          <table:table-cell table:number-columns-repeated="1019"/>
        </table:table-row>
        <table:table-row table:style-name="ro1">
          <table:table-cell office:value-type="float" office:value="383.108246">
            <text:p>383,108246</text:p>
          </table:table-cell>
          <table:table-cell office:value-type="float" office:value="-0.003235">
            <text:p>-0,003235</text:p>
          </table:table-cell>
          <table:table-cell office:value-type="float" office:value="-0.003201">
            <text:p>-0,003201</text:p>
          </table:table-cell>
          <table:table-cell office:value-type="float" office:value="0.344797">
            <text:p>0,344797</text:p>
          </table:table-cell>
          <table:table-cell office:value-type="float" office:value="-6.978529">
            <text:p>-6,978529</text:p>
          </table:table-cell>
          <table:table-cell table:number-columns-repeated="1019"/>
        </table:table-row>
        <table:table-row table:style-name="ro1">
          <table:table-cell office:value-type="float" office:value="383.108246">
            <text:p>383,108246</text:p>
          </table:table-cell>
          <table:table-cell office:value-type="float" office:value="-0.003236">
            <text:p>-0,003236</text:p>
          </table:table-cell>
          <table:table-cell office:value-type="float" office:value="-0.0032">
            <text:p>-0,0032</text:p>
          </table:table-cell>
          <table:table-cell office:value-type="float" office:value="0.344797">
            <text:p>0,344797</text:p>
          </table:table-cell>
          <table:table-cell office:value-type="float" office:value="-6.998235">
            <text:p>-6,998235</text:p>
          </table:table-cell>
          <table:table-cell table:number-columns-repeated="1019"/>
        </table:table-row>
        <table:table-row table:style-name="ro1">
          <table:table-cell office:value-type="float" office:value="383.108246">
            <text:p>383,108246</text:p>
          </table:table-cell>
          <table:table-cell office:value-type="float" office:value="-0.003236">
            <text:p>-0,003236</text:p>
          </table:table-cell>
          <table:table-cell office:value-type="float" office:value="-0.0032">
            <text:p>-0,0032</text:p>
          </table:table-cell>
          <table:table-cell office:value-type="float" office:value="0.344797">
            <text:p>0,344797</text:p>
          </table:table-cell>
          <table:table-cell office:value-type="float" office:value="-7.017059">
            <text:p>-7,017059</text:p>
          </table:table-cell>
          <table:table-cell table:number-columns-repeated="1019"/>
        </table:table-row>
        <table:table-row table:style-name="ro1">
          <table:table-cell office:value-type="float" office:value="383.108246">
            <text:p>383,108246</text:p>
          </table:table-cell>
          <table:table-cell office:value-type="float" office:value="-0.003236">
            <text:p>-0,003236</text:p>
          </table:table-cell>
          <table:table-cell office:value-type="float" office:value="-0.003201">
            <text:p>-0,003201</text:p>
          </table:table-cell>
          <table:table-cell office:value-type="float" office:value="0.344797">
            <text:p>0,344797</text:p>
          </table:table-cell>
          <table:table-cell office:value-type="float" office:value="-7.017059">
            <text:p>-7,017059</text:p>
          </table:table-cell>
          <table:table-cell table:number-columns-repeated="1019"/>
        </table:table-row>
        <table:table-row table:style-name="ro1">
          <table:table-cell office:value-type="float" office:value="383.108246">
            <text:p>383,108246</text:p>
          </table:table-cell>
          <table:table-cell office:value-type="float" office:value="-0.003235">
            <text:p>-0,003235</text:p>
          </table:table-cell>
          <table:table-cell office:value-type="float" office:value="-0.003201">
            <text:p>-0,003201</text:p>
          </table:table-cell>
          <table:table-cell office:value-type="float" office:value="0.344797">
            <text:p>0,344797</text:p>
          </table:table-cell>
          <table:table-cell office:value-type="float" office:value="-7.03647">
            <text:p>-7,03647</text:p>
          </table:table-cell>
          <table:table-cell table:number-columns-repeated="1019"/>
        </table:table-row>
        <table:table-row table:style-name="ro1">
          <table:table-cell office:value-type="float" office:value="385.190369">
            <text:p>385,190369</text:p>
          </table:table-cell>
          <table:table-cell office:value-type="float" office:value="-0.003237">
            <text:p>-0,003237</text:p>
          </table:table-cell>
          <table:table-cell office:value-type="float" office:value="-0.003196">
            <text:p>-0,003196</text:p>
          </table:table-cell>
          <table:table-cell office:value-type="float" office:value="0.346671">
            <text:p>0,346671</text:p>
          </table:table-cell>
          <table:table-cell office:value-type="float" office:value="-7.03647">
            <text:p>-7,03647</text:p>
          </table:table-cell>
          <table:table-cell table:number-columns-repeated="1019"/>
        </table:table-row>
        <table:table-row table:style-name="ro1">
          <table:table-cell office:value-type="float" office:value="384.496338">
            <text:p>384,496338</text:p>
          </table:table-cell>
          <table:table-cell office:value-type="float" office:value="-0.003236">
            <text:p>-0,003236</text:p>
          </table:table-cell>
          <table:table-cell office:value-type="float" office:value="-0.003201">
            <text:p>-0,003201</text:p>
          </table:table-cell>
          <table:table-cell office:value-type="float" office:value="0.346047">
            <text:p>0,346047</text:p>
          </table:table-cell>
          <table:table-cell office:value-type="float" office:value="-7.055588">
            <text:p>-7,055588</text:p>
          </table:table-cell>
          <table:table-cell table:number-columns-repeated="1019"/>
        </table:table-row>
        <table:table-row table:style-name="ro1">
          <table:table-cell office:value-type="float" office:value="384.496338">
            <text:p>384,496338</text:p>
          </table:table-cell>
          <table:table-cell office:value-type="float" office:value="-0.003235">
            <text:p>-0,003235</text:p>
          </table:table-cell>
          <table:table-cell office:value-type="float" office:value="-0.003201">
            <text:p>-0,003201</text:p>
          </table:table-cell>
          <table:table-cell office:value-type="float" office:value="0.346047">
            <text:p>0,346047</text:p>
          </table:table-cell>
          <table:table-cell office:value-type="float" office:value="-7.055588">
            <text:p>-7,055588</text:p>
          </table:table-cell>
          <table:table-cell table:number-columns-repeated="1019"/>
        </table:table-row>
        <table:table-row table:style-name="ro1">
          <table:table-cell office:value-type="float" office:value="385.884399">
            <text:p>385,884399</text:p>
          </table:table-cell>
          <table:table-cell office:value-type="float" office:value="-0.003236">
            <text:p>-0,003236</text:p>
          </table:table-cell>
          <table:table-cell office:value-type="float" office:value="-0.003201">
            <text:p>-0,003201</text:p>
          </table:table-cell>
          <table:table-cell office:value-type="float" office:value="0.347296">
            <text:p>0,347296</text:p>
          </table:table-cell>
          <table:table-cell office:value-type="float" office:value="-7.073823">
            <text:p>-7,073823</text:p>
          </table:table-cell>
          <table:table-cell table:number-columns-repeated="1019"/>
        </table:table-row>
        <table:table-row table:style-name="ro1">
          <table:table-cell office:value-type="float" office:value="385.884399">
            <text:p>385,884399</text:p>
          </table:table-cell>
          <table:table-cell office:value-type="float" office:value="-0.003238">
            <text:p>-0,003238</text:p>
          </table:table-cell>
          <table:table-cell office:value-type="float" office:value="-0.0032">
            <text:p>-0,0032</text:p>
          </table:table-cell>
          <table:table-cell office:value-type="float" office:value="0.347296">
            <text:p>0,347296</text:p>
          </table:table-cell>
          <table:table-cell office:value-type="float" office:value="-7.073823">
            <text:p>-7,073823</text:p>
          </table:table-cell>
          <table:table-cell table:number-columns-repeated="1019"/>
        </table:table-row>
        <table:table-row table:style-name="ro1">
          <table:table-cell office:value-type="float" office:value="384.496338">
            <text:p>384,496338</text:p>
          </table:table-cell>
          <table:table-cell office:value-type="float" office:value="-0.003236">
            <text:p>-0,003236</text:p>
          </table:table-cell>
          <table:table-cell office:value-type="float" office:value="-0.003201">
            <text:p>-0,003201</text:p>
          </table:table-cell>
          <table:table-cell office:value-type="float" office:value="0.346047">
            <text:p>0,346047</text:p>
          </table:table-cell>
          <table:table-cell office:value-type="float" office:value="-7.093235">
            <text:p>-7,093235</text:p>
          </table:table-cell>
          <table:table-cell table:number-columns-repeated="1019"/>
        </table:table-row>
        <table:table-row table:style-name="ro1">
          <table:table-cell office:value-type="float" office:value="384.496338">
            <text:p>384,496338</text:p>
          </table:table-cell>
          <table:table-cell office:value-type="float" office:value="-0.003233">
            <text:p>-0,003233</text:p>
          </table:table-cell>
          <table:table-cell office:value-type="float" office:value="-0.003201">
            <text:p>-0,003201</text:p>
          </table:table-cell>
          <table:table-cell office:value-type="float" office:value="0.346047">
            <text:p>0,346047</text:p>
          </table:table-cell>
          <table:table-cell office:value-type="float" office:value="-7.093235">
            <text:p>-7,093235</text:p>
          </table:table-cell>
          <table:table-cell table:number-columns-repeated="1019"/>
        </table:table-row>
        <table:table-row table:style-name="ro1">
          <table:table-cell office:value-type="float" office:value="385.190369">
            <text:p>385,190369</text:p>
          </table:table-cell>
          <table:table-cell office:value-type="float" office:value="-0.003235">
            <text:p>-0,003235</text:p>
          </table:table-cell>
          <table:table-cell office:value-type="float" office:value="-0.0032">
            <text:p>-0,0032</text:p>
          </table:table-cell>
          <table:table-cell office:value-type="float" office:value="0.346671">
            <text:p>0,346671</text:p>
          </table:table-cell>
          <table:table-cell office:value-type="float" office:value="-7.112647">
            <text:p>-7,112647</text:p>
          </table:table-cell>
          <table:table-cell table:number-columns-repeated="1019"/>
        </table:table-row>
        <table:table-row table:style-name="ro1">
          <table:table-cell office:value-type="float" office:value="385.190369">
            <text:p>385,190369</text:p>
          </table:table-cell>
          <table:table-cell office:value-type="float" office:value="-0.003238">
            <text:p>-0,003238</text:p>
          </table:table-cell>
          <table:table-cell office:value-type="float" office:value="-0.003202">
            <text:p>-0,003202</text:p>
          </table:table-cell>
          <table:table-cell office:value-type="float" office:value="0.346671">
            <text:p>0,346671</text:p>
          </table:table-cell>
          <table:table-cell office:value-type="float" office:value="-7.112647">
            <text:p>-7,112647</text:p>
          </table:table-cell>
          <table:table-cell table:number-columns-repeated="1019"/>
        </table:table-row>
        <table:table-row table:style-name="ro1">
          <table:table-cell office:value-type="float" office:value="386.57843">
            <text:p>386,57843</text:p>
          </table:table-cell>
          <table:table-cell office:value-type="float" office:value="-0.003236">
            <text:p>-0,003236</text:p>
          </table:table-cell>
          <table:table-cell office:value-type="float" office:value="-0.0032">
            <text:p>-0,0032</text:p>
          </table:table-cell>
          <table:table-cell office:value-type="float" office:value="0.347921">
            <text:p>0,347921</text:p>
          </table:table-cell>
          <table:table-cell office:value-type="float" office:value="-7.131471">
            <text:p>-7,131471</text:p>
          </table:table-cell>
          <table:table-cell table:number-columns-repeated="1019"/>
        </table:table-row>
        <table:table-row table:style-name="ro1">
          <table:table-cell office:value-type="float" office:value="386.57843">
            <text:p>386,57843</text:p>
          </table:table-cell>
          <table:table-cell office:value-type="float" office:value="-0.003235">
            <text:p>-0,003235</text:p>
          </table:table-cell>
          <table:table-cell office:value-type="float" office:value="-0.003201">
            <text:p>-0,003201</text:p>
          </table:table-cell>
          <table:table-cell office:value-type="float" office:value="0.347921">
            <text:p>0,347921</text:p>
          </table:table-cell>
          <table:table-cell office:value-type="float" office:value="-7.131471">
            <text:p>-7,131471</text:p>
          </table:table-cell>
          <table:table-cell table:number-columns-repeated="1019"/>
        </table:table-row>
        <table:table-row table:style-name="ro1">
          <table:table-cell office:value-type="float" office:value="385.190369">
            <text:p>385,190369</text:p>
          </table:table-cell>
          <table:table-cell office:value-type="float" office:value="-0.003236">
            <text:p>-0,003236</text:p>
          </table:table-cell>
          <table:table-cell office:value-type="float" office:value="-0.003201">
            <text:p>-0,003201</text:p>
          </table:table-cell>
          <table:table-cell office:value-type="float" office:value="0.346671">
            <text:p>0,346671</text:p>
          </table:table-cell>
          <table:table-cell office:value-type="float" office:value="-7.150294">
            <text:p>-7,150294</text:p>
          </table:table-cell>
          <table:table-cell table:number-columns-repeated="1019"/>
        </table:table-row>
        <table:table-row table:style-name="ro1">
          <table:table-cell office:value-type="float" office:value="385.190369">
            <text:p>385,190369</text:p>
          </table:table-cell>
          <table:table-cell office:value-type="float" office:value="-0.003235">
            <text:p>-0,003235</text:p>
          </table:table-cell>
          <table:table-cell office:value-type="float" office:value="-0.003202">
            <text:p>-0,003202</text:p>
          </table:table-cell>
          <table:table-cell office:value-type="float" office:value="0.346671">
            <text:p>0,346671</text:p>
          </table:table-cell>
          <table:table-cell office:value-type="float" office:value="-7.150294">
            <text:p>-7,150294</text:p>
          </table:table-cell>
          <table:table-cell table:number-columns-repeated="1019"/>
        </table:table-row>
        <table:table-row table:style-name="ro1">
          <table:table-cell office:value-type="float" office:value="387.272491">
            <text:p>387,272491</text:p>
          </table:table-cell>
          <table:table-cell office:value-type="float" office:value="-0.003236">
            <text:p>-0,003236</text:p>
          </table:table-cell>
          <table:table-cell office:value-type="float" office:value="-0.003201">
            <text:p>-0,003201</text:p>
          </table:table-cell>
          <table:table-cell office:value-type="float" office:value="0.348545">
            <text:p>0,348545</text:p>
          </table:table-cell>
          <table:table-cell office:value-type="float" office:value="-7.169706">
            <text:p>-7,169706</text:p>
          </table:table-cell>
          <table:table-cell table:number-columns-repeated="1019"/>
        </table:table-row>
        <table:table-row table:style-name="ro1">
          <table:table-cell office:value-type="float" office:value="387.272491">
            <text:p>387,272491</text:p>
          </table:table-cell>
          <table:table-cell office:value-type="float" office:value="-0.003235">
            <text:p>-0,003235</text:p>
          </table:table-cell>
          <table:table-cell office:value-type="float" office:value="-0.003201">
            <text:p>-0,003201</text:p>
          </table:table-cell>
          <table:table-cell office:value-type="float" office:value="0.348545">
            <text:p>0,348545</text:p>
          </table:table-cell>
          <table:table-cell office:value-type="float" office:value="-7.169706">
            <text:p>-7,169706</text:p>
          </table:table-cell>
          <table:table-cell table:number-columns-repeated="1019"/>
        </table:table-row>
        <table:table-row table:style-name="ro1">
          <table:table-cell office:value-type="float" office:value="387.966522">
            <text:p>387,966522</text:p>
          </table:table-cell>
          <table:table-cell office:value-type="float" office:value="-0.003235">
            <text:p>-0,003235</text:p>
          </table:table-cell>
          <table:table-cell office:value-type="float" office:value="-0.0032">
            <text:p>-0,0032</text:p>
          </table:table-cell>
          <table:table-cell office:value-type="float" office:value="0.34917">
            <text:p>0,34917</text:p>
          </table:table-cell>
          <table:table-cell office:value-type="float" office:value="-7.189706">
            <text:p>-7,189706</text:p>
          </table:table-cell>
          <table:table-cell table:number-columns-repeated="1019"/>
        </table:table-row>
        <table:table-row table:style-name="ro1">
          <table:table-cell office:value-type="float" office:value="387.966522">
            <text:p>387,966522</text:p>
          </table:table-cell>
          <table:table-cell office:value-type="float" office:value="-0.003236">
            <text:p>-0,003236</text:p>
          </table:table-cell>
          <table:table-cell office:value-type="float" office:value="-0.003201">
            <text:p>-0,003201</text:p>
          </table:table-cell>
          <table:table-cell office:value-type="float" office:value="0.34917">
            <text:p>0,34917</text:p>
          </table:table-cell>
          <table:table-cell office:value-type="float" office:value="-7.189706">
            <text:p>-7,189706</text:p>
          </table:table-cell>
          <table:table-cell table:number-columns-repeated="1019"/>
        </table:table-row>
        <table:table-row table:style-name="ro1">
          <table:table-cell office:value-type="float" office:value="389.354584">
            <text:p>389,354584</text:p>
          </table:table-cell>
          <table:table-cell office:value-type="float" office:value="-0.003236">
            <text:p>-0,003236</text:p>
          </table:table-cell>
          <table:table-cell office:value-type="float" office:value="-0.003202">
            <text:p>-0,003202</text:p>
          </table:table-cell>
          <table:table-cell office:value-type="float" office:value="0.350419">
            <text:p>0,350419</text:p>
          </table:table-cell>
          <table:table-cell office:value-type="float" office:value="-7.209412">
            <text:p>-7,209412</text:p>
          </table:table-cell>
          <table:table-cell table:number-columns-repeated="1019"/>
        </table:table-row>
        <table:table-row table:style-name="ro1">
          <table:table-cell office:value-type="float" office:value="389.354584">
            <text:p>389,354584</text:p>
          </table:table-cell>
          <table:table-cell office:value-type="float" office:value="-0.003237">
            <text:p>-0,003237</text:p>
          </table:table-cell>
          <table:table-cell office:value-type="float" office:value="-0.0032">
            <text:p>-0,0032</text:p>
          </table:table-cell>
          <table:table-cell office:value-type="float" office:value="0.350419">
            <text:p>0,350419</text:p>
          </table:table-cell>
          <table:table-cell office:value-type="float" office:value="-7.209412">
            <text:p>-7,209412</text:p>
          </table:table-cell>
          <table:table-cell table:number-columns-repeated="1019"/>
        </table:table-row>
        <table:table-row table:style-name="ro1">
          <table:table-cell office:value-type="float" office:value="389.354584">
            <text:p>389,354584</text:p>
          </table:table-cell>
          <table:table-cell office:value-type="float" office:value="-0.003236">
            <text:p>-0,003236</text:p>
          </table:table-cell>
          <table:table-cell office:value-type="float" office:value="-0.003202">
            <text:p>-0,003202</text:p>
          </table:table-cell>
          <table:table-cell office:value-type="float" office:value="0.350419">
            <text:p>0,350419</text:p>
          </table:table-cell>
          <table:table-cell office:value-type="float" office:value="-7.228235">
            <text:p>-7,228235</text:p>
          </table:table-cell>
          <table:table-cell table:number-columns-repeated="1019"/>
        </table:table-row>
        <table:table-row table:style-name="ro1">
          <table:table-cell office:value-type="float" office:value="389.354584">
            <text:p>389,354584</text:p>
          </table:table-cell>
          <table:table-cell office:value-type="float" office:value="-0.003235">
            <text:p>-0,003235</text:p>
          </table:table-cell>
          <table:table-cell office:value-type="float" office:value="-0.0032">
            <text:p>-0,0032</text:p>
          </table:table-cell>
          <table:table-cell office:value-type="float" office:value="0.350419">
            <text:p>0,350419</text:p>
          </table:table-cell>
          <table:table-cell office:value-type="float" office:value="-7.247059">
            <text:p>-7,247059</text:p>
          </table:table-cell>
          <table:table-cell table:number-columns-repeated="1019"/>
        </table:table-row>
        <table:table-row table:style-name="ro1">
          <table:table-cell office:value-type="float" office:value="389.354584">
            <text:p>389,354584</text:p>
          </table:table-cell>
          <table:table-cell office:value-type="float" office:value="-0.003237">
            <text:p>-0,003237</text:p>
          </table:table-cell>
          <table:table-cell office:value-type="float" office:value="-0.003202">
            <text:p>-0,003202</text:p>
          </table:table-cell>
          <table:table-cell office:value-type="float" office:value="0.350419">
            <text:p>0,350419</text:p>
          </table:table-cell>
          <table:table-cell office:value-type="float" office:value="-7.247059">
            <text:p>-7,247059</text:p>
          </table:table-cell>
          <table:table-cell table:number-columns-repeated="1019"/>
        </table:table-row>
        <table:table-row table:style-name="ro1">
          <table:table-cell office:value-type="float" office:value="389.354584">
            <text:p>389,354584</text:p>
          </table:table-cell>
          <table:table-cell office:value-type="float" office:value="-0.003236">
            <text:p>-0,003236</text:p>
          </table:table-cell>
          <table:table-cell office:value-type="float" office:value="-0.003202">
            <text:p>-0,003202</text:p>
          </table:table-cell>
          <table:table-cell office:value-type="float" office:value="0.350419">
            <text:p>0,350419</text:p>
          </table:table-cell>
          <table:table-cell office:value-type="float" office:value="-7.266177">
            <text:p>-7,266177</text:p>
          </table:table-cell>
          <table:table-cell table:number-columns-repeated="1019"/>
        </table:table-row>
        <table:table-row table:style-name="ro1">
          <table:table-cell office:value-type="float" office:value="390.048615">
            <text:p>390,048615</text:p>
          </table:table-cell>
          <table:table-cell office:value-type="float" office:value="-0.003236">
            <text:p>-0,003236</text:p>
          </table:table-cell>
          <table:table-cell office:value-type="float" office:value="-0.0032">
            <text:p>-0,0032</text:p>
          </table:table-cell>
          <table:table-cell office:value-type="float" office:value="0.351044">
            <text:p>0,351044</text:p>
          </table:table-cell>
          <table:table-cell office:value-type="float" office:value="-7.266177">
            <text:p>-7,266177</text:p>
          </table:table-cell>
          <table:table-cell table:number-columns-repeated="1019"/>
        </table:table-row>
        <table:table-row table:style-name="ro1">
          <table:table-cell office:value-type="float" office:value="390.742676">
            <text:p>390,742676</text:p>
          </table:table-cell>
          <table:table-cell office:value-type="float" office:value="-0.003237">
            <text:p>-0,003237</text:p>
          </table:table-cell>
          <table:table-cell office:value-type="float" office:value="-0.003201">
            <text:p>-0,003201</text:p>
          </table:table-cell>
          <table:table-cell office:value-type="float" office:value="0.351668">
            <text:p>0,351668</text:p>
          </table:table-cell>
          <table:table-cell office:value-type="float" office:value="-7.285">
            <text:p>-7,285</text:p>
          </table:table-cell>
          <table:table-cell table:number-columns-repeated="1019"/>
        </table:table-row>
        <table:table-row table:style-name="ro1">
          <table:table-cell office:value-type="float" office:value="390.742676">
            <text:p>390,742676</text:p>
          </table:table-cell>
          <table:table-cell office:value-type="float" office:value="-0.003235">
            <text:p>-0,003235</text:p>
          </table:table-cell>
          <table:table-cell office:value-type="float" office:value="-0.0032">
            <text:p>-0,0032</text:p>
          </table:table-cell>
          <table:table-cell office:value-type="float" office:value="0.351668">
            <text:p>0,351668</text:p>
          </table:table-cell>
          <table:table-cell office:value-type="float" office:value="-7.285">
            <text:p>-7,285</text:p>
          </table:table-cell>
          <table:table-cell table:number-columns-repeated="1019"/>
        </table:table-row>
        <table:table-row table:style-name="ro1">
          <table:table-cell office:value-type="float" office:value="390.048615">
            <text:p>390,048615</text:p>
          </table:table-cell>
          <table:table-cell office:value-type="float" office:value="-0.003235">
            <text:p>-0,003235</text:p>
          </table:table-cell>
          <table:table-cell office:value-type="float" office:value="-0.003202">
            <text:p>-0,003202</text:p>
          </table:table-cell>
          <table:table-cell office:value-type="float" office:value="0.351044">
            <text:p>0,351044</text:p>
          </table:table-cell>
          <table:table-cell office:value-type="float" office:value="-7.304706">
            <text:p>-7,304706</text:p>
          </table:table-cell>
          <table:table-cell table:number-columns-repeated="1019"/>
        </table:table-row>
        <table:table-row table:style-name="ro1">
          <table:table-cell office:value-type="float" office:value="390.048615">
            <text:p>390,048615</text:p>
          </table:table-cell>
          <table:table-cell office:value-type="float" office:value="-0.003235">
            <text:p>-0,003235</text:p>
          </table:table-cell>
          <table:table-cell office:value-type="float" office:value="-0.003202">
            <text:p>-0,003202</text:p>
          </table:table-cell>
          <table:table-cell office:value-type="float" office:value="0.351044">
            <text:p>0,351044</text:p>
          </table:table-cell>
          <table:table-cell office:value-type="float" office:value="-7.304706">
            <text:p>-7,304706</text:p>
          </table:table-cell>
          <table:table-cell table:number-columns-repeated="1019"/>
        </table:table-row>
        <table:table-row table:style-name="ro1">
          <table:table-cell office:value-type="float" office:value="390.742676">
            <text:p>390,742676</text:p>
          </table:table-cell>
          <table:table-cell office:value-type="float" office:value="-0.003235">
            <text:p>-0,003235</text:p>
          </table:table-cell>
          <table:table-cell office:value-type="float" office:value="-0.0032">
            <text:p>-0,0032</text:p>
          </table:table-cell>
          <table:table-cell office:value-type="float" office:value="0.351668">
            <text:p>0,351668</text:p>
          </table:table-cell>
          <table:table-cell office:value-type="float" office:value="-7.323823">
            <text:p>-7,323823</text:p>
          </table:table-cell>
          <table:table-cell table:number-columns-repeated="1019"/>
        </table:table-row>
        <table:table-row table:style-name="ro1">
          <table:table-cell office:value-type="float" office:value="390.742676">
            <text:p>390,742676</text:p>
          </table:table-cell>
          <table:table-cell office:value-type="float" office:value="-0.003235">
            <text:p>-0,003235</text:p>
          </table:table-cell>
          <table:table-cell office:value-type="float" office:value="-0.003202">
            <text:p>-0,003202</text:p>
          </table:table-cell>
          <table:table-cell office:value-type="float" office:value="0.351668">
            <text:p>0,351668</text:p>
          </table:table-cell>
          <table:table-cell office:value-type="float" office:value="-7.323823">
            <text:p>-7,323823</text:p>
          </table:table-cell>
          <table:table-cell table:number-columns-repeated="1019"/>
        </table:table-row>
        <table:table-row table:style-name="ro1">
          <table:table-cell office:value-type="float" office:value="392.130737">
            <text:p>392,130737</text:p>
          </table:table-cell>
          <table:table-cell office:value-type="float" office:value="-0.003235">
            <text:p>-0,003235</text:p>
          </table:table-cell>
          <table:table-cell office:value-type="float" office:value="-0.0032">
            <text:p>-0,0032</text:p>
          </table:table-cell>
          <table:table-cell office:value-type="float" office:value="0.352918">
            <text:p>0,352918</text:p>
          </table:table-cell>
          <table:table-cell office:value-type="float" office:value="-7.342941">
            <text:p>-7,342941</text:p>
          </table:table-cell>
          <table:table-cell table:number-columns-repeated="1019"/>
        </table:table-row>
        <table:table-row table:style-name="ro1">
          <table:table-cell office:value-type="float" office:value="392.130737">
            <text:p>392,130737</text:p>
          </table:table-cell>
          <table:table-cell office:value-type="float" office:value="-0.003236">
            <text:p>-0,003236</text:p>
          </table:table-cell>
          <table:table-cell office:value-type="float" office:value="-0.003202">
            <text:p>-0,003202</text:p>
          </table:table-cell>
          <table:table-cell office:value-type="float" office:value="0.352918">
            <text:p>0,352918</text:p>
          </table:table-cell>
          <table:table-cell office:value-type="float" office:value="-7.342941">
            <text:p>-7,342941</text:p>
          </table:table-cell>
          <table:table-cell table:number-columns-repeated="1019"/>
        </table:table-row>
        <table:table-row table:style-name="ro1">
          <table:table-cell office:value-type="float" office:value="392.130737">
            <text:p>392,130737</text:p>
          </table:table-cell>
          <table:table-cell office:value-type="float" office:value="-0.003235">
            <text:p>-0,003235</text:p>
          </table:table-cell>
          <table:table-cell office:value-type="float" office:value="-0.0032">
            <text:p>-0,0032</text:p>
          </table:table-cell>
          <table:table-cell office:value-type="float" office:value="0.352918">
            <text:p>0,352918</text:p>
          </table:table-cell>
          <table:table-cell office:value-type="float" office:value="-7.362059">
            <text:p>-7,362059</text:p>
          </table:table-cell>
          <table:table-cell table:number-columns-repeated="1019"/>
        </table:table-row>
        <table:table-row table:style-name="ro1">
          <table:table-cell office:value-type="float" office:value="392.130737">
            <text:p>392,130737</text:p>
          </table:table-cell>
          <table:table-cell office:value-type="float" office:value="-0.003235">
            <text:p>-0,003235</text:p>
          </table:table-cell>
          <table:table-cell office:value-type="float" office:value="-0.003201">
            <text:p>-0,003201</text:p>
          </table:table-cell>
          <table:table-cell office:value-type="float" office:value="0.352918">
            <text:p>0,352918</text:p>
          </table:table-cell>
          <table:table-cell office:value-type="float" office:value="-7.362059">
            <text:p>-7,362059</text:p>
          </table:table-cell>
          <table:table-cell table:number-columns-repeated="1019"/>
        </table:table-row>
        <table:table-row table:style-name="ro1">
          <table:table-cell office:value-type="float" office:value="392.824768">
            <text:p>392,824768</text:p>
          </table:table-cell>
          <table:table-cell office:value-type="float" office:value="-0.003235">
            <text:p>-0,003235</text:p>
          </table:table-cell>
          <table:table-cell office:value-type="float" office:value="-0.0032">
            <text:p>-0,0032</text:p>
          </table:table-cell>
          <table:table-cell office:value-type="float" office:value="0.353542">
            <text:p>0,353542</text:p>
          </table:table-cell>
          <table:table-cell office:value-type="float" office:value="-7.381471">
            <text:p>-7,381471</text:p>
          </table:table-cell>
          <table:table-cell table:number-columns-repeated="1019"/>
        </table:table-row>
        <table:table-row table:style-name="ro1">
          <table:table-cell office:value-type="float" office:value="392.824768">
            <text:p>392,824768</text:p>
          </table:table-cell>
          <table:table-cell office:value-type="float" office:value="-0.003236">
            <text:p>-0,003236</text:p>
          </table:table-cell>
          <table:table-cell office:value-type="float" office:value="-0.003202">
            <text:p>-0,003202</text:p>
          </table:table-cell>
          <table:table-cell office:value-type="float" office:value="0.353542">
            <text:p>0,353542</text:p>
          </table:table-cell>
          <table:table-cell office:value-type="float" office:value="-7.381471">
            <text:p>-7,381471</text:p>
          </table:table-cell>
          <table:table-cell table:number-columns-repeated="1019"/>
        </table:table-row>
        <table:table-row table:style-name="ro1">
          <table:table-cell office:value-type="float" office:value="394.21283">
            <text:p>394,21283</text:p>
          </table:table-cell>
          <table:table-cell office:value-type="float" office:value="-0.003237">
            <text:p>-0,003237</text:p>
          </table:table-cell>
          <table:table-cell office:value-type="float" office:value="-0.0032">
            <text:p>-0,0032</text:p>
          </table:table-cell>
          <table:table-cell office:value-type="float" office:value="0.354792">
            <text:p>0,354792</text:p>
          </table:table-cell>
          <table:table-cell office:value-type="float" office:value="-7.400294">
            <text:p>-7,400294</text:p>
          </table:table-cell>
          <table:table-cell table:number-columns-repeated="1019"/>
        </table:table-row>
        <table:table-row table:style-name="ro1">
          <table:table-cell office:value-type="float" office:value="394.21283">
            <text:p>394,21283</text:p>
          </table:table-cell>
          <table:table-cell office:value-type="float" office:value="-0.003235">
            <text:p>-0,003235</text:p>
          </table:table-cell>
          <table:table-cell office:value-type="float" office:value="-0.003201">
            <text:p>-0,003201</text:p>
          </table:table-cell>
          <table:table-cell office:value-type="float" office:value="0.354792">
            <text:p>0,354792</text:p>
          </table:table-cell>
          <table:table-cell office:value-type="float" office:value="-7.400294">
            <text:p>-7,400294</text:p>
          </table:table-cell>
          <table:table-cell table:number-columns-repeated="1019"/>
        </table:table-row>
        <table:table-row table:style-name="ro1">
          <table:table-cell office:value-type="float" office:value="393.518799">
            <text:p>393,518799</text:p>
          </table:table-cell>
          <table:table-cell office:value-type="float" office:value="-0.003236">
            <text:p>-0,003236</text:p>
          </table:table-cell>
          <table:table-cell office:value-type="float" office:value="-0.003198">
            <text:p>-0,003198</text:p>
          </table:table-cell>
          <table:table-cell office:value-type="float" office:value="0.354167">
            <text:p>0,354167</text:p>
          </table:table-cell>
          <table:table-cell office:value-type="float" office:value="-7.419706">
            <text:p>-7,419706</text:p>
          </table:table-cell>
          <table:table-cell table:number-columns-repeated="1019"/>
        </table:table-row>
        <table:table-row table:style-name="ro1">
          <table:table-cell office:value-type="float" office:value="393.518799">
            <text:p>393,518799</text:p>
          </table:table-cell>
          <table:table-cell office:value-type="float" office:value="-0.003232">
            <text:p>-0,003232</text:p>
          </table:table-cell>
          <table:table-cell office:value-type="float" office:value="-0.003204">
            <text:p>-0,003204</text:p>
          </table:table-cell>
          <table:table-cell office:value-type="float" office:value="0.354167">
            <text:p>0,354167</text:p>
          </table:table-cell>
          <table:table-cell office:value-type="float" office:value="-7.419706">
            <text:p>-7,419706</text:p>
          </table:table-cell>
          <table:table-cell table:number-columns-repeated="1019"/>
        </table:table-row>
        <table:table-row table:style-name="ro1">
          <table:table-cell office:value-type="float" office:value="394.21283">
            <text:p>394,21283</text:p>
          </table:table-cell>
          <table:table-cell office:value-type="float" office:value="-0.003233">
            <text:p>-0,003233</text:p>
          </table:table-cell>
          <table:table-cell office:value-type="float" office:value="-0.003201">
            <text:p>-0,003201</text:p>
          </table:table-cell>
          <table:table-cell office:value-type="float" office:value="0.354792">
            <text:p>0,354792</text:p>
          </table:table-cell>
          <table:table-cell office:value-type="float" office:value="-7.439412">
            <text:p>-7,439412</text:p>
          </table:table-cell>
          <table:table-cell table:number-columns-repeated="1019"/>
        </table:table-row>
        <table:table-row table:style-name="ro1">
          <table:table-cell office:value-type="float" office:value="394.21283">
            <text:p>394,21283</text:p>
          </table:table-cell>
          <table:table-cell office:value-type="float" office:value="-0.003236">
            <text:p>-0,003236</text:p>
          </table:table-cell>
          <table:table-cell office:value-type="float" office:value="-0.003202">
            <text:p>-0,003202</text:p>
          </table:table-cell>
          <table:table-cell office:value-type="float" office:value="0.354792">
            <text:p>0,354792</text:p>
          </table:table-cell>
          <table:table-cell office:value-type="float" office:value="-7.439412">
            <text:p>-7,439412</text:p>
          </table:table-cell>
          <table:table-cell table:number-columns-repeated="1019"/>
        </table:table-row>
        <table:table-row table:style-name="ro1">
          <table:table-cell office:value-type="float" office:value="394.906891">
            <text:p>394,906891</text:p>
          </table:table-cell>
          <table:table-cell office:value-type="float" office:value="-0.003236">
            <text:p>-0,003236</text:p>
          </table:table-cell>
          <table:table-cell office:value-type="float" office:value="-0.003202">
            <text:p>-0,003202</text:p>
          </table:table-cell>
          <table:table-cell office:value-type="float" office:value="0.355416">
            <text:p>0,355416</text:p>
          </table:table-cell>
          <table:table-cell office:value-type="float" office:value="-7.459412">
            <text:p>-7,459412</text:p>
          </table:table-cell>
          <table:table-cell table:number-columns-repeated="1019"/>
        </table:table-row>
        <table:table-row table:style-name="ro1">
          <table:table-cell office:value-type="float" office:value="394.906891">
            <text:p>394,906891</text:p>
          </table:table-cell>
          <table:table-cell office:value-type="float" office:value="-0.003236">
            <text:p>-0,003236</text:p>
          </table:table-cell>
          <table:table-cell office:value-type="float" office:value="-0.003202">
            <text:p>-0,003202</text:p>
          </table:table-cell>
          <table:table-cell office:value-type="float" office:value="0.355416">
            <text:p>0,355416</text:p>
          </table:table-cell>
          <table:table-cell office:value-type="float" office:value="-7.459412">
            <text:p>-7,459412</text:p>
          </table:table-cell>
          <table:table-cell table:number-columns-repeated="1019"/>
        </table:table-row>
        <table:table-row table:style-name="ro1">
          <table:table-cell office:value-type="float" office:value="395.600922">
            <text:p>395,600922</text:p>
          </table:table-cell>
          <table:table-cell office:value-type="float" office:value="-0.003236">
            <text:p>-0,003236</text:p>
          </table:table-cell>
          <table:table-cell office:value-type="float" office:value="-0.003198">
            <text:p>-0,003198</text:p>
          </table:table-cell>
          <table:table-cell office:value-type="float" office:value="0.356041">
            <text:p>0,356041</text:p>
          </table:table-cell>
          <table:table-cell office:value-type="float" office:value="-7.479412">
            <text:p>-7,479412</text:p>
          </table:table-cell>
          <table:table-cell table:number-columns-repeated="1019"/>
        </table:table-row>
        <table:table-row table:style-name="ro1">
          <table:table-cell office:value-type="float" office:value="395.600922">
            <text:p>395,600922</text:p>
          </table:table-cell>
          <table:table-cell office:value-type="float" office:value="-0.003236">
            <text:p>-0,003236</text:p>
          </table:table-cell>
          <table:table-cell office:value-type="float" office:value="-0.0032">
            <text:p>-0,0032</text:p>
          </table:table-cell>
          <table:table-cell office:value-type="float" office:value="0.356041">
            <text:p>0,356041</text:p>
          </table:table-cell>
          <table:table-cell office:value-type="float" office:value="-7.479412">
            <text:p>-7,479412</text:p>
          </table:table-cell>
          <table:table-cell table:number-columns-repeated="1019"/>
        </table:table-row>
        <table:table-row table:style-name="ro1">
          <table:table-cell office:value-type="float" office:value="395.600922">
            <text:p>395,600922</text:p>
          </table:table-cell>
          <table:table-cell office:value-type="float" office:value="-0.003235">
            <text:p>-0,003235</text:p>
          </table:table-cell>
          <table:table-cell office:value-type="float" office:value="-0.0032">
            <text:p>-0,0032</text:p>
          </table:table-cell>
          <table:table-cell office:value-type="float" office:value="0.356041">
            <text:p>0,356041</text:p>
          </table:table-cell>
          <table:table-cell office:value-type="float" office:value="-7.499706">
            <text:p>-7,499706</text:p>
          </table:table-cell>
          <table:table-cell table:number-columns-repeated="1019"/>
        </table:table-row>
        <table:table-row table:style-name="ro1">
          <table:table-cell office:value-type="float" office:value="395.600922">
            <text:p>395,600922</text:p>
          </table:table-cell>
          <table:table-cell office:value-type="float" office:value="-0.003236">
            <text:p>-0,003236</text:p>
          </table:table-cell>
          <table:table-cell office:value-type="float" office:value="-0.003201">
            <text:p>-0,003201</text:p>
          </table:table-cell>
          <table:table-cell office:value-type="float" office:value="0.356041">
            <text:p>0,356041</text:p>
          </table:table-cell>
          <table:table-cell office:value-type="float" office:value="-7.499706">
            <text:p>-7,499706</text:p>
          </table:table-cell>
          <table:table-cell table:number-columns-repeated="1019"/>
        </table:table-row>
        <table:table-row table:style-name="ro1">
          <table:table-cell office:value-type="float" office:value="394.906891">
            <text:p>394,906891</text:p>
          </table:table-cell>
          <table:table-cell office:value-type="float" office:value="-0.003236">
            <text:p>-0,003236</text:p>
          </table:table-cell>
          <table:table-cell office:value-type="float" office:value="-0.003202">
            <text:p>-0,003202</text:p>
          </table:table-cell>
          <table:table-cell office:value-type="float" office:value="0.355416">
            <text:p>0,355416</text:p>
          </table:table-cell>
          <table:table-cell office:value-type="float" office:value="-7.519706">
            <text:p>-7,519706</text:p>
          </table:table-cell>
          <table:table-cell table:number-columns-repeated="1019"/>
        </table:table-row>
        <table:table-row table:style-name="ro1">
          <table:table-cell office:value-type="float" office:value="394.906891">
            <text:p>394,906891</text:p>
          </table:table-cell>
          <table:table-cell office:value-type="float" office:value="-0.003233">
            <text:p>-0,003233</text:p>
          </table:table-cell>
          <table:table-cell office:value-type="float" office:value="-0.003202">
            <text:p>-0,003202</text:p>
          </table:table-cell>
          <table:table-cell office:value-type="float" office:value="0.355416">
            <text:p>0,355416</text:p>
          </table:table-cell>
          <table:table-cell office:value-type="float" office:value="-7.519706">
            <text:p>-7,519706</text:p>
          </table:table-cell>
          <table:table-cell table:number-columns-repeated="1019"/>
        </table:table-row>
        <table:table-row table:style-name="ro1">
          <table:table-cell office:value-type="float" office:value="396.294952">
            <text:p>396,294952</text:p>
          </table:table-cell>
          <table:table-cell office:value-type="float" office:value="-0.003236">
            <text:p>-0,003236</text:p>
          </table:table-cell>
          <table:table-cell office:value-type="float" office:value="-0.003203">
            <text:p>-0,003203</text:p>
          </table:table-cell>
          <table:table-cell office:value-type="float" office:value="0.356665">
            <text:p>0,356665</text:p>
          </table:table-cell>
          <table:table-cell office:value-type="float" office:value="-7.539706">
            <text:p>-7,539706</text:p>
          </table:table-cell>
          <table:table-cell table:number-columns-repeated="1019"/>
        </table:table-row>
        <table:table-row table:style-name="ro1">
          <table:table-cell office:value-type="float" office:value="396.294952">
            <text:p>396,294952</text:p>
          </table:table-cell>
          <table:table-cell office:value-type="float" office:value="-0.003233">
            <text:p>-0,003233</text:p>
          </table:table-cell>
          <table:table-cell office:value-type="float" office:value="-0.0032">
            <text:p>-0,0032</text:p>
          </table:table-cell>
          <table:table-cell office:value-type="float" office:value="0.356665">
            <text:p>0,356665</text:p>
          </table:table-cell>
          <table:table-cell office:value-type="float" office:value="-7.539706">
            <text:p>-7,539706</text:p>
          </table:table-cell>
          <table:table-cell table:number-columns-repeated="1019"/>
        </table:table-row>
        <table:table-row table:style-name="ro1">
          <table:table-cell office:value-type="float" office:value="396.988983">
            <text:p>396,988983</text:p>
          </table:table-cell>
          <table:table-cell office:value-type="float" office:value="-0.003235">
            <text:p>-0,003235</text:p>
          </table:table-cell>
          <table:table-cell office:value-type="float" office:value="-0.003201">
            <text:p>-0,003201</text:p>
          </table:table-cell>
          <table:table-cell office:value-type="float" office:value="0.35729">
            <text:p>0,35729</text:p>
          </table:table-cell>
          <table:table-cell office:value-type="float" office:value="-7.559412">
            <text:p>-7,559412</text:p>
          </table:table-cell>
          <table:table-cell table:number-columns-repeated="1019"/>
        </table:table-row>
        <table:table-row table:style-name="ro1">
          <table:table-cell office:value-type="float" office:value="396.988983">
            <text:p>396,988983</text:p>
          </table:table-cell>
          <table:table-cell office:value-type="float" office:value="-0.003237">
            <text:p>-0,003237</text:p>
          </table:table-cell>
          <table:table-cell office:value-type="float" office:value="-0.003202">
            <text:p>-0,003202</text:p>
          </table:table-cell>
          <table:table-cell office:value-type="float" office:value="0.35729">
            <text:p>0,35729</text:p>
          </table:table-cell>
          <table:table-cell office:value-type="float" office:value="-7.559412">
            <text:p>-7,559412</text:p>
          </table:table-cell>
          <table:table-cell table:number-columns-repeated="1019"/>
        </table:table-row>
        <table:table-row table:style-name="ro1">
          <table:table-cell office:value-type="float" office:value="396.294952">
            <text:p>396,294952</text:p>
          </table:table-cell>
          <table:table-cell office:value-type="float" office:value="-0.003236">
            <text:p>-0,003236</text:p>
          </table:table-cell>
          <table:table-cell office:value-type="float" office:value="-0.0032">
            <text:p>-0,0032</text:p>
          </table:table-cell>
          <table:table-cell office:value-type="float" office:value="0.356665">
            <text:p>0,356665</text:p>
          </table:table-cell>
          <table:table-cell office:value-type="float" office:value="-7.579412">
            <text:p>-7,579412</text:p>
          </table:table-cell>
          <table:table-cell table:number-columns-repeated="1019"/>
        </table:table-row>
        <table:table-row table:style-name="ro1">
          <table:table-cell office:value-type="float" office:value="396.294952">
            <text:p>396,294952</text:p>
          </table:table-cell>
          <table:table-cell office:value-type="float" office:value="-0.003236">
            <text:p>-0,003236</text:p>
          </table:table-cell>
          <table:table-cell office:value-type="float" office:value="-0.003198">
            <text:p>-0,003198</text:p>
          </table:table-cell>
          <table:table-cell office:value-type="float" office:value="0.356665">
            <text:p>0,356665</text:p>
          </table:table-cell>
          <table:table-cell office:value-type="float" office:value="-7.579412">
            <text:p>-7,579412</text:p>
          </table:table-cell>
          <table:table-cell table:number-columns-repeated="1019"/>
        </table:table-row>
        <table:table-row table:style-name="ro1">
          <table:table-cell office:value-type="float" office:value="396.988983">
            <text:p>396,988983</text:p>
          </table:table-cell>
          <table:table-cell office:value-type="float" office:value="-0.003235">
            <text:p>-0,003235</text:p>
          </table:table-cell>
          <table:table-cell office:value-type="float" office:value="-0.0032">
            <text:p>-0,0032</text:p>
          </table:table-cell>
          <table:table-cell office:value-type="float" office:value="0.35729">
            <text:p>0,35729</text:p>
          </table:table-cell>
          <table:table-cell office:value-type="float" office:value="-7.597941">
            <text:p>-7,597941</text:p>
          </table:table-cell>
          <table:table-cell table:number-columns-repeated="1019"/>
        </table:table-row>
        <table:table-row table:style-name="ro1">
          <table:table-cell office:value-type="float" office:value="396.988983">
            <text:p>396,988983</text:p>
          </table:table-cell>
          <table:table-cell office:value-type="float" office:value="-0.003237">
            <text:p>-0,003237</text:p>
          </table:table-cell>
          <table:table-cell office:value-type="float" office:value="-0.003203">
            <text:p>-0,003203</text:p>
          </table:table-cell>
          <table:table-cell office:value-type="float" office:value="0.35729">
            <text:p>0,35729</text:p>
          </table:table-cell>
          <table:table-cell office:value-type="float" office:value="-7.616765">
            <text:p>-7,616765</text:p>
          </table:table-cell>
          <table:table-cell table:number-columns-repeated="1019"/>
        </table:table-row>
        <table:table-row table:style-name="ro1">
          <table:table-cell office:value-type="float" office:value="397.683014">
            <text:p>397,683014</text:p>
          </table:table-cell>
          <table:table-cell office:value-type="float" office:value="-0.003237">
            <text:p>-0,003237</text:p>
          </table:table-cell>
          <table:table-cell office:value-type="float" office:value="-0.003202">
            <text:p>-0,003202</text:p>
          </table:table-cell>
          <table:table-cell office:value-type="float" office:value="0.357915">
            <text:p>0,357915</text:p>
          </table:table-cell>
          <table:table-cell office:value-type="float" office:value="-7.616765">
            <text:p>-7,616765</text:p>
          </table:table-cell>
          <table:table-cell table:number-columns-repeated="1019"/>
        </table:table-row>
        <table:table-row table:style-name="ro1">
          <table:table-cell office:value-type="float" office:value="397.683014">
            <text:p>397,683014</text:p>
          </table:table-cell>
          <table:table-cell office:value-type="float" office:value="-0.003235">
            <text:p>-0,003235</text:p>
          </table:table-cell>
          <table:table-cell office:value-type="float" office:value="-0.003201">
            <text:p>-0,003201</text:p>
          </table:table-cell>
          <table:table-cell office:value-type="float" office:value="0.357915">
            <text:p>0,357915</text:p>
          </table:table-cell>
          <table:table-cell office:value-type="float" office:value="-7.635588">
            <text:p>-7,635588</text:p>
          </table:table-cell>
          <table:table-cell table:number-columns-repeated="1019"/>
        </table:table-row>
        <table:table-row table:style-name="ro1">
          <table:table-cell office:value-type="float" office:value="398.377075">
            <text:p>398,377075</text:p>
          </table:table-cell>
          <table:table-cell office:value-type="float" office:value="-0.003236">
            <text:p>-0,003236</text:p>
          </table:table-cell>
          <table:table-cell office:value-type="float" office:value="-0.003201">
            <text:p>-0,003201</text:p>
          </table:table-cell>
          <table:table-cell office:value-type="float" office:value="0.358539">
            <text:p>0,358539</text:p>
          </table:table-cell>
          <table:table-cell office:value-type="float" office:value="-7.635588">
            <text:p>-7,635588</text:p>
          </table:table-cell>
          <table:table-cell table:number-columns-repeated="1019"/>
        </table:table-row>
        <table:table-row table:style-name="ro1">
          <table:table-cell office:value-type="float" office:value="399.071106">
            <text:p>399,071106</text:p>
          </table:table-cell>
          <table:table-cell office:value-type="float" office:value="-0.003235">
            <text:p>-0,003235</text:p>
          </table:table-cell>
          <table:table-cell office:value-type="float" office:value="-0.003201">
            <text:p>-0,003201</text:p>
          </table:table-cell>
          <table:table-cell office:value-type="float" office:value="0.359164">
            <text:p>0,359164</text:p>
          </table:table-cell>
          <table:table-cell office:value-type="float" office:value="-7.654706">
            <text:p>-7,654706</text:p>
          </table:table-cell>
          <table:table-cell table:number-columns-repeated="1019"/>
        </table:table-row>
        <table:table-row table:style-name="ro1">
          <table:table-cell office:value-type="float" office:value="399.071106">
            <text:p>399,071106</text:p>
          </table:table-cell>
          <table:table-cell office:value-type="float" office:value="-0.003236">
            <text:p>-0,003236</text:p>
          </table:table-cell>
          <table:table-cell office:value-type="float" office:value="-0.0032">
            <text:p>-0,0032</text:p>
          </table:table-cell>
          <table:table-cell office:value-type="float" office:value="0.359164">
            <text:p>0,359164</text:p>
          </table:table-cell>
          <table:table-cell office:value-type="float" office:value="-7.654706">
            <text:p>-7,654706</text:p>
          </table:table-cell>
          <table:table-cell table:number-columns-repeated="1019"/>
        </table:table-row>
        <table:table-row table:style-name="ro1">
          <table:table-cell office:value-type="float" office:value="399.071106">
            <text:p>399,071106</text:p>
          </table:table-cell>
          <table:table-cell office:value-type="float" office:value="-0.003233">
            <text:p>-0,003233</text:p>
          </table:table-cell>
          <table:table-cell office:value-type="float" office:value="-0.003201">
            <text:p>-0,003201</text:p>
          </table:table-cell>
          <table:table-cell office:value-type="float" office:value="0.359164">
            <text:p>0,359164</text:p>
          </table:table-cell>
          <table:table-cell office:value-type="float" office:value="-7.674118">
            <text:p>-7,674118</text:p>
          </table:table-cell>
          <table:table-cell table:number-columns-repeated="1019"/>
        </table:table-row>
        <table:table-row table:style-name="ro1">
          <table:table-cell office:value-type="float" office:value="399.071106">
            <text:p>399,071106</text:p>
          </table:table-cell>
          <table:table-cell office:value-type="float" office:value="-0.003236">
            <text:p>-0,003236</text:p>
          </table:table-cell>
          <table:table-cell office:value-type="float" office:value="-0.003201">
            <text:p>-0,003201</text:p>
          </table:table-cell>
          <table:table-cell office:value-type="float" office:value="0.359164">
            <text:p>0,359164</text:p>
          </table:table-cell>
          <table:table-cell office:value-type="float" office:value="-7.674118">
            <text:p>-7,674118</text:p>
          </table:table-cell>
          <table:table-cell table:number-columns-repeated="1019"/>
        </table:table-row>
        <table:table-row table:style-name="ro1">
          <table:table-cell office:value-type="float" office:value="399.071106">
            <text:p>399,071106</text:p>
          </table:table-cell>
          <table:table-cell office:value-type="float" office:value="-0.003236">
            <text:p>-0,003236</text:p>
          </table:table-cell>
          <table:table-cell office:value-type="float" office:value="-0.003201">
            <text:p>-0,003201</text:p>
          </table:table-cell>
          <table:table-cell office:value-type="float" office:value="0.359164">
            <text:p>0,359164</text:p>
          </table:table-cell>
          <table:table-cell office:value-type="float" office:value="-7.692941">
            <text:p>-7,692941</text:p>
          </table:table-cell>
          <table:table-cell table:number-columns-repeated="1019"/>
        </table:table-row>
        <table:table-row table:style-name="ro1">
          <table:table-cell office:value-type="float" office:value="399.071106">
            <text:p>399,071106</text:p>
          </table:table-cell>
          <table:table-cell office:value-type="float" office:value="-0.003235">
            <text:p>-0,003235</text:p>
          </table:table-cell>
          <table:table-cell office:value-type="float" office:value="-0.003201">
            <text:p>-0,003201</text:p>
          </table:table-cell>
          <table:table-cell office:value-type="float" office:value="0.359164">
            <text:p>0,359164</text:p>
          </table:table-cell>
          <table:table-cell office:value-type="float" office:value="-7.692941">
            <text:p>-7,692941</text:p>
          </table:table-cell>
          <table:table-cell table:number-columns-repeated="1019"/>
        </table:table-row>
        <table:table-row table:style-name="ro1">
          <table:table-cell office:value-type="float" office:value="399.765137">
            <text:p>399,765137</text:p>
          </table:table-cell>
          <table:table-cell office:value-type="float" office:value="-0.003235">
            <text:p>-0,003235</text:p>
          </table:table-cell>
          <table:table-cell office:value-type="float" office:value="-0.0032">
            <text:p>-0,0032</text:p>
          </table:table-cell>
          <table:table-cell office:value-type="float" office:value="0.359789">
            <text:p>0,359789</text:p>
          </table:table-cell>
          <table:table-cell office:value-type="float" office:value="-7.712353">
            <text:p>-7,712353</text:p>
          </table:table-cell>
          <table:table-cell table:number-columns-repeated="1019"/>
        </table:table-row>
        <table:table-row table:style-name="ro1">
          <table:table-cell office:value-type="float" office:value="399.765137">
            <text:p>399,765137</text:p>
          </table:table-cell>
          <table:table-cell office:value-type="float" office:value="-0.003235">
            <text:p>-0,003235</text:p>
          </table:table-cell>
          <table:table-cell office:value-type="float" office:value="-0.003201">
            <text:p>-0,003201</text:p>
          </table:table-cell>
          <table:table-cell office:value-type="float" office:value="0.359789">
            <text:p>0,359789</text:p>
          </table:table-cell>
          <table:table-cell office:value-type="float" office:value="-7.712353">
            <text:p>-7,712353</text:p>
          </table:table-cell>
          <table:table-cell table:number-columns-repeated="1019"/>
        </table:table-row>
        <table:table-row table:style-name="ro1">
          <table:table-cell office:value-type="float" office:value="399.765137">
            <text:p>399,765137</text:p>
          </table:table-cell>
          <table:table-cell office:value-type="float" office:value="-0.003236">
            <text:p>-0,003236</text:p>
          </table:table-cell>
          <table:table-cell office:value-type="float" office:value="-0.003202">
            <text:p>-0,003202</text:p>
          </table:table-cell>
          <table:table-cell office:value-type="float" office:value="0.359789">
            <text:p>0,359789</text:p>
          </table:table-cell>
          <table:table-cell office:value-type="float" office:value="-7.731176">
            <text:p>-7,731176</text:p>
          </table:table-cell>
          <table:table-cell table:number-columns-repeated="1019"/>
        </table:table-row>
        <table:table-row table:style-name="ro1">
          <table:table-cell office:value-type="float" office:value="399.765137">
            <text:p>399,765137</text:p>
          </table:table-cell>
          <table:table-cell office:value-type="float" office:value="-0.003236">
            <text:p>-0,003236</text:p>
          </table:table-cell>
          <table:table-cell office:value-type="float" office:value="-0.003198">
            <text:p>-0,003198</text:p>
          </table:table-cell>
          <table:table-cell office:value-type="float" office:value="0.359789">
            <text:p>0,359789</text:p>
          </table:table-cell>
          <table:table-cell office:value-type="float" office:value="-7.731176">
            <text:p>-7,731176</text:p>
          </table:table-cell>
          <table:table-cell table:number-columns-repeated="1019"/>
        </table:table-row>
        <table:table-row table:style-name="ro1">
          <table:table-cell office:value-type="float" office:value="401.84726">
            <text:p>401,84726</text:p>
          </table:table-cell>
          <table:table-cell office:value-type="float" office:value="-0.003235">
            <text:p>-0,003235</text:p>
          </table:table-cell>
          <table:table-cell office:value-type="float" office:value="-0.0032">
            <text:p>-0,0032</text:p>
          </table:table-cell>
          <table:table-cell office:value-type="float" office:value="0.361663">
            <text:p>0,361663</text:p>
          </table:table-cell>
          <table:table-cell office:value-type="float" office:value="-7.750588">
            <text:p>-7,750588</text:p>
          </table:table-cell>
          <table:table-cell table:number-columns-repeated="1019"/>
        </table:table-row>
        <table:table-row table:style-name="ro1">
          <table:table-cell office:value-type="float" office:value="401.84726">
            <text:p>401,84726</text:p>
          </table:table-cell>
          <table:table-cell office:value-type="float" office:value="-0.003233">
            <text:p>-0,003233</text:p>
          </table:table-cell>
          <table:table-cell office:value-type="float" office:value="-0.003202">
            <text:p>-0,003202</text:p>
          </table:table-cell>
          <table:table-cell office:value-type="float" office:value="0.361663">
            <text:p>0,361663</text:p>
          </table:table-cell>
          <table:table-cell office:value-type="float" office:value="-7.750588">
            <text:p>-7,750588</text:p>
          </table:table-cell>
          <table:table-cell table:number-columns-repeated="1019"/>
        </table:table-row>
        <table:table-row table:style-name="ro1">
          <table:table-cell office:value-type="float" office:value="401.153198">
            <text:p>401,153198</text:p>
          </table:table-cell>
          <table:table-cell office:value-type="float" office:value="-0.003235">
            <text:p>-0,003235</text:p>
          </table:table-cell>
          <table:table-cell office:value-type="float" office:value="-0.0032">
            <text:p>-0,0032</text:p>
          </table:table-cell>
          <table:table-cell office:value-type="float" office:value="0.361038">
            <text:p>0,361038</text:p>
          </table:table-cell>
          <table:table-cell office:value-type="float" office:value="-7.770882">
            <text:p>-7,770882</text:p>
          </table:table-cell>
          <table:table-cell table:number-columns-repeated="1019"/>
        </table:table-row>
        <table:table-row table:style-name="ro1">
          <table:table-cell office:value-type="float" office:value="401.153198">
            <text:p>401,153198</text:p>
          </table:table-cell>
          <table:table-cell office:value-type="float" office:value="-0.003233">
            <text:p>-0,003233</text:p>
          </table:table-cell>
          <table:table-cell office:value-type="float" office:value="-0.003201">
            <text:p>-0,003201</text:p>
          </table:table-cell>
          <table:table-cell office:value-type="float" office:value="0.361038">
            <text:p>0,361038</text:p>
          </table:table-cell>
          <table:table-cell office:value-type="float" office:value="-7.770882">
            <text:p>-7,770882</text:p>
          </table:table-cell>
          <table:table-cell table:number-columns-repeated="1019"/>
        </table:table-row>
        <table:table-row table:style-name="ro1">
          <table:table-cell office:value-type="float" office:value="402.54129">
            <text:p>402,54129</text:p>
          </table:table-cell>
          <table:table-cell office:value-type="float" office:value="-0.003235">
            <text:p>-0,003235</text:p>
          </table:table-cell>
          <table:table-cell office:value-type="float" office:value="-0.003201">
            <text:p>-0,003201</text:p>
          </table:table-cell>
          <table:table-cell office:value-type="float" office:value="0.362287">
            <text:p>0,362287</text:p>
          </table:table-cell>
          <table:table-cell office:value-type="float" office:value="-7.790294">
            <text:p>-7,790294</text:p>
          </table:table-cell>
          <table:table-cell table:number-columns-repeated="1019"/>
        </table:table-row>
        <table:table-row table:style-name="ro1">
          <table:table-cell office:value-type="float" office:value="402.54129">
            <text:p>402,54129</text:p>
          </table:table-cell>
          <table:table-cell office:value-type="float" office:value="-0.003236">
            <text:p>-0,003236</text:p>
          </table:table-cell>
          <table:table-cell office:value-type="float" office:value="-0.003202">
            <text:p>-0,003202</text:p>
          </table:table-cell>
          <table:table-cell office:value-type="float" office:value="0.362287">
            <text:p>0,362287</text:p>
          </table:table-cell>
          <table:table-cell office:value-type="float" office:value="-7.790294">
            <text:p>-7,790294</text:p>
          </table:table-cell>
          <table:table-cell table:number-columns-repeated="1019"/>
        </table:table-row>
        <table:table-row table:style-name="ro1">
          <table:table-cell office:value-type="float" office:value="401.153198">
            <text:p>401,153198</text:p>
          </table:table-cell>
          <table:table-cell office:value-type="float" office:value="-0.003236">
            <text:p>-0,003236</text:p>
          </table:table-cell>
          <table:table-cell office:value-type="float" office:value="-0.003202">
            <text:p>-0,003202</text:p>
          </table:table-cell>
          <table:table-cell office:value-type="float" office:value="0.361038">
            <text:p>0,361038</text:p>
          </table:table-cell>
          <table:table-cell office:value-type="float" office:value="-7.809706">
            <text:p>-7,809706</text:p>
          </table:table-cell>
          <table:table-cell table:number-columns-repeated="1019"/>
        </table:table-row>
        <table:table-row table:style-name="ro1">
          <table:table-cell office:value-type="float" office:value="401.153198">
            <text:p>401,153198</text:p>
          </table:table-cell>
          <table:table-cell office:value-type="float" office:value="-0.003236">
            <text:p>-0,003236</text:p>
          </table:table-cell>
          <table:table-cell office:value-type="float" office:value="-0.0032">
            <text:p>-0,0032</text:p>
          </table:table-cell>
          <table:table-cell office:value-type="float" office:value="0.361038">
            <text:p>0,361038</text:p>
          </table:table-cell>
          <table:table-cell office:value-type="float" office:value="-7.809706">
            <text:p>-7,809706</text:p>
          </table:table-cell>
          <table:table-cell table:number-columns-repeated="1019"/>
        </table:table-row>
        <table:table-row table:style-name="ro1">
          <table:table-cell office:value-type="float" office:value="401.84726">
            <text:p>401,84726</text:p>
          </table:table-cell>
          <table:table-cell office:value-type="float" office:value="-0.003233">
            <text:p>-0,003233</text:p>
          </table:table-cell>
          <table:table-cell office:value-type="float" office:value="-0.003201">
            <text:p>-0,003201</text:p>
          </table:table-cell>
          <table:table-cell office:value-type="float" office:value="0.361663">
            <text:p>0,361663</text:p>
          </table:table-cell>
          <table:table-cell office:value-type="float" office:value="-7.829412">
            <text:p>-7,829412</text:p>
          </table:table-cell>
          <table:table-cell table:number-columns-repeated="1019"/>
        </table:table-row>
        <table:table-row table:style-name="ro1">
          <table:table-cell office:value-type="float" office:value="401.84726">
            <text:p>401,84726</text:p>
          </table:table-cell>
          <table:table-cell office:value-type="float" office:value="-0.003235">
            <text:p>-0,003235</text:p>
          </table:table-cell>
          <table:table-cell office:value-type="float" office:value="-0.0032">
            <text:p>-0,0032</text:p>
          </table:table-cell>
          <table:table-cell office:value-type="float" office:value="0.361663">
            <text:p>0,361663</text:p>
          </table:table-cell>
          <table:table-cell office:value-type="float" office:value="-7.829412">
            <text:p>-7,829412</text:p>
          </table:table-cell>
          <table:table-cell table:number-columns-repeated="1019"/>
        </table:table-row>
        <table:table-row table:style-name="ro1">
          <table:table-cell office:value-type="float" office:value="403.235321">
            <text:p>403,235321</text:p>
          </table:table-cell>
          <table:table-cell office:value-type="float" office:value="-0.003235">
            <text:p>-0,003235</text:p>
          </table:table-cell>
          <table:table-cell office:value-type="float" office:value="-0.003201">
            <text:p>-0,003201</text:p>
          </table:table-cell>
          <table:table-cell office:value-type="float" office:value="0.362912">
            <text:p>0,362912</text:p>
          </table:table-cell>
          <table:table-cell office:value-type="float" office:value="-7.849412">
            <text:p>-7,849412</text:p>
          </table:table-cell>
          <table:table-cell table:number-columns-repeated="1019"/>
        </table:table-row>
        <table:table-row table:style-name="ro1">
          <table:table-cell office:value-type="float" office:value="403.235321">
            <text:p>403,235321</text:p>
          </table:table-cell>
          <table:table-cell office:value-type="float" office:value="-0.003236">
            <text:p>-0,003236</text:p>
          </table:table-cell>
          <table:table-cell office:value-type="float" office:value="-0.003201">
            <text:p>-0,003201</text:p>
          </table:table-cell>
          <table:table-cell office:value-type="float" office:value="0.362912">
            <text:p>0,362912</text:p>
          </table:table-cell>
          <table:table-cell office:value-type="float" office:value="-7.849412">
            <text:p>-7,849412</text:p>
          </table:table-cell>
          <table:table-cell table:number-columns-repeated="1019"/>
        </table:table-row>
        <table:table-row table:style-name="ro1">
          <table:table-cell office:value-type="float" office:value="401.84726">
            <text:p>401,84726</text:p>
          </table:table-cell>
          <table:table-cell office:value-type="float" office:value="-0.003236">
            <text:p>-0,003236</text:p>
          </table:table-cell>
          <table:table-cell office:value-type="float" office:value="-0.003201">
            <text:p>-0,003201</text:p>
          </table:table-cell>
          <table:table-cell office:value-type="float" office:value="0.361663">
            <text:p>0,361663</text:p>
          </table:table-cell>
          <table:table-cell office:value-type="float" office:value="-7.869118">
            <text:p>-7,869118</text:p>
          </table:table-cell>
          <table:table-cell table:number-columns-repeated="1019"/>
        </table:table-row>
        <table:table-row table:style-name="ro1">
          <table:table-cell office:value-type="float" office:value="401.84726">
            <text:p>401,84726</text:p>
          </table:table-cell>
          <table:table-cell office:value-type="float" office:value="-0.003233">
            <text:p>-0,003233</text:p>
          </table:table-cell>
          <table:table-cell office:value-type="float" office:value="-0.003201">
            <text:p>-0,003201</text:p>
          </table:table-cell>
          <table:table-cell office:value-type="float" office:value="0.361663">
            <text:p>0,361663</text:p>
          </table:table-cell>
          <table:table-cell office:value-type="float" office:value="-7.869118">
            <text:p>-7,869118</text:p>
          </table:table-cell>
          <table:table-cell table:number-columns-repeated="1019"/>
        </table:table-row>
        <table:table-row table:style-name="ro1">
          <table:table-cell office:value-type="float" office:value="404.623383">
            <text:p>404,623383</text:p>
          </table:table-cell>
          <table:table-cell office:value-type="float" office:value="-0.003235">
            <text:p>-0,003235</text:p>
          </table:table-cell>
          <table:table-cell office:value-type="float" office:value="-0.003201">
            <text:p>-0,003201</text:p>
          </table:table-cell>
          <table:table-cell office:value-type="float" office:value="0.364161">
            <text:p>0,364161</text:p>
          </table:table-cell>
          <table:table-cell office:value-type="float" office:value="-7.889412">
            <text:p>-7,889412</text:p>
          </table:table-cell>
          <table:table-cell table:number-columns-repeated="1019"/>
        </table:table-row>
        <table:table-row table:style-name="ro1">
          <table:table-cell office:value-type="float" office:value="404.623383">
            <text:p>404,623383</text:p>
          </table:table-cell>
          <table:table-cell office:value-type="float" office:value="-0.003236">
            <text:p>-0,003236</text:p>
          </table:table-cell>
          <table:table-cell office:value-type="float" office:value="-0.003201">
            <text:p>-0,003201</text:p>
          </table:table-cell>
          <table:table-cell office:value-type="float" office:value="0.364161">
            <text:p>0,364161</text:p>
          </table:table-cell>
          <table:table-cell office:value-type="float" office:value="-7.889412">
            <text:p>-7,889412</text:p>
          </table:table-cell>
          <table:table-cell table:number-columns-repeated="1019"/>
        </table:table-row>
        <table:table-row table:style-name="ro1">
          <table:table-cell office:value-type="float" office:value="402.54129">
            <text:p>402,54129</text:p>
          </table:table-cell>
          <table:table-cell office:value-type="float" office:value="-0.003236">
            <text:p>-0,003236</text:p>
          </table:table-cell>
          <table:table-cell office:value-type="float" office:value="-0.003201">
            <text:p>-0,003201</text:p>
          </table:table-cell>
          <table:table-cell office:value-type="float" office:value="0.362287">
            <text:p>0,362287</text:p>
          </table:table-cell>
          <table:table-cell office:value-type="float" office:value="-7.907647">
            <text:p>-7,907647</text:p>
          </table:table-cell>
          <table:table-cell table:number-columns-repeated="1019"/>
        </table:table-row>
        <table:table-row table:style-name="ro1">
          <table:table-cell office:value-type="float" office:value="402.54129">
            <text:p>402,54129</text:p>
          </table:table-cell>
          <table:table-cell office:value-type="float" office:value="-0.003236">
            <text:p>-0,003236</text:p>
          </table:table-cell>
          <table:table-cell office:value-type="float" office:value="-0.003202">
            <text:p>-0,003202</text:p>
          </table:table-cell>
          <table:table-cell office:value-type="float" office:value="0.362287">
            <text:p>0,362287</text:p>
          </table:table-cell>
          <table:table-cell office:value-type="float" office:value="-7.926764">
            <text:p>-7,926764</text:p>
          </table:table-cell>
          <table:table-cell table:number-columns-repeated="1019"/>
        </table:table-row>
        <table:table-row table:style-name="ro1">
          <table:table-cell office:value-type="float" office:value="404.623383">
            <text:p>404,623383</text:p>
          </table:table-cell>
          <table:table-cell office:value-type="float" office:value="-0.003236">
            <text:p>-0,003236</text:p>
          </table:table-cell>
          <table:table-cell office:value-type="float" office:value="-0.003202">
            <text:p>-0,003202</text:p>
          </table:table-cell>
          <table:table-cell office:value-type="float" office:value="0.364161">
            <text:p>0,364161</text:p>
          </table:table-cell>
          <table:table-cell office:value-type="float" office:value="-7.926764">
            <text:p>-7,926764</text:p>
          </table:table-cell>
          <table:table-cell table:number-columns-repeated="1019"/>
        </table:table-row>
        <table:table-row table:style-name="ro1">
          <table:table-cell office:value-type="float" office:value="404.623383">
            <text:p>404,623383</text:p>
          </table:table-cell>
          <table:table-cell office:value-type="float" office:value="-0.003235">
            <text:p>-0,003235</text:p>
          </table:table-cell>
          <table:table-cell office:value-type="float" office:value="-0.003201">
            <text:p>-0,003201</text:p>
          </table:table-cell>
          <table:table-cell office:value-type="float" office:value="0.364161">
            <text:p>0,364161</text:p>
          </table:table-cell>
          <table:table-cell office:value-type="float" office:value="-7.945588">
            <text:p>-7,945588</text:p>
          </table:table-cell>
          <table:table-cell table:number-columns-repeated="1019"/>
        </table:table-row>
        <table:table-row table:style-name="ro1">
          <table:table-cell office:value-type="float" office:value="403.235321">
            <text:p>403,235321</text:p>
          </table:table-cell>
          <table:table-cell office:value-type="float" office:value="-0.003232">
            <text:p>-0,003232</text:p>
          </table:table-cell>
          <table:table-cell office:value-type="float" office:value="-0.003202">
            <text:p>-0,003202</text:p>
          </table:table-cell>
          <table:table-cell office:value-type="float" office:value="0.362912">
            <text:p>0,362912</text:p>
          </table:table-cell>
          <table:table-cell office:value-type="float" office:value="-7.945588">
            <text:p>-7,945588</text:p>
          </table:table-cell>
          <table:table-cell table:number-columns-repeated="1019"/>
        </table:table-row>
        <table:table-row table:style-name="ro1">
          <table:table-cell office:value-type="float" office:value="403.235321">
            <text:p>403,235321</text:p>
          </table:table-cell>
          <table:table-cell office:value-type="float" office:value="-0.003233">
            <text:p>-0,003233</text:p>
          </table:table-cell>
          <table:table-cell office:value-type="float" office:value="-0.003201">
            <text:p>-0,003201</text:p>
          </table:table-cell>
          <table:table-cell office:value-type="float" office:value="0.362912">
            <text:p>0,362912</text:p>
          </table:table-cell>
          <table:table-cell office:value-type="float" office:value="-7.965">
            <text:p>-7,965</text:p>
          </table:table-cell>
          <table:table-cell table:number-columns-repeated="1019"/>
        </table:table-row>
        <table:table-row table:style-name="ro1">
          <table:table-cell office:value-type="float" office:value="403.929352">
            <text:p>403,929352</text:p>
          </table:table-cell>
          <table:table-cell office:value-type="float" office:value="-0.003236">
            <text:p>-0,003236</text:p>
          </table:table-cell>
          <table:table-cell office:value-type="float" office:value="-0.003202">
            <text:p>-0,003202</text:p>
          </table:table-cell>
          <table:table-cell office:value-type="float" office:value="0.363536">
            <text:p>0,363536</text:p>
          </table:table-cell>
          <table:table-cell office:value-type="float" office:value="-7.965">
            <text:p>-7,965</text:p>
          </table:table-cell>
          <table:table-cell table:number-columns-repeated="1019"/>
        </table:table-row>
        <table:table-row table:style-name="ro1">
          <table:table-cell office:value-type="float" office:value="403.929352">
            <text:p>403,929352</text:p>
          </table:table-cell>
          <table:table-cell office:value-type="float" office:value="-0.003235">
            <text:p>-0,003235</text:p>
          </table:table-cell>
          <table:table-cell office:value-type="float" office:value="-0.003201">
            <text:p>-0,003201</text:p>
          </table:table-cell>
          <table:table-cell office:value-type="float" office:value="0.363536">
            <text:p>0,363536</text:p>
          </table:table-cell>
          <table:table-cell office:value-type="float" office:value="-7.984412">
            <text:p>-7,984412</text:p>
          </table:table-cell>
          <table:table-cell table:number-columns-repeated="1019"/>
        </table:table-row>
        <table:table-row table:style-name="ro1">
          <table:table-cell office:value-type="float" office:value="403.929352">
            <text:p>403,929352</text:p>
          </table:table-cell>
          <table:table-cell office:value-type="float" office:value="-0.003235">
            <text:p>-0,003235</text:p>
          </table:table-cell>
          <table:table-cell office:value-type="float" office:value="-0.003201">
            <text:p>-0,003201</text:p>
          </table:table-cell>
          <table:table-cell office:value-type="float" office:value="0.363536">
            <text:p>0,363536</text:p>
          </table:table-cell>
          <table:table-cell office:value-type="float" office:value="-7.984412">
            <text:p>-7,984412</text:p>
          </table:table-cell>
          <table:table-cell table:number-columns-repeated="1019"/>
        </table:table-row>
        <table:table-row table:style-name="ro1">
          <table:table-cell office:value-type="float" office:value="403.929352">
            <text:p>403,929352</text:p>
          </table:table-cell>
          <table:table-cell office:value-type="float" office:value="-0.003233">
            <text:p>-0,003233</text:p>
          </table:table-cell>
          <table:table-cell office:value-type="float" office:value="-0.003203">
            <text:p>-0,003203</text:p>
          </table:table-cell>
          <table:table-cell office:value-type="float" office:value="0.363536">
            <text:p>0,363536</text:p>
          </table:table-cell>
          <table:table-cell office:value-type="float" office:value="-8.002941">
            <text:p>-8,002941</text:p>
          </table:table-cell>
          <table:table-cell table:number-columns-repeated="1019"/>
        </table:table-row>
        <table:table-row table:style-name="ro1">
          <table:table-cell office:value-type="float" office:value="403.929352">
            <text:p>403,929352</text:p>
          </table:table-cell>
          <table:table-cell office:value-type="float" office:value="-0.003237">
            <text:p>-0,003237</text:p>
          </table:table-cell>
          <table:table-cell office:value-type="float" office:value="-0.003201">
            <text:p>-0,003201</text:p>
          </table:table-cell>
          <table:table-cell office:value-type="float" office:value="0.363536">
            <text:p>0,363536</text:p>
          </table:table-cell>
          <table:table-cell office:value-type="float" office:value="-8.002941">
            <text:p>-8,002941</text:p>
          </table:table-cell>
          <table:table-cell table:number-columns-repeated="1019"/>
        </table:table-row>
        <table:table-row table:style-name="ro1">
          <table:table-cell office:value-type="float" office:value="405.317444">
            <text:p>405,317444</text:p>
          </table:table-cell>
          <table:table-cell office:value-type="float" office:value="-0.003237">
            <text:p>-0,003237</text:p>
          </table:table-cell>
          <table:table-cell office:value-type="float" office:value="-0.003201">
            <text:p>-0,003201</text:p>
          </table:table-cell>
          <table:table-cell office:value-type="float" office:value="0.364786">
            <text:p>0,364786</text:p>
          </table:table-cell>
          <table:table-cell office:value-type="float" office:value="-8.022647">
            <text:p>-8,022647</text:p>
          </table:table-cell>
          <table:table-cell table:number-columns-repeated="1019"/>
        </table:table-row>
        <table:table-row table:style-name="ro1">
          <table:table-cell office:value-type="float" office:value="405.317444">
            <text:p>405,317444</text:p>
          </table:table-cell>
          <table:table-cell office:value-type="float" office:value="-0.003236">
            <text:p>-0,003236</text:p>
          </table:table-cell>
          <table:table-cell office:value-type="float" office:value="-0.003201">
            <text:p>-0,003201</text:p>
          </table:table-cell>
          <table:table-cell office:value-type="float" office:value="0.364786">
            <text:p>0,364786</text:p>
          </table:table-cell>
          <table:table-cell office:value-type="float" office:value="-8.022647">
            <text:p>-8,022647</text:p>
          </table:table-cell>
          <table:table-cell table:number-columns-repeated="1019"/>
        </table:table-row>
        <table:table-row table:style-name="ro1">
          <table:table-cell office:value-type="float" office:value="405.317444">
            <text:p>405,317444</text:p>
          </table:table-cell>
          <table:table-cell office:value-type="float" office:value="-0.003233">
            <text:p>-0,003233</text:p>
          </table:table-cell>
          <table:table-cell office:value-type="float" office:value="-0.0032">
            <text:p>-0,0032</text:p>
          </table:table-cell>
          <table:table-cell office:value-type="float" office:value="0.364786">
            <text:p>0,364786</text:p>
          </table:table-cell>
          <table:table-cell office:value-type="float" office:value="-8.041764">
            <text:p>-8,041764</text:p>
          </table:table-cell>
          <table:table-cell table:number-columns-repeated="1019"/>
        </table:table-row>
        <table:table-row table:style-name="ro1">
          <table:table-cell office:value-type="float" office:value="405.317444">
            <text:p>405,317444</text:p>
          </table:table-cell>
          <table:table-cell office:value-type="float" office:value="-0.003236">
            <text:p>-0,003236</text:p>
          </table:table-cell>
          <table:table-cell office:value-type="float" office:value="-0.003203">
            <text:p>-0,003203</text:p>
          </table:table-cell>
          <table:table-cell office:value-type="float" office:value="0.364786">
            <text:p>0,364786</text:p>
          </table:table-cell>
          <table:table-cell office:value-type="float" office:value="-8.041764">
            <text:p>-8,041764</text:p>
          </table:table-cell>
          <table:table-cell table:number-columns-repeated="1019"/>
        </table:table-row>
        <table:table-row table:style-name="ro1">
          <table:table-cell office:value-type="float" office:value="404.623383">
            <text:p>404,623383</text:p>
          </table:table-cell>
          <table:table-cell office:value-type="float" office:value="-0.003235">
            <text:p>-0,003235</text:p>
          </table:table-cell>
          <table:table-cell office:value-type="float" office:value="-0.003201">
            <text:p>-0,003201</text:p>
          </table:table-cell>
          <table:table-cell office:value-type="float" office:value="0.364161">
            <text:p>0,364161</text:p>
          </table:table-cell>
          <table:table-cell office:value-type="float" office:value="-8.060883">
            <text:p>-8,060883</text:p>
          </table:table-cell>
          <table:table-cell table:number-columns-repeated="1019"/>
        </table:table-row>
        <table:table-row table:style-name="ro1">
          <table:table-cell office:value-type="float" office:value="404.623383">
            <text:p>404,623383</text:p>
          </table:table-cell>
          <table:table-cell office:value-type="float" office:value="-0.003236">
            <text:p>-0,003236</text:p>
          </table:table-cell>
          <table:table-cell office:value-type="float" office:value="-0.0032">
            <text:p>-0,0032</text:p>
          </table:table-cell>
          <table:table-cell office:value-type="float" office:value="0.364161">
            <text:p>0,364161</text:p>
          </table:table-cell>
          <table:table-cell office:value-type="float" office:value="-8.060883">
            <text:p>-8,060883</text:p>
          </table:table-cell>
          <table:table-cell table:number-columns-repeated="1019"/>
        </table:table-row>
        <table:table-row table:style-name="ro1">
          <table:table-cell office:value-type="float" office:value="406.705505">
            <text:p>406,705505</text:p>
          </table:table-cell>
          <table:table-cell office:value-type="float" office:value="-0.003236">
            <text:p>-0,003236</text:p>
          </table:table-cell>
          <table:table-cell office:value-type="float" office:value="-0.003201">
            <text:p>-0,003201</text:p>
          </table:table-cell>
          <table:table-cell office:value-type="float" office:value="0.366035">
            <text:p>0,366035</text:p>
          </table:table-cell>
          <table:table-cell office:value-type="float" office:value="-8.079706">
            <text:p>-8,079706</text:p>
          </table:table-cell>
          <table:table-cell table:number-columns-repeated="1019"/>
        </table:table-row>
        <table:table-row table:style-name="ro1">
          <table:table-cell office:value-type="float" office:value="406.705505">
            <text:p>406,705505</text:p>
          </table:table-cell>
          <table:table-cell office:value-type="float" office:value="-0.003236">
            <text:p>-0,003236</text:p>
          </table:table-cell>
          <table:table-cell office:value-type="float" office:value="-0.0032">
            <text:p>-0,0032</text:p>
          </table:table-cell>
          <table:table-cell office:value-type="float" office:value="0.366035">
            <text:p>0,366035</text:p>
          </table:table-cell>
          <table:table-cell office:value-type="float" office:value="-8.079706">
            <text:p>-8,079706</text:p>
          </table:table-cell>
          <table:table-cell table:number-columns-repeated="1019"/>
        </table:table-row>
        <table:table-row table:style-name="ro1">
          <table:table-cell office:value-type="float" office:value="406.705505">
            <text:p>406,705505</text:p>
          </table:table-cell>
          <table:table-cell office:value-type="float" office:value="-0.003235">
            <text:p>-0,003235</text:p>
          </table:table-cell>
          <table:table-cell office:value-type="float" office:value="-0.003202">
            <text:p>-0,003202</text:p>
          </table:table-cell>
          <table:table-cell office:value-type="float" office:value="0.366035">
            <text:p>0,366035</text:p>
          </table:table-cell>
          <table:table-cell office:value-type="float" office:value="-8.099412">
            <text:p>-8,099412</text:p>
          </table:table-cell>
          <table:table-cell table:number-columns-repeated="1019"/>
        </table:table-row>
        <table:table-row table:style-name="ro1">
          <table:table-cell office:value-type="float" office:value="406.705505">
            <text:p>406,705505</text:p>
          </table:table-cell>
          <table:table-cell office:value-type="float" office:value="-0.003236">
            <text:p>-0,003236</text:p>
          </table:table-cell>
          <table:table-cell office:value-type="float" office:value="-0.003201">
            <text:p>-0,003201</text:p>
          </table:table-cell>
          <table:table-cell office:value-type="float" office:value="0.366035">
            <text:p>0,366035</text:p>
          </table:table-cell>
          <table:table-cell office:value-type="float" office:value="-8.099412">
            <text:p>-8,099412</text:p>
          </table:table-cell>
          <table:table-cell table:number-columns-repeated="1019"/>
        </table:table-row>
        <table:table-row table:style-name="ro1">
          <table:table-cell office:value-type="float" office:value="407.399536">
            <text:p>407,399536</text:p>
          </table:table-cell>
          <table:table-cell office:value-type="float" office:value="-0.003236">
            <text:p>-0,003236</text:p>
          </table:table-cell>
          <table:table-cell office:value-type="float" office:value="-0.003201">
            <text:p>-0,003201</text:p>
          </table:table-cell>
          <table:table-cell office:value-type="float" office:value="0.36666">
            <text:p>0,36666</text:p>
          </table:table-cell>
          <table:table-cell office:value-type="float" office:value="-8.119118">
            <text:p>-8,119118</text:p>
          </table:table-cell>
          <table:table-cell table:number-columns-repeated="1019"/>
        </table:table-row>
        <table:table-row table:style-name="ro1">
          <table:table-cell office:value-type="float" office:value="407.399536">
            <text:p>407,399536</text:p>
          </table:table-cell>
          <table:table-cell office:value-type="float" office:value="-0.003236">
            <text:p>-0,003236</text:p>
          </table:table-cell>
          <table:table-cell office:value-type="float" office:value="-0.0032">
            <text:p>-0,0032</text:p>
          </table:table-cell>
          <table:table-cell office:value-type="float" office:value="0.36666">
            <text:p>0,36666</text:p>
          </table:table-cell>
          <table:table-cell office:value-type="float" office:value="-8.119118">
            <text:p>-8,119118</text:p>
          </table:table-cell>
          <table:table-cell table:number-columns-repeated="1019"/>
        </table:table-row>
        <table:table-row table:style-name="ro1">
          <table:table-cell office:value-type="float" office:value="406.705505">
            <text:p>406,705505</text:p>
          </table:table-cell>
          <table:table-cell office:value-type="float" office:value="-0.003233">
            <text:p>-0,003233</text:p>
          </table:table-cell>
          <table:table-cell office:value-type="float" office:value="-0.003198">
            <text:p>-0,003198</text:p>
          </table:table-cell>
          <table:table-cell office:value-type="float" office:value="0.366035">
            <text:p>0,366035</text:p>
          </table:table-cell>
          <table:table-cell office:value-type="float" office:value="-8.139117">
            <text:p>-8,139117</text:p>
          </table:table-cell>
          <table:table-cell table:number-columns-repeated="1019"/>
        </table:table-row>
        <table:table-row table:style-name="ro1">
          <table:table-cell office:value-type="float" office:value="406.705505">
            <text:p>406,705505</text:p>
          </table:table-cell>
          <table:table-cell office:value-type="float" office:value="-0.003236">
            <text:p>-0,003236</text:p>
          </table:table-cell>
          <table:table-cell office:value-type="float" office:value="-0.003202">
            <text:p>-0,003202</text:p>
          </table:table-cell>
          <table:table-cell office:value-type="float" office:value="0.366035">
            <text:p>0,366035</text:p>
          </table:table-cell>
          <table:table-cell office:value-type="float" office:value="-8.139117">
            <text:p>-8,139117</text:p>
          </table:table-cell>
          <table:table-cell table:number-columns-repeated="1019"/>
        </table:table-row>
        <table:table-row table:style-name="ro1">
          <table:table-cell office:value-type="float" office:value="407.399536">
            <text:p>407,399536</text:p>
          </table:table-cell>
          <table:table-cell office:value-type="float" office:value="-0.003236">
            <text:p>-0,003236</text:p>
          </table:table-cell>
          <table:table-cell office:value-type="float" office:value="-0.003201">
            <text:p>-0,003201</text:p>
          </table:table-cell>
          <table:table-cell office:value-type="float" office:value="0.36666">
            <text:p>0,36666</text:p>
          </table:table-cell>
          <table:table-cell office:value-type="float" office:value="-8.159118">
            <text:p>-8,159118</text:p>
          </table:table-cell>
          <table:table-cell table:number-columns-repeated="1019"/>
        </table:table-row>
        <table:table-row table:style-name="ro1">
          <table:table-cell office:value-type="float" office:value="407.399536">
            <text:p>407,399536</text:p>
          </table:table-cell>
          <table:table-cell office:value-type="float" office:value="-0.003236">
            <text:p>-0,003236</text:p>
          </table:table-cell>
          <table:table-cell office:value-type="float" office:value="-0.003201">
            <text:p>-0,003201</text:p>
          </table:table-cell>
          <table:table-cell office:value-type="float" office:value="0.36666">
            <text:p>0,36666</text:p>
          </table:table-cell>
          <table:table-cell office:value-type="float" office:value="-8.159118">
            <text:p>-8,159118</text:p>
          </table:table-cell>
          <table:table-cell table:number-columns-repeated="1019"/>
        </table:table-row>
        <table:table-row table:style-name="ro1">
          <table:table-cell office:value-type="float" office:value="407.399536">
            <text:p>407,399536</text:p>
          </table:table-cell>
          <table:table-cell office:value-type="float" office:value="-0.003233">
            <text:p>-0,003233</text:p>
          </table:table-cell>
          <table:table-cell office:value-type="float" office:value="-0.003202">
            <text:p>-0,003202</text:p>
          </table:table-cell>
          <table:table-cell office:value-type="float" office:value="0.36666">
            <text:p>0,36666</text:p>
          </table:table-cell>
          <table:table-cell office:value-type="float" office:value="-8.178823">
            <text:p>-8,178823</text:p>
          </table:table-cell>
          <table:table-cell table:number-columns-repeated="1019"/>
        </table:table-row>
        <table:table-row table:style-name="ro1">
          <table:table-cell office:value-type="float" office:value="407.399536">
            <text:p>407,399536</text:p>
          </table:table-cell>
          <table:table-cell office:value-type="float" office:value="-0.003235">
            <text:p>-0,003235</text:p>
          </table:table-cell>
          <table:table-cell office:value-type="float" office:value="-0.003201">
            <text:p>-0,003201</text:p>
          </table:table-cell>
          <table:table-cell office:value-type="float" office:value="0.36666">
            <text:p>0,36666</text:p>
          </table:table-cell>
          <table:table-cell office:value-type="float" office:value="-8.178823">
            <text:p>-8,178823</text:p>
          </table:table-cell>
          <table:table-cell table:number-columns-repeated="1019"/>
        </table:table-row>
        <table:table-row table:style-name="ro1">
          <table:table-cell office:value-type="float" office:value="408.787628">
            <text:p>408,787628</text:p>
          </table:table-cell>
          <table:table-cell office:value-type="float" office:value="-0.003235">
            <text:p>-0,003235</text:p>
          </table:table-cell>
          <table:table-cell office:value-type="float" office:value="-0.003201">
            <text:p>-0,003201</text:p>
          </table:table-cell>
          <table:table-cell office:value-type="float" office:value="0.367909">
            <text:p>0,367909</text:p>
          </table:table-cell>
          <table:table-cell office:value-type="float" office:value="-8.197941">
            <text:p>-8,197941</text:p>
          </table:table-cell>
          <table:table-cell table:number-columns-repeated="1019"/>
        </table:table-row>
        <table:table-row table:style-name="ro1">
          <table:table-cell office:value-type="float" office:value="408.787628">
            <text:p>408,787628</text:p>
          </table:table-cell>
          <table:table-cell office:value-type="float" office:value="-0.003235">
            <text:p>-0,003235</text:p>
          </table:table-cell>
          <table:table-cell office:value-type="float" office:value="-0.0032">
            <text:p>-0,0032</text:p>
          </table:table-cell>
          <table:table-cell office:value-type="float" office:value="0.367909">
            <text:p>0,367909</text:p>
          </table:table-cell>
          <table:table-cell office:value-type="float" office:value="-8.216471">
            <text:p>-8,216471</text:p>
          </table:table-cell>
          <table:table-cell table:number-columns-repeated="1019"/>
        </table:table-row>
        <table:table-row table:style-name="ro1">
          <table:table-cell office:value-type="float" office:value="408.787628">
            <text:p>408,787628</text:p>
          </table:table-cell>
          <table:table-cell office:value-type="float" office:value="-0.003235">
            <text:p>-0,003235</text:p>
          </table:table-cell>
          <table:table-cell office:value-type="float" office:value="-0.0032">
            <text:p>-0,0032</text:p>
          </table:table-cell>
          <table:table-cell office:value-type="float" office:value="0.367909">
            <text:p>0,367909</text:p>
          </table:table-cell>
          <table:table-cell office:value-type="float" office:value="-8.216471">
            <text:p>-8,216471</text:p>
          </table:table-cell>
          <table:table-cell table:number-columns-repeated="1019"/>
        </table:table-row>
        <table:table-row table:style-name="ro1">
          <table:table-cell office:value-type="float" office:value="408.787628">
            <text:p>408,787628</text:p>
          </table:table-cell>
          <table:table-cell office:value-type="float" office:value="-0.003237">
            <text:p>-0,003237</text:p>
          </table:table-cell>
          <table:table-cell office:value-type="float" office:value="-0.003201">
            <text:p>-0,003201</text:p>
          </table:table-cell>
          <table:table-cell office:value-type="float" office:value="0.367909">
            <text:p>0,367909</text:p>
          </table:table-cell>
          <table:table-cell office:value-type="float" office:value="-8.235588">
            <text:p>-8,235588</text:p>
          </table:table-cell>
          <table:table-cell table:number-columns-repeated="1019"/>
        </table:table-row>
        <table:table-row table:style-name="ro1">
          <table:table-cell office:value-type="float" office:value="408.787628">
            <text:p>408,787628</text:p>
          </table:table-cell>
          <table:table-cell office:value-type="float" office:value="-0.003237">
            <text:p>-0,003237</text:p>
          </table:table-cell>
          <table:table-cell office:value-type="float" office:value="-0.003201">
            <text:p>-0,003201</text:p>
          </table:table-cell>
          <table:table-cell office:value-type="float" office:value="0.367909">
            <text:p>0,367909</text:p>
          </table:table-cell>
          <table:table-cell office:value-type="float" office:value="-8.235588">
            <text:p>-8,235588</text:p>
          </table:table-cell>
          <table:table-cell table:number-columns-repeated="1019"/>
        </table:table-row>
        <table:table-row table:style-name="ro1">
          <table:table-cell office:value-type="float" office:value="408.093567">
            <text:p>408,093567</text:p>
          </table:table-cell>
          <table:table-cell office:value-type="float" office:value="-0.003235">
            <text:p>-0,003235</text:p>
          </table:table-cell>
          <table:table-cell office:value-type="float" office:value="-0.003201">
            <text:p>-0,003201</text:p>
          </table:table-cell>
          <table:table-cell office:value-type="float" office:value="0.367284">
            <text:p>0,367284</text:p>
          </table:table-cell>
          <table:table-cell office:value-type="float" office:value="-8.254705">
            <text:p>-8,254705</text:p>
          </table:table-cell>
          <table:table-cell table:number-columns-repeated="1019"/>
        </table:table-row>
        <table:table-row table:style-name="ro1">
          <table:table-cell office:value-type="float" office:value="408.093567">
            <text:p>408,093567</text:p>
          </table:table-cell>
          <table:table-cell office:value-type="float" office:value="-0.003236">
            <text:p>-0,003236</text:p>
          </table:table-cell>
          <table:table-cell office:value-type="float" office:value="-0.003201">
            <text:p>-0,003201</text:p>
          </table:table-cell>
          <table:table-cell office:value-type="float" office:value="0.367284">
            <text:p>0,367284</text:p>
          </table:table-cell>
          <table:table-cell office:value-type="float" office:value="-8.254705">
            <text:p>-8,254705</text:p>
          </table:table-cell>
          <table:table-cell table:number-columns-repeated="1019"/>
        </table:table-row>
        <table:table-row table:style-name="ro1">
          <table:table-cell office:value-type="float" office:value="408.093567">
            <text:p>408,093567</text:p>
          </table:table-cell>
          <table:table-cell office:value-type="float" office:value="-0.003236">
            <text:p>-0,003236</text:p>
          </table:table-cell>
          <table:table-cell office:value-type="float" office:value="-0.003201">
            <text:p>-0,003201</text:p>
          </table:table-cell>
          <table:table-cell office:value-type="float" office:value="0.367284">
            <text:p>0,367284</text:p>
          </table:table-cell>
          <table:table-cell office:value-type="float" office:value="-8.272942">
            <text:p>-8,272942</text:p>
          </table:table-cell>
          <table:table-cell table:number-columns-repeated="1019"/>
        </table:table-row>
        <table:table-row table:style-name="ro1">
          <table:table-cell office:value-type="float" office:value="408.093567">
            <text:p>408,093567</text:p>
          </table:table-cell>
          <table:table-cell office:value-type="float" office:value="-0.003236">
            <text:p>-0,003236</text:p>
          </table:table-cell>
          <table:table-cell office:value-type="float" office:value="-0.0032">
            <text:p>-0,0032</text:p>
          </table:table-cell>
          <table:table-cell office:value-type="float" office:value="0.367284">
            <text:p>0,367284</text:p>
          </table:table-cell>
          <table:table-cell office:value-type="float" office:value="-8.272942">
            <text:p>-8,272942</text:p>
          </table:table-cell>
          <table:table-cell table:number-columns-repeated="1019"/>
        </table:table-row>
        <table:table-row table:style-name="ro1">
          <table:table-cell office:value-type="float" office:value="408.787628">
            <text:p>408,787628</text:p>
          </table:table-cell>
          <table:table-cell office:value-type="float" office:value="-0.003236">
            <text:p>-0,003236</text:p>
          </table:table-cell>
          <table:table-cell office:value-type="float" office:value="-0.003198">
            <text:p>-0,003198</text:p>
          </table:table-cell>
          <table:table-cell office:value-type="float" office:value="0.367909">
            <text:p>0,367909</text:p>
          </table:table-cell>
          <table:table-cell office:value-type="float" office:value="-8.292353">
            <text:p>-8,292353</text:p>
          </table:table-cell>
          <table:table-cell table:number-columns-repeated="1019"/>
        </table:table-row>
        <table:table-row table:style-name="ro1">
          <table:table-cell office:value-type="float" office:value="408.787628">
            <text:p>408,787628</text:p>
          </table:table-cell>
          <table:table-cell office:value-type="float" office:value="-0.003235">
            <text:p>-0,003235</text:p>
          </table:table-cell>
          <table:table-cell office:value-type="float" office:value="-0.0032">
            <text:p>-0,0032</text:p>
          </table:table-cell>
          <table:table-cell office:value-type="float" office:value="0.367909">
            <text:p>0,367909</text:p>
          </table:table-cell>
          <table:table-cell office:value-type="float" office:value="-8.292353">
            <text:p>-8,292353</text:p>
          </table:table-cell>
          <table:table-cell table:number-columns-repeated="1019"/>
        </table:table-row>
        <table:table-row table:style-name="ro1">
          <table:table-cell office:value-type="float" office:value="408.787628">
            <text:p>408,787628</text:p>
          </table:table-cell>
          <table:table-cell office:value-type="float" office:value="-0.003236">
            <text:p>-0,003236</text:p>
          </table:table-cell>
          <table:table-cell office:value-type="float" office:value="-0.003201">
            <text:p>-0,003201</text:p>
          </table:table-cell>
          <table:table-cell office:value-type="float" office:value="0.367909">
            <text:p>0,367909</text:p>
          </table:table-cell>
          <table:table-cell office:value-type="float" office:value="-8.311765">
            <text:p>-8,311765</text:p>
          </table:table-cell>
          <table:table-cell table:number-columns-repeated="1019"/>
        </table:table-row>
        <table:table-row table:style-name="ro1">
          <table:table-cell office:value-type="float" office:value="408.787628">
            <text:p>408,787628</text:p>
          </table:table-cell>
          <table:table-cell office:value-type="float" office:value="-0.003237">
            <text:p>-0,003237</text:p>
          </table:table-cell>
          <table:table-cell office:value-type="float" office:value="-0.003201">
            <text:p>-0,003201</text:p>
          </table:table-cell>
          <table:table-cell office:value-type="float" office:value="0.367909">
            <text:p>0,367909</text:p>
          </table:table-cell>
          <table:table-cell office:value-type="float" office:value="-8.311765">
            <text:p>-8,311765</text:p>
          </table:table-cell>
          <table:table-cell table:number-columns-repeated="1019"/>
        </table:table-row>
        <table:table-row table:style-name="ro1">
          <table:table-cell office:value-type="float" office:value="408.787628">
            <text:p>408,787628</text:p>
          </table:table-cell>
          <table:table-cell office:value-type="float" office:value="-0.003236">
            <text:p>-0,003236</text:p>
          </table:table-cell>
          <table:table-cell office:value-type="float" office:value="-0.003198">
            <text:p>-0,003198</text:p>
          </table:table-cell>
          <table:table-cell office:value-type="float" office:value="0.367909">
            <text:p>0,367909</text:p>
          </table:table-cell>
          <table:table-cell office:value-type="float" office:value="-8.330588">
            <text:p>-8,330588</text:p>
          </table:table-cell>
          <table:table-cell table:number-columns-repeated="1019"/>
        </table:table-row>
        <table:table-row table:style-name="ro1">
          <table:table-cell office:value-type="float" office:value="408.787628">
            <text:p>408,787628</text:p>
          </table:table-cell>
          <table:table-cell office:value-type="float" office:value="-0.003233">
            <text:p>-0,003233</text:p>
          </table:table-cell>
          <table:table-cell office:value-type="float" office:value="-0.003201">
            <text:p>-0,003201</text:p>
          </table:table-cell>
          <table:table-cell office:value-type="float" office:value="0.367909">
            <text:p>0,367909</text:p>
          </table:table-cell>
          <table:table-cell office:value-type="float" office:value="-8.330588">
            <text:p>-8,330588</text:p>
          </table:table-cell>
          <table:table-cell table:number-columns-repeated="1019"/>
        </table:table-row>
        <table:table-row table:style-name="ro1">
          <table:table-cell office:value-type="float" office:value="409.481659">
            <text:p>409,481659</text:p>
          </table:table-cell>
          <table:table-cell office:value-type="float" office:value="-0.003233">
            <text:p>-0,003233</text:p>
          </table:table-cell>
          <table:table-cell office:value-type="float" office:value="-0.003201">
            <text:p>-0,003201</text:p>
          </table:table-cell>
          <table:table-cell office:value-type="float" office:value="0.368533">
            <text:p>0,368533</text:p>
          </table:table-cell>
          <table:table-cell office:value-type="float" office:value="-8.350294">
            <text:p>-8,350294</text:p>
          </table:table-cell>
          <table:table-cell table:number-columns-repeated="1019"/>
        </table:table-row>
        <table:table-row table:style-name="ro1">
          <table:table-cell office:value-type="float" office:value="409.481659">
            <text:p>409,481659</text:p>
          </table:table-cell>
          <table:table-cell office:value-type="float" office:value="-0.003236">
            <text:p>-0,003236</text:p>
          </table:table-cell>
          <table:table-cell office:value-type="float" office:value="-0.003203">
            <text:p>-0,003203</text:p>
          </table:table-cell>
          <table:table-cell office:value-type="float" office:value="0.368533">
            <text:p>0,368533</text:p>
          </table:table-cell>
          <table:table-cell office:value-type="float" office:value="-8.350294">
            <text:p>-8,350294</text:p>
          </table:table-cell>
          <table:table-cell table:number-columns-repeated="1019"/>
        </table:table-row>
        <table:table-row table:style-name="ro1">
          <table:table-cell office:value-type="float" office:value="409.481659">
            <text:p>409,481659</text:p>
          </table:table-cell>
          <table:table-cell office:value-type="float" office:value="-0.003233">
            <text:p>-0,003233</text:p>
          </table:table-cell>
          <table:table-cell office:value-type="float" office:value="-0.003201">
            <text:p>-0,003201</text:p>
          </table:table-cell>
          <table:table-cell office:value-type="float" office:value="0.368533">
            <text:p>0,368533</text:p>
          </table:table-cell>
          <table:table-cell office:value-type="float" office:value="-8.369706">
            <text:p>-8,369706</text:p>
          </table:table-cell>
          <table:table-cell table:number-columns-repeated="1019"/>
        </table:table-row>
        <table:table-row table:style-name="ro1">
          <table:table-cell office:value-type="float" office:value="409.481659">
            <text:p>409,481659</text:p>
          </table:table-cell>
          <table:table-cell office:value-type="float" office:value="-0.003235">
            <text:p>-0,003235</text:p>
          </table:table-cell>
          <table:table-cell office:value-type="float" office:value="-0.003201">
            <text:p>-0,003201</text:p>
          </table:table-cell>
          <table:table-cell office:value-type="float" office:value="0.368533">
            <text:p>0,368533</text:p>
          </table:table-cell>
          <table:table-cell office:value-type="float" office:value="-8.369706">
            <text:p>-8,369706</text:p>
          </table:table-cell>
          <table:table-cell table:number-columns-repeated="1019"/>
        </table:table-row>
        <table:table-row table:style-name="ro1">
          <table:table-cell office:value-type="float" office:value="409.481659">
            <text:p>409,481659</text:p>
          </table:table-cell>
          <table:table-cell office:value-type="float" office:value="-0.003236">
            <text:p>-0,003236</text:p>
          </table:table-cell>
          <table:table-cell office:value-type="float" office:value="-0.003201">
            <text:p>-0,003201</text:p>
          </table:table-cell>
          <table:table-cell office:value-type="float" office:value="0.368533">
            <text:p>0,368533</text:p>
          </table:table-cell>
          <table:table-cell office:value-type="float" office:value="-8.389117">
            <text:p>-8,389117</text:p>
          </table:table-cell>
          <table:table-cell table:number-columns-repeated="1019"/>
        </table:table-row>
        <table:table-row table:style-name="ro1">
          <table:table-cell office:value-type="float" office:value="409.481659">
            <text:p>409,481659</text:p>
          </table:table-cell>
          <table:table-cell office:value-type="float" office:value="-0.003235">
            <text:p>-0,003235</text:p>
          </table:table-cell>
          <table:table-cell office:value-type="float" office:value="-0.003203">
            <text:p>-0,003203</text:p>
          </table:table-cell>
          <table:table-cell office:value-type="float" office:value="0.368533">
            <text:p>0,368533</text:p>
          </table:table-cell>
          <table:table-cell office:value-type="float" office:value="-8.389117">
            <text:p>-8,389117</text:p>
          </table:table-cell>
          <table:table-cell table:number-columns-repeated="1019"/>
        </table:table-row>
        <table:table-row table:style-name="ro1">
          <table:table-cell office:value-type="float" office:value="410.86972">
            <text:p>410,86972</text:p>
          </table:table-cell>
          <table:table-cell office:value-type="float" office:value="-0.003233">
            <text:p>-0,003233</text:p>
          </table:table-cell>
          <table:table-cell office:value-type="float" office:value="-0.003202">
            <text:p>-0,003202</text:p>
          </table:table-cell>
          <table:table-cell office:value-type="float" office:value="0.369783">
            <text:p>0,369783</text:p>
          </table:table-cell>
          <table:table-cell office:value-type="float" office:value="-8.407647">
            <text:p>-8,407647</text:p>
          </table:table-cell>
          <table:table-cell table:number-columns-repeated="1019"/>
        </table:table-row>
        <table:table-row table:style-name="ro1">
          <table:table-cell office:value-type="float" office:value="410.86972">
            <text:p>410,86972</text:p>
          </table:table-cell>
          <table:table-cell office:value-type="float" office:value="-0.003235">
            <text:p>-0,003235</text:p>
          </table:table-cell>
          <table:table-cell office:value-type="float" office:value="-0.003201">
            <text:p>-0,003201</text:p>
          </table:table-cell>
          <table:table-cell office:value-type="float" office:value="0.369783">
            <text:p>0,369783</text:p>
          </table:table-cell>
          <table:table-cell office:value-type="float" office:value="-8.426471">
            <text:p>-8,426471</text:p>
          </table:table-cell>
          <table:table-cell table:number-columns-repeated="1019"/>
        </table:table-row>
        <table:table-row table:style-name="ro1">
          <table:table-cell office:value-type="float" office:value="409.481659">
            <text:p>409,481659</text:p>
          </table:table-cell>
          <table:table-cell office:value-type="float" office:value="-0.003235">
            <text:p>-0,003235</text:p>
          </table:table-cell>
          <table:table-cell office:value-type="float" office:value="-0.003201">
            <text:p>-0,003201</text:p>
          </table:table-cell>
          <table:table-cell office:value-type="float" office:value="0.368533">
            <text:p>0,368533</text:p>
          </table:table-cell>
          <table:table-cell office:value-type="float" office:value="-8.426471">
            <text:p>-8,426471</text:p>
          </table:table-cell>
          <table:table-cell table:number-columns-repeated="1019"/>
        </table:table-row>
        <table:table-row table:style-name="ro1">
          <table:table-cell office:value-type="float" office:value="409.481659">
            <text:p>409,481659</text:p>
          </table:table-cell>
          <table:table-cell office:value-type="float" office:value="-0.003235">
            <text:p>-0,003235</text:p>
          </table:table-cell>
          <table:table-cell office:value-type="float" office:value="-0.0032">
            <text:p>-0,0032</text:p>
          </table:table-cell>
          <table:table-cell office:value-type="float" office:value="0.368533">
            <text:p>0,368533</text:p>
          </table:table-cell>
          <table:table-cell office:value-type="float" office:value="-8.445588">
            <text:p>-8,445588</text:p>
          </table:table-cell>
          <table:table-cell table:number-columns-repeated="1019"/>
        </table:table-row>
        <table:table-row table:style-name="ro1">
          <table:table-cell office:value-type="float" office:value="410.86972">
            <text:p>410,86972</text:p>
          </table:table-cell>
          <table:table-cell office:value-type="float" office:value="-0.003235">
            <text:p>-0,003235</text:p>
          </table:table-cell>
          <table:table-cell office:value-type="float" office:value="-0.003201">
            <text:p>-0,003201</text:p>
          </table:table-cell>
          <table:table-cell office:value-type="float" office:value="0.369783">
            <text:p>0,369783</text:p>
          </table:table-cell>
          <table:table-cell office:value-type="float" office:value="-8.445588">
            <text:p>-8,445588</text:p>
          </table:table-cell>
          <table:table-cell table:number-columns-repeated="1019"/>
        </table:table-row>
        <table:table-row table:style-name="ro1">
          <table:table-cell office:value-type="float" office:value="410.86972">
            <text:p>410,86972</text:p>
          </table:table-cell>
          <table:table-cell office:value-type="float" office:value="-0.003233">
            <text:p>-0,003233</text:p>
          </table:table-cell>
          <table:table-cell office:value-type="float" office:value="-0.003201">
            <text:p>-0,003201</text:p>
          </table:table-cell>
          <table:table-cell office:value-type="float" office:value="0.369783">
            <text:p>0,369783</text:p>
          </table:table-cell>
          <table:table-cell office:value-type="float" office:value="-8.464412">
            <text:p>-8,464412</text:p>
          </table:table-cell>
          <table:table-cell table:number-columns-repeated="1019"/>
        </table:table-row>
        <table:table-row table:style-name="ro1">
          <table:table-cell office:value-type="float" office:value="410.86972">
            <text:p>410,86972</text:p>
          </table:table-cell>
          <table:table-cell office:value-type="float" office:value="-0.003236">
            <text:p>-0,003236</text:p>
          </table:table-cell>
          <table:table-cell office:value-type="float" office:value="-0.003203">
            <text:p>-0,003203</text:p>
          </table:table-cell>
          <table:table-cell office:value-type="float" office:value="0.369783">
            <text:p>0,369783</text:p>
          </table:table-cell>
          <table:table-cell office:value-type="float" office:value="-8.464412">
            <text:p>-8,464412</text:p>
          </table:table-cell>
          <table:table-cell table:number-columns-repeated="1019"/>
        </table:table-row>
        <table:table-row table:style-name="ro1">
          <table:table-cell office:value-type="float" office:value="410.17569">
            <text:p>410,17569</text:p>
          </table:table-cell>
          <table:table-cell office:value-type="float" office:value="-0.003233">
            <text:p>-0,003233</text:p>
          </table:table-cell>
          <table:table-cell office:value-type="float" office:value="-0.0032">
            <text:p>-0,0032</text:p>
          </table:table-cell>
          <table:table-cell office:value-type="float" office:value="0.369158">
            <text:p>0,369158</text:p>
          </table:table-cell>
          <table:table-cell office:value-type="float" office:value="-8.483824">
            <text:p>-8,483824</text:p>
          </table:table-cell>
          <table:table-cell table:number-columns-repeated="1019"/>
        </table:table-row>
        <table:table-row table:style-name="ro1">
          <table:table-cell office:value-type="float" office:value="410.17569">
            <text:p>410,17569</text:p>
          </table:table-cell>
          <table:table-cell office:value-type="float" office:value="-0.003235">
            <text:p>-0,003235</text:p>
          </table:table-cell>
          <table:table-cell office:value-type="float" office:value="-0.003202">
            <text:p>-0,003202</text:p>
          </table:table-cell>
          <table:table-cell office:value-type="float" office:value="0.369158">
            <text:p>0,369158</text:p>
          </table:table-cell>
          <table:table-cell office:value-type="float" office:value="-8.483824">
            <text:p>-8,483824</text:p>
          </table:table-cell>
          <table:table-cell table:number-columns-repeated="1019"/>
        </table:table-row>
        <table:table-row table:style-name="ro1">
          <table:table-cell office:value-type="float" office:value="410.86972">
            <text:p>410,86972</text:p>
          </table:table-cell>
          <table:table-cell office:value-type="float" office:value="-0.003235">
            <text:p>-0,003235</text:p>
          </table:table-cell>
          <table:table-cell office:value-type="float" office:value="-0.003202">
            <text:p>-0,003202</text:p>
          </table:table-cell>
          <table:table-cell office:value-type="float" office:value="0.369783">
            <text:p>0,369783</text:p>
          </table:table-cell>
          <table:table-cell office:value-type="float" office:value="-8.503235">
            <text:p>-8,503235</text:p>
          </table:table-cell>
          <table:table-cell table:number-columns-repeated="1019"/>
        </table:table-row>
        <table:table-row table:style-name="ro1">
          <table:table-cell office:value-type="float" office:value="410.86972">
            <text:p>410,86972</text:p>
          </table:table-cell>
          <table:table-cell office:value-type="float" office:value="-0.003235">
            <text:p>-0,003235</text:p>
          </table:table-cell>
          <table:table-cell office:value-type="float" office:value="-0.003202">
            <text:p>-0,003202</text:p>
          </table:table-cell>
          <table:table-cell office:value-type="float" office:value="0.369783">
            <text:p>0,369783</text:p>
          </table:table-cell>
          <table:table-cell office:value-type="float" office:value="-8.503235">
            <text:p>-8,503235</text:p>
          </table:table-cell>
          <table:table-cell table:number-columns-repeated="1019"/>
        </table:table-row>
        <table:table-row table:style-name="ro1">
          <table:table-cell office:value-type="float" office:value="411.563751">
            <text:p>411,563751</text:p>
          </table:table-cell>
          <table:table-cell office:value-type="float" office:value="-0.003238">
            <text:p>-0,003238</text:p>
          </table:table-cell>
          <table:table-cell office:value-type="float" office:value="-0.003201">
            <text:p>-0,003201</text:p>
          </table:table-cell>
          <table:table-cell office:value-type="float" office:value="0.370407">
            <text:p>0,370407</text:p>
          </table:table-cell>
          <table:table-cell office:value-type="float" office:value="-8.522353">
            <text:p>-8,522353</text:p>
          </table:table-cell>
          <table:table-cell table:number-columns-repeated="1019"/>
        </table:table-row>
        <table:table-row table:style-name="ro1">
          <table:table-cell office:value-type="float" office:value="411.563751">
            <text:p>411,563751</text:p>
          </table:table-cell>
          <table:table-cell office:value-type="float" office:value="-0.003233">
            <text:p>-0,003233</text:p>
          </table:table-cell>
          <table:table-cell office:value-type="float" office:value="-0.0032">
            <text:p>-0,0032</text:p>
          </table:table-cell>
          <table:table-cell office:value-type="float" office:value="0.370407">
            <text:p>0,370407</text:p>
          </table:table-cell>
          <table:table-cell office:value-type="float" office:value="-8.522353">
            <text:p>-8,522353</text:p>
          </table:table-cell>
          <table:table-cell table:number-columns-repeated="1019"/>
        </table:table-row>
        <table:table-row table:style-name="ro1">
          <table:table-cell office:value-type="float" office:value="410.86972">
            <text:p>410,86972</text:p>
          </table:table-cell>
          <table:table-cell office:value-type="float" office:value="-0.003233">
            <text:p>-0,003233</text:p>
          </table:table-cell>
          <table:table-cell office:value-type="float" office:value="-0.003202">
            <text:p>-0,003202</text:p>
          </table:table-cell>
          <table:table-cell office:value-type="float" office:value="0.369783">
            <text:p>0,369783</text:p>
          </table:table-cell>
          <table:table-cell office:value-type="float" office:value="-8.541471">
            <text:p>-8,541471</text:p>
          </table:table-cell>
          <table:table-cell table:number-columns-repeated="1019"/>
        </table:table-row>
        <table:table-row table:style-name="ro1">
          <table:table-cell office:value-type="float" office:value="410.86972">
            <text:p>410,86972</text:p>
          </table:table-cell>
          <table:table-cell office:value-type="float" office:value="-0.003233">
            <text:p>-0,003233</text:p>
          </table:table-cell>
          <table:table-cell office:value-type="float" office:value="-0.003201">
            <text:p>-0,003201</text:p>
          </table:table-cell>
          <table:table-cell office:value-type="float" office:value="0.369783">
            <text:p>0,369783</text:p>
          </table:table-cell>
          <table:table-cell office:value-type="float" office:value="-8.541471">
            <text:p>-8,541471</text:p>
          </table:table-cell>
          <table:table-cell table:number-columns-repeated="1019"/>
        </table:table-row>
        <table:table-row table:style-name="ro1">
          <table:table-cell office:value-type="float" office:value="411.563751">
            <text:p>411,563751</text:p>
          </table:table-cell>
          <table:table-cell office:value-type="float" office:value="-0.003236">
            <text:p>-0,003236</text:p>
          </table:table-cell>
          <table:table-cell office:value-type="float" office:value="-0.003202">
            <text:p>-0,003202</text:p>
          </table:table-cell>
          <table:table-cell office:value-type="float" office:value="0.370407">
            <text:p>0,370407</text:p>
          </table:table-cell>
          <table:table-cell office:value-type="float" office:value="-8.560588">
            <text:p>-8,560588</text:p>
          </table:table-cell>
          <table:table-cell table:number-columns-repeated="1019"/>
        </table:table-row>
        <table:table-row table:style-name="ro1">
          <table:table-cell office:value-type="float" office:value="411.563751">
            <text:p>411,563751</text:p>
          </table:table-cell>
          <table:table-cell office:value-type="float" office:value="-0.003235">
            <text:p>-0,003235</text:p>
          </table:table-cell>
          <table:table-cell office:value-type="float" office:value="-0.003201">
            <text:p>-0,003201</text:p>
          </table:table-cell>
          <table:table-cell office:value-type="float" office:value="0.370407">
            <text:p>0,370407</text:p>
          </table:table-cell>
          <table:table-cell office:value-type="float" office:value="-8.560588">
            <text:p>-8,560588</text:p>
          </table:table-cell>
          <table:table-cell table:number-columns-repeated="1019"/>
        </table:table-row>
        <table:table-row table:style-name="ro1">
          <table:table-cell office:value-type="float" office:value="411.563751">
            <text:p>411,563751</text:p>
          </table:table-cell>
          <table:table-cell office:value-type="float" office:value="-0.003237">
            <text:p>-0,003237</text:p>
          </table:table-cell>
          <table:table-cell office:value-type="float" office:value="-0.0032">
            <text:p>-0,0032</text:p>
          </table:table-cell>
          <table:table-cell office:value-type="float" office:value="0.370407">
            <text:p>0,370407</text:p>
          </table:table-cell>
          <table:table-cell office:value-type="float" office:value="-8.579706">
            <text:p>-8,579706</text:p>
          </table:table-cell>
          <table:table-cell table:number-columns-repeated="1019"/>
        </table:table-row>
        <table:table-row table:style-name="ro1">
          <table:table-cell office:value-type="float" office:value="411.563751">
            <text:p>411,563751</text:p>
          </table:table-cell>
          <table:table-cell office:value-type="float" office:value="-0.003235">
            <text:p>-0,003235</text:p>
          </table:table-cell>
          <table:table-cell office:value-type="float" office:value="-0.003201">
            <text:p>-0,003201</text:p>
          </table:table-cell>
          <table:table-cell office:value-type="float" office:value="0.370407">
            <text:p>0,370407</text:p>
          </table:table-cell>
          <table:table-cell office:value-type="float" office:value="-8.579706">
            <text:p>-8,579706</text:p>
          </table:table-cell>
          <table:table-cell table:number-columns-repeated="1019"/>
        </table:table-row>
        <table:table-row table:style-name="ro1">
          <table:table-cell office:value-type="float" office:value="411.563751">
            <text:p>411,563751</text:p>
          </table:table-cell>
          <table:table-cell office:value-type="float" office:value="-0.003238">
            <text:p>-0,003238</text:p>
          </table:table-cell>
          <table:table-cell office:value-type="float" office:value="-0.0032">
            <text:p>-0,0032</text:p>
          </table:table-cell>
          <table:table-cell office:value-type="float" office:value="0.370407">
            <text:p>0,370407</text:p>
          </table:table-cell>
          <table:table-cell office:value-type="float" office:value="-8.598824">
            <text:p>-8,598824</text:p>
          </table:table-cell>
          <table:table-cell table:number-columns-repeated="1019"/>
        </table:table-row>
        <table:table-row table:style-name="ro1">
          <table:table-cell office:value-type="float" office:value="411.563751">
            <text:p>411,563751</text:p>
          </table:table-cell>
          <table:table-cell office:value-type="float" office:value="-0.003235">
            <text:p>-0,003235</text:p>
          </table:table-cell>
          <table:table-cell office:value-type="float" office:value="-0.003202">
            <text:p>-0,003202</text:p>
          </table:table-cell>
          <table:table-cell office:value-type="float" office:value="0.370407">
            <text:p>0,370407</text:p>
          </table:table-cell>
          <table:table-cell office:value-type="float" office:value="-8.598824">
            <text:p>-8,598824</text:p>
          </table:table-cell>
          <table:table-cell table:number-columns-repeated="1019"/>
        </table:table-row>
        <table:table-row table:style-name="ro1">
          <table:table-cell office:value-type="float" office:value="412.951843">
            <text:p>412,951843</text:p>
          </table:table-cell>
          <table:table-cell office:value-type="float" office:value="-0.003233">
            <text:p>-0,003233</text:p>
          </table:table-cell>
          <table:table-cell office:value-type="float" office:value="-0.003203">
            <text:p>-0,003203</text:p>
          </table:table-cell>
          <table:table-cell office:value-type="float" office:value="0.371657">
            <text:p>0,371657</text:p>
          </table:table-cell>
          <table:table-cell office:value-type="float" office:value="-8.618824">
            <text:p>-8,618824</text:p>
          </table:table-cell>
          <table:table-cell table:number-columns-repeated="1019"/>
        </table:table-row>
        <table:table-row table:style-name="ro1">
          <table:table-cell office:value-type="float" office:value="412.951843">
            <text:p>412,951843</text:p>
          </table:table-cell>
          <table:table-cell office:value-type="float" office:value="-0.003233">
            <text:p>-0,003233</text:p>
          </table:table-cell>
          <table:table-cell office:value-type="float" office:value="-0.003198">
            <text:p>-0,003198</text:p>
          </table:table-cell>
          <table:table-cell office:value-type="float" office:value="0.371657">
            <text:p>0,371657</text:p>
          </table:table-cell>
          <table:table-cell office:value-type="float" office:value="-8.618824">
            <text:p>-8,618824</text:p>
          </table:table-cell>
          <table:table-cell table:number-columns-repeated="1019"/>
        </table:table-row>
        <table:table-row table:style-name="ro1">
          <table:table-cell office:value-type="float" office:value="412.257812">
            <text:p>412,257812</text:p>
          </table:table-cell>
          <table:table-cell office:value-type="float" office:value="-0.003233">
            <text:p>-0,003233</text:p>
          </table:table-cell>
          <table:table-cell office:value-type="float" office:value="-0.003201">
            <text:p>-0,003201</text:p>
          </table:table-cell>
          <table:table-cell office:value-type="float" office:value="0.371032">
            <text:p>0,371032</text:p>
          </table:table-cell>
          <table:table-cell office:value-type="float" office:value="-8.638824">
            <text:p>-8,638824</text:p>
          </table:table-cell>
          <table:table-cell table:number-columns-repeated="1019"/>
        </table:table-row>
        <table:table-row table:style-name="ro1">
          <table:table-cell office:value-type="float" office:value="412.257812">
            <text:p>412,257812</text:p>
          </table:table-cell>
          <table:table-cell office:value-type="float" office:value="-0.003236">
            <text:p>-0,003236</text:p>
          </table:table-cell>
          <table:table-cell office:value-type="float" office:value="-0.003201">
            <text:p>-0,003201</text:p>
          </table:table-cell>
          <table:table-cell office:value-type="float" office:value="0.371032">
            <text:p>0,371032</text:p>
          </table:table-cell>
          <table:table-cell office:value-type="float" office:value="-8.638824">
            <text:p>-8,638824</text:p>
          </table:table-cell>
          <table:table-cell table:number-columns-repeated="1019"/>
        </table:table-row>
        <table:table-row table:style-name="ro1">
          <table:table-cell office:value-type="float" office:value="413.645874">
            <text:p>413,645874</text:p>
          </table:table-cell>
          <table:table-cell office:value-type="float" office:value="-0.003236">
            <text:p>-0,003236</text:p>
          </table:table-cell>
          <table:table-cell office:value-type="float" office:value="-0.003201">
            <text:p>-0,003201</text:p>
          </table:table-cell>
          <table:table-cell office:value-type="float" office:value="0.372281">
            <text:p>0,372281</text:p>
          </table:table-cell>
          <table:table-cell office:value-type="float" office:value="-8.659118">
            <text:p>-8,659118</text:p>
          </table:table-cell>
          <table:table-cell table:number-columns-repeated="1019"/>
        </table:table-row>
        <table:table-row table:style-name="ro1">
          <table:table-cell office:value-type="float" office:value="413.645874">
            <text:p>413,645874</text:p>
          </table:table-cell>
          <table:table-cell office:value-type="float" office:value="-0.003236">
            <text:p>-0,003236</text:p>
          </table:table-cell>
          <table:table-cell office:value-type="float" office:value="-0.0032">
            <text:p>-0,0032</text:p>
          </table:table-cell>
          <table:table-cell office:value-type="float" office:value="0.372281">
            <text:p>0,372281</text:p>
          </table:table-cell>
          <table:table-cell office:value-type="float" office:value="-8.659118">
            <text:p>-8,659118</text:p>
          </table:table-cell>
          <table:table-cell table:number-columns-repeated="1019"/>
        </table:table-row>
        <table:table-row table:style-name="ro1">
          <table:table-cell office:value-type="float" office:value="412.951843">
            <text:p>412,951843</text:p>
          </table:table-cell>
          <table:table-cell office:value-type="float" office:value="-0.003236">
            <text:p>-0,003236</text:p>
          </table:table-cell>
          <table:table-cell office:value-type="float" office:value="-0.0032">
            <text:p>-0,0032</text:p>
          </table:table-cell>
          <table:table-cell office:value-type="float" office:value="0.371657">
            <text:p>0,371657</text:p>
          </table:table-cell>
          <table:table-cell office:value-type="float" office:value="-8.679117">
            <text:p>-8,679117</text:p>
          </table:table-cell>
          <table:table-cell table:number-columns-repeated="1019"/>
        </table:table-row>
        <table:table-row table:style-name="ro1">
          <table:table-cell office:value-type="float" office:value="412.951843">
            <text:p>412,951843</text:p>
          </table:table-cell>
          <table:table-cell office:value-type="float" office:value="-0.003236">
            <text:p>-0,003236</text:p>
          </table:table-cell>
          <table:table-cell office:value-type="float" office:value="-0.003201">
            <text:p>-0,003201</text:p>
          </table:table-cell>
          <table:table-cell office:value-type="float" office:value="0.371657">
            <text:p>0,371657</text:p>
          </table:table-cell>
          <table:table-cell office:value-type="float" office:value="-8.679117">
            <text:p>-8,679117</text:p>
          </table:table-cell>
          <table:table-cell table:number-columns-repeated="1019"/>
        </table:table-row>
        <table:table-row table:style-name="ro1">
          <table:table-cell office:value-type="float" office:value="413.645874">
            <text:p>413,645874</text:p>
          </table:table-cell>
          <table:table-cell office:value-type="float" office:value="-0.003235">
            <text:p>-0,003235</text:p>
          </table:table-cell>
          <table:table-cell office:value-type="float" office:value="-0.003202">
            <text:p>-0,003202</text:p>
          </table:table-cell>
          <table:table-cell office:value-type="float" office:value="0.372281">
            <text:p>0,372281</text:p>
          </table:table-cell>
          <table:table-cell office:value-type="float" office:value="-8.699411">
            <text:p>-8,699411</text:p>
          </table:table-cell>
          <table:table-cell table:number-columns-repeated="1019"/>
        </table:table-row>
        <table:table-row table:style-name="ro1">
          <table:table-cell office:value-type="float" office:value="413.645874">
            <text:p>413,645874</text:p>
          </table:table-cell>
          <table:table-cell office:value-type="float" office:value="-0.003235">
            <text:p>-0,003235</text:p>
          </table:table-cell>
          <table:table-cell office:value-type="float" office:value="-0.0032">
            <text:p>-0,0032</text:p>
          </table:table-cell>
          <table:table-cell office:value-type="float" office:value="0.372281">
            <text:p>0,372281</text:p>
          </table:table-cell>
          <table:table-cell office:value-type="float" office:value="-8.699411">
            <text:p>-8,699411</text:p>
          </table:table-cell>
          <table:table-cell table:number-columns-repeated="1019"/>
        </table:table-row>
        <table:table-row table:style-name="ro1">
          <table:table-cell office:value-type="float" office:value="415.033936">
            <text:p>415,033936</text:p>
          </table:table-cell>
          <table:table-cell office:value-type="float" office:value="-0.003235">
            <text:p>-0,003235</text:p>
          </table:table-cell>
          <table:table-cell office:value-type="float" office:value="-0.0032">
            <text:p>-0,0032</text:p>
          </table:table-cell>
          <table:table-cell office:value-type="float" office:value="0.373531">
            <text:p>0,373531</text:p>
          </table:table-cell>
          <table:table-cell office:value-type="float" office:value="-8.719118">
            <text:p>-8,719118</text:p>
          </table:table-cell>
          <table:table-cell table:number-columns-repeated="1019"/>
        </table:table-row>
        <table:table-row table:style-name="ro1">
          <table:table-cell office:value-type="float" office:value="415.033936">
            <text:p>415,033936</text:p>
          </table:table-cell>
          <table:table-cell office:value-type="float" office:value="-0.003235">
            <text:p>-0,003235</text:p>
          </table:table-cell>
          <table:table-cell office:value-type="float" office:value="-0.003201">
            <text:p>-0,003201</text:p>
          </table:table-cell>
          <table:table-cell office:value-type="float" office:value="0.373531">
            <text:p>0,373531</text:p>
          </table:table-cell>
          <table:table-cell office:value-type="float" office:value="-8.719118">
            <text:p>-8,719118</text:p>
          </table:table-cell>
          <table:table-cell table:number-columns-repeated="1019"/>
        </table:table-row>
        <table:table-row table:style-name="ro1">
          <table:table-cell office:value-type="float" office:value="414.339905">
            <text:p>414,339905</text:p>
          </table:table-cell>
          <table:table-cell office:value-type="float" office:value="-0.003236">
            <text:p>-0,003236</text:p>
          </table:table-cell>
          <table:table-cell office:value-type="float" office:value="-0.003201">
            <text:p>-0,003201</text:p>
          </table:table-cell>
          <table:table-cell office:value-type="float" office:value="0.372906">
            <text:p>0,372906</text:p>
          </table:table-cell>
          <table:table-cell office:value-type="float" office:value="-8.739118">
            <text:p>-8,739118</text:p>
          </table:table-cell>
          <table:table-cell table:number-columns-repeated="1019"/>
        </table:table-row>
        <table:table-row table:style-name="ro1">
          <table:table-cell office:value-type="float" office:value="414.339905">
            <text:p>414,339905</text:p>
          </table:table-cell>
          <table:table-cell office:value-type="float" office:value="-0.003236">
            <text:p>-0,003236</text:p>
          </table:table-cell>
          <table:table-cell office:value-type="float" office:value="-0.0032">
            <text:p>-0,0032</text:p>
          </table:table-cell>
          <table:table-cell office:value-type="float" office:value="0.372906">
            <text:p>0,372906</text:p>
          </table:table-cell>
          <table:table-cell office:value-type="float" office:value="-8.739118">
            <text:p>-8,739118</text:p>
          </table:table-cell>
          <table:table-cell table:number-columns-repeated="1019"/>
        </table:table-row>
        <table:table-row table:style-name="ro1">
          <table:table-cell office:value-type="float" office:value="415.727997">
            <text:p>415,727997</text:p>
          </table:table-cell>
          <table:table-cell office:value-type="float" office:value="-0.003235">
            <text:p>-0,003235</text:p>
          </table:table-cell>
          <table:table-cell office:value-type="float" office:value="-0.003201">
            <text:p>-0,003201</text:p>
          </table:table-cell>
          <table:table-cell office:value-type="float" office:value="0.374155">
            <text:p>0,374155</text:p>
          </table:table-cell>
          <table:table-cell office:value-type="float" office:value="-8.758235">
            <text:p>-8,758235</text:p>
          </table:table-cell>
          <table:table-cell table:number-columns-repeated="1019"/>
        </table:table-row>
        <table:table-row table:style-name="ro1">
          <table:table-cell office:value-type="float" office:value="415.727997">
            <text:p>415,727997</text:p>
          </table:table-cell>
          <table:table-cell office:value-type="float" office:value="-0.003238">
            <text:p>-0,003238</text:p>
          </table:table-cell>
          <table:table-cell office:value-type="float" office:value="-0.003201">
            <text:p>-0,003201</text:p>
          </table:table-cell>
          <table:table-cell office:value-type="float" office:value="0.374155">
            <text:p>0,374155</text:p>
          </table:table-cell>
          <table:table-cell office:value-type="float" office:value="-8.758235">
            <text:p>-8,758235</text:p>
          </table:table-cell>
          <table:table-cell table:number-columns-repeated="1019"/>
        </table:table-row>
        <table:table-row table:style-name="ro1">
          <table:table-cell office:value-type="float" office:value="414.339905">
            <text:p>414,339905</text:p>
          </table:table-cell>
          <table:table-cell office:value-type="float" office:value="-0.003238">
            <text:p>-0,003238</text:p>
          </table:table-cell>
          <table:table-cell office:value-type="float" office:value="-0.003201">
            <text:p>-0,003201</text:p>
          </table:table-cell>
          <table:table-cell office:value-type="float" office:value="0.372906">
            <text:p>0,372906</text:p>
          </table:table-cell>
          <table:table-cell office:value-type="float" office:value="-8.778529">
            <text:p>-8,778529</text:p>
          </table:table-cell>
          <table:table-cell table:number-columns-repeated="1019"/>
        </table:table-row>
        <table:table-row table:style-name="ro1">
          <table:table-cell office:value-type="float" office:value="414.339905">
            <text:p>414,339905</text:p>
          </table:table-cell>
          <table:table-cell office:value-type="float" office:value="-0.003235">
            <text:p>-0,003235</text:p>
          </table:table-cell>
          <table:table-cell office:value-type="float" office:value="-0.003201">
            <text:p>-0,003201</text:p>
          </table:table-cell>
          <table:table-cell office:value-type="float" office:value="0.372906">
            <text:p>0,372906</text:p>
          </table:table-cell>
          <table:table-cell office:value-type="float" office:value="-8.778529">
            <text:p>-8,778529</text:p>
          </table:table-cell>
          <table:table-cell table:number-columns-repeated="1019"/>
        </table:table-row>
        <table:table-row table:style-name="ro1">
          <table:table-cell office:value-type="float" office:value="414.339905">
            <text:p>414,339905</text:p>
          </table:table-cell>
          <table:table-cell office:value-type="float" office:value="-0.003235">
            <text:p>-0,003235</text:p>
          </table:table-cell>
          <table:table-cell office:value-type="float" office:value="-0.003201">
            <text:p>-0,003201</text:p>
          </table:table-cell>
          <table:table-cell office:value-type="float" office:value="0.372906">
            <text:p>0,372906</text:p>
          </table:table-cell>
          <table:table-cell office:value-type="float" office:value="-8.797059">
            <text:p>-8,797059</text:p>
          </table:table-cell>
          <table:table-cell table:number-columns-repeated="1019"/>
        </table:table-row>
        <table:table-row table:style-name="ro1">
          <table:table-cell office:value-type="float" office:value="414.339905">
            <text:p>414,339905</text:p>
          </table:table-cell>
          <table:table-cell office:value-type="float" office:value="-0.003236">
            <text:p>-0,003236</text:p>
          </table:table-cell>
          <table:table-cell office:value-type="float" office:value="-0.003201">
            <text:p>-0,003201</text:p>
          </table:table-cell>
          <table:table-cell office:value-type="float" office:value="0.372906">
            <text:p>0,372906</text:p>
          </table:table-cell>
          <table:table-cell office:value-type="float" office:value="-8.815883">
            <text:p>-8,815883</text:p>
          </table:table-cell>
          <table:table-cell table:number-columns-repeated="1019"/>
        </table:table-row>
        <table:table-row table:style-name="ro1">
          <table:table-cell office:value-type="float" office:value="415.033936">
            <text:p>415,033936</text:p>
          </table:table-cell>
          <table:table-cell office:value-type="float" office:value="-0.003236">
            <text:p>-0,003236</text:p>
          </table:table-cell>
          <table:table-cell office:value-type="float" office:value="-0.003201">
            <text:p>-0,003201</text:p>
          </table:table-cell>
          <table:table-cell office:value-type="float" office:value="0.373531">
            <text:p>0,373531</text:p>
          </table:table-cell>
          <table:table-cell office:value-type="float" office:value="-8.815883">
            <text:p>-8,815883</text:p>
          </table:table-cell>
          <table:table-cell table:number-columns-repeated="1019"/>
        </table:table-row>
        <table:table-row table:style-name="ro1">
          <table:table-cell office:value-type="float" office:value="415.033936">
            <text:p>415,033936</text:p>
          </table:table-cell>
          <table:table-cell office:value-type="float" office:value="-0.003236">
            <text:p>-0,003236</text:p>
          </table:table-cell>
          <table:table-cell office:value-type="float" office:value="-0.003201">
            <text:p>-0,003201</text:p>
          </table:table-cell>
          <table:table-cell office:value-type="float" office:value="0.373531">
            <text:p>0,373531</text:p>
          </table:table-cell>
          <table:table-cell office:value-type="float" office:value="-8.835">
            <text:p>-8,835</text:p>
          </table:table-cell>
          <table:table-cell table:number-columns-repeated="1019"/>
        </table:table-row>
        <table:table-row table:style-name="ro1">
          <table:table-cell office:value-type="float" office:value="414.339905">
            <text:p>414,339905</text:p>
          </table:table-cell>
          <table:table-cell office:value-type="float" office:value="-0.003235">
            <text:p>-0,003235</text:p>
          </table:table-cell>
          <table:table-cell office:value-type="float" office:value="-0.003202">
            <text:p>-0,003202</text:p>
          </table:table-cell>
          <table:table-cell office:value-type="float" office:value="0.372906">
            <text:p>0,372906</text:p>
          </table:table-cell>
          <table:table-cell office:value-type="float" office:value="-8.835">
            <text:p>-8,835</text:p>
          </table:table-cell>
          <table:table-cell table:number-columns-repeated="1019"/>
        </table:table-row>
        <table:table-row table:style-name="ro1">
          <table:table-cell office:value-type="float" office:value="414.339905">
            <text:p>414,339905</text:p>
          </table:table-cell>
          <table:table-cell office:value-type="float" office:value="-0.003235">
            <text:p>-0,003235</text:p>
          </table:table-cell>
          <table:table-cell office:value-type="float" office:value="-0.003202">
            <text:p>-0,003202</text:p>
          </table:table-cell>
          <table:table-cell office:value-type="float" office:value="0.372906">
            <text:p>0,372906</text:p>
          </table:table-cell>
          <table:table-cell office:value-type="float" office:value="-8.854706">
            <text:p>-8,854706</text:p>
          </table:table-cell>
          <table:table-cell table:number-columns-repeated="1019"/>
        </table:table-row>
        <table:table-row table:style-name="ro1">
          <table:table-cell office:value-type="float" office:value="415.727997">
            <text:p>415,727997</text:p>
          </table:table-cell>
          <table:table-cell office:value-type="float" office:value="-0.003235">
            <text:p>-0,003235</text:p>
          </table:table-cell>
          <table:table-cell office:value-type="float" office:value="-0.003202">
            <text:p>-0,003202</text:p>
          </table:table-cell>
          <table:table-cell office:value-type="float" office:value="0.374155">
            <text:p>0,374155</text:p>
          </table:table-cell>
          <table:table-cell office:value-type="float" office:value="-8.854706">
            <text:p>-8,854706</text:p>
          </table:table-cell>
          <table:table-cell table:number-columns-repeated="1019"/>
        </table:table-row>
        <table:table-row table:style-name="ro1">
          <table:table-cell office:value-type="float" office:value="415.033936">
            <text:p>415,033936</text:p>
          </table:table-cell>
          <table:table-cell office:value-type="float" office:value="-0.003235">
            <text:p>-0,003235</text:p>
          </table:table-cell>
          <table:table-cell office:value-type="float" office:value="-0.003202">
            <text:p>-0,003202</text:p>
          </table:table-cell>
          <table:table-cell office:value-type="float" office:value="0.373531">
            <text:p>0,373531</text:p>
          </table:table-cell>
          <table:table-cell office:value-type="float" office:value="-8.873529">
            <text:p>-8,873529</text:p>
          </table:table-cell>
          <table:table-cell table:number-columns-repeated="1019"/>
        </table:table-row>
        <table:table-row table:style-name="ro1">
          <table:table-cell office:value-type="float" office:value="415.033936">
            <text:p>415,033936</text:p>
          </table:table-cell>
          <table:table-cell office:value-type="float" office:value="-0.003237">
            <text:p>-0,003237</text:p>
          </table:table-cell>
          <table:table-cell office:value-type="float" office:value="-0.003202">
            <text:p>-0,003202</text:p>
          </table:table-cell>
          <table:table-cell office:value-type="float" office:value="0.373531">
            <text:p>0,373531</text:p>
          </table:table-cell>
          <table:table-cell office:value-type="float" office:value="-8.873529">
            <text:p>-8,873529</text:p>
          </table:table-cell>
          <table:table-cell table:number-columns-repeated="1019"/>
        </table:table-row>
        <table:table-row table:style-name="ro1">
          <table:table-cell office:value-type="float" office:value="417.116058">
            <text:p>417,116058</text:p>
          </table:table-cell>
          <table:table-cell office:value-type="float" office:value="-0.003237">
            <text:p>-0,003237</text:p>
          </table:table-cell>
          <table:table-cell office:value-type="float" office:value="-0.003202">
            <text:p>-0,003202</text:p>
          </table:table-cell>
          <table:table-cell office:value-type="float" office:value="0.375404">
            <text:p>0,375404</text:p>
          </table:table-cell>
          <table:table-cell office:value-type="float" office:value="-8.892647">
            <text:p>-8,892647</text:p>
          </table:table-cell>
          <table:table-cell table:number-columns-repeated="1019"/>
        </table:table-row>
        <table:table-row table:style-name="ro1">
          <table:table-cell office:value-type="float" office:value="417.116058">
            <text:p>417,116058</text:p>
          </table:table-cell>
          <table:table-cell office:value-type="float" office:value="-0.003235">
            <text:p>-0,003235</text:p>
          </table:table-cell>
          <table:table-cell office:value-type="float" office:value="-0.0032">
            <text:p>-0,0032</text:p>
          </table:table-cell>
          <table:table-cell office:value-type="float" office:value="0.375404">
            <text:p>0,375404</text:p>
          </table:table-cell>
          <table:table-cell office:value-type="float" office:value="-8.892647">
            <text:p>-8,892647</text:p>
          </table:table-cell>
          <table:table-cell table:number-columns-repeated="1019"/>
        </table:table-row>
        <table:table-row table:style-name="ro1">
          <table:table-cell office:value-type="float" office:value="416.422028">
            <text:p>416,422028</text:p>
          </table:table-cell>
          <table:table-cell office:value-type="float" office:value="-0.003235">
            <text:p>-0,003235</text:p>
          </table:table-cell>
          <table:table-cell office:value-type="float" office:value="-0.0032">
            <text:p>-0,0032</text:p>
          </table:table-cell>
          <table:table-cell office:value-type="float" office:value="0.37478">
            <text:p>0,37478</text:p>
          </table:table-cell>
          <table:table-cell office:value-type="float" office:value="-8.911177">
            <text:p>-8,911177</text:p>
          </table:table-cell>
          <table:table-cell table:number-columns-repeated="1019"/>
        </table:table-row>
        <table:table-row table:style-name="ro1">
          <table:table-cell office:value-type="float" office:value="416.422028">
            <text:p>416,422028</text:p>
          </table:table-cell>
          <table:table-cell office:value-type="float" office:value="-0.003236">
            <text:p>-0,003236</text:p>
          </table:table-cell>
          <table:table-cell office:value-type="float" office:value="-0.0032">
            <text:p>-0,0032</text:p>
          </table:table-cell>
          <table:table-cell office:value-type="float" office:value="0.37478">
            <text:p>0,37478</text:p>
          </table:table-cell>
          <table:table-cell office:value-type="float" office:value="-8.911177">
            <text:p>-8,911177</text:p>
          </table:table-cell>
          <table:table-cell table:number-columns-repeated="1019"/>
        </table:table-row>
        <table:table-row table:style-name="ro1">
          <table:table-cell office:value-type="float" office:value="415.727997">
            <text:p>415,727997</text:p>
          </table:table-cell>
          <table:table-cell office:value-type="float" office:value="-0.003236">
            <text:p>-0,003236</text:p>
          </table:table-cell>
          <table:table-cell office:value-type="float" office:value="-0.0032">
            <text:p>-0,0032</text:p>
          </table:table-cell>
          <table:table-cell office:value-type="float" office:value="0.374155">
            <text:p>0,374155</text:p>
          </table:table-cell>
          <table:table-cell office:value-type="float" office:value="-8.930294">
            <text:p>-8,930294</text:p>
          </table:table-cell>
          <table:table-cell table:number-columns-repeated="1019"/>
        </table:table-row>
        <table:table-row table:style-name="ro1">
          <table:table-cell office:value-type="float" office:value="415.727997">
            <text:p>415,727997</text:p>
          </table:table-cell>
          <table:table-cell office:value-type="float" office:value="-0.003235">
            <text:p>-0,003235</text:p>
          </table:table-cell>
          <table:table-cell office:value-type="float" office:value="-0.003202">
            <text:p>-0,003202</text:p>
          </table:table-cell>
          <table:table-cell office:value-type="float" office:value="0.374155">
            <text:p>0,374155</text:p>
          </table:table-cell>
          <table:table-cell office:value-type="float" office:value="-8.930294">
            <text:p>-8,930294</text:p>
          </table:table-cell>
          <table:table-cell table:number-columns-repeated="1019"/>
        </table:table-row>
        <table:table-row table:style-name="ro1">
          <table:table-cell office:value-type="float" office:value="415.727997">
            <text:p>415,727997</text:p>
          </table:table-cell>
          <table:table-cell office:value-type="float" office:value="-0.003235">
            <text:p>-0,003235</text:p>
          </table:table-cell>
          <table:table-cell office:value-type="float" office:value="-0.003202">
            <text:p>-0,003202</text:p>
          </table:table-cell>
          <table:table-cell office:value-type="float" office:value="0.374155">
            <text:p>0,374155</text:p>
          </table:table-cell>
          <table:table-cell office:value-type="float" office:value="-8.949706">
            <text:p>-8,949706</text:p>
          </table:table-cell>
          <table:table-cell table:number-columns-repeated="1019"/>
        </table:table-row>
        <table:table-row table:style-name="ro1">
          <table:table-cell office:value-type="float" office:value="415.727997">
            <text:p>415,727997</text:p>
          </table:table-cell>
          <table:table-cell office:value-type="float" office:value="-0.003235">
            <text:p>-0,003235</text:p>
          </table:table-cell>
          <table:table-cell office:value-type="float" office:value="-0.003202">
            <text:p>-0,003202</text:p>
          </table:table-cell>
          <table:table-cell office:value-type="float" office:value="0.374155">
            <text:p>0,374155</text:p>
          </table:table-cell>
          <table:table-cell office:value-type="float" office:value="-8.949706">
            <text:p>-8,949706</text:p>
          </table:table-cell>
          <table:table-cell table:number-columns-repeated="1019"/>
        </table:table-row>
        <table:table-row table:style-name="ro1">
          <table:table-cell office:value-type="float" office:value="415.727997">
            <text:p>415,727997</text:p>
          </table:table-cell>
          <table:table-cell office:value-type="float" office:value="-0.003235">
            <text:p>-0,003235</text:p>
          </table:table-cell>
          <table:table-cell office:value-type="float" office:value="-0.003202">
            <text:p>-0,003202</text:p>
          </table:table-cell>
          <table:table-cell office:value-type="float" office:value="0.374155">
            <text:p>0,374155</text:p>
          </table:table-cell>
          <table:table-cell office:value-type="float" office:value="-8.968823">
            <text:p>-8,968823</text:p>
          </table:table-cell>
          <table:table-cell table:number-columns-repeated="1019"/>
        </table:table-row>
        <table:table-row table:style-name="ro1">
          <table:table-cell office:value-type="float" office:value="415.727997">
            <text:p>415,727997</text:p>
          </table:table-cell>
          <table:table-cell office:value-type="float" office:value="-0.003233">
            <text:p>-0,003233</text:p>
          </table:table-cell>
          <table:table-cell office:value-type="float" office:value="-0.003201">
            <text:p>-0,003201</text:p>
          </table:table-cell>
          <table:table-cell office:value-type="float" office:value="0.374155">
            <text:p>0,374155</text:p>
          </table:table-cell>
          <table:table-cell office:value-type="float" office:value="-8.968823">
            <text:p>-8,968823</text:p>
          </table:table-cell>
          <table:table-cell table:number-columns-repeated="1019"/>
        </table:table-row>
        <table:table-row table:style-name="ro1">
          <table:table-cell office:value-type="float" office:value="417.116058">
            <text:p>417,116058</text:p>
          </table:table-cell>
          <table:table-cell office:value-type="float" office:value="-0.003236">
            <text:p>-0,003236</text:p>
          </table:table-cell>
          <table:table-cell office:value-type="float" office:value="-0.003201">
            <text:p>-0,003201</text:p>
          </table:table-cell>
          <table:table-cell office:value-type="float" office:value="0.375404">
            <text:p>0,375404</text:p>
          </table:table-cell>
          <table:table-cell office:value-type="float" office:value="-8.988529">
            <text:p>-8,988529</text:p>
          </table:table-cell>
          <table:table-cell table:number-columns-repeated="1019"/>
        </table:table-row>
        <table:table-row table:style-name="ro1">
          <table:table-cell office:value-type="float" office:value="417.116058">
            <text:p>417,116058</text:p>
          </table:table-cell>
          <table:table-cell office:value-type="float" office:value="-0.003235">
            <text:p>-0,003235</text:p>
          </table:table-cell>
          <table:table-cell office:value-type="float" office:value="-0.003201">
            <text:p>-0,003201</text:p>
          </table:table-cell>
          <table:table-cell office:value-type="float" office:value="0.375404">
            <text:p>0,375404</text:p>
          </table:table-cell>
          <table:table-cell office:value-type="float" office:value="-8.988529">
            <text:p>-8,988529</text:p>
          </table:table-cell>
          <table:table-cell table:number-columns-repeated="1019"/>
        </table:table-row>
        <table:table-row table:style-name="ro1">
          <table:table-cell office:value-type="float" office:value="416.422028">
            <text:p>416,422028</text:p>
          </table:table-cell>
          <table:table-cell office:value-type="float" office:value="-0.003236">
            <text:p>-0,003236</text:p>
          </table:table-cell>
          <table:table-cell office:value-type="float" office:value="-0.0032">
            <text:p>-0,0032</text:p>
          </table:table-cell>
          <table:table-cell office:value-type="float" office:value="0.37478">
            <text:p>0,37478</text:p>
          </table:table-cell>
          <table:table-cell office:value-type="float" office:value="-9.008235">
            <text:p>-9,008235</text:p>
          </table:table-cell>
          <table:table-cell table:number-columns-repeated="1019"/>
        </table:table-row>
        <table:table-row table:style-name="ro1">
          <table:table-cell office:value-type="float" office:value="416.422028">
            <text:p>416,422028</text:p>
          </table:table-cell>
          <table:table-cell office:value-type="float" office:value="-0.003236">
            <text:p>-0,003236</text:p>
          </table:table-cell>
          <table:table-cell office:value-type="float" office:value="-0.003201">
            <text:p>-0,003201</text:p>
          </table:table-cell>
          <table:table-cell office:value-type="float" office:value="0.37478">
            <text:p>0,37478</text:p>
          </table:table-cell>
          <table:table-cell office:value-type="float" office:value="-9.008235">
            <text:p>-9,008235</text:p>
          </table:table-cell>
          <table:table-cell table:number-columns-repeated="1019"/>
        </table:table-row>
        <table:table-row table:style-name="ro1">
          <table:table-cell office:value-type="float" office:value="416.422028">
            <text:p>416,422028</text:p>
          </table:table-cell>
          <table:table-cell office:value-type="float" office:value="-0.003236">
            <text:p>-0,003236</text:p>
          </table:table-cell>
          <table:table-cell office:value-type="float" office:value="-0.003201">
            <text:p>-0,003201</text:p>
          </table:table-cell>
          <table:table-cell office:value-type="float" office:value="0.37478">
            <text:p>0,37478</text:p>
          </table:table-cell>
          <table:table-cell office:value-type="float" office:value="-9.027353">
            <text:p>-9,027353</text:p>
          </table:table-cell>
          <table:table-cell table:number-columns-repeated="1019"/>
        </table:table-row>
        <table:table-row table:style-name="ro1">
          <table:table-cell office:value-type="float" office:value="416.422028">
            <text:p>416,422028</text:p>
          </table:table-cell>
          <table:table-cell office:value-type="float" office:value="-0.003236">
            <text:p>-0,003236</text:p>
          </table:table-cell>
          <table:table-cell office:value-type="float" office:value="-0.003203">
            <text:p>-0,003203</text:p>
          </table:table-cell>
          <table:table-cell office:value-type="float" office:value="0.37478">
            <text:p>0,37478</text:p>
          </table:table-cell>
          <table:table-cell office:value-type="float" office:value="-9.027353">
            <text:p>-9,027353</text:p>
          </table:table-cell>
          <table:table-cell table:number-columns-repeated="1019"/>
        </table:table-row>
        <table:table-row table:style-name="ro1">
          <table:table-cell office:value-type="float" office:value="416.422028">
            <text:p>416,422028</text:p>
          </table:table-cell>
          <table:table-cell office:value-type="float" office:value="-0.003235">
            <text:p>-0,003235</text:p>
          </table:table-cell>
          <table:table-cell office:value-type="float" office:value="-0.003202">
            <text:p>-0,003202</text:p>
          </table:table-cell>
          <table:table-cell office:value-type="float" office:value="0.37478">
            <text:p>0,37478</text:p>
          </table:table-cell>
          <table:table-cell office:value-type="float" office:value="-9.047059">
            <text:p>-9,047059</text:p>
          </table:table-cell>
          <table:table-cell table:number-columns-repeated="1019"/>
        </table:table-row>
        <table:table-row table:style-name="ro1">
          <table:table-cell office:value-type="float" office:value="416.422028">
            <text:p>416,422028</text:p>
          </table:table-cell>
          <table:table-cell office:value-type="float" office:value="-0.003235">
            <text:p>-0,003235</text:p>
          </table:table-cell>
          <table:table-cell office:value-type="float" office:value="-0.003202">
            <text:p>-0,003202</text:p>
          </table:table-cell>
          <table:table-cell office:value-type="float" office:value="0.37478">
            <text:p>0,37478</text:p>
          </table:table-cell>
          <table:table-cell office:value-type="float" office:value="-9.065883">
            <text:p>-9,065883</text:p>
          </table:table-cell>
          <table:table-cell table:number-columns-repeated="1019"/>
        </table:table-row>
        <table:table-row table:style-name="ro1">
          <table:table-cell office:value-type="float" office:value="419.198151">
            <text:p>419,198151</text:p>
          </table:table-cell>
          <table:table-cell office:value-type="float" office:value="-0.003235">
            <text:p>-0,003235</text:p>
          </table:table-cell>
          <table:table-cell office:value-type="float" office:value="-0.003198">
            <text:p>-0,003198</text:p>
          </table:table-cell>
          <table:table-cell office:value-type="float" office:value="0.377278">
            <text:p>0,377278</text:p>
          </table:table-cell>
          <table:table-cell office:value-type="float" office:value="-9.065883">
            <text:p>-9,065883</text:p>
          </table:table-cell>
          <table:table-cell table:number-columns-repeated="1019"/>
        </table:table-row>
        <table:table-row table:style-name="ro1">
          <table:table-cell office:value-type="float" office:value="419.198151">
            <text:p>419,198151</text:p>
          </table:table-cell>
          <table:table-cell office:value-type="float" office:value="-0.003233">
            <text:p>-0,003233</text:p>
          </table:table-cell>
          <table:table-cell office:value-type="float" office:value="-0.003201">
            <text:p>-0,003201</text:p>
          </table:table-cell>
          <table:table-cell office:value-type="float" office:value="0.377278">
            <text:p>0,377278</text:p>
          </table:table-cell>
          <table:table-cell office:value-type="float" office:value="-9.084706">
            <text:p>-9,084706</text:p>
          </table:table-cell>
          <table:table-cell table:number-columns-repeated="1019"/>
        </table:table-row>
        <table:table-row table:style-name="ro1">
          <table:table-cell office:value-type="float" office:value="418.50412">
            <text:p>418,50412</text:p>
          </table:table-cell>
          <table:table-cell office:value-type="float" office:value="-0.003233">
            <text:p>-0,003233</text:p>
          </table:table-cell>
          <table:table-cell office:value-type="float" office:value="-0.0032">
            <text:p>-0,0032</text:p>
          </table:table-cell>
          <table:table-cell office:value-type="float" office:value="0.376654">
            <text:p>0,376654</text:p>
          </table:table-cell>
          <table:table-cell office:value-type="float" office:value="-9.084706">
            <text:p>-9,084706</text:p>
          </table:table-cell>
          <table:table-cell table:number-columns-repeated="1019"/>
        </table:table-row>
        <table:table-row table:style-name="ro1">
          <table:table-cell office:value-type="float" office:value="418.50412">
            <text:p>418,50412</text:p>
          </table:table-cell>
          <table:table-cell office:value-type="float" office:value="-0.003233">
            <text:p>-0,003233</text:p>
          </table:table-cell>
          <table:table-cell office:value-type="float" office:value="-0.0032">
            <text:p>-0,0032</text:p>
          </table:table-cell>
          <table:table-cell office:value-type="float" office:value="0.376654">
            <text:p>0,376654</text:p>
          </table:table-cell>
          <table:table-cell office:value-type="float" office:value="-9.104117">
            <text:p>-9,104117</text:p>
          </table:table-cell>
          <table:table-cell table:number-columns-repeated="1019"/>
        </table:table-row>
        <table:table-row table:style-name="ro1">
          <table:table-cell office:value-type="float" office:value="417.116058">
            <text:p>417,116058</text:p>
          </table:table-cell>
          <table:table-cell office:value-type="float" office:value="-0.003236">
            <text:p>-0,003236</text:p>
          </table:table-cell>
          <table:table-cell office:value-type="float" office:value="-0.003201">
            <text:p>-0,003201</text:p>
          </table:table-cell>
          <table:table-cell office:value-type="float" office:value="0.375404">
            <text:p>0,375404</text:p>
          </table:table-cell>
          <table:table-cell office:value-type="float" office:value="-9.104117">
            <text:p>-9,104117</text:p>
          </table:table-cell>
          <table:table-cell table:number-columns-repeated="1019"/>
        </table:table-row>
        <table:table-row table:style-name="ro1">
          <table:table-cell office:value-type="float" office:value="417.116058">
            <text:p>417,116058</text:p>
          </table:table-cell>
          <table:table-cell office:value-type="float" office:value="-0.003235">
            <text:p>-0,003235</text:p>
          </table:table-cell>
          <table:table-cell office:value-type="float" office:value="-0.003201">
            <text:p>-0,003201</text:p>
          </table:table-cell>
          <table:table-cell office:value-type="float" office:value="0.375404">
            <text:p>0,375404</text:p>
          </table:table-cell>
          <table:table-cell office:value-type="float" office:value="-9.122941">
            <text:p>-9,122941</text:p>
          </table:table-cell>
          <table:table-cell table:number-columns-repeated="1019"/>
        </table:table-row>
        <table:table-row table:style-name="ro1">
          <table:table-cell office:value-type="float" office:value="417.116058">
            <text:p>417,116058</text:p>
          </table:table-cell>
          <table:table-cell office:value-type="float" office:value="-0.003233">
            <text:p>-0,003233</text:p>
          </table:table-cell>
          <table:table-cell office:value-type="float" office:value="-0.003198">
            <text:p>-0,003198</text:p>
          </table:table-cell>
          <table:table-cell office:value-type="float" office:value="0.375404">
            <text:p>0,375404</text:p>
          </table:table-cell>
          <table:table-cell office:value-type="float" office:value="-9.122941">
            <text:p>-9,122941</text:p>
          </table:table-cell>
          <table:table-cell table:number-columns-repeated="1019"/>
        </table:table-row>
        <table:table-row table:style-name="ro1">
          <table:table-cell office:value-type="float" office:value="417.116058">
            <text:p>417,116058</text:p>
          </table:table-cell>
          <table:table-cell office:value-type="float" office:value="-0.003233">
            <text:p>-0,003233</text:p>
          </table:table-cell>
          <table:table-cell office:value-type="float" office:value="-0.003202">
            <text:p>-0,003202</text:p>
          </table:table-cell>
          <table:table-cell office:value-type="float" office:value="0.375404">
            <text:p>0,375404</text:p>
          </table:table-cell>
          <table:table-cell office:value-type="float" office:value="-9.142058">
            <text:p>-9,142058</text:p>
          </table:table-cell>
          <table:table-cell table:number-columns-repeated="1019"/>
        </table:table-row>
        <table:table-row table:style-name="ro1">
          <table:table-cell office:value-type="float" office:value="417.116058">
            <text:p>417,116058</text:p>
          </table:table-cell>
          <table:table-cell office:value-type="float" office:value="-0.003233">
            <text:p>-0,003233</text:p>
          </table:table-cell>
          <table:table-cell office:value-type="float" office:value="-0.003201">
            <text:p>-0,003201</text:p>
          </table:table-cell>
          <table:table-cell office:value-type="float" office:value="0.375404">
            <text:p>0,375404</text:p>
          </table:table-cell>
          <table:table-cell office:value-type="float" office:value="-9.142058">
            <text:p>-9,142058</text:p>
          </table:table-cell>
          <table:table-cell table:number-columns-repeated="1019"/>
        </table:table-row>
        <table:table-row table:style-name="ro1">
          <table:table-cell office:value-type="float" office:value="418.50412">
            <text:p>418,50412</text:p>
          </table:table-cell>
          <table:table-cell office:value-type="float" office:value="-0.003235">
            <text:p>-0,003235</text:p>
          </table:table-cell>
          <table:table-cell office:value-type="float" office:value="-0.003201">
            <text:p>-0,003201</text:p>
          </table:table-cell>
          <table:table-cell office:value-type="float" office:value="0.376654">
            <text:p>0,376654</text:p>
          </table:table-cell>
          <table:table-cell office:value-type="float" office:value="-9.16147">
            <text:p>-9,16147</text:p>
          </table:table-cell>
          <table:table-cell table:number-columns-repeated="1019"/>
        </table:table-row>
        <table:table-row table:style-name="ro1">
          <table:table-cell office:value-type="float" office:value="418.50412">
            <text:p>418,50412</text:p>
          </table:table-cell>
          <table:table-cell office:value-type="float" office:value="-0.003237">
            <text:p>-0,003237</text:p>
          </table:table-cell>
          <table:table-cell office:value-type="float" office:value="-0.003202">
            <text:p>-0,003202</text:p>
          </table:table-cell>
          <table:table-cell office:value-type="float" office:value="0.376654">
            <text:p>0,376654</text:p>
          </table:table-cell>
          <table:table-cell office:value-type="float" office:value="-9.16147">
            <text:p>-9,16147</text:p>
          </table:table-cell>
          <table:table-cell table:number-columns-repeated="1019"/>
        </table:table-row>
        <table:table-row table:style-name="ro1">
          <table:table-cell office:value-type="float" office:value="419.198151">
            <text:p>419,198151</text:p>
          </table:table-cell>
          <table:table-cell office:value-type="float" office:value="-0.003235">
            <text:p>-0,003235</text:p>
          </table:table-cell>
          <table:table-cell office:value-type="float" office:value="-0.003202">
            <text:p>-0,003202</text:p>
          </table:table-cell>
          <table:table-cell office:value-type="float" office:value="0.377278">
            <text:p>0,377278</text:p>
          </table:table-cell>
          <table:table-cell office:value-type="float" office:value="-9.180882">
            <text:p>-9,180882</text:p>
          </table:table-cell>
          <table:table-cell table:number-columns-repeated="1019"/>
        </table:table-row>
        <table:table-row table:style-name="ro1">
          <table:table-cell office:value-type="float" office:value="419.198151">
            <text:p>419,198151</text:p>
          </table:table-cell>
          <table:table-cell office:value-type="float" office:value="-0.003235">
            <text:p>-0,003235</text:p>
          </table:table-cell>
          <table:table-cell office:value-type="float" office:value="-0.003202">
            <text:p>-0,003202</text:p>
          </table:table-cell>
          <table:table-cell office:value-type="float" office:value="0.377278">
            <text:p>0,377278</text:p>
          </table:table-cell>
          <table:table-cell office:value-type="float" office:value="-9.180882">
            <text:p>-9,180882</text:p>
          </table:table-cell>
          <table:table-cell table:number-columns-repeated="1019"/>
        </table:table-row>
        <table:table-row table:style-name="ro1">
          <table:table-cell office:value-type="float" office:value="420.586243">
            <text:p>420,586243</text:p>
          </table:table-cell>
          <table:table-cell office:value-type="float" office:value="-0.003236">
            <text:p>-0,003236</text:p>
          </table:table-cell>
          <table:table-cell office:value-type="float" office:value="-0.003201">
            <text:p>-0,003201</text:p>
          </table:table-cell>
          <table:table-cell office:value-type="float" office:value="0.378528">
            <text:p>0,378528</text:p>
          </table:table-cell>
          <table:table-cell office:value-type="float" office:value="-9.200294">
            <text:p>-9,200294</text:p>
          </table:table-cell>
          <table:table-cell table:number-columns-repeated="1019"/>
        </table:table-row>
        <table:table-row table:style-name="ro1">
          <table:table-cell office:value-type="float" office:value="420.586243">
            <text:p>420,586243</text:p>
          </table:table-cell>
          <table:table-cell office:value-type="float" office:value="-0.003233">
            <text:p>-0,003233</text:p>
          </table:table-cell>
          <table:table-cell office:value-type="float" office:value="-0.003202">
            <text:p>-0,003202</text:p>
          </table:table-cell>
          <table:table-cell office:value-type="float" office:value="0.378528">
            <text:p>0,378528</text:p>
          </table:table-cell>
          <table:table-cell office:value-type="float" office:value="-9.200294">
            <text:p>-9,200294</text:p>
          </table:table-cell>
          <table:table-cell table:number-columns-repeated="1019"/>
        </table:table-row>
        <table:table-row table:style-name="ro1">
          <table:table-cell office:value-type="float" office:value="419.198151">
            <text:p>419,198151</text:p>
          </table:table-cell>
          <table:table-cell office:value-type="float" office:value="-0.003235">
            <text:p>-0,003235</text:p>
          </table:table-cell>
          <table:table-cell office:value-type="float" office:value="-0.003202">
            <text:p>-0,003202</text:p>
          </table:table-cell>
          <table:table-cell office:value-type="float" office:value="0.377278">
            <text:p>0,377278</text:p>
          </table:table-cell>
          <table:table-cell office:value-type="float" office:value="-9.219118">
            <text:p>-9,219118</text:p>
          </table:table-cell>
          <table:table-cell table:number-columns-repeated="1019"/>
        </table:table-row>
        <table:table-row table:style-name="ro1">
          <table:table-cell office:value-type="float" office:value="419.198151">
            <text:p>419,198151</text:p>
          </table:table-cell>
          <table:table-cell office:value-type="float" office:value="-0.003236">
            <text:p>-0,003236</text:p>
          </table:table-cell>
          <table:table-cell office:value-type="float" office:value="-0.003201">
            <text:p>-0,003201</text:p>
          </table:table-cell>
          <table:table-cell office:value-type="float" office:value="0.377278">
            <text:p>0,377278</text:p>
          </table:table-cell>
          <table:table-cell office:value-type="float" office:value="-9.219118">
            <text:p>-9,219118</text:p>
          </table:table-cell>
          <table:table-cell table:number-columns-repeated="1019"/>
        </table:table-row>
        <table:table-row table:style-name="ro1">
          <table:table-cell office:value-type="float" office:value="417.810089">
            <text:p>417,810089</text:p>
          </table:table-cell>
          <table:table-cell office:value-type="float" office:value="-0.003236">
            <text:p>-0,003236</text:p>
          </table:table-cell>
          <table:table-cell office:value-type="float" office:value="-0.0032">
            <text:p>-0,0032</text:p>
          </table:table-cell>
          <table:table-cell office:value-type="float" office:value="0.376029">
            <text:p>0,376029</text:p>
          </table:table-cell>
          <table:table-cell office:value-type="float" office:value="-9.238529">
            <text:p>-9,238529</text:p>
          </table:table-cell>
          <table:table-cell table:number-columns-repeated="1019"/>
        </table:table-row>
        <table:table-row table:style-name="ro1">
          <table:table-cell office:value-type="float" office:value="417.810089">
            <text:p>417,810089</text:p>
          </table:table-cell>
          <table:table-cell office:value-type="float" office:value="-0.003236">
            <text:p>-0,003236</text:p>
          </table:table-cell>
          <table:table-cell office:value-type="float" office:value="-0.003201">
            <text:p>-0,003201</text:p>
          </table:table-cell>
          <table:table-cell office:value-type="float" office:value="0.376029">
            <text:p>0,376029</text:p>
          </table:table-cell>
          <table:table-cell office:value-type="float" office:value="-9.238529">
            <text:p>-9,238529</text:p>
          </table:table-cell>
          <table:table-cell table:number-columns-repeated="1019"/>
        </table:table-row>
        <table:table-row table:style-name="ro1">
          <table:table-cell office:value-type="float" office:value="418.50412">
            <text:p>418,50412</text:p>
          </table:table-cell>
          <table:table-cell office:value-type="float" office:value="-0.003236">
            <text:p>-0,003236</text:p>
          </table:table-cell>
          <table:table-cell office:value-type="float" office:value="-0.0032">
            <text:p>-0,0032</text:p>
          </table:table-cell>
          <table:table-cell office:value-type="float" office:value="0.376654">
            <text:p>0,376654</text:p>
          </table:table-cell>
          <table:table-cell office:value-type="float" office:value="-9.258235">
            <text:p>-9,258235</text:p>
          </table:table-cell>
          <table:table-cell table:number-columns-repeated="1019"/>
        </table:table-row>
        <table:table-row table:style-name="ro1">
          <table:table-cell office:value-type="float" office:value="418.50412">
            <text:p>418,50412</text:p>
          </table:table-cell>
          <table:table-cell office:value-type="float" office:value="-0.003235">
            <text:p>-0,003235</text:p>
          </table:table-cell>
          <table:table-cell office:value-type="float" office:value="-0.0032">
            <text:p>-0,0032</text:p>
          </table:table-cell>
          <table:table-cell office:value-type="float" office:value="0.376654">
            <text:p>0,376654</text:p>
          </table:table-cell>
          <table:table-cell office:value-type="float" office:value="-9.258235">
            <text:p>-9,258235</text:p>
          </table:table-cell>
          <table:table-cell table:number-columns-repeated="1019"/>
        </table:table-row>
        <table:table-row table:style-name="ro1">
          <table:table-cell office:value-type="float" office:value="417.116058">
            <text:p>417,116058</text:p>
          </table:table-cell>
          <table:table-cell office:value-type="float" office:value="-0.003235">
            <text:p>-0,003235</text:p>
          </table:table-cell>
          <table:table-cell office:value-type="float" office:value="-0.003202">
            <text:p>-0,003202</text:p>
          </table:table-cell>
          <table:table-cell office:value-type="float" office:value="0.375404">
            <text:p>0,375404</text:p>
          </table:table-cell>
          <table:table-cell office:value-type="float" office:value="-9.276765">
            <text:p>-9,276765</text:p>
          </table:table-cell>
          <table:table-cell table:number-columns-repeated="1019"/>
        </table:table-row>
        <table:table-row table:style-name="ro1">
          <table:table-cell office:value-type="float" office:value="417.116058">
            <text:p>417,116058</text:p>
          </table:table-cell>
          <table:table-cell office:value-type="float" office:value="-0.003235">
            <text:p>-0,003235</text:p>
          </table:table-cell>
          <table:table-cell office:value-type="float" office:value="-0.003201">
            <text:p>-0,003201</text:p>
          </table:table-cell>
          <table:table-cell office:value-type="float" office:value="0.375404">
            <text:p>0,375404</text:p>
          </table:table-cell>
          <table:table-cell office:value-type="float" office:value="-9.276765">
            <text:p>-9,276765</text:p>
          </table:table-cell>
          <table:table-cell table:number-columns-repeated="1019"/>
        </table:table-row>
        <table:table-row table:style-name="ro1">
          <table:table-cell office:value-type="float" office:value="418.50412">
            <text:p>418,50412</text:p>
          </table:table-cell>
          <table:table-cell office:value-type="float" office:value="-0.003235">
            <text:p>-0,003235</text:p>
          </table:table-cell>
          <table:table-cell office:value-type="float" office:value="-0.003203">
            <text:p>-0,003203</text:p>
          </table:table-cell>
          <table:table-cell office:value-type="float" office:value="0.376654">
            <text:p>0,376654</text:p>
          </table:table-cell>
          <table:table-cell office:value-type="float" office:value="-9.296764">
            <text:p>-9,296764</text:p>
          </table:table-cell>
          <table:table-cell table:number-columns-repeated="1019"/>
        </table:table-row>
        <table:table-row table:style-name="ro1">
          <table:table-cell office:value-type="float" office:value="418.50412">
            <text:p>418,50412</text:p>
          </table:table-cell>
          <table:table-cell office:value-type="float" office:value="-0.003235">
            <text:p>-0,003235</text:p>
          </table:table-cell>
          <table:table-cell office:value-type="float" office:value="-0.003201">
            <text:p>-0,003201</text:p>
          </table:table-cell>
          <table:table-cell office:value-type="float" office:value="0.376654">
            <text:p>0,376654</text:p>
          </table:table-cell>
          <table:table-cell office:value-type="float" office:value="-9.315">
            <text:p>-9,315</text:p>
          </table:table-cell>
          <table:table-cell table:number-columns-repeated="1019"/>
        </table:table-row>
        <table:table-row table:style-name="ro1">
          <table:table-cell office:value-type="float" office:value="419.198151">
            <text:p>419,198151</text:p>
          </table:table-cell>
          <table:table-cell office:value-type="float" office:value="-0.003235">
            <text:p>-0,003235</text:p>
          </table:table-cell>
          <table:table-cell office:value-type="float" office:value="-0.0032">
            <text:p>-0,0032</text:p>
          </table:table-cell>
          <table:table-cell office:value-type="float" office:value="0.377278">
            <text:p>0,377278</text:p>
          </table:table-cell>
          <table:table-cell office:value-type="float" office:value="-9.315">
            <text:p>-9,315</text:p>
          </table:table-cell>
          <table:table-cell table:number-columns-repeated="1019"/>
        </table:table-row>
        <table:table-row table:style-name="ro1">
          <table:table-cell office:value-type="float" office:value="419.198151">
            <text:p>419,198151</text:p>
          </table:table-cell>
          <table:table-cell office:value-type="float" office:value="-0.003238">
            <text:p>-0,003238</text:p>
          </table:table-cell>
          <table:table-cell office:value-type="float" office:value="-0.003202">
            <text:p>-0,003202</text:p>
          </table:table-cell>
          <table:table-cell office:value-type="float" office:value="0.377278">
            <text:p>0,377278</text:p>
          </table:table-cell>
          <table:table-cell office:value-type="float" office:value="-9.334412">
            <text:p>-9,334412</text:p>
          </table:table-cell>
          <table:table-cell table:number-columns-repeated="1019"/>
        </table:table-row>
        <table:table-row table:style-name="ro1">
          <table:table-cell office:value-type="float" office:value="419.198151">
            <text:p>419,198151</text:p>
          </table:table-cell>
          <table:table-cell office:value-type="float" office:value="-0.003233">
            <text:p>-0,003233</text:p>
          </table:table-cell>
          <table:table-cell office:value-type="float" office:value="-0.003203">
            <text:p>-0,003203</text:p>
          </table:table-cell>
          <table:table-cell office:value-type="float" office:value="0.377278">
            <text:p>0,377278</text:p>
          </table:table-cell>
          <table:table-cell office:value-type="float" office:value="-9.334412">
            <text:p>-9,334412</text:p>
          </table:table-cell>
          <table:table-cell table:number-columns-repeated="1019"/>
        </table:table-row>
        <table:table-row table:style-name="ro1">
          <table:table-cell office:value-type="float" office:value="419.198151">
            <text:p>419,198151</text:p>
          </table:table-cell>
          <table:table-cell office:value-type="float" office:value="-0.003235">
            <text:p>-0,003235</text:p>
          </table:table-cell>
          <table:table-cell office:value-type="float" office:value="-0.0032">
            <text:p>-0,0032</text:p>
          </table:table-cell>
          <table:table-cell office:value-type="float" office:value="0.377278">
            <text:p>0,377278</text:p>
          </table:table-cell>
          <table:table-cell office:value-type="float" office:value="-9.353529">
            <text:p>-9,353529</text:p>
          </table:table-cell>
          <table:table-cell table:number-columns-repeated="1019"/>
        </table:table-row>
        <table:table-row table:style-name="ro1">
          <table:table-cell office:value-type="float" office:value="419.198151">
            <text:p>419,198151</text:p>
          </table:table-cell>
          <table:table-cell office:value-type="float" office:value="-0.003233">
            <text:p>-0,003233</text:p>
          </table:table-cell>
          <table:table-cell office:value-type="float" office:value="-0.003201">
            <text:p>-0,003201</text:p>
          </table:table-cell>
          <table:table-cell office:value-type="float" office:value="0.377278">
            <text:p>0,377278</text:p>
          </table:table-cell>
          <table:table-cell office:value-type="float" office:value="-9.353529">
            <text:p>-9,353529</text:p>
          </table:table-cell>
          <table:table-cell table:number-columns-repeated="1019"/>
        </table:table-row>
        <table:table-row table:style-name="ro1">
          <table:table-cell office:value-type="float" office:value="419.198151">
            <text:p>419,198151</text:p>
          </table:table-cell>
          <table:table-cell office:value-type="float" office:value="-0.003235">
            <text:p>-0,003235</text:p>
          </table:table-cell>
          <table:table-cell office:value-type="float" office:value="-0.0032">
            <text:p>-0,0032</text:p>
          </table:table-cell>
          <table:table-cell office:value-type="float" office:value="0.377278">
            <text:p>0,377278</text:p>
          </table:table-cell>
          <table:table-cell office:value-type="float" office:value="-9.372941">
            <text:p>-9,372941</text:p>
          </table:table-cell>
          <table:table-cell table:number-columns-repeated="1019"/>
        </table:table-row>
        <table:table-row table:style-name="ro1">
          <table:table-cell office:value-type="float" office:value="419.198151">
            <text:p>419,198151</text:p>
          </table:table-cell>
          <table:table-cell office:value-type="float" office:value="-0.003235">
            <text:p>-0,003235</text:p>
          </table:table-cell>
          <table:table-cell office:value-type="float" office:value="-0.0032">
            <text:p>-0,0032</text:p>
          </table:table-cell>
          <table:table-cell office:value-type="float" office:value="0.377278">
            <text:p>0,377278</text:p>
          </table:table-cell>
          <table:table-cell office:value-type="float" office:value="-9.372941">
            <text:p>-9,372941</text:p>
          </table:table-cell>
          <table:table-cell table:number-columns-repeated="1019"/>
        </table:table-row>
        <table:table-row table:style-name="ro1">
          <table:table-cell office:value-type="float" office:value="419.198151">
            <text:p>419,198151</text:p>
          </table:table-cell>
          <table:table-cell office:value-type="float" office:value="-0.003238">
            <text:p>-0,003238</text:p>
          </table:table-cell>
          <table:table-cell office:value-type="float" office:value="-0.003201">
            <text:p>-0,003201</text:p>
          </table:table-cell>
          <table:table-cell office:value-type="float" office:value="0.377278">
            <text:p>0,377278</text:p>
          </table:table-cell>
          <table:table-cell office:value-type="float" office:value="-9.391471">
            <text:p>-9,391471</text:p>
          </table:table-cell>
          <table:table-cell table:number-columns-repeated="1019"/>
        </table:table-row>
        <table:table-row table:style-name="ro1">
          <table:table-cell office:value-type="float" office:value="419.198151">
            <text:p>419,198151</text:p>
          </table:table-cell>
          <table:table-cell office:value-type="float" office:value="-0.003236">
            <text:p>-0,003236</text:p>
          </table:table-cell>
          <table:table-cell office:value-type="float" office:value="-0.003202">
            <text:p>-0,003202</text:p>
          </table:table-cell>
          <table:table-cell office:value-type="float" office:value="0.377278">
            <text:p>0,377278</text:p>
          </table:table-cell>
          <table:table-cell office:value-type="float" office:value="-9.391471">
            <text:p>-9,391471</text:p>
          </table:table-cell>
          <table:table-cell table:number-columns-repeated="1019"/>
        </table:table-row>
        <table:table-row table:style-name="ro1">
          <table:table-cell office:value-type="float" office:value="418.50412">
            <text:p>418,50412</text:p>
          </table:table-cell>
          <table:table-cell office:value-type="float" office:value="-0.003232">
            <text:p>-0,003232</text:p>
          </table:table-cell>
          <table:table-cell office:value-type="float" office:value="-0.0032">
            <text:p>-0,0032</text:p>
          </table:table-cell>
          <table:table-cell office:value-type="float" office:value="0.376654">
            <text:p>0,376654</text:p>
          </table:table-cell>
          <table:table-cell office:value-type="float" office:value="-9.410295">
            <text:p>-9,410295</text:p>
          </table:table-cell>
          <table:table-cell table:number-columns-repeated="1019"/>
        </table:table-row>
        <table:table-row table:style-name="ro1">
          <table:table-cell office:value-type="float" office:value="418.50412">
            <text:p>418,50412</text:p>
          </table:table-cell>
          <table:table-cell office:value-type="float" office:value="-0.003236">
            <text:p>-0,003236</text:p>
          </table:table-cell>
          <table:table-cell office:value-type="float" office:value="-0.003201">
            <text:p>-0,003201</text:p>
          </table:table-cell>
          <table:table-cell office:value-type="float" office:value="0.376654">
            <text:p>0,376654</text:p>
          </table:table-cell>
          <table:table-cell office:value-type="float" office:value="-9.410295">
            <text:p>-9,410295</text:p>
          </table:table-cell>
          <table:table-cell table:number-columns-repeated="1019"/>
        </table:table-row>
        <table:table-row table:style-name="ro1">
          <table:table-cell office:value-type="float" office:value="420.586243">
            <text:p>420,586243</text:p>
          </table:table-cell>
          <table:table-cell office:value-type="float" office:value="-0.003235">
            <text:p>-0,003235</text:p>
          </table:table-cell>
          <table:table-cell office:value-type="float" office:value="-0.003202">
            <text:p>-0,003202</text:p>
          </table:table-cell>
          <table:table-cell office:value-type="float" office:value="0.378528">
            <text:p>0,378528</text:p>
          </table:table-cell>
          <table:table-cell office:value-type="float" office:value="-9.429412">
            <text:p>-9,429412</text:p>
          </table:table-cell>
          <table:table-cell table:number-columns-repeated="1019"/>
        </table:table-row>
        <table:table-row table:style-name="ro1">
          <table:table-cell office:value-type="float" office:value="420.586243">
            <text:p>420,586243</text:p>
          </table:table-cell>
          <table:table-cell office:value-type="float" office:value="-0.003235">
            <text:p>-0,003235</text:p>
          </table:table-cell>
          <table:table-cell office:value-type="float" office:value="-0.003202">
            <text:p>-0,003202</text:p>
          </table:table-cell>
          <table:table-cell office:value-type="float" office:value="0.378528">
            <text:p>0,378528</text:p>
          </table:table-cell>
          <table:table-cell office:value-type="float" office:value="-9.429412">
            <text:p>-9,429412</text:p>
          </table:table-cell>
          <table:table-cell table:number-columns-repeated="1019"/>
        </table:table-row>
        <table:table-row table:style-name="ro1">
          <table:table-cell office:value-type="float" office:value="421.280273">
            <text:p>421,280273</text:p>
          </table:table-cell>
          <table:table-cell office:value-type="float" office:value="-0.003233">
            <text:p>-0,003233</text:p>
          </table:table-cell>
          <table:table-cell office:value-type="float" office:value="-0.003201">
            <text:p>-0,003201</text:p>
          </table:table-cell>
          <table:table-cell office:value-type="float" office:value="0.379152">
            <text:p>0,379152</text:p>
          </table:table-cell>
          <table:table-cell office:value-type="float" office:value="-9.448824">
            <text:p>-9,448824</text:p>
          </table:table-cell>
          <table:table-cell table:number-columns-repeated="1019"/>
        </table:table-row>
        <table:table-row table:style-name="ro1">
          <table:table-cell office:value-type="float" office:value="421.280273">
            <text:p>421,280273</text:p>
          </table:table-cell>
          <table:table-cell office:value-type="float" office:value="-0.003235">
            <text:p>-0,003235</text:p>
          </table:table-cell>
          <table:table-cell office:value-type="float" office:value="-0.003203">
            <text:p>-0,003203</text:p>
          </table:table-cell>
          <table:table-cell office:value-type="float" office:value="0.379152">
            <text:p>0,379152</text:p>
          </table:table-cell>
          <table:table-cell office:value-type="float" office:value="-9.448824">
            <text:p>-9,448824</text:p>
          </table:table-cell>
          <table:table-cell table:number-columns-repeated="1019"/>
        </table:table-row>
        <table:table-row table:style-name="ro1">
          <table:table-cell office:value-type="float" office:value="421.280273">
            <text:p>421,280273</text:p>
          </table:table-cell>
          <table:table-cell office:value-type="float" office:value="-0.003236">
            <text:p>-0,003236</text:p>
          </table:table-cell>
          <table:table-cell office:value-type="float" office:value="-0.003202">
            <text:p>-0,003202</text:p>
          </table:table-cell>
          <table:table-cell office:value-type="float" office:value="0.379152">
            <text:p>0,379152</text:p>
          </table:table-cell>
          <table:table-cell office:value-type="float" office:value="-9.467941">
            <text:p>-9,467941</text:p>
          </table:table-cell>
          <table:table-cell table:number-columns-repeated="1019"/>
        </table:table-row>
        <table:table-row table:style-name="ro1">
          <table:table-cell office:value-type="float" office:value="421.280273">
            <text:p>421,280273</text:p>
          </table:table-cell>
          <table:table-cell office:value-type="float" office:value="-0.003235">
            <text:p>-0,003235</text:p>
          </table:table-cell>
          <table:table-cell office:value-type="float" office:value="-0.003201">
            <text:p>-0,003201</text:p>
          </table:table-cell>
          <table:table-cell office:value-type="float" office:value="0.379152">
            <text:p>0,379152</text:p>
          </table:table-cell>
          <table:table-cell office:value-type="float" office:value="-9.467941">
            <text:p>-9,467941</text:p>
          </table:table-cell>
          <table:table-cell table:number-columns-repeated="1019"/>
        </table:table-row>
        <table:table-row table:style-name="ro1">
          <table:table-cell office:value-type="float" office:value="421.974304">
            <text:p>421,974304</text:p>
          </table:table-cell>
          <table:table-cell office:value-type="float" office:value="-0.003235">
            <text:p>-0,003235</text:p>
          </table:table-cell>
          <table:table-cell office:value-type="float" office:value="-0.003202">
            <text:p>-0,003202</text:p>
          </table:table-cell>
          <table:table-cell office:value-type="float" office:value="0.379777">
            <text:p>0,379777</text:p>
          </table:table-cell>
          <table:table-cell office:value-type="float" office:value="-9.488235">
            <text:p>-9,488235</text:p>
          </table:table-cell>
          <table:table-cell table:number-columns-repeated="1019"/>
        </table:table-row>
        <table:table-row table:style-name="ro1">
          <table:table-cell office:value-type="float" office:value="421.974304">
            <text:p>421,974304</text:p>
          </table:table-cell>
          <table:table-cell office:value-type="float" office:value="-0.003235">
            <text:p>-0,003235</text:p>
          </table:table-cell>
          <table:table-cell office:value-type="float" office:value="-0.0032">
            <text:p>-0,0032</text:p>
          </table:table-cell>
          <table:table-cell office:value-type="float" office:value="0.379777">
            <text:p>0,379777</text:p>
          </table:table-cell>
          <table:table-cell office:value-type="float" office:value="-9.488235">
            <text:p>-9,488235</text:p>
          </table:table-cell>
          <table:table-cell table:number-columns-repeated="1019"/>
        </table:table-row>
        <table:table-row table:style-name="ro1">
          <table:table-cell office:value-type="float" office:value="420.586243">
            <text:p>420,586243</text:p>
          </table:table-cell>
          <table:table-cell office:value-type="float" office:value="-0.003235">
            <text:p>-0,003235</text:p>
          </table:table-cell>
          <table:table-cell office:value-type="float" office:value="-0.003202">
            <text:p>-0,003202</text:p>
          </table:table-cell>
          <table:table-cell office:value-type="float" office:value="0.378528">
            <text:p>0,378528</text:p>
          </table:table-cell>
          <table:table-cell office:value-type="float" office:value="-9.507941">
            <text:p>-9,507941</text:p>
          </table:table-cell>
          <table:table-cell table:number-columns-repeated="1019"/>
        </table:table-row>
        <table:table-row table:style-name="ro1">
          <table:table-cell office:value-type="float" office:value="420.586243">
            <text:p>420,586243</text:p>
          </table:table-cell>
          <table:table-cell office:value-type="float" office:value="-0.003237">
            <text:p>-0,003237</text:p>
          </table:table-cell>
          <table:table-cell office:value-type="float" office:value="-0.003204">
            <text:p>-0,003204</text:p>
          </table:table-cell>
          <table:table-cell office:value-type="float" office:value="0.378528">
            <text:p>0,378528</text:p>
          </table:table-cell>
          <table:table-cell office:value-type="float" office:value="-9.507941">
            <text:p>-9,507941</text:p>
          </table:table-cell>
          <table:table-cell table:number-columns-repeated="1019"/>
        </table:table-row>
        <table:table-row table:style-name="ro1">
          <table:table-cell office:value-type="float" office:value="421.280273">
            <text:p>421,280273</text:p>
          </table:table-cell>
          <table:table-cell office:value-type="float" office:value="-0.003235">
            <text:p>-0,003235</text:p>
          </table:table-cell>
          <table:table-cell office:value-type="float" office:value="-0.003202">
            <text:p>-0,003202</text:p>
          </table:table-cell>
          <table:table-cell office:value-type="float" office:value="0.379152">
            <text:p>0,379152</text:p>
          </table:table-cell>
          <table:table-cell office:value-type="float" office:value="-9.526765">
            <text:p>-9,526765</text:p>
          </table:table-cell>
          <table:table-cell table:number-columns-repeated="1019"/>
        </table:table-row>
        <table:table-row table:style-name="ro1">
          <table:table-cell office:value-type="float" office:value="421.280273">
            <text:p>421,280273</text:p>
          </table:table-cell>
          <table:table-cell office:value-type="float" office:value="-0.003236">
            <text:p>-0,003236</text:p>
          </table:table-cell>
          <table:table-cell office:value-type="float" office:value="-0.003201">
            <text:p>-0,003201</text:p>
          </table:table-cell>
          <table:table-cell office:value-type="float" office:value="0.379152">
            <text:p>0,379152</text:p>
          </table:table-cell>
          <table:table-cell office:value-type="float" office:value="-9.526765">
            <text:p>-9,526765</text:p>
          </table:table-cell>
          <table:table-cell table:number-columns-repeated="1019"/>
        </table:table-row>
        <table:table-row table:style-name="ro1">
          <table:table-cell office:value-type="float" office:value="421.974304">
            <text:p>421,974304</text:p>
          </table:table-cell>
          <table:table-cell office:value-type="float" office:value="-0.003236">
            <text:p>-0,003236</text:p>
          </table:table-cell>
          <table:table-cell office:value-type="float" office:value="-0.0032">
            <text:p>-0,0032</text:p>
          </table:table-cell>
          <table:table-cell office:value-type="float" office:value="0.379777">
            <text:p>0,379777</text:p>
          </table:table-cell>
          <table:table-cell office:value-type="float" office:value="-9.545588">
            <text:p>-9,545588</text:p>
          </table:table-cell>
          <table:table-cell table:number-columns-repeated="1019"/>
        </table:table-row>
        <table:table-row table:style-name="ro1">
          <table:table-cell office:value-type="float" office:value="421.974304">
            <text:p>421,974304</text:p>
          </table:table-cell>
          <table:table-cell office:value-type="float" office:value="-0.003236">
            <text:p>-0,003236</text:p>
          </table:table-cell>
          <table:table-cell office:value-type="float" office:value="-0.003198">
            <text:p>-0,003198</text:p>
          </table:table-cell>
          <table:table-cell office:value-type="float" office:value="0.379777">
            <text:p>0,379777</text:p>
          </table:table-cell>
          <table:table-cell office:value-type="float" office:value="-9.564706">
            <text:p>-9,564706</text:p>
          </table:table-cell>
          <table:table-cell table:number-columns-repeated="1019"/>
        </table:table-row>
        <table:table-row table:style-name="ro1">
          <table:table-cell office:value-type="float" office:value="421.974304">
            <text:p>421,974304</text:p>
          </table:table-cell>
          <table:table-cell office:value-type="float" office:value="-0.003235">
            <text:p>-0,003235</text:p>
          </table:table-cell>
          <table:table-cell office:value-type="float" office:value="-0.003201">
            <text:p>-0,003201</text:p>
          </table:table-cell>
          <table:table-cell office:value-type="float" office:value="0.379777">
            <text:p>0,379777</text:p>
          </table:table-cell>
          <table:table-cell office:value-type="float" office:value="-9.564706">
            <text:p>-9,564706</text:p>
          </table:table-cell>
          <table:table-cell table:number-columns-repeated="1019"/>
        </table:table-row>
        <table:table-row table:style-name="ro1">
          <table:table-cell office:value-type="float" office:value="421.974304">
            <text:p>421,974304</text:p>
          </table:table-cell>
          <table:table-cell office:value-type="float" office:value="-0.003235">
            <text:p>-0,003235</text:p>
          </table:table-cell>
          <table:table-cell office:value-type="float" office:value="-0.003202">
            <text:p>-0,003202</text:p>
          </table:table-cell>
          <table:table-cell office:value-type="float" office:value="0.379777">
            <text:p>0,379777</text:p>
          </table:table-cell>
          <table:table-cell office:value-type="float" office:value="-9.583529">
            <text:p>-9,583529</text:p>
          </table:table-cell>
          <table:table-cell table:number-columns-repeated="1019"/>
        </table:table-row>
        <table:table-row table:style-name="ro1">
          <table:table-cell office:value-type="float" office:value="421.974304">
            <text:p>421,974304</text:p>
          </table:table-cell>
          <table:table-cell office:value-type="float" office:value="-0.003233">
            <text:p>-0,003233</text:p>
          </table:table-cell>
          <table:table-cell office:value-type="float" office:value="-0.003201">
            <text:p>-0,003201</text:p>
          </table:table-cell>
          <table:table-cell office:value-type="float" office:value="0.379777">
            <text:p>0,379777</text:p>
          </table:table-cell>
          <table:table-cell office:value-type="float" office:value="-9.583529">
            <text:p>-9,583529</text:p>
          </table:table-cell>
          <table:table-cell table:number-columns-repeated="1019"/>
        </table:table-row>
        <table:table-row table:style-name="ro1">
          <table:table-cell office:value-type="float" office:value="421.280273">
            <text:p>421,280273</text:p>
          </table:table-cell>
          <table:table-cell office:value-type="float" office:value="-0.003233">
            <text:p>-0,003233</text:p>
          </table:table-cell>
          <table:table-cell office:value-type="float" office:value="-0.003197">
            <text:p>-0,003197</text:p>
          </table:table-cell>
          <table:table-cell office:value-type="float" office:value="0.379152">
            <text:p>0,379152</text:p>
          </table:table-cell>
          <table:table-cell office:value-type="float" office:value="-9.602942">
            <text:p>-9,602942</text:p>
          </table:table-cell>
          <table:table-cell table:number-columns-repeated="1019"/>
        </table:table-row>
        <table:table-row table:style-name="ro1">
          <table:table-cell office:value-type="float" office:value="421.280273">
            <text:p>421,280273</text:p>
          </table:table-cell>
          <table:table-cell office:value-type="float" office:value="-0.003235">
            <text:p>-0,003235</text:p>
          </table:table-cell>
          <table:table-cell office:value-type="float" office:value="-0.003198">
            <text:p>-0,003198</text:p>
          </table:table-cell>
          <table:table-cell office:value-type="float" office:value="0.379152">
            <text:p>0,379152</text:p>
          </table:table-cell>
          <table:table-cell office:value-type="float" office:value="-9.602942">
            <text:p>-9,602942</text:p>
          </table:table-cell>
          <table:table-cell table:number-columns-repeated="1019"/>
        </table:table-row>
        <table:table-row table:style-name="ro1">
          <table:table-cell office:value-type="float" office:value="421.974304">
            <text:p>421,974304</text:p>
          </table:table-cell>
          <table:table-cell office:value-type="float" office:value="-0.003236">
            <text:p>-0,003236</text:p>
          </table:table-cell>
          <table:table-cell office:value-type="float" office:value="-0.003202">
            <text:p>-0,003202</text:p>
          </table:table-cell>
          <table:table-cell office:value-type="float" office:value="0.379777">
            <text:p>0,379777</text:p>
          </table:table-cell>
          <table:table-cell office:value-type="float" office:value="-9.622059">
            <text:p>-9,622059</text:p>
          </table:table-cell>
          <table:table-cell table:number-columns-repeated="1019"/>
        </table:table-row>
        <table:table-row table:style-name="ro1">
          <table:table-cell office:value-type="float" office:value="421.974304">
            <text:p>421,974304</text:p>
          </table:table-cell>
          <table:table-cell office:value-type="float" office:value="-0.003236">
            <text:p>-0,003236</text:p>
          </table:table-cell>
          <table:table-cell office:value-type="float" office:value="-0.003201">
            <text:p>-0,003201</text:p>
          </table:table-cell>
          <table:table-cell office:value-type="float" office:value="0.379777">
            <text:p>0,379777</text:p>
          </table:table-cell>
          <table:table-cell office:value-type="float" office:value="-9.622059">
            <text:p>-9,622059</text:p>
          </table:table-cell>
          <table:table-cell table:number-columns-repeated="1019"/>
        </table:table-row>
        <table:table-row table:style-name="ro1">
          <table:table-cell office:value-type="float" office:value="422.668335">
            <text:p>422,668335</text:p>
          </table:table-cell>
          <table:table-cell office:value-type="float" office:value="-0.003235">
            <text:p>-0,003235</text:p>
          </table:table-cell>
          <table:table-cell office:value-type="float" office:value="-0.003201">
            <text:p>-0,003201</text:p>
          </table:table-cell>
          <table:table-cell office:value-type="float" office:value="0.380402">
            <text:p>0,380402</text:p>
          </table:table-cell>
          <table:table-cell office:value-type="float" office:value="-9.641471">
            <text:p>-9,641471</text:p>
          </table:table-cell>
          <table:table-cell table:number-columns-repeated="1019"/>
        </table:table-row>
        <table:table-row table:style-name="ro1">
          <table:table-cell office:value-type="float" office:value="422.668335">
            <text:p>422,668335</text:p>
          </table:table-cell>
          <table:table-cell office:value-type="float" office:value="-0.003236">
            <text:p>-0,003236</text:p>
          </table:table-cell>
          <table:table-cell office:value-type="float" office:value="-0.003202">
            <text:p>-0,003202</text:p>
          </table:table-cell>
          <table:table-cell office:value-type="float" office:value="0.380402">
            <text:p>0,380402</text:p>
          </table:table-cell>
          <table:table-cell office:value-type="float" office:value="-9.641471">
            <text:p>-9,641471</text:p>
          </table:table-cell>
          <table:table-cell table:number-columns-repeated="1019"/>
        </table:table-row>
        <table:table-row table:style-name="ro1">
          <table:table-cell office:value-type="float" office:value="421.974304">
            <text:p>421,974304</text:p>
          </table:table-cell>
          <table:table-cell office:value-type="float" office:value="-0.003235">
            <text:p>-0,003235</text:p>
          </table:table-cell>
          <table:table-cell office:value-type="float" office:value="-0.003201">
            <text:p>-0,003201</text:p>
          </table:table-cell>
          <table:table-cell office:value-type="float" office:value="0.379777">
            <text:p>0,379777</text:p>
          </table:table-cell>
          <table:table-cell office:value-type="float" office:value="-9.660295">
            <text:p>-9,660295</text:p>
          </table:table-cell>
          <table:table-cell table:number-columns-repeated="1019"/>
        </table:table-row>
        <table:table-row table:style-name="ro1">
          <table:table-cell office:value-type="float" office:value="421.974304">
            <text:p>421,974304</text:p>
          </table:table-cell>
          <table:table-cell office:value-type="float" office:value="-0.003235">
            <text:p>-0,003235</text:p>
          </table:table-cell>
          <table:table-cell office:value-type="float" office:value="-0.003198">
            <text:p>-0,003198</text:p>
          </table:table-cell>
          <table:table-cell office:value-type="float" office:value="0.379777">
            <text:p>0,379777</text:p>
          </table:table-cell>
          <table:table-cell office:value-type="float" office:value="-9.660295">
            <text:p>-9,660295</text:p>
          </table:table-cell>
          <table:table-cell table:number-columns-repeated="1019"/>
        </table:table-row>
        <table:table-row table:style-name="ro1">
          <table:table-cell office:value-type="float" office:value="423.362396">
            <text:p>423,362396</text:p>
          </table:table-cell>
          <table:table-cell office:value-type="float" office:value="-0.003235">
            <text:p>-0,003235</text:p>
          </table:table-cell>
          <table:table-cell office:value-type="float" office:value="-0.0032">
            <text:p>-0,0032</text:p>
          </table:table-cell>
          <table:table-cell office:value-type="float" office:value="0.381026">
            <text:p>0,381026</text:p>
          </table:table-cell>
          <table:table-cell office:value-type="float" office:value="-9.68">
            <text:p>-9,68</text:p>
          </table:table-cell>
          <table:table-cell table:number-columns-repeated="1019"/>
        </table:table-row>
        <table:table-row table:style-name="ro1">
          <table:table-cell office:value-type="float" office:value="423.362396">
            <text:p>423,362396</text:p>
          </table:table-cell>
          <table:table-cell office:value-type="float" office:value="-0.003235">
            <text:p>-0,003235</text:p>
          </table:table-cell>
          <table:table-cell office:value-type="float" office:value="-0.0032">
            <text:p>-0,0032</text:p>
          </table:table-cell>
          <table:table-cell office:value-type="float" office:value="0.381026">
            <text:p>0,381026</text:p>
          </table:table-cell>
          <table:table-cell office:value-type="float" office:value="-9.68">
            <text:p>-9,68</text:p>
          </table:table-cell>
          <table:table-cell table:number-columns-repeated="1019"/>
        </table:table-row>
        <table:table-row table:style-name="ro1">
          <table:table-cell office:value-type="float" office:value="422.668335">
            <text:p>422,668335</text:p>
          </table:table-cell>
          <table:table-cell office:value-type="float" office:value="-0.003235">
            <text:p>-0,003235</text:p>
          </table:table-cell>
          <table:table-cell office:value-type="float" office:value="-0.0032">
            <text:p>-0,0032</text:p>
          </table:table-cell>
          <table:table-cell office:value-type="float" office:value="0.380402">
            <text:p>0,380402</text:p>
          </table:table-cell>
          <table:table-cell office:value-type="float" office:value="-9.698824">
            <text:p>-9,698824</text:p>
          </table:table-cell>
          <table:table-cell table:number-columns-repeated="1019"/>
        </table:table-row>
        <table:table-row table:style-name="ro1">
          <table:table-cell office:value-type="float" office:value="422.668335">
            <text:p>422,668335</text:p>
          </table:table-cell>
          <table:table-cell office:value-type="float" office:value="-0.003236">
            <text:p>-0,003236</text:p>
          </table:table-cell>
          <table:table-cell office:value-type="float" office:value="-0.003198">
            <text:p>-0,003198</text:p>
          </table:table-cell>
          <table:table-cell office:value-type="float" office:value="0.380402">
            <text:p>0,380402</text:p>
          </table:table-cell>
          <table:table-cell office:value-type="float" office:value="-9.698824">
            <text:p>-9,698824</text:p>
          </table:table-cell>
          <table:table-cell table:number-columns-repeated="1019"/>
        </table:table-row>
        <table:table-row table:style-name="ro1">
          <table:table-cell office:value-type="float" office:value="423.362396">
            <text:p>423,362396</text:p>
          </table:table-cell>
          <table:table-cell office:value-type="float" office:value="-0.003235">
            <text:p>-0,003235</text:p>
          </table:table-cell>
          <table:table-cell office:value-type="float" office:value="-0.003201">
            <text:p>-0,003201</text:p>
          </table:table-cell>
          <table:table-cell office:value-type="float" office:value="0.381026">
            <text:p>0,381026</text:p>
          </table:table-cell>
          <table:table-cell office:value-type="float" office:value="-9.71853">
            <text:p>-9,71853</text:p>
          </table:table-cell>
          <table:table-cell table:number-columns-repeated="1019"/>
        </table:table-row>
        <table:table-row table:style-name="ro1">
          <table:table-cell office:value-type="float" office:value="423.362396">
            <text:p>423,362396</text:p>
          </table:table-cell>
          <table:table-cell office:value-type="float" office:value="-0.003233">
            <text:p>-0,003233</text:p>
          </table:table-cell>
          <table:table-cell office:value-type="float" office:value="-0.003201">
            <text:p>-0,003201</text:p>
          </table:table-cell>
          <table:table-cell office:value-type="float" office:value="0.381026">
            <text:p>0,381026</text:p>
          </table:table-cell>
          <table:table-cell office:value-type="float" office:value="-9.71853">
            <text:p>-9,71853</text:p>
          </table:table-cell>
          <table:table-cell table:number-columns-repeated="1019"/>
        </table:table-row>
        <table:table-row table:style-name="ro1">
          <table:table-cell office:value-type="float" office:value="423.362396">
            <text:p>423,362396</text:p>
          </table:table-cell>
          <table:table-cell office:value-type="float" office:value="-0.003235">
            <text:p>-0,003235</text:p>
          </table:table-cell>
          <table:table-cell office:value-type="float" office:value="-0.003201">
            <text:p>-0,003201</text:p>
          </table:table-cell>
          <table:table-cell office:value-type="float" office:value="0.381026">
            <text:p>0,381026</text:p>
          </table:table-cell>
          <table:table-cell office:value-type="float" office:value="-9.738235">
            <text:p>-9,738235</text:p>
          </table:table-cell>
          <table:table-cell table:number-columns-repeated="1019"/>
        </table:table-row>
        <table:table-row table:style-name="ro1">
          <table:table-cell office:value-type="float" office:value="423.362396">
            <text:p>423,362396</text:p>
          </table:table-cell>
          <table:table-cell office:value-type="float" office:value="-0.003236">
            <text:p>-0,003236</text:p>
          </table:table-cell>
          <table:table-cell office:value-type="float" office:value="-0.0032">
            <text:p>-0,0032</text:p>
          </table:table-cell>
          <table:table-cell office:value-type="float" office:value="0.381026">
            <text:p>0,381026</text:p>
          </table:table-cell>
          <table:table-cell office:value-type="float" office:value="-9.738235">
            <text:p>-9,738235</text:p>
          </table:table-cell>
          <table:table-cell table:number-columns-repeated="1019"/>
        </table:table-row>
        <table:table-row table:style-name="ro1">
          <table:table-cell office:value-type="float" office:value="424.750458">
            <text:p>424,750458</text:p>
          </table:table-cell>
          <table:table-cell office:value-type="float" office:value="-0.003235">
            <text:p>-0,003235</text:p>
          </table:table-cell>
          <table:table-cell office:value-type="float" office:value="-0.003202">
            <text:p>-0,003202</text:p>
          </table:table-cell>
          <table:table-cell office:value-type="float" office:value="0.382275">
            <text:p>0,382275</text:p>
          </table:table-cell>
          <table:table-cell office:value-type="float" office:value="-9.757941">
            <text:p>-9,757941</text:p>
          </table:table-cell>
          <table:table-cell table:number-columns-repeated="1019"/>
        </table:table-row>
        <table:table-row table:style-name="ro1">
          <table:table-cell office:value-type="float" office:value="424.750458">
            <text:p>424,750458</text:p>
          </table:table-cell>
          <table:table-cell office:value-type="float" office:value="-0.003233">
            <text:p>-0,003233</text:p>
          </table:table-cell>
          <table:table-cell office:value-type="float" office:value="-0.003198">
            <text:p>-0,003198</text:p>
          </table:table-cell>
          <table:table-cell office:value-type="float" office:value="0.382275">
            <text:p>0,382275</text:p>
          </table:table-cell>
          <table:table-cell office:value-type="float" office:value="-9.757941">
            <text:p>-9,757941</text:p>
          </table:table-cell>
          <table:table-cell table:number-columns-repeated="1019"/>
        </table:table-row>
        <table:table-row table:style-name="ro1">
          <table:table-cell office:value-type="float" office:value="423.362396">
            <text:p>423,362396</text:p>
          </table:table-cell>
          <table:table-cell office:value-type="float" office:value="-0.003233">
            <text:p>-0,003233</text:p>
          </table:table-cell>
          <table:table-cell office:value-type="float" office:value="-0.003198">
            <text:p>-0,003198</text:p>
          </table:table-cell>
          <table:table-cell office:value-type="float" office:value="0.381026">
            <text:p>0,381026</text:p>
          </table:table-cell>
          <table:table-cell office:value-type="float" office:value="-9.777941">
            <text:p>-9,777941</text:p>
          </table:table-cell>
          <table:table-cell table:number-columns-repeated="1019"/>
        </table:table-row>
        <table:table-row table:style-name="ro1">
          <table:table-cell office:value-type="float" office:value="423.362396">
            <text:p>423,362396</text:p>
          </table:table-cell>
          <table:table-cell office:value-type="float" office:value="-0.003235">
            <text:p>-0,003235</text:p>
          </table:table-cell>
          <table:table-cell office:value-type="float" office:value="-0.0032">
            <text:p>-0,0032</text:p>
          </table:table-cell>
          <table:table-cell office:value-type="float" office:value="0.381026">
            <text:p>0,381026</text:p>
          </table:table-cell>
          <table:table-cell office:value-type="float" office:value="-9.777941">
            <text:p>-9,777941</text:p>
          </table:table-cell>
          <table:table-cell table:number-columns-repeated="1019"/>
        </table:table-row>
        <table:table-row table:style-name="ro1">
          <table:table-cell office:value-type="float" office:value="423.362396">
            <text:p>423,362396</text:p>
          </table:table-cell>
          <table:table-cell office:value-type="float" office:value="-0.003236">
            <text:p>-0,003236</text:p>
          </table:table-cell>
          <table:table-cell office:value-type="float" office:value="-0.003203">
            <text:p>-0,003203</text:p>
          </table:table-cell>
          <table:table-cell office:value-type="float" office:value="0.381026">
            <text:p>0,381026</text:p>
          </table:table-cell>
          <table:table-cell office:value-type="float" office:value="-9.798235">
            <text:p>-9,798235</text:p>
          </table:table-cell>
          <table:table-cell table:number-columns-repeated="1019"/>
        </table:table-row>
        <table:table-row table:style-name="ro1">
          <table:table-cell office:value-type="float" office:value="423.362396">
            <text:p>423,362396</text:p>
          </table:table-cell>
          <table:table-cell office:value-type="float" office:value="-0.003236">
            <text:p>-0,003236</text:p>
          </table:table-cell>
          <table:table-cell office:value-type="float" office:value="-0.0032">
            <text:p>-0,0032</text:p>
          </table:table-cell>
          <table:table-cell office:value-type="float" office:value="0.381026">
            <text:p>0,381026</text:p>
          </table:table-cell>
          <table:table-cell office:value-type="float" office:value="-9.798235">
            <text:p>-9,798235</text:p>
          </table:table-cell>
          <table:table-cell table:number-columns-repeated="1019"/>
        </table:table-row>
        <table:table-row table:style-name="ro1">
          <table:table-cell office:value-type="float" office:value="423.362396">
            <text:p>423,362396</text:p>
          </table:table-cell>
          <table:table-cell office:value-type="float" office:value="-0.003235">
            <text:p>-0,003235</text:p>
          </table:table-cell>
          <table:table-cell office:value-type="float" office:value="-0.0032">
            <text:p>-0,0032</text:p>
          </table:table-cell>
          <table:table-cell office:value-type="float" office:value="0.381026">
            <text:p>0,381026</text:p>
          </table:table-cell>
          <table:table-cell office:value-type="float" office:value="-9.818235">
            <text:p>-9,818235</text:p>
          </table:table-cell>
          <table:table-cell table:number-columns-repeated="1019"/>
        </table:table-row>
        <table:table-row table:style-name="ro1">
          <table:table-cell office:value-type="float" office:value="423.362396">
            <text:p>423,362396</text:p>
          </table:table-cell>
          <table:table-cell office:value-type="float" office:value="-0.003235">
            <text:p>-0,003235</text:p>
          </table:table-cell>
          <table:table-cell office:value-type="float" office:value="-0.0032">
            <text:p>-0,0032</text:p>
          </table:table-cell>
          <table:table-cell office:value-type="float" office:value="0.381026">
            <text:p>0,381026</text:p>
          </table:table-cell>
          <table:table-cell office:value-type="float" office:value="-9.818235">
            <text:p>-9,818235</text:p>
          </table:table-cell>
          <table:table-cell table:number-columns-repeated="1019"/>
        </table:table-row>
        <table:table-row table:style-name="ro1">
          <table:table-cell office:value-type="float" office:value="422.668335">
            <text:p>422,668335</text:p>
          </table:table-cell>
          <table:table-cell office:value-type="float" office:value="-0.003237">
            <text:p>-0,003237</text:p>
          </table:table-cell>
          <table:table-cell office:value-type="float" office:value="-0.003201">
            <text:p>-0,003201</text:p>
          </table:table-cell>
          <table:table-cell office:value-type="float" office:value="0.380402">
            <text:p>0,380402</text:p>
          </table:table-cell>
          <table:table-cell office:value-type="float" office:value="-9.837941">
            <text:p>-9,837941</text:p>
          </table:table-cell>
          <table:table-cell table:number-columns-repeated="1019"/>
        </table:table-row>
        <table:table-row table:style-name="ro1">
          <table:table-cell office:value-type="float" office:value="422.668335">
            <text:p>422,668335</text:p>
          </table:table-cell>
          <table:table-cell office:value-type="float" office:value="-0.003235">
            <text:p>-0,003235</text:p>
          </table:table-cell>
          <table:table-cell office:value-type="float" office:value="-0.003198">
            <text:p>-0,003198</text:p>
          </table:table-cell>
          <table:table-cell office:value-type="float" office:value="0.380402">
            <text:p>0,380402</text:p>
          </table:table-cell>
          <table:table-cell office:value-type="float" office:value="-9.837941">
            <text:p>-9,837941</text:p>
          </table:table-cell>
          <table:table-cell table:number-columns-repeated="1019"/>
        </table:table-row>
        <table:table-row table:style-name="ro1">
          <table:table-cell office:value-type="float" office:value="423.362396">
            <text:p>423,362396</text:p>
          </table:table-cell>
          <table:table-cell office:value-type="float" office:value="-0.003236">
            <text:p>-0,003236</text:p>
          </table:table-cell>
          <table:table-cell office:value-type="float" office:value="-0.003201">
            <text:p>-0,003201</text:p>
          </table:table-cell>
          <table:table-cell office:value-type="float" office:value="0.381026">
            <text:p>0,381026</text:p>
          </table:table-cell>
          <table:table-cell office:value-type="float" office:value="-9.856471">
            <text:p>-9,856471</text:p>
          </table:table-cell>
          <table:table-cell table:number-columns-repeated="1019"/>
        </table:table-row>
        <table:table-row table:style-name="ro1">
          <table:table-cell office:value-type="float" office:value="423.362396">
            <text:p>423,362396</text:p>
          </table:table-cell>
          <table:table-cell office:value-type="float" office:value="-0.003235">
            <text:p>-0,003235</text:p>
          </table:table-cell>
          <table:table-cell office:value-type="float" office:value="-0.0032">
            <text:p>-0,0032</text:p>
          </table:table-cell>
          <table:table-cell office:value-type="float" office:value="0.381026">
            <text:p>0,381026</text:p>
          </table:table-cell>
          <table:table-cell office:value-type="float" office:value="-9.875588">
            <text:p>-9,875588</text:p>
          </table:table-cell>
          <table:table-cell table:number-columns-repeated="1019"/>
        </table:table-row>
        <table:table-row table:style-name="ro1">
          <table:table-cell office:value-type="float" office:value="425.444489">
            <text:p>425,444489</text:p>
          </table:table-cell>
          <table:table-cell office:value-type="float" office:value="-0.003236">
            <text:p>-0,003236</text:p>
          </table:table-cell>
          <table:table-cell office:value-type="float" office:value="-0.0032">
            <text:p>-0,0032</text:p>
          </table:table-cell>
          <table:table-cell office:value-type="float" office:value="0.3829">
            <text:p>0,3829</text:p>
          </table:table-cell>
          <table:table-cell office:value-type="float" office:value="-9.875588">
            <text:p>-9,875588</text:p>
          </table:table-cell>
          <table:table-cell table:number-columns-repeated="1019"/>
        </table:table-row>
        <table:table-row table:style-name="ro1">
          <table:table-cell office:value-type="float" office:value="425.444489">
            <text:p>425,444489</text:p>
          </table:table-cell>
          <table:table-cell office:value-type="float" office:value="-0.003235">
            <text:p>-0,003235</text:p>
          </table:table-cell>
          <table:table-cell office:value-type="float" office:value="-0.003201">
            <text:p>-0,003201</text:p>
          </table:table-cell>
          <table:table-cell office:value-type="float" office:value="0.3829">
            <text:p>0,3829</text:p>
          </table:table-cell>
          <table:table-cell office:value-type="float" office:value="-9.894706">
            <text:p>-9,894706</text:p>
          </table:table-cell>
          <table:table-cell table:number-columns-repeated="1019"/>
        </table:table-row>
        <table:table-row table:style-name="ro1">
          <table:table-cell office:value-type="float" office:value="424.056427">
            <text:p>424,056427</text:p>
          </table:table-cell>
          <table:table-cell office:value-type="float" office:value="-0.003235">
            <text:p>-0,003235</text:p>
          </table:table-cell>
          <table:table-cell office:value-type="float" office:value="-0.0032">
            <text:p>-0,0032</text:p>
          </table:table-cell>
          <table:table-cell office:value-type="float" office:value="0.381651">
            <text:p>0,381651</text:p>
          </table:table-cell>
          <table:table-cell office:value-type="float" office:value="-9.894706">
            <text:p>-9,894706</text:p>
          </table:table-cell>
          <table:table-cell table:number-columns-repeated="1019"/>
        </table:table-row>
        <table:table-row table:style-name="ro1">
          <table:table-cell office:value-type="float" office:value="423.362396">
            <text:p>423,362396</text:p>
          </table:table-cell>
          <table:table-cell office:value-type="float" office:value="-0.003236">
            <text:p>-0,003236</text:p>
          </table:table-cell>
          <table:table-cell office:value-type="float" office:value="-0.003201">
            <text:p>-0,003201</text:p>
          </table:table-cell>
          <table:table-cell office:value-type="float" office:value="0.381026">
            <text:p>0,381026</text:p>
          </table:table-cell>
          <table:table-cell office:value-type="float" office:value="-9.913823">
            <text:p>-9,913823</text:p>
          </table:table-cell>
          <table:table-cell table:number-columns-repeated="1019"/>
        </table:table-row>
        <table:table-row table:style-name="ro1">
          <table:table-cell office:value-type="float" office:value="423.362396">
            <text:p>423,362396</text:p>
          </table:table-cell>
          <table:table-cell office:value-type="float" office:value="-0.003235">
            <text:p>-0,003235</text:p>
          </table:table-cell>
          <table:table-cell office:value-type="float" office:value="-0.003202">
            <text:p>-0,003202</text:p>
          </table:table-cell>
          <table:table-cell office:value-type="float" office:value="0.381026">
            <text:p>0,381026</text:p>
          </table:table-cell>
          <table:table-cell office:value-type="float" office:value="-9.913823">
            <text:p>-9,913823</text:p>
          </table:table-cell>
          <table:table-cell table:number-columns-repeated="1019"/>
        </table:table-row>
        <table:table-row table:style-name="ro1">
          <table:table-cell office:value-type="float" office:value="423.362396">
            <text:p>423,362396</text:p>
          </table:table-cell>
          <table:table-cell office:value-type="float" office:value="-0.003235">
            <text:p>-0,003235</text:p>
          </table:table-cell>
          <table:table-cell office:value-type="float" office:value="-0.003201">
            <text:p>-0,003201</text:p>
          </table:table-cell>
          <table:table-cell office:value-type="float" office:value="0.381026">
            <text:p>0,381026</text:p>
          </table:table-cell>
          <table:table-cell office:value-type="float" office:value="-9.932647">
            <text:p>-9,932647</text:p>
          </table:table-cell>
          <table:table-cell table:number-columns-repeated="1019"/>
        </table:table-row>
        <table:table-row table:style-name="ro1">
          <table:table-cell office:value-type="float" office:value="423.362396">
            <text:p>423,362396</text:p>
          </table:table-cell>
          <table:table-cell office:value-type="float" office:value="-0.003237">
            <text:p>-0,003237</text:p>
          </table:table-cell>
          <table:table-cell office:value-type="float" office:value="-0.003201">
            <text:p>-0,003201</text:p>
          </table:table-cell>
          <table:table-cell office:value-type="float" office:value="0.381026">
            <text:p>0,381026</text:p>
          </table:table-cell>
          <table:table-cell office:value-type="float" office:value="-9.932647">
            <text:p>-9,932647</text:p>
          </table:table-cell>
          <table:table-cell table:number-columns-repeated="1019"/>
        </table:table-row>
        <table:table-row table:style-name="ro1">
          <table:table-cell office:value-type="float" office:value="423.362396">
            <text:p>423,362396</text:p>
          </table:table-cell>
          <table:table-cell office:value-type="float" office:value="-0.003233">
            <text:p>-0,003233</text:p>
          </table:table-cell>
          <table:table-cell office:value-type="float" office:value="-0.003201">
            <text:p>-0,003201</text:p>
          </table:table-cell>
          <table:table-cell office:value-type="float" office:value="0.381026">
            <text:p>0,381026</text:p>
          </table:table-cell>
          <table:table-cell office:value-type="float" office:value="-9.951765">
            <text:p>-9,951765</text:p>
          </table:table-cell>
          <table:table-cell table:number-columns-repeated="1019"/>
        </table:table-row>
        <table:table-row table:style-name="ro1">
          <table:table-cell office:value-type="float" office:value="423.362396">
            <text:p>423,362396</text:p>
          </table:table-cell>
          <table:table-cell office:value-type="float" office:value="-0.003236">
            <text:p>-0,003236</text:p>
          </table:table-cell>
          <table:table-cell office:value-type="float" office:value="-0.0032">
            <text:p>-0,0032</text:p>
          </table:table-cell>
          <table:table-cell office:value-type="float" office:value="0.381026">
            <text:p>0,381026</text:p>
          </table:table-cell>
          <table:table-cell office:value-type="float" office:value="-9.951765">
            <text:p>-9,951765</text:p>
          </table:table-cell>
          <table:table-cell table:number-columns-repeated="1019"/>
        </table:table-row>
        <table:table-row table:style-name="ro1">
          <table:table-cell office:value-type="float" office:value="423.362396">
            <text:p>423,362396</text:p>
          </table:table-cell>
          <table:table-cell office:value-type="float" office:value="-0.003236">
            <text:p>-0,003236</text:p>
          </table:table-cell>
          <table:table-cell office:value-type="float" office:value="-0.003202">
            <text:p>-0,003202</text:p>
          </table:table-cell>
          <table:table-cell office:value-type="float" office:value="0.381026">
            <text:p>0,381026</text:p>
          </table:table-cell>
          <table:table-cell office:value-type="float" office:value="-9.970882">
            <text:p>-9,970882</text:p>
          </table:table-cell>
          <table:table-cell table:number-columns-repeated="1019"/>
        </table:table-row>
        <table:table-row table:style-name="ro1">
          <table:table-cell office:value-type="float" office:value="423.362396">
            <text:p>423,362396</text:p>
          </table:table-cell>
          <table:table-cell office:value-type="float" office:value="-0.003239">
            <text:p>-0,003239</text:p>
          </table:table-cell>
          <table:table-cell office:value-type="float" office:value="-0.003201">
            <text:p>-0,003201</text:p>
          </table:table-cell>
          <table:table-cell office:value-type="float" office:value="0.381026">
            <text:p>0,381026</text:p>
          </table:table-cell>
          <table:table-cell office:value-type="float" office:value="-9.970882">
            <text:p>-9,970882</text:p>
          </table:table-cell>
          <table:table-cell table:number-columns-repeated="1019"/>
        </table:table-row>
        <table:table-row table:style-name="ro1">
          <table:table-cell office:value-type="float" office:value="424.056427">
            <text:p>424,056427</text:p>
          </table:table-cell>
          <table:table-cell office:value-type="float" office:value="-0.003235">
            <text:p>-0,003235</text:p>
          </table:table-cell>
          <table:table-cell office:value-type="float" office:value="-0.0032">
            <text:p>-0,0032</text:p>
          </table:table-cell>
          <table:table-cell office:value-type="float" office:value="0.381651">
            <text:p>0,381651</text:p>
          </table:table-cell>
          <table:table-cell office:value-type="float" office:value="-9.99">
            <text:p>-9,99</text:p>
          </table:table-cell>
          <table:table-cell table:number-columns-repeated="1019"/>
        </table:table-row>
        <table:table-row table:style-name="ro1">
          <table:table-cell office:value-type="float" office:value="424.056427">
            <text:p>424,056427</text:p>
          </table:table-cell>
          <table:table-cell office:value-type="float" office:value="-0.003235">
            <text:p>-0,003235</text:p>
          </table:table-cell>
          <table:table-cell office:value-type="float" office:value="-0.003202">
            <text:p>-0,003202</text:p>
          </table:table-cell>
          <table:table-cell office:value-type="float" office:value="0.381651">
            <text:p>0,381651</text:p>
          </table:table-cell>
          <table:table-cell office:value-type="float" office:value="-9.99">
            <text:p>-9,99</text:p>
          </table:table-cell>
          <table:table-cell table:number-columns-repeated="1019"/>
        </table:table-row>
        <table:table-row table:style-name="ro1">
          <table:table-cell office:value-type="float" office:value="424.056427">
            <text:p>424,056427</text:p>
          </table:table-cell>
          <table:table-cell office:value-type="float" office:value="-0.003236">
            <text:p>-0,003236</text:p>
          </table:table-cell>
          <table:table-cell office:value-type="float" office:value="-0.003201">
            <text:p>-0,003201</text:p>
          </table:table-cell>
          <table:table-cell office:value-type="float" office:value="0.381651">
            <text:p>0,381651</text:p>
          </table:table-cell>
          <table:table-cell office:value-type="float" office:value="-10.009118">
            <text:p>-10,009118</text:p>
          </table:table-cell>
          <table:table-cell table:number-columns-repeated="1019"/>
        </table:table-row>
        <table:table-row table:style-name="ro1">
          <table:table-cell office:value-type="float" office:value="424.056427">
            <text:p>424,056427</text:p>
          </table:table-cell>
          <table:table-cell office:value-type="float" office:value="-0.003236">
            <text:p>-0,003236</text:p>
          </table:table-cell>
          <table:table-cell office:value-type="float" office:value="-0.003201">
            <text:p>-0,003201</text:p>
          </table:table-cell>
          <table:table-cell office:value-type="float" office:value="0.381651">
            <text:p>0,381651</text:p>
          </table:table-cell>
          <table:table-cell office:value-type="float" office:value="-10.009118">
            <text:p>-10,009118</text:p>
          </table:table-cell>
          <table:table-cell table:number-columns-repeated="1019"/>
        </table:table-row>
        <table:table-row table:style-name="ro1">
          <table:table-cell office:value-type="float" office:value="425.444489">
            <text:p>425,444489</text:p>
          </table:table-cell>
          <table:table-cell office:value-type="float" office:value="-0.003235">
            <text:p>-0,003235</text:p>
          </table:table-cell>
          <table:table-cell office:value-type="float" office:value="-0.003201">
            <text:p>-0,003201</text:p>
          </table:table-cell>
          <table:table-cell office:value-type="float" office:value="0.3829">
            <text:p>0,3829</text:p>
          </table:table-cell>
          <table:table-cell office:value-type="float" office:value="-10.029118">
            <text:p>-10,029118</text:p>
          </table:table-cell>
          <table:table-cell table:number-columns-repeated="1019"/>
        </table:table-row>
        <table:table-row table:style-name="ro1">
          <table:table-cell office:value-type="float" office:value="425.444489">
            <text:p>425,444489</text:p>
          </table:table-cell>
          <table:table-cell office:value-type="float" office:value="-0.003235">
            <text:p>-0,003235</text:p>
          </table:table-cell>
          <table:table-cell office:value-type="float" office:value="-0.003203">
            <text:p>-0,003203</text:p>
          </table:table-cell>
          <table:table-cell office:value-type="float" office:value="0.3829">
            <text:p>0,3829</text:p>
          </table:table-cell>
          <table:table-cell office:value-type="float" office:value="-10.029118">
            <text:p>-10,029118</text:p>
          </table:table-cell>
          <table:table-cell table:number-columns-repeated="1019"/>
        </table:table-row>
        <table:table-row table:style-name="ro1">
          <table:table-cell office:value-type="float" office:value="424.750458">
            <text:p>424,750458</text:p>
          </table:table-cell>
          <table:table-cell office:value-type="float" office:value="-0.003235">
            <text:p>-0,003235</text:p>
          </table:table-cell>
          <table:table-cell office:value-type="float" office:value="-0.0032">
            <text:p>-0,0032</text:p>
          </table:table-cell>
          <table:table-cell office:value-type="float" office:value="0.382275">
            <text:p>0,382275</text:p>
          </table:table-cell>
          <table:table-cell office:value-type="float" office:value="-10.04853">
            <text:p>-10,04853</text:p>
          </table:table-cell>
          <table:table-cell table:number-columns-repeated="1019"/>
        </table:table-row>
        <table:table-row table:style-name="ro1">
          <table:table-cell office:value-type="float" office:value="424.750458">
            <text:p>424,750458</text:p>
          </table:table-cell>
          <table:table-cell office:value-type="float" office:value="-0.003236">
            <text:p>-0,003236</text:p>
          </table:table-cell>
          <table:table-cell office:value-type="float" office:value="-0.003203">
            <text:p>-0,003203</text:p>
          </table:table-cell>
          <table:table-cell office:value-type="float" office:value="0.382275">
            <text:p>0,382275</text:p>
          </table:table-cell>
          <table:table-cell office:value-type="float" office:value="-10.04853">
            <text:p>-10,04853</text:p>
          </table:table-cell>
          <table:table-cell table:number-columns-repeated="1019"/>
        </table:table-row>
        <table:table-row table:style-name="ro1">
          <table:table-cell office:value-type="float" office:value="424.056427">
            <text:p>424,056427</text:p>
          </table:table-cell>
          <table:table-cell office:value-type="float" office:value="-0.003236">
            <text:p>-0,003236</text:p>
          </table:table-cell>
          <table:table-cell office:value-type="float" office:value="-0.003202">
            <text:p>-0,003202</text:p>
          </table:table-cell>
          <table:table-cell office:value-type="float" office:value="0.381651">
            <text:p>0,381651</text:p>
          </table:table-cell>
          <table:table-cell office:value-type="float" office:value="-10.068235">
            <text:p>-10,068235</text:p>
          </table:table-cell>
          <table:table-cell table:number-columns-repeated="1019"/>
        </table:table-row>
        <table:table-row table:style-name="ro1">
          <table:table-cell office:value-type="float" office:value="424.056427">
            <text:p>424,056427</text:p>
          </table:table-cell>
          <table:table-cell office:value-type="float" office:value="-0.003232">
            <text:p>-0,003232</text:p>
          </table:table-cell>
          <table:table-cell office:value-type="float" office:value="-0.003201">
            <text:p>-0,003201</text:p>
          </table:table-cell>
          <table:table-cell office:value-type="float" office:value="0.381651">
            <text:p>0,381651</text:p>
          </table:table-cell>
          <table:table-cell office:value-type="float" office:value="-10.068235">
            <text:p>-10,068235</text:p>
          </table:table-cell>
          <table:table-cell table:number-columns-repeated="1019"/>
        </table:table-row>
        <table:table-row table:style-name="ro1">
          <table:table-cell office:value-type="float" office:value="423.362396">
            <text:p>423,362396</text:p>
          </table:table-cell>
          <table:table-cell office:value-type="float" office:value="-0.003237">
            <text:p>-0,003237</text:p>
          </table:table-cell>
          <table:table-cell office:value-type="float" office:value="-0.003201">
            <text:p>-0,003201</text:p>
          </table:table-cell>
          <table:table-cell office:value-type="float" office:value="0.381026">
            <text:p>0,381026</text:p>
          </table:table-cell>
          <table:table-cell office:value-type="float" office:value="-10.087647">
            <text:p>-10,087647</text:p>
          </table:table-cell>
          <table:table-cell table:number-columns-repeated="1019"/>
        </table:table-row>
        <table:table-row table:style-name="ro1">
          <table:table-cell office:value-type="float" office:value="423.362396">
            <text:p>423,362396</text:p>
          </table:table-cell>
          <table:table-cell office:value-type="float" office:value="-0.003236">
            <text:p>-0,003236</text:p>
          </table:table-cell>
          <table:table-cell office:value-type="float" office:value="-0.003198">
            <text:p>-0,003198</text:p>
          </table:table-cell>
          <table:table-cell office:value-type="float" office:value="0.381026">
            <text:p>0,381026</text:p>
          </table:table-cell>
          <table:table-cell office:value-type="float" office:value="-10.087647">
            <text:p>-10,087647</text:p>
          </table:table-cell>
          <table:table-cell table:number-columns-repeated="1019"/>
        </table:table-row>
        <table:table-row table:style-name="ro1">
          <table:table-cell office:value-type="float" office:value="424.750458">
            <text:p>424,750458</text:p>
          </table:table-cell>
          <table:table-cell office:value-type="float" office:value="-0.003237">
            <text:p>-0,003237</text:p>
          </table:table-cell>
          <table:table-cell office:value-type="float" office:value="-0.003201">
            <text:p>-0,003201</text:p>
          </table:table-cell>
          <table:table-cell office:value-type="float" office:value="0.382275">
            <text:p>0,382275</text:p>
          </table:table-cell>
          <table:table-cell office:value-type="float" office:value="-10.107647">
            <text:p>-10,107647</text:p>
          </table:table-cell>
          <table:table-cell table:number-columns-repeated="1019"/>
        </table:table-row>
        <table:table-row table:style-name="ro1">
          <table:table-cell office:value-type="float" office:value="424.750458">
            <text:p>424,750458</text:p>
          </table:table-cell>
          <table:table-cell office:value-type="float" office:value="-0.003235">
            <text:p>-0,003235</text:p>
          </table:table-cell>
          <table:table-cell office:value-type="float" office:value="-0.003198">
            <text:p>-0,003198</text:p>
          </table:table-cell>
          <table:table-cell office:value-type="float" office:value="0.382275">
            <text:p>0,382275</text:p>
          </table:table-cell>
          <table:table-cell office:value-type="float" office:value="-10.107647">
            <text:p>-10,107647</text:p>
          </table:table-cell>
          <table:table-cell table:number-columns-repeated="1019"/>
        </table:table-row>
        <table:table-row table:style-name="ro1">
          <table:table-cell office:value-type="float" office:value="424.750458">
            <text:p>424,750458</text:p>
          </table:table-cell>
          <table:table-cell office:value-type="float" office:value="-0.003232">
            <text:p>-0,003232</text:p>
          </table:table-cell>
          <table:table-cell office:value-type="float" office:value="-0.003202">
            <text:p>-0,003202</text:p>
          </table:table-cell>
          <table:table-cell office:value-type="float" office:value="0.382275">
            <text:p>0,382275</text:p>
          </table:table-cell>
          <table:table-cell office:value-type="float" office:value="-10.127647">
            <text:p>-10,127647</text:p>
          </table:table-cell>
          <table:table-cell table:number-columns-repeated="1019"/>
        </table:table-row>
        <table:table-row table:style-name="ro1">
          <table:table-cell office:value-type="float" office:value="424.750458">
            <text:p>424,750458</text:p>
          </table:table-cell>
          <table:table-cell office:value-type="float" office:value="-0.003235">
            <text:p>-0,003235</text:p>
          </table:table-cell>
          <table:table-cell office:value-type="float" office:value="-0.003202">
            <text:p>-0,003202</text:p>
          </table:table-cell>
          <table:table-cell office:value-type="float" office:value="0.382275">
            <text:p>0,382275</text:p>
          </table:table-cell>
          <table:table-cell office:value-type="float" office:value="-10.127647">
            <text:p>-10,127647</text:p>
          </table:table-cell>
          <table:table-cell table:number-columns-repeated="1019"/>
        </table:table-row>
        <table:table-row table:style-name="ro1">
          <table:table-cell office:value-type="float" office:value="425.444489">
            <text:p>425,444489</text:p>
          </table:table-cell>
          <table:table-cell office:value-type="float" office:value="-0.003233">
            <text:p>-0,003233</text:p>
          </table:table-cell>
          <table:table-cell office:value-type="float" office:value="-0.0032">
            <text:p>-0,0032</text:p>
          </table:table-cell>
          <table:table-cell office:value-type="float" office:value="0.3829">
            <text:p>0,3829</text:p>
          </table:table-cell>
          <table:table-cell office:value-type="float" office:value="-10.147942">
            <text:p>-10,147942</text:p>
          </table:table-cell>
          <table:table-cell table:number-columns-repeated="1019"/>
        </table:table-row>
        <table:table-row table:style-name="ro1">
          <table:table-cell office:value-type="float" office:value="425.444489">
            <text:p>425,444489</text:p>
          </table:table-cell>
          <table:table-cell office:value-type="float" office:value="-0.003235">
            <text:p>-0,003235</text:p>
          </table:table-cell>
          <table:table-cell office:value-type="float" office:value="-0.003203">
            <text:p>-0,003203</text:p>
          </table:table-cell>
          <table:table-cell office:value-type="float" office:value="0.3829">
            <text:p>0,3829</text:p>
          </table:table-cell>
          <table:table-cell office:value-type="float" office:value="-10.147942">
            <text:p>-10,147942</text:p>
          </table:table-cell>
          <table:table-cell table:number-columns-repeated="1019"/>
        </table:table-row>
        <table:table-row table:style-name="ro1">
          <table:table-cell office:value-type="float" office:value="424.750458">
            <text:p>424,750458</text:p>
          </table:table-cell>
          <table:table-cell office:value-type="float" office:value="-0.003236">
            <text:p>-0,003236</text:p>
          </table:table-cell>
          <table:table-cell office:value-type="float" office:value="-0.003202">
            <text:p>-0,003202</text:p>
          </table:table-cell>
          <table:table-cell office:value-type="float" office:value="0.382275">
            <text:p>0,382275</text:p>
          </table:table-cell>
          <table:table-cell office:value-type="float" office:value="-10.167941">
            <text:p>-10,167941</text:p>
          </table:table-cell>
          <table:table-cell table:number-columns-repeated="1019"/>
        </table:table-row>
        <table:table-row table:style-name="ro1">
          <table:table-cell office:value-type="float" office:value="424.750458">
            <text:p>424,750458</text:p>
          </table:table-cell>
          <table:table-cell office:value-type="float" office:value="-0.003232">
            <text:p>-0,003232</text:p>
          </table:table-cell>
          <table:table-cell office:value-type="float" office:value="-0.003201">
            <text:p>-0,003201</text:p>
          </table:table-cell>
          <table:table-cell office:value-type="float" office:value="0.382275">
            <text:p>0,382275</text:p>
          </table:table-cell>
          <table:table-cell office:value-type="float" office:value="-10.167941">
            <text:p>-10,167941</text:p>
          </table:table-cell>
          <table:table-cell table:number-columns-repeated="1019"/>
        </table:table-row>
        <table:table-row table:style-name="ro1">
          <table:table-cell office:value-type="float" office:value="425.444489">
            <text:p>425,444489</text:p>
          </table:table-cell>
          <table:table-cell office:value-type="float" office:value="-0.003233">
            <text:p>-0,003233</text:p>
          </table:table-cell>
          <table:table-cell office:value-type="float" office:value="-0.003201">
            <text:p>-0,003201</text:p>
          </table:table-cell>
          <table:table-cell office:value-type="float" office:value="0.3829">
            <text:p>0,3829</text:p>
          </table:table-cell>
          <table:table-cell office:value-type="float" office:value="-10.187942">
            <text:p>-10,187942</text:p>
          </table:table-cell>
          <table:table-cell table:number-columns-repeated="1019"/>
        </table:table-row>
        <table:table-row table:style-name="ro1">
          <table:table-cell office:value-type="float" office:value="425.444489">
            <text:p>425,444489</text:p>
          </table:table-cell>
          <table:table-cell office:value-type="float" office:value="-0.003235">
            <text:p>-0,003235</text:p>
          </table:table-cell>
          <table:table-cell office:value-type="float" office:value="-0.003201">
            <text:p>-0,003201</text:p>
          </table:table-cell>
          <table:table-cell office:value-type="float" office:value="0.3829">
            <text:p>0,3829</text:p>
          </table:table-cell>
          <table:table-cell office:value-type="float" office:value="-10.187942">
            <text:p>-10,187942</text:p>
          </table:table-cell>
          <table:table-cell table:number-columns-repeated="1019"/>
        </table:table-row>
        <table:table-row table:style-name="ro1">
          <table:table-cell office:value-type="float" office:value="425.444489">
            <text:p>425,444489</text:p>
          </table:table-cell>
          <table:table-cell office:value-type="float" office:value="-0.003235">
            <text:p>-0,003235</text:p>
          </table:table-cell>
          <table:table-cell office:value-type="float" office:value="-0.003202">
            <text:p>-0,003202</text:p>
          </table:table-cell>
          <table:table-cell office:value-type="float" office:value="0.3829">
            <text:p>0,3829</text:p>
          </table:table-cell>
          <table:table-cell office:value-type="float" office:value="-10.207941">
            <text:p>-10,207941</text:p>
          </table:table-cell>
          <table:table-cell table:number-columns-repeated="1019"/>
        </table:table-row>
        <table:table-row table:style-name="ro1">
          <table:table-cell office:value-type="float" office:value="425.444489">
            <text:p>425,444489</text:p>
          </table:table-cell>
          <table:table-cell office:value-type="float" office:value="-0.003236">
            <text:p>-0,003236</text:p>
          </table:table-cell>
          <table:table-cell office:value-type="float" office:value="-0.0032">
            <text:p>-0,0032</text:p>
          </table:table-cell>
          <table:table-cell office:value-type="float" office:value="0.3829">
            <text:p>0,3829</text:p>
          </table:table-cell>
          <table:table-cell office:value-type="float" office:value="-10.207941">
            <text:p>-10,207941</text:p>
          </table:table-cell>
          <table:table-cell table:number-columns-repeated="1019"/>
        </table:table-row>
        <table:table-row table:style-name="ro1">
          <table:table-cell office:value-type="float" office:value="426.138519">
            <text:p>426,138519</text:p>
          </table:table-cell>
          <table:table-cell office:value-type="float" office:value="-0.003233">
            <text:p>-0,003233</text:p>
          </table:table-cell>
          <table:table-cell office:value-type="float" office:value="-0.003201">
            <text:p>-0,003201</text:p>
          </table:table-cell>
          <table:table-cell office:value-type="float" office:value="0.383525">
            <text:p>0,383525</text:p>
          </table:table-cell>
          <table:table-cell office:value-type="float" office:value="-10.227942">
            <text:p>-10,227942</text:p>
          </table:table-cell>
          <table:table-cell table:number-columns-repeated="1019"/>
        </table:table-row>
        <table:table-row table:style-name="ro1">
          <table:table-cell office:value-type="float" office:value="426.138519">
            <text:p>426,138519</text:p>
          </table:table-cell>
          <table:table-cell office:value-type="float" office:value="-0.003233">
            <text:p>-0,003233</text:p>
          </table:table-cell>
          <table:table-cell office:value-type="float" office:value="-0.003203">
            <text:p>-0,003203</text:p>
          </table:table-cell>
          <table:table-cell office:value-type="float" office:value="0.383525">
            <text:p>0,383525</text:p>
          </table:table-cell>
          <table:table-cell office:value-type="float" office:value="-10.227942">
            <text:p>-10,227942</text:p>
          </table:table-cell>
          <table:table-cell table:number-columns-repeated="1019"/>
        </table:table-row>
        <table:table-row table:style-name="ro1">
          <table:table-cell office:value-type="float" office:value="426.138519">
            <text:p>426,138519</text:p>
          </table:table-cell>
          <table:table-cell office:value-type="float" office:value="-0.003235">
            <text:p>-0,003235</text:p>
          </table:table-cell>
          <table:table-cell office:value-type="float" office:value="-0.003201">
            <text:p>-0,003201</text:p>
          </table:table-cell>
          <table:table-cell office:value-type="float" office:value="0.383525">
            <text:p>0,383525</text:p>
          </table:table-cell>
          <table:table-cell office:value-type="float" office:value="-10.247941">
            <text:p>-10,247941</text:p>
          </table:table-cell>
          <table:table-cell table:number-columns-repeated="1019"/>
        </table:table-row>
        <table:table-row table:style-name="ro1">
          <table:table-cell office:value-type="float" office:value="426.138519">
            <text:p>426,138519</text:p>
          </table:table-cell>
          <table:table-cell office:value-type="float" office:value="-0.003235">
            <text:p>-0,003235</text:p>
          </table:table-cell>
          <table:table-cell office:value-type="float" office:value="-0.003198">
            <text:p>-0,003198</text:p>
          </table:table-cell>
          <table:table-cell office:value-type="float" office:value="0.383525">
            <text:p>0,383525</text:p>
          </table:table-cell>
          <table:table-cell office:value-type="float" office:value="-10.247941">
            <text:p>-10,247941</text:p>
          </table:table-cell>
          <table:table-cell table:number-columns-repeated="1019"/>
        </table:table-row>
        <table:table-row table:style-name="ro1">
          <table:table-cell office:value-type="float" office:value="425.444489">
            <text:p>425,444489</text:p>
          </table:table-cell>
          <table:table-cell office:value-type="float" office:value="-0.003233">
            <text:p>-0,003233</text:p>
          </table:table-cell>
          <table:table-cell office:value-type="float" office:value="-0.003201">
            <text:p>-0,003201</text:p>
          </table:table-cell>
          <table:table-cell office:value-type="float" office:value="0.3829">
            <text:p>0,3829</text:p>
          </table:table-cell>
          <table:table-cell office:value-type="float" office:value="-10.267647">
            <text:p>-10,267647</text:p>
          </table:table-cell>
          <table:table-cell table:number-columns-repeated="1019"/>
        </table:table-row>
        <table:table-row table:style-name="ro1">
          <table:table-cell office:value-type="float" office:value="425.444489">
            <text:p>425,444489</text:p>
          </table:table-cell>
          <table:table-cell office:value-type="float" office:value="-0.003235">
            <text:p>-0,003235</text:p>
          </table:table-cell>
          <table:table-cell office:value-type="float" office:value="-0.003201">
            <text:p>-0,003201</text:p>
          </table:table-cell>
          <table:table-cell office:value-type="float" office:value="0.3829">
            <text:p>0,3829</text:p>
          </table:table-cell>
          <table:table-cell office:value-type="float" office:value="-10.267647">
            <text:p>-10,267647</text:p>
          </table:table-cell>
          <table:table-cell table:number-columns-repeated="1019"/>
        </table:table-row>
        <table:table-row table:style-name="ro1">
          <table:table-cell office:value-type="float" office:value="424.056427">
            <text:p>424,056427</text:p>
          </table:table-cell>
          <table:table-cell office:value-type="float" office:value="-0.003236">
            <text:p>-0,003236</text:p>
          </table:table-cell>
          <table:table-cell office:value-type="float" office:value="-0.003201">
            <text:p>-0,003201</text:p>
          </table:table-cell>
          <table:table-cell office:value-type="float" office:value="0.381651">
            <text:p>0,381651</text:p>
          </table:table-cell>
          <table:table-cell office:value-type="float" office:value="-10.287647">
            <text:p>-10,287647</text:p>
          </table:table-cell>
          <table:table-cell table:number-columns-repeated="1019"/>
        </table:table-row>
        <table:table-row table:style-name="ro1">
          <table:table-cell office:value-type="float" office:value="424.056427">
            <text:p>424,056427</text:p>
          </table:table-cell>
          <table:table-cell office:value-type="float" office:value="-0.003233">
            <text:p>-0,003233</text:p>
          </table:table-cell>
          <table:table-cell office:value-type="float" office:value="-0.0032">
            <text:p>-0,0032</text:p>
          </table:table-cell>
          <table:table-cell office:value-type="float" office:value="0.381651">
            <text:p>0,381651</text:p>
          </table:table-cell>
          <table:table-cell office:value-type="float" office:value="-10.287647">
            <text:p>-10,287647</text:p>
          </table:table-cell>
          <table:table-cell table:number-columns-repeated="1019"/>
        </table:table-row>
        <table:table-row table:style-name="ro1">
          <table:table-cell office:value-type="float" office:value="425.444489">
            <text:p>425,444489</text:p>
          </table:table-cell>
          <table:table-cell office:value-type="float" office:value="-0.003233">
            <text:p>-0,003233</text:p>
          </table:table-cell>
          <table:table-cell office:value-type="float" office:value="-0.003201">
            <text:p>-0,003201</text:p>
          </table:table-cell>
          <table:table-cell office:value-type="float" office:value="0.3829">
            <text:p>0,3829</text:p>
          </table:table-cell>
          <table:table-cell office:value-type="float" office:value="-10.307941">
            <text:p>-10,307941</text:p>
          </table:table-cell>
          <table:table-cell table:number-columns-repeated="1019"/>
        </table:table-row>
        <table:table-row table:style-name="ro1">
          <table:table-cell office:value-type="float" office:value="425.444489">
            <text:p>425,444489</text:p>
          </table:table-cell>
          <table:table-cell office:value-type="float" office:value="-0.003233">
            <text:p>-0,003233</text:p>
          </table:table-cell>
          <table:table-cell office:value-type="float" office:value="-0.0032">
            <text:p>-0,0032</text:p>
          </table:table-cell>
          <table:table-cell office:value-type="float" office:value="0.3829">
            <text:p>0,3829</text:p>
          </table:table-cell>
          <table:table-cell office:value-type="float" office:value="-10.307941">
            <text:p>-10,307941</text:p>
          </table:table-cell>
          <table:table-cell table:number-columns-repeated="1019"/>
        </table:table-row>
        <table:table-row table:style-name="ro1">
          <table:table-cell office:value-type="float" office:value="426.832581">
            <text:p>426,832581</text:p>
          </table:table-cell>
          <table:table-cell office:value-type="float" office:value="-0.003235">
            <text:p>-0,003235</text:p>
          </table:table-cell>
          <table:table-cell office:value-type="float" office:value="-0.003202">
            <text:p>-0,003202</text:p>
          </table:table-cell>
          <table:table-cell office:value-type="float" office:value="0.384149">
            <text:p>0,384149</text:p>
          </table:table-cell>
          <table:table-cell office:value-type="float" office:value="-10.327647">
            <text:p>-10,327647</text:p>
          </table:table-cell>
          <table:table-cell table:number-columns-repeated="1019"/>
        </table:table-row>
        <table:table-row table:style-name="ro1">
          <table:table-cell office:value-type="float" office:value="426.832581">
            <text:p>426,832581</text:p>
          </table:table-cell>
          <table:table-cell office:value-type="float" office:value="-0.003236">
            <text:p>-0,003236</text:p>
          </table:table-cell>
          <table:table-cell office:value-type="float" office:value="-0.003202">
            <text:p>-0,003202</text:p>
          </table:table-cell>
          <table:table-cell office:value-type="float" office:value="0.384149">
            <text:p>0,384149</text:p>
          </table:table-cell>
          <table:table-cell office:value-type="float" office:value="-10.327647">
            <text:p>-10,327647</text:p>
          </table:table-cell>
          <table:table-cell table:number-columns-repeated="1019"/>
        </table:table-row>
        <table:table-row table:style-name="ro1">
          <table:table-cell office:value-type="float" office:value="425.444489">
            <text:p>425,444489</text:p>
          </table:table-cell>
          <table:table-cell office:value-type="float" office:value="-0.003236">
            <text:p>-0,003236</text:p>
          </table:table-cell>
          <table:table-cell office:value-type="float" office:value="-0.0032">
            <text:p>-0,0032</text:p>
          </table:table-cell>
          <table:table-cell office:value-type="float" office:value="0.3829">
            <text:p>0,3829</text:p>
          </table:table-cell>
          <table:table-cell office:value-type="float" office:value="-10.347941">
            <text:p>-10,347941</text:p>
          </table:table-cell>
          <table:table-cell table:number-columns-repeated="1019"/>
        </table:table-row>
        <table:table-row table:style-name="ro1">
          <table:table-cell office:value-type="float" office:value="425.444489">
            <text:p>425,444489</text:p>
          </table:table-cell>
          <table:table-cell office:value-type="float" office:value="-0.003236">
            <text:p>-0,003236</text:p>
          </table:table-cell>
          <table:table-cell office:value-type="float" office:value="-0.003202">
            <text:p>-0,003202</text:p>
          </table:table-cell>
          <table:table-cell office:value-type="float" office:value="0.3829">
            <text:p>0,3829</text:p>
          </table:table-cell>
          <table:table-cell office:value-type="float" office:value="-10.347941">
            <text:p>-10,347941</text:p>
          </table:table-cell>
          <table:table-cell table:number-columns-repeated="1019"/>
        </table:table-row>
        <table:table-row table:style-name="ro1">
          <table:table-cell office:value-type="float" office:value="425.444489">
            <text:p>425,444489</text:p>
          </table:table-cell>
          <table:table-cell office:value-type="float" office:value="-0.003236">
            <text:p>-0,003236</text:p>
          </table:table-cell>
          <table:table-cell office:value-type="float" office:value="-0.0032">
            <text:p>-0,0032</text:p>
          </table:table-cell>
          <table:table-cell office:value-type="float" office:value="0.3829">
            <text:p>0,3829</text:p>
          </table:table-cell>
          <table:table-cell office:value-type="float" office:value="-10.367941">
            <text:p>-10,367941</text:p>
          </table:table-cell>
          <table:table-cell table:number-columns-repeated="1019"/>
        </table:table-row>
        <table:table-row table:style-name="ro1">
          <table:table-cell office:value-type="float" office:value="425.444489">
            <text:p>425,444489</text:p>
          </table:table-cell>
          <table:table-cell office:value-type="float" office:value="-0.003233">
            <text:p>-0,003233</text:p>
          </table:table-cell>
          <table:table-cell office:value-type="float" office:value="-0.003203">
            <text:p>-0,003203</text:p>
          </table:table-cell>
          <table:table-cell office:value-type="float" office:value="0.3829">
            <text:p>0,3829</text:p>
          </table:table-cell>
          <table:table-cell office:value-type="float" office:value="-10.367941">
            <text:p>-10,367941</text:p>
          </table:table-cell>
          <table:table-cell table:number-columns-repeated="1019"/>
        </table:table-row>
        <table:table-row table:style-name="ro1">
          <table:table-cell office:value-type="float" office:value="425.444489">
            <text:p>425,444489</text:p>
          </table:table-cell>
          <table:table-cell office:value-type="float" office:value="-0.003233">
            <text:p>-0,003233</text:p>
          </table:table-cell>
          <table:table-cell office:value-type="float" office:value="-0.003203">
            <text:p>-0,003203</text:p>
          </table:table-cell>
          <table:table-cell office:value-type="float" office:value="0.3829">
            <text:p>0,3829</text:p>
          </table:table-cell>
          <table:table-cell office:value-type="float" office:value="-10.387941">
            <text:p>-10,387941</text:p>
          </table:table-cell>
          <table:table-cell table:number-columns-repeated="1019"/>
        </table:table-row>
        <table:table-row table:style-name="ro1">
          <table:table-cell office:value-type="float" office:value="425.444489">
            <text:p>425,444489</text:p>
          </table:table-cell>
          <table:table-cell office:value-type="float" office:value="-0.003233">
            <text:p>-0,003233</text:p>
          </table:table-cell>
          <table:table-cell office:value-type="float" office:value="-0.003202">
            <text:p>-0,003202</text:p>
          </table:table-cell>
          <table:table-cell office:value-type="float" office:value="0.3829">
            <text:p>0,3829</text:p>
          </table:table-cell>
          <table:table-cell office:value-type="float" office:value="-10.387941">
            <text:p>-10,387941</text:p>
          </table:table-cell>
          <table:table-cell table:number-columns-repeated="1019"/>
        </table:table-row>
        <table:table-row table:style-name="ro1">
          <table:table-cell office:value-type="float" office:value="425.444489">
            <text:p>425,444489</text:p>
          </table:table-cell>
          <table:table-cell office:value-type="float" office:value="-0.003233">
            <text:p>-0,003233</text:p>
          </table:table-cell>
          <table:table-cell office:value-type="float" office:value="-0.003201">
            <text:p>-0,003201</text:p>
          </table:table-cell>
          <table:table-cell office:value-type="float" office:value="0.3829">
            <text:p>0,3829</text:p>
          </table:table-cell>
          <table:table-cell office:value-type="float" office:value="-10.407941">
            <text:p>-10,407941</text:p>
          </table:table-cell>
          <table:table-cell table:number-columns-repeated="1019"/>
        </table:table-row>
        <table:table-row table:style-name="ro1">
          <table:table-cell office:value-type="float" office:value="425.444489">
            <text:p>425,444489</text:p>
          </table:table-cell>
          <table:table-cell office:value-type="float" office:value="-0.003233">
            <text:p>-0,003233</text:p>
          </table:table-cell>
          <table:table-cell office:value-type="float" office:value="-0.003198">
            <text:p>-0,003198</text:p>
          </table:table-cell>
          <table:table-cell office:value-type="float" office:value="0.3829">
            <text:p>0,3829</text:p>
          </table:table-cell>
          <table:table-cell office:value-type="float" office:value="-10.407941">
            <text:p>-10,407941</text:p>
          </table:table-cell>
          <table:table-cell table:number-columns-repeated="1019"/>
        </table:table-row>
        <table:table-row table:style-name="ro1">
          <table:table-cell office:value-type="float" office:value="424.750458">
            <text:p>424,750458</text:p>
          </table:table-cell>
          <table:table-cell office:value-type="float" office:value="-0.003235">
            <text:p>-0,003235</text:p>
          </table:table-cell>
          <table:table-cell office:value-type="float" office:value="-0.003202">
            <text:p>-0,003202</text:p>
          </table:table-cell>
          <table:table-cell office:value-type="float" office:value="0.382275">
            <text:p>0,382275</text:p>
          </table:table-cell>
          <table:table-cell office:value-type="float" office:value="-10.426471">
            <text:p>-10,426471</text:p>
          </table:table-cell>
          <table:table-cell table:number-columns-repeated="1019"/>
        </table:table-row>
        <table:table-row table:style-name="ro1">
          <table:table-cell office:value-type="float" office:value="424.750458">
            <text:p>424,750458</text:p>
          </table:table-cell>
          <table:table-cell office:value-type="float" office:value="-0.003233">
            <text:p>-0,003233</text:p>
          </table:table-cell>
          <table:table-cell office:value-type="float" office:value="-0.003202">
            <text:p>-0,003202</text:p>
          </table:table-cell>
          <table:table-cell office:value-type="float" office:value="0.382275">
            <text:p>0,382275</text:p>
          </table:table-cell>
          <table:table-cell office:value-type="float" office:value="-10.426471">
            <text:p>-10,426471</text:p>
          </table:table-cell>
          <table:table-cell table:number-columns-repeated="1019"/>
        </table:table-row>
        <table:table-row table:style-name="ro1">
          <table:table-cell office:value-type="float" office:value="426.138519">
            <text:p>426,138519</text:p>
          </table:table-cell>
          <table:table-cell office:value-type="float" office:value="-0.003233">
            <text:p>-0,003233</text:p>
          </table:table-cell>
          <table:table-cell office:value-type="float" office:value="-0.003202">
            <text:p>-0,003202</text:p>
          </table:table-cell>
          <table:table-cell office:value-type="float" office:value="0.383525">
            <text:p>0,383525</text:p>
          </table:table-cell>
          <table:table-cell office:value-type="float" office:value="-10.445883">
            <text:p>-10,445883</text:p>
          </table:table-cell>
          <table:table-cell table:number-columns-repeated="1019"/>
        </table:table-row>
        <table:table-row table:style-name="ro1">
          <table:table-cell office:value-type="float" office:value="426.138519">
            <text:p>426,138519</text:p>
          </table:table-cell>
          <table:table-cell office:value-type="float" office:value="-0.003235">
            <text:p>-0,003235</text:p>
          </table:table-cell>
          <table:table-cell office:value-type="float" office:value="-0.003202">
            <text:p>-0,003202</text:p>
          </table:table-cell>
          <table:table-cell office:value-type="float" office:value="0.383525">
            <text:p>0,383525</text:p>
          </table:table-cell>
          <table:table-cell office:value-type="float" office:value="-10.464705">
            <text:p>-10,464705</text:p>
          </table:table-cell>
          <table:table-cell table:number-columns-repeated="1019"/>
        </table:table-row>
        <table:table-row table:style-name="ro1">
          <table:table-cell office:value-type="float" office:value="426.138519">
            <text:p>426,138519</text:p>
          </table:table-cell>
          <table:table-cell office:value-type="float" office:value="-0.003237">
            <text:p>-0,003237</text:p>
          </table:table-cell>
          <table:table-cell office:value-type="float" office:value="-0.003201">
            <text:p>-0,003201</text:p>
          </table:table-cell>
          <table:table-cell office:value-type="float" office:value="0.383525">
            <text:p>0,383525</text:p>
          </table:table-cell>
          <table:table-cell office:value-type="float" office:value="-10.464705">
            <text:p>-10,464705</text:p>
          </table:table-cell>
          <table:table-cell table:number-columns-repeated="1019"/>
        </table:table-row>
        <table:table-row table:style-name="ro1">
          <table:table-cell office:value-type="float" office:value="426.138519">
            <text:p>426,138519</text:p>
          </table:table-cell>
          <table:table-cell office:value-type="float" office:value="-0.003233">
            <text:p>-0,003233</text:p>
          </table:table-cell>
          <table:table-cell office:value-type="float" office:value="-0.0032">
            <text:p>-0,0032</text:p>
          </table:table-cell>
          <table:table-cell office:value-type="float" office:value="0.383525">
            <text:p>0,383525</text:p>
          </table:table-cell>
          <table:table-cell office:value-type="float" office:value="-10.484118">
            <text:p>-10,484118</text:p>
          </table:table-cell>
          <table:table-cell table:number-columns-repeated="1019"/>
        </table:table-row>
        <table:table-row table:style-name="ro1">
          <table:table-cell office:value-type="float" office:value="426.832581">
            <text:p>426,832581</text:p>
          </table:table-cell>
          <table:table-cell office:value-type="float" office:value="-0.003235">
            <text:p>-0,003235</text:p>
          </table:table-cell>
          <table:table-cell office:value-type="float" office:value="-0.0032">
            <text:p>-0,0032</text:p>
          </table:table-cell>
          <table:table-cell office:value-type="float" office:value="0.384149">
            <text:p>0,384149</text:p>
          </table:table-cell>
          <table:table-cell office:value-type="float" office:value="-10.484118">
            <text:p>-10,484118</text:p>
          </table:table-cell>
          <table:table-cell table:number-columns-repeated="1019"/>
        </table:table-row>
        <table:table-row table:style-name="ro1">
          <table:table-cell office:value-type="float" office:value="427.526611">
            <text:p>427,526611</text:p>
          </table:table-cell>
          <table:table-cell office:value-type="float" office:value="-0.003236">
            <text:p>-0,003236</text:p>
          </table:table-cell>
          <table:table-cell office:value-type="float" office:value="-0.003201">
            <text:p>-0,003201</text:p>
          </table:table-cell>
          <table:table-cell office:value-type="float" office:value="0.384774">
            <text:p>0,384774</text:p>
          </table:table-cell>
          <table:table-cell office:value-type="float" office:value="-10.503235">
            <text:p>-10,503235</text:p>
          </table:table-cell>
          <table:table-cell table:number-columns-repeated="1019"/>
        </table:table-row>
        <table:table-row table:style-name="ro1">
          <table:table-cell office:value-type="float" office:value="427.526611">
            <text:p>427,526611</text:p>
          </table:table-cell>
          <table:table-cell office:value-type="float" office:value="-0.003236">
            <text:p>-0,003236</text:p>
          </table:table-cell>
          <table:table-cell office:value-type="float" office:value="-0.003202">
            <text:p>-0,003202</text:p>
          </table:table-cell>
          <table:table-cell office:value-type="float" office:value="0.384774">
            <text:p>0,384774</text:p>
          </table:table-cell>
          <table:table-cell office:value-type="float" office:value="-10.503235">
            <text:p>-10,503235</text:p>
          </table:table-cell>
          <table:table-cell table:number-columns-repeated="1019"/>
        </table:table-row>
        <table:table-row table:style-name="ro1">
          <table:table-cell office:value-type="float" office:value="427.526611">
            <text:p>427,526611</text:p>
          </table:table-cell>
          <table:table-cell office:value-type="float" office:value="-0.003235">
            <text:p>-0,003235</text:p>
          </table:table-cell>
          <table:table-cell office:value-type="float" office:value="-0.003201">
            <text:p>-0,003201</text:p>
          </table:table-cell>
          <table:table-cell office:value-type="float" office:value="0.384774">
            <text:p>0,384774</text:p>
          </table:table-cell>
          <table:table-cell office:value-type="float" office:value="-10.522353">
            <text:p>-10,522353</text:p>
          </table:table-cell>
          <table:table-cell table:number-columns-repeated="1019"/>
        </table:table-row>
        <table:table-row table:style-name="ro1">
          <table:table-cell office:value-type="float" office:value="427.526611">
            <text:p>427,526611</text:p>
          </table:table-cell>
          <table:table-cell office:value-type="float" office:value="-0.003235">
            <text:p>-0,003235</text:p>
          </table:table-cell>
          <table:table-cell office:value-type="float" office:value="-0.0032">
            <text:p>-0,0032</text:p>
          </table:table-cell>
          <table:table-cell office:value-type="float" office:value="0.384774">
            <text:p>0,384774</text:p>
          </table:table-cell>
          <table:table-cell office:value-type="float" office:value="-10.522353">
            <text:p>-10,522353</text:p>
          </table:table-cell>
          <table:table-cell table:number-columns-repeated="1019"/>
        </table:table-row>
        <table:table-row table:style-name="ro1">
          <table:table-cell office:value-type="float" office:value="426.138519">
            <text:p>426,138519</text:p>
          </table:table-cell>
          <table:table-cell office:value-type="float" office:value="-0.003235">
            <text:p>-0,003235</text:p>
          </table:table-cell>
          <table:table-cell office:value-type="float" office:value="-0.003201">
            <text:p>-0,003201</text:p>
          </table:table-cell>
          <table:table-cell office:value-type="float" office:value="0.383525">
            <text:p>0,383525</text:p>
          </table:table-cell>
          <table:table-cell office:value-type="float" office:value="-10.541764">
            <text:p>-10,541764</text:p>
          </table:table-cell>
          <table:table-cell table:number-columns-repeated="1019"/>
        </table:table-row>
        <table:table-row table:style-name="ro1">
          <table:table-cell office:value-type="float" office:value="426.138519">
            <text:p>426,138519</text:p>
          </table:table-cell>
          <table:table-cell office:value-type="float" office:value="-0.003233">
            <text:p>-0,003233</text:p>
          </table:table-cell>
          <table:table-cell office:value-type="float" office:value="-0.0032">
            <text:p>-0,0032</text:p>
          </table:table-cell>
          <table:table-cell office:value-type="float" office:value="0.383525">
            <text:p>0,383525</text:p>
          </table:table-cell>
          <table:table-cell office:value-type="float" office:value="-10.541764">
            <text:p>-10,541764</text:p>
          </table:table-cell>
          <table:table-cell table:number-columns-repeated="1019"/>
        </table:table-row>
        <table:table-row table:style-name="ro1">
          <table:table-cell office:value-type="float" office:value="427.526611">
            <text:p>427,526611</text:p>
          </table:table-cell>
          <table:table-cell office:value-type="float" office:value="-0.003235">
            <text:p>-0,003235</text:p>
          </table:table-cell>
          <table:table-cell office:value-type="float" office:value="-0.003202">
            <text:p>-0,003202</text:p>
          </table:table-cell>
          <table:table-cell office:value-type="float" office:value="0.384774">
            <text:p>0,384774</text:p>
          </table:table-cell>
          <table:table-cell office:value-type="float" office:value="-10.560883">
            <text:p>-10,560883</text:p>
          </table:table-cell>
          <table:table-cell table:number-columns-repeated="1019"/>
        </table:table-row>
        <table:table-row table:style-name="ro1">
          <table:table-cell office:value-type="float" office:value="427.526611">
            <text:p>427,526611</text:p>
          </table:table-cell>
          <table:table-cell office:value-type="float" office:value="-0.003235">
            <text:p>-0,003235</text:p>
          </table:table-cell>
          <table:table-cell office:value-type="float" office:value="-0.003202">
            <text:p>-0,003202</text:p>
          </table:table-cell>
          <table:table-cell office:value-type="float" office:value="0.384774">
            <text:p>0,384774</text:p>
          </table:table-cell>
          <table:table-cell office:value-type="float" office:value="-10.560883">
            <text:p>-10,560883</text:p>
          </table:table-cell>
          <table:table-cell table:number-columns-repeated="1019"/>
        </table:table-row>
        <table:table-row table:style-name="ro1">
          <table:table-cell office:value-type="float" office:value="426.138519">
            <text:p>426,138519</text:p>
          </table:table-cell>
          <table:table-cell office:value-type="float" office:value="-0.003235">
            <text:p>-0,003235</text:p>
          </table:table-cell>
          <table:table-cell office:value-type="float" office:value="-0.003201">
            <text:p>-0,003201</text:p>
          </table:table-cell>
          <table:table-cell office:value-type="float" office:value="0.383525">
            <text:p>0,383525</text:p>
          </table:table-cell>
          <table:table-cell office:value-type="float" office:value="-10.58">
            <text:p>-10,58</text:p>
          </table:table-cell>
          <table:table-cell table:number-columns-repeated="1019"/>
        </table:table-row>
        <table:table-row table:style-name="ro1">
          <table:table-cell office:value-type="float" office:value="426.138519">
            <text:p>426,138519</text:p>
          </table:table-cell>
          <table:table-cell office:value-type="float" office:value="-0.003236">
            <text:p>-0,003236</text:p>
          </table:table-cell>
          <table:table-cell office:value-type="float" office:value="-0.003202">
            <text:p>-0,003202</text:p>
          </table:table-cell>
          <table:table-cell office:value-type="float" office:value="0.383525">
            <text:p>0,383525</text:p>
          </table:table-cell>
          <table:table-cell office:value-type="float" office:value="-10.58">
            <text:p>-10,58</text:p>
          </table:table-cell>
          <table:table-cell table:number-columns-repeated="1019"/>
        </table:table-row>
        <table:table-row table:style-name="ro1">
          <table:table-cell office:value-type="float" office:value="426.138519">
            <text:p>426,138519</text:p>
          </table:table-cell>
          <table:table-cell office:value-type="float" office:value="-0.003235">
            <text:p>-0,003235</text:p>
          </table:table-cell>
          <table:table-cell office:value-type="float" office:value="-0.003201">
            <text:p>-0,003201</text:p>
          </table:table-cell>
          <table:table-cell office:value-type="float" office:value="0.383525">
            <text:p>0,383525</text:p>
          </table:table-cell>
          <table:table-cell office:value-type="float" office:value="-10.599117">
            <text:p>-10,599117</text:p>
          </table:table-cell>
          <table:table-cell table:number-columns-repeated="1019"/>
        </table:table-row>
        <table:table-row table:style-name="ro1">
          <table:table-cell office:value-type="float" office:value="426.138519">
            <text:p>426,138519</text:p>
          </table:table-cell>
          <table:table-cell office:value-type="float" office:value="-0.003237">
            <text:p>-0,003237</text:p>
          </table:table-cell>
          <table:table-cell office:value-type="float" office:value="-0.0032">
            <text:p>-0,0032</text:p>
          </table:table-cell>
          <table:table-cell office:value-type="float" office:value="0.383525">
            <text:p>0,383525</text:p>
          </table:table-cell>
          <table:table-cell office:value-type="float" office:value="-10.599117">
            <text:p>-10,599117</text:p>
          </table:table-cell>
          <table:table-cell table:number-columns-repeated="1019"/>
        </table:table-row>
        <table:table-row table:style-name="ro1">
          <table:table-cell office:value-type="float" office:value="426.832581">
            <text:p>426,832581</text:p>
          </table:table-cell>
          <table:table-cell office:value-type="float" office:value="-0.003236">
            <text:p>-0,003236</text:p>
          </table:table-cell>
          <table:table-cell office:value-type="float" office:value="-0.003201">
            <text:p>-0,003201</text:p>
          </table:table-cell>
          <table:table-cell office:value-type="float" office:value="0.384149">
            <text:p>0,384149</text:p>
          </table:table-cell>
          <table:table-cell office:value-type="float" office:value="-10.617647">
            <text:p>-10,617647</text:p>
          </table:table-cell>
          <table:table-cell table:number-columns-repeated="1019"/>
        </table:table-row>
        <table:table-row table:style-name="ro1">
          <table:table-cell office:value-type="float" office:value="426.832581">
            <text:p>426,832581</text:p>
          </table:table-cell>
          <table:table-cell office:value-type="float" office:value="-0.003236">
            <text:p>-0,003236</text:p>
          </table:table-cell>
          <table:table-cell office:value-type="float" office:value="-0.003202">
            <text:p>-0,003202</text:p>
          </table:table-cell>
          <table:table-cell office:value-type="float" office:value="0.384149">
            <text:p>0,384149</text:p>
          </table:table-cell>
          <table:table-cell office:value-type="float" office:value="-10.617647">
            <text:p>-10,617647</text:p>
          </table:table-cell>
          <table:table-cell table:number-columns-repeated="1019"/>
        </table:table-row>
        <table:table-row table:style-name="ro1">
          <table:table-cell office:value-type="float" office:value="426.832581">
            <text:p>426,832581</text:p>
          </table:table-cell>
          <table:table-cell office:value-type="float" office:value="-0.003236">
            <text:p>-0,003236</text:p>
          </table:table-cell>
          <table:table-cell office:value-type="float" office:value="-0.0032">
            <text:p>-0,0032</text:p>
          </table:table-cell>
          <table:table-cell office:value-type="float" office:value="0.384149">
            <text:p>0,384149</text:p>
          </table:table-cell>
          <table:table-cell office:value-type="float" office:value="-10.637353">
            <text:p>-10,637353</text:p>
          </table:table-cell>
          <table:table-cell table:number-columns-repeated="1019"/>
        </table:table-row>
        <table:table-row table:style-name="ro1">
          <table:table-cell office:value-type="float" office:value="426.832581">
            <text:p>426,832581</text:p>
          </table:table-cell>
          <table:table-cell office:value-type="float" office:value="-0.003235">
            <text:p>-0,003235</text:p>
          </table:table-cell>
          <table:table-cell office:value-type="float" office:value="-0.003202">
            <text:p>-0,003202</text:p>
          </table:table-cell>
          <table:table-cell office:value-type="float" office:value="0.384149">
            <text:p>0,384149</text:p>
          </table:table-cell>
          <table:table-cell office:value-type="float" office:value="-10.637353">
            <text:p>-10,637353</text:p>
          </table:table-cell>
          <table:table-cell table:number-columns-repeated="1019"/>
        </table:table-row>
        <table:table-row table:style-name="ro1">
          <table:table-cell office:value-type="float" office:value="427.526611">
            <text:p>427,526611</text:p>
          </table:table-cell>
          <table:table-cell office:value-type="float" office:value="-0.003236">
            <text:p>-0,003236</text:p>
          </table:table-cell>
          <table:table-cell office:value-type="float" office:value="-0.003201">
            <text:p>-0,003201</text:p>
          </table:table-cell>
          <table:table-cell office:value-type="float" office:value="0.384774">
            <text:p>0,384774</text:p>
          </table:table-cell>
          <table:table-cell office:value-type="float" office:value="-10.657353">
            <text:p>-10,657353</text:p>
          </table:table-cell>
          <table:table-cell table:number-columns-repeated="1019"/>
        </table:table-row>
        <table:table-row table:style-name="ro1">
          <table:table-cell office:value-type="float" office:value="427.526611">
            <text:p>427,526611</text:p>
          </table:table-cell>
          <table:table-cell office:value-type="float" office:value="-0.003235">
            <text:p>-0,003235</text:p>
          </table:table-cell>
          <table:table-cell office:value-type="float" office:value="-0.003202">
            <text:p>-0,003202</text:p>
          </table:table-cell>
          <table:table-cell office:value-type="float" office:value="0.384774">
            <text:p>0,384774</text:p>
          </table:table-cell>
          <table:table-cell office:value-type="float" office:value="-10.657353">
            <text:p>-10,657353</text:p>
          </table:table-cell>
          <table:table-cell table:number-columns-repeated="1019"/>
        </table:table-row>
        <table:table-row table:style-name="ro1">
          <table:table-cell office:value-type="float" office:value="427.526611">
            <text:p>427,526611</text:p>
          </table:table-cell>
          <table:table-cell office:value-type="float" office:value="-0.003236">
            <text:p>-0,003236</text:p>
          </table:table-cell>
          <table:table-cell office:value-type="float" office:value="-0.003202">
            <text:p>-0,003202</text:p>
          </table:table-cell>
          <table:table-cell office:value-type="float" office:value="0.384774">
            <text:p>0,384774</text:p>
          </table:table-cell>
          <table:table-cell office:value-type="float" office:value="-10.677647">
            <text:p>-10,677647</text:p>
          </table:table-cell>
          <table:table-cell table:number-columns-repeated="1019"/>
        </table:table-row>
        <table:table-row table:style-name="ro1">
          <table:table-cell office:value-type="float" office:value="427.526611">
            <text:p>427,526611</text:p>
          </table:table-cell>
          <table:table-cell office:value-type="float" office:value="-0.003235">
            <text:p>-0,003235</text:p>
          </table:table-cell>
          <table:table-cell office:value-type="float" office:value="-0.003201">
            <text:p>-0,003201</text:p>
          </table:table-cell>
          <table:table-cell office:value-type="float" office:value="0.384774">
            <text:p>0,384774</text:p>
          </table:table-cell>
          <table:table-cell office:value-type="float" office:value="-10.677647">
            <text:p>-10,677647</text:p>
          </table:table-cell>
          <table:table-cell table:number-columns-repeated="1019"/>
        </table:table-row>
        <table:table-row table:style-name="ro1">
          <table:table-cell office:value-type="float" office:value="426.832581">
            <text:p>426,832581</text:p>
          </table:table-cell>
          <table:table-cell office:value-type="float" office:value="-0.003235">
            <text:p>-0,003235</text:p>
          </table:table-cell>
          <table:table-cell office:value-type="float" office:value="-0.003201">
            <text:p>-0,003201</text:p>
          </table:table-cell>
          <table:table-cell office:value-type="float" office:value="0.384149">
            <text:p>0,384149</text:p>
          </table:table-cell>
          <table:table-cell office:value-type="float" office:value="-10.696177">
            <text:p>-10,696177</text:p>
          </table:table-cell>
          <table:table-cell table:number-columns-repeated="1019"/>
        </table:table-row>
        <table:table-row table:style-name="ro1">
          <table:table-cell office:value-type="float" office:value="426.832581">
            <text:p>426,832581</text:p>
          </table:table-cell>
          <table:table-cell office:value-type="float" office:value="-0.003233">
            <text:p>-0,003233</text:p>
          </table:table-cell>
          <table:table-cell office:value-type="float" office:value="-0.003202">
            <text:p>-0,003202</text:p>
          </table:table-cell>
          <table:table-cell office:value-type="float" office:value="0.384149">
            <text:p>0,384149</text:p>
          </table:table-cell>
          <table:table-cell office:value-type="float" office:value="-10.696177">
            <text:p>-10,696177</text:p>
          </table:table-cell>
          <table:table-cell table:number-columns-repeated="1019"/>
        </table:table-row>
        <table:table-row table:style-name="ro1">
          <table:table-cell office:value-type="float" office:value="426.832581">
            <text:p>426,832581</text:p>
          </table:table-cell>
          <table:table-cell office:value-type="float" office:value="-0.003235">
            <text:p>-0,003235</text:p>
          </table:table-cell>
          <table:table-cell office:value-type="float" office:value="-0.003201">
            <text:p>-0,003201</text:p>
          </table:table-cell>
          <table:table-cell office:value-type="float" office:value="0.384149">
            <text:p>0,384149</text:p>
          </table:table-cell>
          <table:table-cell office:value-type="float" office:value="-10.716176">
            <text:p>-10,716176</text:p>
          </table:table-cell>
          <table:table-cell table:number-columns-repeated="1019"/>
        </table:table-row>
        <table:table-row table:style-name="ro1">
          <table:table-cell office:value-type="float" office:value="426.832581">
            <text:p>426,832581</text:p>
          </table:table-cell>
          <table:table-cell office:value-type="float" office:value="-0.003233">
            <text:p>-0,003233</text:p>
          </table:table-cell>
          <table:table-cell office:value-type="float" office:value="-0.003202">
            <text:p>-0,003202</text:p>
          </table:table-cell>
          <table:table-cell office:value-type="float" office:value="0.384149">
            <text:p>0,384149</text:p>
          </table:table-cell>
          <table:table-cell office:value-type="float" office:value="-10.735">
            <text:p>-10,735</text:p>
          </table:table-cell>
          <table:table-cell table:number-columns-repeated="1019"/>
        </table:table-row>
        <table:table-row table:style-name="ro1">
          <table:table-cell office:value-type="float" office:value="426.832581">
            <text:p>426,832581</text:p>
          </table:table-cell>
          <table:table-cell office:value-type="float" office:value="-0.003237">
            <text:p>-0,003237</text:p>
          </table:table-cell>
          <table:table-cell office:value-type="float" office:value="-0.003201">
            <text:p>-0,003201</text:p>
          </table:table-cell>
          <table:table-cell office:value-type="float" office:value="0.384149">
            <text:p>0,384149</text:p>
          </table:table-cell>
          <table:table-cell office:value-type="float" office:value="-10.735">
            <text:p>-10,735</text:p>
          </table:table-cell>
          <table:table-cell table:number-columns-repeated="1019"/>
        </table:table-row>
        <table:table-row table:style-name="ro1">
          <table:table-cell office:value-type="float" office:value="426.832581">
            <text:p>426,832581</text:p>
          </table:table-cell>
          <table:table-cell office:value-type="float" office:value="-0.003236">
            <text:p>-0,003236</text:p>
          </table:table-cell>
          <table:table-cell office:value-type="float" office:value="-0.003202">
            <text:p>-0,003202</text:p>
          </table:table-cell>
          <table:table-cell office:value-type="float" office:value="0.384149">
            <text:p>0,384149</text:p>
          </table:table-cell>
          <table:table-cell office:value-type="float" office:value="-10.753823">
            <text:p>-10,753823</text:p>
          </table:table-cell>
          <table:table-cell table:number-columns-repeated="1019"/>
        </table:table-row>
        <table:table-row table:style-name="ro1">
          <table:table-cell office:value-type="float" office:value="427.526611">
            <text:p>427,526611</text:p>
          </table:table-cell>
          <table:table-cell office:value-type="float" office:value="-0.003235">
            <text:p>-0,003235</text:p>
          </table:table-cell>
          <table:table-cell office:value-type="float" office:value="-0.003202">
            <text:p>-0,003202</text:p>
          </table:table-cell>
          <table:table-cell office:value-type="float" office:value="0.384774">
            <text:p>0,384774</text:p>
          </table:table-cell>
          <table:table-cell office:value-type="float" office:value="-10.753823">
            <text:p>-10,753823</text:p>
          </table:table-cell>
          <table:table-cell table:number-columns-repeated="1019"/>
        </table:table-row>
        <table:table-row table:style-name="ro1">
          <table:table-cell office:value-type="float" office:value="427.526611">
            <text:p>427,526611</text:p>
          </table:table-cell>
          <table:table-cell office:value-type="float" office:value="-0.003235">
            <text:p>-0,003235</text:p>
          </table:table-cell>
          <table:table-cell office:value-type="float" office:value="-0.003202">
            <text:p>-0,003202</text:p>
          </table:table-cell>
          <table:table-cell office:value-type="float" office:value="0.384774">
            <text:p>0,384774</text:p>
          </table:table-cell>
          <table:table-cell office:value-type="float" office:value="-10.772647">
            <text:p>-10,772647</text:p>
          </table:table-cell>
          <table:table-cell table:number-columns-repeated="1019"/>
        </table:table-row>
        <table:table-row table:style-name="ro1">
          <table:table-cell office:value-type="float" office:value="428.220642">
            <text:p>428,220642</text:p>
          </table:table-cell>
          <table:table-cell office:value-type="float" office:value="-0.003235">
            <text:p>-0,003235</text:p>
          </table:table-cell>
          <table:table-cell office:value-type="float" office:value="-0.003202">
            <text:p>-0,003202</text:p>
          </table:table-cell>
          <table:table-cell office:value-type="float" office:value="0.385399">
            <text:p>0,385399</text:p>
          </table:table-cell>
          <table:table-cell office:value-type="float" office:value="-10.772647">
            <text:p>-10,772647</text:p>
          </table:table-cell>
          <table:table-cell table:number-columns-repeated="1019"/>
        </table:table-row>
        <table:table-row table:style-name="ro1">
          <table:table-cell office:value-type="float" office:value="426.832581">
            <text:p>426,832581</text:p>
          </table:table-cell>
          <table:table-cell office:value-type="float" office:value="-0.003236">
            <text:p>-0,003236</text:p>
          </table:table-cell>
          <table:table-cell office:value-type="float" office:value="-0.003202">
            <text:p>-0,003202</text:p>
          </table:table-cell>
          <table:table-cell office:value-type="float" office:value="0.384149">
            <text:p>0,384149</text:p>
          </table:table-cell>
          <table:table-cell office:value-type="float" office:value="-10.792059">
            <text:p>-10,792059</text:p>
          </table:table-cell>
          <table:table-cell table:number-columns-repeated="1019"/>
        </table:table-row>
        <table:table-row table:style-name="ro1">
          <table:table-cell office:value-type="float" office:value="426.832581">
            <text:p>426,832581</text:p>
          </table:table-cell>
          <table:table-cell office:value-type="float" office:value="-0.003237">
            <text:p>-0,003237</text:p>
          </table:table-cell>
          <table:table-cell office:value-type="float" office:value="-0.003198">
            <text:p>-0,003198</text:p>
          </table:table-cell>
          <table:table-cell office:value-type="float" office:value="0.384149">
            <text:p>0,384149</text:p>
          </table:table-cell>
          <table:table-cell office:value-type="float" office:value="-10.792059">
            <text:p>-10,792059</text:p>
          </table:table-cell>
          <table:table-cell table:number-columns-repeated="1019"/>
        </table:table-row>
        <table:table-row table:style-name="ro1">
          <table:table-cell office:value-type="float" office:value="428.220642">
            <text:p>428,220642</text:p>
          </table:table-cell>
          <table:table-cell office:value-type="float" office:value="-0.003236">
            <text:p>-0,003236</text:p>
          </table:table-cell>
          <table:table-cell office:value-type="float" office:value="-0.0032">
            <text:p>-0,0032</text:p>
          </table:table-cell>
          <table:table-cell office:value-type="float" office:value="0.385399">
            <text:p>0,385399</text:p>
          </table:table-cell>
          <table:table-cell office:value-type="float" office:value="-10.811765">
            <text:p>-10,811765</text:p>
          </table:table-cell>
          <table:table-cell table:number-columns-repeated="1019"/>
        </table:table-row>
        <table:table-row table:style-name="ro1">
          <table:table-cell office:value-type="float" office:value="428.220642">
            <text:p>428,220642</text:p>
          </table:table-cell>
          <table:table-cell office:value-type="float" office:value="-0.003236">
            <text:p>-0,003236</text:p>
          </table:table-cell>
          <table:table-cell office:value-type="float" office:value="-0.003201">
            <text:p>-0,003201</text:p>
          </table:table-cell>
          <table:table-cell office:value-type="float" office:value="0.385399">
            <text:p>0,385399</text:p>
          </table:table-cell>
          <table:table-cell office:value-type="float" office:value="-10.811765">
            <text:p>-10,811765</text:p>
          </table:table-cell>
          <table:table-cell table:number-columns-repeated="1019"/>
        </table:table-row>
        <table:table-row table:style-name="ro1">
          <table:table-cell office:value-type="float" office:value="428.914673">
            <text:p>428,914673</text:p>
          </table:table-cell>
          <table:table-cell office:value-type="float" office:value="-0.003236">
            <text:p>-0,003236</text:p>
          </table:table-cell>
          <table:table-cell office:value-type="float" office:value="-0.003202">
            <text:p>-0,003202</text:p>
          </table:table-cell>
          <table:table-cell office:value-type="float" office:value="0.386023">
            <text:p>0,386023</text:p>
          </table:table-cell>
          <table:table-cell office:value-type="float" office:value="-10.830588">
            <text:p>-10,830588</text:p>
          </table:table-cell>
          <table:table-cell table:number-columns-repeated="1019"/>
        </table:table-row>
        <table:table-row table:style-name="ro1">
          <table:table-cell office:value-type="float" office:value="428.914673">
            <text:p>428,914673</text:p>
          </table:table-cell>
          <table:table-cell office:value-type="float" office:value="-0.003237">
            <text:p>-0,003237</text:p>
          </table:table-cell>
          <table:table-cell office:value-type="float" office:value="-0.003202">
            <text:p>-0,003202</text:p>
          </table:table-cell>
          <table:table-cell office:value-type="float" office:value="0.386023">
            <text:p>0,386023</text:p>
          </table:table-cell>
          <table:table-cell office:value-type="float" office:value="-10.830588">
            <text:p>-10,830588</text:p>
          </table:table-cell>
          <table:table-cell table:number-columns-repeated="1019"/>
        </table:table-row>
        <table:table-row table:style-name="ro1">
          <table:table-cell office:value-type="float" office:value="427.526611">
            <text:p>427,526611</text:p>
          </table:table-cell>
          <table:table-cell office:value-type="float" office:value="-0.003233">
            <text:p>-0,003233</text:p>
          </table:table-cell>
          <table:table-cell office:value-type="float" office:value="-0.003201">
            <text:p>-0,003201</text:p>
          </table:table-cell>
          <table:table-cell office:value-type="float" office:value="0.384774">
            <text:p>0,384774</text:p>
          </table:table-cell>
          <table:table-cell office:value-type="float" office:value="-10.85">
            <text:p>-10,85</text:p>
          </table:table-cell>
          <table:table-cell table:number-columns-repeated="1019"/>
        </table:table-row>
        <table:table-row table:style-name="ro1">
          <table:table-cell office:value-type="float" office:value="427.526611">
            <text:p>427,526611</text:p>
          </table:table-cell>
          <table:table-cell office:value-type="float" office:value="-0.003232">
            <text:p>-0,003232</text:p>
          </table:table-cell>
          <table:table-cell office:value-type="float" office:value="-0.003201">
            <text:p>-0,003201</text:p>
          </table:table-cell>
          <table:table-cell office:value-type="float" office:value="0.384774">
            <text:p>0,384774</text:p>
          </table:table-cell>
          <table:table-cell office:value-type="float" office:value="-10.85">
            <text:p>-10,85</text:p>
          </table:table-cell>
          <table:table-cell table:number-columns-repeated="1019"/>
        </table:table-row>
        <table:table-row table:style-name="ro1">
          <table:table-cell office:value-type="float" office:value="426.832581">
            <text:p>426,832581</text:p>
          </table:table-cell>
          <table:table-cell office:value-type="float" office:value="-0.003233">
            <text:p>-0,003233</text:p>
          </table:table-cell>
          <table:table-cell office:value-type="float" office:value="-0.003201">
            <text:p>-0,003201</text:p>
          </table:table-cell>
          <table:table-cell office:value-type="float" office:value="0.384149">
            <text:p>0,384149</text:p>
          </table:table-cell>
          <table:table-cell office:value-type="float" office:value="-10.869118">
            <text:p>-10,869118</text:p>
          </table:table-cell>
          <table:table-cell table:number-columns-repeated="1019"/>
        </table:table-row>
        <table:table-row table:style-name="ro1">
          <table:table-cell office:value-type="float" office:value="426.832581">
            <text:p>426,832581</text:p>
          </table:table-cell>
          <table:table-cell office:value-type="float" office:value="-0.003235">
            <text:p>-0,003235</text:p>
          </table:table-cell>
          <table:table-cell office:value-type="float" office:value="-0.003201">
            <text:p>-0,003201</text:p>
          </table:table-cell>
          <table:table-cell office:value-type="float" office:value="0.384149">
            <text:p>0,384149</text:p>
          </table:table-cell>
          <table:table-cell office:value-type="float" office:value="-10.869118">
            <text:p>-10,869118</text:p>
          </table:table-cell>
          <table:table-cell table:number-columns-repeated="1019"/>
        </table:table-row>
        <table:table-row table:style-name="ro1">
          <table:table-cell office:value-type="float" office:value="429.608704">
            <text:p>429,608704</text:p>
          </table:table-cell>
          <table:table-cell office:value-type="float" office:value="-0.003235">
            <text:p>-0,003235</text:p>
          </table:table-cell>
          <table:table-cell office:value-type="float" office:value="-0.003201">
            <text:p>-0,003201</text:p>
          </table:table-cell>
          <table:table-cell office:value-type="float" office:value="0.386648">
            <text:p>0,386648</text:p>
          </table:table-cell>
          <table:table-cell office:value-type="float" office:value="-10.888235">
            <text:p>-10,888235</text:p>
          </table:table-cell>
          <table:table-cell table:number-columns-repeated="1019"/>
        </table:table-row>
        <table:table-row table:style-name="ro1">
          <table:table-cell office:value-type="float" office:value="429.608704">
            <text:p>429,608704</text:p>
          </table:table-cell>
          <table:table-cell office:value-type="float" office:value="-0.003235">
            <text:p>-0,003235</text:p>
          </table:table-cell>
          <table:table-cell office:value-type="float" office:value="-0.003201">
            <text:p>-0,003201</text:p>
          </table:table-cell>
          <table:table-cell office:value-type="float" office:value="0.386648">
            <text:p>0,386648</text:p>
          </table:table-cell>
          <table:table-cell office:value-type="float" office:value="-10.888235">
            <text:p>-10,888235</text:p>
          </table:table-cell>
          <table:table-cell table:number-columns-repeated="1019"/>
        </table:table-row>
        <table:table-row table:style-name="ro1">
          <table:table-cell office:value-type="float" office:value="428.220642">
            <text:p>428,220642</text:p>
          </table:table-cell>
          <table:table-cell office:value-type="float" office:value="-0.003235">
            <text:p>-0,003235</text:p>
          </table:table-cell>
          <table:table-cell office:value-type="float" office:value="-0.003202">
            <text:p>-0,003202</text:p>
          </table:table-cell>
          <table:table-cell office:value-type="float" office:value="0.385399">
            <text:p>0,385399</text:p>
          </table:table-cell>
          <table:table-cell office:value-type="float" office:value="-10.907353">
            <text:p>-10,907353</text:p>
          </table:table-cell>
          <table:table-cell table:number-columns-repeated="1019"/>
        </table:table-row>
        <table:table-row table:style-name="ro1">
          <table:table-cell office:value-type="float" office:value="428.220642">
            <text:p>428,220642</text:p>
          </table:table-cell>
          <table:table-cell office:value-type="float" office:value="-0.003236">
            <text:p>-0,003236</text:p>
          </table:table-cell>
          <table:table-cell office:value-type="float" office:value="-0.003201">
            <text:p>-0,003201</text:p>
          </table:table-cell>
          <table:table-cell office:value-type="float" office:value="0.385399">
            <text:p>0,385399</text:p>
          </table:table-cell>
          <table:table-cell office:value-type="float" office:value="-10.907353">
            <text:p>-10,907353</text:p>
          </table:table-cell>
          <table:table-cell table:number-columns-repeated="1019"/>
        </table:table-row>
        <table:table-row table:style-name="ro1">
          <table:table-cell office:value-type="float" office:value="427.526611">
            <text:p>427,526611</text:p>
          </table:table-cell>
          <table:table-cell office:value-type="float" office:value="-0.003236">
            <text:p>-0,003236</text:p>
          </table:table-cell>
          <table:table-cell office:value-type="float" office:value="-0.003203">
            <text:p>-0,003203</text:p>
          </table:table-cell>
          <table:table-cell office:value-type="float" office:value="0.384774">
            <text:p>0,384774</text:p>
          </table:table-cell>
          <table:table-cell office:value-type="float" office:value="-10.926764">
            <text:p>-10,926764</text:p>
          </table:table-cell>
          <table:table-cell table:number-columns-repeated="1019"/>
        </table:table-row>
        <table:table-row table:style-name="ro1">
          <table:table-cell office:value-type="float" office:value="427.526611">
            <text:p>427,526611</text:p>
          </table:table-cell>
          <table:table-cell office:value-type="float" office:value="-0.003235">
            <text:p>-0,003235</text:p>
          </table:table-cell>
          <table:table-cell office:value-type="float" office:value="-0.003201">
            <text:p>-0,003201</text:p>
          </table:table-cell>
          <table:table-cell office:value-type="float" office:value="0.384774">
            <text:p>0,384774</text:p>
          </table:table-cell>
          <table:table-cell office:value-type="float" office:value="-10.926764">
            <text:p>-10,926764</text:p>
          </table:table-cell>
          <table:table-cell table:number-columns-repeated="1019"/>
        </table:table-row>
        <table:table-row table:style-name="ro1">
          <table:table-cell office:value-type="float" office:value="428.220642">
            <text:p>428,220642</text:p>
          </table:table-cell>
          <table:table-cell office:value-type="float" office:value="-0.003235">
            <text:p>-0,003235</text:p>
          </table:table-cell>
          <table:table-cell office:value-type="float" office:value="-0.003203">
            <text:p>-0,003203</text:p>
          </table:table-cell>
          <table:table-cell office:value-type="float" office:value="0.385399">
            <text:p>0,385399</text:p>
          </table:table-cell>
          <table:table-cell office:value-type="float" office:value="-10.947353">
            <text:p>-10,947353</text:p>
          </table:table-cell>
          <table:table-cell table:number-columns-repeated="1019"/>
        </table:table-row>
        <table:table-row table:style-name="ro1">
          <table:table-cell office:value-type="float" office:value="428.220642">
            <text:p>428,220642</text:p>
          </table:table-cell>
          <table:table-cell office:value-type="float" office:value="-0.003235">
            <text:p>-0,003235</text:p>
          </table:table-cell>
          <table:table-cell office:value-type="float" office:value="-0.003201">
            <text:p>-0,003201</text:p>
          </table:table-cell>
          <table:table-cell office:value-type="float" office:value="0.385399">
            <text:p>0,385399</text:p>
          </table:table-cell>
          <table:table-cell office:value-type="float" office:value="-10.947353">
            <text:p>-10,947353</text:p>
          </table:table-cell>
          <table:table-cell table:number-columns-repeated="1019"/>
        </table:table-row>
        <table:table-row table:style-name="ro1">
          <table:table-cell office:value-type="float" office:value="428.914673">
            <text:p>428,914673</text:p>
          </table:table-cell>
          <table:table-cell office:value-type="float" office:value="-0.003236">
            <text:p>-0,003236</text:p>
          </table:table-cell>
          <table:table-cell office:value-type="float" office:value="-0.003201">
            <text:p>-0,003201</text:p>
          </table:table-cell>
          <table:table-cell office:value-type="float" office:value="0.386023">
            <text:p>0,386023</text:p>
          </table:table-cell>
          <table:table-cell office:value-type="float" office:value="-10.967353">
            <text:p>-10,967353</text:p>
          </table:table-cell>
          <table:table-cell table:number-columns-repeated="1019"/>
        </table:table-row>
        <table:table-row table:style-name="ro1">
          <table:table-cell office:value-type="float" office:value="428.914673">
            <text:p>428,914673</text:p>
          </table:table-cell>
          <table:table-cell office:value-type="float" office:value="-0.003235">
            <text:p>-0,003235</text:p>
          </table:table-cell>
          <table:table-cell office:value-type="float" office:value="-0.0032">
            <text:p>-0,0032</text:p>
          </table:table-cell>
          <table:table-cell office:value-type="float" office:value="0.386023">
            <text:p>0,386023</text:p>
          </table:table-cell>
          <table:table-cell office:value-type="float" office:value="-10.967353">
            <text:p>-10,967353</text:p>
          </table:table-cell>
          <table:table-cell table:number-columns-repeated="1019"/>
        </table:table-row>
        <table:table-row table:style-name="ro1">
          <table:table-cell office:value-type="float" office:value="428.914673">
            <text:p>428,914673</text:p>
          </table:table-cell>
          <table:table-cell office:value-type="float" office:value="-0.003235">
            <text:p>-0,003235</text:p>
          </table:table-cell>
          <table:table-cell office:value-type="float" office:value="-0.003201">
            <text:p>-0,003201</text:p>
          </table:table-cell>
          <table:table-cell office:value-type="float" office:value="0.386023">
            <text:p>0,386023</text:p>
          </table:table-cell>
          <table:table-cell office:value-type="float" office:value="-10.987353">
            <text:p>-10,987353</text:p>
          </table:table-cell>
          <table:table-cell table:number-columns-repeated="1019"/>
        </table:table-row>
        <table:table-row table:style-name="ro1">
          <table:table-cell office:value-type="float" office:value="428.914673">
            <text:p>428,914673</text:p>
          </table:table-cell>
          <table:table-cell office:value-type="float" office:value="-0.003236">
            <text:p>-0,003236</text:p>
          </table:table-cell>
          <table:table-cell office:value-type="float" office:value="-0.003202">
            <text:p>-0,003202</text:p>
          </table:table-cell>
          <table:table-cell office:value-type="float" office:value="0.386023">
            <text:p>0,386023</text:p>
          </table:table-cell>
          <table:table-cell office:value-type="float" office:value="-10.987353">
            <text:p>-10,987353</text:p>
          </table:table-cell>
          <table:table-cell table:number-columns-repeated="1019"/>
        </table:table-row>
        <table:table-row table:style-name="ro1">
          <table:table-cell office:value-type="float" office:value="428.914673">
            <text:p>428,914673</text:p>
          </table:table-cell>
          <table:table-cell office:value-type="float" office:value="-0.003236">
            <text:p>-0,003236</text:p>
          </table:table-cell>
          <table:table-cell office:value-type="float" office:value="-0.0032">
            <text:p>-0,0032</text:p>
          </table:table-cell>
          <table:table-cell office:value-type="float" office:value="0.386023">
            <text:p>0,386023</text:p>
          </table:table-cell>
          <table:table-cell office:value-type="float" office:value="-11.005882">
            <text:p>-11,005882</text:p>
          </table:table-cell>
          <table:table-cell table:number-columns-repeated="1019"/>
        </table:table-row>
        <table:table-row table:style-name="ro1">
          <table:table-cell office:value-type="float" office:value="428.914673">
            <text:p>428,914673</text:p>
          </table:table-cell>
          <table:table-cell office:value-type="float" office:value="-0.003236">
            <text:p>-0,003236</text:p>
          </table:table-cell>
          <table:table-cell office:value-type="float" office:value="-0.003198">
            <text:p>-0,003198</text:p>
          </table:table-cell>
          <table:table-cell office:value-type="float" office:value="0.386023">
            <text:p>0,386023</text:p>
          </table:table-cell>
          <table:table-cell office:value-type="float" office:value="-11.025">
            <text:p>-11,025</text:p>
          </table:table-cell>
          <table:table-cell table:number-columns-repeated="1019"/>
        </table:table-row>
        <table:table-row table:style-name="ro1">
          <table:table-cell office:value-type="float" office:value="426.832581">
            <text:p>426,832581</text:p>
          </table:table-cell>
          <table:table-cell office:value-type="float" office:value="-0.003235">
            <text:p>-0,003235</text:p>
          </table:table-cell>
          <table:table-cell office:value-type="float" office:value="-0.0032">
            <text:p>-0,0032</text:p>
          </table:table-cell>
          <table:table-cell office:value-type="float" office:value="0.384149">
            <text:p>0,384149</text:p>
          </table:table-cell>
          <table:table-cell office:value-type="float" office:value="-11.025">
            <text:p>-11,025</text:p>
          </table:table-cell>
          <table:table-cell table:number-columns-repeated="1019"/>
        </table:table-row>
        <table:table-row table:style-name="ro1">
          <table:table-cell office:value-type="float" office:value="426.832581">
            <text:p>426,832581</text:p>
          </table:table-cell>
          <table:table-cell office:value-type="float" office:value="-0.003231">
            <text:p>-0,003231</text:p>
          </table:table-cell>
          <table:table-cell office:value-type="float" office:value="-0.003202">
            <text:p>-0,003202</text:p>
          </table:table-cell>
          <table:table-cell office:value-type="float" office:value="0.384149">
            <text:p>0,384149</text:p>
          </table:table-cell>
          <table:table-cell office:value-type="float" office:value="-11.043823">
            <text:p>-11,043823</text:p>
          </table:table-cell>
          <table:table-cell table:number-columns-repeated="1019"/>
        </table:table-row>
        <table:table-row table:style-name="ro1">
          <table:table-cell office:value-type="float" office:value="429.608704">
            <text:p>429,608704</text:p>
          </table:table-cell>
          <table:table-cell office:value-type="float" office:value="-0.003236">
            <text:p>-0,003236</text:p>
          </table:table-cell>
          <table:table-cell office:value-type="float" office:value="-0.003202">
            <text:p>-0,003202</text:p>
          </table:table-cell>
          <table:table-cell office:value-type="float" office:value="0.386648">
            <text:p>0,386648</text:p>
          </table:table-cell>
          <table:table-cell office:value-type="float" office:value="-11.043823">
            <text:p>-11,043823</text:p>
          </table:table-cell>
          <table:table-cell table:number-columns-repeated="1019"/>
        </table:table-row>
        <table:table-row table:style-name="ro1">
          <table:table-cell office:value-type="float" office:value="428.220642">
            <text:p>428,220642</text:p>
          </table:table-cell>
          <table:table-cell office:value-type="float" office:value="-0.003237">
            <text:p>-0,003237</text:p>
          </table:table-cell>
          <table:table-cell office:value-type="float" office:value="-0.0032">
            <text:p>-0,0032</text:p>
          </table:table-cell>
          <table:table-cell office:value-type="float" office:value="0.385399">
            <text:p>0,385399</text:p>
          </table:table-cell>
          <table:table-cell office:value-type="float" office:value="-11.063235">
            <text:p>-11,063235</text:p>
          </table:table-cell>
          <table:table-cell table:number-columns-repeated="1019"/>
        </table:table-row>
        <table:table-row table:style-name="ro1">
          <table:table-cell office:value-type="float" office:value="428.220642">
            <text:p>428,220642</text:p>
          </table:table-cell>
          <table:table-cell office:value-type="float" office:value="-0.003235">
            <text:p>-0,003235</text:p>
          </table:table-cell>
          <table:table-cell office:value-type="float" office:value="-0.003202">
            <text:p>-0,003202</text:p>
          </table:table-cell>
          <table:table-cell office:value-type="float" office:value="0.385399">
            <text:p>0,385399</text:p>
          </table:table-cell>
          <table:table-cell office:value-type="float" office:value="-11.063235">
            <text:p>-11,063235</text:p>
          </table:table-cell>
          <table:table-cell table:number-columns-repeated="1019"/>
        </table:table-row>
        <table:table-row table:style-name="ro1">
          <table:table-cell office:value-type="float" office:value="428.220642">
            <text:p>428,220642</text:p>
          </table:table-cell>
          <table:table-cell office:value-type="float" office:value="-0.003235">
            <text:p>-0,003235</text:p>
          </table:table-cell>
          <table:table-cell office:value-type="float" office:value="-0.003202">
            <text:p>-0,003202</text:p>
          </table:table-cell>
          <table:table-cell office:value-type="float" office:value="0.385399">
            <text:p>0,385399</text:p>
          </table:table-cell>
          <table:table-cell office:value-type="float" office:value="-11.082059">
            <text:p>-11,082059</text:p>
          </table:table-cell>
          <table:table-cell table:number-columns-repeated="1019"/>
        </table:table-row>
        <table:table-row table:style-name="ro1">
          <table:table-cell office:value-type="float" office:value="428.220642">
            <text:p>428,220642</text:p>
          </table:table-cell>
          <table:table-cell office:value-type="float" office:value="-0.003235">
            <text:p>-0,003235</text:p>
          </table:table-cell>
          <table:table-cell office:value-type="float" office:value="-0.003201">
            <text:p>-0,003201</text:p>
          </table:table-cell>
          <table:table-cell office:value-type="float" office:value="0.385399">
            <text:p>0,385399</text:p>
          </table:table-cell>
          <table:table-cell office:value-type="float" office:value="-11.082059">
            <text:p>-11,082059</text:p>
          </table:table-cell>
          <table:table-cell table:number-columns-repeated="1019"/>
        </table:table-row>
        <table:table-row table:style-name="ro1">
          <table:table-cell office:value-type="float" office:value="428.914673">
            <text:p>428,914673</text:p>
          </table:table-cell>
          <table:table-cell office:value-type="float" office:value="-0.003235">
            <text:p>-0,003235</text:p>
          </table:table-cell>
          <table:table-cell office:value-type="float" office:value="-0.003202">
            <text:p>-0,003202</text:p>
          </table:table-cell>
          <table:table-cell office:value-type="float" office:value="0.386023">
            <text:p>0,386023</text:p>
          </table:table-cell>
          <table:table-cell office:value-type="float" office:value="-11.100883">
            <text:p>-11,100883</text:p>
          </table:table-cell>
          <table:table-cell table:number-columns-repeated="1019"/>
        </table:table-row>
        <table:table-row table:style-name="ro1">
          <table:table-cell office:value-type="float" office:value="428.914673">
            <text:p>428,914673</text:p>
          </table:table-cell>
          <table:table-cell office:value-type="float" office:value="-0.003237">
            <text:p>-0,003237</text:p>
          </table:table-cell>
          <table:table-cell office:value-type="float" office:value="-0.003201">
            <text:p>-0,003201</text:p>
          </table:table-cell>
          <table:table-cell office:value-type="float" office:value="0.386023">
            <text:p>0,386023</text:p>
          </table:table-cell>
          <table:table-cell office:value-type="float" office:value="-11.100883">
            <text:p>-11,100883</text:p>
          </table:table-cell>
          <table:table-cell table:number-columns-repeated="1019"/>
        </table:table-row>
        <table:table-row table:style-name="ro1">
          <table:table-cell office:value-type="float" office:value="428.914673">
            <text:p>428,914673</text:p>
          </table:table-cell>
          <table:table-cell office:value-type="float" office:value="-0.003235">
            <text:p>-0,003235</text:p>
          </table:table-cell>
          <table:table-cell office:value-type="float" office:value="-0.0032">
            <text:p>-0,0032</text:p>
          </table:table-cell>
          <table:table-cell office:value-type="float" office:value="0.386023">
            <text:p>0,386023</text:p>
          </table:table-cell>
          <table:table-cell office:value-type="float" office:value="-11.120295">
            <text:p>-11,120295</text:p>
          </table:table-cell>
          <table:table-cell table:number-columns-repeated="1019"/>
        </table:table-row>
        <table:table-row table:style-name="ro1">
          <table:table-cell office:value-type="float" office:value="428.914673">
            <text:p>428,914673</text:p>
          </table:table-cell>
          <table:table-cell office:value-type="float" office:value="-0.003238">
            <text:p>-0,003238</text:p>
          </table:table-cell>
          <table:table-cell office:value-type="float" office:value="-0.003202">
            <text:p>-0,003202</text:p>
          </table:table-cell>
          <table:table-cell office:value-type="float" office:value="0.386023">
            <text:p>0,386023</text:p>
          </table:table-cell>
          <table:table-cell office:value-type="float" office:value="-11.120295">
            <text:p>-11,120295</text:p>
          </table:table-cell>
          <table:table-cell table:number-columns-repeated="1019"/>
        </table:table-row>
        <table:table-row table:style-name="ro1">
          <table:table-cell office:value-type="float" office:value="428.220642">
            <text:p>428,220642</text:p>
          </table:table-cell>
          <table:table-cell office:value-type="float" office:value="-0.003236">
            <text:p>-0,003236</text:p>
          </table:table-cell>
          <table:table-cell office:value-type="float" office:value="-0.003202">
            <text:p>-0,003202</text:p>
          </table:table-cell>
          <table:table-cell office:value-type="float" office:value="0.385399">
            <text:p>0,385399</text:p>
          </table:table-cell>
          <table:table-cell office:value-type="float" office:value="-11.139412">
            <text:p>-11,139412</text:p>
          </table:table-cell>
          <table:table-cell table:number-columns-repeated="1019"/>
        </table:table-row>
        <table:table-row table:style-name="ro1">
          <table:table-cell office:value-type="float" office:value="428.220642">
            <text:p>428,220642</text:p>
          </table:table-cell>
          <table:table-cell office:value-type="float" office:value="-0.003235">
            <text:p>-0,003235</text:p>
          </table:table-cell>
          <table:table-cell office:value-type="float" office:value="-0.0032">
            <text:p>-0,0032</text:p>
          </table:table-cell>
          <table:table-cell office:value-type="float" office:value="0.385399">
            <text:p>0,385399</text:p>
          </table:table-cell>
          <table:table-cell office:value-type="float" office:value="-11.139412">
            <text:p>-11,139412</text:p>
          </table:table-cell>
          <table:table-cell table:number-columns-repeated="1019"/>
        </table:table-row>
        <table:table-row table:style-name="ro1">
          <table:table-cell office:value-type="float" office:value="428.914673">
            <text:p>428,914673</text:p>
          </table:table-cell>
          <table:table-cell office:value-type="float" office:value="-0.003235">
            <text:p>-0,003235</text:p>
          </table:table-cell>
          <table:table-cell office:value-type="float" office:value="-0.0032">
            <text:p>-0,0032</text:p>
          </table:table-cell>
          <table:table-cell office:value-type="float" office:value="0.386023">
            <text:p>0,386023</text:p>
          </table:table-cell>
          <table:table-cell office:value-type="float" office:value="-11.158529">
            <text:p>-11,158529</text:p>
          </table:table-cell>
          <table:table-cell table:number-columns-repeated="1019"/>
        </table:table-row>
        <table:table-row table:style-name="ro1">
          <table:table-cell office:value-type="float" office:value="428.914673">
            <text:p>428,914673</text:p>
          </table:table-cell>
          <table:table-cell office:value-type="float" office:value="-0.003236">
            <text:p>-0,003236</text:p>
          </table:table-cell>
          <table:table-cell office:value-type="float" office:value="-0.0032">
            <text:p>-0,0032</text:p>
          </table:table-cell>
          <table:table-cell office:value-type="float" office:value="0.386023">
            <text:p>0,386023</text:p>
          </table:table-cell>
          <table:table-cell office:value-type="float" office:value="-11.158529">
            <text:p>-11,158529</text:p>
          </table:table-cell>
          <table:table-cell table:number-columns-repeated="1019"/>
        </table:table-row>
        <table:table-row table:style-name="ro1">
          <table:table-cell office:value-type="float" office:value="429.608704">
            <text:p>429,608704</text:p>
          </table:table-cell>
          <table:table-cell office:value-type="float" office:value="-0.003237">
            <text:p>-0,003237</text:p>
          </table:table-cell>
          <table:table-cell office:value-type="float" office:value="-0.0032">
            <text:p>-0,0032</text:p>
          </table:table-cell>
          <table:table-cell office:value-type="float" office:value="0.386648">
            <text:p>0,386648</text:p>
          </table:table-cell>
          <table:table-cell office:value-type="float" office:value="-11.177647">
            <text:p>-11,177647</text:p>
          </table:table-cell>
          <table:table-cell table:number-columns-repeated="1019"/>
        </table:table-row>
        <table:table-row table:style-name="ro1">
          <table:table-cell office:value-type="float" office:value="429.608704">
            <text:p>429,608704</text:p>
          </table:table-cell>
          <table:table-cell office:value-type="float" office:value="-0.003235">
            <text:p>-0,003235</text:p>
          </table:table-cell>
          <table:table-cell office:value-type="float" office:value="-0.0032">
            <text:p>-0,0032</text:p>
          </table:table-cell>
          <table:table-cell office:value-type="float" office:value="0.386648">
            <text:p>0,386648</text:p>
          </table:table-cell>
          <table:table-cell office:value-type="float" office:value="-11.177647">
            <text:p>-11,177647</text:p>
          </table:table-cell>
          <table:table-cell table:number-columns-repeated="1019"/>
        </table:table-row>
        <table:table-row table:style-name="ro1">
          <table:table-cell office:value-type="float" office:value="429.608704">
            <text:p>429,608704</text:p>
          </table:table-cell>
          <table:table-cell office:value-type="float" office:value="-0.003236">
            <text:p>-0,003236</text:p>
          </table:table-cell>
          <table:table-cell office:value-type="float" office:value="-0.003201">
            <text:p>-0,003201</text:p>
          </table:table-cell>
          <table:table-cell office:value-type="float" office:value="0.386648">
            <text:p>0,386648</text:p>
          </table:table-cell>
          <table:table-cell office:value-type="float" office:value="-11.197059">
            <text:p>-11,197059</text:p>
          </table:table-cell>
          <table:table-cell table:number-columns-repeated="1019"/>
        </table:table-row>
        <table:table-row table:style-name="ro1">
          <table:table-cell office:value-type="float" office:value="429.608704">
            <text:p>429,608704</text:p>
          </table:table-cell>
          <table:table-cell office:value-type="float" office:value="-0.003235">
            <text:p>-0,003235</text:p>
          </table:table-cell>
          <table:table-cell office:value-type="float" office:value="-0.003203">
            <text:p>-0,003203</text:p>
          </table:table-cell>
          <table:table-cell office:value-type="float" office:value="0.386648">
            <text:p>0,386648</text:p>
          </table:table-cell>
          <table:table-cell office:value-type="float" office:value="-11.197059">
            <text:p>-11,197059</text:p>
          </table:table-cell>
          <table:table-cell table:number-columns-repeated="1019"/>
        </table:table-row>
        <table:table-row table:style-name="ro1">
          <table:table-cell office:value-type="float" office:value="428.914673">
            <text:p>428,914673</text:p>
          </table:table-cell>
          <table:table-cell office:value-type="float" office:value="-0.003235">
            <text:p>-0,003235</text:p>
          </table:table-cell>
          <table:table-cell office:value-type="float" office:value="-0.003203">
            <text:p>-0,003203</text:p>
          </table:table-cell>
          <table:table-cell office:value-type="float" office:value="0.386023">
            <text:p>0,386023</text:p>
          </table:table-cell>
          <table:table-cell office:value-type="float" office:value="-11.215882">
            <text:p>-11,215882</text:p>
          </table:table-cell>
          <table:table-cell table:number-columns-repeated="1019"/>
        </table:table-row>
        <table:table-row table:style-name="ro1">
          <table:table-cell office:value-type="float" office:value="428.914673">
            <text:p>428,914673</text:p>
          </table:table-cell>
          <table:table-cell office:value-type="float" office:value="-0.003236">
            <text:p>-0,003236</text:p>
          </table:table-cell>
          <table:table-cell office:value-type="float" office:value="-0.003202">
            <text:p>-0,003202</text:p>
          </table:table-cell>
          <table:table-cell office:value-type="float" office:value="0.386023">
            <text:p>0,386023</text:p>
          </table:table-cell>
          <table:table-cell office:value-type="float" office:value="-11.215882">
            <text:p>-11,215882</text:p>
          </table:table-cell>
          <table:table-cell table:number-columns-repeated="1019"/>
        </table:table-row>
        <table:table-row table:style-name="ro1">
          <table:table-cell office:value-type="float" office:value="430.996796">
            <text:p>430,996796</text:p>
          </table:table-cell>
          <table:table-cell office:value-type="float" office:value="-0.003236">
            <text:p>-0,003236</text:p>
          </table:table-cell>
          <table:table-cell office:value-type="float" office:value="-0.003202">
            <text:p>-0,003202</text:p>
          </table:table-cell>
          <table:table-cell office:value-type="float" office:value="0.387897">
            <text:p>0,387897</text:p>
          </table:table-cell>
          <table:table-cell office:value-type="float" office:value="-11.235">
            <text:p>-11,235</text:p>
          </table:table-cell>
          <table:table-cell table:number-columns-repeated="1019"/>
        </table:table-row>
        <table:table-row table:style-name="ro1">
          <table:table-cell office:value-type="float" office:value="430.996796">
            <text:p>430,996796</text:p>
          </table:table-cell>
          <table:table-cell office:value-type="float" office:value="-0.003235">
            <text:p>-0,003235</text:p>
          </table:table-cell>
          <table:table-cell office:value-type="float" office:value="-0.003202">
            <text:p>-0,003202</text:p>
          </table:table-cell>
          <table:table-cell office:value-type="float" office:value="0.387897">
            <text:p>0,387897</text:p>
          </table:table-cell>
          <table:table-cell office:value-type="float" office:value="-11.253823">
            <text:p>-11,253823</text:p>
          </table:table-cell>
          <table:table-cell table:number-columns-repeated="1019"/>
        </table:table-row>
        <table:table-row table:style-name="ro1">
          <table:table-cell office:value-type="float" office:value="430.302765">
            <text:p>430,302765</text:p>
          </table:table-cell>
          <table:table-cell office:value-type="float" office:value="-0.003236">
            <text:p>-0,003236</text:p>
          </table:table-cell>
          <table:table-cell office:value-type="float" office:value="-0.003198">
            <text:p>-0,003198</text:p>
          </table:table-cell>
          <table:table-cell office:value-type="float" office:value="0.387272">
            <text:p>0,387272</text:p>
          </table:table-cell>
          <table:table-cell office:value-type="float" office:value="-11.253823">
            <text:p>-11,253823</text:p>
          </table:table-cell>
          <table:table-cell table:number-columns-repeated="1019"/>
        </table:table-row>
        <table:table-row table:style-name="ro1">
          <table:table-cell office:value-type="float" office:value="430.302765">
            <text:p>430,302765</text:p>
          </table:table-cell>
          <table:table-cell office:value-type="float" office:value="-0.003237">
            <text:p>-0,003237</text:p>
          </table:table-cell>
          <table:table-cell office:value-type="float" office:value="-0.003202">
            <text:p>-0,003202</text:p>
          </table:table-cell>
          <table:table-cell office:value-type="float" office:value="0.387272">
            <text:p>0,387272</text:p>
          </table:table-cell>
          <table:table-cell office:value-type="float" office:value="-11.273235">
            <text:p>-11,273235</text:p>
          </table:table-cell>
          <table:table-cell table:number-columns-repeated="1019"/>
        </table:table-row>
        <table:table-row table:style-name="ro1">
          <table:table-cell office:value-type="float" office:value="429.608704">
            <text:p>429,608704</text:p>
          </table:table-cell>
          <table:table-cell office:value-type="float" office:value="-0.003235">
            <text:p>-0,003235</text:p>
          </table:table-cell>
          <table:table-cell office:value-type="float" office:value="-0.003202">
            <text:p>-0,003202</text:p>
          </table:table-cell>
          <table:table-cell office:value-type="float" office:value="0.386648">
            <text:p>0,386648</text:p>
          </table:table-cell>
          <table:table-cell office:value-type="float" office:value="-11.273235">
            <text:p>-11,273235</text:p>
          </table:table-cell>
          <table:table-cell table:number-columns-repeated="1019"/>
        </table:table-row>
        <table:table-row table:style-name="ro1">
          <table:table-cell office:value-type="float" office:value="430.302765">
            <text:p>430,302765</text:p>
          </table:table-cell>
          <table:table-cell office:value-type="float" office:value="-0.003233">
            <text:p>-0,003233</text:p>
          </table:table-cell>
          <table:table-cell office:value-type="float" office:value="-0.003201">
            <text:p>-0,003201</text:p>
          </table:table-cell>
          <table:table-cell office:value-type="float" office:value="0.387272">
            <text:p>0,387272</text:p>
          </table:table-cell>
          <table:table-cell office:value-type="float" office:value="-11.292353">
            <text:p>-11,292353</text:p>
          </table:table-cell>
          <table:table-cell table:number-columns-repeated="1019"/>
        </table:table-row>
        <table:table-row table:style-name="ro1">
          <table:table-cell office:value-type="float" office:value="430.302765">
            <text:p>430,302765</text:p>
          </table:table-cell>
          <table:table-cell office:value-type="float" office:value="-0.003235">
            <text:p>-0,003235</text:p>
          </table:table-cell>
          <table:table-cell office:value-type="float" office:value="-0.003198">
            <text:p>-0,003198</text:p>
          </table:table-cell>
          <table:table-cell office:value-type="float" office:value="0.387272">
            <text:p>0,387272</text:p>
          </table:table-cell>
          <table:table-cell office:value-type="float" office:value="-11.292353">
            <text:p>-11,292353</text:p>
          </table:table-cell>
          <table:table-cell table:number-columns-repeated="1019"/>
        </table:table-row>
        <table:table-row table:style-name="ro1">
          <table:table-cell office:value-type="float" office:value="430.302765">
            <text:p>430,302765</text:p>
          </table:table-cell>
          <table:table-cell office:value-type="float" office:value="-0.003233">
            <text:p>-0,003233</text:p>
          </table:table-cell>
          <table:table-cell office:value-type="float" office:value="-0.003201">
            <text:p>-0,003201</text:p>
          </table:table-cell>
          <table:table-cell office:value-type="float" office:value="0.387272">
            <text:p>0,387272</text:p>
          </table:table-cell>
          <table:table-cell office:value-type="float" office:value="-11.311176">
            <text:p>-11,311176</text:p>
          </table:table-cell>
          <table:table-cell table:number-columns-repeated="1019"/>
        </table:table-row>
        <table:table-row table:style-name="ro1">
          <table:table-cell office:value-type="float" office:value="430.302765">
            <text:p>430,302765</text:p>
          </table:table-cell>
          <table:table-cell office:value-type="float" office:value="-0.003235">
            <text:p>-0,003235</text:p>
          </table:table-cell>
          <table:table-cell office:value-type="float" office:value="-0.003201">
            <text:p>-0,003201</text:p>
          </table:table-cell>
          <table:table-cell office:value-type="float" office:value="0.387272">
            <text:p>0,387272</text:p>
          </table:table-cell>
          <table:table-cell office:value-type="float" office:value="-11.311176">
            <text:p>-11,311176</text:p>
          </table:table-cell>
          <table:table-cell table:number-columns-repeated="1019"/>
        </table:table-row>
        <table:table-row table:style-name="ro1">
          <table:table-cell office:value-type="float" office:value="429.608704">
            <text:p>429,608704</text:p>
          </table:table-cell>
          <table:table-cell office:value-type="float" office:value="-0.003235">
            <text:p>-0,003235</text:p>
          </table:table-cell>
          <table:table-cell office:value-type="float" office:value="-0.0032">
            <text:p>-0,0032</text:p>
          </table:table-cell>
          <table:table-cell office:value-type="float" office:value="0.386648">
            <text:p>0,386648</text:p>
          </table:table-cell>
          <table:table-cell office:value-type="float" office:value="-11.330588">
            <text:p>-11,330588</text:p>
          </table:table-cell>
          <table:table-cell table:number-columns-repeated="1019"/>
        </table:table-row>
        <table:table-row table:style-name="ro1">
          <table:table-cell office:value-type="float" office:value="429.608704">
            <text:p>429,608704</text:p>
          </table:table-cell>
          <table:table-cell office:value-type="float" office:value="-0.003236">
            <text:p>-0,003236</text:p>
          </table:table-cell>
          <table:table-cell office:value-type="float" office:value="-0.003201">
            <text:p>-0,003201</text:p>
          </table:table-cell>
          <table:table-cell office:value-type="float" office:value="0.386648">
            <text:p>0,386648</text:p>
          </table:table-cell>
          <table:table-cell office:value-type="float" office:value="-11.330588">
            <text:p>-11,330588</text:p>
          </table:table-cell>
          <table:table-cell table:number-columns-repeated="1019"/>
        </table:table-row>
        <table:table-row table:style-name="ro1">
          <table:table-cell office:value-type="float" office:value="429.608704">
            <text:p>429,608704</text:p>
          </table:table-cell>
          <table:table-cell office:value-type="float" office:value="-0.003238">
            <text:p>-0,003238</text:p>
          </table:table-cell>
          <table:table-cell office:value-type="float" office:value="-0.0032">
            <text:p>-0,0032</text:p>
          </table:table-cell>
          <table:table-cell office:value-type="float" office:value="0.386648">
            <text:p>0,386648</text:p>
          </table:table-cell>
          <table:table-cell office:value-type="float" office:value="-11.349706">
            <text:p>-11,349706</text:p>
          </table:table-cell>
          <table:table-cell table:number-columns-repeated="1019"/>
        </table:table-row>
        <table:table-row table:style-name="ro1">
          <table:table-cell office:value-type="float" office:value="429.608704">
            <text:p>429,608704</text:p>
          </table:table-cell>
          <table:table-cell office:value-type="float" office:value="-0.003233">
            <text:p>-0,003233</text:p>
          </table:table-cell>
          <table:table-cell office:value-type="float" office:value="-0.0032">
            <text:p>-0,0032</text:p>
          </table:table-cell>
          <table:table-cell office:value-type="float" office:value="0.386648">
            <text:p>0,386648</text:p>
          </table:table-cell>
          <table:table-cell office:value-type="float" office:value="-11.349706">
            <text:p>-11,349706</text:p>
          </table:table-cell>
          <table:table-cell table:number-columns-repeated="1019"/>
        </table:table-row>
        <table:table-row table:style-name="ro1">
          <table:table-cell office:value-type="float" office:value="428.914673">
            <text:p>428,914673</text:p>
          </table:table-cell>
          <table:table-cell office:value-type="float" office:value="-0.003235">
            <text:p>-0,003235</text:p>
          </table:table-cell>
          <table:table-cell office:value-type="float" office:value="-0.003201">
            <text:p>-0,003201</text:p>
          </table:table-cell>
          <table:table-cell office:value-type="float" office:value="0.386023">
            <text:p>0,386023</text:p>
          </table:table-cell>
          <table:table-cell office:value-type="float" office:value="-11.369118">
            <text:p>-11,369118</text:p>
          </table:table-cell>
          <table:table-cell table:number-columns-repeated="1019"/>
        </table:table-row>
        <table:table-row table:style-name="ro1">
          <table:table-cell office:value-type="float" office:value="428.914673">
            <text:p>428,914673</text:p>
          </table:table-cell>
          <table:table-cell office:value-type="float" office:value="-0.003233">
            <text:p>-0,003233</text:p>
          </table:table-cell>
          <table:table-cell office:value-type="float" office:value="-0.003202">
            <text:p>-0,003202</text:p>
          </table:table-cell>
          <table:table-cell office:value-type="float" office:value="0.386023">
            <text:p>0,386023</text:p>
          </table:table-cell>
          <table:table-cell office:value-type="float" office:value="-11.369118">
            <text:p>-11,369118</text:p>
          </table:table-cell>
          <table:table-cell table:number-columns-repeated="1019"/>
        </table:table-row>
        <table:table-row table:style-name="ro1">
          <table:table-cell office:value-type="float" office:value="430.996796">
            <text:p>430,996796</text:p>
          </table:table-cell>
          <table:table-cell office:value-type="float" office:value="-0.003235">
            <text:p>-0,003235</text:p>
          </table:table-cell>
          <table:table-cell office:value-type="float" office:value="-0.003201">
            <text:p>-0,003201</text:p>
          </table:table-cell>
          <table:table-cell office:value-type="float" office:value="0.387897">
            <text:p>0,387897</text:p>
          </table:table-cell>
          <table:table-cell office:value-type="float" office:value="-11.387941">
            <text:p>-11,387941</text:p>
          </table:table-cell>
          <table:table-cell table:number-columns-repeated="1019"/>
        </table:table-row>
        <table:table-row table:style-name="ro1">
          <table:table-cell office:value-type="float" office:value="430.996796">
            <text:p>430,996796</text:p>
          </table:table-cell>
          <table:table-cell office:value-type="float" office:value="-0.003233">
            <text:p>-0,003233</text:p>
          </table:table-cell>
          <table:table-cell office:value-type="float" office:value="-0.003198">
            <text:p>-0,003198</text:p>
          </table:table-cell>
          <table:table-cell office:value-type="float" office:value="0.387897">
            <text:p>0,387897</text:p>
          </table:table-cell>
          <table:table-cell office:value-type="float" office:value="-11.387941">
            <text:p>-11,387941</text:p>
          </table:table-cell>
          <table:table-cell table:number-columns-repeated="1019"/>
        </table:table-row>
        <table:table-row table:style-name="ro1">
          <table:table-cell office:value-type="float" office:value="430.302765">
            <text:p>430,302765</text:p>
          </table:table-cell>
          <table:table-cell office:value-type="float" office:value="-0.003233">
            <text:p>-0,003233</text:p>
          </table:table-cell>
          <table:table-cell office:value-type="float" office:value="-0.003201">
            <text:p>-0,003201</text:p>
          </table:table-cell>
          <table:table-cell office:value-type="float" office:value="0.387272">
            <text:p>0,387272</text:p>
          </table:table-cell>
          <table:table-cell office:value-type="float" office:value="-11.407647">
            <text:p>-11,407647</text:p>
          </table:table-cell>
          <table:table-cell table:number-columns-repeated="1019"/>
        </table:table-row>
        <table:table-row table:style-name="ro1">
          <table:table-cell office:value-type="float" office:value="430.302765">
            <text:p>430,302765</text:p>
          </table:table-cell>
          <table:table-cell office:value-type="float" office:value="-0.003236">
            <text:p>-0,003236</text:p>
          </table:table-cell>
          <table:table-cell office:value-type="float" office:value="-0.003201">
            <text:p>-0,003201</text:p>
          </table:table-cell>
          <table:table-cell office:value-type="float" office:value="0.387272">
            <text:p>0,387272</text:p>
          </table:table-cell>
          <table:table-cell office:value-type="float" office:value="-11.407647">
            <text:p>-11,407647</text:p>
          </table:table-cell>
          <table:table-cell table:number-columns-repeated="1019"/>
        </table:table-row>
        <table:table-row table:style-name="ro1">
          <table:table-cell office:value-type="float" office:value="430.302765">
            <text:p>430,302765</text:p>
          </table:table-cell>
          <table:table-cell office:value-type="float" office:value="-0.003235">
            <text:p>-0,003235</text:p>
          </table:table-cell>
          <table:table-cell office:value-type="float" office:value="-0.0032">
            <text:p>-0,0032</text:p>
          </table:table-cell>
          <table:table-cell office:value-type="float" office:value="0.387272">
            <text:p>0,387272</text:p>
          </table:table-cell>
          <table:table-cell office:value-type="float" office:value="-11.426764">
            <text:p>-11,426764</text:p>
          </table:table-cell>
          <table:table-cell table:number-columns-repeated="1019"/>
        </table:table-row>
        <table:table-row table:style-name="ro1">
          <table:table-cell office:value-type="float" office:value="430.302765">
            <text:p>430,302765</text:p>
          </table:table-cell>
          <table:table-cell office:value-type="float" office:value="-0.003235">
            <text:p>-0,003235</text:p>
          </table:table-cell>
          <table:table-cell office:value-type="float" office:value="-0.003203">
            <text:p>-0,003203</text:p>
          </table:table-cell>
          <table:table-cell office:value-type="float" office:value="0.387272">
            <text:p>0,387272</text:p>
          </table:table-cell>
          <table:table-cell office:value-type="float" office:value="-11.426764">
            <text:p>-11,426764</text:p>
          </table:table-cell>
          <table:table-cell table:number-columns-repeated="1019"/>
        </table:table-row>
        <table:table-row table:style-name="ro1">
          <table:table-cell office:value-type="float" office:value="428.220642">
            <text:p>428,220642</text:p>
          </table:table-cell>
          <table:table-cell office:value-type="float" office:value="-0.003237">
            <text:p>-0,003237</text:p>
          </table:table-cell>
          <table:table-cell office:value-type="float" office:value="-0.0032">
            <text:p>-0,0032</text:p>
          </table:table-cell>
          <table:table-cell office:value-type="float" office:value="0.385399">
            <text:p>0,385399</text:p>
          </table:table-cell>
          <table:table-cell office:value-type="float" office:value="-11.446765">
            <text:p>-11,446765</text:p>
          </table:table-cell>
          <table:table-cell table:number-columns-repeated="1019"/>
        </table:table-row>
        <table:table-row table:style-name="ro1">
          <table:table-cell office:value-type="float" office:value="428.220642">
            <text:p>428,220642</text:p>
          </table:table-cell>
          <table:table-cell office:value-type="float" office:value="-0.003236">
            <text:p>-0,003236</text:p>
          </table:table-cell>
          <table:table-cell office:value-type="float" office:value="-0.003203">
            <text:p>-0,003203</text:p>
          </table:table-cell>
          <table:table-cell office:value-type="float" office:value="0.385399">
            <text:p>0,385399</text:p>
          </table:table-cell>
          <table:table-cell office:value-type="float" office:value="-11.446765">
            <text:p>-11,446765</text:p>
          </table:table-cell>
          <table:table-cell table:number-columns-repeated="1019"/>
        </table:table-row>
        <table:table-row table:style-name="ro1">
          <table:table-cell office:value-type="float" office:value="428.914673">
            <text:p>428,914673</text:p>
          </table:table-cell>
          <table:table-cell office:value-type="float" office:value="-0.003235">
            <text:p>-0,003235</text:p>
          </table:table-cell>
          <table:table-cell office:value-type="float" office:value="-0.003203">
            <text:p>-0,003203</text:p>
          </table:table-cell>
          <table:table-cell office:value-type="float" office:value="0.386023">
            <text:p>0,386023</text:p>
          </table:table-cell>
          <table:table-cell office:value-type="float" office:value="-11.466764">
            <text:p>-11,466764</text:p>
          </table:table-cell>
          <table:table-cell table:number-columns-repeated="1019"/>
        </table:table-row>
        <table:table-row table:style-name="ro1">
          <table:table-cell office:value-type="float" office:value="428.914673">
            <text:p>428,914673</text:p>
          </table:table-cell>
          <table:table-cell office:value-type="float" office:value="-0.003235">
            <text:p>-0,003235</text:p>
          </table:table-cell>
          <table:table-cell office:value-type="float" office:value="-0.003202">
            <text:p>-0,003202</text:p>
          </table:table-cell>
          <table:table-cell office:value-type="float" office:value="0.386023">
            <text:p>0,386023</text:p>
          </table:table-cell>
          <table:table-cell office:value-type="float" office:value="-11.466764">
            <text:p>-11,466764</text:p>
          </table:table-cell>
          <table:table-cell table:number-columns-repeated="1019"/>
        </table:table-row>
        <table:table-row table:style-name="ro1">
          <table:table-cell office:value-type="float" office:value="430.302765">
            <text:p>430,302765</text:p>
          </table:table-cell>
          <table:table-cell office:value-type="float" office:value="-0.003235">
            <text:p>-0,003235</text:p>
          </table:table-cell>
          <table:table-cell office:value-type="float" office:value="-0.003201">
            <text:p>-0,003201</text:p>
          </table:table-cell>
          <table:table-cell office:value-type="float" office:value="0.387272">
            <text:p>0,387272</text:p>
          </table:table-cell>
          <table:table-cell office:value-type="float" office:value="-11.487353">
            <text:p>-11,487353</text:p>
          </table:table-cell>
          <table:table-cell table:number-columns-repeated="1019"/>
        </table:table-row>
        <table:table-row table:style-name="ro1">
          <table:table-cell office:value-type="float" office:value="430.302765">
            <text:p>430,302765</text:p>
          </table:table-cell>
          <table:table-cell office:value-type="float" office:value="-0.003236">
            <text:p>-0,003236</text:p>
          </table:table-cell>
          <table:table-cell office:value-type="float" office:value="-0.003201">
            <text:p>-0,003201</text:p>
          </table:table-cell>
          <table:table-cell office:value-type="float" office:value="0.387272">
            <text:p>0,387272</text:p>
          </table:table-cell>
          <table:table-cell office:value-type="float" office:value="-11.487353">
            <text:p>-11,487353</text:p>
          </table:table-cell>
          <table:table-cell table:number-columns-repeated="1019"/>
        </table:table-row>
        <table:table-row table:style-name="ro1">
          <table:table-cell office:value-type="float" office:value="430.996796">
            <text:p>430,996796</text:p>
          </table:table-cell>
          <table:table-cell office:value-type="float" office:value="-0.003236">
            <text:p>-0,003236</text:p>
          </table:table-cell>
          <table:table-cell office:value-type="float" office:value="-0.003201">
            <text:p>-0,003201</text:p>
          </table:table-cell>
          <table:table-cell office:value-type="float" office:value="0.387897">
            <text:p>0,387897</text:p>
          </table:table-cell>
          <table:table-cell office:value-type="float" office:value="-11.507648">
            <text:p>-11,507648</text:p>
          </table:table-cell>
          <table:table-cell table:number-columns-repeated="1019"/>
        </table:table-row>
        <table:table-row table:style-name="ro1">
          <table:table-cell office:value-type="float" office:value="430.996796">
            <text:p>430,996796</text:p>
          </table:table-cell>
          <table:table-cell office:value-type="float" office:value="-0.003236">
            <text:p>-0,003236</text:p>
          </table:table-cell>
          <table:table-cell office:value-type="float" office:value="-0.0032">
            <text:p>-0,0032</text:p>
          </table:table-cell>
          <table:table-cell office:value-type="float" office:value="0.387897">
            <text:p>0,387897</text:p>
          </table:table-cell>
          <table:table-cell office:value-type="float" office:value="-11.507648">
            <text:p>-11,507648</text:p>
          </table:table-cell>
          <table:table-cell table:number-columns-repeated="1019"/>
        </table:table-row>
        <table:table-row table:style-name="ro1">
          <table:table-cell office:value-type="float" office:value="430.302765">
            <text:p>430,302765</text:p>
          </table:table-cell>
          <table:table-cell office:value-type="float" office:value="-0.003236">
            <text:p>-0,003236</text:p>
          </table:table-cell>
          <table:table-cell office:value-type="float" office:value="-0.0032">
            <text:p>-0,0032</text:p>
          </table:table-cell>
          <table:table-cell office:value-type="float" office:value="0.387272">
            <text:p>0,387272</text:p>
          </table:table-cell>
          <table:table-cell office:value-type="float" office:value="-11.527059">
            <text:p>-11,527059</text:p>
          </table:table-cell>
          <table:table-cell table:number-columns-repeated="1019"/>
        </table:table-row>
        <table:table-row table:style-name="ro1">
          <table:table-cell office:value-type="float" office:value="430.302765">
            <text:p>430,302765</text:p>
          </table:table-cell>
          <table:table-cell office:value-type="float" office:value="-0.003233">
            <text:p>-0,003233</text:p>
          </table:table-cell>
          <table:table-cell office:value-type="float" office:value="-0.0032">
            <text:p>-0,0032</text:p>
          </table:table-cell>
          <table:table-cell office:value-type="float" office:value="0.387272">
            <text:p>0,387272</text:p>
          </table:table-cell>
          <table:table-cell office:value-type="float" office:value="-11.527059">
            <text:p>-11,527059</text:p>
          </table:table-cell>
          <table:table-cell table:number-columns-repeated="1019"/>
        </table:table-row>
        <table:table-row table:style-name="ro1">
          <table:table-cell office:value-type="float" office:value="430.302765">
            <text:p>430,302765</text:p>
          </table:table-cell>
          <table:table-cell office:value-type="float" office:value="-0.003235">
            <text:p>-0,003235</text:p>
          </table:table-cell>
          <table:table-cell office:value-type="float" office:value="-0.003203">
            <text:p>-0,003203</text:p>
          </table:table-cell>
          <table:table-cell office:value-type="float" office:value="0.387272">
            <text:p>0,387272</text:p>
          </table:table-cell>
          <table:table-cell office:value-type="float" office:value="-11.547059">
            <text:p>-11,547059</text:p>
          </table:table-cell>
          <table:table-cell table:number-columns-repeated="1019"/>
        </table:table-row>
        <table:table-row table:style-name="ro1">
          <table:table-cell office:value-type="float" office:value="430.302765">
            <text:p>430,302765</text:p>
          </table:table-cell>
          <table:table-cell office:value-type="float" office:value="-0.003236">
            <text:p>-0,003236</text:p>
          </table:table-cell>
          <table:table-cell office:value-type="float" office:value="-0.003202">
            <text:p>-0,003202</text:p>
          </table:table-cell>
          <table:table-cell office:value-type="float" office:value="0.387272">
            <text:p>0,387272</text:p>
          </table:table-cell>
          <table:table-cell office:value-type="float" office:value="-11.547059">
            <text:p>-11,547059</text:p>
          </table:table-cell>
          <table:table-cell table:number-columns-repeated="1019"/>
        </table:table-row>
        <table:table-row table:style-name="ro1">
          <table:table-cell office:value-type="float" office:value="430.302765">
            <text:p>430,302765</text:p>
          </table:table-cell>
          <table:table-cell office:value-type="float" office:value="-0.003232">
            <text:p>-0,003232</text:p>
          </table:table-cell>
          <table:table-cell office:value-type="float" office:value="-0.003202">
            <text:p>-0,003202</text:p>
          </table:table-cell>
          <table:table-cell office:value-type="float" office:value="0.387272">
            <text:p>0,387272</text:p>
          </table:table-cell>
          <table:table-cell office:value-type="float" office:value="-11.567059">
            <text:p>-11,567059</text:p>
          </table:table-cell>
          <table:table-cell table:number-columns-repeated="1019"/>
        </table:table-row>
        <table:table-row table:style-name="ro1">
          <table:table-cell office:value-type="float" office:value="430.302765">
            <text:p>430,302765</text:p>
          </table:table-cell>
          <table:table-cell office:value-type="float" office:value="-0.003238">
            <text:p>-0,003238</text:p>
          </table:table-cell>
          <table:table-cell office:value-type="float" office:value="-0.003201">
            <text:p>-0,003201</text:p>
          </table:table-cell>
          <table:table-cell office:value-type="float" office:value="0.387272">
            <text:p>0,387272</text:p>
          </table:table-cell>
          <table:table-cell office:value-type="float" office:value="-11.567059">
            <text:p>-11,567059</text:p>
          </table:table-cell>
          <table:table-cell table:number-columns-repeated="1019"/>
        </table:table-row>
        <table:table-row table:style-name="ro1">
          <table:table-cell office:value-type="float" office:value="429.608704">
            <text:p>429,608704</text:p>
          </table:table-cell>
          <table:table-cell office:value-type="float" office:value="-0.003233">
            <text:p>-0,003233</text:p>
          </table:table-cell>
          <table:table-cell office:value-type="float" office:value="-0.003201">
            <text:p>-0,003201</text:p>
          </table:table-cell>
          <table:table-cell office:value-type="float" office:value="0.386648">
            <text:p>0,386648</text:p>
          </table:table-cell>
          <table:table-cell office:value-type="float" office:value="-11.587059">
            <text:p>-11,587059</text:p>
          </table:table-cell>
          <table:table-cell table:number-columns-repeated="1019"/>
        </table:table-row>
        <table:table-row table:style-name="ro1">
          <table:table-cell office:value-type="float" office:value="429.608704">
            <text:p>429,608704</text:p>
          </table:table-cell>
          <table:table-cell office:value-type="float" office:value="-0.003232">
            <text:p>-0,003232</text:p>
          </table:table-cell>
          <table:table-cell office:value-type="float" office:value="-0.003201">
            <text:p>-0,003201</text:p>
          </table:table-cell>
          <table:table-cell office:value-type="float" office:value="0.386648">
            <text:p>0,386648</text:p>
          </table:table-cell>
          <table:table-cell office:value-type="float" office:value="-11.587059">
            <text:p>-11,587059</text:p>
          </table:table-cell>
          <table:table-cell table:number-columns-repeated="1019"/>
        </table:table-row>
        <table:table-row table:style-name="ro1">
          <table:table-cell office:value-type="float" office:value="430.996796">
            <text:p>430,996796</text:p>
          </table:table-cell>
          <table:table-cell office:value-type="float" office:value="-0.003235">
            <text:p>-0,003235</text:p>
          </table:table-cell>
          <table:table-cell office:value-type="float" office:value="-0.003202">
            <text:p>-0,003202</text:p>
          </table:table-cell>
          <table:table-cell office:value-type="float" office:value="0.387897">
            <text:p>0,387897</text:p>
          </table:table-cell>
          <table:table-cell office:value-type="float" office:value="-11.606765">
            <text:p>-11,606765</text:p>
          </table:table-cell>
          <table:table-cell table:number-columns-repeated="1019"/>
        </table:table-row>
        <table:table-row table:style-name="ro1">
          <table:table-cell office:value-type="float" office:value="430.996796">
            <text:p>430,996796</text:p>
          </table:table-cell>
          <table:table-cell office:value-type="float" office:value="-0.003235">
            <text:p>-0,003235</text:p>
          </table:table-cell>
          <table:table-cell office:value-type="float" office:value="-0.003201">
            <text:p>-0,003201</text:p>
          </table:table-cell>
          <table:table-cell office:value-type="float" office:value="0.387897">
            <text:p>0,387897</text:p>
          </table:table-cell>
          <table:table-cell office:value-type="float" office:value="-11.606765">
            <text:p>-11,606765</text:p>
          </table:table-cell>
          <table:table-cell table:number-columns-repeated="1019"/>
        </table:table-row>
        <table:table-row table:style-name="ro1">
          <table:table-cell office:value-type="float" office:value="430.302765">
            <text:p>430,302765</text:p>
          </table:table-cell>
          <table:table-cell office:value-type="float" office:value="-0.003236">
            <text:p>-0,003236</text:p>
          </table:table-cell>
          <table:table-cell office:value-type="float" office:value="-0.003201">
            <text:p>-0,003201</text:p>
          </table:table-cell>
          <table:table-cell office:value-type="float" office:value="0.387272">
            <text:p>0,387272</text:p>
          </table:table-cell>
          <table:table-cell office:value-type="float" office:value="-11.627059">
            <text:p>-11,627059</text:p>
          </table:table-cell>
          <table:table-cell table:number-columns-repeated="1019"/>
        </table:table-row>
        <table:table-row table:style-name="ro1">
          <table:table-cell office:value-type="float" office:value="430.302765">
            <text:p>430,302765</text:p>
          </table:table-cell>
          <table:table-cell office:value-type="float" office:value="-0.003233">
            <text:p>-0,003233</text:p>
          </table:table-cell>
          <table:table-cell office:value-type="float" office:value="-0.003201">
            <text:p>-0,003201</text:p>
          </table:table-cell>
          <table:table-cell office:value-type="float" office:value="0.387272">
            <text:p>0,387272</text:p>
          </table:table-cell>
          <table:table-cell office:value-type="float" office:value="-11.627059">
            <text:p>-11,627059</text:p>
          </table:table-cell>
          <table:table-cell table:number-columns-repeated="1019"/>
        </table:table-row>
        <table:table-row table:style-name="ro1">
          <table:table-cell office:value-type="float" office:value="430.302765">
            <text:p>430,302765</text:p>
          </table:table-cell>
          <table:table-cell office:value-type="float" office:value="-0.003233">
            <text:p>-0,003233</text:p>
          </table:table-cell>
          <table:table-cell office:value-type="float" office:value="-0.0032">
            <text:p>-0,0032</text:p>
          </table:table-cell>
          <table:table-cell office:value-type="float" office:value="0.387272">
            <text:p>0,387272</text:p>
          </table:table-cell>
          <table:table-cell office:value-type="float" office:value="-11.647058">
            <text:p>-11,647058</text:p>
          </table:table-cell>
          <table:table-cell table:number-columns-repeated="1019"/>
        </table:table-row>
        <table:table-row table:style-name="ro1">
          <table:table-cell office:value-type="float" office:value="430.302765">
            <text:p>430,302765</text:p>
          </table:table-cell>
          <table:table-cell office:value-type="float" office:value="-0.003233">
            <text:p>-0,003233</text:p>
          </table:table-cell>
          <table:table-cell office:value-type="float" office:value="-0.003201">
            <text:p>-0,003201</text:p>
          </table:table-cell>
          <table:table-cell office:value-type="float" office:value="0.387272">
            <text:p>0,387272</text:p>
          </table:table-cell>
          <table:table-cell office:value-type="float" office:value="-11.647058">
            <text:p>-11,647058</text:p>
          </table:table-cell>
          <table:table-cell table:number-columns-repeated="1019"/>
        </table:table-row>
        <table:table-row table:style-name="ro1">
          <table:table-cell office:value-type="float" office:value="431.690826">
            <text:p>431,690826</text:p>
          </table:table-cell>
          <table:table-cell office:value-type="float" office:value="-0.003233">
            <text:p>-0,003233</text:p>
          </table:table-cell>
          <table:table-cell office:value-type="float" office:value="-0.003201">
            <text:p>-0,003201</text:p>
          </table:table-cell>
          <table:table-cell office:value-type="float" office:value="0.388522">
            <text:p>0,388522</text:p>
          </table:table-cell>
          <table:table-cell office:value-type="float" office:value="-11.667059">
            <text:p>-11,667059</text:p>
          </table:table-cell>
          <table:table-cell table:number-columns-repeated="1019"/>
        </table:table-row>
        <table:table-row table:style-name="ro1">
          <table:table-cell office:value-type="float" office:value="431.690826">
            <text:p>431,690826</text:p>
          </table:table-cell>
          <table:table-cell office:value-type="float" office:value="-0.003236">
            <text:p>-0,003236</text:p>
          </table:table-cell>
          <table:table-cell office:value-type="float" office:value="-0.0032">
            <text:p>-0,0032</text:p>
          </table:table-cell>
          <table:table-cell office:value-type="float" office:value="0.388522">
            <text:p>0,388522</text:p>
          </table:table-cell>
          <table:table-cell office:value-type="float" office:value="-11.667059">
            <text:p>-11,667059</text:p>
          </table:table-cell>
          <table:table-cell table:number-columns-repeated="1019"/>
        </table:table-row>
        <table:table-row table:style-name="ro1">
          <table:table-cell office:value-type="float" office:value="430.996796">
            <text:p>430,996796</text:p>
          </table:table-cell>
          <table:table-cell office:value-type="float" office:value="-0.003236">
            <text:p>-0,003236</text:p>
          </table:table-cell>
          <table:table-cell office:value-type="float" office:value="-0.003202">
            <text:p>-0,003202</text:p>
          </table:table-cell>
          <table:table-cell office:value-type="float" office:value="0.387897">
            <text:p>0,387897</text:p>
          </table:table-cell>
          <table:table-cell office:value-type="float" office:value="-11.687058">
            <text:p>-11,687058</text:p>
          </table:table-cell>
          <table:table-cell table:number-columns-repeated="1019"/>
        </table:table-row>
        <table:table-row table:style-name="ro1">
          <table:table-cell office:value-type="float" office:value="430.996796">
            <text:p>430,996796</text:p>
          </table:table-cell>
          <table:table-cell office:value-type="float" office:value="-0.003233">
            <text:p>-0,003233</text:p>
          </table:table-cell>
          <table:table-cell office:value-type="float" office:value="-0.003201">
            <text:p>-0,003201</text:p>
          </table:table-cell>
          <table:table-cell office:value-type="float" office:value="0.387897">
            <text:p>0,387897</text:p>
          </table:table-cell>
          <table:table-cell office:value-type="float" office:value="-11.687058">
            <text:p>-11,687058</text:p>
          </table:table-cell>
          <table:table-cell table:number-columns-repeated="1019"/>
        </table:table-row>
        <table:table-row table:style-name="ro1">
          <table:table-cell office:value-type="float" office:value="430.302765">
            <text:p>430,302765</text:p>
          </table:table-cell>
          <table:table-cell office:value-type="float" office:value="-0.003233">
            <text:p>-0,003233</text:p>
          </table:table-cell>
          <table:table-cell office:value-type="float" office:value="-0.003202">
            <text:p>-0,003202</text:p>
          </table:table-cell>
          <table:table-cell office:value-type="float" office:value="0.387272">
            <text:p>0,387272</text:p>
          </table:table-cell>
          <table:table-cell office:value-type="float" office:value="-11.705294">
            <text:p>-11,705294</text:p>
          </table:table-cell>
          <table:table-cell table:number-columns-repeated="1019"/>
        </table:table-row>
        <table:table-row table:style-name="ro1">
          <table:table-cell office:value-type="float" office:value="430.302765">
            <text:p>430,302765</text:p>
          </table:table-cell>
          <table:table-cell office:value-type="float" office:value="-0.003235">
            <text:p>-0,003235</text:p>
          </table:table-cell>
          <table:table-cell office:value-type="float" office:value="-0.0032">
            <text:p>-0,0032</text:p>
          </table:table-cell>
          <table:table-cell office:value-type="float" office:value="0.387272">
            <text:p>0,387272</text:p>
          </table:table-cell>
          <table:table-cell office:value-type="float" office:value="-11.705294">
            <text:p>-11,705294</text:p>
          </table:table-cell>
          <table:table-cell table:number-columns-repeated="1019"/>
        </table:table-row>
        <table:table-row table:style-name="ro1">
          <table:table-cell office:value-type="float" office:value="430.996796">
            <text:p>430,996796</text:p>
          </table:table-cell>
          <table:table-cell office:value-type="float" office:value="-0.003233">
            <text:p>-0,003233</text:p>
          </table:table-cell>
          <table:table-cell office:value-type="float" office:value="-0.003201">
            <text:p>-0,003201</text:p>
          </table:table-cell>
          <table:table-cell office:value-type="float" office:value="0.387897">
            <text:p>0,387897</text:p>
          </table:table-cell>
          <table:table-cell office:value-type="float" office:value="-11.724412">
            <text:p>-11,724412</text:p>
          </table:table-cell>
          <table:table-cell table:number-columns-repeated="1019"/>
        </table:table-row>
        <table:table-row table:style-name="ro1">
          <table:table-cell office:value-type="float" office:value="430.996796">
            <text:p>430,996796</text:p>
          </table:table-cell>
          <table:table-cell office:value-type="float" office:value="-0.003235">
            <text:p>-0,003235</text:p>
          </table:table-cell>
          <table:table-cell office:value-type="float" office:value="-0.003201">
            <text:p>-0,003201</text:p>
          </table:table-cell>
          <table:table-cell office:value-type="float" office:value="0.387897">
            <text:p>0,387897</text:p>
          </table:table-cell>
          <table:table-cell office:value-type="float" office:value="-11.743236">
            <text:p>-11,743236</text:p>
          </table:table-cell>
          <table:table-cell table:number-columns-repeated="1019"/>
        </table:table-row>
        <table:table-row table:style-name="ro1">
          <table:table-cell office:value-type="float" office:value="431.690826">
            <text:p>431,690826</text:p>
          </table:table-cell>
          <table:table-cell office:value-type="float" office:value="-0.003233">
            <text:p>-0,003233</text:p>
          </table:table-cell>
          <table:table-cell office:value-type="float" office:value="-0.003201">
            <text:p>-0,003201</text:p>
          </table:table-cell>
          <table:table-cell office:value-type="float" office:value="0.388522">
            <text:p>0,388522</text:p>
          </table:table-cell>
          <table:table-cell office:value-type="float" office:value="-11.743236">
            <text:p>-11,743236</text:p>
          </table:table-cell>
          <table:table-cell table:number-columns-repeated="1019"/>
        </table:table-row>
        <table:table-row table:style-name="ro1">
          <table:table-cell office:value-type="float" office:value="431.690826">
            <text:p>431,690826</text:p>
          </table:table-cell>
          <table:table-cell office:value-type="float" office:value="-0.003235">
            <text:p>-0,003235</text:p>
          </table:table-cell>
          <table:table-cell office:value-type="float" office:value="-0.0032">
            <text:p>-0,0032</text:p>
          </table:table-cell>
          <table:table-cell office:value-type="float" office:value="0.388522">
            <text:p>0,388522</text:p>
          </table:table-cell>
          <table:table-cell office:value-type="float" office:value="-11.762647">
            <text:p>-11,762647</text:p>
          </table:table-cell>
          <table:table-cell table:number-columns-repeated="1019"/>
        </table:table-row>
        <table:table-row table:style-name="ro1">
          <table:table-cell office:value-type="float" office:value="430.996796">
            <text:p>430,996796</text:p>
          </table:table-cell>
          <table:table-cell office:value-type="float" office:value="-0.003233">
            <text:p>-0,003233</text:p>
          </table:table-cell>
          <table:table-cell office:value-type="float" office:value="-0.0032">
            <text:p>-0,0032</text:p>
          </table:table-cell>
          <table:table-cell office:value-type="float" office:value="0.387897">
            <text:p>0,387897</text:p>
          </table:table-cell>
          <table:table-cell office:value-type="float" office:value="-11.762647">
            <text:p>-11,762647</text:p>
          </table:table-cell>
          <table:table-cell table:number-columns-repeated="1019"/>
        </table:table-row>
        <table:table-row table:style-name="ro1">
          <table:table-cell office:value-type="float" office:value="431.690826">
            <text:p>431,690826</text:p>
          </table:table-cell>
          <table:table-cell office:value-type="float" office:value="-0.003235">
            <text:p>-0,003235</text:p>
          </table:table-cell>
          <table:table-cell office:value-type="float" office:value="-0.0032">
            <text:p>-0,0032</text:p>
          </table:table-cell>
          <table:table-cell office:value-type="float" office:value="0.388522">
            <text:p>0,388522</text:p>
          </table:table-cell>
          <table:table-cell office:value-type="float" office:value="-11.781177">
            <text:p>-11,781177</text:p>
          </table:table-cell>
          <table:table-cell table:number-columns-repeated="1019"/>
        </table:table-row>
        <table:table-row table:style-name="ro1">
          <table:table-cell office:value-type="float" office:value="431.690826">
            <text:p>431,690826</text:p>
          </table:table-cell>
          <table:table-cell office:value-type="float" office:value="-0.003233">
            <text:p>-0,003233</text:p>
          </table:table-cell>
          <table:table-cell office:value-type="float" office:value="-0.0032">
            <text:p>-0,0032</text:p>
          </table:table-cell>
          <table:table-cell office:value-type="float" office:value="0.388522">
            <text:p>0,388522</text:p>
          </table:table-cell>
          <table:table-cell office:value-type="float" office:value="-11.781177">
            <text:p>-11,781177</text:p>
          </table:table-cell>
          <table:table-cell table:number-columns-repeated="1019"/>
        </table:table-row>
        <table:table-row table:style-name="ro1">
          <table:table-cell office:value-type="float" office:value="431.690826">
            <text:p>431,690826</text:p>
          </table:table-cell>
          <table:table-cell office:value-type="float" office:value="-0.003235">
            <text:p>-0,003235</text:p>
          </table:table-cell>
          <table:table-cell office:value-type="float" office:value="-0.003202">
            <text:p>-0,003202</text:p>
          </table:table-cell>
          <table:table-cell office:value-type="float" office:value="0.388522">
            <text:p>0,388522</text:p>
          </table:table-cell>
          <table:table-cell office:value-type="float" office:value="-11.800589">
            <text:p>-11,800589</text:p>
          </table:table-cell>
          <table:table-cell table:number-columns-repeated="1019"/>
        </table:table-row>
        <table:table-row table:style-name="ro1">
          <table:table-cell office:value-type="float" office:value="431.690826">
            <text:p>431,690826</text:p>
          </table:table-cell>
          <table:table-cell office:value-type="float" office:value="-0.003236">
            <text:p>-0,003236</text:p>
          </table:table-cell>
          <table:table-cell office:value-type="float" office:value="-0.003202">
            <text:p>-0,003202</text:p>
          </table:table-cell>
          <table:table-cell office:value-type="float" office:value="0.388522">
            <text:p>0,388522</text:p>
          </table:table-cell>
          <table:table-cell office:value-type="float" office:value="-11.800589">
            <text:p>-11,800589</text:p>
          </table:table-cell>
          <table:table-cell table:number-columns-repeated="1019"/>
        </table:table-row>
        <table:table-row table:style-name="ro1">
          <table:table-cell office:value-type="float" office:value="432.384857">
            <text:p>432,384857</text:p>
          </table:table-cell>
          <table:table-cell office:value-type="float" office:value="-0.003235">
            <text:p>-0,003235</text:p>
          </table:table-cell>
          <table:table-cell office:value-type="float" office:value="-0.0032">
            <text:p>-0,0032</text:p>
          </table:table-cell>
          <table:table-cell office:value-type="float" office:value="0.389146">
            <text:p>0,389146</text:p>
          </table:table-cell>
          <table:table-cell office:value-type="float" office:value="-11.819706">
            <text:p>-11,819706</text:p>
          </table:table-cell>
          <table:table-cell table:number-columns-repeated="1019"/>
        </table:table-row>
        <table:table-row table:style-name="ro1">
          <table:table-cell office:value-type="float" office:value="432.384857">
            <text:p>432,384857</text:p>
          </table:table-cell>
          <table:table-cell office:value-type="float" office:value="-0.003236">
            <text:p>-0,003236</text:p>
          </table:table-cell>
          <table:table-cell office:value-type="float" office:value="-0.003201">
            <text:p>-0,003201</text:p>
          </table:table-cell>
          <table:table-cell office:value-type="float" office:value="0.389146">
            <text:p>0,389146</text:p>
          </table:table-cell>
          <table:table-cell office:value-type="float" office:value="-11.819706">
            <text:p>-11,819706</text:p>
          </table:table-cell>
          <table:table-cell table:number-columns-repeated="1019"/>
        </table:table-row>
        <table:table-row table:style-name="ro1">
          <table:table-cell office:value-type="float" office:value="430.302765">
            <text:p>430,302765</text:p>
          </table:table-cell>
          <table:table-cell office:value-type="float" office:value="-0.003235">
            <text:p>-0,003235</text:p>
          </table:table-cell>
          <table:table-cell office:value-type="float" office:value="-0.0032">
            <text:p>-0,0032</text:p>
          </table:table-cell>
          <table:table-cell office:value-type="float" office:value="0.387272">
            <text:p>0,387272</text:p>
          </table:table-cell>
          <table:table-cell office:value-type="float" office:value="-11.838823">
            <text:p>-11,838823</text:p>
          </table:table-cell>
          <table:table-cell table:number-columns-repeated="1019"/>
        </table:table-row>
        <table:table-row table:style-name="ro1">
          <table:table-cell office:value-type="float" office:value="430.302765">
            <text:p>430,302765</text:p>
          </table:table-cell>
          <table:table-cell office:value-type="float" office:value="-0.003238">
            <text:p>-0,003238</text:p>
          </table:table-cell>
          <table:table-cell office:value-type="float" office:value="-0.003201">
            <text:p>-0,003201</text:p>
          </table:table-cell>
          <table:table-cell office:value-type="float" office:value="0.387272">
            <text:p>0,387272</text:p>
          </table:table-cell>
          <table:table-cell office:value-type="float" office:value="-11.838823">
            <text:p>-11,838823</text:p>
          </table:table-cell>
          <table:table-cell table:number-columns-repeated="1019"/>
        </table:table-row>
        <table:table-row table:style-name="ro1">
          <table:table-cell office:value-type="float" office:value="430.302765">
            <text:p>430,302765</text:p>
          </table:table-cell>
          <table:table-cell office:value-type="float" office:value="-0.003236">
            <text:p>-0,003236</text:p>
          </table:table-cell>
          <table:table-cell office:value-type="float" office:value="-0.0032">
            <text:p>-0,0032</text:p>
          </table:table-cell>
          <table:table-cell office:value-type="float" office:value="0.387272">
            <text:p>0,387272</text:p>
          </table:table-cell>
          <table:table-cell office:value-type="float" office:value="-11.857942">
            <text:p>-11,857942</text:p>
          </table:table-cell>
          <table:table-cell table:number-columns-repeated="1019"/>
        </table:table-row>
        <table:table-row table:style-name="ro1">
          <table:table-cell office:value-type="float" office:value="430.302765">
            <text:p>430,302765</text:p>
          </table:table-cell>
          <table:table-cell office:value-type="float" office:value="-0.003233">
            <text:p>-0,003233</text:p>
          </table:table-cell>
          <table:table-cell office:value-type="float" office:value="-0.003201">
            <text:p>-0,003201</text:p>
          </table:table-cell>
          <table:table-cell office:value-type="float" office:value="0.387272">
            <text:p>0,387272</text:p>
          </table:table-cell>
          <table:table-cell office:value-type="float" office:value="-11.857942">
            <text:p>-11,857942</text:p>
          </table:table-cell>
          <table:table-cell table:number-columns-repeated="1019"/>
        </table:table-row>
        <table:table-row table:style-name="ro1">
          <table:table-cell office:value-type="float" office:value="430.996796">
            <text:p>430,996796</text:p>
          </table:table-cell>
          <table:table-cell office:value-type="float" office:value="-0.003236">
            <text:p>-0,003236</text:p>
          </table:table-cell>
          <table:table-cell office:value-type="float" office:value="-0.0032">
            <text:p>-0,0032</text:p>
          </table:table-cell>
          <table:table-cell office:value-type="float" office:value="0.387897">
            <text:p>0,387897</text:p>
          </table:table-cell>
          <table:table-cell office:value-type="float" office:value="-11.877647">
            <text:p>-11,877647</text:p>
          </table:table-cell>
          <table:table-cell table:number-columns-repeated="1019"/>
        </table:table-row>
        <table:table-row table:style-name="ro1">
          <table:table-cell office:value-type="float" office:value="430.996796">
            <text:p>430,996796</text:p>
          </table:table-cell>
          <table:table-cell office:value-type="float" office:value="-0.003236">
            <text:p>-0,003236</text:p>
          </table:table-cell>
          <table:table-cell office:value-type="float" office:value="-0.0032">
            <text:p>-0,0032</text:p>
          </table:table-cell>
          <table:table-cell office:value-type="float" office:value="0.387897">
            <text:p>0,387897</text:p>
          </table:table-cell>
          <table:table-cell office:value-type="float" office:value="-11.877647">
            <text:p>-11,877647</text:p>
          </table:table-cell>
          <table:table-cell table:number-columns-repeated="1019"/>
        </table:table-row>
        <table:table-row table:style-name="ro1">
          <table:table-cell office:value-type="float" office:value="431.690826">
            <text:p>431,690826</text:p>
          </table:table-cell>
          <table:table-cell office:value-type="float" office:value="-0.003235">
            <text:p>-0,003235</text:p>
          </table:table-cell>
          <table:table-cell office:value-type="float" office:value="-0.003201">
            <text:p>-0,003201</text:p>
          </table:table-cell>
          <table:table-cell office:value-type="float" office:value="0.388522">
            <text:p>0,388522</text:p>
          </table:table-cell>
          <table:table-cell office:value-type="float" office:value="-11.897058">
            <text:p>-11,897058</text:p>
          </table:table-cell>
          <table:table-cell table:number-columns-repeated="1019"/>
        </table:table-row>
        <table:table-row table:style-name="ro1">
          <table:table-cell office:value-type="float" office:value="431.690826">
            <text:p>431,690826</text:p>
          </table:table-cell>
          <table:table-cell office:value-type="float" office:value="-0.003235">
            <text:p>-0,003235</text:p>
          </table:table-cell>
          <table:table-cell office:value-type="float" office:value="-0.0032">
            <text:p>-0,0032</text:p>
          </table:table-cell>
          <table:table-cell office:value-type="float" office:value="0.388522">
            <text:p>0,388522</text:p>
          </table:table-cell>
          <table:table-cell office:value-type="float" office:value="-11.897058">
            <text:p>-11,897058</text:p>
          </table:table-cell>
          <table:table-cell table:number-columns-repeated="1019"/>
        </table:table-row>
        <table:table-row table:style-name="ro1">
          <table:table-cell office:value-type="float" office:value="431.690826">
            <text:p>431,690826</text:p>
          </table:table-cell>
          <table:table-cell office:value-type="float" office:value="-0.003236">
            <text:p>-0,003236</text:p>
          </table:table-cell>
          <table:table-cell office:value-type="float" office:value="-0.003201">
            <text:p>-0,003201</text:p>
          </table:table-cell>
          <table:table-cell office:value-type="float" office:value="0.388522">
            <text:p>0,388522</text:p>
          </table:table-cell>
          <table:table-cell office:value-type="float" office:value="-11.916764">
            <text:p>-11,916764</text:p>
          </table:table-cell>
          <table:table-cell table:number-columns-repeated="1019"/>
        </table:table-row>
        <table:table-row table:style-name="ro1">
          <table:table-cell office:value-type="float" office:value="431.690826">
            <text:p>431,690826</text:p>
          </table:table-cell>
          <table:table-cell office:value-type="float" office:value="-0.003233">
            <text:p>-0,003233</text:p>
          </table:table-cell>
          <table:table-cell office:value-type="float" office:value="-0.003201">
            <text:p>-0,003201</text:p>
          </table:table-cell>
          <table:table-cell office:value-type="float" office:value="0.388522">
            <text:p>0,388522</text:p>
          </table:table-cell>
          <table:table-cell office:value-type="float" office:value="-11.916764">
            <text:p>-11,916764</text:p>
          </table:table-cell>
          <table:table-cell table:number-columns-repeated="1019"/>
        </table:table-row>
        <table:table-row table:style-name="ro1">
          <table:table-cell office:value-type="float" office:value="431.690826">
            <text:p>431,690826</text:p>
          </table:table-cell>
          <table:table-cell office:value-type="float" office:value="-0.003236">
            <text:p>-0,003236</text:p>
          </table:table-cell>
          <table:table-cell office:value-type="float" office:value="-0.0032">
            <text:p>-0,0032</text:p>
          </table:table-cell>
          <table:table-cell office:value-type="float" office:value="0.388522">
            <text:p>0,388522</text:p>
          </table:table-cell>
          <table:table-cell office:value-type="float" office:value="-11.936471">
            <text:p>-11,936471</text:p>
          </table:table-cell>
          <table:table-cell table:number-columns-repeated="1019"/>
        </table:table-row>
        <table:table-row table:style-name="ro1">
          <table:table-cell office:value-type="float" office:value="431.690826">
            <text:p>431,690826</text:p>
          </table:table-cell>
          <table:table-cell office:value-type="float" office:value="-0.003236">
            <text:p>-0,003236</text:p>
          </table:table-cell>
          <table:table-cell office:value-type="float" office:value="-0.003202">
            <text:p>-0,003202</text:p>
          </table:table-cell>
          <table:table-cell office:value-type="float" office:value="0.388522">
            <text:p>0,388522</text:p>
          </table:table-cell>
          <table:table-cell office:value-type="float" office:value="-11.936471">
            <text:p>-11,936471</text:p>
          </table:table-cell>
          <table:table-cell table:number-columns-repeated="1019"/>
        </table:table-row>
        <table:table-row table:style-name="ro1">
          <table:table-cell office:value-type="float" office:value="432.384857">
            <text:p>432,384857</text:p>
          </table:table-cell>
          <table:table-cell office:value-type="float" office:value="-0.003235">
            <text:p>-0,003235</text:p>
          </table:table-cell>
          <table:table-cell office:value-type="float" office:value="-0.0032">
            <text:p>-0,0032</text:p>
          </table:table-cell>
          <table:table-cell office:value-type="float" office:value="0.389146">
            <text:p>0,389146</text:p>
          </table:table-cell>
          <table:table-cell office:value-type="float" office:value="-11.95647">
            <text:p>-11,95647</text:p>
          </table:table-cell>
          <table:table-cell table:number-columns-repeated="1019"/>
        </table:table-row>
        <table:table-row table:style-name="ro1">
          <table:table-cell office:value-type="float" office:value="432.384857">
            <text:p>432,384857</text:p>
          </table:table-cell>
          <table:table-cell office:value-type="float" office:value="-0.003235">
            <text:p>-0,003235</text:p>
          </table:table-cell>
          <table:table-cell office:value-type="float" office:value="-0.003201">
            <text:p>-0,003201</text:p>
          </table:table-cell>
          <table:table-cell office:value-type="float" office:value="0.389146">
            <text:p>0,389146</text:p>
          </table:table-cell>
          <table:table-cell office:value-type="float" office:value="-11.95647">
            <text:p>-11,95647</text:p>
          </table:table-cell>
          <table:table-cell table:number-columns-repeated="1019"/>
        </table:table-row>
        <table:table-row table:style-name="ro1">
          <table:table-cell office:value-type="float" office:value="430.996796">
            <text:p>430,996796</text:p>
          </table:table-cell>
          <table:table-cell office:value-type="float" office:value="-0.003238">
            <text:p>-0,003238</text:p>
          </table:table-cell>
          <table:table-cell office:value-type="float" office:value="-0.0032">
            <text:p>-0,0032</text:p>
          </table:table-cell>
          <table:table-cell office:value-type="float" office:value="0.387897">
            <text:p>0,387897</text:p>
          </table:table-cell>
          <table:table-cell office:value-type="float" office:value="-11.975588">
            <text:p>-11,975588</text:p>
          </table:table-cell>
          <table:table-cell table:number-columns-repeated="1019"/>
        </table:table-row>
        <table:table-row table:style-name="ro1">
          <table:table-cell office:value-type="float" office:value="430.996796">
            <text:p>430,996796</text:p>
          </table:table-cell>
          <table:table-cell office:value-type="float" office:value="-0.003235">
            <text:p>-0,003235</text:p>
          </table:table-cell>
          <table:table-cell office:value-type="float" office:value="-0.003201">
            <text:p>-0,003201</text:p>
          </table:table-cell>
          <table:table-cell office:value-type="float" office:value="0.387897">
            <text:p>0,387897</text:p>
          </table:table-cell>
          <table:table-cell office:value-type="float" office:value="-11.975588">
            <text:p>-11,975588</text:p>
          </table:table-cell>
          <table:table-cell table:number-columns-repeated="1019"/>
        </table:table-row>
        <table:table-row table:style-name="ro1">
          <table:table-cell office:value-type="float" office:value="430.302765">
            <text:p>430,302765</text:p>
          </table:table-cell>
          <table:table-cell office:value-type="float" office:value="-0.003236">
            <text:p>-0,003236</text:p>
          </table:table-cell>
          <table:table-cell office:value-type="float" office:value="-0.003203">
            <text:p>-0,003203</text:p>
          </table:table-cell>
          <table:table-cell office:value-type="float" office:value="0.387272">
            <text:p>0,387272</text:p>
          </table:table-cell>
          <table:table-cell office:value-type="float" office:value="-11.995">
            <text:p>-11,995</text:p>
          </table:table-cell>
          <table:table-cell table:number-columns-repeated="1019"/>
        </table:table-row>
        <table:table-row table:style-name="ro1">
          <table:table-cell office:value-type="float" office:value="430.302765">
            <text:p>430,302765</text:p>
          </table:table-cell>
          <table:table-cell office:value-type="float" office:value="-0.003235">
            <text:p>-0,003235</text:p>
          </table:table-cell>
          <table:table-cell office:value-type="float" office:value="-0.003202">
            <text:p>-0,003202</text:p>
          </table:table-cell>
          <table:table-cell office:value-type="float" office:value="0.387272">
            <text:p>0,387272</text:p>
          </table:table-cell>
          <table:table-cell office:value-type="float" office:value="-12.014117">
            <text:p>-12,014117</text:p>
          </table:table-cell>
          <table:table-cell table:number-columns-repeated="1019"/>
        </table:table-row>
        <table:table-row table:style-name="ro1">
          <table:table-cell office:value-type="float" office:value="430.302765">
            <text:p>430,302765</text:p>
          </table:table-cell>
          <table:table-cell office:value-type="float" office:value="-0.003236">
            <text:p>-0,003236</text:p>
          </table:table-cell>
          <table:table-cell office:value-type="float" office:value="-0.003202">
            <text:p>-0,003202</text:p>
          </table:table-cell>
          <table:table-cell office:value-type="float" office:value="0.387272">
            <text:p>0,387272</text:p>
          </table:table-cell>
          <table:table-cell office:value-type="float" office:value="-12.014117">
            <text:p>-12,014117</text:p>
          </table:table-cell>
          <table:table-cell table:number-columns-repeated="1019"/>
        </table:table-row>
        <table:table-row table:style-name="ro1">
          <table:table-cell office:value-type="float" office:value="430.302765">
            <text:p>430,302765</text:p>
          </table:table-cell>
          <table:table-cell office:value-type="float" office:value="-0.003235">
            <text:p>-0,003235</text:p>
          </table:table-cell>
          <table:table-cell office:value-type="float" office:value="-0.003202">
            <text:p>-0,003202</text:p>
          </table:table-cell>
          <table:table-cell office:value-type="float" office:value="0.387272">
            <text:p>0,387272</text:p>
          </table:table-cell>
          <table:table-cell office:value-type="float" office:value="-12.032941">
            <text:p>-12,032941</text:p>
          </table:table-cell>
          <table:table-cell table:number-columns-repeated="1019"/>
        </table:table-row>
        <table:table-row table:style-name="ro1">
          <table:table-cell office:value-type="float" office:value="430.302765">
            <text:p>430,302765</text:p>
          </table:table-cell>
          <table:table-cell office:value-type="float" office:value="-0.003235">
            <text:p>-0,003235</text:p>
          </table:table-cell>
          <table:table-cell office:value-type="float" office:value="-0.0032">
            <text:p>-0,0032</text:p>
          </table:table-cell>
          <table:table-cell office:value-type="float" office:value="0.387272">
            <text:p>0,387272</text:p>
          </table:table-cell>
          <table:table-cell office:value-type="float" office:value="-12.032941">
            <text:p>-12,032941</text:p>
          </table:table-cell>
          <table:table-cell table:number-columns-repeated="1019"/>
        </table:table-row>
        <table:table-row table:style-name="ro1">
          <table:table-cell office:value-type="float" office:value="430.996796">
            <text:p>430,996796</text:p>
          </table:table-cell>
          <table:table-cell office:value-type="float" office:value="-0.003235">
            <text:p>-0,003235</text:p>
          </table:table-cell>
          <table:table-cell office:value-type="float" office:value="-0.003201">
            <text:p>-0,003201</text:p>
          </table:table-cell>
          <table:table-cell office:value-type="float" office:value="0.387897">
            <text:p>0,387897</text:p>
          </table:table-cell>
          <table:table-cell office:value-type="float" office:value="-12.052353">
            <text:p>-12,052353</text:p>
          </table:table-cell>
          <table:table-cell table:number-columns-repeated="1019"/>
        </table:table-row>
        <table:table-row table:style-name="ro1">
          <table:table-cell office:value-type="float" office:value="430.996796">
            <text:p>430,996796</text:p>
          </table:table-cell>
          <table:table-cell office:value-type="float" office:value="-0.003236">
            <text:p>-0,003236</text:p>
          </table:table-cell>
          <table:table-cell office:value-type="float" office:value="-0.0032">
            <text:p>-0,0032</text:p>
          </table:table-cell>
          <table:table-cell office:value-type="float" office:value="0.387897">
            <text:p>0,387897</text:p>
          </table:table-cell>
          <table:table-cell office:value-type="float" office:value="-12.052353">
            <text:p>-12,052353</text:p>
          </table:table-cell>
          <table:table-cell table:number-columns-repeated="1019"/>
        </table:table-row>
        <table:table-row table:style-name="ro1">
          <table:table-cell office:value-type="float" office:value="430.996796">
            <text:p>430,996796</text:p>
          </table:table-cell>
          <table:table-cell office:value-type="float" office:value="-0.003236">
            <text:p>-0,003236</text:p>
          </table:table-cell>
          <table:table-cell office:value-type="float" office:value="-0.0032">
            <text:p>-0,0032</text:p>
          </table:table-cell>
          <table:table-cell office:value-type="float" office:value="0.387897">
            <text:p>0,387897</text:p>
          </table:table-cell>
          <table:table-cell office:value-type="float" office:value="-12.07147">
            <text:p>-12,07147</text:p>
          </table:table-cell>
          <table:table-cell table:number-columns-repeated="1019"/>
        </table:table-row>
        <table:table-row table:style-name="ro1">
          <table:table-cell office:value-type="float" office:value="430.996796">
            <text:p>430,996796</text:p>
          </table:table-cell>
          <table:table-cell office:value-type="float" office:value="-0.003236">
            <text:p>-0,003236</text:p>
          </table:table-cell>
          <table:table-cell office:value-type="float" office:value="-0.003202">
            <text:p>-0,003202</text:p>
          </table:table-cell>
          <table:table-cell office:value-type="float" office:value="0.387897">
            <text:p>0,387897</text:p>
          </table:table-cell>
          <table:table-cell office:value-type="float" office:value="-12.07147">
            <text:p>-12,07147</text:p>
          </table:table-cell>
          <table:table-cell table:number-columns-repeated="1019"/>
        </table:table-row>
        <table:table-row table:style-name="ro1">
          <table:table-cell office:value-type="float" office:value="431.690826">
            <text:p>431,690826</text:p>
          </table:table-cell>
          <table:table-cell office:value-type="float" office:value="-0.003233">
            <text:p>-0,003233</text:p>
          </table:table-cell>
          <table:table-cell office:value-type="float" office:value="-0.003201">
            <text:p>-0,003201</text:p>
          </table:table-cell>
          <table:table-cell office:value-type="float" office:value="0.388522">
            <text:p>0,388522</text:p>
          </table:table-cell>
          <table:table-cell office:value-type="float" office:value="-12.090294">
            <text:p>-12,090294</text:p>
          </table:table-cell>
          <table:table-cell table:number-columns-repeated="1019"/>
        </table:table-row>
        <table:table-row table:style-name="ro1">
          <table:table-cell office:value-type="float" office:value="431.690826">
            <text:p>431,690826</text:p>
          </table:table-cell>
          <table:table-cell office:value-type="float" office:value="-0.003237">
            <text:p>-0,003237</text:p>
          </table:table-cell>
          <table:table-cell office:value-type="float" office:value="-0.003201">
            <text:p>-0,003201</text:p>
          </table:table-cell>
          <table:table-cell office:value-type="float" office:value="0.388522">
            <text:p>0,388522</text:p>
          </table:table-cell>
          <table:table-cell office:value-type="float" office:value="-12.090294">
            <text:p>-12,090294</text:p>
          </table:table-cell>
          <table:table-cell table:number-columns-repeated="1019"/>
        </table:table-row>
        <table:table-row table:style-name="ro1">
          <table:table-cell office:value-type="float" office:value="432.384857">
            <text:p>432,384857</text:p>
          </table:table-cell>
          <table:table-cell office:value-type="float" office:value="-0.003237">
            <text:p>-0,003237</text:p>
          </table:table-cell>
          <table:table-cell office:value-type="float" office:value="-0.0032">
            <text:p>-0,0032</text:p>
          </table:table-cell>
          <table:table-cell office:value-type="float" office:value="0.389146">
            <text:p>0,389146</text:p>
          </table:table-cell>
          <table:table-cell office:value-type="float" office:value="-12.109412">
            <text:p>-12,109412</text:p>
          </table:table-cell>
          <table:table-cell table:number-columns-repeated="1019"/>
        </table:table-row>
        <table:table-row table:style-name="ro1">
          <table:table-cell office:value-type="float" office:value="432.384857">
            <text:p>432,384857</text:p>
          </table:table-cell>
          <table:table-cell office:value-type="float" office:value="-0.003233">
            <text:p>-0,003233</text:p>
          </table:table-cell>
          <table:table-cell office:value-type="float" office:value="-0.0032">
            <text:p>-0,0032</text:p>
          </table:table-cell>
          <table:table-cell office:value-type="float" office:value="0.389146">
            <text:p>0,389146</text:p>
          </table:table-cell>
          <table:table-cell office:value-type="float" office:value="-12.109412">
            <text:p>-12,109412</text:p>
          </table:table-cell>
          <table:table-cell table:number-columns-repeated="1019"/>
        </table:table-row>
        <table:table-row table:style-name="ro1">
          <table:table-cell office:value-type="float" office:value="430.996796">
            <text:p>430,996796</text:p>
          </table:table-cell>
          <table:table-cell office:value-type="float" office:value="-0.003235">
            <text:p>-0,003235</text:p>
          </table:table-cell>
          <table:table-cell office:value-type="float" office:value="-0.003201">
            <text:p>-0,003201</text:p>
          </table:table-cell>
          <table:table-cell office:value-type="float" office:value="0.387897">
            <text:p>0,387897</text:p>
          </table:table-cell>
          <table:table-cell office:value-type="float" office:value="-12.12853">
            <text:p>-12,12853</text:p>
          </table:table-cell>
          <table:table-cell table:number-columns-repeated="1019"/>
        </table:table-row>
        <table:table-row table:style-name="ro1">
          <table:table-cell office:value-type="float" office:value="430.996796">
            <text:p>430,996796</text:p>
          </table:table-cell>
          <table:table-cell office:value-type="float" office:value="-0.003235">
            <text:p>-0,003235</text:p>
          </table:table-cell>
          <table:table-cell office:value-type="float" office:value="-0.0032">
            <text:p>-0,0032</text:p>
          </table:table-cell>
          <table:table-cell office:value-type="float" office:value="0.387897">
            <text:p>0,387897</text:p>
          </table:table-cell>
          <table:table-cell office:value-type="float" office:value="-12.12853">
            <text:p>-12,12853</text:p>
          </table:table-cell>
          <table:table-cell table:number-columns-repeated="1019"/>
        </table:table-row>
        <table:table-row table:style-name="ro1">
          <table:table-cell office:value-type="float" office:value="431.690826">
            <text:p>431,690826</text:p>
          </table:table-cell>
          <table:table-cell office:value-type="float" office:value="-0.003235">
            <text:p>-0,003235</text:p>
          </table:table-cell>
          <table:table-cell office:value-type="float" office:value="-0.003201">
            <text:p>-0,003201</text:p>
          </table:table-cell>
          <table:table-cell office:value-type="float" office:value="0.388522">
            <text:p>0,388522</text:p>
          </table:table-cell>
          <table:table-cell office:value-type="float" office:value="-12.147942">
            <text:p>-12,147942</text:p>
          </table:table-cell>
          <table:table-cell table:number-columns-repeated="1019"/>
        </table:table-row>
        <table:table-row table:style-name="ro1">
          <table:table-cell office:value-type="float" office:value="431.690826">
            <text:p>431,690826</text:p>
          </table:table-cell>
          <table:table-cell office:value-type="float" office:value="-0.003235">
            <text:p>-0,003235</text:p>
          </table:table-cell>
          <table:table-cell office:value-type="float" office:value="-0.003201">
            <text:p>-0,003201</text:p>
          </table:table-cell>
          <table:table-cell office:value-type="float" office:value="0.388522">
            <text:p>0,388522</text:p>
          </table:table-cell>
          <table:table-cell office:value-type="float" office:value="-12.147942">
            <text:p>-12,147942</text:p>
          </table:table-cell>
          <table:table-cell table:number-columns-repeated="1019"/>
        </table:table-row>
        <table:table-row table:style-name="ro1">
          <table:table-cell office:value-type="float" office:value="431.690826">
            <text:p>431,690826</text:p>
          </table:table-cell>
          <table:table-cell office:value-type="float" office:value="-0.003237">
            <text:p>-0,003237</text:p>
          </table:table-cell>
          <table:table-cell office:value-type="float" office:value="-0.003198">
            <text:p>-0,003198</text:p>
          </table:table-cell>
          <table:table-cell office:value-type="float" office:value="0.388522">
            <text:p>0,388522</text:p>
          </table:table-cell>
          <table:table-cell office:value-type="float" office:value="-12.166764">
            <text:p>-12,166764</text:p>
          </table:table-cell>
          <table:table-cell table:number-columns-repeated="1019"/>
        </table:table-row>
        <table:table-row table:style-name="ro1">
          <table:table-cell office:value-type="float" office:value="431.690826">
            <text:p>431,690826</text:p>
          </table:table-cell>
          <table:table-cell office:value-type="float" office:value="-0.003233">
            <text:p>-0,003233</text:p>
          </table:table-cell>
          <table:table-cell office:value-type="float" office:value="-0.0032">
            <text:p>-0,0032</text:p>
          </table:table-cell>
          <table:table-cell office:value-type="float" office:value="0.388522">
            <text:p>0,388522</text:p>
          </table:table-cell>
          <table:table-cell office:value-type="float" office:value="-12.166764">
            <text:p>-12,166764</text:p>
          </table:table-cell>
          <table:table-cell table:number-columns-repeated="1019"/>
        </table:table-row>
        <table:table-row table:style-name="ro1">
          <table:table-cell office:value-type="float" office:value="431.690826">
            <text:p>431,690826</text:p>
          </table:table-cell>
          <table:table-cell office:value-type="float" office:value="-0.003235">
            <text:p>-0,003235</text:p>
          </table:table-cell>
          <table:table-cell office:value-type="float" office:value="-0.0032">
            <text:p>-0,0032</text:p>
          </table:table-cell>
          <table:table-cell office:value-type="float" office:value="0.388522">
            <text:p>0,388522</text:p>
          </table:table-cell>
          <table:table-cell office:value-type="float" office:value="-12.186471">
            <text:p>-12,186471</text:p>
          </table:table-cell>
          <table:table-cell table:number-columns-repeated="1019"/>
        </table:table-row>
        <table:table-row table:style-name="ro1">
          <table:table-cell office:value-type="float" office:value="431.690826">
            <text:p>431,690826</text:p>
          </table:table-cell>
          <table:table-cell office:value-type="float" office:value="-0.003233">
            <text:p>-0,003233</text:p>
          </table:table-cell>
          <table:table-cell office:value-type="float" office:value="-0.003202">
            <text:p>-0,003202</text:p>
          </table:table-cell>
          <table:table-cell office:value-type="float" office:value="0.388522">
            <text:p>0,388522</text:p>
          </table:table-cell>
          <table:table-cell office:value-type="float" office:value="-12.186471">
            <text:p>-12,186471</text:p>
          </table:table-cell>
          <table:table-cell table:number-columns-repeated="1019"/>
        </table:table-row>
        <table:table-row table:style-name="ro1">
          <table:table-cell office:value-type="float" office:value="430.996796">
            <text:p>430,996796</text:p>
          </table:table-cell>
          <table:table-cell office:value-type="float" office:value="-0.003235">
            <text:p>-0,003235</text:p>
          </table:table-cell>
          <table:table-cell office:value-type="float" office:value="-0.003201">
            <text:p>-0,003201</text:p>
          </table:table-cell>
          <table:table-cell office:value-type="float" office:value="0.387897">
            <text:p>0,387897</text:p>
          </table:table-cell>
          <table:table-cell office:value-type="float" office:value="-12.20647">
            <text:p>-12,20647</text:p>
          </table:table-cell>
          <table:table-cell table:number-columns-repeated="1019"/>
        </table:table-row>
        <table:table-row table:style-name="ro1">
          <table:table-cell office:value-type="float" office:value="430.996796">
            <text:p>430,996796</text:p>
          </table:table-cell>
          <table:table-cell office:value-type="float" office:value="-0.003235">
            <text:p>-0,003235</text:p>
          </table:table-cell>
          <table:table-cell office:value-type="float" office:value="-0.0032">
            <text:p>-0,0032</text:p>
          </table:table-cell>
          <table:table-cell office:value-type="float" office:value="0.387897">
            <text:p>0,387897</text:p>
          </table:table-cell>
          <table:table-cell office:value-type="float" office:value="-12.20647">
            <text:p>-12,20647</text:p>
          </table:table-cell>
          <table:table-cell table:number-columns-repeated="1019"/>
        </table:table-row>
        <table:table-row table:style-name="ro1">
          <table:table-cell office:value-type="float" office:value="432.384857">
            <text:p>432,384857</text:p>
          </table:table-cell>
          <table:table-cell office:value-type="float" office:value="-0.003235">
            <text:p>-0,003235</text:p>
          </table:table-cell>
          <table:table-cell office:value-type="float" office:value="-0.003197">
            <text:p>-0,003197</text:p>
          </table:table-cell>
          <table:table-cell office:value-type="float" office:value="0.389146">
            <text:p>0,389146</text:p>
          </table:table-cell>
          <table:table-cell office:value-type="float" office:value="-12.225294">
            <text:p>-12,225294</text:p>
          </table:table-cell>
          <table:table-cell table:number-columns-repeated="1019"/>
        </table:table-row>
        <table:table-row table:style-name="ro1">
          <table:table-cell office:value-type="float" office:value="432.384857">
            <text:p>432,384857</text:p>
          </table:table-cell>
          <table:table-cell office:value-type="float" office:value="-0.003235">
            <text:p>-0,003235</text:p>
          </table:table-cell>
          <table:table-cell office:value-type="float" office:value="-0.003201">
            <text:p>-0,003201</text:p>
          </table:table-cell>
          <table:table-cell office:value-type="float" office:value="0.389146">
            <text:p>0,389146</text:p>
          </table:table-cell>
          <table:table-cell office:value-type="float" office:value="-12.225294">
            <text:p>-12,225294</text:p>
          </table:table-cell>
          <table:table-cell table:number-columns-repeated="1019"/>
        </table:table-row>
        <table:table-row table:style-name="ro1">
          <table:table-cell office:value-type="float" office:value="432.384857">
            <text:p>432,384857</text:p>
          </table:table-cell>
          <table:table-cell office:value-type="float" office:value="-0.003236">
            <text:p>-0,003236</text:p>
          </table:table-cell>
          <table:table-cell office:value-type="float" office:value="-0.003198">
            <text:p>-0,003198</text:p>
          </table:table-cell>
          <table:table-cell office:value-type="float" office:value="0.389146">
            <text:p>0,389146</text:p>
          </table:table-cell>
          <table:table-cell office:value-type="float" office:value="-12.244118">
            <text:p>-12,244118</text:p>
          </table:table-cell>
          <table:table-cell table:number-columns-repeated="1019"/>
        </table:table-row>
        <table:table-row table:style-name="ro1">
          <table:table-cell office:value-type="float" office:value="432.384857">
            <text:p>432,384857</text:p>
          </table:table-cell>
          <table:table-cell office:value-type="float" office:value="-0.003235">
            <text:p>-0,003235</text:p>
          </table:table-cell>
          <table:table-cell office:value-type="float" office:value="-0.0032">
            <text:p>-0,0032</text:p>
          </table:table-cell>
          <table:table-cell office:value-type="float" office:value="0.389146">
            <text:p>0,389146</text:p>
          </table:table-cell>
          <table:table-cell office:value-type="float" office:value="-12.263235">
            <text:p>-12,263235</text:p>
          </table:table-cell>
          <table:table-cell table:number-columns-repeated="1019"/>
        </table:table-row>
        <table:table-row table:style-name="ro1">
          <table:table-cell office:value-type="float" office:value="431.690826">
            <text:p>431,690826</text:p>
          </table:table-cell>
          <table:table-cell office:value-type="float" office:value="-0.003236">
            <text:p>-0,003236</text:p>
          </table:table-cell>
          <table:table-cell office:value-type="float" office:value="-0.0032">
            <text:p>-0,0032</text:p>
          </table:table-cell>
          <table:table-cell office:value-type="float" office:value="0.388522">
            <text:p>0,388522</text:p>
          </table:table-cell>
          <table:table-cell office:value-type="float" office:value="-12.263235">
            <text:p>-12,263235</text:p>
          </table:table-cell>
          <table:table-cell table:number-columns-repeated="1019"/>
        </table:table-row>
        <table:table-row table:style-name="ro1">
          <table:table-cell office:value-type="float" office:value="431.690826">
            <text:p>431,690826</text:p>
          </table:table-cell>
          <table:table-cell office:value-type="float" office:value="-0.003235">
            <text:p>-0,003235</text:p>
          </table:table-cell>
          <table:table-cell office:value-type="float" office:value="-0.003203">
            <text:p>-0,003203</text:p>
          </table:table-cell>
          <table:table-cell office:value-type="float" office:value="0.388522">
            <text:p>0,388522</text:p>
          </table:table-cell>
          <table:table-cell office:value-type="float" office:value="-12.282353">
            <text:p>-12,282353</text:p>
          </table:table-cell>
          <table:table-cell table:number-columns-repeated="1019"/>
        </table:table-row>
        <table:table-row table:style-name="ro1">
          <table:table-cell office:value-type="float" office:value="431.690826">
            <text:p>431,690826</text:p>
          </table:table-cell>
          <table:table-cell office:value-type="float" office:value="-0.003238">
            <text:p>-0,003238</text:p>
          </table:table-cell>
          <table:table-cell office:value-type="float" office:value="-0.0032">
            <text:p>-0,0032</text:p>
          </table:table-cell>
          <table:table-cell office:value-type="float" office:value="0.388522">
            <text:p>0,388522</text:p>
          </table:table-cell>
          <table:table-cell office:value-type="float" office:value="-12.282353">
            <text:p>-12,282353</text:p>
          </table:table-cell>
          <table:table-cell table:number-columns-repeated="1019"/>
        </table:table-row>
        <table:table-row table:style-name="ro1">
          <table:table-cell office:value-type="float" office:value="430.996796">
            <text:p>430,996796</text:p>
          </table:table-cell>
          <table:table-cell office:value-type="float" office:value="-0.003237">
            <text:p>-0,003237</text:p>
          </table:table-cell>
          <table:table-cell office:value-type="float" office:value="-0.003202">
            <text:p>-0,003202</text:p>
          </table:table-cell>
          <table:table-cell office:value-type="float" office:value="0.387897">
            <text:p>0,387897</text:p>
          </table:table-cell>
          <table:table-cell office:value-type="float" office:value="-12.301176">
            <text:p>-12,301176</text:p>
          </table:table-cell>
          <table:table-cell table:number-columns-repeated="1019"/>
        </table:table-row>
        <table:table-row table:style-name="ro1">
          <table:table-cell office:value-type="float" office:value="430.996796">
            <text:p>430,996796</text:p>
          </table:table-cell>
          <table:table-cell office:value-type="float" office:value="-0.003233">
            <text:p>-0,003233</text:p>
          </table:table-cell>
          <table:table-cell office:value-type="float" office:value="-0.0032">
            <text:p>-0,0032</text:p>
          </table:table-cell>
          <table:table-cell office:value-type="float" office:value="0.387897">
            <text:p>0,387897</text:p>
          </table:table-cell>
          <table:table-cell office:value-type="float" office:value="-12.301176">
            <text:p>-12,301176</text:p>
          </table:table-cell>
          <table:table-cell table:number-columns-repeated="1019"/>
        </table:table-row>
        <table:table-row table:style-name="ro1">
          <table:table-cell office:value-type="float" office:value="432.384857">
            <text:p>432,384857</text:p>
          </table:table-cell>
          <table:table-cell office:value-type="float" office:value="-0.003235">
            <text:p>-0,003235</text:p>
          </table:table-cell>
          <table:table-cell office:value-type="float" office:value="-0.003201">
            <text:p>-0,003201</text:p>
          </table:table-cell>
          <table:table-cell office:value-type="float" office:value="0.389146">
            <text:p>0,389146</text:p>
          </table:table-cell>
          <table:table-cell office:value-type="float" office:value="-12.320588">
            <text:p>-12,320588</text:p>
          </table:table-cell>
          <table:table-cell table:number-columns-repeated="1019"/>
        </table:table-row>
        <table:table-row table:style-name="ro1">
          <table:table-cell office:value-type="float" office:value="432.384857">
            <text:p>432,384857</text:p>
          </table:table-cell>
          <table:table-cell office:value-type="float" office:value="-0.003235">
            <text:p>-0,003235</text:p>
          </table:table-cell>
          <table:table-cell office:value-type="float" office:value="-0.0032">
            <text:p>-0,0032</text:p>
          </table:table-cell>
          <table:table-cell office:value-type="float" office:value="0.389146">
            <text:p>0,389146</text:p>
          </table:table-cell>
          <table:table-cell office:value-type="float" office:value="-12.320588">
            <text:p>-12,320588</text:p>
          </table:table-cell>
          <table:table-cell table:number-columns-repeated="1019"/>
        </table:table-row>
        <table:table-row table:style-name="ro1">
          <table:table-cell office:value-type="float" office:value="432.384857">
            <text:p>432,384857</text:p>
          </table:table-cell>
          <table:table-cell office:value-type="float" office:value="-0.003235">
            <text:p>-0,003235</text:p>
          </table:table-cell>
          <table:table-cell office:value-type="float" office:value="-0.003201">
            <text:p>-0,003201</text:p>
          </table:table-cell>
          <table:table-cell office:value-type="float" office:value="0.389146">
            <text:p>0,389146</text:p>
          </table:table-cell>
          <table:table-cell office:value-type="float" office:value="-12.339705">
            <text:p>-12,339705</text:p>
          </table:table-cell>
          <table:table-cell table:number-columns-repeated="1019"/>
        </table:table-row>
        <table:table-row table:style-name="ro1">
          <table:table-cell office:value-type="float" office:value="432.384857">
            <text:p>432,384857</text:p>
          </table:table-cell>
          <table:table-cell office:value-type="float" office:value="-0.003235">
            <text:p>-0,003235</text:p>
          </table:table-cell>
          <table:table-cell office:value-type="float" office:value="-0.003201">
            <text:p>-0,003201</text:p>
          </table:table-cell>
          <table:table-cell office:value-type="float" office:value="0.389146">
            <text:p>0,389146</text:p>
          </table:table-cell>
          <table:table-cell office:value-type="float" office:value="-12.339705">
            <text:p>-12,339705</text:p>
          </table:table-cell>
          <table:table-cell table:number-columns-repeated="1019"/>
        </table:table-row>
        <table:table-row table:style-name="ro1">
          <table:table-cell office:value-type="float" office:value="432.384857">
            <text:p>432,384857</text:p>
          </table:table-cell>
          <table:table-cell office:value-type="float" office:value="-0.003235">
            <text:p>-0,003235</text:p>
          </table:table-cell>
          <table:table-cell office:value-type="float" office:value="-0.003201">
            <text:p>-0,003201</text:p>
          </table:table-cell>
          <table:table-cell office:value-type="float" office:value="0.389146">
            <text:p>0,389146</text:p>
          </table:table-cell>
          <table:table-cell office:value-type="float" office:value="-12.359412">
            <text:p>-12,359412</text:p>
          </table:table-cell>
          <table:table-cell table:number-columns-repeated="1019"/>
        </table:table-row>
        <table:table-row table:style-name="ro1">
          <table:table-cell office:value-type="float" office:value="432.384857">
            <text:p>432,384857</text:p>
          </table:table-cell>
          <table:table-cell office:value-type="float" office:value="-0.003237">
            <text:p>-0,003237</text:p>
          </table:table-cell>
          <table:table-cell office:value-type="float" office:value="-0.003201">
            <text:p>-0,003201</text:p>
          </table:table-cell>
          <table:table-cell office:value-type="float" office:value="0.389146">
            <text:p>0,389146</text:p>
          </table:table-cell>
          <table:table-cell office:value-type="float" office:value="-12.359412">
            <text:p>-12,359412</text:p>
          </table:table-cell>
          <table:table-cell table:number-columns-repeated="1019"/>
        </table:table-row>
        <table:table-row table:style-name="ro1">
          <table:table-cell office:value-type="float" office:value="432.384857">
            <text:p>432,384857</text:p>
          </table:table-cell>
          <table:table-cell office:value-type="float" office:value="-0.003235">
            <text:p>-0,003235</text:p>
          </table:table-cell>
          <table:table-cell office:value-type="float" office:value="-0.003203">
            <text:p>-0,003203</text:p>
          </table:table-cell>
          <table:table-cell office:value-type="float" office:value="0.389146">
            <text:p>0,389146</text:p>
          </table:table-cell>
          <table:table-cell office:value-type="float" office:value="-12.37853">
            <text:p>-12,37853</text:p>
          </table:table-cell>
          <table:table-cell table:number-columns-repeated="1019"/>
        </table:table-row>
        <table:table-row table:style-name="ro1">
          <table:table-cell office:value-type="float" office:value="432.384857">
            <text:p>432,384857</text:p>
          </table:table-cell>
          <table:table-cell office:value-type="float" office:value="-0.003237">
            <text:p>-0,003237</text:p>
          </table:table-cell>
          <table:table-cell office:value-type="float" office:value="-0.0032">
            <text:p>-0,0032</text:p>
          </table:table-cell>
          <table:table-cell office:value-type="float" office:value="0.389146">
            <text:p>0,389146</text:p>
          </table:table-cell>
          <table:table-cell office:value-type="float" office:value="-12.37853">
            <text:p>-12,37853</text:p>
          </table:table-cell>
          <table:table-cell table:number-columns-repeated="1019"/>
        </table:table-row>
        <table:table-row table:style-name="ro1">
          <table:table-cell office:value-type="float" office:value="430.996796">
            <text:p>430,996796</text:p>
          </table:table-cell>
          <table:table-cell office:value-type="float" office:value="-0.003236">
            <text:p>-0,003236</text:p>
          </table:table-cell>
          <table:table-cell office:value-type="float" office:value="-0.003201">
            <text:p>-0,003201</text:p>
          </table:table-cell>
          <table:table-cell office:value-type="float" office:value="0.387897">
            <text:p>0,387897</text:p>
          </table:table-cell>
          <table:table-cell office:value-type="float" office:value="-12.397647">
            <text:p>-12,397647</text:p>
          </table:table-cell>
          <table:table-cell table:number-columns-repeated="1019"/>
        </table:table-row>
        <table:table-row table:style-name="ro1">
          <table:table-cell office:value-type="float" office:value="430.996796">
            <text:p>430,996796</text:p>
          </table:table-cell>
          <table:table-cell office:value-type="float" office:value="-0.003235">
            <text:p>-0,003235</text:p>
          </table:table-cell>
          <table:table-cell office:value-type="float" office:value="-0.003203">
            <text:p>-0,003203</text:p>
          </table:table-cell>
          <table:table-cell office:value-type="float" office:value="0.387897">
            <text:p>0,387897</text:p>
          </table:table-cell>
          <table:table-cell office:value-type="float" office:value="-12.397647">
            <text:p>-12,397647</text:p>
          </table:table-cell>
          <table:table-cell table:number-columns-repeated="1019"/>
        </table:table-row>
        <table:table-row table:style-name="ro1">
          <table:table-cell office:value-type="float" office:value="433.078888">
            <text:p>433,078888</text:p>
          </table:table-cell>
          <table:table-cell office:value-type="float" office:value="-0.003236">
            <text:p>-0,003236</text:p>
          </table:table-cell>
          <table:table-cell office:value-type="float" office:value="-0.003201">
            <text:p>-0,003201</text:p>
          </table:table-cell>
          <table:table-cell office:value-type="float" office:value="0.389771">
            <text:p>0,389771</text:p>
          </table:table-cell>
          <table:table-cell office:value-type="float" office:value="-12.416764">
            <text:p>-12,416764</text:p>
          </table:table-cell>
          <table:table-cell table:number-columns-repeated="1019"/>
        </table:table-row>
        <table:table-row table:style-name="ro1">
          <table:table-cell office:value-type="float" office:value="433.078888">
            <text:p>433,078888</text:p>
          </table:table-cell>
          <table:table-cell office:value-type="float" office:value="-0.003233">
            <text:p>-0,003233</text:p>
          </table:table-cell>
          <table:table-cell office:value-type="float" office:value="-0.003198">
            <text:p>-0,003198</text:p>
          </table:table-cell>
          <table:table-cell office:value-type="float" office:value="0.389771">
            <text:p>0,389771</text:p>
          </table:table-cell>
          <table:table-cell office:value-type="float" office:value="-12.416764">
            <text:p>-12,416764</text:p>
          </table:table-cell>
          <table:table-cell table:number-columns-repeated="1019"/>
        </table:table-row>
        <table:table-row table:style-name="ro1">
          <table:table-cell office:value-type="float" office:value="432.384857">
            <text:p>432,384857</text:p>
          </table:table-cell>
          <table:table-cell office:value-type="float" office:value="-0.003237">
            <text:p>-0,003237</text:p>
          </table:table-cell>
          <table:table-cell office:value-type="float" office:value="-0.0032">
            <text:p>-0,0032</text:p>
          </table:table-cell>
          <table:table-cell office:value-type="float" office:value="0.389146">
            <text:p>0,389146</text:p>
          </table:table-cell>
          <table:table-cell office:value-type="float" office:value="-12.436176">
            <text:p>-12,436176</text:p>
          </table:table-cell>
          <table:table-cell table:number-columns-repeated="1019"/>
        </table:table-row>
        <table:table-row table:style-name="ro1">
          <table:table-cell office:value-type="float" office:value="432.384857">
            <text:p>432,384857</text:p>
          </table:table-cell>
          <table:table-cell office:value-type="float" office:value="-0.003237">
            <text:p>-0,003237</text:p>
          </table:table-cell>
          <table:table-cell office:value-type="float" office:value="-0.0032">
            <text:p>-0,0032</text:p>
          </table:table-cell>
          <table:table-cell office:value-type="float" office:value="0.389146">
            <text:p>0,389146</text:p>
          </table:table-cell>
          <table:table-cell office:value-type="float" office:value="-12.436176">
            <text:p>-12,436176</text:p>
          </table:table-cell>
          <table:table-cell table:number-columns-repeated="1019"/>
        </table:table-row>
        <table:table-row table:style-name="ro1">
          <table:table-cell office:value-type="float" office:value="432.384857">
            <text:p>432,384857</text:p>
          </table:table-cell>
          <table:table-cell office:value-type="float" office:value="-0.003233">
            <text:p>-0,003233</text:p>
          </table:table-cell>
          <table:table-cell office:value-type="float" office:value="-0.0032">
            <text:p>-0,0032</text:p>
          </table:table-cell>
          <table:table-cell office:value-type="float" office:value="0.389146">
            <text:p>0,389146</text:p>
          </table:table-cell>
          <table:table-cell office:value-type="float" office:value="-12.45647">
            <text:p>-12,45647</text:p>
          </table:table-cell>
          <table:table-cell table:number-columns-repeated="1019"/>
        </table:table-row>
        <table:table-row table:style-name="ro1">
          <table:table-cell office:value-type="float" office:value="432.384857">
            <text:p>432,384857</text:p>
          </table:table-cell>
          <table:table-cell office:value-type="float" office:value="-0.003238">
            <text:p>-0,003238</text:p>
          </table:table-cell>
          <table:table-cell office:value-type="float" office:value="-0.003202">
            <text:p>-0,003202</text:p>
          </table:table-cell>
          <table:table-cell office:value-type="float" office:value="0.389146">
            <text:p>0,389146</text:p>
          </table:table-cell>
          <table:table-cell office:value-type="float" office:value="-12.45647">
            <text:p>-12,45647</text:p>
          </table:table-cell>
          <table:table-cell table:number-columns-repeated="1019"/>
        </table:table-row>
        <table:table-row table:style-name="ro1">
          <table:table-cell office:value-type="float" office:value="432.384857">
            <text:p>432,384857</text:p>
          </table:table-cell>
          <table:table-cell office:value-type="float" office:value="-0.003236">
            <text:p>-0,003236</text:p>
          </table:table-cell>
          <table:table-cell office:value-type="float" office:value="-0.0032">
            <text:p>-0,0032</text:p>
          </table:table-cell>
          <table:table-cell office:value-type="float" office:value="0.389146">
            <text:p>0,389146</text:p>
          </table:table-cell>
          <table:table-cell office:value-type="float" office:value="-12.474412">
            <text:p>-12,474412</text:p>
          </table:table-cell>
          <table:table-cell table:number-columns-repeated="1019"/>
        </table:table-row>
        <table:table-row table:style-name="ro1">
          <table:table-cell office:value-type="float" office:value="432.384857">
            <text:p>432,384857</text:p>
          </table:table-cell>
          <table:table-cell office:value-type="float" office:value="-0.003233">
            <text:p>-0,003233</text:p>
          </table:table-cell>
          <table:table-cell office:value-type="float" office:value="-0.003201">
            <text:p>-0,003201</text:p>
          </table:table-cell>
          <table:table-cell office:value-type="float" office:value="0.389146">
            <text:p>0,389146</text:p>
          </table:table-cell>
          <table:table-cell office:value-type="float" office:value="-12.474412">
            <text:p>-12,474412</text:p>
          </table:table-cell>
          <table:table-cell table:number-columns-repeated="1019"/>
        </table:table-row>
        <table:table-row table:style-name="ro1">
          <table:table-cell office:value-type="float" office:value="433.078888">
            <text:p>433,078888</text:p>
          </table:table-cell>
          <table:table-cell office:value-type="float" office:value="-0.003235">
            <text:p>-0,003235</text:p>
          </table:table-cell>
          <table:table-cell office:value-type="float" office:value="-0.003202">
            <text:p>-0,003202</text:p>
          </table:table-cell>
          <table:table-cell office:value-type="float" office:value="0.389771">
            <text:p>0,389771</text:p>
          </table:table-cell>
          <table:table-cell office:value-type="float" office:value="-12.494411">
            <text:p>-12,494411</text:p>
          </table:table-cell>
          <table:table-cell table:number-columns-repeated="1019"/>
        </table:table-row>
        <table:table-row table:style-name="ro1">
          <table:table-cell office:value-type="float" office:value="433.078888">
            <text:p>433,078888</text:p>
          </table:table-cell>
          <table:table-cell office:value-type="float" office:value="-0.003235">
            <text:p>-0,003235</text:p>
          </table:table-cell>
          <table:table-cell office:value-type="float" office:value="-0.003201">
            <text:p>-0,003201</text:p>
          </table:table-cell>
          <table:table-cell office:value-type="float" office:value="0.389771">
            <text:p>0,389771</text:p>
          </table:table-cell>
          <table:table-cell office:value-type="float" office:value="-12.513235">
            <text:p>-12,513235</text:p>
          </table:table-cell>
          <table:table-cell table:number-columns-repeated="1019"/>
        </table:table-row>
        <table:table-row table:style-name="ro1">
          <table:table-cell office:value-type="float" office:value="431.690826">
            <text:p>431,690826</text:p>
          </table:table-cell>
          <table:table-cell office:value-type="float" office:value="-0.003237">
            <text:p>-0,003237</text:p>
          </table:table-cell>
          <table:table-cell office:value-type="float" office:value="-0.003198">
            <text:p>-0,003198</text:p>
          </table:table-cell>
          <table:table-cell office:value-type="float" office:value="0.388522">
            <text:p>0,388522</text:p>
          </table:table-cell>
          <table:table-cell office:value-type="float" office:value="-12.513235">
            <text:p>-12,513235</text:p>
          </table:table-cell>
          <table:table-cell table:number-columns-repeated="1019"/>
        </table:table-row>
        <table:table-row table:style-name="ro1">
          <table:table-cell office:value-type="float" office:value="431.690826">
            <text:p>431,690826</text:p>
          </table:table-cell>
          <table:table-cell office:value-type="float" office:value="-0.003232">
            <text:p>-0,003232</text:p>
          </table:table-cell>
          <table:table-cell office:value-type="float" office:value="-0.0032">
            <text:p>-0,0032</text:p>
          </table:table-cell>
          <table:table-cell office:value-type="float" office:value="0.388522">
            <text:p>0,388522</text:p>
          </table:table-cell>
          <table:table-cell office:value-type="float" office:value="-12.532353">
            <text:p>-12,532353</text:p>
          </table:table-cell>
          <table:table-cell table:number-columns-repeated="1019"/>
        </table:table-row>
        <table:table-row table:style-name="ro1">
          <table:table-cell office:value-type="float" office:value="433.078888">
            <text:p>433,078888</text:p>
          </table:table-cell>
          <table:table-cell office:value-type="float" office:value="-0.003236">
            <text:p>-0,003236</text:p>
          </table:table-cell>
          <table:table-cell office:value-type="float" office:value="-0.003202">
            <text:p>-0,003202</text:p>
          </table:table-cell>
          <table:table-cell office:value-type="float" office:value="0.389771">
            <text:p>0,389771</text:p>
          </table:table-cell>
          <table:table-cell office:value-type="float" office:value="-12.532353">
            <text:p>-12,532353</text:p>
          </table:table-cell>
          <table:table-cell table:number-columns-repeated="1019"/>
        </table:table-row>
        <table:table-row table:style-name="ro1">
          <table:table-cell office:value-type="float" office:value="431.690826">
            <text:p>431,690826</text:p>
          </table:table-cell>
          <table:table-cell office:value-type="float" office:value="-0.003236">
            <text:p>-0,003236</text:p>
          </table:table-cell>
          <table:table-cell office:value-type="float" office:value="-0.003201">
            <text:p>-0,003201</text:p>
          </table:table-cell>
          <table:table-cell office:value-type="float" office:value="0.388522">
            <text:p>0,388522</text:p>
          </table:table-cell>
          <table:table-cell office:value-type="float" office:value="-12.550882">
            <text:p>-12,550882</text:p>
          </table:table-cell>
          <table:table-cell table:number-columns-repeated="1019"/>
        </table:table-row>
        <table:table-row table:style-name="ro1">
          <table:table-cell office:value-type="float" office:value="431.690826">
            <text:p>431,690826</text:p>
          </table:table-cell>
          <table:table-cell office:value-type="float" office:value="-0.003233">
            <text:p>-0,003233</text:p>
          </table:table-cell>
          <table:table-cell office:value-type="float" office:value="-0.003198">
            <text:p>-0,003198</text:p>
          </table:table-cell>
          <table:table-cell office:value-type="float" office:value="0.388522">
            <text:p>0,388522</text:p>
          </table:table-cell>
          <table:table-cell office:value-type="float" office:value="-12.550882">
            <text:p>-12,550882</text:p>
          </table:table-cell>
          <table:table-cell table:number-columns-repeated="1019"/>
        </table:table-row>
        <table:table-row table:style-name="ro1">
          <table:table-cell office:value-type="float" office:value="432.384857">
            <text:p>432,384857</text:p>
          </table:table-cell>
          <table:table-cell office:value-type="float" office:value="-0.003235">
            <text:p>-0,003235</text:p>
          </table:table-cell>
          <table:table-cell office:value-type="float" office:value="-0.0032">
            <text:p>-0,0032</text:p>
          </table:table-cell>
          <table:table-cell office:value-type="float" office:value="0.389146">
            <text:p>0,389146</text:p>
          </table:table-cell>
          <table:table-cell office:value-type="float" office:value="-12.57">
            <text:p>-12,57</text:p>
          </table:table-cell>
          <table:table-cell table:number-columns-repeated="1019"/>
        </table:table-row>
        <table:table-row table:style-name="ro1">
          <table:table-cell office:value-type="float" office:value="432.384857">
            <text:p>432,384857</text:p>
          </table:table-cell>
          <table:table-cell office:value-type="float" office:value="-0.003233">
            <text:p>-0,003233</text:p>
          </table:table-cell>
          <table:table-cell office:value-type="float" office:value="-0.003201">
            <text:p>-0,003201</text:p>
          </table:table-cell>
          <table:table-cell office:value-type="float" office:value="0.389146">
            <text:p>0,389146</text:p>
          </table:table-cell>
          <table:table-cell office:value-type="float" office:value="-12.57">
            <text:p>-12,57</text:p>
          </table:table-cell>
          <table:table-cell table:number-columns-repeated="1019"/>
        </table:table-row>
        <table:table-row table:style-name="ro1">
          <table:table-cell office:value-type="float" office:value="431.690826">
            <text:p>431,690826</text:p>
          </table:table-cell>
          <table:table-cell office:value-type="float" office:value="-0.003235">
            <text:p>-0,003235</text:p>
          </table:table-cell>
          <table:table-cell office:value-type="float" office:value="-0.003201">
            <text:p>-0,003201</text:p>
          </table:table-cell>
          <table:table-cell office:value-type="float" office:value="0.388522">
            <text:p>0,388522</text:p>
          </table:table-cell>
          <table:table-cell office:value-type="float" office:value="-12.589118">
            <text:p>-12,589118</text:p>
          </table:table-cell>
          <table:table-cell table:number-columns-repeated="1019"/>
        </table:table-row>
        <table:table-row table:style-name="ro1">
          <table:table-cell office:value-type="float" office:value="431.690826">
            <text:p>431,690826</text:p>
          </table:table-cell>
          <table:table-cell office:value-type="float" office:value="-0.003236">
            <text:p>-0,003236</text:p>
          </table:table-cell>
          <table:table-cell office:value-type="float" office:value="-0.0032">
            <text:p>-0,0032</text:p>
          </table:table-cell>
          <table:table-cell office:value-type="float" office:value="0.388522">
            <text:p>0,388522</text:p>
          </table:table-cell>
          <table:table-cell office:value-type="float" office:value="-12.589118">
            <text:p>-12,589118</text:p>
          </table:table-cell>
          <table:table-cell table:number-columns-repeated="1019"/>
        </table:table-row>
        <table:table-row table:style-name="ro1">
          <table:table-cell office:value-type="float" office:value="433.078888">
            <text:p>433,078888</text:p>
          </table:table-cell>
          <table:table-cell office:value-type="float" office:value="-0.003236">
            <text:p>-0,003236</text:p>
          </table:table-cell>
          <table:table-cell office:value-type="float" office:value="-0.003202">
            <text:p>-0,003202</text:p>
          </table:table-cell>
          <table:table-cell office:value-type="float" office:value="0.389771">
            <text:p>0,389771</text:p>
          </table:table-cell>
          <table:table-cell office:value-type="float" office:value="-12.608529">
            <text:p>-12,608529</text:p>
          </table:table-cell>
          <table:table-cell table:number-columns-repeated="1019"/>
        </table:table-row>
        <table:table-row table:style-name="ro1">
          <table:table-cell office:value-type="float" office:value="433.078888">
            <text:p>433,078888</text:p>
          </table:table-cell>
          <table:table-cell office:value-type="float" office:value="-0.003236">
            <text:p>-0,003236</text:p>
          </table:table-cell>
          <table:table-cell office:value-type="float" office:value="-0.003201">
            <text:p>-0,003201</text:p>
          </table:table-cell>
          <table:table-cell office:value-type="float" office:value="0.389771">
            <text:p>0,389771</text:p>
          </table:table-cell>
          <table:table-cell office:value-type="float" office:value="-12.608529">
            <text:p>-12,608529</text:p>
          </table:table-cell>
          <table:table-cell table:number-columns-repeated="1019"/>
        </table:table-row>
        <table:table-row table:style-name="ro1">
          <table:table-cell office:value-type="float" office:value="431.690826">
            <text:p>431,690826</text:p>
          </table:table-cell>
          <table:table-cell office:value-type="float" office:value="-0.003235">
            <text:p>-0,003235</text:p>
          </table:table-cell>
          <table:table-cell office:value-type="float" office:value="-0.003201">
            <text:p>-0,003201</text:p>
          </table:table-cell>
          <table:table-cell office:value-type="float" office:value="0.388522">
            <text:p>0,388522</text:p>
          </table:table-cell>
          <table:table-cell office:value-type="float" office:value="-12.627647">
            <text:p>-12,627647</text:p>
          </table:table-cell>
          <table:table-cell table:number-columns-repeated="1019"/>
        </table:table-row>
        <table:table-row table:style-name="ro1">
          <table:table-cell office:value-type="float" office:value="431.690826">
            <text:p>431,690826</text:p>
          </table:table-cell>
          <table:table-cell office:value-type="float" office:value="-0.003235">
            <text:p>-0,003235</text:p>
          </table:table-cell>
          <table:table-cell office:value-type="float" office:value="-0.0032">
            <text:p>-0,0032</text:p>
          </table:table-cell>
          <table:table-cell office:value-type="float" office:value="0.388522">
            <text:p>0,388522</text:p>
          </table:table-cell>
          <table:table-cell office:value-type="float" office:value="-12.627647">
            <text:p>-12,627647</text:p>
          </table:table-cell>
          <table:table-cell table:number-columns-repeated="1019"/>
        </table:table-row>
        <table:table-row table:style-name="ro1">
          <table:table-cell office:value-type="float" office:value="433.772949">
            <text:p>433,772949</text:p>
          </table:table-cell>
          <table:table-cell office:value-type="float" office:value="-0.003235">
            <text:p>-0,003235</text:p>
          </table:table-cell>
          <table:table-cell office:value-type="float" office:value="-0.003202">
            <text:p>-0,003202</text:p>
          </table:table-cell>
          <table:table-cell office:value-type="float" office:value="0.390396">
            <text:p>0,390396</text:p>
          </table:table-cell>
          <table:table-cell office:value-type="float" office:value="-12.646471">
            <text:p>-12,646471</text:p>
          </table:table-cell>
          <table:table-cell table:number-columns-repeated="1019"/>
        </table:table-row>
        <table:table-row table:style-name="ro1">
          <table:table-cell office:value-type="float" office:value="433.772949">
            <text:p>433,772949</text:p>
          </table:table-cell>
          <table:table-cell office:value-type="float" office:value="-0.003236">
            <text:p>-0,003236</text:p>
          </table:table-cell>
          <table:table-cell office:value-type="float" office:value="-0.003201">
            <text:p>-0,003201</text:p>
          </table:table-cell>
          <table:table-cell office:value-type="float" office:value="0.390396">
            <text:p>0,390396</text:p>
          </table:table-cell>
          <table:table-cell office:value-type="float" office:value="-12.646471">
            <text:p>-12,646471</text:p>
          </table:table-cell>
          <table:table-cell table:number-columns-repeated="1019"/>
        </table:table-row>
        <table:table-row table:style-name="ro1">
          <table:table-cell office:value-type="float" office:value="430.996796">
            <text:p>430,996796</text:p>
          </table:table-cell>
          <table:table-cell office:value-type="float" office:value="-0.003236">
            <text:p>-0,003236</text:p>
          </table:table-cell>
          <table:table-cell office:value-type="float" office:value="-0.003201">
            <text:p>-0,003201</text:p>
          </table:table-cell>
          <table:table-cell office:value-type="float" office:value="0.387897">
            <text:p>0,387897</text:p>
          </table:table-cell>
          <table:table-cell office:value-type="float" office:value="-12.666177">
            <text:p>-12,666177</text:p>
          </table:table-cell>
          <table:table-cell table:number-columns-repeated="1019"/>
        </table:table-row>
        <table:table-row table:style-name="ro1">
          <table:table-cell office:value-type="float" office:value="430.996796">
            <text:p>430,996796</text:p>
          </table:table-cell>
          <table:table-cell office:value-type="float" office:value="-0.003236">
            <text:p>-0,003236</text:p>
          </table:table-cell>
          <table:table-cell office:value-type="float" office:value="-0.003202">
            <text:p>-0,003202</text:p>
          </table:table-cell>
          <table:table-cell office:value-type="float" office:value="0.387897">
            <text:p>0,387897</text:p>
          </table:table-cell>
          <table:table-cell office:value-type="float" office:value="-12.666177">
            <text:p>-12,666177</text:p>
          </table:table-cell>
          <table:table-cell table:number-columns-repeated="1019"/>
        </table:table-row>
        <table:table-row table:style-name="ro1">
          <table:table-cell office:value-type="float" office:value="433.078888">
            <text:p>433,078888</text:p>
          </table:table-cell>
          <table:table-cell office:value-type="float" office:value="-0.003235">
            <text:p>-0,003235</text:p>
          </table:table-cell>
          <table:table-cell office:value-type="float" office:value="-0.003201">
            <text:p>-0,003201</text:p>
          </table:table-cell>
          <table:table-cell office:value-type="float" office:value="0.389771">
            <text:p>0,389771</text:p>
          </table:table-cell>
          <table:table-cell office:value-type="float" office:value="-12.685883">
            <text:p>-12,685883</text:p>
          </table:table-cell>
          <table:table-cell table:number-columns-repeated="1019"/>
        </table:table-row>
        <table:table-row table:style-name="ro1">
          <table:table-cell office:value-type="float" office:value="433.078888">
            <text:p>433,078888</text:p>
          </table:table-cell>
          <table:table-cell office:value-type="float" office:value="-0.003236">
            <text:p>-0,003236</text:p>
          </table:table-cell>
          <table:table-cell office:value-type="float" office:value="-0.003201">
            <text:p>-0,003201</text:p>
          </table:table-cell>
          <table:table-cell office:value-type="float" office:value="0.389771">
            <text:p>0,389771</text:p>
          </table:table-cell>
          <table:table-cell office:value-type="float" office:value="-12.685883">
            <text:p>-12,685883</text:p>
          </table:table-cell>
          <table:table-cell table:number-columns-repeated="1019"/>
        </table:table-row>
        <table:table-row table:style-name="ro1">
          <table:table-cell office:value-type="float" office:value="431.690826">
            <text:p>431,690826</text:p>
          </table:table-cell>
          <table:table-cell office:value-type="float" office:value="-0.003235">
            <text:p>-0,003235</text:p>
          </table:table-cell>
          <table:table-cell office:value-type="float" office:value="-0.003201">
            <text:p>-0,003201</text:p>
          </table:table-cell>
          <table:table-cell office:value-type="float" office:value="0.388522">
            <text:p>0,388522</text:p>
          </table:table-cell>
          <table:table-cell office:value-type="float" office:value="-12.706177">
            <text:p>-12,706177</text:p>
          </table:table-cell>
          <table:table-cell table:number-columns-repeated="1019"/>
        </table:table-row>
        <table:table-row table:style-name="ro1">
          <table:table-cell office:value-type="float" office:value="431.690826">
            <text:p>431,690826</text:p>
          </table:table-cell>
          <table:table-cell office:value-type="float" office:value="-0.003233">
            <text:p>-0,003233</text:p>
          </table:table-cell>
          <table:table-cell office:value-type="float" office:value="-0.003201">
            <text:p>-0,003201</text:p>
          </table:table-cell>
          <table:table-cell office:value-type="float" office:value="0.388522">
            <text:p>0,388522</text:p>
          </table:table-cell>
          <table:table-cell office:value-type="float" office:value="-12.706177">
            <text:p>-12,706177</text:p>
          </table:table-cell>
          <table:table-cell table:number-columns-repeated="1019"/>
        </table:table-row>
        <table:table-row table:style-name="ro1">
          <table:table-cell office:value-type="float" office:value="432.384857">
            <text:p>432,384857</text:p>
          </table:table-cell>
          <table:table-cell office:value-type="float" office:value="-0.003235">
            <text:p>-0,003235</text:p>
          </table:table-cell>
          <table:table-cell office:value-type="float" office:value="-0.003201">
            <text:p>-0,003201</text:p>
          </table:table-cell>
          <table:table-cell office:value-type="float" office:value="0.389146">
            <text:p>0,389146</text:p>
          </table:table-cell>
          <table:table-cell office:value-type="float" office:value="-12.726471">
            <text:p>-12,726471</text:p>
          </table:table-cell>
          <table:table-cell table:number-columns-repeated="1019"/>
        </table:table-row>
        <table:table-row table:style-name="ro1">
          <table:table-cell office:value-type="float" office:value="432.384857">
            <text:p>432,384857</text:p>
          </table:table-cell>
          <table:table-cell office:value-type="float" office:value="-0.003235">
            <text:p>-0,003235</text:p>
          </table:table-cell>
          <table:table-cell office:value-type="float" office:value="-0.003201">
            <text:p>-0,003201</text:p>
          </table:table-cell>
          <table:table-cell office:value-type="float" office:value="0.389146">
            <text:p>0,389146</text:p>
          </table:table-cell>
          <table:table-cell office:value-type="float" office:value="-12.726471">
            <text:p>-12,726471</text:p>
          </table:table-cell>
          <table:table-cell table:number-columns-repeated="1019"/>
        </table:table-row>
        <table:table-row table:style-name="ro1">
          <table:table-cell office:value-type="float" office:value="433.078888">
            <text:p>433,078888</text:p>
          </table:table-cell>
          <table:table-cell office:value-type="float" office:value="-0.003235">
            <text:p>-0,003235</text:p>
          </table:table-cell>
          <table:table-cell office:value-type="float" office:value="-0.0032">
            <text:p>-0,0032</text:p>
          </table:table-cell>
          <table:table-cell office:value-type="float" office:value="0.389771">
            <text:p>0,389771</text:p>
          </table:table-cell>
          <table:table-cell office:value-type="float" office:value="-12.746177">
            <text:p>-12,746177</text:p>
          </table:table-cell>
          <table:table-cell table:number-columns-repeated="1019"/>
        </table:table-row>
        <table:table-row table:style-name="ro1">
          <table:table-cell office:value-type="float" office:value="433.078888">
            <text:p>433,078888</text:p>
          </table:table-cell>
          <table:table-cell office:value-type="float" office:value="-0.003236">
            <text:p>-0,003236</text:p>
          </table:table-cell>
          <table:table-cell office:value-type="float" office:value="-0.003202">
            <text:p>-0,003202</text:p>
          </table:table-cell>
          <table:table-cell office:value-type="float" office:value="0.389771">
            <text:p>0,389771</text:p>
          </table:table-cell>
          <table:table-cell office:value-type="float" office:value="-12.746177">
            <text:p>-12,746177</text:p>
          </table:table-cell>
          <table:table-cell table:number-columns-repeated="1019"/>
        </table:table-row>
        <table:table-row table:style-name="ro1">
          <table:table-cell office:value-type="float" office:value="432.384857">
            <text:p>432,384857</text:p>
          </table:table-cell>
          <table:table-cell office:value-type="float" office:value="-0.003233">
            <text:p>-0,003233</text:p>
          </table:table-cell>
          <table:table-cell office:value-type="float" office:value="-0.003201">
            <text:p>-0,003201</text:p>
          </table:table-cell>
          <table:table-cell office:value-type="float" office:value="0.389146">
            <text:p>0,389146</text:p>
          </table:table-cell>
          <table:table-cell office:value-type="float" office:value="-12.765882">
            <text:p>-12,765882</text:p>
          </table:table-cell>
          <table:table-cell table:number-columns-repeated="1019"/>
        </table:table-row>
        <table:table-row table:style-name="ro1">
          <table:table-cell office:value-type="float" office:value="432.384857">
            <text:p>432,384857</text:p>
          </table:table-cell>
          <table:table-cell office:value-type="float" office:value="-0.003235">
            <text:p>-0,003235</text:p>
          </table:table-cell>
          <table:table-cell office:value-type="float" office:value="-0.003201">
            <text:p>-0,003201</text:p>
          </table:table-cell>
          <table:table-cell office:value-type="float" office:value="0.389146">
            <text:p>0,389146</text:p>
          </table:table-cell>
          <table:table-cell office:value-type="float" office:value="-12.765882">
            <text:p>-12,765882</text:p>
          </table:table-cell>
          <table:table-cell table:number-columns-repeated="1019"/>
        </table:table-row>
        <table:table-row table:style-name="ro1">
          <table:table-cell office:value-type="float" office:value="433.772949">
            <text:p>433,772949</text:p>
          </table:table-cell>
          <table:table-cell office:value-type="float" office:value="-0.003235">
            <text:p>-0,003235</text:p>
          </table:table-cell>
          <table:table-cell office:value-type="float" office:value="-0.003201">
            <text:p>-0,003201</text:p>
          </table:table-cell>
          <table:table-cell office:value-type="float" office:value="0.390396">
            <text:p>0,390396</text:p>
          </table:table-cell>
          <table:table-cell office:value-type="float" office:value="-12.783529">
            <text:p>-12,783529</text:p>
          </table:table-cell>
          <table:table-cell table:number-columns-repeated="1019"/>
        </table:table-row>
        <table:table-row table:style-name="ro1">
          <table:table-cell office:value-type="float" office:value="433.772949">
            <text:p>433,772949</text:p>
          </table:table-cell>
          <table:table-cell office:value-type="float" office:value="-0.003233">
            <text:p>-0,003233</text:p>
          </table:table-cell>
          <table:table-cell office:value-type="float" office:value="-0.0032">
            <text:p>-0,0032</text:p>
          </table:table-cell>
          <table:table-cell office:value-type="float" office:value="0.390396">
            <text:p>0,390396</text:p>
          </table:table-cell>
          <table:table-cell office:value-type="float" office:value="-12.802647">
            <text:p>-12,802647</text:p>
          </table:table-cell>
          <table:table-cell table:number-columns-repeated="1019"/>
        </table:table-row>
        <table:table-row table:style-name="ro1">
          <table:table-cell office:value-type="float" office:value="433.078888">
            <text:p>433,078888</text:p>
          </table:table-cell>
          <table:table-cell office:value-type="float" office:value="-0.003236">
            <text:p>-0,003236</text:p>
          </table:table-cell>
          <table:table-cell office:value-type="float" office:value="-0.003201">
            <text:p>-0,003201</text:p>
          </table:table-cell>
          <table:table-cell office:value-type="float" office:value="0.389771">
            <text:p>0,389771</text:p>
          </table:table-cell>
          <table:table-cell office:value-type="float" office:value="-12.802647">
            <text:p>-12,802647</text:p>
          </table:table-cell>
          <table:table-cell table:number-columns-repeated="1019"/>
        </table:table-row>
        <table:table-row table:style-name="ro1">
          <table:table-cell office:value-type="float" office:value="433.078888">
            <text:p>433,078888</text:p>
          </table:table-cell>
          <table:table-cell office:value-type="float" office:value="-0.003236">
            <text:p>-0,003236</text:p>
          </table:table-cell>
          <table:table-cell office:value-type="float" office:value="-0.003201">
            <text:p>-0,003201</text:p>
          </table:table-cell>
          <table:table-cell office:value-type="float" office:value="0.389771">
            <text:p>0,389771</text:p>
          </table:table-cell>
          <table:table-cell office:value-type="float" office:value="-12.822059">
            <text:p>-12,822059</text:p>
          </table:table-cell>
          <table:table-cell table:number-columns-repeated="1019"/>
        </table:table-row>
        <table:table-row table:style-name="ro1">
          <table:table-cell office:value-type="float" office:value="433.772949">
            <text:p>433,772949</text:p>
          </table:table-cell>
          <table:table-cell office:value-type="float" office:value="-0.003236">
            <text:p>-0,003236</text:p>
          </table:table-cell>
          <table:table-cell office:value-type="float" office:value="-0.003201">
            <text:p>-0,003201</text:p>
          </table:table-cell>
          <table:table-cell office:value-type="float" office:value="0.390396">
            <text:p>0,390396</text:p>
          </table:table-cell>
          <table:table-cell office:value-type="float" office:value="-12.822059">
            <text:p>-12,822059</text:p>
          </table:table-cell>
          <table:table-cell table:number-columns-repeated="1019"/>
        </table:table-row>
        <table:table-row table:style-name="ro1">
          <table:table-cell office:value-type="float" office:value="432.384857">
            <text:p>432,384857</text:p>
          </table:table-cell>
          <table:table-cell office:value-type="float" office:value="-0.003236">
            <text:p>-0,003236</text:p>
          </table:table-cell>
          <table:table-cell office:value-type="float" office:value="-0.0032">
            <text:p>-0,0032</text:p>
          </table:table-cell>
          <table:table-cell office:value-type="float" office:value="0.389146">
            <text:p>0,389146</text:p>
          </table:table-cell>
          <table:table-cell office:value-type="float" office:value="-12.842059">
            <text:p>-12,842059</text:p>
          </table:table-cell>
          <table:table-cell table:number-columns-repeated="1019"/>
        </table:table-row>
        <table:table-row table:style-name="ro1">
          <table:table-cell office:value-type="float" office:value="432.384857">
            <text:p>432,384857</text:p>
          </table:table-cell>
          <table:table-cell office:value-type="float" office:value="-0.003236">
            <text:p>-0,003236</text:p>
          </table:table-cell>
          <table:table-cell office:value-type="float" office:value="-0.003201">
            <text:p>-0,003201</text:p>
          </table:table-cell>
          <table:table-cell office:value-type="float" office:value="0.389146">
            <text:p>0,389146</text:p>
          </table:table-cell>
          <table:table-cell office:value-type="float" office:value="-12.842059">
            <text:p>-12,842059</text:p>
          </table:table-cell>
          <table:table-cell table:number-columns-repeated="1019"/>
        </table:table-row>
        <table:table-row table:style-name="ro1">
          <table:table-cell office:value-type="float" office:value="433.772949">
            <text:p>433,772949</text:p>
          </table:table-cell>
          <table:table-cell office:value-type="float" office:value="-0.003236">
            <text:p>-0,003236</text:p>
          </table:table-cell>
          <table:table-cell office:value-type="float" office:value="-0.003201">
            <text:p>-0,003201</text:p>
          </table:table-cell>
          <table:table-cell office:value-type="float" office:value="0.390396">
            <text:p>0,390396</text:p>
          </table:table-cell>
          <table:table-cell office:value-type="float" office:value="-12.860883">
            <text:p>-12,860883</text:p>
          </table:table-cell>
          <table:table-cell table:number-columns-repeated="1019"/>
        </table:table-row>
        <table:table-row table:style-name="ro1">
          <table:table-cell office:value-type="float" office:value="433.772949">
            <text:p>433,772949</text:p>
          </table:table-cell>
          <table:table-cell office:value-type="float" office:value="-0.003231">
            <text:p>-0,003231</text:p>
          </table:table-cell>
          <table:table-cell office:value-type="float" office:value="-0.0032">
            <text:p>-0,0032</text:p>
          </table:table-cell>
          <table:table-cell office:value-type="float" office:value="0.390396">
            <text:p>0,390396</text:p>
          </table:table-cell>
          <table:table-cell office:value-type="float" office:value="-12.860883">
            <text:p>-12,860883</text:p>
          </table:table-cell>
          <table:table-cell table:number-columns-repeated="1019"/>
        </table:table-row>
        <table:table-row table:style-name="ro1">
          <table:table-cell office:value-type="float" office:value="433.078888">
            <text:p>433,078888</text:p>
          </table:table-cell>
          <table:table-cell office:value-type="float" office:value="-0.003233">
            <text:p>-0,003233</text:p>
          </table:table-cell>
          <table:table-cell office:value-type="float" office:value="-0.003201">
            <text:p>-0,003201</text:p>
          </table:table-cell>
          <table:table-cell office:value-type="float" office:value="0.389771">
            <text:p>0,389771</text:p>
          </table:table-cell>
          <table:table-cell office:value-type="float" office:value="-12.879705">
            <text:p>-12,879705</text:p>
          </table:table-cell>
          <table:table-cell table:number-columns-repeated="1019"/>
        </table:table-row>
        <table:table-row table:style-name="ro1">
          <table:table-cell office:value-type="float" office:value="433.078888">
            <text:p>433,078888</text:p>
          </table:table-cell>
          <table:table-cell office:value-type="float" office:value="-0.003232">
            <text:p>-0,003232</text:p>
          </table:table-cell>
          <table:table-cell office:value-type="float" office:value="-0.003201">
            <text:p>-0,003201</text:p>
          </table:table-cell>
          <table:table-cell office:value-type="float" office:value="0.389771">
            <text:p>0,389771</text:p>
          </table:table-cell>
          <table:table-cell office:value-type="float" office:value="-12.879705">
            <text:p>-12,879705</text:p>
          </table:table-cell>
          <table:table-cell table:number-columns-repeated="1019"/>
        </table:table-row>
        <table:table-row table:style-name="ro1">
          <table:table-cell office:value-type="float" office:value="433.078888">
            <text:p>433,078888</text:p>
          </table:table-cell>
          <table:table-cell office:value-type="float" office:value="-0.003233">
            <text:p>-0,003233</text:p>
          </table:table-cell>
          <table:table-cell office:value-type="float" office:value="-0.003202">
            <text:p>-0,003202</text:p>
          </table:table-cell>
          <table:table-cell office:value-type="float" office:value="0.389771">
            <text:p>0,389771</text:p>
          </table:table-cell>
          <table:table-cell office:value-type="float" office:value="-12.898824">
            <text:p>-12,898824</text:p>
          </table:table-cell>
          <table:table-cell table:number-columns-repeated="1019"/>
        </table:table-row>
        <table:table-row table:style-name="ro1">
          <table:table-cell office:value-type="float" office:value="433.078888">
            <text:p>433,078888</text:p>
          </table:table-cell>
          <table:table-cell office:value-type="float" office:value="-0.003236">
            <text:p>-0,003236</text:p>
          </table:table-cell>
          <table:table-cell office:value-type="float" office:value="-0.003202">
            <text:p>-0,003202</text:p>
          </table:table-cell>
          <table:table-cell office:value-type="float" office:value="0.389771">
            <text:p>0,389771</text:p>
          </table:table-cell>
          <table:table-cell office:value-type="float" office:value="-12.898824">
            <text:p>-12,898824</text:p>
          </table:table-cell>
          <table:table-cell table:number-columns-repeated="1019"/>
        </table:table-row>
        <table:table-row table:style-name="ro1">
          <table:table-cell office:value-type="float" office:value="434.46698">
            <text:p>434,46698</text:p>
          </table:table-cell>
          <table:table-cell office:value-type="float" office:value="-0.003236">
            <text:p>-0,003236</text:p>
          </table:table-cell>
          <table:table-cell office:value-type="float" office:value="-0.0032">
            <text:p>-0,0032</text:p>
          </table:table-cell>
          <table:table-cell office:value-type="float" office:value="0.39102">
            <text:p>0,39102</text:p>
          </table:table-cell>
          <table:table-cell office:value-type="float" office:value="-12.917941">
            <text:p>-12,917941</text:p>
          </table:table-cell>
          <table:table-cell table:number-columns-repeated="1019"/>
        </table:table-row>
        <table:table-row table:style-name="ro1">
          <table:table-cell office:value-type="float" office:value="434.46698">
            <text:p>434,46698</text:p>
          </table:table-cell>
          <table:table-cell office:value-type="float" office:value="-0.003236">
            <text:p>-0,003236</text:p>
          </table:table-cell>
          <table:table-cell office:value-type="float" office:value="-0.003201">
            <text:p>-0,003201</text:p>
          </table:table-cell>
          <table:table-cell office:value-type="float" office:value="0.39102">
            <text:p>0,39102</text:p>
          </table:table-cell>
          <table:table-cell office:value-type="float" office:value="-12.917941">
            <text:p>-12,917941</text:p>
          </table:table-cell>
          <table:table-cell table:number-columns-repeated="1019"/>
        </table:table-row>
        <table:table-row table:style-name="ro1">
          <table:table-cell office:value-type="float" office:value="433.078888">
            <text:p>433,078888</text:p>
          </table:table-cell>
          <table:table-cell office:value-type="float" office:value="-0.003235">
            <text:p>-0,003235</text:p>
          </table:table-cell>
          <table:table-cell office:value-type="float" office:value="-0.003201">
            <text:p>-0,003201</text:p>
          </table:table-cell>
          <table:table-cell office:value-type="float" office:value="0.389771">
            <text:p>0,389771</text:p>
          </table:table-cell>
          <table:table-cell office:value-type="float" office:value="-12.936765">
            <text:p>-12,936765</text:p>
          </table:table-cell>
          <table:table-cell table:number-columns-repeated="1019"/>
        </table:table-row>
        <table:table-row table:style-name="ro1">
          <table:table-cell office:value-type="float" office:value="433.078888">
            <text:p>433,078888</text:p>
          </table:table-cell>
          <table:table-cell office:value-type="float" office:value="-0.003235">
            <text:p>-0,003235</text:p>
          </table:table-cell>
          <table:table-cell office:value-type="float" office:value="-0.0032">
            <text:p>-0,0032</text:p>
          </table:table-cell>
          <table:table-cell office:value-type="float" office:value="0.389771">
            <text:p>0,389771</text:p>
          </table:table-cell>
          <table:table-cell office:value-type="float" office:value="-12.936765">
            <text:p>-12,936765</text:p>
          </table:table-cell>
          <table:table-cell table:number-columns-repeated="1019"/>
        </table:table-row>
        <table:table-row table:style-name="ro1">
          <table:table-cell office:value-type="float" office:value="433.078888">
            <text:p>433,078888</text:p>
          </table:table-cell>
          <table:table-cell office:value-type="float" office:value="-0.003236">
            <text:p>-0,003236</text:p>
          </table:table-cell>
          <table:table-cell office:value-type="float" office:value="-0.0032">
            <text:p>-0,0032</text:p>
          </table:table-cell>
          <table:table-cell office:value-type="float" office:value="0.389771">
            <text:p>0,389771</text:p>
          </table:table-cell>
          <table:table-cell office:value-type="float" office:value="-12.955882">
            <text:p>-12,955882</text:p>
          </table:table-cell>
          <table:table-cell table:number-columns-repeated="1019"/>
        </table:table-row>
        <table:table-row table:style-name="ro1">
          <table:table-cell office:value-type="float" office:value="433.078888">
            <text:p>433,078888</text:p>
          </table:table-cell>
          <table:table-cell office:value-type="float" office:value="-0.003236">
            <text:p>-0,003236</text:p>
          </table:table-cell>
          <table:table-cell office:value-type="float" office:value="-0.003201">
            <text:p>-0,003201</text:p>
          </table:table-cell>
          <table:table-cell office:value-type="float" office:value="0.389771">
            <text:p>0,389771</text:p>
          </table:table-cell>
          <table:table-cell office:value-type="float" office:value="-12.955882">
            <text:p>-12,955882</text:p>
          </table:table-cell>
          <table:table-cell table:number-columns-repeated="1019"/>
        </table:table-row>
        <table:table-row table:style-name="ro1">
          <table:table-cell office:value-type="float" office:value="433.078888">
            <text:p>433,078888</text:p>
          </table:table-cell>
          <table:table-cell office:value-type="float" office:value="-0.003235">
            <text:p>-0,003235</text:p>
          </table:table-cell>
          <table:table-cell office:value-type="float" office:value="-0.003203">
            <text:p>-0,003203</text:p>
          </table:table-cell>
          <table:table-cell office:value-type="float" office:value="0.389771">
            <text:p>0,389771</text:p>
          </table:table-cell>
          <table:table-cell office:value-type="float" office:value="-12.975883">
            <text:p>-12,975883</text:p>
          </table:table-cell>
          <table:table-cell table:number-columns-repeated="1019"/>
        </table:table-row>
        <table:table-row table:style-name="ro1">
          <table:table-cell office:value-type="float" office:value="433.078888">
            <text:p>433,078888</text:p>
          </table:table-cell>
          <table:table-cell office:value-type="float" office:value="-0.003236">
            <text:p>-0,003236</text:p>
          </table:table-cell>
          <table:table-cell office:value-type="float" office:value="-0.003201">
            <text:p>-0,003201</text:p>
          </table:table-cell>
          <table:table-cell office:value-type="float" office:value="0.389771">
            <text:p>0,389771</text:p>
          </table:table-cell>
          <table:table-cell office:value-type="float" office:value="-12.975883">
            <text:p>-12,975883</text:p>
          </table:table-cell>
          <table:table-cell table:number-columns-repeated="1019"/>
        </table:table-row>
        <table:table-row table:style-name="ro1">
          <table:table-cell office:value-type="float" office:value="431.690826">
            <text:p>431,690826</text:p>
          </table:table-cell>
          <table:table-cell office:value-type="float" office:value="-0.003232">
            <text:p>-0,003232</text:p>
          </table:table-cell>
          <table:table-cell office:value-type="float" office:value="-0.003202">
            <text:p>-0,003202</text:p>
          </table:table-cell>
          <table:table-cell office:value-type="float" office:value="0.388522">
            <text:p>0,388522</text:p>
          </table:table-cell>
          <table:table-cell office:value-type="float" office:value="-12.996177">
            <text:p>-12,996177</text:p>
          </table:table-cell>
          <table:table-cell table:number-columns-repeated="1019"/>
        </table:table-row>
        <table:table-row table:style-name="ro1">
          <table:table-cell office:value-type="float" office:value="431.690826">
            <text:p>431,690826</text:p>
          </table:table-cell>
          <table:table-cell office:value-type="float" office:value="-0.003235">
            <text:p>-0,003235</text:p>
          </table:table-cell>
          <table:table-cell office:value-type="float" office:value="-0.003203">
            <text:p>-0,003203</text:p>
          </table:table-cell>
          <table:table-cell office:value-type="float" office:value="0.388522">
            <text:p>0,388522</text:p>
          </table:table-cell>
          <table:table-cell office:value-type="float" office:value="-12.996177">
            <text:p>-12,996177</text:p>
          </table:table-cell>
          <table:table-cell table:number-columns-repeated="1019"/>
        </table:table-row>
        <table:table-row table:style-name="ro1">
          <table:table-cell office:value-type="float" office:value="433.772949">
            <text:p>433,772949</text:p>
          </table:table-cell>
          <table:table-cell office:value-type="float" office:value="-0.003236">
            <text:p>-0,003236</text:p>
          </table:table-cell>
          <table:table-cell office:value-type="float" office:value="-0.0032">
            <text:p>-0,0032</text:p>
          </table:table-cell>
          <table:table-cell office:value-type="float" office:value="0.390396">
            <text:p>0,390396</text:p>
          </table:table-cell>
          <table:table-cell office:value-type="float" office:value="-13.016176">
            <text:p>-13,016176</text:p>
          </table:table-cell>
          <table:table-cell table:number-columns-repeated="1019"/>
        </table:table-row>
        <table:table-row table:style-name="ro1">
          <table:table-cell office:value-type="float" office:value="433.772949">
            <text:p>433,772949</text:p>
          </table:table-cell>
          <table:table-cell office:value-type="float" office:value="-0.003236">
            <text:p>-0,003236</text:p>
          </table:table-cell>
          <table:table-cell office:value-type="float" office:value="-0.0032">
            <text:p>-0,0032</text:p>
          </table:table-cell>
          <table:table-cell office:value-type="float" office:value="0.390396">
            <text:p>0,390396</text:p>
          </table:table-cell>
          <table:table-cell office:value-type="float" office:value="-13.016176">
            <text:p>-13,016176</text:p>
          </table:table-cell>
          <table:table-cell table:number-columns-repeated="1019"/>
        </table:table-row>
        <table:table-row table:style-name="ro1">
          <table:table-cell office:value-type="float" office:value="433.772949">
            <text:p>433,772949</text:p>
          </table:table-cell>
          <table:table-cell office:value-type="float" office:value="-0.003235">
            <text:p>-0,003235</text:p>
          </table:table-cell>
          <table:table-cell office:value-type="float" office:value="-0.0032">
            <text:p>-0,0032</text:p>
          </table:table-cell>
          <table:table-cell office:value-type="float" office:value="0.390396">
            <text:p>0,390396</text:p>
          </table:table-cell>
          <table:table-cell office:value-type="float" office:value="-13.03647">
            <text:p>-13,03647</text:p>
          </table:table-cell>
          <table:table-cell table:number-columns-repeated="1019"/>
        </table:table-row>
        <table:table-row table:style-name="ro1">
          <table:table-cell office:value-type="float" office:value="433.772949">
            <text:p>433,772949</text:p>
          </table:table-cell>
          <table:table-cell office:value-type="float" office:value="-0.003235">
            <text:p>-0,003235</text:p>
          </table:table-cell>
          <table:table-cell office:value-type="float" office:value="-0.0032">
            <text:p>-0,0032</text:p>
          </table:table-cell>
          <table:table-cell office:value-type="float" office:value="0.390396">
            <text:p>0,390396</text:p>
          </table:table-cell>
          <table:table-cell office:value-type="float" office:value="-13.03647">
            <text:p>-13,03647</text:p>
          </table:table-cell>
          <table:table-cell table:number-columns-repeated="1019"/>
        </table:table-row>
        <table:table-row table:style-name="ro1">
          <table:table-cell office:value-type="float" office:value="433.078888">
            <text:p>433,078888</text:p>
          </table:table-cell>
          <table:table-cell office:value-type="float" office:value="-0.003237">
            <text:p>-0,003237</text:p>
          </table:table-cell>
          <table:table-cell office:value-type="float" office:value="-0.0032">
            <text:p>-0,0032</text:p>
          </table:table-cell>
          <table:table-cell office:value-type="float" office:value="0.389771">
            <text:p>0,389771</text:p>
          </table:table-cell>
          <table:table-cell office:value-type="float" office:value="-13.055882">
            <text:p>-13,055882</text:p>
          </table:table-cell>
          <table:table-cell table:number-columns-repeated="1019"/>
        </table:table-row>
        <table:table-row table:style-name="ro1">
          <table:table-cell office:value-type="float" office:value="433.078888">
            <text:p>433,078888</text:p>
          </table:table-cell>
          <table:table-cell office:value-type="float" office:value="-0.003233">
            <text:p>-0,003233</text:p>
          </table:table-cell>
          <table:table-cell office:value-type="float" office:value="-0.003202">
            <text:p>-0,003202</text:p>
          </table:table-cell>
          <table:table-cell office:value-type="float" office:value="0.389771">
            <text:p>0,389771</text:p>
          </table:table-cell>
          <table:table-cell office:value-type="float" office:value="-13.055882">
            <text:p>-13,055882</text:p>
          </table:table-cell>
          <table:table-cell table:number-columns-repeated="1019"/>
        </table:table-row>
        <table:table-row table:style-name="ro1">
          <table:table-cell office:value-type="float" office:value="432.384857">
            <text:p>432,384857</text:p>
          </table:table-cell>
          <table:table-cell office:value-type="float" office:value="-0.003233">
            <text:p>-0,003233</text:p>
          </table:table-cell>
          <table:table-cell office:value-type="float" office:value="-0.003204">
            <text:p>-0,003204</text:p>
          </table:table-cell>
          <table:table-cell office:value-type="float" office:value="0.389146">
            <text:p>0,389146</text:p>
          </table:table-cell>
          <table:table-cell office:value-type="float" office:value="-13.074411">
            <text:p>-13,074411</text:p>
          </table:table-cell>
          <table:table-cell table:number-columns-repeated="1019"/>
        </table:table-row>
        <table:table-row table:style-name="ro1">
          <table:table-cell office:value-type="float" office:value="432.384857">
            <text:p>432,384857</text:p>
          </table:table-cell>
          <table:table-cell office:value-type="float" office:value="-0.003236">
            <text:p>-0,003236</text:p>
          </table:table-cell>
          <table:table-cell office:value-type="float" office:value="-0.003201">
            <text:p>-0,003201</text:p>
          </table:table-cell>
          <table:table-cell office:value-type="float" office:value="0.389146">
            <text:p>0,389146</text:p>
          </table:table-cell>
          <table:table-cell office:value-type="float" office:value="-13.074411">
            <text:p>-13,074411</text:p>
          </table:table-cell>
          <table:table-cell table:number-columns-repeated="1019"/>
        </table:table-row>
        <table:table-row table:style-name="ro1">
          <table:table-cell office:value-type="float" office:value="432.384857">
            <text:p>432,384857</text:p>
          </table:table-cell>
          <table:table-cell office:value-type="float" office:value="-0.003232">
            <text:p>-0,003232</text:p>
          </table:table-cell>
          <table:table-cell office:value-type="float" office:value="-0.003204">
            <text:p>-0,003204</text:p>
          </table:table-cell>
          <table:table-cell office:value-type="float" office:value="0.389146">
            <text:p>0,389146</text:p>
          </table:table-cell>
          <table:table-cell office:value-type="float" office:value="-13.093823">
            <text:p>-13,093823</text:p>
          </table:table-cell>
          <table:table-cell table:number-columns-repeated="1019"/>
        </table:table-row>
        <table:table-row table:style-name="ro1">
          <table:table-cell office:value-type="float" office:value="432.384857">
            <text:p>432,384857</text:p>
          </table:table-cell>
          <table:table-cell office:value-type="float" office:value="-0.003233">
            <text:p>-0,003233</text:p>
          </table:table-cell>
          <table:table-cell office:value-type="float" office:value="-0.003202">
            <text:p>-0,003202</text:p>
          </table:table-cell>
          <table:table-cell office:value-type="float" office:value="0.389146">
            <text:p>0,389146</text:p>
          </table:table-cell>
          <table:table-cell office:value-type="float" office:value="-13.112941">
            <text:p>-13,112941</text:p>
          </table:table-cell>
          <table:table-cell table:number-columns-repeated="1019"/>
        </table:table-row>
        <table:table-row table:style-name="ro1">
          <table:table-cell office:value-type="float" office:value="433.772949">
            <text:p>433,772949</text:p>
          </table:table-cell>
          <table:table-cell office:value-type="float" office:value="-0.003233">
            <text:p>-0,003233</text:p>
          </table:table-cell>
          <table:table-cell office:value-type="float" office:value="-0.003201">
            <text:p>-0,003201</text:p>
          </table:table-cell>
          <table:table-cell office:value-type="float" office:value="0.390396">
            <text:p>0,390396</text:p>
          </table:table-cell>
          <table:table-cell office:value-type="float" office:value="-13.112941">
            <text:p>-13,112941</text:p>
          </table:table-cell>
          <table:table-cell table:number-columns-repeated="1019"/>
        </table:table-row>
        <table:table-row table:style-name="ro1">
          <table:table-cell office:value-type="float" office:value="433.772949">
            <text:p>433,772949</text:p>
          </table:table-cell>
          <table:table-cell office:value-type="float" office:value="-0.003233">
            <text:p>-0,003233</text:p>
          </table:table-cell>
          <table:table-cell office:value-type="float" office:value="-0.0032">
            <text:p>-0,0032</text:p>
          </table:table-cell>
          <table:table-cell office:value-type="float" office:value="0.390396">
            <text:p>0,390396</text:p>
          </table:table-cell>
          <table:table-cell office:value-type="float" office:value="-13.132353">
            <text:p>-13,132353</text:p>
          </table:table-cell>
          <table:table-cell table:number-columns-repeated="1019"/>
        </table:table-row>
        <table:table-row table:style-name="ro1">
          <table:table-cell office:value-type="float" office:value="432.384857">
            <text:p>432,384857</text:p>
          </table:table-cell>
          <table:table-cell office:value-type="float" office:value="-0.003237">
            <text:p>-0,003237</text:p>
          </table:table-cell>
          <table:table-cell office:value-type="float" office:value="-0.003201">
            <text:p>-0,003201</text:p>
          </table:table-cell>
          <table:table-cell office:value-type="float" office:value="0.389146">
            <text:p>0,389146</text:p>
          </table:table-cell>
          <table:table-cell office:value-type="float" office:value="-13.132353">
            <text:p>-13,132353</text:p>
          </table:table-cell>
          <table:table-cell table:number-columns-repeated="1019"/>
        </table:table-row>
        <table:table-row table:style-name="ro1">
          <table:table-cell office:value-type="float" office:value="432.384857">
            <text:p>432,384857</text:p>
          </table:table-cell>
          <table:table-cell office:value-type="float" office:value="-0.003235">
            <text:p>-0,003235</text:p>
          </table:table-cell>
          <table:table-cell office:value-type="float" office:value="-0.003201">
            <text:p>-0,003201</text:p>
          </table:table-cell>
          <table:table-cell office:value-type="float" office:value="0.389146">
            <text:p>0,389146</text:p>
          </table:table-cell>
          <table:table-cell office:value-type="float" office:value="-13.15147">
            <text:p>-13,15147</text:p>
          </table:table-cell>
          <table:table-cell table:number-columns-repeated="1019"/>
        </table:table-row>
        <table:table-row table:style-name="ro1">
          <table:table-cell office:value-type="float" office:value="430.996796">
            <text:p>430,996796</text:p>
          </table:table-cell>
          <table:table-cell office:value-type="float" office:value="-0.003235">
            <text:p>-0,003235</text:p>
          </table:table-cell>
          <table:table-cell office:value-type="float" office:value="-0.0032">
            <text:p>-0,0032</text:p>
          </table:table-cell>
          <table:table-cell office:value-type="float" office:value="0.387897">
            <text:p>0,387897</text:p>
          </table:table-cell>
          <table:table-cell office:value-type="float" office:value="-13.15147">
            <text:p>-13,15147</text:p>
          </table:table-cell>
          <table:table-cell table:number-columns-repeated="1019"/>
        </table:table-row>
        <table:table-row table:style-name="ro1">
          <table:table-cell office:value-type="float" office:value="432.384857">
            <text:p>432,384857</text:p>
          </table:table-cell>
          <table:table-cell office:value-type="float" office:value="-0.003237">
            <text:p>-0,003237</text:p>
          </table:table-cell>
          <table:table-cell office:value-type="float" office:value="-0.003204">
            <text:p>-0,003204</text:p>
          </table:table-cell>
          <table:table-cell office:value-type="float" office:value="0.389146">
            <text:p>0,389146</text:p>
          </table:table-cell>
          <table:table-cell office:value-type="float" office:value="-13.170294">
            <text:p>-13,170294</text:p>
          </table:table-cell>
          <table:table-cell table:number-columns-repeated="1019"/>
        </table:table-row>
        <table:table-row table:style-name="ro1">
          <table:table-cell office:value-type="float" office:value="432.384857">
            <text:p>432,384857</text:p>
          </table:table-cell>
          <table:table-cell office:value-type="float" office:value="-0.003235">
            <text:p>-0,003235</text:p>
          </table:table-cell>
          <table:table-cell office:value-type="float" office:value="-0.003198">
            <text:p>-0,003198</text:p>
          </table:table-cell>
          <table:table-cell office:value-type="float" office:value="0.389146">
            <text:p>0,389146</text:p>
          </table:table-cell>
          <table:table-cell office:value-type="float" office:value="-13.170294">
            <text:p>-13,170294</text:p>
          </table:table-cell>
          <table:table-cell table:number-columns-repeated="1019"/>
        </table:table-row>
        <table:table-row table:style-name="ro1">
          <table:table-cell office:value-type="float" office:value="433.772949">
            <text:p>433,772949</text:p>
          </table:table-cell>
          <table:table-cell office:value-type="float" office:value="-0.003236">
            <text:p>-0,003236</text:p>
          </table:table-cell>
          <table:table-cell office:value-type="float" office:value="-0.003201">
            <text:p>-0,003201</text:p>
          </table:table-cell>
          <table:table-cell office:value-type="float" office:value="0.390396">
            <text:p>0,390396</text:p>
          </table:table-cell>
          <table:table-cell office:value-type="float" office:value="-13.189706">
            <text:p>-13,189706</text:p>
          </table:table-cell>
          <table:table-cell table:number-columns-repeated="1019"/>
        </table:table-row>
        <table:table-row table:style-name="ro1">
          <table:table-cell office:value-type="float" office:value="433.772949">
            <text:p>433,772949</text:p>
          </table:table-cell>
          <table:table-cell office:value-type="float" office:value="-0.003233">
            <text:p>-0,003233</text:p>
          </table:table-cell>
          <table:table-cell office:value-type="float" office:value="-0.0032">
            <text:p>-0,0032</text:p>
          </table:table-cell>
          <table:table-cell office:value-type="float" office:value="0.390396">
            <text:p>0,390396</text:p>
          </table:table-cell>
          <table:table-cell office:value-type="float" office:value="-13.189706">
            <text:p>-13,189706</text:p>
          </table:table-cell>
          <table:table-cell table:number-columns-repeated="1019"/>
        </table:table-row>
        <table:table-row table:style-name="ro1">
          <table:table-cell office:value-type="float" office:value="431.690826">
            <text:p>431,690826</text:p>
          </table:table-cell>
          <table:table-cell office:value-type="float" office:value="-0.003236">
            <text:p>-0,003236</text:p>
          </table:table-cell>
          <table:table-cell office:value-type="float" office:value="-0.0032">
            <text:p>-0,0032</text:p>
          </table:table-cell>
          <table:table-cell office:value-type="float" office:value="0.388522">
            <text:p>0,388522</text:p>
          </table:table-cell>
          <table:table-cell office:value-type="float" office:value="-13.208823">
            <text:p>-13,208823</text:p>
          </table:table-cell>
          <table:table-cell table:number-columns-repeated="1019"/>
        </table:table-row>
        <table:table-row table:style-name="ro1">
          <table:table-cell office:value-type="float" office:value="431.690826">
            <text:p>431,690826</text:p>
          </table:table-cell>
          <table:table-cell office:value-type="float" office:value="-0.003235">
            <text:p>-0,003235</text:p>
          </table:table-cell>
          <table:table-cell office:value-type="float" office:value="-0.003203">
            <text:p>-0,003203</text:p>
          </table:table-cell>
          <table:table-cell office:value-type="float" office:value="0.388522">
            <text:p>0,388522</text:p>
          </table:table-cell>
          <table:table-cell office:value-type="float" office:value="-13.208823">
            <text:p>-13,208823</text:p>
          </table:table-cell>
          <table:table-cell table:number-columns-repeated="1019"/>
        </table:table-row>
        <table:table-row table:style-name="ro1">
          <table:table-cell office:value-type="float" office:value="433.772949">
            <text:p>433,772949</text:p>
          </table:table-cell>
          <table:table-cell office:value-type="float" office:value="-0.003236">
            <text:p>-0,003236</text:p>
          </table:table-cell>
          <table:table-cell office:value-type="float" office:value="-0.0032">
            <text:p>-0,0032</text:p>
          </table:table-cell>
          <table:table-cell office:value-type="float" office:value="0.390396">
            <text:p>0,390396</text:p>
          </table:table-cell>
          <table:table-cell office:value-type="float" office:value="-13.228235">
            <text:p>-13,228235</text:p>
          </table:table-cell>
          <table:table-cell table:number-columns-repeated="1019"/>
        </table:table-row>
        <table:table-row table:style-name="ro1">
          <table:table-cell office:value-type="float" office:value="433.772949">
            <text:p>433,772949</text:p>
          </table:table-cell>
          <table:table-cell office:value-type="float" office:value="-0.003235">
            <text:p>-0,003235</text:p>
          </table:table-cell>
          <table:table-cell office:value-type="float" office:value="-0.0032">
            <text:p>-0,0032</text:p>
          </table:table-cell>
          <table:table-cell office:value-type="float" office:value="0.390396">
            <text:p>0,390396</text:p>
          </table:table-cell>
          <table:table-cell office:value-type="float" office:value="-13.228235">
            <text:p>-13,228235</text:p>
          </table:table-cell>
          <table:table-cell table:number-columns-repeated="1019"/>
        </table:table-row>
        <table:table-row table:style-name="ro1">
          <table:table-cell office:value-type="float" office:value="433.078888">
            <text:p>433,078888</text:p>
          </table:table-cell>
          <table:table-cell office:value-type="float" office:value="-0.003235">
            <text:p>-0,003235</text:p>
          </table:table-cell>
          <table:table-cell office:value-type="float" office:value="-0.0032">
            <text:p>-0,0032</text:p>
          </table:table-cell>
          <table:table-cell office:value-type="float" office:value="0.389771">
            <text:p>0,389771</text:p>
          </table:table-cell>
          <table:table-cell office:value-type="float" office:value="-13.247353">
            <text:p>-13,247353</text:p>
          </table:table-cell>
          <table:table-cell table:number-columns-repeated="1019"/>
        </table:table-row>
        <table:table-row table:style-name="ro1">
          <table:table-cell office:value-type="float" office:value="433.078888">
            <text:p>433,078888</text:p>
          </table:table-cell>
          <table:table-cell office:value-type="float" office:value="-0.003235">
            <text:p>-0,003235</text:p>
          </table:table-cell>
          <table:table-cell office:value-type="float" office:value="-0.0032">
            <text:p>-0,0032</text:p>
          </table:table-cell>
          <table:table-cell office:value-type="float" office:value="0.389771">
            <text:p>0,389771</text:p>
          </table:table-cell>
          <table:table-cell office:value-type="float" office:value="-13.247353">
            <text:p>-13,247353</text:p>
          </table:table-cell>
          <table:table-cell table:number-columns-repeated="1019"/>
        </table:table-row>
        <table:table-row table:style-name="ro1">
          <table:table-cell office:value-type="float" office:value="433.078888">
            <text:p>433,078888</text:p>
          </table:table-cell>
          <table:table-cell office:value-type="float" office:value="-0.003236">
            <text:p>-0,003236</text:p>
          </table:table-cell>
          <table:table-cell office:value-type="float" office:value="-0.003201">
            <text:p>-0,003201</text:p>
          </table:table-cell>
          <table:table-cell office:value-type="float" office:value="0.389771">
            <text:p>0,389771</text:p>
          </table:table-cell>
          <table:table-cell office:value-type="float" office:value="-13.266176">
            <text:p>-13,266176</text:p>
          </table:table-cell>
          <table:table-cell table:number-columns-repeated="1019"/>
        </table:table-row>
        <table:table-row table:style-name="ro1">
          <table:table-cell office:value-type="float" office:value="433.078888">
            <text:p>433,078888</text:p>
          </table:table-cell>
          <table:table-cell office:value-type="float" office:value="-0.003233">
            <text:p>-0,003233</text:p>
          </table:table-cell>
          <table:table-cell office:value-type="float" office:value="-0.003201">
            <text:p>-0,003201</text:p>
          </table:table-cell>
          <table:table-cell office:value-type="float" office:value="0.389771">
            <text:p>0,389771</text:p>
          </table:table-cell>
          <table:table-cell office:value-type="float" office:value="-13.266176">
            <text:p>-13,266176</text:p>
          </table:table-cell>
          <table:table-cell table:number-columns-repeated="1019"/>
        </table:table-row>
        <table:table-row table:style-name="ro1">
          <table:table-cell office:value-type="float" office:value="433.772949">
            <text:p>433,772949</text:p>
          </table:table-cell>
          <table:table-cell office:value-type="float" office:value="-0.003233">
            <text:p>-0,003233</text:p>
          </table:table-cell>
          <table:table-cell office:value-type="float" office:value="-0.003203">
            <text:p>-0,003203</text:p>
          </table:table-cell>
          <table:table-cell office:value-type="float" office:value="0.390396">
            <text:p>0,390396</text:p>
          </table:table-cell>
          <table:table-cell office:value-type="float" office:value="-13.285588">
            <text:p>-13,285588</text:p>
          </table:table-cell>
          <table:table-cell table:number-columns-repeated="1019"/>
        </table:table-row>
        <table:table-row table:style-name="ro1">
          <table:table-cell office:value-type="float" office:value="433.772949">
            <text:p>433,772949</text:p>
          </table:table-cell>
          <table:table-cell office:value-type="float" office:value="-0.003235">
            <text:p>-0,003235</text:p>
          </table:table-cell>
          <table:table-cell office:value-type="float" office:value="-0.0032">
            <text:p>-0,0032</text:p>
          </table:table-cell>
          <table:table-cell office:value-type="float" office:value="0.390396">
            <text:p>0,390396</text:p>
          </table:table-cell>
          <table:table-cell office:value-type="float" office:value="-13.285588">
            <text:p>-13,285588</text:p>
          </table:table-cell>
          <table:table-cell table:number-columns-repeated="1019"/>
        </table:table-row>
        <table:table-row table:style-name="ro1">
          <table:table-cell office:value-type="float" office:value="433.078888">
            <text:p>433,078888</text:p>
          </table:table-cell>
          <table:table-cell office:value-type="float" office:value="-0.003233">
            <text:p>-0,003233</text:p>
          </table:table-cell>
          <table:table-cell office:value-type="float" office:value="-0.003202">
            <text:p>-0,003202</text:p>
          </table:table-cell>
          <table:table-cell office:value-type="float" office:value="0.389771">
            <text:p>0,389771</text:p>
          </table:table-cell>
          <table:table-cell office:value-type="float" office:value="-13.305294">
            <text:p>-13,305294</text:p>
          </table:table-cell>
          <table:table-cell table:number-columns-repeated="1019"/>
        </table:table-row>
        <table:table-row table:style-name="ro1">
          <table:table-cell office:value-type="float" office:value="433.078888">
            <text:p>433,078888</text:p>
          </table:table-cell>
          <table:table-cell office:value-type="float" office:value="-0.003233">
            <text:p>-0,003233</text:p>
          </table:table-cell>
          <table:table-cell office:value-type="float" office:value="-0.003198">
            <text:p>-0,003198</text:p>
          </table:table-cell>
          <table:table-cell office:value-type="float" office:value="0.389771">
            <text:p>0,389771</text:p>
          </table:table-cell>
          <table:table-cell office:value-type="float" office:value="-13.305294">
            <text:p>-13,305294</text:p>
          </table:table-cell>
          <table:table-cell table:number-columns-repeated="1019"/>
        </table:table-row>
        <table:table-row table:style-name="ro1">
          <table:table-cell office:value-type="float" office:value="432.384857">
            <text:p>432,384857</text:p>
          </table:table-cell>
          <table:table-cell office:value-type="float" office:value="-0.003236">
            <text:p>-0,003236</text:p>
          </table:table-cell>
          <table:table-cell office:value-type="float" office:value="-0.003202">
            <text:p>-0,003202</text:p>
          </table:table-cell>
          <table:table-cell office:value-type="float" office:value="0.389146">
            <text:p>0,389146</text:p>
          </table:table-cell>
          <table:table-cell office:value-type="float" office:value="-13.325882">
            <text:p>-13,325882</text:p>
          </table:table-cell>
          <table:table-cell table:number-columns-repeated="1019"/>
        </table:table-row>
        <table:table-row table:style-name="ro1">
          <table:table-cell office:value-type="float" office:value="432.384857">
            <text:p>432,384857</text:p>
          </table:table-cell>
          <table:table-cell office:value-type="float" office:value="-0.003233">
            <text:p>-0,003233</text:p>
          </table:table-cell>
          <table:table-cell office:value-type="float" office:value="-0.003201">
            <text:p>-0,003201</text:p>
          </table:table-cell>
          <table:table-cell office:value-type="float" office:value="0.389146">
            <text:p>0,389146</text:p>
          </table:table-cell>
          <table:table-cell office:value-type="float" office:value="-13.325882">
            <text:p>-13,325882</text:p>
          </table:table-cell>
          <table:table-cell table:number-columns-repeated="1019"/>
        </table:table-row>
        <table:table-row table:style-name="ro1">
          <table:table-cell office:value-type="float" office:value="433.078888">
            <text:p>433,078888</text:p>
          </table:table-cell>
          <table:table-cell office:value-type="float" office:value="-0.003233">
            <text:p>-0,003233</text:p>
          </table:table-cell>
          <table:table-cell office:value-type="float" office:value="-0.003203">
            <text:p>-0,003203</text:p>
          </table:table-cell>
          <table:table-cell office:value-type="float" office:value="0.389771">
            <text:p>0,389771</text:p>
          </table:table-cell>
          <table:table-cell office:value-type="float" office:value="-13.345882">
            <text:p>-13,345882</text:p>
          </table:table-cell>
          <table:table-cell table:number-columns-repeated="1019"/>
        </table:table-row>
        <table:table-row table:style-name="ro1">
          <table:table-cell office:value-type="float" office:value="433.078888">
            <text:p>433,078888</text:p>
          </table:table-cell>
          <table:table-cell office:value-type="float" office:value="-0.003237">
            <text:p>-0,003237</text:p>
          </table:table-cell>
          <table:table-cell office:value-type="float" office:value="-0.0032">
            <text:p>-0,0032</text:p>
          </table:table-cell>
          <table:table-cell office:value-type="float" office:value="0.389771">
            <text:p>0,389771</text:p>
          </table:table-cell>
          <table:table-cell office:value-type="float" office:value="-13.345882">
            <text:p>-13,345882</text:p>
          </table:table-cell>
          <table:table-cell table:number-columns-repeated="1019"/>
        </table:table-row>
        <table:table-row table:style-name="ro1">
          <table:table-cell office:value-type="float" office:value="433.772949">
            <text:p>433,772949</text:p>
          </table:table-cell>
          <table:table-cell office:value-type="float" office:value="-0.003236">
            <text:p>-0,003236</text:p>
          </table:table-cell>
          <table:table-cell office:value-type="float" office:value="-0.003202">
            <text:p>-0,003202</text:p>
          </table:table-cell>
          <table:table-cell office:value-type="float" office:value="0.390396">
            <text:p>0,390396</text:p>
          </table:table-cell>
          <table:table-cell office:value-type="float" office:value="-13.365882">
            <text:p>-13,365882</text:p>
          </table:table-cell>
          <table:table-cell table:number-columns-repeated="1019"/>
        </table:table-row>
        <table:table-row table:style-name="ro1">
          <table:table-cell office:value-type="float" office:value="433.772949">
            <text:p>433,772949</text:p>
          </table:table-cell>
          <table:table-cell office:value-type="float" office:value="-0.003236">
            <text:p>-0,003236</text:p>
          </table:table-cell>
          <table:table-cell office:value-type="float" office:value="-0.003201">
            <text:p>-0,003201</text:p>
          </table:table-cell>
          <table:table-cell office:value-type="float" office:value="0.390396">
            <text:p>0,390396</text:p>
          </table:table-cell>
          <table:table-cell office:value-type="float" office:value="-13.365882">
            <text:p>-13,365882</text:p>
          </table:table-cell>
          <table:table-cell table:number-columns-repeated="1019"/>
        </table:table-row>
        <table:table-row table:style-name="ro1">
          <table:table-cell office:value-type="float" office:value="433.078888">
            <text:p>433,078888</text:p>
          </table:table-cell>
          <table:table-cell office:value-type="float" office:value="-0.003235">
            <text:p>-0,003235</text:p>
          </table:table-cell>
          <table:table-cell office:value-type="float" office:value="-0.003198">
            <text:p>-0,003198</text:p>
          </table:table-cell>
          <table:table-cell office:value-type="float" office:value="0.389771">
            <text:p>0,389771</text:p>
          </table:table-cell>
          <table:table-cell office:value-type="float" office:value="-13.385294">
            <text:p>-13,385294</text:p>
          </table:table-cell>
          <table:table-cell table:number-columns-repeated="1019"/>
        </table:table-row>
        <table:table-row table:style-name="ro1">
          <table:table-cell office:value-type="float" office:value="433.078888">
            <text:p>433,078888</text:p>
          </table:table-cell>
          <table:table-cell office:value-type="float" office:value="-0.003235">
            <text:p>-0,003235</text:p>
          </table:table-cell>
          <table:table-cell office:value-type="float" office:value="-0.0032">
            <text:p>-0,0032</text:p>
          </table:table-cell>
          <table:table-cell office:value-type="float" office:value="0.389771">
            <text:p>0,389771</text:p>
          </table:table-cell>
          <table:table-cell office:value-type="float" office:value="-13.385294">
            <text:p>-13,385294</text:p>
          </table:table-cell>
          <table:table-cell table:number-columns-repeated="1019"/>
        </table:table-row>
        <table:table-row table:style-name="ro1">
          <table:table-cell office:value-type="float" office:value="433.078888">
            <text:p>433,078888</text:p>
          </table:table-cell>
          <table:table-cell office:value-type="float" office:value="-0.003238">
            <text:p>-0,003238</text:p>
          </table:table-cell>
          <table:table-cell office:value-type="float" office:value="-0.003201">
            <text:p>-0,003201</text:p>
          </table:table-cell>
          <table:table-cell office:value-type="float" office:value="0.389771">
            <text:p>0,389771</text:p>
          </table:table-cell>
          <table:table-cell office:value-type="float" office:value="-13.403529">
            <text:p>-13,403529</text:p>
          </table:table-cell>
          <table:table-cell table:number-columns-repeated="1019"/>
        </table:table-row>
        <table:table-row table:style-name="ro1">
          <table:table-cell office:value-type="float" office:value="433.078888">
            <text:p>433,078888</text:p>
          </table:table-cell>
          <table:table-cell office:value-type="float" office:value="-0.003233">
            <text:p>-0,003233</text:p>
          </table:table-cell>
          <table:table-cell office:value-type="float" office:value="-0.003202">
            <text:p>-0,003202</text:p>
          </table:table-cell>
          <table:table-cell office:value-type="float" office:value="0.389771">
            <text:p>0,389771</text:p>
          </table:table-cell>
          <table:table-cell office:value-type="float" office:value="-13.422647">
            <text:p>-13,422647</text:p>
          </table:table-cell>
          <table:table-cell table:number-columns-repeated="1019"/>
        </table:table-row>
        <table:table-row table:style-name="ro1">
          <table:table-cell office:value-type="float" office:value="433.772949">
            <text:p>433,772949</text:p>
          </table:table-cell>
          <table:table-cell office:value-type="float" office:value="-0.003238">
            <text:p>-0,003238</text:p>
          </table:table-cell>
          <table:table-cell office:value-type="float" office:value="-0.0032">
            <text:p>-0,0032</text:p>
          </table:table-cell>
          <table:table-cell office:value-type="float" office:value="0.390396">
            <text:p>0,390396</text:p>
          </table:table-cell>
          <table:table-cell office:value-type="float" office:value="-13.422647">
            <text:p>-13,422647</text:p>
          </table:table-cell>
          <table:table-cell table:number-columns-repeated="1019"/>
        </table:table-row>
        <table:table-row table:style-name="ro1">
          <table:table-cell office:value-type="float" office:value="432.384857">
            <text:p>432,384857</text:p>
          </table:table-cell>
          <table:table-cell office:value-type="float" office:value="-0.003233">
            <text:p>-0,003233</text:p>
          </table:table-cell>
          <table:table-cell office:value-type="float" office:value="-0.003202">
            <text:p>-0,003202</text:p>
          </table:table-cell>
          <table:table-cell office:value-type="float" office:value="0.389146">
            <text:p>0,389146</text:p>
          </table:table-cell>
          <table:table-cell office:value-type="float" office:value="-13.44147">
            <text:p>-13,44147</text:p>
          </table:table-cell>
          <table:table-cell table:number-columns-repeated="1019"/>
        </table:table-row>
        <table:table-row table:style-name="ro1">
          <table:table-cell office:value-type="float" office:value="432.384857">
            <text:p>432,384857</text:p>
          </table:table-cell>
          <table:table-cell office:value-type="float" office:value="-0.003232">
            <text:p>-0,003232</text:p>
          </table:table-cell>
          <table:table-cell office:value-type="float" office:value="-0.003202">
            <text:p>-0,003202</text:p>
          </table:table-cell>
          <table:table-cell office:value-type="float" office:value="0.389146">
            <text:p>0,389146</text:p>
          </table:table-cell>
          <table:table-cell office:value-type="float" office:value="-13.44147">
            <text:p>-13,44147</text:p>
          </table:table-cell>
          <table:table-cell table:number-columns-repeated="1019"/>
        </table:table-row>
        <table:table-row table:style-name="ro1">
          <table:table-cell office:value-type="float" office:value="434.46698">
            <text:p>434,46698</text:p>
          </table:table-cell>
          <table:table-cell office:value-type="float" office:value="-0.003236">
            <text:p>-0,003236</text:p>
          </table:table-cell>
          <table:table-cell office:value-type="float" office:value="-0.003201">
            <text:p>-0,003201</text:p>
          </table:table-cell>
          <table:table-cell office:value-type="float" office:value="0.39102">
            <text:p>0,39102</text:p>
          </table:table-cell>
          <table:table-cell office:value-type="float" office:value="-13.460882">
            <text:p>-13,460882</text:p>
          </table:table-cell>
          <table:table-cell table:number-columns-repeated="1019"/>
        </table:table-row>
        <table:table-row table:style-name="ro1">
          <table:table-cell office:value-type="float" office:value="434.46698">
            <text:p>434,46698</text:p>
          </table:table-cell>
          <table:table-cell office:value-type="float" office:value="-0.003236">
            <text:p>-0,003236</text:p>
          </table:table-cell>
          <table:table-cell office:value-type="float" office:value="-0.003203">
            <text:p>-0,003203</text:p>
          </table:table-cell>
          <table:table-cell office:value-type="float" office:value="0.39102">
            <text:p>0,39102</text:p>
          </table:table-cell>
          <table:table-cell office:value-type="float" office:value="-13.460882">
            <text:p>-13,460882</text:p>
          </table:table-cell>
          <table:table-cell table:number-columns-repeated="1019"/>
        </table:table-row>
        <table:table-row table:style-name="ro1">
          <table:table-cell office:value-type="float" office:value="433.772949">
            <text:p>433,772949</text:p>
          </table:table-cell>
          <table:table-cell office:value-type="float" office:value="-0.003233">
            <text:p>-0,003233</text:p>
          </table:table-cell>
          <table:table-cell office:value-type="float" office:value="-0.003201">
            <text:p>-0,003201</text:p>
          </table:table-cell>
          <table:table-cell office:value-type="float" office:value="0.390396">
            <text:p>0,390396</text:p>
          </table:table-cell>
          <table:table-cell office:value-type="float" office:value="-13.479412">
            <text:p>-13,479412</text:p>
          </table:table-cell>
          <table:table-cell table:number-columns-repeated="1019"/>
        </table:table-row>
        <table:table-row table:style-name="ro1">
          <table:table-cell office:value-type="float" office:value="433.772949">
            <text:p>433,772949</text:p>
          </table:table-cell>
          <table:table-cell office:value-type="float" office:value="-0.003235">
            <text:p>-0,003235</text:p>
          </table:table-cell>
          <table:table-cell office:value-type="float" office:value="-0.003202">
            <text:p>-0,003202</text:p>
          </table:table-cell>
          <table:table-cell office:value-type="float" office:value="0.390396">
            <text:p>0,390396</text:p>
          </table:table-cell>
          <table:table-cell office:value-type="float" office:value="-13.479412">
            <text:p>-13,479412</text:p>
          </table:table-cell>
          <table:table-cell table:number-columns-repeated="1019"/>
        </table:table-row>
        <table:table-row table:style-name="ro1">
          <table:table-cell office:value-type="float" office:value="435.161011">
            <text:p>435,161011</text:p>
          </table:table-cell>
          <table:table-cell office:value-type="float" office:value="-0.003233">
            <text:p>-0,003233</text:p>
          </table:table-cell>
          <table:table-cell office:value-type="float" office:value="-0.003201">
            <text:p>-0,003201</text:p>
          </table:table-cell>
          <table:table-cell office:value-type="float" office:value="0.391645">
            <text:p>0,391645</text:p>
          </table:table-cell>
          <table:table-cell office:value-type="float" office:value="-13.499118">
            <text:p>-13,499118</text:p>
          </table:table-cell>
          <table:table-cell table:number-columns-repeated="1019"/>
        </table:table-row>
        <table:table-row table:style-name="ro1">
          <table:table-cell office:value-type="float" office:value="435.161011">
            <text:p>435,161011</text:p>
          </table:table-cell>
          <table:table-cell office:value-type="float" office:value="-0.003233">
            <text:p>-0,003233</text:p>
          </table:table-cell>
          <table:table-cell office:value-type="float" office:value="-0.003201">
            <text:p>-0,003201</text:p>
          </table:table-cell>
          <table:table-cell office:value-type="float" office:value="0.391645">
            <text:p>0,391645</text:p>
          </table:table-cell>
          <table:table-cell office:value-type="float" office:value="-13.499118">
            <text:p>-13,499118</text:p>
          </table:table-cell>
          <table:table-cell table:number-columns-repeated="1019"/>
        </table:table-row>
        <table:table-row table:style-name="ro1">
          <table:table-cell office:value-type="float" office:value="433.078888">
            <text:p>433,078888</text:p>
          </table:table-cell>
          <table:table-cell office:value-type="float" office:value="-0.003236">
            <text:p>-0,003236</text:p>
          </table:table-cell>
          <table:table-cell office:value-type="float" office:value="-0.0032">
            <text:p>-0,0032</text:p>
          </table:table-cell>
          <table:table-cell office:value-type="float" office:value="0.389771">
            <text:p>0,389771</text:p>
          </table:table-cell>
          <table:table-cell office:value-type="float" office:value="-13.518529">
            <text:p>-13,518529</text:p>
          </table:table-cell>
          <table:table-cell table:number-columns-repeated="1019"/>
        </table:table-row>
        <table:table-row table:style-name="ro1">
          <table:table-cell office:value-type="float" office:value="433.078888">
            <text:p>433,078888</text:p>
          </table:table-cell>
          <table:table-cell office:value-type="float" office:value="-0.003235">
            <text:p>-0,003235</text:p>
          </table:table-cell>
          <table:table-cell office:value-type="float" office:value="-0.0032">
            <text:p>-0,0032</text:p>
          </table:table-cell>
          <table:table-cell office:value-type="float" office:value="0.389771">
            <text:p>0,389771</text:p>
          </table:table-cell>
          <table:table-cell office:value-type="float" office:value="-13.518529">
            <text:p>-13,518529</text:p>
          </table:table-cell>
          <table:table-cell table:number-columns-repeated="1019"/>
        </table:table-row>
        <table:table-row table:style-name="ro1">
          <table:table-cell office:value-type="float" office:value="433.772949">
            <text:p>433,772949</text:p>
          </table:table-cell>
          <table:table-cell office:value-type="float" office:value="-0.003235">
            <text:p>-0,003235</text:p>
          </table:table-cell>
          <table:table-cell office:value-type="float" office:value="-0.0032">
            <text:p>-0,0032</text:p>
          </table:table-cell>
          <table:table-cell office:value-type="float" office:value="0.390396">
            <text:p>0,390396</text:p>
          </table:table-cell>
          <table:table-cell office:value-type="float" office:value="-13.537353">
            <text:p>-13,537353</text:p>
          </table:table-cell>
          <table:table-cell table:number-columns-repeated="1019"/>
        </table:table-row>
        <table:table-row table:style-name="ro1">
          <table:table-cell office:value-type="float" office:value="433.772949">
            <text:p>433,772949</text:p>
          </table:table-cell>
          <table:table-cell office:value-type="float" office:value="-0.003235">
            <text:p>-0,003235</text:p>
          </table:table-cell>
          <table:table-cell office:value-type="float" office:value="-0.0032">
            <text:p>-0,0032</text:p>
          </table:table-cell>
          <table:table-cell office:value-type="float" office:value="0.390396">
            <text:p>0,390396</text:p>
          </table:table-cell>
          <table:table-cell office:value-type="float" office:value="-13.537353">
            <text:p>-13,537353</text:p>
          </table:table-cell>
          <table:table-cell table:number-columns-repeated="1019"/>
        </table:table-row>
        <table:table-row table:style-name="ro1">
          <table:table-cell office:value-type="float" office:value="433.078888">
            <text:p>433,078888</text:p>
          </table:table-cell>
          <table:table-cell office:value-type="float" office:value="-0.003235">
            <text:p>-0,003235</text:p>
          </table:table-cell>
          <table:table-cell office:value-type="float" office:value="-0.003202">
            <text:p>-0,003202</text:p>
          </table:table-cell>
          <table:table-cell office:value-type="float" office:value="0.389771">
            <text:p>0,389771</text:p>
          </table:table-cell>
          <table:table-cell office:value-type="float" office:value="-13.557059">
            <text:p>-13,557059</text:p>
          </table:table-cell>
          <table:table-cell table:number-columns-repeated="1019"/>
        </table:table-row>
        <table:table-row table:style-name="ro1">
          <table:table-cell office:value-type="float" office:value="433.078888">
            <text:p>433,078888</text:p>
          </table:table-cell>
          <table:table-cell office:value-type="float" office:value="-0.003233">
            <text:p>-0,003233</text:p>
          </table:table-cell>
          <table:table-cell office:value-type="float" office:value="-0.0032">
            <text:p>-0,0032</text:p>
          </table:table-cell>
          <table:table-cell office:value-type="float" office:value="0.389771">
            <text:p>0,389771</text:p>
          </table:table-cell>
          <table:table-cell office:value-type="float" office:value="-13.557059">
            <text:p>-13,557059</text:p>
          </table:table-cell>
          <table:table-cell table:number-columns-repeated="1019"/>
        </table:table-row>
        <table:table-row table:style-name="ro1">
          <table:table-cell office:value-type="float" office:value="433.772949">
            <text:p>433,772949</text:p>
          </table:table-cell>
          <table:table-cell office:value-type="float" office:value="-0.003233">
            <text:p>-0,003233</text:p>
          </table:table-cell>
          <table:table-cell office:value-type="float" office:value="-0.003201">
            <text:p>-0,003201</text:p>
          </table:table-cell>
          <table:table-cell office:value-type="float" office:value="0.390396">
            <text:p>0,390396</text:p>
          </table:table-cell>
          <table:table-cell office:value-type="float" office:value="-13.575882">
            <text:p>-13,575882</text:p>
          </table:table-cell>
          <table:table-cell table:number-columns-repeated="1019"/>
        </table:table-row>
        <table:table-row table:style-name="ro1">
          <table:table-cell office:value-type="float" office:value="433.772949">
            <text:p>433,772949</text:p>
          </table:table-cell>
          <table:table-cell office:value-type="float" office:value="-0.003233">
            <text:p>-0,003233</text:p>
          </table:table-cell>
          <table:table-cell office:value-type="float" office:value="-0.003201">
            <text:p>-0,003201</text:p>
          </table:table-cell>
          <table:table-cell office:value-type="float" office:value="0.390396">
            <text:p>0,390396</text:p>
          </table:table-cell>
          <table:table-cell office:value-type="float" office:value="-13.575882">
            <text:p>-13,575882</text:p>
          </table:table-cell>
          <table:table-cell table:number-columns-repeated="1019"/>
        </table:table-row>
        <table:table-row table:style-name="ro1">
          <table:table-cell office:value-type="float" office:value="432.384857">
            <text:p>432,384857</text:p>
          </table:table-cell>
          <table:table-cell office:value-type="float" office:value="-0.003236">
            <text:p>-0,003236</text:p>
          </table:table-cell>
          <table:table-cell office:value-type="float" office:value="-0.0032">
            <text:p>-0,0032</text:p>
          </table:table-cell>
          <table:table-cell office:value-type="float" office:value="0.389146">
            <text:p>0,389146</text:p>
          </table:table-cell>
          <table:table-cell office:value-type="float" office:value="-13.595882">
            <text:p>-13,595882</text:p>
          </table:table-cell>
          <table:table-cell table:number-columns-repeated="1019"/>
        </table:table-row>
        <table:table-row table:style-name="ro1">
          <table:table-cell office:value-type="float" office:value="432.384857">
            <text:p>432,384857</text:p>
          </table:table-cell>
          <table:table-cell office:value-type="float" office:value="-0.003235">
            <text:p>-0,003235</text:p>
          </table:table-cell>
          <table:table-cell office:value-type="float" office:value="-0.003198">
            <text:p>-0,003198</text:p>
          </table:table-cell>
          <table:table-cell office:value-type="float" office:value="0.389146">
            <text:p>0,389146</text:p>
          </table:table-cell>
          <table:table-cell office:value-type="float" office:value="-13.595882">
            <text:p>-13,595882</text:p>
          </table:table-cell>
          <table:table-cell table:number-columns-repeated="1019"/>
        </table:table-row>
        <table:table-row table:style-name="ro1">
          <table:table-cell office:value-type="float" office:value="433.772949">
            <text:p>433,772949</text:p>
          </table:table-cell>
          <table:table-cell office:value-type="float" office:value="-0.003235">
            <text:p>-0,003235</text:p>
          </table:table-cell>
          <table:table-cell office:value-type="float" office:value="-0.003202">
            <text:p>-0,003202</text:p>
          </table:table-cell>
          <table:table-cell office:value-type="float" office:value="0.390396">
            <text:p>0,390396</text:p>
          </table:table-cell>
          <table:table-cell office:value-type="float" office:value="-13.615294">
            <text:p>-13,615294</text:p>
          </table:table-cell>
          <table:table-cell table:number-columns-repeated="1019"/>
        </table:table-row>
        <table:table-row table:style-name="ro1">
          <table:table-cell office:value-type="float" office:value="433.772949">
            <text:p>433,772949</text:p>
          </table:table-cell>
          <table:table-cell office:value-type="float" office:value="-0.003235">
            <text:p>-0,003235</text:p>
          </table:table-cell>
          <table:table-cell office:value-type="float" office:value="-0.003202">
            <text:p>-0,003202</text:p>
          </table:table-cell>
          <table:table-cell office:value-type="float" office:value="0.390396">
            <text:p>0,390396</text:p>
          </table:table-cell>
          <table:table-cell office:value-type="float" office:value="-13.615294">
            <text:p>-13,615294</text:p>
          </table:table-cell>
          <table:table-cell table:number-columns-repeated="1019"/>
        </table:table-row>
        <table:table-row table:style-name="ro1">
          <table:table-cell office:value-type="float" office:value="433.078888">
            <text:p>433,078888</text:p>
          </table:table-cell>
          <table:table-cell office:value-type="float" office:value="-0.003235">
            <text:p>-0,003235</text:p>
          </table:table-cell>
          <table:table-cell office:value-type="float" office:value="-0.003202">
            <text:p>-0,003202</text:p>
          </table:table-cell>
          <table:table-cell office:value-type="float" office:value="0.389771">
            <text:p>0,389771</text:p>
          </table:table-cell>
          <table:table-cell office:value-type="float" office:value="-13.635294">
            <text:p>-13,635294</text:p>
          </table:table-cell>
          <table:table-cell table:number-columns-repeated="1019"/>
        </table:table-row>
        <table:table-row table:style-name="ro1">
          <table:table-cell office:value-type="float" office:value="433.078888">
            <text:p>433,078888</text:p>
          </table:table-cell>
          <table:table-cell office:value-type="float" office:value="-0.003235">
            <text:p>-0,003235</text:p>
          </table:table-cell>
          <table:table-cell office:value-type="float" office:value="-0.003201">
            <text:p>-0,003201</text:p>
          </table:table-cell>
          <table:table-cell office:value-type="float" office:value="0.389771">
            <text:p>0,389771</text:p>
          </table:table-cell>
          <table:table-cell office:value-type="float" office:value="-13.635294">
            <text:p>-13,635294</text:p>
          </table:table-cell>
          <table:table-cell table:number-columns-repeated="1019"/>
        </table:table-row>
        <table:table-row table:style-name="ro1">
          <table:table-cell office:value-type="float" office:value="433.078888">
            <text:p>433,078888</text:p>
          </table:table-cell>
          <table:table-cell office:value-type="float" office:value="-0.003232">
            <text:p>-0,003232</text:p>
          </table:table-cell>
          <table:table-cell office:value-type="float" office:value="-0.003202">
            <text:p>-0,003202</text:p>
          </table:table-cell>
          <table:table-cell office:value-type="float" office:value="0.389771">
            <text:p>0,389771</text:p>
          </table:table-cell>
          <table:table-cell office:value-type="float" office:value="-13.654118">
            <text:p>-13,654118</text:p>
          </table:table-cell>
          <table:table-cell table:number-columns-repeated="1019"/>
        </table:table-row>
        <table:table-row table:style-name="ro1">
          <table:table-cell office:value-type="float" office:value="433.078888">
            <text:p>433,078888</text:p>
          </table:table-cell>
          <table:table-cell office:value-type="float" office:value="-0.003236">
            <text:p>-0,003236</text:p>
          </table:table-cell>
          <table:table-cell office:value-type="float" office:value="-0.003201">
            <text:p>-0,003201</text:p>
          </table:table-cell>
          <table:table-cell office:value-type="float" office:value="0.389771">
            <text:p>0,389771</text:p>
          </table:table-cell>
          <table:table-cell office:value-type="float" office:value="-13.654118">
            <text:p>-13,654118</text:p>
          </table:table-cell>
          <table:table-cell table:number-columns-repeated="1019"/>
        </table:table-row>
        <table:table-row table:style-name="ro1">
          <table:table-cell office:value-type="float" office:value="433.078888">
            <text:p>433,078888</text:p>
          </table:table-cell>
          <table:table-cell office:value-type="float" office:value="-0.003237">
            <text:p>-0,003237</text:p>
          </table:table-cell>
          <table:table-cell office:value-type="float" office:value="-0.003203">
            <text:p>-0,003203</text:p>
          </table:table-cell>
          <table:table-cell office:value-type="float" office:value="0.389771">
            <text:p>0,389771</text:p>
          </table:table-cell>
          <table:table-cell office:value-type="float" office:value="-13.67353">
            <text:p>-13,67353</text:p>
          </table:table-cell>
          <table:table-cell table:number-columns-repeated="1019"/>
        </table:table-row>
        <table:table-row table:style-name="ro1">
          <table:table-cell office:value-type="float" office:value="433.078888">
            <text:p>433,078888</text:p>
          </table:table-cell>
          <table:table-cell office:value-type="float" office:value="-0.003235">
            <text:p>-0,003235</text:p>
          </table:table-cell>
          <table:table-cell office:value-type="float" office:value="-0.003202">
            <text:p>-0,003202</text:p>
          </table:table-cell>
          <table:table-cell office:value-type="float" office:value="0.389771">
            <text:p>0,389771</text:p>
          </table:table-cell>
          <table:table-cell office:value-type="float" office:value="-13.692647">
            <text:p>-13,692647</text:p>
          </table:table-cell>
          <table:table-cell table:number-columns-repeated="1019"/>
        </table:table-row>
        <table:table-row table:style-name="ro1">
          <table:table-cell office:value-type="float" office:value="434.46698">
            <text:p>434,46698</text:p>
          </table:table-cell>
          <table:table-cell office:value-type="float" office:value="-0.003236">
            <text:p>-0,003236</text:p>
          </table:table-cell>
          <table:table-cell office:value-type="float" office:value="-0.0032">
            <text:p>-0,0032</text:p>
          </table:table-cell>
          <table:table-cell office:value-type="float" office:value="0.39102">
            <text:p>0,39102</text:p>
          </table:table-cell>
          <table:table-cell office:value-type="float" office:value="-13.692647">
            <text:p>-13,692647</text:p>
          </table:table-cell>
          <table:table-cell table:number-columns-repeated="1019"/>
        </table:table-row>
        <table:table-row table:style-name="ro1">
          <table:table-cell office:value-type="float" office:value="434.46698">
            <text:p>434,46698</text:p>
          </table:table-cell>
          <table:table-cell office:value-type="float" office:value="-0.003235">
            <text:p>-0,003235</text:p>
          </table:table-cell>
          <table:table-cell office:value-type="float" office:value="-0.003201">
            <text:p>-0,003201</text:p>
          </table:table-cell>
          <table:table-cell office:value-type="float" office:value="0.39102">
            <text:p>0,39102</text:p>
          </table:table-cell>
          <table:table-cell office:value-type="float" office:value="-13.711764">
            <text:p>-13,711764</text:p>
          </table:table-cell>
          <table:table-cell table:number-columns-repeated="1019"/>
        </table:table-row>
        <table:table-row table:style-name="ro1">
          <table:table-cell office:value-type="float" office:value="433.078888">
            <text:p>433,078888</text:p>
          </table:table-cell>
          <table:table-cell office:value-type="float" office:value="-0.003235">
            <text:p>-0,003235</text:p>
          </table:table-cell>
          <table:table-cell office:value-type="float" office:value="-0.003202">
            <text:p>-0,003202</text:p>
          </table:table-cell>
          <table:table-cell office:value-type="float" office:value="0.389771">
            <text:p>0,389771</text:p>
          </table:table-cell>
          <table:table-cell office:value-type="float" office:value="-13.711764">
            <text:p>-13,711764</text:p>
          </table:table-cell>
          <table:table-cell table:number-columns-repeated="1019"/>
        </table:table-row>
        <table:table-row table:style-name="ro1">
          <table:table-cell office:value-type="float" office:value="433.772949">
            <text:p>433,772949</text:p>
          </table:table-cell>
          <table:table-cell office:value-type="float" office:value="-0.003235">
            <text:p>-0,003235</text:p>
          </table:table-cell>
          <table:table-cell office:value-type="float" office:value="-0.003201">
            <text:p>-0,003201</text:p>
          </table:table-cell>
          <table:table-cell office:value-type="float" office:value="0.390396">
            <text:p>0,390396</text:p>
          </table:table-cell>
          <table:table-cell office:value-type="float" office:value="-13.731176">
            <text:p>-13,731176</text:p>
          </table:table-cell>
          <table:table-cell table:number-columns-repeated="1019"/>
        </table:table-row>
        <table:table-row table:style-name="ro1">
          <table:table-cell office:value-type="float" office:value="433.772949">
            <text:p>433,772949</text:p>
          </table:table-cell>
          <table:table-cell office:value-type="float" office:value="-0.003235">
            <text:p>-0,003235</text:p>
          </table:table-cell>
          <table:table-cell office:value-type="float" office:value="-0.003202">
            <text:p>-0,003202</text:p>
          </table:table-cell>
          <table:table-cell office:value-type="float" office:value="0.390396">
            <text:p>0,390396</text:p>
          </table:table-cell>
          <table:table-cell office:value-type="float" office:value="-13.731176">
            <text:p>-13,731176</text:p>
          </table:table-cell>
          <table:table-cell table:number-columns-repeated="1019"/>
        </table:table-row>
        <table:table-row table:style-name="ro1">
          <table:table-cell office:value-type="float" office:value="434.46698">
            <text:p>434,46698</text:p>
          </table:table-cell>
          <table:table-cell office:value-type="float" office:value="-0.003235">
            <text:p>-0,003235</text:p>
          </table:table-cell>
          <table:table-cell office:value-type="float" office:value="-0.003198">
            <text:p>-0,003198</text:p>
          </table:table-cell>
          <table:table-cell office:value-type="float" office:value="0.39102">
            <text:p>0,39102</text:p>
          </table:table-cell>
          <table:table-cell office:value-type="float" office:value="-13.749706">
            <text:p>-13,749706</text:p>
          </table:table-cell>
          <table:table-cell table:number-columns-repeated="1019"/>
        </table:table-row>
        <table:table-row table:style-name="ro1">
          <table:table-cell office:value-type="float" office:value="434.46698">
            <text:p>434,46698</text:p>
          </table:table-cell>
          <table:table-cell office:value-type="float" office:value="-0.003235">
            <text:p>-0,003235</text:p>
          </table:table-cell>
          <table:table-cell office:value-type="float" office:value="-0.003203">
            <text:p>-0,003203</text:p>
          </table:table-cell>
          <table:table-cell office:value-type="float" office:value="0.39102">
            <text:p>0,39102</text:p>
          </table:table-cell>
          <table:table-cell office:value-type="float" office:value="-13.749706">
            <text:p>-13,749706</text:p>
          </table:table-cell>
          <table:table-cell table:number-columns-repeated="1019"/>
        </table:table-row>
        <table:table-row table:style-name="ro1">
          <table:table-cell office:value-type="float" office:value="433.772949">
            <text:p>433,772949</text:p>
          </table:table-cell>
          <table:table-cell office:value-type="float" office:value="-0.003235">
            <text:p>-0,003235</text:p>
          </table:table-cell>
          <table:table-cell office:value-type="float" office:value="-0.003201">
            <text:p>-0,003201</text:p>
          </table:table-cell>
          <table:table-cell office:value-type="float" office:value="0.390396">
            <text:p>0,390396</text:p>
          </table:table-cell>
          <table:table-cell office:value-type="float" office:value="-13.768824">
            <text:p>-13,768824</text:p>
          </table:table-cell>
          <table:table-cell table:number-columns-repeated="1019"/>
        </table:table-row>
        <table:table-row table:style-name="ro1">
          <table:table-cell office:value-type="float" office:value="433.772949">
            <text:p>433,772949</text:p>
          </table:table-cell>
          <table:table-cell office:value-type="float" office:value="-0.003233">
            <text:p>-0,003233</text:p>
          </table:table-cell>
          <table:table-cell office:value-type="float" office:value="-0.003203">
            <text:p>-0,003203</text:p>
          </table:table-cell>
          <table:table-cell office:value-type="float" office:value="0.390396">
            <text:p>0,390396</text:p>
          </table:table-cell>
          <table:table-cell office:value-type="float" office:value="-13.768824">
            <text:p>-13,768824</text:p>
          </table:table-cell>
          <table:table-cell table:number-columns-repeated="1019"/>
        </table:table-row>
        <table:table-row table:style-name="ro1">
          <table:table-cell office:value-type="float" office:value="433.772949">
            <text:p>433,772949</text:p>
          </table:table-cell>
          <table:table-cell office:value-type="float" office:value="-0.003236">
            <text:p>-0,003236</text:p>
          </table:table-cell>
          <table:table-cell office:value-type="float" office:value="-0.003201">
            <text:p>-0,003201</text:p>
          </table:table-cell>
          <table:table-cell office:value-type="float" office:value="0.390396">
            <text:p>0,390396</text:p>
          </table:table-cell>
          <table:table-cell office:value-type="float" office:value="-13.787647">
            <text:p>-13,787647</text:p>
          </table:table-cell>
          <table:table-cell table:number-columns-repeated="1019"/>
        </table:table-row>
        <table:table-row table:style-name="ro1">
          <table:table-cell office:value-type="float" office:value="433.772949">
            <text:p>433,772949</text:p>
          </table:table-cell>
          <table:table-cell office:value-type="float" office:value="-0.003235">
            <text:p>-0,003235</text:p>
          </table:table-cell>
          <table:table-cell office:value-type="float" office:value="-0.003201">
            <text:p>-0,003201</text:p>
          </table:table-cell>
          <table:table-cell office:value-type="float" office:value="0.390396">
            <text:p>0,390396</text:p>
          </table:table-cell>
          <table:table-cell office:value-type="float" office:value="-13.787647">
            <text:p>-13,787647</text:p>
          </table:table-cell>
          <table:table-cell table:number-columns-repeated="1019"/>
        </table:table-row>
        <table:table-row table:style-name="ro1">
          <table:table-cell office:value-type="float" office:value="433.772949">
            <text:p>433,772949</text:p>
          </table:table-cell>
          <table:table-cell office:value-type="float" office:value="-0.003235">
            <text:p>-0,003235</text:p>
          </table:table-cell>
          <table:table-cell office:value-type="float" office:value="-0.003202">
            <text:p>-0,003202</text:p>
          </table:table-cell>
          <table:table-cell office:value-type="float" office:value="0.390396">
            <text:p>0,390396</text:p>
          </table:table-cell>
          <table:table-cell office:value-type="float" office:value="-13.806765">
            <text:p>-13,806765</text:p>
          </table:table-cell>
          <table:table-cell table:number-columns-repeated="1019"/>
        </table:table-row>
        <table:table-row table:style-name="ro1">
          <table:table-cell office:value-type="float" office:value="433.772949">
            <text:p>433,772949</text:p>
          </table:table-cell>
          <table:table-cell office:value-type="float" office:value="-0.003233">
            <text:p>-0,003233</text:p>
          </table:table-cell>
          <table:table-cell office:value-type="float" office:value="-0.003201">
            <text:p>-0,003201</text:p>
          </table:table-cell>
          <table:table-cell office:value-type="float" office:value="0.390396">
            <text:p>0,390396</text:p>
          </table:table-cell>
          <table:table-cell office:value-type="float" office:value="-13.806765">
            <text:p>-13,806765</text:p>
          </table:table-cell>
          <table:table-cell table:number-columns-repeated="1019"/>
        </table:table-row>
        <table:table-row table:style-name="ro1">
          <table:table-cell office:value-type="float" office:value="433.078888">
            <text:p>433,078888</text:p>
          </table:table-cell>
          <table:table-cell office:value-type="float" office:value="-0.003235">
            <text:p>-0,003235</text:p>
          </table:table-cell>
          <table:table-cell office:value-type="float" office:value="-0.003198">
            <text:p>-0,003198</text:p>
          </table:table-cell>
          <table:table-cell office:value-type="float" office:value="0.389771">
            <text:p>0,389771</text:p>
          </table:table-cell>
          <table:table-cell office:value-type="float" office:value="-13.82647">
            <text:p>-13,82647</text:p>
          </table:table-cell>
          <table:table-cell table:number-columns-repeated="1019"/>
        </table:table-row>
        <table:table-row table:style-name="ro1">
          <table:table-cell office:value-type="float" office:value="433.078888">
            <text:p>433,078888</text:p>
          </table:table-cell>
          <table:table-cell office:value-type="float" office:value="-0.003233">
            <text:p>-0,003233</text:p>
          </table:table-cell>
          <table:table-cell office:value-type="float" office:value="-0.003201">
            <text:p>-0,003201</text:p>
          </table:table-cell>
          <table:table-cell office:value-type="float" office:value="0.389771">
            <text:p>0,389771</text:p>
          </table:table-cell>
          <table:table-cell office:value-type="float" office:value="-13.82647">
            <text:p>-13,82647</text:p>
          </table:table-cell>
          <table:table-cell table:number-columns-repeated="1019"/>
        </table:table-row>
        <table:table-row table:style-name="ro1">
          <table:table-cell office:value-type="float" office:value="432.384857">
            <text:p>432,384857</text:p>
          </table:table-cell>
          <table:table-cell office:value-type="float" office:value="-0.003235">
            <text:p>-0,003235</text:p>
          </table:table-cell>
          <table:table-cell office:value-type="float" office:value="-0.003202">
            <text:p>-0,003202</text:p>
          </table:table-cell>
          <table:table-cell office:value-type="float" office:value="0.389146">
            <text:p>0,389146</text:p>
          </table:table-cell>
          <table:table-cell office:value-type="float" office:value="-13.845882">
            <text:p>-13,845882</text:p>
          </table:table-cell>
          <table:table-cell table:number-columns-repeated="1019"/>
        </table:table-row>
        <table:table-row table:style-name="ro1">
          <table:table-cell office:value-type="float" office:value="432.384857">
            <text:p>432,384857</text:p>
          </table:table-cell>
          <table:table-cell office:value-type="float" office:value="-0.003233">
            <text:p>-0,003233</text:p>
          </table:table-cell>
          <table:table-cell office:value-type="float" office:value="-0.0032">
            <text:p>-0,0032</text:p>
          </table:table-cell>
          <table:table-cell office:value-type="float" office:value="0.389146">
            <text:p>0,389146</text:p>
          </table:table-cell>
          <table:table-cell office:value-type="float" office:value="-13.845882">
            <text:p>-13,845882</text:p>
          </table:table-cell>
          <table:table-cell table:number-columns-repeated="1019"/>
        </table:table-row>
        <table:table-row table:style-name="ro1">
          <table:table-cell office:value-type="float" office:value="433.772949">
            <text:p>433,772949</text:p>
          </table:table-cell>
          <table:table-cell office:value-type="float" office:value="-0.003235">
            <text:p>-0,003235</text:p>
          </table:table-cell>
          <table:table-cell office:value-type="float" office:value="-0.003203">
            <text:p>-0,003203</text:p>
          </table:table-cell>
          <table:table-cell office:value-type="float" office:value="0.390396">
            <text:p>0,390396</text:p>
          </table:table-cell>
          <table:table-cell office:value-type="float" office:value="-13.865588">
            <text:p>-13,865588</text:p>
          </table:table-cell>
          <table:table-cell table:number-columns-repeated="1019"/>
        </table:table-row>
        <table:table-row table:style-name="ro1">
          <table:table-cell office:value-type="float" office:value="433.772949">
            <text:p>433,772949</text:p>
          </table:table-cell>
          <table:table-cell office:value-type="float" office:value="-0.003235">
            <text:p>-0,003235</text:p>
          </table:table-cell>
          <table:table-cell office:value-type="float" office:value="-0.003201">
            <text:p>-0,003201</text:p>
          </table:table-cell>
          <table:table-cell office:value-type="float" office:value="0.390396">
            <text:p>0,390396</text:p>
          </table:table-cell>
          <table:table-cell office:value-type="float" office:value="-13.865588">
            <text:p>-13,865588</text:p>
          </table:table-cell>
          <table:table-cell table:number-columns-repeated="1019"/>
        </table:table-row>
        <table:table-row table:style-name="ro1">
          <table:table-cell office:value-type="float" office:value="433.772949">
            <text:p>433,772949</text:p>
          </table:table-cell>
          <table:table-cell office:value-type="float" office:value="-0.003233">
            <text:p>-0,003233</text:p>
          </table:table-cell>
          <table:table-cell office:value-type="float" office:value="-0.0032">
            <text:p>-0,0032</text:p>
          </table:table-cell>
          <table:table-cell office:value-type="float" office:value="0.390396">
            <text:p>0,390396</text:p>
          </table:table-cell>
          <table:table-cell office:value-type="float" office:value="-13.884118">
            <text:p>-13,884118</text:p>
          </table:table-cell>
          <table:table-cell table:number-columns-repeated="1019"/>
        </table:table-row>
        <table:table-row table:style-name="ro1">
          <table:table-cell office:value-type="float" office:value="433.772949">
            <text:p>433,772949</text:p>
          </table:table-cell>
          <table:table-cell office:value-type="float" office:value="-0.003233">
            <text:p>-0,003233</text:p>
          </table:table-cell>
          <table:table-cell office:value-type="float" office:value="-0.0032">
            <text:p>-0,0032</text:p>
          </table:table-cell>
          <table:table-cell office:value-type="float" office:value="0.390396">
            <text:p>0,390396</text:p>
          </table:table-cell>
          <table:table-cell office:value-type="float" office:value="-13.884118">
            <text:p>-13,884118</text:p>
          </table:table-cell>
          <table:table-cell table:number-columns-repeated="1019"/>
        </table:table-row>
        <table:table-row table:style-name="ro1">
          <table:table-cell office:value-type="float" office:value="435.161011">
            <text:p>435,161011</text:p>
          </table:table-cell>
          <table:table-cell office:value-type="float" office:value="-0.003235">
            <text:p>-0,003235</text:p>
          </table:table-cell>
          <table:table-cell office:value-type="float" office:value="-0.003201">
            <text:p>-0,003201</text:p>
          </table:table-cell>
          <table:table-cell office:value-type="float" office:value="0.391645">
            <text:p>0,391645</text:p>
          </table:table-cell>
          <table:table-cell office:value-type="float" office:value="-13.903824">
            <text:p>-13,903824</text:p>
          </table:table-cell>
          <table:table-cell table:number-columns-repeated="1019"/>
        </table:table-row>
        <table:table-row table:style-name="ro1">
          <table:table-cell office:value-type="float" office:value="435.161011">
            <text:p>435,161011</text:p>
          </table:table-cell>
          <table:table-cell office:value-type="float" office:value="-0.003235">
            <text:p>-0,003235</text:p>
          </table:table-cell>
          <table:table-cell office:value-type="float" office:value="-0.003202">
            <text:p>-0,003202</text:p>
          </table:table-cell>
          <table:table-cell office:value-type="float" office:value="0.391645">
            <text:p>0,391645</text:p>
          </table:table-cell>
          <table:table-cell office:value-type="float" office:value="-13.922647">
            <text:p>-13,922647</text:p>
          </table:table-cell>
          <table:table-cell table:number-columns-repeated="1019"/>
        </table:table-row>
        <table:table-row table:style-name="ro1">
          <table:table-cell office:value-type="float" office:value="432.384857">
            <text:p>432,384857</text:p>
          </table:table-cell>
          <table:table-cell office:value-type="float" office:value="-0.003232">
            <text:p>-0,003232</text:p>
          </table:table-cell>
          <table:table-cell office:value-type="float" office:value="-0.003201">
            <text:p>-0,003201</text:p>
          </table:table-cell>
          <table:table-cell office:value-type="float" office:value="0.389146">
            <text:p>0,389146</text:p>
          </table:table-cell>
          <table:table-cell office:value-type="float" office:value="-13.922647">
            <text:p>-13,922647</text:p>
          </table:table-cell>
          <table:table-cell table:number-columns-repeated="1019"/>
        </table:table-row>
        <table:table-row table:style-name="ro1">
          <table:table-cell office:value-type="float" office:value="432.384857">
            <text:p>432,384857</text:p>
          </table:table-cell>
          <table:table-cell office:value-type="float" office:value="-0.003235">
            <text:p>-0,003235</text:p>
          </table:table-cell>
          <table:table-cell office:value-type="float" office:value="-0.003202">
            <text:p>-0,003202</text:p>
          </table:table-cell>
          <table:table-cell office:value-type="float" office:value="0.389146">
            <text:p>0,389146</text:p>
          </table:table-cell>
          <table:table-cell office:value-type="float" office:value="-13.941765">
            <text:p>-13,941765</text:p>
          </table:table-cell>
          <table:table-cell table:number-columns-repeated="1019"/>
        </table:table-row>
        <table:table-row table:style-name="ro1">
          <table:table-cell office:value-type="float" office:value="435.161011">
            <text:p>435,161011</text:p>
          </table:table-cell>
          <table:table-cell office:value-type="float" office:value="-0.003235">
            <text:p>-0,003235</text:p>
          </table:table-cell>
          <table:table-cell office:value-type="float" office:value="-0.0032">
            <text:p>-0,0032</text:p>
          </table:table-cell>
          <table:table-cell office:value-type="float" office:value="0.391645">
            <text:p>0,391645</text:p>
          </table:table-cell>
          <table:table-cell office:value-type="float" office:value="-13.941765">
            <text:p>-13,941765</text:p>
          </table:table-cell>
          <table:table-cell table:number-columns-repeated="1019"/>
        </table:table-row>
        <table:table-row table:style-name="ro1">
          <table:table-cell office:value-type="float" office:value="433.078888">
            <text:p>433,078888</text:p>
          </table:table-cell>
          <table:table-cell office:value-type="float" office:value="-0.003235">
            <text:p>-0,003235</text:p>
          </table:table-cell>
          <table:table-cell office:value-type="float" office:value="-0.0032">
            <text:p>-0,0032</text:p>
          </table:table-cell>
          <table:table-cell office:value-type="float" office:value="0.389771">
            <text:p>0,389771</text:p>
          </table:table-cell>
          <table:table-cell office:value-type="float" office:value="-13.960588">
            <text:p>-13,960588</text:p>
          </table:table-cell>
          <table:table-cell table:number-columns-repeated="1019"/>
        </table:table-row>
        <table:table-row table:style-name="ro1">
          <table:table-cell office:value-type="float" office:value="433.078888">
            <text:p>433,078888</text:p>
          </table:table-cell>
          <table:table-cell office:value-type="float" office:value="-0.003235">
            <text:p>-0,003235</text:p>
          </table:table-cell>
          <table:table-cell office:value-type="float" office:value="-0.003202">
            <text:p>-0,003202</text:p>
          </table:table-cell>
          <table:table-cell office:value-type="float" office:value="0.389771">
            <text:p>0,389771</text:p>
          </table:table-cell>
          <table:table-cell office:value-type="float" office:value="-13.960588">
            <text:p>-13,960588</text:p>
          </table:table-cell>
          <table:table-cell table:number-columns-repeated="1019"/>
        </table:table-row>
        <table:table-row table:style-name="ro1">
          <table:table-cell office:value-type="float" office:value="432.384857">
            <text:p>432,384857</text:p>
          </table:table-cell>
          <table:table-cell office:value-type="float" office:value="-0.003236">
            <text:p>-0,003236</text:p>
          </table:table-cell>
          <table:table-cell office:value-type="float" office:value="-0.003202">
            <text:p>-0,003202</text:p>
          </table:table-cell>
          <table:table-cell office:value-type="float" office:value="0.389146">
            <text:p>0,389146</text:p>
          </table:table-cell>
          <table:table-cell office:value-type="float" office:value="-13.98">
            <text:p>-13,98</text:p>
          </table:table-cell>
          <table:table-cell table:number-columns-repeated="1019"/>
        </table:table-row>
        <table:table-row table:style-name="ro1">
          <table:table-cell office:value-type="float" office:value="432.384857">
            <text:p>432,384857</text:p>
          </table:table-cell>
          <table:table-cell office:value-type="float" office:value="-0.003236">
            <text:p>-0,003236</text:p>
          </table:table-cell>
          <table:table-cell office:value-type="float" office:value="-0.0032">
            <text:p>-0,0032</text:p>
          </table:table-cell>
          <table:table-cell office:value-type="float" office:value="0.389146">
            <text:p>0,389146</text:p>
          </table:table-cell>
          <table:table-cell office:value-type="float" office:value="-13.98">
            <text:p>-13,98</text:p>
          </table:table-cell>
          <table:table-cell table:number-columns-repeated="1019"/>
        </table:table-row>
        <table:table-row table:style-name="ro1">
          <table:table-cell office:value-type="float" office:value="433.078888">
            <text:p>433,078888</text:p>
          </table:table-cell>
          <table:table-cell office:value-type="float" office:value="-0.003236">
            <text:p>-0,003236</text:p>
          </table:table-cell>
          <table:table-cell office:value-type="float" office:value="-0.0032">
            <text:p>-0,0032</text:p>
          </table:table-cell>
          <table:table-cell office:value-type="float" office:value="0.389771">
            <text:p>0,389771</text:p>
          </table:table-cell>
          <table:table-cell office:value-type="float" office:value="-13.998823">
            <text:p>-13,998823</text:p>
          </table:table-cell>
          <table:table-cell table:number-columns-repeated="1019"/>
        </table:table-row>
        <table:table-row table:style-name="ro1">
          <table:table-cell office:value-type="float" office:value="433.078888">
            <text:p>433,078888</text:p>
          </table:table-cell>
          <table:table-cell office:value-type="float" office:value="-0.003233">
            <text:p>-0,003233</text:p>
          </table:table-cell>
          <table:table-cell office:value-type="float" office:value="-0.0032">
            <text:p>-0,0032</text:p>
          </table:table-cell>
          <table:table-cell office:value-type="float" office:value="0.389771">
            <text:p>0,389771</text:p>
          </table:table-cell>
          <table:table-cell office:value-type="float" office:value="-13.998823">
            <text:p>-13,998823</text:p>
          </table:table-cell>
          <table:table-cell table:number-columns-repeated="1019"/>
        </table:table-row>
        <table:table-row table:style-name="ro1">
          <table:table-cell office:value-type="float" office:value="433.078888">
            <text:p>433,078888</text:p>
          </table:table-cell>
          <table:table-cell office:value-type="float" office:value="-0.003233">
            <text:p>-0,003233</text:p>
          </table:table-cell>
          <table:table-cell office:value-type="float" office:value="-0.0032">
            <text:p>-0,0032</text:p>
          </table:table-cell>
          <table:table-cell office:value-type="float" office:value="0.389771">
            <text:p>0,389771</text:p>
          </table:table-cell>
          <table:table-cell office:value-type="float" office:value="-14.018529">
            <text:p>-14,018529</text:p>
          </table:table-cell>
          <table:table-cell table:number-columns-repeated="1019"/>
        </table:table-row>
        <table:table-row table:style-name="ro1">
          <table:table-cell office:value-type="float" office:value="433.078888">
            <text:p>433,078888</text:p>
          </table:table-cell>
          <table:table-cell office:value-type="float" office:value="-0.003235">
            <text:p>-0,003235</text:p>
          </table:table-cell>
          <table:table-cell office:value-type="float" office:value="-0.0032">
            <text:p>-0,0032</text:p>
          </table:table-cell>
          <table:table-cell office:value-type="float" office:value="0.389771">
            <text:p>0,389771</text:p>
          </table:table-cell>
          <table:table-cell office:value-type="float" office:value="-14.018529">
            <text:p>-14,018529</text:p>
          </table:table-cell>
          <table:table-cell table:number-columns-repeated="1019"/>
        </table:table-row>
        <table:table-row table:style-name="ro1">
          <table:table-cell office:value-type="float" office:value="433.772949">
            <text:p>433,772949</text:p>
          </table:table-cell>
          <table:table-cell office:value-type="float" office:value="-0.003235">
            <text:p>-0,003235</text:p>
          </table:table-cell>
          <table:table-cell office:value-type="float" office:value="-0.0032">
            <text:p>-0,0032</text:p>
          </table:table-cell>
          <table:table-cell office:value-type="float" office:value="0.390396">
            <text:p>0,390396</text:p>
          </table:table-cell>
          <table:table-cell office:value-type="float" office:value="-14.037647">
            <text:p>-14,037647</text:p>
          </table:table-cell>
          <table:table-cell table:number-columns-repeated="1019"/>
        </table:table-row>
        <table:table-row table:style-name="ro1">
          <table:table-cell office:value-type="float" office:value="433.772949">
            <text:p>433,772949</text:p>
          </table:table-cell>
          <table:table-cell office:value-type="float" office:value="-0.003233">
            <text:p>-0,003233</text:p>
          </table:table-cell>
          <table:table-cell office:value-type="float" office:value="-0.003203">
            <text:p>-0,003203</text:p>
          </table:table-cell>
          <table:table-cell office:value-type="float" office:value="0.390396">
            <text:p>0,390396</text:p>
          </table:table-cell>
          <table:table-cell office:value-type="float" office:value="-14.037647">
            <text:p>-14,037647</text:p>
          </table:table-cell>
          <table:table-cell table:number-columns-repeated="1019"/>
        </table:table-row>
        <table:table-row table:style-name="ro1">
          <table:table-cell office:value-type="float" office:value="434.46698">
            <text:p>434,46698</text:p>
          </table:table-cell>
          <table:table-cell office:value-type="float" office:value="-0.003235">
            <text:p>-0,003235</text:p>
          </table:table-cell>
          <table:table-cell office:value-type="float" office:value="-0.003198">
            <text:p>-0,003198</text:p>
          </table:table-cell>
          <table:table-cell office:value-type="float" office:value="0.39102">
            <text:p>0,39102</text:p>
          </table:table-cell>
          <table:table-cell office:value-type="float" office:value="-14.056471">
            <text:p>-14,056471</text:p>
          </table:table-cell>
          <table:table-cell table:number-columns-repeated="1019"/>
        </table:table-row>
        <table:table-row table:style-name="ro1">
          <table:table-cell office:value-type="float" office:value="434.46698">
            <text:p>434,46698</text:p>
          </table:table-cell>
          <table:table-cell office:value-type="float" office:value="-0.003233">
            <text:p>-0,003233</text:p>
          </table:table-cell>
          <table:table-cell office:value-type="float" office:value="-0.0032">
            <text:p>-0,0032</text:p>
          </table:table-cell>
          <table:table-cell office:value-type="float" office:value="0.39102">
            <text:p>0,39102</text:p>
          </table:table-cell>
          <table:table-cell office:value-type="float" office:value="-14.056471">
            <text:p>-14,056471</text:p>
          </table:table-cell>
          <table:table-cell table:number-columns-repeated="1019"/>
        </table:table-row>
        <table:table-row table:style-name="ro1">
          <table:table-cell office:value-type="float" office:value="433.772949">
            <text:p>433,772949</text:p>
          </table:table-cell>
          <table:table-cell office:value-type="float" office:value="-0.003232">
            <text:p>-0,003232</text:p>
          </table:table-cell>
          <table:table-cell office:value-type="float" office:value="-0.003202">
            <text:p>-0,003202</text:p>
          </table:table-cell>
          <table:table-cell office:value-type="float" office:value="0.390396">
            <text:p>0,390396</text:p>
          </table:table-cell>
          <table:table-cell office:value-type="float" office:value="-14.075882">
            <text:p>-14,075882</text:p>
          </table:table-cell>
          <table:table-cell table:number-columns-repeated="1019"/>
        </table:table-row>
        <table:table-row table:style-name="ro1">
          <table:table-cell office:value-type="float" office:value="433.772949">
            <text:p>433,772949</text:p>
          </table:table-cell>
          <table:table-cell office:value-type="float" office:value="-0.003237">
            <text:p>-0,003237</text:p>
          </table:table-cell>
          <table:table-cell office:value-type="float" office:value="-0.003201">
            <text:p>-0,003201</text:p>
          </table:table-cell>
          <table:table-cell office:value-type="float" office:value="0.390396">
            <text:p>0,390396</text:p>
          </table:table-cell>
          <table:table-cell office:value-type="float" office:value="-14.075882">
            <text:p>-14,075882</text:p>
          </table:table-cell>
          <table:table-cell table:number-columns-repeated="1019"/>
        </table:table-row>
        <table:table-row table:style-name="ro1">
          <table:table-cell office:value-type="float" office:value="435.161011">
            <text:p>435,161011</text:p>
          </table:table-cell>
          <table:table-cell office:value-type="float" office:value="-0.003232">
            <text:p>-0,003232</text:p>
          </table:table-cell>
          <table:table-cell office:value-type="float" office:value="-0.003202">
            <text:p>-0,003202</text:p>
          </table:table-cell>
          <table:table-cell office:value-type="float" office:value="0.391645">
            <text:p>0,391645</text:p>
          </table:table-cell>
          <table:table-cell office:value-type="float" office:value="-14.095294">
            <text:p>-14,095294</text:p>
          </table:table-cell>
          <table:table-cell table:number-columns-repeated="1019"/>
        </table:table-row>
        <table:table-row table:style-name="ro1">
          <table:table-cell office:value-type="float" office:value="435.161011">
            <text:p>435,161011</text:p>
          </table:table-cell>
          <table:table-cell office:value-type="float" office:value="-0.003235">
            <text:p>-0,003235</text:p>
          </table:table-cell>
          <table:table-cell office:value-type="float" office:value="-0.003202">
            <text:p>-0,003202</text:p>
          </table:table-cell>
          <table:table-cell office:value-type="float" office:value="0.391645">
            <text:p>0,391645</text:p>
          </table:table-cell>
          <table:table-cell office:value-type="float" office:value="-14.095294">
            <text:p>-14,095294</text:p>
          </table:table-cell>
          <table:table-cell table:number-columns-repeated="1019"/>
        </table:table-row>
        <table:table-row table:style-name="ro1">
          <table:table-cell office:value-type="float" office:value="433.772949">
            <text:p>433,772949</text:p>
          </table:table-cell>
          <table:table-cell office:value-type="float" office:value="-0.003235">
            <text:p>-0,003235</text:p>
          </table:table-cell>
          <table:table-cell office:value-type="float" office:value="-0.003198">
            <text:p>-0,003198</text:p>
          </table:table-cell>
          <table:table-cell office:value-type="float" office:value="0.390396">
            <text:p>0,390396</text:p>
          </table:table-cell>
          <table:table-cell office:value-type="float" office:value="-14.115294">
            <text:p>-14,115294</text:p>
          </table:table-cell>
          <table:table-cell table:number-columns-repeated="1019"/>
        </table:table-row>
        <table:table-row table:style-name="ro1">
          <table:table-cell office:value-type="float" office:value="433.772949">
            <text:p>433,772949</text:p>
          </table:table-cell>
          <table:table-cell office:value-type="float" office:value="-0.003233">
            <text:p>-0,003233</text:p>
          </table:table-cell>
          <table:table-cell office:value-type="float" office:value="-0.0032">
            <text:p>-0,0032</text:p>
          </table:table-cell>
          <table:table-cell office:value-type="float" office:value="0.390396">
            <text:p>0,390396</text:p>
          </table:table-cell>
          <table:table-cell office:value-type="float" office:value="-14.115294">
            <text:p>-14,115294</text:p>
          </table:table-cell>
          <table:table-cell table:number-columns-repeated="1019"/>
        </table:table-row>
        <table:table-row table:style-name="ro1">
          <table:table-cell office:value-type="float" office:value="433.078888">
            <text:p>433,078888</text:p>
          </table:table-cell>
          <table:table-cell office:value-type="float" office:value="-0.003236">
            <text:p>-0,003236</text:p>
          </table:table-cell>
          <table:table-cell office:value-type="float" office:value="-0.003203">
            <text:p>-0,003203</text:p>
          </table:table-cell>
          <table:table-cell office:value-type="float" office:value="0.389771">
            <text:p>0,389771</text:p>
          </table:table-cell>
          <table:table-cell office:value-type="float" office:value="-14.135294">
            <text:p>-14,135294</text:p>
          </table:table-cell>
          <table:table-cell table:number-columns-repeated="1019"/>
        </table:table-row>
        <table:table-row table:style-name="ro1">
          <table:table-cell office:value-type="float" office:value="433.078888">
            <text:p>433,078888</text:p>
          </table:table-cell>
          <table:table-cell office:value-type="float" office:value="-0.003235">
            <text:p>-0,003235</text:p>
          </table:table-cell>
          <table:table-cell office:value-type="float" office:value="-0.003201">
            <text:p>-0,003201</text:p>
          </table:table-cell>
          <table:table-cell office:value-type="float" office:value="0.389771">
            <text:p>0,389771</text:p>
          </table:table-cell>
          <table:table-cell office:value-type="float" office:value="-14.135294">
            <text:p>-14,135294</text:p>
          </table:table-cell>
          <table:table-cell table:number-columns-repeated="1019"/>
        </table:table-row>
        <table:table-row table:style-name="ro1">
          <table:table-cell office:value-type="float" office:value="433.772949">
            <text:p>433,772949</text:p>
          </table:table-cell>
          <table:table-cell office:value-type="float" office:value="-0.003237">
            <text:p>-0,003237</text:p>
          </table:table-cell>
          <table:table-cell office:value-type="float" office:value="-0.0032">
            <text:p>-0,0032</text:p>
          </table:table-cell>
          <table:table-cell office:value-type="float" office:value="0.390396">
            <text:p>0,390396</text:p>
          </table:table-cell>
          <table:table-cell office:value-type="float" office:value="-14.153824">
            <text:p>-14,153824</text:p>
          </table:table-cell>
          <table:table-cell table:number-columns-repeated="1019"/>
        </table:table-row>
        <table:table-row table:style-name="ro1">
          <table:table-cell office:value-type="float" office:value="433.772949">
            <text:p>433,772949</text:p>
          </table:table-cell>
          <table:table-cell office:value-type="float" office:value="-0.003235">
            <text:p>-0,003235</text:p>
          </table:table-cell>
          <table:table-cell office:value-type="float" office:value="-0.003198">
            <text:p>-0,003198</text:p>
          </table:table-cell>
          <table:table-cell office:value-type="float" office:value="0.390396">
            <text:p>0,390396</text:p>
          </table:table-cell>
          <table:table-cell office:value-type="float" office:value="-14.172647">
            <text:p>-14,172647</text:p>
          </table:table-cell>
          <table:table-cell table:number-columns-repeated="1019"/>
        </table:table-row>
        <table:table-row table:style-name="ro1">
          <table:table-cell office:value-type="float" office:value="435.855042">
            <text:p>435,855042</text:p>
          </table:table-cell>
          <table:table-cell office:value-type="float" office:value="-0.003235">
            <text:p>-0,003235</text:p>
          </table:table-cell>
          <table:table-cell office:value-type="float" office:value="-0.003201">
            <text:p>-0,003201</text:p>
          </table:table-cell>
          <table:table-cell office:value-type="float" office:value="0.39227">
            <text:p>0,39227</text:p>
          </table:table-cell>
          <table:table-cell office:value-type="float" office:value="-14.172647">
            <text:p>-14,172647</text:p>
          </table:table-cell>
          <table:table-cell table:number-columns-repeated="1019"/>
        </table:table-row>
        <table:table-row table:style-name="ro1">
          <table:table-cell office:value-type="float" office:value="435.855042">
            <text:p>435,855042</text:p>
          </table:table-cell>
          <table:table-cell office:value-type="float" office:value="-0.003235">
            <text:p>-0,003235</text:p>
          </table:table-cell>
          <table:table-cell office:value-type="float" office:value="-0.003201">
            <text:p>-0,003201</text:p>
          </table:table-cell>
          <table:table-cell office:value-type="float" office:value="0.39227">
            <text:p>0,39227</text:p>
          </table:table-cell>
          <table:table-cell office:value-type="float" office:value="-14.191765">
            <text:p>-14,191765</text:p>
          </table:table-cell>
          <table:table-cell table:number-columns-repeated="1019"/>
        </table:table-row>
        <table:table-row table:style-name="ro1">
          <table:table-cell office:value-type="float" office:value="435.855042">
            <text:p>435,855042</text:p>
          </table:table-cell>
          <table:table-cell office:value-type="float" office:value="-0.003235">
            <text:p>-0,003235</text:p>
          </table:table-cell>
          <table:table-cell office:value-type="float" office:value="-0.003201">
            <text:p>-0,003201</text:p>
          </table:table-cell>
          <table:table-cell office:value-type="float" office:value="0.39227">
            <text:p>0,39227</text:p>
          </table:table-cell>
          <table:table-cell office:value-type="float" office:value="-14.191765">
            <text:p>-14,191765</text:p>
          </table:table-cell>
          <table:table-cell table:number-columns-repeated="1019"/>
        </table:table-row>
        <table:table-row table:style-name="ro1">
          <table:table-cell office:value-type="float" office:value="433.772949">
            <text:p>433,772949</text:p>
          </table:table-cell>
          <table:table-cell office:value-type="float" office:value="-0.003236">
            <text:p>-0,003236</text:p>
          </table:table-cell>
          <table:table-cell office:value-type="float" office:value="-0.0032">
            <text:p>-0,0032</text:p>
          </table:table-cell>
          <table:table-cell office:value-type="float" office:value="0.390396">
            <text:p>0,390396</text:p>
          </table:table-cell>
          <table:table-cell office:value-type="float" office:value="-14.211177">
            <text:p>-14,211177</text:p>
          </table:table-cell>
          <table:table-cell table:number-columns-repeated="1019"/>
        </table:table-row>
        <table:table-row table:style-name="ro1">
          <table:table-cell office:value-type="float" office:value="433.772949">
            <text:p>433,772949</text:p>
          </table:table-cell>
          <table:table-cell office:value-type="float" office:value="-0.003235">
            <text:p>-0,003235</text:p>
          </table:table-cell>
          <table:table-cell office:value-type="float" office:value="-0.0032">
            <text:p>-0,0032</text:p>
          </table:table-cell>
          <table:table-cell office:value-type="float" office:value="0.390396">
            <text:p>0,390396</text:p>
          </table:table-cell>
          <table:table-cell office:value-type="float" office:value="-14.211177">
            <text:p>-14,211177</text:p>
          </table:table-cell>
          <table:table-cell table:number-columns-repeated="1019"/>
        </table:table-row>
        <table:table-row table:style-name="ro1">
          <table:table-cell office:value-type="float" office:value="432.384857">
            <text:p>432,384857</text:p>
          </table:table-cell>
          <table:table-cell office:value-type="float" office:value="-0.003235">
            <text:p>-0,003235</text:p>
          </table:table-cell>
          <table:table-cell office:value-type="float" office:value="-0.003202">
            <text:p>-0,003202</text:p>
          </table:table-cell>
          <table:table-cell office:value-type="float" office:value="0.389146">
            <text:p>0,389146</text:p>
          </table:table-cell>
          <table:table-cell office:value-type="float" office:value="-14.230294">
            <text:p>-14,230294</text:p>
          </table:table-cell>
          <table:table-cell table:number-columns-repeated="1019"/>
        </table:table-row>
        <table:table-row table:style-name="ro1">
          <table:table-cell office:value-type="float" office:value="432.384857">
            <text:p>432,384857</text:p>
          </table:table-cell>
          <table:table-cell office:value-type="float" office:value="-0.003236">
            <text:p>-0,003236</text:p>
          </table:table-cell>
          <table:table-cell office:value-type="float" office:value="-0.003203">
            <text:p>-0,003203</text:p>
          </table:table-cell>
          <table:table-cell office:value-type="float" office:value="0.389146">
            <text:p>0,389146</text:p>
          </table:table-cell>
          <table:table-cell office:value-type="float" office:value="-14.230294">
            <text:p>-14,230294</text:p>
          </table:table-cell>
          <table:table-cell table:number-columns-repeated="1019"/>
        </table:table-row>
        <table:table-row table:style-name="ro1">
          <table:table-cell office:value-type="float" office:value="434.46698">
            <text:p>434,46698</text:p>
          </table:table-cell>
          <table:table-cell office:value-type="float" office:value="-0.003236">
            <text:p>-0,003236</text:p>
          </table:table-cell>
          <table:table-cell office:value-type="float" office:value="-0.0032">
            <text:p>-0,0032</text:p>
          </table:table-cell>
          <table:table-cell office:value-type="float" office:value="0.39102">
            <text:p>0,39102</text:p>
          </table:table-cell>
          <table:table-cell office:value-type="float" office:value="-14.248823">
            <text:p>-14,248823</text:p>
          </table:table-cell>
          <table:table-cell table:number-columns-repeated="1019"/>
        </table:table-row>
        <table:table-row table:style-name="ro1">
          <table:table-cell office:value-type="float" office:value="434.46698">
            <text:p>434,46698</text:p>
          </table:table-cell>
          <table:table-cell office:value-type="float" office:value="-0.003239">
            <text:p>-0,003239</text:p>
          </table:table-cell>
          <table:table-cell office:value-type="float" office:value="-0.003201">
            <text:p>-0,003201</text:p>
          </table:table-cell>
          <table:table-cell office:value-type="float" office:value="0.39102">
            <text:p>0,39102</text:p>
          </table:table-cell>
          <table:table-cell office:value-type="float" office:value="-14.248823">
            <text:p>-14,248823</text:p>
          </table:table-cell>
          <table:table-cell table:number-columns-repeated="1019"/>
        </table:table-row>
        <table:table-row table:style-name="ro1">
          <table:table-cell office:value-type="float" office:value="433.772949">
            <text:p>433,772949</text:p>
          </table:table-cell>
          <table:table-cell office:value-type="float" office:value="-0.003236">
            <text:p>-0,003236</text:p>
          </table:table-cell>
          <table:table-cell office:value-type="float" office:value="-0.003201">
            <text:p>-0,003201</text:p>
          </table:table-cell>
          <table:table-cell office:value-type="float" office:value="0.390396">
            <text:p>0,390396</text:p>
          </table:table-cell>
          <table:table-cell office:value-type="float" office:value="-14.268235">
            <text:p>-14,268235</text:p>
          </table:table-cell>
          <table:table-cell table:number-columns-repeated="1019"/>
        </table:table-row>
        <table:table-row table:style-name="ro1">
          <table:table-cell office:value-type="float" office:value="433.772949">
            <text:p>433,772949</text:p>
          </table:table-cell>
          <table:table-cell office:value-type="float" office:value="-0.003237">
            <text:p>-0,003237</text:p>
          </table:table-cell>
          <table:table-cell office:value-type="float" office:value="-0.0032">
            <text:p>-0,0032</text:p>
          </table:table-cell>
          <table:table-cell office:value-type="float" office:value="0.390396">
            <text:p>0,390396</text:p>
          </table:table-cell>
          <table:table-cell office:value-type="float" office:value="-14.268235">
            <text:p>-14,268235</text:p>
          </table:table-cell>
          <table:table-cell table:number-columns-repeated="1019"/>
        </table:table-row>
        <table:table-row table:style-name="ro1">
          <table:table-cell office:value-type="float" office:value="433.772949">
            <text:p>433,772949</text:p>
          </table:table-cell>
          <table:table-cell office:value-type="float" office:value="-0.003235">
            <text:p>-0,003235</text:p>
          </table:table-cell>
          <table:table-cell office:value-type="float" office:value="-0.0032">
            <text:p>-0,0032</text:p>
          </table:table-cell>
          <table:table-cell office:value-type="float" office:value="0.390396">
            <text:p>0,390396</text:p>
          </table:table-cell>
          <table:table-cell office:value-type="float" office:value="-14.287353">
            <text:p>-14,287353</text:p>
          </table:table-cell>
          <table:table-cell table:number-columns-repeated="1019"/>
        </table:table-row>
        <table:table-row table:style-name="ro1">
          <table:table-cell office:value-type="float" office:value="433.772949">
            <text:p>433,772949</text:p>
          </table:table-cell>
          <table:table-cell office:value-type="float" office:value="-0.003236">
            <text:p>-0,003236</text:p>
          </table:table-cell>
          <table:table-cell office:value-type="float" office:value="-0.003201">
            <text:p>-0,003201</text:p>
          </table:table-cell>
          <table:table-cell office:value-type="float" office:value="0.390396">
            <text:p>0,390396</text:p>
          </table:table-cell>
          <table:table-cell office:value-type="float" office:value="-14.287353">
            <text:p>-14,287353</text:p>
          </table:table-cell>
          <table:table-cell table:number-columns-repeated="1019"/>
        </table:table-row>
        <table:table-row table:style-name="ro1">
          <table:table-cell office:value-type="float" office:value="433.772949">
            <text:p>433,772949</text:p>
          </table:table-cell>
          <table:table-cell office:value-type="float" office:value="-0.003236">
            <text:p>-0,003236</text:p>
          </table:table-cell>
          <table:table-cell office:value-type="float" office:value="-0.003201">
            <text:p>-0,003201</text:p>
          </table:table-cell>
          <table:table-cell office:value-type="float" office:value="0.390396">
            <text:p>0,390396</text:p>
          </table:table-cell>
          <table:table-cell office:value-type="float" office:value="-14.307353">
            <text:p>-14,307353</text:p>
          </table:table-cell>
          <table:table-cell table:number-columns-repeated="1019"/>
        </table:table-row>
        <table:table-row table:style-name="ro1">
          <table:table-cell office:value-type="float" office:value="97.859177">
            <text:p>97,859177</text:p>
          </table:table-cell>
          <table:table-cell office:value-type="float" office:value="-0.003236">
            <text:p>-0,003236</text:p>
          </table:table-cell>
          <table:table-cell office:value-type="float" office:value="-0.003201">
            <text:p>-0,003201</text:p>
          </table:table-cell>
          <table:table-cell office:value-type="float" office:value="0.088073">
            <text:p>0,088073</text:p>
          </table:table-cell>
          <table:table-cell office:value-type="float" office:value="-14.307353">
            <text:p>-14,307353</text:p>
          </table:table-cell>
          <table:table-cell table:number-columns-repeated="1019"/>
        </table:table-row>
        <table:table-row table:style-name="ro1">
          <table:table-cell office:value-type="float" office:value="32.619724">
            <text:p>32,619724</text:p>
          </table:table-cell>
          <table:table-cell office:value-type="float" office:value="-0.003237">
            <text:p>-0,003237</text:p>
          </table:table-cell>
          <table:table-cell office:value-type="float" office:value="-0.003203">
            <text:p>-0,003203</text:p>
          </table:table-cell>
          <table:table-cell office:value-type="float" office:value="0.029358">
            <text:p>0,029358</text:p>
          </table:table-cell>
          <table:table-cell office:value-type="float" office:value="-14.325882">
            <text:p>-14,325882</text:p>
          </table:table-cell>
          <table:table-cell table:number-columns-repeated="1019"/>
        </table:table-row>
        <table:table-row table:style-name="ro1">
          <table:table-cell office:value-type="float" office:value="32.619724">
            <text:p>32,619724</text:p>
          </table:table-cell>
          <table:table-cell office:value-type="float" office:value="-0.003237">
            <text:p>-0,003237</text:p>
          </table:table-cell>
          <table:table-cell office:value-type="float" office:value="-0.003203">
            <text:p>-0,003203</text:p>
          </table:table-cell>
          <table:table-cell office:value-type="float" office:value="0.029358">
            <text:p>0,029358</text:p>
          </table:table-cell>
          <table:table-cell office:value-type="float" office:value="-14.325882">
            <text:p>-14,325882</text:p>
          </table:table-cell>
          <table:table-cell table:number-columns-repeated="1019"/>
        </table:table-row>
        <table:table-row table:style-name="ro1">
          <table:table-cell office:value-type="float" office:value="32.619724">
            <text:p>32,619724</text:p>
          </table:table-cell>
          <table:table-cell office:value-type="float" office:value="-0.003237">
            <text:p>-0,003237</text:p>
          </table:table-cell>
          <table:table-cell office:value-type="float" office:value="-0.003203">
            <text:p>-0,003203</text:p>
          </table:table-cell>
          <table:table-cell office:value-type="float" office:value="0.029358">
            <text:p>0,029358</text:p>
          </table:table-cell>
          <table:table-cell office:value-type="float" office:value="-14.348235">
            <text:p>-14,348235</text:p>
          </table:table-cell>
          <table:table-cell table:number-columns-repeated="1019"/>
        </table:table-row>
        <table:table-row table:style-name="ro1">
          <table:table-cell office:value-type="float" office:value="2.776147">
            <text:p>2,776147</text:p>
          </table:table-cell>
          <table:table-cell office:value-type="float" office:value="-0.003237">
            <text:p>-0,003237</text:p>
          </table:table-cell>
          <table:table-cell office:value-type="float" office:value="-0.003203">
            <text:p>-0,003203</text:p>
          </table:table-cell>
          <table:table-cell office:value-type="float" office:value="0.002499">
            <text:p>0,002499</text:p>
          </table:table-cell>
          <table:table-cell office:value-type="float" office:value="-14.348235">
            <text:p>-14,348235</text:p>
          </table:table-cell>
          <table:table-cell table:number-columns-repeated="1019"/>
        </table:table-row>
        <table:table-row table:style-name="ro1">
          <table:table-cell office:value-type="float" office:value="2.776147">
            <text:p>2,776147</text:p>
          </table:table-cell>
          <table:table-cell office:value-type="float" office:value="-0.003237">
            <text:p>-0,003237</text:p>
          </table:table-cell>
          <table:table-cell office:value-type="float" office:value="-0.003203">
            <text:p>-0,003203</text:p>
          </table:table-cell>
          <table:table-cell office:value-type="float" office:value="0.002499">
            <text:p>0,002499</text:p>
          </table:table-cell>
          <table:table-cell office:value-type="float" office:value="-14.348235">
            <text:p>-14,348235</text:p>
          </table:table-cell>
          <table:table-cell table:number-columns-repeated="1019"/>
        </table:table-row>
        <table:table-row table:style-name="ro1">
          <table:table-cell office:value-type="float" office:value="2.776147">
            <text:p>2,776147</text:p>
          </table:table-cell>
          <table:table-cell office:value-type="float" office:value="-0.003237">
            <text:p>-0,003237</text:p>
          </table:table-cell>
          <table:table-cell office:value-type="float" office:value="-0.003203">
            <text:p>-0,003203</text:p>
          </table:table-cell>
          <table:table-cell office:value-type="float" office:value="0.002499">
            <text:p>0,002499</text:p>
          </table:table-cell>
          <table:table-cell office:value-type="float" office:value="-14.348235">
            <text:p>-14,348235</text:p>
          </table:table-cell>
          <table:table-cell table:number-columns-repeated="1019"/>
        </table:table-row>
        <table:table-row table:style-name="ro1">
          <table:table-cell office:value-type="float" office:value="2.776147">
            <text:p>2,776147</text:p>
          </table:table-cell>
          <table:table-cell office:value-type="float" office:value="-0.003235">
            <text:p>-0,003235</text:p>
          </table:table-cell>
          <table:table-cell office:value-type="float" office:value="-0.0032">
            <text:p>-0,0032</text:p>
          </table:table-cell>
          <table:table-cell office:value-type="float" office:value="0.002499">
            <text:p>0,002499</text:p>
          </table:table-cell>
          <table:table-cell office:value-type="float" office:value="-14.390882">
            <text:p>-14,390882</text:p>
          </table:table-cell>
          <table:table-cell table:number-columns-repeated="1019"/>
        </table:table-row>
        <table:table-row table:style-name="ro1">
          <table:table-cell office:value-type="float" office:value="0.694037">
            <text:p>0,694037</text:p>
          </table:table-cell>
          <table:table-cell office:value-type="float" office:value="-0.003235">
            <text:p>-0,003235</text:p>
          </table:table-cell>
          <table:table-cell office:value-type="float" office:value="-0.0032">
            <text:p>-0,0032</text:p>
          </table:table-cell>
          <table:table-cell office:value-type="float" office:value="0.000625">
            <text:p>0,000625</text:p>
          </table:table-cell>
          <table:table-cell office:value-type="float" office:value="-14.390882">
            <text:p>-14,390882</text:p>
          </table:table-cell>
          <table:table-cell table:number-columns-repeated="1019"/>
        </table:table-row>
        <table:table-row table:style-name="ro1">
          <table:table-cell office:value-type="float" office:value="0.694037">
            <text:p>0,694037</text:p>
          </table:table-cell>
          <table:table-cell office:value-type="float" office:value="-0.003235">
            <text:p>-0,003235</text:p>
          </table:table-cell>
          <table:table-cell office:value-type="float" office:value="-0.0032">
            <text:p>-0,0032</text:p>
          </table:table-cell>
          <table:table-cell office:value-type="float" office:value="0.000625">
            <text:p>0,000625</text:p>
          </table:table-cell>
          <table:table-cell office:value-type="float" office:value="-14.390882">
            <text:p>-14,390882</text:p>
          </table:table-cell>
          <table:table-cell table:number-columns-repeated="1019"/>
        </table:table-row>
        <table:table-row table:style-name="ro1">
          <table:table-cell office:value-type="float" office:value="0.694037">
            <text:p>0,694037</text:p>
          </table:table-cell>
          <table:table-cell office:value-type="float" office:value="-0.003235">
            <text:p>-0,003235</text:p>
          </table:table-cell>
          <table:table-cell office:value-type="float" office:value="-0.0032">
            <text:p>-0,0032</text:p>
          </table:table-cell>
          <table:table-cell office:value-type="float" office:value="0.000625">
            <text:p>0,000625</text:p>
          </table:table-cell>
          <table:table-cell office:value-type="float" office:value="-14.421471">
            <text:p>-14,421471</text:p>
          </table:table-cell>
          <table:table-cell table:number-columns-repeated="1019"/>
        </table:table-row>
        <table:table-row table:style-name="ro1">
          <table:table-cell office:value-type="float" office:value="0.694037">
            <text:p>0,694037</text:p>
          </table:table-cell>
          <table:table-cell office:value-type="float" office:value="-0.003235">
            <text:p>-0,003235</text:p>
          </table:table-cell>
          <table:table-cell office:value-type="float" office:value="-0.0032">
            <text:p>-0,0032</text:p>
          </table:table-cell>
          <table:table-cell office:value-type="float" office:value="0.000625">
            <text:p>0,000625</text:p>
          </table:table-cell>
          <table:table-cell office:value-type="float" office:value="-14.421471">
            <text:p>-14,421471</text:p>
          </table:table-cell>
          <table:table-cell table:number-columns-repeated="1019"/>
        </table:table-row>
        <table:table-row table:style-name="ro1">
          <table:table-cell office:value-type="float" office:value="0.694037">
            <text:p>0,694037</text:p>
          </table:table-cell>
          <table:table-cell office:value-type="float" office:value="-0.003235">
            <text:p>-0,003235</text:p>
          </table:table-cell>
          <table:table-cell office:value-type="float" office:value="-0.0032">
            <text:p>-0,0032</text:p>
          </table:table-cell>
          <table:table-cell office:value-type="float" office:value="0.000625">
            <text:p>0,000625</text:p>
          </table:table-cell>
          <table:table-cell office:value-type="float" office:value="-14.421471">
            <text:p>-14,421471</text:p>
          </table:table-cell>
          <table:table-cell table:number-columns-repeated="1019"/>
        </table:table-row>
        <table:table-row table:style-name="ro1">
          <table:table-cell office:value-type="float" office:value="0.694037">
            <text:p>0,694037</text:p>
          </table:table-cell>
          <table:table-cell office:value-type="float" office:value="-0.003233">
            <text:p>-0,003233</text:p>
          </table:table-cell>
          <table:table-cell office:value-type="float" office:value="-0.003201">
            <text:p>-0,003201</text:p>
          </table:table-cell>
          <table:table-cell office:value-type="float" office:value="0.000625">
            <text:p>0,000625</text:p>
          </table:table-cell>
          <table:table-cell office:value-type="float" office:value="-14.445588">
            <text:p>-14,445588</text:p>
          </table:table-cell>
          <table:table-cell table:number-columns-repeated="1019"/>
        </table:table-row>
        <table:table-row table:style-name="ro1">
          <table:table-cell office:value-type="float" office:value="0.694037">
            <text:p>0,694037</text:p>
          </table:table-cell>
          <table:table-cell office:value-type="float" office:value="-0.003233">
            <text:p>-0,003233</text:p>
          </table:table-cell>
          <table:table-cell office:value-type="float" office:value="-0.003196">
            <text:p>-0,003196</text:p>
          </table:table-cell>
          <table:table-cell office:value-type="float" office:value="0.000625">
            <text:p>0,000625</text:p>
          </table:table-cell>
          <table:table-cell office:value-type="float" office:value="-14.445588">
            <text:p>-14,445588</text:p>
          </table:table-cell>
          <table:table-cell table:number-columns-repeated="101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0.003235">
            <text:p>-0,003235</text:p>
          </table:table-cell>
          <table:table-cell office:value-type="float" office:value="-0.003201">
            <text:p>-0,003201</text:p>
          </table:table-cell>
          <table:table-cell office:value-type="float" office:value="0">
            <text:p>0</text:p>
          </table:table-cell>
          <table:table-cell office:value-type="float" office:value="-14.465294">
            <text:p>-14,465294</text:p>
          </table:table-cell>
          <table:table-cell table:number-columns-repeated="101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0.003235">
            <text:p>-0,003235</text:p>
          </table:table-cell>
          <table:table-cell office:value-type="float" office:value="-0.003201">
            <text:p>-0,003201</text:p>
          </table:table-cell>
          <table:table-cell office:value-type="float" office:value="0">
            <text:p>0</text:p>
          </table:table-cell>
          <table:table-cell office:value-type="float" office:value="-14.465294">
            <text:p>-14,465294</text:p>
          </table:table-cell>
          <table:table-cell table:number-columns-repeated="1019"/>
        </table:table-row>
        <table:table-row table:style-name="ro1">
          <table:table-cell office:value-type="float" office:value="-0.694037">
            <text:p>-0,694037</text:p>
          </table:table-cell>
          <table:table-cell office:value-type="float" office:value="-0.003233">
            <text:p>-0,003233</text:p>
          </table:table-cell>
          <table:table-cell office:value-type="float" office:value="-0.003203">
            <text:p>-0,003203</text:p>
          </table:table-cell>
          <table:table-cell office:value-type="float" office:value="-0.000625">
            <text:p>-0,000625</text:p>
          </table:table-cell>
          <table:table-cell office:value-type="float" office:value="-14.485">
            <text:p>-14,485</text:p>
          </table:table-cell>
          <table:table-cell table:number-columns-repeated="1019"/>
        </table:table-row>
        <table:table-row table:style-name="ro1">
          <table:table-cell office:value-type="float" office:value="-0.694037">
            <text:p>-0,694037</text:p>
          </table:table-cell>
          <table:table-cell office:value-type="float" office:value="-0.003235">
            <text:p>-0,003235</text:p>
          </table:table-cell>
          <table:table-cell office:value-type="float" office:value="-0.0032">
            <text:p>-0,0032</text:p>
          </table:table-cell>
          <table:table-cell office:value-type="float" office:value="-0.000625">
            <text:p>-0,000625</text:p>
          </table:table-cell>
          <table:table-cell office:value-type="float" office:value="-14.485">
            <text:p>-14,485</text:p>
          </table:table-cell>
          <table:table-cell table:number-columns-repeated="1019"/>
        </table:table-row>
        <table:table-row table:style-name="ro1">
          <table:table-cell office:value-type="float" office:value="2.08211">
            <text:p>2,08211</text:p>
          </table:table-cell>
          <table:table-cell office:value-type="float" office:value="-0.003235">
            <text:p>-0,003235</text:p>
          </table:table-cell>
          <table:table-cell office:value-type="float" office:value="-0.003198">
            <text:p>-0,003198</text:p>
          </table:table-cell>
          <table:table-cell office:value-type="float" office:value="0.001874">
            <text:p>0,001874</text:p>
          </table:table-cell>
          <table:table-cell office:value-type="float" office:value="-14.50853">
            <text:p>-14,50853</text:p>
          </table:table-cell>
          <table:table-cell table:number-columns-repeated="1019"/>
        </table:table-row>
        <table:table-row table:style-name="ro1">
          <table:table-cell office:value-type="float" office:value="2.08211">
            <text:p>2,08211</text:p>
          </table:table-cell>
          <table:table-cell office:value-type="float" office:value="-0.003235">
            <text:p>-0,003235</text:p>
          </table:table-cell>
          <table:table-cell office:value-type="float" office:value="-0.003202">
            <text:p>-0,003202</text:p>
          </table:table-cell>
          <table:table-cell office:value-type="float" office:value="0.001874">
            <text:p>0,001874</text:p>
          </table:table-cell>
          <table:table-cell office:value-type="float" office:value="-14.50853">
            <text:p>-14,50853</text:p>
          </table:table-cell>
          <table:table-cell table:number-columns-repeated="1019"/>
        </table:table-row>
        <table:table-row table:style-name="ro1">
          <table:table-cell office:value-type="float" office:value="2.08211">
            <text:p>2,08211</text:p>
          </table:table-cell>
          <table:table-cell office:value-type="float" office:value="-0.003235">
            <text:p>-0,003235</text:p>
          </table:table-cell>
          <table:table-cell office:value-type="float" office:value="-0.003201">
            <text:p>-0,003201</text:p>
          </table:table-cell>
          <table:table-cell office:value-type="float" office:value="0.001874">
            <text:p>0,001874</text:p>
          </table:table-cell>
          <table:table-cell office:value-type="float" office:value="-14.527353">
            <text:p>-14,527353</text:p>
          </table:table-cell>
          <table:table-cell table:number-columns-repeated="1019"/>
        </table:table-row>
        <table:table-row table:style-name="ro1">
          <table:table-cell office:value-type="float" office:value="2.08211">
            <text:p>2,08211</text:p>
          </table:table-cell>
          <table:table-cell office:value-type="float" office:value="-0.003236">
            <text:p>-0,003236</text:p>
          </table:table-cell>
          <table:table-cell office:value-type="float" office:value="-0.003204">
            <text:p>-0,003204</text:p>
          </table:table-cell>
          <table:table-cell office:value-type="float" office:value="0.001874">
            <text:p>0,001874</text:p>
          </table:table-cell>
          <table:table-cell office:value-type="float" office:value="-14.527353">
            <text:p>-14,527353</text:p>
          </table:table-cell>
          <table:table-cell table:number-columns-repeated="1019"/>
        </table:table-row>
        <table:table-row table:style-name="ro1">
          <table:table-cell office:value-type="float" office:value="1.388073">
            <text:p>1,388073</text:p>
          </table:table-cell>
          <table:table-cell office:value-type="float" office:value="-0.003233">
            <text:p>-0,003233</text:p>
          </table:table-cell>
          <table:table-cell office:value-type="float" office:value="-0.003203">
            <text:p>-0,003203</text:p>
          </table:table-cell>
          <table:table-cell office:value-type="float" office:value="0.001249">
            <text:p>0,001249</text:p>
          </table:table-cell>
          <table:table-cell office:value-type="float" office:value="-14.546764">
            <text:p>-14,546764</text:p>
          </table:table-cell>
          <table:table-cell table:number-columns-repeated="1019"/>
        </table:table-row>
        <table:table-row table:style-name="ro1">
          <table:table-cell office:value-type="float" office:value="1.388073">
            <text:p>1,388073</text:p>
          </table:table-cell>
          <table:table-cell office:value-type="float" office:value="-0.003233">
            <text:p>-0,003233</text:p>
          </table:table-cell>
          <table:table-cell office:value-type="float" office:value="-0.003202">
            <text:p>-0,003202</text:p>
          </table:table-cell>
          <table:table-cell office:value-type="float" office:value="0.001249">
            <text:p>0,001249</text:p>
          </table:table-cell>
          <table:table-cell office:value-type="float" office:value="-14.546764">
            <text:p>-14,546764</text:p>
          </table:table-cell>
          <table:table-cell table:number-columns-repeated="1019"/>
        </table:table-row>
        <table:table-row table:style-name="ro1">
          <table:table-cell office:value-type="float" office:value="1.388073">
            <text:p>1,388073</text:p>
          </table:table-cell>
          <table:table-cell office:value-type="float" office:value="-0.003235">
            <text:p>-0,003235</text:p>
          </table:table-cell>
          <table:table-cell office:value-type="float" office:value="-0.003201">
            <text:p>-0,003201</text:p>
          </table:table-cell>
          <table:table-cell office:value-type="float" office:value="0.001249">
            <text:p>0,001249</text:p>
          </table:table-cell>
          <table:table-cell office:value-type="float" office:value="-14.565">
            <text:p>-14,565</text:p>
          </table:table-cell>
          <table:table-cell table:number-columns-repeated="1019"/>
        </table:table-row>
        <table:table-row table:style-name="ro1">
          <table:table-cell office:value-type="float" office:value="1.388073">
            <text:p>1,388073</text:p>
          </table:table-cell>
          <table:table-cell office:value-type="float" office:value="-0.003232">
            <text:p>-0,003232</text:p>
          </table:table-cell>
          <table:table-cell office:value-type="float" office:value="-0.0032">
            <text:p>-0,0032</text:p>
          </table:table-cell>
          <table:table-cell office:value-type="float" office:value="0.001249">
            <text:p>0,001249</text:p>
          </table:table-cell>
          <table:table-cell office:value-type="float" office:value="-14.565">
            <text:p>-14,565</text:p>
          </table:table-cell>
          <table:table-cell table:number-columns-repeated="1019"/>
        </table:table-row>
        <table:table-row table:style-name="ro1">
          <table:table-cell office:value-type="float" office:value="2.776147">
            <text:p>2,776147</text:p>
          </table:table-cell>
          <table:table-cell office:value-type="float" office:value="-0.003235">
            <text:p>-0,003235</text:p>
          </table:table-cell>
          <table:table-cell office:value-type="float" office:value="-0.003201">
            <text:p>-0,003201</text:p>
          </table:table-cell>
          <table:table-cell office:value-type="float" office:value="0.002499">
            <text:p>0,002499</text:p>
          </table:table-cell>
          <table:table-cell office:value-type="float" office:value="-14.585294">
            <text:p>-14,585294</text:p>
          </table:table-cell>
          <table:table-cell table:number-columns-repeated="1019"/>
        </table:table-row>
        <table:table-row table:style-name="ro1">
          <table:table-cell office:value-type="float" office:value="2.776147">
            <text:p>2,776147</text:p>
          </table:table-cell>
          <table:table-cell office:value-type="float" office:value="-0.003235">
            <text:p>-0,003235</text:p>
          </table:table-cell>
          <table:table-cell office:value-type="float" office:value="-0.003201">
            <text:p>-0,003201</text:p>
          </table:table-cell>
          <table:table-cell office:value-type="float" office:value="0.002499">
            <text:p>0,002499</text:p>
          </table:table-cell>
          <table:table-cell office:value-type="float" office:value="-14.585294">
            <text:p>-14,585294</text:p>
          </table:table-cell>
          <table:table-cell table:number-columns-repeated="1019"/>
        </table:table-row>
        <table:table-row table:style-name="ro1">
          <table:table-cell office:value-type="float" office:value="6.24633">
            <text:p>6,24633</text:p>
          </table:table-cell>
          <table:table-cell office:value-type="float" office:value="-0.003236">
            <text:p>-0,003236</text:p>
          </table:table-cell>
          <table:table-cell office:value-type="float" office:value="-0.003201">
            <text:p>-0,003201</text:p>
          </table:table-cell>
          <table:table-cell office:value-type="float" office:value="0.005622">
            <text:p>0,005622</text:p>
          </table:table-cell>
          <table:table-cell office:value-type="float" office:value="-14.58853">
            <text:p>-14,58853</text:p>
          </table:table-cell>
          <table:table-cell table:number-columns-repeated="1019"/>
        </table:table-row>
        <table:table-row table:style-name="ro1">
          <table:table-cell office:value-type="float" office:value="6.24633">
            <text:p>6,24633</text:p>
          </table:table-cell>
          <table:table-cell office:value-type="float" office:value="-0.003237">
            <text:p>-0,003237</text:p>
          </table:table-cell>
          <table:table-cell office:value-type="float" office:value="-0.0032">
            <text:p>-0,0032</text:p>
          </table:table-cell>
          <table:table-cell office:value-type="float" office:value="0.005622">
            <text:p>0,005622</text:p>
          </table:table-cell>
          <table:table-cell office:value-type="float" office:value="-14.58853">
            <text:p>-14,58853</text:p>
          </table:table-cell>
          <table:table-cell table:number-columns-repeated="1019"/>
        </table:table-row>
        <table:table-row table:style-name="ro1">
          <table:table-cell office:value-type="float" office:value="6.940367">
            <text:p>6,940367</text:p>
          </table:table-cell>
          <table:table-cell office:value-type="float" office:value="-0.003236">
            <text:p>-0,003236</text:p>
          </table:table-cell>
          <table:table-cell office:value-type="float" office:value="-0.003201">
            <text:p>-0,003201</text:p>
          </table:table-cell>
          <table:table-cell office:value-type="float" office:value="0.006246">
            <text:p>0,006246</text:p>
          </table:table-cell>
          <table:table-cell office:value-type="float" office:value="-14.58853">
            <text:p>-14,58853</text:p>
          </table:table-cell>
          <table:table-cell table:number-columns-repeated="1019"/>
        </table:table-row>
        <table:table-row table:style-name="ro1">
          <table:table-cell office:value-type="float" office:value="6.940367">
            <text:p>6,940367</text:p>
          </table:table-cell>
          <table:table-cell office:value-type="float" office:value="-0.003237">
            <text:p>-0,003237</text:p>
          </table:table-cell>
          <table:table-cell office:value-type="float" office:value="-0.003201">
            <text:p>-0,003201</text:p>
          </table:table-cell>
          <table:table-cell office:value-type="float" office:value="0.006246">
            <text:p>0,006246</text:p>
          </table:table-cell>
          <table:table-cell office:value-type="float" office:value="-14.58853">
            <text:p>-14,58853</text:p>
          </table:table-cell>
          <table:table-cell table:number-columns-repeated="1019"/>
        </table:table-row>
        <table:table-row table:style-name="ro1">
          <table:table-cell office:value-type="float" office:value="10.41055">
            <text:p>10,41055</text:p>
          </table:table-cell>
          <table:table-cell office:value-type="float" office:value="-0.003237">
            <text:p>-0,003237</text:p>
          </table:table-cell>
          <table:table-cell office:value-type="float" office:value="-0.003201">
            <text:p>-0,003201</text:p>
          </table:table-cell>
          <table:table-cell office:value-type="float" office:value="0.009369">
            <text:p>0,009369</text:p>
          </table:table-cell>
          <table:table-cell office:value-type="float" office:value="-14.58853">
            <text:p>-14,58853</text:p>
          </table:table-cell>
          <table:table-cell table:number-columns-repeated="1019"/>
        </table:table-row>
        <table:table-row table:style-name="ro1">
          <table:table-cell office:value-type="float" office:value="10.41055">
            <text:p>10,41055</text:p>
          </table:table-cell>
          <table:table-cell office:value-type="float" office:value="-0.003232">
            <text:p>-0,003232</text:p>
          </table:table-cell>
          <table:table-cell office:value-type="float" office:value="-0.0032">
            <text:p>-0,0032</text:p>
          </table:table-cell>
          <table:table-cell office:value-type="float" office:value="0.009369">
            <text:p>0,009369</text:p>
          </table:table-cell>
          <table:table-cell office:value-type="float" office:value="-14.588823">
            <text:p>-14,588823</text:p>
          </table:table-cell>
          <table:table-cell table:number-columns-repeated="1019"/>
        </table:table-row>
        <table:table-row table:style-name="ro1">
          <table:table-cell office:value-type="float" office:value="12.492661">
            <text:p>12,492661</text:p>
          </table:table-cell>
          <table:table-cell office:value-type="float" office:value="-0.003235">
            <text:p>-0,003235</text:p>
          </table:table-cell>
          <table:table-cell office:value-type="float" office:value="-0.003201">
            <text:p>-0,003201</text:p>
          </table:table-cell>
          <table:table-cell office:value-type="float" office:value="0.011243">
            <text:p>0,011243</text:p>
          </table:table-cell>
          <table:table-cell office:value-type="float" office:value="-14.588823">
            <text:p>-14,588823</text:p>
          </table:table-cell>
          <table:table-cell table:number-columns-repeated="1019"/>
        </table:table-row>
        <table:table-row table:style-name="ro1">
          <table:table-cell office:value-type="float" office:value="12.492661">
            <text:p>12,492661</text:p>
          </table:table-cell>
          <table:table-cell office:value-type="float" office:value="-0.003236">
            <text:p>-0,003236</text:p>
          </table:table-cell>
          <table:table-cell office:value-type="float" office:value="-0.0032">
            <text:p>-0,0032</text:p>
          </table:table-cell>
          <table:table-cell office:value-type="float" office:value="0.011243">
            <text:p>0,011243</text:p>
          </table:table-cell>
          <table:table-cell office:value-type="float" office:value="-14.58853">
            <text:p>-14,58853</text:p>
          </table:table-cell>
          <table:table-cell table:number-columns-repeated="1019"/>
        </table:table-row>
        <table:table-row table:style-name="ro1" table:number-rows-repeated="104707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3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3-31T23:36:52.01</dc:date>
    <meta:document-statistic meta:table-count="1" meta:cell-count="7481" meta:object-count="0"/>
    <meta:generator>LibreOffice/4.0.4.2$Windows_x86 LibreOffice_project/9e9821abd0ffdbc09cd8c52eaa574fa09eb08f2</meta:generator>
  </office:meta>
</office:document-meta>
</file>